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5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>
        <table:iteration table:status="enable" table:steps="2"/>
      </table:calculation-settings>
      <table:table table:name="Sheet1" table:style-name="ta1">
        <table:table-column table:style-name="co1" table:default-cell-style-name="Default"/>
        <table:table-column table:style-name="co2" table:number-columns-repeated="179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olume.medium.T</text:p>
          </table:table-cell>
          <table:table-cell office:value-type="string" calcext:value-type="string">
            <text:p>volume.medium.p</text:p>
          </table:table-cell>
          <table:table-cell office:value-type="string" calcext:value-type="string">
            <text:p>der(volume.medium.T)</text:p>
          </table:table-cell>
          <table:table-cell office:value-type="string" calcext:value-type="string">
            <text:p>der(volume.medium.p)</text:p>
          </table:table-cell>
          <table:table-cell office:value-type="string" calcext:value-type="string">
            <text:p>der(volume.U)</text:p>
          </table:table-cell>
          <table:table-cell office:value-type="string" calcext:value-type="string">
            <text:p>der(volume.m)</text:p>
          </table:table-cell>
          <table:table-cell office:value-type="string" calcext:value-type="string">
            <text:p>der(volume.medium.d)</text:p>
          </table:table-cell>
          <table:table-cell office:value-type="string" calcext:value-type="string">
            <text:p>der(volume.medium.u)</text:p>
          </table:table-cell>
          <table:table-cell office:value-type="string" calcext:value-type="string">
            <text:p>der(volume.ports[5].h_outflow)</text:p>
          </table:table-cell>
          <table:table-cell office:value-type="string" calcext:value-type="string">
            <text:p>boundary.medium.MM</text:p>
          </table:table-cell>
          <table:table-cell office:value-type="string" calcext:value-type="string">
            <text:p>boundary.medium.R_s</text:p>
          </table:table-cell>
          <table:table-cell office:value-type="string" calcext:value-type="string">
            <text:p>boundary.medium.T_degC</text:p>
          </table:table-cell>
          <table:table-cell office:value-type="string" calcext:value-type="string">
            <text:p>boundary.medium.X[1]</text:p>
          </table:table-cell>
          <table:table-cell office:value-type="string" calcext:value-type="string">
            <text:p>boundary.medium.d</text:p>
          </table:table-cell>
          <table:table-cell office:value-type="string" calcext:value-type="string">
            <text:p>boundary.medium.p_bar</text:p>
          </table:table-cell>
          <table:table-cell office:value-type="string" calcext:value-type="string">
            <text:p>boundary.medium.u</text:p>
          </table:table-cell>
          <table:table-cell office:value-type="string" calcext:value-type="string">
            <text:p>boundary1.medium.MM</text:p>
          </table:table-cell>
          <table:table-cell office:value-type="string" calcext:value-type="string">
            <text:p>boundary1.medium.R_s</text:p>
          </table:table-cell>
          <table:table-cell office:value-type="string" calcext:value-type="string">
            <text:p>boundary1.medium.T_degC</text:p>
          </table:table-cell>
          <table:table-cell office:value-type="string" calcext:value-type="string">
            <text:p>boundary1.medium.X[1]</text:p>
          </table:table-cell>
          <table:table-cell office:value-type="string" calcext:value-type="string">
            <text:p>boundary1.medium.d</text:p>
          </table:table-cell>
          <table:table-cell office:value-type="string" calcext:value-type="string">
            <text:p>boundary1.medium.p_bar</text:p>
          </table:table-cell>
          <table:table-cell office:value-type="string" calcext:value-type="string">
            <text:p>boundary1.medium.u</text:p>
          </table:table-cell>
          <table:table-cell office:value-type="string" calcext:value-type="string">
            <text:p>boundary11.medium.MM</text:p>
          </table:table-cell>
          <table:table-cell office:value-type="string" calcext:value-type="string">
            <text:p>boundary11.medium.R_s</text:p>
          </table:table-cell>
          <table:table-cell office:value-type="string" calcext:value-type="string">
            <text:p>boundary11.medium.T_degC</text:p>
          </table:table-cell>
          <table:table-cell office:value-type="string" calcext:value-type="string">
            <text:p>boundary11.medium.X[1]</text:p>
          </table:table-cell>
          <table:table-cell office:value-type="string" calcext:value-type="string">
            <text:p>boundary11.medium.d</text:p>
          </table:table-cell>
          <table:table-cell office:value-type="string" calcext:value-type="string">
            <text:p>boundary11.medium.p_bar</text:p>
          </table:table-cell>
          <table:table-cell office:value-type="string" calcext:value-type="string">
            <text:p>boundary11.medium.u</text:p>
          </table:table-cell>
          <table:table-cell office:value-type="string" calcext:value-type="string">
            <text:p>m_flow_orifice1.m_flow_dat</text:p>
          </table:table-cell>
          <table:table-cell office:value-type="string" calcext:value-type="string">
            <text:p>m_flow_orifice1.port_a.m_flow</text:p>
          </table:table-cell>
          <table:table-cell office:value-type="string" calcext:value-type="string">
            <text:p>m_flow_orifice1.port_b.m_flow</text:p>
          </table:table-cell>
          <table:table-cell office:value-type="string" calcext:value-type="string">
            <text:p>m_flow_par_test.port_a.m_flow</text:p>
          </table:table-cell>
          <table:table-cell office:value-type="string" calcext:value-type="string">
            <text:p>m_flow_par_test.port_b.m_flow</text:p>
          </table:table-cell>
          <table:table-cell office:value-type="string" calcext:value-type="string">
            <text:p>orifice.A_mean</text:p>
          </table:table-cell>
          <table:table-cell office:value-type="string" calcext:value-type="string">
            <text:p>orifice.F_p</text:p>
          </table:table-cell>
          <table:table-cell office:value-type="string" calcext:value-type="string">
            <text:p>orifice.I</text:p>
          </table:table-cell>
          <table:table-cell office:value-type="string" calcext:value-type="string">
            <text:p>orifice.Ib_flow</text:p>
          </table:table-cell>
          <table:table-cell office:value-type="string" calcext:value-type="string">
            <text:p>orifice.V_flow</text:p>
          </table:table-cell>
          <table:table-cell office:value-type="string" calcext:value-type="string">
            <text:p>orifice.d</text:p>
          </table:table-cell>
          <table:table-cell office:value-type="string" calcext:value-type="string">
            <text:p>orifice.dp</text:p>
          </table:table-cell>
          <table:table-cell office:value-type="string" calcext:value-type="string">
            <text:p>orifice.dp_fg</text:p>
          </table:table-cell>
          <table:table-cell office:value-type="string" calcext:value-type="string">
            <text:p>orifice.m_flow</text:p>
          </table:table-cell>
          <table:table-cell office:value-type="string" calcext:value-type="string">
            <text:p>orifice.pathLength</text:p>
          </table:table-cell>
          <table:table-cell office:value-type="string" calcext:value-type="string">
            <text:p>orifice.port_a_T</text:p>
          </table:table-cell>
          <table:table-cell office:value-type="string" calcext:value-type="string">
            <text:p>orifice.port_b_T</text:p>
          </table:table-cell>
          <table:table-cell office:value-type="string" calcext:value-type="string">
            <text:p>orifice1.A_mean</text:p>
          </table:table-cell>
          <table:table-cell office:value-type="string" calcext:value-type="string">
            <text:p>orifice1.F_p</text:p>
          </table:table-cell>
          <table:table-cell office:value-type="string" calcext:value-type="string">
            <text:p>orifice1.I</text:p>
          </table:table-cell>
          <table:table-cell office:value-type="string" calcext:value-type="string">
            <text:p>orifice1.Ib_flow</text:p>
          </table:table-cell>
          <table:table-cell office:value-type="string" calcext:value-type="string">
            <text:p>orifice1.V_flow</text:p>
          </table:table-cell>
          <table:table-cell office:value-type="string" calcext:value-type="string">
            <text:p>orifice1.d</text:p>
          </table:table-cell>
          <table:table-cell office:value-type="string" calcext:value-type="string">
            <text:p>orifice1.dp</text:p>
          </table:table-cell>
          <table:table-cell office:value-type="string" calcext:value-type="string">
            <text:p>orifice1.dp_fg</text:p>
          </table:table-cell>
          <table:table-cell office:value-type="string" calcext:value-type="string">
            <text:p>orifice1.pathLength</text:p>
          </table:table-cell>
          <table:table-cell office:value-type="string" calcext:value-type="string">
            <text:p>orifice1.port_a_T</text:p>
          </table:table-cell>
          <table:table-cell office:value-type="string" calcext:value-type="string">
            <text:p>orifice1.port_b_T</text:p>
          </table:table-cell>
          <table:table-cell office:value-type="string" calcext:value-type="string">
            <text:p>orifice2.A_mean</text:p>
          </table:table-cell>
          <table:table-cell office:value-type="string" calcext:value-type="string">
            <text:p>orifice2.F_p</text:p>
          </table:table-cell>
          <table:table-cell office:value-type="string" calcext:value-type="string">
            <text:p>orifice2.I</text:p>
          </table:table-cell>
          <table:table-cell office:value-type="string" calcext:value-type="string">
            <text:p>orifice2.Ib_flow</text:p>
          </table:table-cell>
          <table:table-cell office:value-type="string" calcext:value-type="string">
            <text:p>orifice2.V_flow</text:p>
          </table:table-cell>
          <table:table-cell office:value-type="string" calcext:value-type="string">
            <text:p>orifice2.d</text:p>
          </table:table-cell>
          <table:table-cell office:value-type="string" calcext:value-type="string">
            <text:p>orifice2.dp</text:p>
          </table:table-cell>
          <table:table-cell office:value-type="string" calcext:value-type="string">
            <text:p>orifice2.dp_fg</text:p>
          </table:table-cell>
          <table:table-cell office:value-type="string" calcext:value-type="string">
            <text:p>orifice2.m_flow</text:p>
          </table:table-cell>
          <table:table-cell office:value-type="string" calcext:value-type="string">
            <text:p>orifice2.pathLength</text:p>
          </table:table-cell>
          <table:table-cell office:value-type="string" calcext:value-type="string">
            <text:p>orifice2.port_a_T</text:p>
          </table:table-cell>
          <table:table-cell office:value-type="string" calcext:value-type="string">
            <text:p>orifice2.port_b_T</text:p>
          </table:table-cell>
          <table:table-cell office:value-type="string" calcext:value-type="string">
            <text:p>volume.Hb_flow</text:p>
          </table:table-cell>
          <table:table-cell office:value-type="string" calcext:value-type="string">
            <text:p>volume.U</text:p>
          </table:table-cell>
          <table:table-cell office:value-type="string" calcext:value-type="string">
            <text:p>volume.Wb_flow</text:p>
          </table:table-cell>
          <table:table-cell office:value-type="string" calcext:value-type="string">
            <text:p>volume.heatTransfer.heatPorts[1].Q_flow</text:p>
          </table:table-cell>
          <table:table-cell office:value-type="string" calcext:value-type="string">
            <text:p>volume.heatTransfer.surfaceAreas[1]</text:p>
          </table:table-cell>
          <table:table-cell office:value-type="string" calcext:value-type="string">
            <text:p>volume.m</text:p>
          </table:table-cell>
          <table:table-cell office:value-type="string" calcext:value-type="string">
            <text:p>volume.m_flow_turbulent[1]</text:p>
          </table:table-cell>
          <table:table-cell office:value-type="string" calcext:value-type="string">
            <text:p>volume.m_flow_turbulent[2]</text:p>
          </table:table-cell>
          <table:table-cell office:value-type="string" calcext:value-type="string">
            <text:p>volume.m_flow_turbulent[3]</text:p>
          </table:table-cell>
          <table:table-cell office:value-type="string" calcext:value-type="string">
            <text:p>volume.m_flow_turbulent[4]</text:p>
          </table:table-cell>
          <table:table-cell office:value-type="string" calcext:value-type="string">
            <text:p>volume.m_flow_turbulent[5]</text:p>
          </table:table-cell>
          <table:table-cell office:value-type="string" calcext:value-type="string">
            <text:p>volume.mb_flow</text:p>
          </table:table-cell>
          <table:table-cell office:value-type="string" calcext:value-type="string">
            <text:p>volume.medium.MM</text:p>
          </table:table-cell>
          <table:table-cell office:value-type="string" calcext:value-type="string">
            <text:p>volume.medium.R_s</text:p>
          </table:table-cell>
          <table:table-cell office:value-type="string" calcext:value-type="string">
            <text:p>volume.medium.T_degC</text:p>
          </table:table-cell>
          <table:table-cell office:value-type="string" calcext:value-type="string">
            <text:p>volume.medium.X[1]</text:p>
          </table:table-cell>
          <table:table-cell office:value-type="string" calcext:value-type="string">
            <text:p>volume.medium.d</text:p>
          </table:table-cell>
          <table:table-cell office:value-type="string" calcext:value-type="string">
            <text:p>volume.medium.p_bar</text:p>
          </table:table-cell>
          <table:table-cell office:value-type="string" calcext:value-type="string">
            <text:p>volume.medium.u</text:p>
          </table:table-cell>
          <table:table-cell office:value-type="string" calcext:value-type="string">
            <text:p>volume.portAreas[1]</text:p>
          </table:table-cell>
          <table:table-cell office:value-type="string" calcext:value-type="string">
            <text:p>volume.portAreas[2]</text:p>
          </table:table-cell>
          <table:table-cell office:value-type="string" calcext:value-type="string">
            <text:p>volume.portAreas[3]</text:p>
          </table:table-cell>
          <table:table-cell office:value-type="string" calcext:value-type="string">
            <text:p>volume.portAreas[4]</text:p>
          </table:table-cell>
          <table:table-cell office:value-type="string" calcext:value-type="string">
            <text:p>volume.portAreas[5]</text:p>
          </table:table-cell>
          <table:table-cell office:value-type="string" calcext:value-type="string">
            <text:p>volume.portInDensities[1]</text:p>
          </table:table-cell>
          <table:table-cell office:value-type="string" calcext:value-type="string">
            <text:p>volume.portInDensities[2]</text:p>
          </table:table-cell>
          <table:table-cell office:value-type="string" calcext:value-type="string">
            <text:p>volume.portInDensities[3]</text:p>
          </table:table-cell>
          <table:table-cell office:value-type="string" calcext:value-type="string">
            <text:p>volume.portInDensities[4]</text:p>
          </table:table-cell>
          <table:table-cell office:value-type="string" calcext:value-type="string">
            <text:p>volume.portInDensities[5]</text:p>
          </table:table-cell>
          <table:table-cell office:value-type="string" calcext:value-type="string">
            <text:p>volume.portVelocities[1]</text:p>
          </table:table-cell>
          <table:table-cell office:value-type="string" calcext:value-type="string">
            <text:p>volume.portVelocities[2]</text:p>
          </table:table-cell>
          <table:table-cell office:value-type="string" calcext:value-type="string">
            <text:p>volume.portVelocities[3]</text:p>
          </table:table-cell>
          <table:table-cell office:value-type="string" calcext:value-type="string">
            <text:p>volume.portVelocities[4]</text:p>
          </table:table-cell>
          <table:table-cell office:value-type="string" calcext:value-type="string">
            <text:p>volume.portVelocities[5]</text:p>
          </table:table-cell>
          <table:table-cell office:value-type="string" calcext:value-type="string">
            <text:p>volume.ports[5].h_outflow</text:p>
          </table:table-cell>
          <table:table-cell office:value-type="string" calcext:value-type="string">
            <text:p>volume.ports[4].m_flow</text:p>
          </table:table-cell>
          <table:table-cell office:value-type="string" calcext:value-type="string">
            <text:p>volume.ports[5].m_flow</text:p>
          </table:table-cell>
          <table:table-cell office:value-type="string" calcext:value-type="string">
            <text:p>volume.ports_E_flow[1]</text:p>
          </table:table-cell>
          <table:table-cell office:value-type="string" calcext:value-type="string">
            <text:p>volume.ports_E_flow[2]</text:p>
          </table:table-cell>
          <table:table-cell office:value-type="string" calcext:value-type="string">
            <text:p>volume.ports_E_flow[3]</text:p>
          </table:table-cell>
          <table:table-cell office:value-type="string" calcext:value-type="string">
            <text:p>volume.ports_E_flow[4]</text:p>
          </table:table-cell>
          <table:table-cell office:value-type="string" calcext:value-type="string">
            <text:p>volume.ports_E_flow[5]</text:p>
          </table:table-cell>
          <table:table-cell office:value-type="string" calcext:value-type="string">
            <text:p>volume.ports_H_flow[1]</text:p>
          </table:table-cell>
          <table:table-cell office:value-type="string" calcext:value-type="string">
            <text:p>volume.ports_H_flow[2]</text:p>
          </table:table-cell>
          <table:table-cell office:value-type="string" calcext:value-type="string">
            <text:p>volume.ports_H_flow[3]</text:p>
          </table:table-cell>
          <table:table-cell office:value-type="string" calcext:value-type="string">
            <text:p>volume.ports_H_flow[4]</text:p>
          </table:table-cell>
          <table:table-cell office:value-type="string" calcext:value-type="string">
            <text:p>volume.ports_H_flow[5]</text:p>
          </table:table-cell>
          <table:table-cell office:value-type="string" calcext:value-type="string">
            <text:p>volume.ports_penetration[1]</text:p>
          </table:table-cell>
          <table:table-cell office:value-type="string" calcext:value-type="string">
            <text:p>volume.ports_penetration[2]</text:p>
          </table:table-cell>
          <table:table-cell office:value-type="string" calcext:value-type="string">
            <text:p>volume.ports_penetration[3]</text:p>
          </table:table-cell>
          <table:table-cell office:value-type="string" calcext:value-type="string">
            <text:p>volume.ports_penetration[4]</text:p>
          </table:table-cell>
          <table:table-cell office:value-type="string" calcext:value-type="string">
            <text:p>volume.ports_penetration[5]</text:p>
          </table:table-cell>
          <table:table-cell office:value-type="string" calcext:value-type="string">
            <text:p>volume.s[1]</text:p>
          </table:table-cell>
          <table:table-cell office:value-type="string" calcext:value-type="string">
            <text:p>volume.s[2]</text:p>
          </table:table-cell>
          <table:table-cell office:value-type="string" calcext:value-type="string">
            <text:p>volume.s[3]</text:p>
          </table:table-cell>
          <table:table-cell office:value-type="string" calcext:value-type="string">
            <text:p>volume.s[4]</text:p>
          </table:table-cell>
          <table:table-cell office:value-type="string" calcext:value-type="string">
            <text:p>volume.s[5]</text:p>
          </table:table-cell>
          <table:table-cell office:value-type="string" calcext:value-type="string">
            <text:p>boundary.ports[1].m_flow</text:p>
          </table:table-cell>
          <table:table-cell office:value-type="string" calcext:value-type="string">
            <text:p>boundary1.ports[1].m_flow</text:p>
          </table:table-cell>
          <table:table-cell office:value-type="string" calcext:value-type="string">
            <text:p>boundary1.ports[2].m_flow</text:p>
          </table:table-cell>
          <table:table-cell office:value-type="string" calcext:value-type="string">
            <text:p>boundary1.ports[3].m_flow</text:p>
          </table:table-cell>
          <table:table-cell office:value-type="string" calcext:value-type="string">
            <text:p>boundary11.ports[1].m_flow</text:p>
          </table:table-cell>
          <table:table-cell office:value-type="string" calcext:value-type="string">
            <text:p>m_flow_orifice1.port_a.p</text:p>
          </table:table-cell>
          <table:table-cell office:value-type="string" calcext:value-type="string">
            <text:p>m_flow_orifice1.port_b.h_outflow</text:p>
          </table:table-cell>
          <table:table-cell office:value-type="string" calcext:value-type="string">
            <text:p>m_flow_par_test.port_a.p</text:p>
          </table:table-cell>
          <table:table-cell office:value-type="string" calcext:value-type="string">
            <text:p>m_flow_par_test.port_b.h_outflow</text:p>
          </table:table-cell>
          <table:table-cell office:value-type="string" calcext:value-type="string">
            <text:p>orifice.F_fg</text:p>
          </table:table-cell>
          <table:table-cell office:value-type="string" calcext:value-type="string">
            <text:p>orifice.port_a.h_outflow</text:p>
          </table:table-cell>
          <table:table-cell office:value-type="string" calcext:value-type="string">
            <text:p>orifice.port_a.m_flow</text:p>
          </table:table-cell>
          <table:table-cell office:value-type="string" calcext:value-type="string">
            <text:p>orifice.port_b.m_flow</text:p>
          </table:table-cell>
          <table:table-cell office:value-type="string" calcext:value-type="string">
            <text:p>orifice.port_b.p</text:p>
          </table:table-cell>
          <table:table-cell office:value-type="string" calcext:value-type="string">
            <text:p>orifice1.F_fg</text:p>
          </table:table-cell>
          <table:table-cell office:value-type="string" calcext:value-type="string">
            <text:p>orifice1.m_flow</text:p>
          </table:table-cell>
          <table:table-cell office:value-type="string" calcext:value-type="string">
            <text:p>orifice1.port_a.m_flow</text:p>
          </table:table-cell>
          <table:table-cell office:value-type="string" calcext:value-type="string">
            <text:p>orifice1.port_a.p</text:p>
          </table:table-cell>
          <table:table-cell office:value-type="string" calcext:value-type="string">
            <text:p>orifice1.port_b.h_outflow</text:p>
          </table:table-cell>
          <table:table-cell office:value-type="string" calcext:value-type="string">
            <text:p>orifice1.port_b.m_flow</text:p>
          </table:table-cell>
          <table:table-cell office:value-type="string" calcext:value-type="string">
            <text:p>orifice2.F_fg</text:p>
          </table:table-cell>
          <table:table-cell office:value-type="string" calcext:value-type="string">
            <text:p>orifice2.port_a.m_flow</text:p>
          </table:table-cell>
          <table:table-cell office:value-type="string" calcext:value-type="string">
            <text:p>orifice2.port_a.p</text:p>
          </table:table-cell>
          <table:table-cell office:value-type="string" calcext:value-type="string">
            <text:p>orifice2.port_b.h_outflow</text:p>
          </table:table-cell>
          <table:table-cell office:value-type="string" calcext:value-type="string">
            <text:p>orifice2.port_b.m_flow</text:p>
          </table:table-cell>
          <table:table-cell office:value-type="string" calcext:value-type="string">
            <text:p>volume.Qb_flow</text:p>
          </table:table-cell>
          <table:table-cell office:value-type="string" calcext:value-type="string">
            <text:p>volume.heatTransfer.Q_flows[1]</text:p>
          </table:table-cell>
          <table:table-cell office:value-type="string" calcext:value-type="string">
            <text:p>volume.heatTransfer.Ts[1]</text:p>
          </table:table-cell>
          <table:table-cell office:value-type="string" calcext:value-type="string">
            <text:p>volume.heatTransfer.heatPorts[1].T</text:p>
          </table:table-cell>
          <table:table-cell office:value-type="string" calcext:value-type="string">
            <text:p>volume.heatTransfer.states[1].T</text:p>
          </table:table-cell>
          <table:table-cell office:value-type="string" calcext:value-type="string">
            <text:p>volume.heatTransfer.states[1].p</text:p>
          </table:table-cell>
          <table:table-cell office:value-type="string" calcext:value-type="string">
            <text:p>volume.medium.h</text:p>
          </table:table-cell>
          <table:table-cell office:value-type="string" calcext:value-type="string">
            <text:p>volume.medium.state.T</text:p>
          </table:table-cell>
          <table:table-cell office:value-type="string" calcext:value-type="string">
            <text:p>volume.medium.state.p</text:p>
          </table:table-cell>
          <table:table-cell office:value-type="string" calcext:value-type="string">
            <text:p>volume.ports[1].h_outflow</text:p>
          </table:table-cell>
          <table:table-cell office:value-type="string" calcext:value-type="string">
            <text:p>volume.ports[2].h_outflow</text:p>
          </table:table-cell>
          <table:table-cell office:value-type="string" calcext:value-type="string">
            <text:p>volume.ports[3].h_outflow</text:p>
          </table:table-cell>
          <table:table-cell office:value-type="string" calcext:value-type="string">
            <text:p>volume.ports[4].h_outflow</text:p>
          </table:table-cell>
          <table:table-cell office:value-type="string" calcext:value-type="string">
            <text:p>volume.ports[1].m_flow</text:p>
          </table:table-cell>
          <table:table-cell office:value-type="string" calcext:value-type="string">
            <text:p>volume.ports[2].m_flow</text:p>
          </table:table-cell>
          <table:table-cell office:value-type="string" calcext:value-type="string">
            <text:p>volume.ports[3].m_flow</text:p>
          </table:table-cell>
          <table:table-cell office:value-type="string" calcext:value-type="string">
            <text:p>volume.ports[1].p</text:p>
          </table:table-cell>
          <table:table-cell office:value-type="string" calcext:value-type="string">
            <text:p>volume.ports[2].p</text:p>
          </table:table-cell>
          <table:table-cell office:value-type="string" calcext:value-type="string">
            <text:p>volume.ports[3].p</text:p>
          </table:table-cell>
          <table:table-cell office:value-type="string" calcext:value-type="string">
            <text:p>volume.ports[4].p</text:p>
          </table:table-cell>
          <table:table-cell office:value-type="string" calcext:value-type="string">
            <text:p>volume.ports[5].p</text:p>
          </table:table-cell>
          <table:table-cell office:value-type="string" calcext:value-type="string">
            <text:p>volume.vessel_ps_static[1]</text:p>
          </table:table-cell>
          <table:table-cell office:value-type="string" calcext:value-type="string">
            <text:p>volume.vessel_ps_static[2]</text:p>
          </table:table-cell>
          <table:table-cell office:value-type="string" calcext:value-type="string">
            <text:p>volume.vessel_ps_static[3]</text:p>
          </table:table-cell>
          <table:table-cell office:value-type="string" calcext:value-type="string">
            <text:p>volume.vessel_ps_static[4]</text:p>
          </table:table-cell>
          <table:table-cell office:value-type="string" calcext:value-type="string">
            <text:p>volume.vessel_ps_static[5]</text:p>
          </table:table-cell>
        </table:table-row>
        <table:table-row table:style-name="ro1">
          <table:table-cell/>
          <table:table-cell office:value-type="string" calcext:value-type="string">
            <text:p>double table01(102,179)</text:p>
          </table:table-cell>
          <table:table-cell table:number-columns-repeated="17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88.15" calcext:value-type="float">
            <text:p>288.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5209.93346505925" calcext:value-type="float">
            <text:p>5209.93346505925</text:p>
          </table:table-cell>
          <table:table-cell office:value-type="float" office:value="6325674.59003858" calcext:value-type="float">
            <text:p>6325674.59003858</text:p>
          </table:table-cell>
          <table:table-cell office:value-type="float" office:value="15760.6520729508" calcext:value-type="float">
            <text:p>15760.6520729508</text:p>
          </table:table-cell>
          <table:table-cell office:value-type="float" office:value="0.0546173799569415" calcext:value-type="float">
            <text:p>0.0546173799569415</text:p>
          </table:table-cell>
          <table:table-cell office:value-type="float" office:value="54.6173799569415" calcext:value-type="float">
            <text:p>54.6173799569415</text:p>
          </table:table-cell>
          <table:table-cell office:value-type="float" office:value="3736688.70829739" calcext:value-type="float">
            <text:p>3736688.70829739</text:p>
          </table:table-cell>
          <table:table-cell office:value-type="float" office:value="5232206.49136616" calcext:value-type="float">
            <text:p>5232206.4913661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table:number-columns-repeated="5" office:value-type="float" office:value="-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7.85398163397448" calcext:value-type="float">
            <text:p>-7.85398163397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588058070687" calcext:value-type="float">
            <text:p>0.022588058070687</text:p>
          </table:table-cell>
          <table:table-cell office:value-type="float" office:value="1.81348192215181" calcext:value-type="float">
            <text:p>1.8134819221518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.0546173799569415" calcext:value-type="float">
            <text:p>0.05461737995694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089879481012" calcext:value-type="float">
            <text:p>1.20898794810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196349540849362" calcext:value-type="float">
            <text:p>1.96349540849362E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089879481012" calcext:value-type="float">
            <text:p>1.20898794810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15760.6520729508" calcext:value-type="float">
            <text:p>15760.6520729508</text:p>
          </table:table-cell>
          <table:table-cell office:value-type="float" office:value="248.871337757974" calcext:value-type="float">
            <text:p>248.871337757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2089879481012" calcext:value-type="float">
            <text:p>0.0012089879481012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546173799569415" calcext:value-type="float">
            <text:p>0.0546173799569415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.2089879481012" calcext:value-type="float">
            <text:p>1.20898794810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7985" calcext:value-type="float">
            <text:p>288564.77709798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760.6520729508" calcext:value-type="float">
            <text:p>15760.65207295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546173799569415" calcext:value-type="float">
            <text:p>-0.0546173799569415</text:p>
          </table:table-cell>
          <table:table-cell table:number-columns-repeated="4" office:value-type="float" office:value="-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88564.777097985" calcext:value-type="float">
            <text:p>288564.7770979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288564.777097985" calcext:value-type="float">
            <text:p>288564.777097985</text:p>
          </table:table-cell>
          <table:table-cell office:value-type="float" office:value="7.85398163397448" calcext:value-type="float">
            <text:p>7.85398163397448</text:p>
          </table:table-cell>
          <table:table-cell office:value-type="float" office:value="288564.777097985" calcext:value-type="float">
            <text:p>288564.777097985</text:p>
          </table:table-cell>
          <table:table-cell office:value-type="float" office:value="0.0546173799569415" calcext:value-type="float">
            <text:p>0.0546173799569415</text:p>
          </table:table-cell>
          <table:table-cell office:value-type="float" office:value="-0.0546173799569415" calcext:value-type="float">
            <text:p>-0.0546173799569415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88564.777097985" calcext:value-type="float">
            <text:p>288564.777097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88564.777097985" calcext:value-type="float">
            <text:p>288564.7770979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88.15" calcext:value-type="float">
            <text:p>288.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288564.777097985" calcext:value-type="float">
            <text:p>288564.777097985</text:p>
          </table:table-cell>
          <table:table-cell office:value-type="float" office:value="288.15" calcext:value-type="float">
            <text:p>288.15</text:p>
          </table:table-cell>
          <table:table-cell office:value-type="float" office:value="100000" calcext:value-type="float">
            <text:p>100000</text:p>
          </table:table-cell>
          <table:table-cell table:number-columns-repeated="4" office:value-type="float" office:value="288564.777097985" calcext:value-type="float">
            <text:p>288564.777097985</text:p>
          </table:table-cell>
          <table:table-cell office:value-type="float" office:value="0.0546173799569415" calcext:value-type="float">
            <text:p>0.05461737995694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00000" calcext:value-type="float">
            <text:p>100000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291.843118389705" calcext:value-type="float">
            <text:p>291.843118389705</text:p>
          </table:table-cell>
          <table:table-cell office:value-type="float" office:value="146272.82638708" calcext:value-type="float">
            <text:p>146272.82638708</text:p>
          </table:table-cell>
          <table:table-cell office:value-type="float" office:value="-80.4604612895555" calcext:value-type="float">
            <text:p>-80.4604612895555</text:p>
          </table:table-cell>
          <table:table-cell office:value-type="float" office:value="7383.41045329842" calcext:value-type="float">
            <text:p>7383.41045329842</text:p>
          </table:table-cell>
          <table:table-cell office:value-type="float" office:value="17.9607827172868" calcext:value-type="float">
            <text:p>17.9607827172868</text:p>
          </table:table-cell>
          <table:table-cell office:value-type="float" office:value="0.000569514736819224" calcext:value-type="float">
            <text:p>0.000569514736819224</text:p>
          </table:table-cell>
          <table:table-cell office:value-type="float" office:value="0.569514736819224" calcext:value-type="float">
            <text:p>0.569514736819224</text:p>
          </table:table-cell>
          <table:table-cell office:value-type="float" office:value="-57720.8582820734" calcext:value-type="float">
            <text:p>-57720.8582820734</text:p>
          </table:table-cell>
          <table:table-cell office:value-type="float" office:value="-80817.1322555218" calcext:value-type="float">
            <text:p>-80817.1322555218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5715052661543" calcext:value-type="float">
            <text:p>0.03157150526615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21972234801229" calcext:value-type="float">
            <text:p>-4.21972234801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56780562779" calcext:value-type="float">
            <text:p>0.016556780562779</text:p>
          </table:table-cell>
          <table:table-cell office:value-type="float" office:value="2.08200915987354" calcext:value-type="float">
            <text:p>2.08200915987354</text:p>
          </table:table-cell>
          <table:table-cell table:number-columns-repeated="2" office:value-type="float" office:value="53727.1736129196" calcext:value-type="float">
            <text:p>53727.1736129196</text:p>
          </table:table-cell>
          <table:table-cell office:value-type="float" office:value="0.0400338963195121" calcext:value-type="float">
            <text:p>0.04003389631951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3425928596219" calcext:value-type="float">
            <text:p>-3.63425928596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817515315925" calcext:value-type="float">
            <text:p>0.0180817515315925</text:p>
          </table:table-cell>
          <table:table-cell office:value-type="float" office:value="1.47751518582294" calcext:value-type="float">
            <text:p>1.47751518582294</text:p>
          </table:table-cell>
          <table:table-cell table:number-columns-repeated="2" office:value-type="float" office:value="46272.8263870804" calcext:value-type="float">
            <text:p>46272.82638708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1.843118389705" calcext:value-type="float">
            <text:p>291.843118389705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08564821490548" calcext:value-type="float">
            <text:p>-0.90856482149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6390021799697" calcext:value-type="float">
            <text:p>0.00456390021799697</text:p>
          </table:table-cell>
          <table:table-cell office:value-type="float" office:value="1.47751518582294" calcext:value-type="float">
            <text:p>1.47751518582294</text:p>
          </table:table-cell>
          <table:table-cell table:number-columns-repeated="2" office:value-type="float" office:value="46272.8263870804" calcext:value-type="float">
            <text:p>46272.8263870804</text:p>
          </table:table-cell>
          <table:table-cell office:value-type="float" office:value="0.00789287631653857" calcext:value-type="float">
            <text:p>0.00789287631653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1.728776175836" calcext:value-type="float">
            <text:p>291.728776175836</text:p>
          </table:table-cell>
          <table:table-cell office:value-type="float" office:value="17.9607827172868" calcext:value-type="float">
            <text:p>17.9607827172868</text:p>
          </table:table-cell>
          <table:table-cell office:value-type="float" office:value="364.049929234623" calcext:value-type="float">
            <text:p>364.049929234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4604242354467" calcext:value-type="float">
            <text:p>0.00174604242354467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569514736819224" calcext:value-type="float">
            <text:p>0.00056951473681922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8.6931183897049" calcext:value-type="float">
            <text:p>18.6931183897049</text:p>
          </table:table-cell>
          <table:table-cell office:value-type="float" office:value="1" calcext:value-type="float">
            <text:p>1</text:p>
          </table:table-cell>
          <table:table-cell office:value-type="float" office:value="1.74604242354467" calcext:value-type="float">
            <text:p>1.74604242354467</text:p>
          </table:table-cell>
          <table:table-cell office:value-type="float" office:value="1.4627282638708" calcext:value-type="float">
            <text:p>1.4627282638708</text:p>
          </table:table-cell>
          <table:table-cell office:value-type="float" office:value="208500.048066163" calcext:value-type="float">
            <text:p>208500.04806616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684208423668" calcext:value-type="float">
            <text:p>1.7684208423668</text:p>
          </table:table-cell>
          <table:table-cell table:number-columns-repeated="2" office:value-type="float" office:value="1.74604242354467" calcext:value-type="float">
            <text:p>1.746042423544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2273.972694025" calcext:value-type="float">
            <text:p>292273.9726940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52.3723678038" calcext:value-type="float">
            <text:p>11552.3723678038</text:p>
          </table:table-cell>
          <table:table-cell office:value-type="float" office:value="-9227.52926806924" calcext:value-type="float">
            <text:p>-9227.52926806924</text:p>
          </table:table-cell>
          <table:table-cell office:value-type="float" office:value="-2306.88231701731" calcext:value-type="float">
            <text:p>-2306.882317017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400338963195121" calcext:value-type="float">
            <text:p>-0.0400338963195121</text:p>
          </table:table-cell>
          <table:table-cell office:value-type="float" office:value="0.0315715052661543" calcext:value-type="float">
            <text:p>0.0315715052661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89287631653857" calcext:value-type="float">
            <text:p>0.00789287631653857</text:p>
          </table:table-cell>
          <table:table-cell office:value-type="float" office:value="146272.82638708" calcext:value-type="float">
            <text:p>146272.82638708</text:p>
          </table:table-cell>
          <table:table-cell office:value-type="float" office:value="292273.972694025" calcext:value-type="float">
            <text:p>292273.972694025</text:p>
          </table:table-cell>
          <table:table-cell office:value-type="float" office:value="146272.82638708" calcext:value-type="float">
            <text:p>146272.82638708</text:p>
          </table:table-cell>
          <table:table-cell office:value-type="float" office:value="292273.972694025" calcext:value-type="float">
            <text:p>292273.972694025</text:p>
          </table:table-cell>
          <table:table-cell office:value-type="float" office:value="4.21972234801229" calcext:value-type="float">
            <text:p>4.21972234801229</text:p>
          </table:table-cell>
          <table:table-cell office:value-type="float" office:value="292273.972694025" calcext:value-type="float">
            <text:p>292273.972694025</text:p>
          </table:table-cell>
          <table:table-cell office:value-type="float" office:value="0.0400338963195121" calcext:value-type="float">
            <text:p>0.0400338963195121</text:p>
          </table:table-cell>
          <table:table-cell office:value-type="float" office:value="-0.0400338963195121" calcext:value-type="float">
            <text:p>-0.0400338963195121</text:p>
          </table:table-cell>
          <table:table-cell office:value-type="float" office:value="146272.82638708" calcext:value-type="float">
            <text:p>146272.82638708</text:p>
          </table:table-cell>
          <table:table-cell office:value-type="float" office:value="3.63425928596219" calcext:value-type="float">
            <text:p>3.63425928596219</text:p>
          </table:table-cell>
          <table:table-cell table:number-columns-repeated="2" office:value-type="float" office:value="0.0315715052661543" calcext:value-type="float">
            <text:p>0.0315715052661543</text:p>
          </table:table-cell>
          <table:table-cell office:value-type="float" office:value="146272.82638708" calcext:value-type="float">
            <text:p>146272.82638708</text:p>
          </table:table-cell>
          <table:table-cell office:value-type="float" office:value="292273.972694025" calcext:value-type="float">
            <text:p>292273.972694025</text:p>
          </table:table-cell>
          <table:table-cell office:value-type="float" office:value="-0.0315715052661543" calcext:value-type="float">
            <text:p>-0.0315715052661543</text:p>
          </table:table-cell>
          <table:table-cell office:value-type="float" office:value="0.908564821490548" calcext:value-type="float">
            <text:p>0.908564821490548</text:p>
          </table:table-cell>
          <table:table-cell office:value-type="float" office:value="0.00789287631653857" calcext:value-type="float">
            <text:p>0.00789287631653857</text:p>
          </table:table-cell>
          <table:table-cell office:value-type="float" office:value="146272.82638708" calcext:value-type="float">
            <text:p>146272.82638708</text:p>
          </table:table-cell>
          <table:table-cell office:value-type="float" office:value="292273.972694025" calcext:value-type="float">
            <text:p>292273.972694025</text:p>
          </table:table-cell>
          <table:table-cell office:value-type="float" office:value="-0.00789287631653857" calcext:value-type="float">
            <text:p>-0.007892876316538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91.843118389705" calcext:value-type="float">
            <text:p>291.843118389705</text:p>
          </table:table-cell>
          <table:table-cell office:value-type="float" office:value="146272.82638708" calcext:value-type="float">
            <text:p>146272.82638708</text:p>
          </table:table-cell>
          <table:table-cell office:value-type="float" office:value="292273.972694025" calcext:value-type="float">
            <text:p>292273.972694025</text:p>
          </table:table-cell>
          <table:table-cell office:value-type="float" office:value="291.843118389705" calcext:value-type="float">
            <text:p>291.843118389705</text:p>
          </table:table-cell>
          <table:table-cell office:value-type="float" office:value="146272.82638708" calcext:value-type="float">
            <text:p>146272.82638708</text:p>
          </table:table-cell>
          <table:table-cell table:number-columns-repeated="4" office:value-type="float" office:value="292273.972694025" calcext:value-type="float">
            <text:p>292273.972694025</text:p>
          </table:table-cell>
          <table:table-cell office:value-type="float" office:value="0.0400338963195121" calcext:value-type="float">
            <text:p>0.0400338963195121</text:p>
          </table:table-cell>
          <table:table-cell office:value-type="float" office:value="-0.0315715052661543" calcext:value-type="float">
            <text:p>-0.0315715052661543</text:p>
          </table:table-cell>
          <table:table-cell office:value-type="float" office:value="-0.00789287631653857" calcext:value-type="float">
            <text:p>-0.00789287631653857</text:p>
          </table:table-cell>
          <table:table-cell table:number-columns-repeated="10" office:value-type="float" office:value="146272.82638708" calcext:value-type="float">
            <text:p>146272.82638708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288.577317164913" calcext:value-type="float">
            <text:p>288.577317164913</text:p>
          </table:table-cell>
          <table:table-cell office:value-type="float" office:value="146572.060797863" calcext:value-type="float">
            <text:p>146572.060797863</text:p>
          </table:table-cell>
          <table:table-cell office:value-type="float" office:value="-9.16739829614437" calcext:value-type="float">
            <text:p>-9.16739829614437</text:p>
          </table:table-cell>
          <table:table-cell office:value-type="float" office:value="841.984729273652" calcext:value-type="float">
            <text:p>841.984729273652</text:p>
          </table:table-cell>
          <table:table-cell office:value-type="float" office:value="2.04925318474852" calcext:value-type="float">
            <text:p>2.04925318474852</text:p>
          </table:table-cell>
          <table:table-cell office:value-type="float" office:value="0.0000663744102596953" calcext:value-type="float">
            <text:p>6.63744102596953E-05</text:p>
          </table:table-cell>
          <table:table-cell office:value-type="float" office:value="0.0663744102596953" calcext:value-type="float">
            <text:p>0.0663744102596953</text:p>
          </table:table-cell>
          <table:table-cell office:value-type="float" office:value="-6575.24040588607" calcext:value-type="float">
            <text:p>-6575.24040588607</text:p>
          </table:table-cell>
          <table:table-cell office:value-type="float" office:value="-9206.75331642616" calcext:value-type="float">
            <text:p>-9206.7533164261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8847052095082" calcext:value-type="float">
            <text:p>0.03188470520950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622053234691" calcext:value-type="float">
            <text:p>-4.19622053234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106095494358" calcext:value-type="float">
            <text:p>0.0165106095494358</text:p>
          </table:table-cell>
          <table:table-cell office:value-type="float" office:value="2.09369523087373" calcext:value-type="float">
            <text:p>2.09369523087373</text:p>
          </table:table-cell>
          <table:table-cell table:number-columns-repeated="2" office:value-type="float" office:value="53427.9392021372" calcext:value-type="float">
            <text:p>53427.9392021372</text:p>
          </table:table-cell>
          <table:table-cell office:value-type="float" office:value="0.039922255922145" calcext:value-type="float">
            <text:p>0.039922255922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5776110162757" calcext:value-type="float">
            <text:p>-3.65776110162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99179041382" calcext:value-type="float">
            <text:p>0.0180199179041382</text:p>
          </table:table-cell>
          <table:table-cell office:value-type="float" office:value="1.48920125682313" calcext:value-type="float">
            <text:p>1.48920125682313</text:p>
          </table:table-cell>
          <table:table-cell table:number-columns-repeated="2" office:value-type="float" office:value="46572.0607978628" calcext:value-type="float">
            <text:p>46572.06079786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577317164913" calcext:value-type="float">
            <text:p>288.577317164913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4440275406893" calcext:value-type="float">
            <text:p>-0.914440275406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642701387505" calcext:value-type="float">
            <text:p>0.00454642701387505</text:p>
          </table:table-cell>
          <table:table-cell office:value-type="float" office:value="1.48920125682313" calcext:value-type="float">
            <text:p>1.48920125682313</text:p>
          </table:table-cell>
          <table:table-cell table:number-columns-repeated="2" office:value-type="float" office:value="46572.0607978628" calcext:value-type="float">
            <text:p>46572.0607978628</text:p>
          </table:table-cell>
          <table:table-cell office:value-type="float" office:value="0.00797117630237706" calcext:value-type="float">
            <text:p>0.007971176302377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565017601508" calcext:value-type="float">
            <text:p>288.565017601508</text:p>
          </table:table-cell>
          <table:table-cell office:value-type="float" office:value="2.04925318474852" calcext:value-type="float">
            <text:p>2.04925318474852</text:p>
          </table:table-cell>
          <table:table-cell office:value-type="float" office:value="364.777999263961" calcext:value-type="float">
            <text:p>364.777999263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6941456554506" calcext:value-type="float">
            <text:p>0.00176941456554506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663744102596953" calcext:value-type="float">
            <text:p>6.63744102596953E-05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4273171649126" calcext:value-type="float">
            <text:p>15.4273171649126</text:p>
          </table:table-cell>
          <table:table-cell office:value-type="float" office:value="1" calcext:value-type="float">
            <text:p>1</text:p>
          </table:table-cell>
          <table:table-cell office:value-type="float" office:value="1.76941456554506" calcext:value-type="float">
            <text:p>1.76941456554506</text:p>
          </table:table-cell>
          <table:table-cell office:value-type="float" office:value="1.46572060797863" calcext:value-type="float">
            <text:p>1.46572060797863</text:p>
          </table:table-cell>
          <table:table-cell office:value-type="float" office:value="206157.452508363" calcext:value-type="float">
            <text:p>206157.45250836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03855032973" calcext:value-type="float">
            <text:p>1.77203855032973</text:p>
          </table:table-cell>
          <table:table-cell table:number-columns-repeated="2" office:value-type="float" office:value="1.76941456554506" calcext:value-type="float">
            <text:p>1.769414565545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993.924894196" calcext:value-type="float">
            <text:p>288993.9248941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20.1568814225" calcext:value-type="float">
            <text:p>11520.1568814225</text:p>
          </table:table-cell>
          <table:table-cell office:value-type="float" office:value="-9214.48610259019" calcext:value-type="float">
            <text:p>-9214.48610259019</text:p>
          </table:table-cell>
          <table:table-cell office:value-type="float" office:value="-2303.62152564755" calcext:value-type="float">
            <text:p>-2303.621525647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22255922145" calcext:value-type="float">
            <text:p>-0.039922255922145</text:p>
          </table:table-cell>
          <table:table-cell office:value-type="float" office:value="0.0318847052095082" calcext:value-type="float">
            <text:p>0.0318847052095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7117630237706" calcext:value-type="float">
            <text:p>0.00797117630237706</text:p>
          </table:table-cell>
          <table:table-cell office:value-type="float" office:value="146572.060797863" calcext:value-type="float">
            <text:p>146572.060797863</text:p>
          </table:table-cell>
          <table:table-cell office:value-type="float" office:value="288993.924894196" calcext:value-type="float">
            <text:p>288993.924894196</text:p>
          </table:table-cell>
          <table:table-cell office:value-type="float" office:value="146572.060797863" calcext:value-type="float">
            <text:p>146572.060797863</text:p>
          </table:table-cell>
          <table:table-cell office:value-type="float" office:value="288993.924894196" calcext:value-type="float">
            <text:p>288993.924894196</text:p>
          </table:table-cell>
          <table:table-cell office:value-type="float" office:value="4.19622053234691" calcext:value-type="float">
            <text:p>4.19622053234691</text:p>
          </table:table-cell>
          <table:table-cell office:value-type="float" office:value="288993.924894196" calcext:value-type="float">
            <text:p>288993.924894196</text:p>
          </table:table-cell>
          <table:table-cell office:value-type="float" office:value="0.039922255922145" calcext:value-type="float">
            <text:p>0.039922255922145</text:p>
          </table:table-cell>
          <table:table-cell office:value-type="float" office:value="-0.039922255922145" calcext:value-type="float">
            <text:p>-0.039922255922145</text:p>
          </table:table-cell>
          <table:table-cell office:value-type="float" office:value="146572.060797863" calcext:value-type="float">
            <text:p>146572.060797863</text:p>
          </table:table-cell>
          <table:table-cell office:value-type="float" office:value="3.65776110162757" calcext:value-type="float">
            <text:p>3.65776110162757</text:p>
          </table:table-cell>
          <table:table-cell table:number-columns-repeated="2" office:value-type="float" office:value="0.0318847052095082" calcext:value-type="float">
            <text:p>0.0318847052095082</text:p>
          </table:table-cell>
          <table:table-cell office:value-type="float" office:value="146572.060797863" calcext:value-type="float">
            <text:p>146572.060797863</text:p>
          </table:table-cell>
          <table:table-cell office:value-type="float" office:value="288993.924894196" calcext:value-type="float">
            <text:p>288993.924894196</text:p>
          </table:table-cell>
          <table:table-cell office:value-type="float" office:value="-0.0318847052095082" calcext:value-type="float">
            <text:p>-0.0318847052095082</text:p>
          </table:table-cell>
          <table:table-cell office:value-type="float" office:value="0.914440275406893" calcext:value-type="float">
            <text:p>0.914440275406893</text:p>
          </table:table-cell>
          <table:table-cell office:value-type="float" office:value="0.00797117630237706" calcext:value-type="float">
            <text:p>0.00797117630237706</text:p>
          </table:table-cell>
          <table:table-cell office:value-type="float" office:value="146572.060797863" calcext:value-type="float">
            <text:p>146572.060797863</text:p>
          </table:table-cell>
          <table:table-cell office:value-type="float" office:value="288993.924894196" calcext:value-type="float">
            <text:p>288993.924894196</text:p>
          </table:table-cell>
          <table:table-cell office:value-type="float" office:value="-0.00797117630237706" calcext:value-type="float">
            <text:p>-0.007971176302377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577317164913" calcext:value-type="float">
            <text:p>288.577317164913</text:p>
          </table:table-cell>
          <table:table-cell office:value-type="float" office:value="146572.060797863" calcext:value-type="float">
            <text:p>146572.060797863</text:p>
          </table:table-cell>
          <table:table-cell office:value-type="float" office:value="288993.924894196" calcext:value-type="float">
            <text:p>288993.924894196</text:p>
          </table:table-cell>
          <table:table-cell office:value-type="float" office:value="288.577317164913" calcext:value-type="float">
            <text:p>288.577317164913</text:p>
          </table:table-cell>
          <table:table-cell office:value-type="float" office:value="146572.060797863" calcext:value-type="float">
            <text:p>146572.060797863</text:p>
          </table:table-cell>
          <table:table-cell table:number-columns-repeated="4" office:value-type="float" office:value="288993.924894196" calcext:value-type="float">
            <text:p>288993.924894196</text:p>
          </table:table-cell>
          <table:table-cell office:value-type="float" office:value="0.039922255922145" calcext:value-type="float">
            <text:p>0.039922255922145</text:p>
          </table:table-cell>
          <table:table-cell office:value-type="float" office:value="-0.0318847052095082" calcext:value-type="float">
            <text:p>-0.0318847052095082</text:p>
          </table:table-cell>
          <table:table-cell office:value-type="float" office:value="-0.00797117630237706" calcext:value-type="float">
            <text:p>-0.00797117630237706</text:p>
          </table:table-cell>
          <table:table-cell table:number-columns-repeated="10" office:value-type="float" office:value="146572.060797863" calcext:value-type="float">
            <text:p>146572.060797863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288.200408153585" calcext:value-type="float">
            <text:p>288.200408153585</text:p>
          </table:table-cell>
          <table:table-cell office:value-type="float" office:value="146606.69750825" calcext:value-type="float">
            <text:p>146606.69750825</text:p>
          </table:table-cell>
          <table:table-cell office:value-type="float" office:value="-1.07945803665541" calcext:value-type="float">
            <text:p>-1.07945803665541</text:p>
          </table:table-cell>
          <table:table-cell office:value-type="float" office:value="99.2166202909584" calcext:value-type="float">
            <text:p>99.2166202909584</text:p>
          </table:table-cell>
          <table:table-cell office:value-type="float" office:value="0.241494341047655" calcext:value-type="float">
            <text:p>0.241494341047655</text:p>
          </table:table-cell>
          <table:table-cell office:value-type="float" office:value="0.00000783690580653806" calcext:value-type="float">
            <text:p>7.83690580653806E-06</text:p>
          </table:table-cell>
          <table:table-cell office:value-type="float" office:value="0.00783690580653806" calcext:value-type="float">
            <text:p>0.00783690580653806</text:p>
          </table:table-cell>
          <table:table-cell office:value-type="float" office:value="-774.215347729329" calcext:value-type="float">
            <text:p>-774.215347729329</text:p>
          </table:table-cell>
          <table:table-cell office:value-type="float" office:value="-1084.0750994366" calcext:value-type="float">
            <text:p>-1084.075099436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11810813635" calcext:value-type="float">
            <text:p>0.03192118108136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50017147453" calcext:value-type="float">
            <text:p>-4.19350017147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52568638882" calcext:value-type="float">
            <text:p>0.0165052568638882</text:p>
          </table:table-cell>
          <table:table-cell office:value-type="float" office:value="2.09506159285259" calcext:value-type="float">
            <text:p>2.09506159285259</text:p>
          </table:table-cell>
          <table:table-cell table:number-columns-repeated="2" office:value-type="float" office:value="53393.3024917505" calcext:value-type="float">
            <text:p>53393.3024917505</text:p>
          </table:table-cell>
          <table:table-cell office:value-type="float" office:value="0.039909313257511" calcext:value-type="float">
            <text:p>0.0399093132575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48146249996" calcext:value-type="float">
            <text:p>-3.6604814624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27133170291" calcext:value-type="float">
            <text:p>0.0180127133170291</text:p>
          </table:table-cell>
          <table:table-cell office:value-type="float" office:value="1.49056761880199" calcext:value-type="float">
            <text:p>1.49056761880199</text:p>
          </table:table-cell>
          <table:table-cell table:number-columns-repeated="2" office:value-type="float" office:value="46606.6975082495" calcext:value-type="float">
            <text:p>46606.69750824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200408153585" calcext:value-type="float">
            <text:p>288.200408153585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120365624989" calcext:value-type="float">
            <text:p>-0.915120365624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38568314093" calcext:value-type="float">
            <text:p>0.00454438568314093</text:p>
          </table:table-cell>
          <table:table-cell office:value-type="float" office:value="1.49056761880199" calcext:value-type="float">
            <text:p>1.49056761880199</text:p>
          </table:table-cell>
          <table:table-cell table:number-columns-repeated="2" office:value-type="float" office:value="46606.6975082495" calcext:value-type="float">
            <text:p>46606.6975082495</text:p>
          </table:table-cell>
          <table:table-cell office:value-type="float" office:value="0.00798029527034088" calcext:value-type="float">
            <text:p>0.007980295270340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98969789414" calcext:value-type="float">
            <text:p>288.198969789414</text:p>
          </table:table-cell>
          <table:table-cell office:value-type="float" office:value="0.241494341047655" calcext:value-type="float">
            <text:p>0.241494341047655</text:p>
          </table:table-cell>
          <table:table-cell office:value-type="float" office:value="364.862302736547" calcext:value-type="float">
            <text:p>364.862302736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14728950277" calcext:value-type="float">
            <text:p>0.00177214728950277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783690580653806" calcext:value-type="float">
            <text:p>7.83690580653806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504081535855" calcext:value-type="float">
            <text:p>15.0504081535855</text:p>
          </table:table-cell>
          <table:table-cell office:value-type="float" office:value="1" calcext:value-type="float">
            <text:p>1</text:p>
          </table:table-cell>
          <table:table-cell office:value-type="float" office:value="1.77214728950277" calcext:value-type="float">
            <text:p>1.77214728950277</text:p>
          </table:table-cell>
          <table:table-cell office:value-type="float" office:value="1.4660669750825" calcext:value-type="float">
            <text:p>1.4660669750825</text:p>
          </table:table-cell>
          <table:table-cell office:value-type="float" office:value="205887.120612261" calcext:value-type="float">
            <text:p>205887.12061226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45730398393" calcext:value-type="float">
            <text:p>1.77245730398393</text:p>
          </table:table-cell>
          <table:table-cell table:number-columns-repeated="2" office:value-type="float" office:value="1.77214728950277" calcext:value-type="float">
            <text:p>1.772147289502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615.400804696" calcext:value-type="float">
            <text:p>288615.4008046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6.4220842873" calcext:value-type="float">
            <text:p>11516.4220842873</text:p>
          </table:table-cell>
          <table:table-cell office:value-type="float" office:value="-9212.94447195701" calcext:value-type="float">
            <text:p>-9212.94447195701</text:p>
          </table:table-cell>
          <table:table-cell office:value-type="float" office:value="-2303.23611798925" calcext:value-type="float">
            <text:p>-2303.236117989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9313257511" calcext:value-type="float">
            <text:p>-0.039909313257511</text:p>
          </table:table-cell>
          <table:table-cell office:value-type="float" office:value="0.0319211810813635" calcext:value-type="float">
            <text:p>0.0319211810813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029527034088" calcext:value-type="float">
            <text:p>0.00798029527034088</text:p>
          </table:table-cell>
          <table:table-cell office:value-type="float" office:value="146606.69750825" calcext:value-type="float">
            <text:p>146606.69750825</text:p>
          </table:table-cell>
          <table:table-cell office:value-type="float" office:value="288615.400804696" calcext:value-type="float">
            <text:p>288615.400804696</text:p>
          </table:table-cell>
          <table:table-cell office:value-type="float" office:value="146606.69750825" calcext:value-type="float">
            <text:p>146606.69750825</text:p>
          </table:table-cell>
          <table:table-cell office:value-type="float" office:value="288615.400804696" calcext:value-type="float">
            <text:p>288615.400804696</text:p>
          </table:table-cell>
          <table:table-cell office:value-type="float" office:value="4.19350017147453" calcext:value-type="float">
            <text:p>4.19350017147453</text:p>
          </table:table-cell>
          <table:table-cell office:value-type="float" office:value="288615.400804696" calcext:value-type="float">
            <text:p>288615.400804696</text:p>
          </table:table-cell>
          <table:table-cell office:value-type="float" office:value="0.039909313257511" calcext:value-type="float">
            <text:p>0.039909313257511</text:p>
          </table:table-cell>
          <table:table-cell office:value-type="float" office:value="-0.039909313257511" calcext:value-type="float">
            <text:p>-0.039909313257511</text:p>
          </table:table-cell>
          <table:table-cell office:value-type="float" office:value="146606.69750825" calcext:value-type="float">
            <text:p>146606.69750825</text:p>
          </table:table-cell>
          <table:table-cell office:value-type="float" office:value="3.66048146249996" calcext:value-type="float">
            <text:p>3.66048146249996</text:p>
          </table:table-cell>
          <table:table-cell table:number-columns-repeated="2" office:value-type="float" office:value="0.0319211810813635" calcext:value-type="float">
            <text:p>0.0319211810813635</text:p>
          </table:table-cell>
          <table:table-cell office:value-type="float" office:value="146606.69750825" calcext:value-type="float">
            <text:p>146606.69750825</text:p>
          </table:table-cell>
          <table:table-cell office:value-type="float" office:value="288615.400804696" calcext:value-type="float">
            <text:p>288615.400804696</text:p>
          </table:table-cell>
          <table:table-cell office:value-type="float" office:value="-0.0319211810813635" calcext:value-type="float">
            <text:p>-0.0319211810813635</text:p>
          </table:table-cell>
          <table:table-cell office:value-type="float" office:value="0.915120365624989" calcext:value-type="float">
            <text:p>0.915120365624989</text:p>
          </table:table-cell>
          <table:table-cell office:value-type="float" office:value="0.00798029527034088" calcext:value-type="float">
            <text:p>0.00798029527034088</text:p>
          </table:table-cell>
          <table:table-cell office:value-type="float" office:value="146606.69750825" calcext:value-type="float">
            <text:p>146606.69750825</text:p>
          </table:table-cell>
          <table:table-cell office:value-type="float" office:value="288615.400804696" calcext:value-type="float">
            <text:p>288615.400804696</text:p>
          </table:table-cell>
          <table:table-cell office:value-type="float" office:value="-0.00798029527034088" calcext:value-type="float">
            <text:p>-0.007980295270340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200408153585" calcext:value-type="float">
            <text:p>288.200408153585</text:p>
          </table:table-cell>
          <table:table-cell office:value-type="float" office:value="146606.69750825" calcext:value-type="float">
            <text:p>146606.69750825</text:p>
          </table:table-cell>
          <table:table-cell office:value-type="float" office:value="288615.400804696" calcext:value-type="float">
            <text:p>288615.400804696</text:p>
          </table:table-cell>
          <table:table-cell office:value-type="float" office:value="288.200408153585" calcext:value-type="float">
            <text:p>288.200408153585</text:p>
          </table:table-cell>
          <table:table-cell office:value-type="float" office:value="146606.69750825" calcext:value-type="float">
            <text:p>146606.69750825</text:p>
          </table:table-cell>
          <table:table-cell table:number-columns-repeated="4" office:value-type="float" office:value="288615.400804696" calcext:value-type="float">
            <text:p>288615.400804696</text:p>
          </table:table-cell>
          <table:table-cell office:value-type="float" office:value="0.039909313257511" calcext:value-type="float">
            <text:p>0.039909313257511</text:p>
          </table:table-cell>
          <table:table-cell office:value-type="float" office:value="-0.0319211810813635" calcext:value-type="float">
            <text:p>-0.0319211810813635</text:p>
          </table:table-cell>
          <table:table-cell office:value-type="float" office:value="-0.00798029527034088" calcext:value-type="float">
            <text:p>-0.00798029527034088</text:p>
          </table:table-cell>
          <table:table-cell table:number-columns-repeated="10" office:value-type="float" office:value="146606.69750825" calcext:value-type="float">
            <text:p>146606.69750825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288.156150208067" calcext:value-type="float">
            <text:p>288.156150208067</text:p>
          </table:table-cell>
          <table:table-cell office:value-type="float" office:value="146610.767845046" calcext:value-type="float">
            <text:p>146610.767845046</text:p>
          </table:table-cell>
          <table:table-cell office:value-type="float" office:value="-0.131749540747548" calcext:value-type="float">
            <text:p>-0.131749540747548</text:p>
          </table:table-cell>
          <table:table-cell office:value-type="float" office:value="11.9702173942966" calcext:value-type="float">
            <text:p>11.9702173942966</text:p>
          </table:table-cell>
          <table:table-cell office:value-type="float" office:value="0.0291282084990598" calcext:value-type="float">
            <text:p>0.0291282084990598</text:p>
          </table:table-cell>
          <table:table-cell office:value-type="float" office:value="0.00000095511605904819" calcext:value-type="float">
            <text:p>9.55116059048189E-07</text:p>
          </table:table-cell>
          <table:table-cell office:value-type="float" office:value="0.000955116059048189" calcext:value-type="float">
            <text:p>0.000955116059048189</text:p>
          </table:table-cell>
          <table:table-cell office:value-type="float" office:value="-94.4939508512389" calcext:value-type="float">
            <text:p>-94.4939508512389</text:p>
          </table:table-cell>
          <table:table-cell office:value-type="float" office:value="-132.312817909815" calcext:value-type="float">
            <text:p>-132.312817909815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54695257514" calcext:value-type="float">
            <text:p>0.03192546952575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8048797011" calcext:value-type="float">
            <text:p>-4.19318048797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6277284758" calcext:value-type="float">
            <text:p>0.0165046277284758</text:p>
          </table:table-cell>
          <table:table-cell office:value-type="float" office:value="2.0952222894496" calcext:value-type="float">
            <text:p>2.0952222894496</text:p>
          </table:table-cell>
          <table:table-cell table:number-columns-repeated="2" office:value-type="float" office:value="53389.2321549543" calcext:value-type="float">
            <text:p>53389.2321549543</text:p>
          </table:table-cell>
          <table:table-cell office:value-type="float" office:value="0.0399077920232483" calcext:value-type="float">
            <text:p>0.03990779202324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0114600437" calcext:value-type="float">
            <text:p>-3.66080114600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8666340425" calcext:value-type="float">
            <text:p>0.0180118666340425</text:p>
          </table:table-cell>
          <table:table-cell office:value-type="float" office:value="1.49072831539899" calcext:value-type="float">
            <text:p>1.49072831539899</text:p>
          </table:table-cell>
          <table:table-cell table:number-columns-repeated="2" office:value-type="float" office:value="46610.7678450457" calcext:value-type="float">
            <text:p>46610.76784504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6150208067" calcext:value-type="float">
            <text:p>288.156150208067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00286501093" calcext:value-type="float">
            <text:p>-0.91520028650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4570301199" calcext:value-type="float">
            <text:p>0.00454414570301199</text:p>
          </table:table-cell>
          <table:table-cell office:value-type="float" office:value="1.49072831539899" calcext:value-type="float">
            <text:p>1.49072831539899</text:p>
          </table:table-cell>
          <table:table-cell table:number-columns-repeated="2" office:value-type="float" office:value="46610.7678450457" calcext:value-type="float">
            <text:p>46610.7678450457</text:p>
          </table:table-cell>
          <table:table-cell office:value-type="float" office:value="0.00798136738143786" calcext:value-type="float">
            <text:p>0.007981367381437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5974895389" calcext:value-type="float">
            <text:p>288.155974895389</text:p>
          </table:table-cell>
          <table:table-cell office:value-type="float" office:value="0.0291282084990598" calcext:value-type="float">
            <text:p>0.0291282084990598</text:p>
          </table:table-cell>
          <table:table-cell office:value-type="float" office:value="364.872210146262" calcext:value-type="float">
            <text:p>364.872210146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46868269679" calcext:value-type="float">
            <text:p>0.00177246868269679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95511605904819" calcext:value-type="float">
            <text:p>9.55116059048189E-07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61502080666" calcext:value-type="float">
            <text:p>15.0061502080666</text:p>
          </table:table-cell>
          <table:table-cell office:value-type="float" office:value="1" calcext:value-type="float">
            <text:p>1</text:p>
          </table:table-cell>
          <table:table-cell office:value-type="float" office:value="1.77246868269679" calcext:value-type="float">
            <text:p>1.77246868269679</text:p>
          </table:table-cell>
          <table:table-cell office:value-type="float" office:value="1.46610767845046" calcext:value-type="float">
            <text:p>1.46610767845046</text:p>
          </table:table-cell>
          <table:table-cell office:value-type="float" office:value="205855.37770468" calcext:value-type="float">
            <text:p>205855.377704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0651386524" calcext:value-type="float">
            <text:p>1.77250651386524</text:p>
          </table:table-cell>
          <table:table-cell table:number-columns-repeated="2" office:value-type="float" office:value="1.77246868269679" calcext:value-type="float">
            <text:p>1.772468682696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70.95359964" calcext:value-type="float">
            <text:p>288570.953599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831096614" calcext:value-type="float">
            <text:p>11515.9831096614</text:p>
          </table:table-cell>
          <table:table-cell office:value-type="float" office:value="-9212.76318516232" calcext:value-type="float">
            <text:p>-9212.76318516232</text:p>
          </table:table-cell>
          <table:table-cell office:value-type="float" office:value="-2303.19079629058" calcext:value-type="float">
            <text:p>-2303.190796290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7920232483" calcext:value-type="float">
            <text:p>-0.0399077920232483</text:p>
          </table:table-cell>
          <table:table-cell office:value-type="float" office:value="0.0319254695257514" calcext:value-type="float">
            <text:p>0.0319254695257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36738143786" calcext:value-type="float">
            <text:p>0.00798136738143786</text:p>
          </table:table-cell>
          <table:table-cell office:value-type="float" office:value="146610.767845046" calcext:value-type="float">
            <text:p>146610.767845046</text:p>
          </table:table-cell>
          <table:table-cell office:value-type="float" office:value="288570.95359964" calcext:value-type="float">
            <text:p>288570.95359964</text:p>
          </table:table-cell>
          <table:table-cell office:value-type="float" office:value="146610.767845046" calcext:value-type="float">
            <text:p>146610.767845046</text:p>
          </table:table-cell>
          <table:table-cell office:value-type="float" office:value="288570.95359964" calcext:value-type="float">
            <text:p>288570.95359964</text:p>
          </table:table-cell>
          <table:table-cell office:value-type="float" office:value="4.19318048797011" calcext:value-type="float">
            <text:p>4.19318048797011</text:p>
          </table:table-cell>
          <table:table-cell office:value-type="float" office:value="288570.95359964" calcext:value-type="float">
            <text:p>288570.95359964</text:p>
          </table:table-cell>
          <table:table-cell office:value-type="float" office:value="0.0399077920232483" calcext:value-type="float">
            <text:p>0.0399077920232483</text:p>
          </table:table-cell>
          <table:table-cell office:value-type="float" office:value="-0.0399077920232483" calcext:value-type="float">
            <text:p>-0.0399077920232483</text:p>
          </table:table-cell>
          <table:table-cell office:value-type="float" office:value="146610.767845046" calcext:value-type="float">
            <text:p>146610.767845046</text:p>
          </table:table-cell>
          <table:table-cell office:value-type="float" office:value="3.66080114600437" calcext:value-type="float">
            <text:p>3.66080114600437</text:p>
          </table:table-cell>
          <table:table-cell table:number-columns-repeated="2" office:value-type="float" office:value="0.0319254695257514" calcext:value-type="float">
            <text:p>0.0319254695257514</text:p>
          </table:table-cell>
          <table:table-cell office:value-type="float" office:value="146610.767845046" calcext:value-type="float">
            <text:p>146610.767845046</text:p>
          </table:table-cell>
          <table:table-cell office:value-type="float" office:value="288570.95359964" calcext:value-type="float">
            <text:p>288570.95359964</text:p>
          </table:table-cell>
          <table:table-cell office:value-type="float" office:value="-0.0319254695257514" calcext:value-type="float">
            <text:p>-0.0319254695257514</text:p>
          </table:table-cell>
          <table:table-cell office:value-type="float" office:value="0.915200286501093" calcext:value-type="float">
            <text:p>0.915200286501093</text:p>
          </table:table-cell>
          <table:table-cell office:value-type="float" office:value="0.00798136738143786" calcext:value-type="float">
            <text:p>0.00798136738143786</text:p>
          </table:table-cell>
          <table:table-cell office:value-type="float" office:value="146610.767845046" calcext:value-type="float">
            <text:p>146610.767845046</text:p>
          </table:table-cell>
          <table:table-cell office:value-type="float" office:value="288570.95359964" calcext:value-type="float">
            <text:p>288570.95359964</text:p>
          </table:table-cell>
          <table:table-cell office:value-type="float" office:value="-0.00798136738143786" calcext:value-type="float">
            <text:p>-0.007981367381437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6150208067" calcext:value-type="float">
            <text:p>288.156150208067</text:p>
          </table:table-cell>
          <table:table-cell office:value-type="float" office:value="146610.767845046" calcext:value-type="float">
            <text:p>146610.767845046</text:p>
          </table:table-cell>
          <table:table-cell office:value-type="float" office:value="288570.95359964" calcext:value-type="float">
            <text:p>288570.95359964</text:p>
          </table:table-cell>
          <table:table-cell office:value-type="float" office:value="288.156150208067" calcext:value-type="float">
            <text:p>288.156150208067</text:p>
          </table:table-cell>
          <table:table-cell office:value-type="float" office:value="146610.767845046" calcext:value-type="float">
            <text:p>146610.767845046</text:p>
          </table:table-cell>
          <table:table-cell table:number-columns-repeated="4" office:value-type="float" office:value="288570.95359964" calcext:value-type="float">
            <text:p>288570.95359964</text:p>
          </table:table-cell>
          <table:table-cell office:value-type="float" office:value="0.0399077920232483" calcext:value-type="float">
            <text:p>0.0399077920232483</text:p>
          </table:table-cell>
          <table:table-cell office:value-type="float" office:value="-0.0319254695257514" calcext:value-type="float">
            <text:p>-0.0319254695257514</text:p>
          </table:table-cell>
          <table:table-cell office:value-type="float" office:value="-0.00798136738143786" calcext:value-type="float">
            <text:p>-0.00798136738143786</text:p>
          </table:table-cell>
          <table:table-cell table:number-columns-repeated="10" office:value-type="float" office:value="146610.767845046" calcext:value-type="float">
            <text:p>146610.767845046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88.150749751551" calcext:value-type="float">
            <text:p>288.150749751551</text:p>
          </table:table-cell>
          <table:table-cell office:value-type="float" office:value="146611.263322286" calcext:value-type="float">
            <text:p>146611.263322286</text:p>
          </table:table-cell>
          <table:table-cell office:value-type="float" office:value="-0.0160611142239687" calcext:value-type="float">
            <text:p>-0.0160611142239687</text:p>
          </table:table-cell>
          <table:table-cell office:value-type="float" office:value="1.45854688499456" calcext:value-type="float">
            <text:p>1.45854688499456</text:p>
          </table:table-cell>
          <table:table-cell office:value-type="float" office:value="0.00354917768072482" calcext:value-type="float">
            <text:p>0.00354917768072482</text:p>
          </table:table-cell>
          <table:table-cell office:value-type="float" office:value="0.00000011643068685563" calcext:value-type="float">
            <text:p>1.16430686855629E-07</text:p>
          </table:table-cell>
          <table:table-cell office:value-type="float" office:value="0.000116430686855629" calcext:value-type="float">
            <text:p>0.000116430686855629</text:p>
          </table:table-cell>
          <table:table-cell office:value-type="float" office:value="-11.5194152045644" calcext:value-type="float">
            <text:p>-11.5194152045644</text:p>
          </table:table-cell>
          <table:table-cell office:value-type="float" office:value="-16.1297777166643" calcext:value-type="float">
            <text:p>-16.1297777166643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59923284571" calcext:value-type="float">
            <text:p>0.03192599232845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415732787" calcext:value-type="float">
            <text:p>-4.1931415732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511429356" calcext:value-type="float">
            <text:p>0.0165045511429356</text:p>
          </table:table-cell>
          <table:table-cell office:value-type="float" office:value="2.09524189417648" calcext:value-type="float">
            <text:p>2.09524189417648</text:p>
          </table:table-cell>
          <table:table-cell office:value-type="float" office:value="53388.7366777145" calcext:value-type="float">
            <text:p>53388.7366777145</text:p>
          </table:table-cell>
          <table:table-cell office:value-type="float" office:value="53388.7366777145" calcext:value-type="float">
            <text:p>53388.7366777145</text:p>
          </table:table-cell>
          <table:table-cell office:value-type="float" office:value="0.0399076068412583" calcext:value-type="float">
            <text:p>0.03990760684125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006069579" calcext:value-type="float">
            <text:p>-3.66084006069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631463531" calcext:value-type="float">
            <text:p>0.0180117631463531</text:p>
          </table:table-cell>
          <table:table-cell office:value-type="float" office:value="1.49074792012587" calcext:value-type="float">
            <text:p>1.49074792012587</text:p>
          </table:table-cell>
          <table:table-cell table:number-columns-repeated="2" office:value-type="float" office:value="46611.2633222855" calcext:value-type="float">
            <text:p>46611.26332228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749751551" calcext:value-type="float">
            <text:p>288.150749751551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0015173947" calcext:value-type="float">
            <text:p>-0.915210015173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637961955" calcext:value-type="float">
            <text:p>0.00454411637961955</text:p>
          </table:table-cell>
          <table:table-cell office:value-type="float" office:value="1.49074792012587" calcext:value-type="float">
            <text:p>1.49074792012587</text:p>
          </table:table-cell>
          <table:table-cell table:number-columns-repeated="2" office:value-type="float" office:value="46611.2633222855" calcext:value-type="float">
            <text:p>46611.2633222855</text:p>
          </table:table-cell>
          <table:table-cell office:value-type="float" office:value="0.00798149808211428" calcext:value-type="float">
            <text:p>0.00798149808211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728382429" calcext:value-type="float">
            <text:p>288.150728382429</text:p>
          </table:table-cell>
          <table:table-cell office:value-type="float" office:value="0.00354917768072482" calcext:value-type="float">
            <text:p>0.00354917768072482</text:p>
          </table:table-cell>
          <table:table-cell office:value-type="float" office:value="364.873416102481" calcext:value-type="float">
            <text:p>364.873416102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0789215054" calcext:value-type="float">
            <text:p>0.00177250789215054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11643068685563" calcext:value-type="float">
            <text:p>1.16430686855629E-07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749751551" calcext:value-type="float">
            <text:p>15.000749751551</text:p>
          </table:table-cell>
          <table:table-cell office:value-type="float" office:value="1" calcext:value-type="float">
            <text:p>1</text:p>
          </table:table-cell>
          <table:table-cell office:value-type="float" office:value="1.77250789215054" calcext:value-type="float">
            <text:p>1.77250789215054</text:p>
          </table:table-cell>
          <table:table-cell office:value-type="float" office:value="1.46611263322286" calcext:value-type="float">
            <text:p>1.46611263322286</text:p>
          </table:table-cell>
          <table:table-cell office:value-type="float" office:value="205851.504367514" calcext:value-type="float">
            <text:p>205851.50436751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250412535" calcext:value-type="float">
            <text:p>1.77251250412535</text:p>
          </table:table-cell>
          <table:table-cell table:number-columns-repeated="2" office:value-type="float" office:value="1.77250789215055" calcext:value-type="float">
            <text:p>1.772507892150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5.530054816" calcext:value-type="float">
            <text:p>288565.5300548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96726617" calcext:value-type="float">
            <text:p>11515.9296726617</text:p>
          </table:table-cell>
          <table:table-cell office:value-type="float" office:value="-9212.74089878723" calcext:value-type="float">
            <text:p>-9212.74089878723</text:p>
          </table:table-cell>
          <table:table-cell office:value-type="float" office:value="-2303.18522469681" calcext:value-type="float">
            <text:p>-2303.185224696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6068412583" calcext:value-type="float">
            <text:p>-0.0399076068412583</text:p>
          </table:table-cell>
          <table:table-cell office:value-type="float" office:value="0.0319259923284571" calcext:value-type="float">
            <text:p>0.0319259923284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49808211428" calcext:value-type="float">
            <text:p>0.00798149808211428</text:p>
          </table:table-cell>
          <table:table-cell office:value-type="float" office:value="146611.263322286" calcext:value-type="float">
            <text:p>146611.263322286</text:p>
          </table:table-cell>
          <table:table-cell office:value-type="float" office:value="288565.530054816" calcext:value-type="float">
            <text:p>288565.530054816</text:p>
          </table:table-cell>
          <table:table-cell office:value-type="float" office:value="146611.263322286" calcext:value-type="float">
            <text:p>146611.263322286</text:p>
          </table:table-cell>
          <table:table-cell office:value-type="float" office:value="288565.530054816" calcext:value-type="float">
            <text:p>288565.530054816</text:p>
          </table:table-cell>
          <table:table-cell office:value-type="float" office:value="4.1931415732787" calcext:value-type="float">
            <text:p>4.1931415732787</text:p>
          </table:table-cell>
          <table:table-cell office:value-type="float" office:value="288565.530054816" calcext:value-type="float">
            <text:p>288565.530054816</text:p>
          </table:table-cell>
          <table:table-cell office:value-type="float" office:value="0.0399076068412583" calcext:value-type="float">
            <text:p>0.0399076068412583</text:p>
          </table:table-cell>
          <table:table-cell office:value-type="float" office:value="-0.0399076068412583" calcext:value-type="float">
            <text:p>-0.0399076068412583</text:p>
          </table:table-cell>
          <table:table-cell office:value-type="float" office:value="146611.263322286" calcext:value-type="float">
            <text:p>146611.263322286</text:p>
          </table:table-cell>
          <table:table-cell office:value-type="float" office:value="3.66084006069579" calcext:value-type="float">
            <text:p>3.66084006069579</text:p>
          </table:table-cell>
          <table:table-cell table:number-columns-repeated="2" office:value-type="float" office:value="0.0319259923284571" calcext:value-type="float">
            <text:p>0.0319259923284571</text:p>
          </table:table-cell>
          <table:table-cell office:value-type="float" office:value="146611.263322286" calcext:value-type="float">
            <text:p>146611.263322286</text:p>
          </table:table-cell>
          <table:table-cell office:value-type="float" office:value="288565.530054816" calcext:value-type="float">
            <text:p>288565.530054816</text:p>
          </table:table-cell>
          <table:table-cell office:value-type="float" office:value="-0.0319259923284571" calcext:value-type="float">
            <text:p>-0.0319259923284571</text:p>
          </table:table-cell>
          <table:table-cell office:value-type="float" office:value="0.915210015173947" calcext:value-type="float">
            <text:p>0.915210015173947</text:p>
          </table:table-cell>
          <table:table-cell office:value-type="float" office:value="0.00798149808211428" calcext:value-type="float">
            <text:p>0.00798149808211428</text:p>
          </table:table-cell>
          <table:table-cell office:value-type="float" office:value="146611.263322286" calcext:value-type="float">
            <text:p>146611.263322286</text:p>
          </table:table-cell>
          <table:table-cell office:value-type="float" office:value="288565.530054816" calcext:value-type="float">
            <text:p>288565.530054816</text:p>
          </table:table-cell>
          <table:table-cell office:value-type="float" office:value="-0.00798149808211428" calcext:value-type="float">
            <text:p>-0.007981498082114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749751551" calcext:value-type="float">
            <text:p>288.150749751551</text:p>
          </table:table-cell>
          <table:table-cell office:value-type="float" office:value="146611.263322286" calcext:value-type="float">
            <text:p>146611.263322286</text:p>
          </table:table-cell>
          <table:table-cell office:value-type="float" office:value="288565.530054816" calcext:value-type="float">
            <text:p>288565.530054816</text:p>
          </table:table-cell>
          <table:table-cell office:value-type="float" office:value="288.150749751551" calcext:value-type="float">
            <text:p>288.150749751551</text:p>
          </table:table-cell>
          <table:table-cell office:value-type="float" office:value="146611.263322286" calcext:value-type="float">
            <text:p>146611.263322286</text:p>
          </table:table-cell>
          <table:table-cell table:number-columns-repeated="4" office:value-type="float" office:value="288565.530054816" calcext:value-type="float">
            <text:p>288565.530054816</text:p>
          </table:table-cell>
          <table:table-cell office:value-type="float" office:value="0.0399076068412583" calcext:value-type="float">
            <text:p>0.0399076068412583</text:p>
          </table:table-cell>
          <table:table-cell office:value-type="float" office:value="-0.0319259923284571" calcext:value-type="float">
            <text:p>-0.0319259923284571</text:p>
          </table:table-cell>
          <table:table-cell office:value-type="float" office:value="-0.00798149808211428" calcext:value-type="float">
            <text:p>-0.00798149808211428</text:p>
          </table:table-cell>
          <table:table-cell table:number-columns-repeated="10" office:value-type="float" office:value="146611.263322286" calcext:value-type="float">
            <text:p>146611.263322286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288.150115782091" calcext:value-type="float">
            <text:p>288.150115782091</text:p>
          </table:table-cell>
          <table:table-cell office:value-type="float" office:value="146611.321370599" calcext:value-type="float">
            <text:p>146611.321370599</text:p>
          </table:table-cell>
          <table:table-cell office:value-type="float" office:value="-0.00247349051199339" calcext:value-type="float">
            <text:p>-0.00247349051199339</text:p>
          </table:table-cell>
          <table:table-cell office:value-type="float" office:value="0.237300960291916" calcext:value-type="float">
            <text:p>0.237300960291916</text:p>
          </table:table-cell>
          <table:table-cell office:value-type="float" office:value="0.000578141699406842" calcext:value-type="float">
            <text:p>0.000578141699406842</text:p>
          </table:table-cell>
          <table:table-cell office:value-type="float" office:value="0.00000001808424711369" calcext:value-type="float">
            <text:p>1.80842471136922E-08</text:p>
          </table:table-cell>
          <table:table-cell office:value-type="float" office:value="0.0000180842471136922" calcext:value-type="float">
            <text:p>1.80842471136922E-05</text:p>
          </table:table-cell>
          <table:table-cell office:value-type="float" office:value="-1.77404648068473" calcext:value-type="float">
            <text:p>-1.77404648068473</text:p>
          </table:table-cell>
          <table:table-cell office:value-type="float" office:value="-2.484064962062" calcext:value-type="float">
            <text:p>-2.484064962062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536493644" calcext:value-type="float">
            <text:p>0.03192605364936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701417479" calcext:value-type="float">
            <text:p>-4.19313701417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21704287" calcext:value-type="float">
            <text:p>0.0165045421704287</text:p>
          </table:table-cell>
          <table:table-cell office:value-type="float" office:value="2.09524419495416" calcext:value-type="float">
            <text:p>2.09524419495416</text:p>
          </table:table-cell>
          <table:table-cell office:value-type="float" office:value="53388.6786294007" calcext:value-type="float">
            <text:p>53388.6786294007</text:p>
          </table:table-cell>
          <table:table-cell office:value-type="float" office:value="53388.6786294006" calcext:value-type="float">
            <text:p>53388.6786294006</text:p>
          </table:table-cell>
          <table:table-cell office:value-type="float" office:value="0.0399075851459527" calcext:value-type="float">
            <text:p>0.03990758514595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46197997" calcext:value-type="float">
            <text:p>-3.6608446197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509821409" calcext:value-type="float">
            <text:p>0.0180117509821409</text:p>
          </table:table-cell>
          <table:table-cell office:value-type="float" office:value="1.49075022090356" calcext:value-type="float">
            <text:p>1.49075022090356</text:p>
          </table:table-cell>
          <table:table-cell table:number-columns-repeated="2" office:value-type="float" office:value="46611.3213705994" calcext:value-type="float">
            <text:p>46611.32137059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115782091" calcext:value-type="float">
            <text:p>288.150115782091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154949924" calcext:value-type="float">
            <text:p>-0.915211154949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93378913" calcext:value-type="float">
            <text:p>0.00454411293378913</text:p>
          </table:table-cell>
          <table:table-cell office:value-type="float" office:value="1.49075022090356" calcext:value-type="float">
            <text:p>1.49075022090356</text:p>
          </table:table-cell>
          <table:table-cell table:number-columns-repeated="2" office:value-type="float" office:value="46611.3213705994" calcext:value-type="float">
            <text:p>46611.3213705994</text:p>
          </table:table-cell>
          <table:table-cell office:value-type="float" office:value="0.00798151341234111" calcext:value-type="float">
            <text:p>0.00798151341234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112482164" calcext:value-type="float">
            <text:p>288.150112482164</text:p>
          </table:table-cell>
          <table:table-cell office:value-type="float" office:value="0.000578141699406842" calcext:value-type="float">
            <text:p>0.000578141699406842</text:p>
          </table:table-cell>
          <table:table-cell office:value-type="float" office:value="364.873557381603" calcext:value-type="float">
            <text:p>364.873557381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249370591" calcext:value-type="float">
            <text:p>0.00177251249370591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1808424711369" calcext:value-type="float">
            <text:p>1.80842471136922E-08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1157820906" calcext:value-type="float">
            <text:p>15.0001157820906</text:p>
          </table:table-cell>
          <table:table-cell office:value-type="float" office:value="1" calcext:value-type="float">
            <text:p>1</text:p>
          </table:table-cell>
          <table:table-cell office:value-type="float" office:value="1.77251249370591" calcext:value-type="float">
            <text:p>1.77251249370591</text:p>
          </table:table-cell>
          <table:table-cell office:value-type="float" office:value="1.46611321370599" calcext:value-type="float">
            <text:p>1.46611321370599</text:p>
          </table:table-cell>
          <table:table-cell office:value-type="float" office:value="205851.049669465" calcext:value-type="float">
            <text:p>205851.0496694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20592247" calcext:value-type="float">
            <text:p>1.77251320592247</text:p>
          </table:table-cell>
          <table:table-cell table:number-columns-repeated="2" office:value-type="float" office:value="1.77251249370591" calcext:value-type="float">
            <text:p>1.772512493705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893375057" calcext:value-type="float">
            <text:p>288564.89337505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34121607" calcext:value-type="float">
            <text:p>11515.9234121607</text:p>
          </table:table-cell>
          <table:table-cell office:value-type="float" office:value="-9212.73826721519" calcext:value-type="float">
            <text:p>-9212.73826721519</text:p>
          </table:table-cell>
          <table:table-cell office:value-type="float" office:value="-2303.1845668038" calcext:value-type="float">
            <text:p>-2303.18456680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51459527" calcext:value-type="float">
            <text:p>-0.0399075851459527</text:p>
          </table:table-cell>
          <table:table-cell office:value-type="float" office:value="0.0319260536493644" calcext:value-type="float">
            <text:p>0.0319260536493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341234111" calcext:value-type="float">
            <text:p>0.00798151341234111</text:p>
          </table:table-cell>
          <table:table-cell office:value-type="float" office:value="146611.321370599" calcext:value-type="float">
            <text:p>146611.321370599</text:p>
          </table:table-cell>
          <table:table-cell office:value-type="float" office:value="288564.893375057" calcext:value-type="float">
            <text:p>288564.893375057</text:p>
          </table:table-cell>
          <table:table-cell office:value-type="float" office:value="146611.321370599" calcext:value-type="float">
            <text:p>146611.321370599</text:p>
          </table:table-cell>
          <table:table-cell office:value-type="float" office:value="288564.893375057" calcext:value-type="float">
            <text:p>288564.893375057</text:p>
          </table:table-cell>
          <table:table-cell office:value-type="float" office:value="4.19313701417479" calcext:value-type="float">
            <text:p>4.19313701417479</text:p>
          </table:table-cell>
          <table:table-cell office:value-type="float" office:value="288564.893375057" calcext:value-type="float">
            <text:p>288564.893375057</text:p>
          </table:table-cell>
          <table:table-cell office:value-type="float" office:value="0.0399075851459527" calcext:value-type="float">
            <text:p>0.0399075851459527</text:p>
          </table:table-cell>
          <table:table-cell office:value-type="float" office:value="-0.0399075851459527" calcext:value-type="float">
            <text:p>-0.0399075851459527</text:p>
          </table:table-cell>
          <table:table-cell office:value-type="float" office:value="146611.321370599" calcext:value-type="float">
            <text:p>146611.321370599</text:p>
          </table:table-cell>
          <table:table-cell office:value-type="float" office:value="3.6608446197997" calcext:value-type="float">
            <text:p>3.6608446197997</text:p>
          </table:table-cell>
          <table:table-cell table:number-columns-repeated="2" office:value-type="float" office:value="0.0319260536493644" calcext:value-type="float">
            <text:p>0.0319260536493644</text:p>
          </table:table-cell>
          <table:table-cell office:value-type="float" office:value="146611.321370599" calcext:value-type="float">
            <text:p>146611.321370599</text:p>
          </table:table-cell>
          <table:table-cell office:value-type="float" office:value="288564.893375057" calcext:value-type="float">
            <text:p>288564.893375057</text:p>
          </table:table-cell>
          <table:table-cell office:value-type="float" office:value="-0.0319260536493644" calcext:value-type="float">
            <text:p>-0.0319260536493644</text:p>
          </table:table-cell>
          <table:table-cell office:value-type="float" office:value="0.915211154949924" calcext:value-type="float">
            <text:p>0.915211154949924</text:p>
          </table:table-cell>
          <table:table-cell office:value-type="float" office:value="0.00798151341234111" calcext:value-type="float">
            <text:p>0.00798151341234111</text:p>
          </table:table-cell>
          <table:table-cell office:value-type="float" office:value="146611.321370599" calcext:value-type="float">
            <text:p>146611.321370599</text:p>
          </table:table-cell>
          <table:table-cell office:value-type="float" office:value="288564.893375057" calcext:value-type="float">
            <text:p>288564.893375057</text:p>
          </table:table-cell>
          <table:table-cell office:value-type="float" office:value="-0.00798151341234111" calcext:value-type="float">
            <text:p>-0.00798151341234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115782091" calcext:value-type="float">
            <text:p>288.150115782091</text:p>
          </table:table-cell>
          <table:table-cell office:value-type="float" office:value="146611.321370599" calcext:value-type="float">
            <text:p>146611.321370599</text:p>
          </table:table-cell>
          <table:table-cell office:value-type="float" office:value="288564.893375057" calcext:value-type="float">
            <text:p>288564.893375057</text:p>
          </table:table-cell>
          <table:table-cell office:value-type="float" office:value="288.150115782091" calcext:value-type="float">
            <text:p>288.150115782091</text:p>
          </table:table-cell>
          <table:table-cell office:value-type="float" office:value="146611.321370599" calcext:value-type="float">
            <text:p>146611.321370599</text:p>
          </table:table-cell>
          <table:table-cell table:number-columns-repeated="4" office:value-type="float" office:value="288564.893375057" calcext:value-type="float">
            <text:p>288564.893375057</text:p>
          </table:table-cell>
          <table:table-cell office:value-type="float" office:value="0.0399075851459527" calcext:value-type="float">
            <text:p>0.0399075851459527</text:p>
          </table:table-cell>
          <table:table-cell office:value-type="float" office:value="-0.0319260536493644" calcext:value-type="float">
            <text:p>-0.0319260536493644</text:p>
          </table:table-cell>
          <table:table-cell office:value-type="float" office:value="-0.00798151341234111" calcext:value-type="float">
            <text:p>-0.00798151341234111</text:p>
          </table:table-cell>
          <table:table-cell table:number-columns-repeated="10" office:value-type="float" office:value="146611.321370599" calcext:value-type="float">
            <text:p>146611.321370599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288.150047449248" calcext:value-type="float">
            <text:p>288.150047449248</text:p>
          </table:table-cell>
          <table:table-cell office:value-type="float" office:value="146611.327724392" calcext:value-type="float">
            <text:p>146611.327724392</text:p>
          </table:table-cell>
          <table:table-cell office:value-type="float" office:value="-0.00101486389273074" calcext:value-type="float">
            <text:p>-0.00101486389273074</text:p>
          </table:table-cell>
          <table:table-cell office:value-type="float" office:value="0.0951303065167648" calcext:value-type="float">
            <text:p>0.0951303065167648</text:p>
          </table:table-cell>
          <table:table-cell office:value-type="float" office:value="0.000231651111789688" calcext:value-type="float">
            <text:p>0.000231651111789688</text:p>
          </table:table-cell>
          <table:table-cell office:value-type="float" office:value="0.00000000739290097196" calcext:value-type="float">
            <text:p>7.39290097195866E-09</text:p>
          </table:table-cell>
          <table:table-cell office:value-type="float" office:value="0.00000739290097195866" calcext:value-type="float">
            <text:p>7.39290097195866E-06</text:p>
          </table:table-cell>
          <table:table-cell office:value-type="float" office:value="-0.727884623535185" calcext:value-type="float">
            <text:p>-0.727884623535185</text:p>
          </table:table-cell>
          <table:table-cell office:value-type="float" office:value="-1.01920254710409" calcext:value-type="float">
            <text:p>-1.01920254710409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03026789" calcext:value-type="float">
            <text:p>0.03192606030267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5151491" calcext:value-type="float">
            <text:p>-4.1931365151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1188325" calcext:value-type="float">
            <text:p>0.016504541188325</text:p>
          </table:table-cell>
          <table:table-cell office:value-type="float" office:value="2.09524444353215" calcext:value-type="float">
            <text:p>2.09524444353215</text:p>
          </table:table-cell>
          <table:table-cell office:value-type="float" office:value="53388.6722756082" calcext:value-type="float">
            <text:p>53388.6722756082</text:p>
          </table:table-cell>
          <table:table-cell office:value-type="float" office:value="53388.6722756082" calcext:value-type="float">
            <text:p>53388.6722756082</text:p>
          </table:table-cell>
          <table:table-cell office:value-type="float" office:value="0.0399075827712496" calcext:value-type="float">
            <text:p>0.03990758277124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11882539" calcext:value-type="float">
            <text:p>-3.66084511882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96837949" calcext:value-type="float">
            <text:p>0.0180117496837949</text:p>
          </table:table-cell>
          <table:table-cell office:value-type="float" office:value="1.49075046948154" calcext:value-type="float">
            <text:p>1.49075046948154</text:p>
          </table:table-cell>
          <table:table-cell table:number-columns-repeated="2" office:value-type="float" office:value="46611.3277243918" calcext:value-type="float">
            <text:p>46611.32772439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47449248" calcext:value-type="float">
            <text:p>288.150047449248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279706346" calcext:value-type="float">
            <text:p>-0.915211279706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56522697" calcext:value-type="float">
            <text:p>0.00454411256522697</text:p>
          </table:table-cell>
          <table:table-cell office:value-type="float" office:value="1.49075046948154" calcext:value-type="float">
            <text:p>1.49075046948154</text:p>
          </table:table-cell>
          <table:table-cell table:number-columns-repeated="2" office:value-type="float" office:value="46611.3277243918" calcext:value-type="float">
            <text:p>46611.3277243918</text:p>
          </table:table-cell>
          <table:table-cell office:value-type="float" office:value="0.00798151507566972" calcext:value-type="float">
            <text:p>0.007981515075669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4609689" calcext:value-type="float">
            <text:p>288.15004609689</text:p>
          </table:table-cell>
          <table:table-cell office:value-type="float" office:value="0.000231651111789688" calcext:value-type="float">
            <text:p>0.000231651111789688</text:p>
          </table:table-cell>
          <table:table-cell office:value-type="float" office:value="364.873572850913" calcext:value-type="float">
            <text:p>364.873572850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299086188" calcext:value-type="float">
            <text:p>0.00177251299086188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739290097196" calcext:value-type="float">
            <text:p>7.39290097195866E-09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474492477" calcext:value-type="float">
            <text:p>15.0000474492477</text:p>
          </table:table-cell>
          <table:table-cell office:value-type="float" office:value="1" calcext:value-type="float">
            <text:p>1</text:p>
          </table:table-cell>
          <table:table-cell office:value-type="float" office:value="1.77251299086188" calcext:value-type="float">
            <text:p>1.77251299086188</text:p>
          </table:table-cell>
          <table:table-cell office:value-type="float" office:value="1.46611327724392" calcext:value-type="float">
            <text:p>1.46611327724392</text:p>
          </table:table-cell>
          <table:table-cell office:value-type="float" office:value="205851.000659518" calcext:value-type="float">
            <text:p>205851.00065951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28273906" calcext:value-type="float">
            <text:p>1.77251328273906</text:p>
          </table:table-cell>
          <table:table-cell table:number-columns-repeated="2" office:value-type="float" office:value="1.77251299086188" calcext:value-type="float">
            <text:p>1.77251299086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824750083" calcext:value-type="float">
            <text:p>288564.8247500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726905" calcext:value-type="float">
            <text:p>11515.922726905</text:p>
          </table:table-cell>
          <table:table-cell office:value-type="float" office:value="-9212.73799620313" calcext:value-type="float">
            <text:p>-9212.73799620313</text:p>
          </table:table-cell>
          <table:table-cell office:value-type="float" office:value="-2303.18449905078" calcext:value-type="float">
            <text:p>-2303.184499050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27712496" calcext:value-type="float">
            <text:p>-0.0399075827712496</text:p>
          </table:table-cell>
          <table:table-cell office:value-type="float" office:value="0.0319260603026789" calcext:value-type="float">
            <text:p>0.0319260603026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507566972" calcext:value-type="float">
            <text:p>0.00798151507566972</text:p>
          </table:table-cell>
          <table:table-cell office:value-type="float" office:value="146611.327724392" calcext:value-type="float">
            <text:p>146611.327724392</text:p>
          </table:table-cell>
          <table:table-cell office:value-type="float" office:value="288564.824750083" calcext:value-type="float">
            <text:p>288564.824750083</text:p>
          </table:table-cell>
          <table:table-cell office:value-type="float" office:value="146611.327724392" calcext:value-type="float">
            <text:p>146611.327724392</text:p>
          </table:table-cell>
          <table:table-cell office:value-type="float" office:value="288564.824750083" calcext:value-type="float">
            <text:p>288564.824750083</text:p>
          </table:table-cell>
          <table:table-cell office:value-type="float" office:value="4.1931365151491" calcext:value-type="float">
            <text:p>4.1931365151491</text:p>
          </table:table-cell>
          <table:table-cell office:value-type="float" office:value="288564.824750083" calcext:value-type="float">
            <text:p>288564.824750083</text:p>
          </table:table-cell>
          <table:table-cell office:value-type="float" office:value="0.0399075827712496" calcext:value-type="float">
            <text:p>0.0399075827712496</text:p>
          </table:table-cell>
          <table:table-cell office:value-type="float" office:value="-0.0399075827712496" calcext:value-type="float">
            <text:p>-0.0399075827712496</text:p>
          </table:table-cell>
          <table:table-cell office:value-type="float" office:value="146611.327724392" calcext:value-type="float">
            <text:p>146611.327724392</text:p>
          </table:table-cell>
          <table:table-cell office:value-type="float" office:value="3.66084511882539" calcext:value-type="float">
            <text:p>3.66084511882539</text:p>
          </table:table-cell>
          <table:table-cell table:number-columns-repeated="2" office:value-type="float" office:value="0.0319260603026789" calcext:value-type="float">
            <text:p>0.0319260603026789</text:p>
          </table:table-cell>
          <table:table-cell office:value-type="float" office:value="146611.327724392" calcext:value-type="float">
            <text:p>146611.327724392</text:p>
          </table:table-cell>
          <table:table-cell office:value-type="float" office:value="288564.824750083" calcext:value-type="float">
            <text:p>288564.824750083</text:p>
          </table:table-cell>
          <table:table-cell office:value-type="float" office:value="-0.0319260603026789" calcext:value-type="float">
            <text:p>-0.0319260603026789</text:p>
          </table:table-cell>
          <table:table-cell office:value-type="float" office:value="0.915211279706346" calcext:value-type="float">
            <text:p>0.915211279706346</text:p>
          </table:table-cell>
          <table:table-cell office:value-type="float" office:value="0.00798151507566972" calcext:value-type="float">
            <text:p>0.00798151507566972</text:p>
          </table:table-cell>
          <table:table-cell office:value-type="float" office:value="146611.327724392" calcext:value-type="float">
            <text:p>146611.327724392</text:p>
          </table:table-cell>
          <table:table-cell office:value-type="float" office:value="288564.824750083" calcext:value-type="float">
            <text:p>288564.824750083</text:p>
          </table:table-cell>
          <table:table-cell office:value-type="float" office:value="-0.00798151507566972" calcext:value-type="float">
            <text:p>-0.007981515075669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47449248" calcext:value-type="float">
            <text:p>288.150047449248</text:p>
          </table:table-cell>
          <table:table-cell office:value-type="float" office:value="146611.327724392" calcext:value-type="float">
            <text:p>146611.327724392</text:p>
          </table:table-cell>
          <table:table-cell office:value-type="float" office:value="288564.824750083" calcext:value-type="float">
            <text:p>288564.824750083</text:p>
          </table:table-cell>
          <table:table-cell office:value-type="float" office:value="288.150047449248" calcext:value-type="float">
            <text:p>288.150047449248</text:p>
          </table:table-cell>
          <table:table-cell office:value-type="float" office:value="146611.327724392" calcext:value-type="float">
            <text:p>146611.327724392</text:p>
          </table:table-cell>
          <table:table-cell table:number-columns-repeated="4" office:value-type="float" office:value="288564.824750083" calcext:value-type="float">
            <text:p>288564.824750083</text:p>
          </table:table-cell>
          <table:table-cell office:value-type="float" office:value="0.0399075827712496" calcext:value-type="float">
            <text:p>0.0399075827712496</text:p>
          </table:table-cell>
          <table:table-cell office:value-type="float" office:value="-0.0319260603026789" calcext:value-type="float">
            <text:p>-0.0319260603026789</text:p>
          </table:table-cell>
          <table:table-cell office:value-type="float" office:value="-0.00798151507566972" calcext:value-type="float">
            <text:p>-0.00798151507566972</text:p>
          </table:table-cell>
          <table:table-cell table:number-columns-repeated="10" office:value-type="float" office:value="146611.327724392" calcext:value-type="float">
            <text:p>146611.327724392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288.150018374936" calcext:value-type="float">
            <text:p>288.150018374936</text:p>
          </table:table-cell>
          <table:table-cell office:value-type="float" office:value="146611.3304105" calcext:value-type="float">
            <text:p>146611.3304105</text:p>
          </table:table-cell>
          <table:table-cell office:value-type="float" office:value="-0.000393190332578144" calcext:value-type="float">
            <text:p>-0.000393190332578144</text:p>
          </table:table-cell>
          <table:table-cell office:value-type="float" office:value="0.0365196768672687" calcext:value-type="float">
            <text:p>0.0365196768672687</text:p>
          </table:table-cell>
          <table:table-cell office:value-type="float" office:value="0.0000889107377588516" calcext:value-type="float">
            <text:p>8.89107377588516E-05</text:p>
          </table:table-cell>
          <table:table-cell office:value-type="float" office:value="0.0000000028601719812" calcext:value-type="float">
            <text:p>2.86017198120048E-09</text:p>
          </table:table-cell>
          <table:table-cell office:value-type="float" office:value="0.00000286017198120048" calcext:value-type="float">
            <text:p>2.86017198120048E-06</text:p>
          </table:table-cell>
          <table:table-cell office:value-type="float" office:value="-0.282005497263092" calcext:value-type="float">
            <text:p>-0.282005497263092</text:p>
          </table:table-cell>
          <table:table-cell office:value-type="float" office:value="-0.394871263869318" calcext:value-type="float">
            <text:p>-0.394871263869318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31257248" calcext:value-type="float">
            <text:p>0.03192606312572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30418265" calcext:value-type="float">
            <text:p>-4.19313630418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773134" calcext:value-type="float">
            <text:p>0.016504540773134</text:p>
          </table:table-cell>
          <table:table-cell office:value-type="float" office:value="2.09524454919271" calcext:value-type="float">
            <text:p>2.09524454919271</text:p>
          </table:table-cell>
          <table:table-cell office:value-type="float" office:value="53388.6695895001" calcext:value-type="float">
            <text:p>53388.6695895001</text:p>
          </table:table-cell>
          <table:table-cell office:value-type="float" office:value="53388.6695895001" calcext:value-type="float">
            <text:p>53388.6695895001</text:p>
          </table:table-cell>
          <table:table-cell office:value-type="float" office:value="0.039907581767328" calcext:value-type="float">
            <text:p>0.0399075817673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32979183" calcext:value-type="float">
            <text:p>-3.66084532979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91290925" calcext:value-type="float">
            <text:p>0.0180117491290925</text:p>
          </table:table-cell>
          <table:table-cell office:value-type="float" office:value="1.49075057514211" calcext:value-type="float">
            <text:p>1.49075057514211</text:p>
          </table:table-cell>
          <table:table-cell table:number-columns-repeated="2" office:value-type="float" office:value="46611.3304104999" calcext:value-type="float">
            <text:p>46611.3304104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18374936" calcext:value-type="float">
            <text:p>288.150018374936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32447957" calcext:value-type="float">
            <text:p>-0.915211332447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40790231" calcext:value-type="float">
            <text:p>0.00454411240790231</text:p>
          </table:table-cell>
          <table:table-cell office:value-type="float" office:value="1.49075057514211" calcext:value-type="float">
            <text:p>1.49075057514211</text:p>
          </table:table-cell>
          <table:table-cell table:number-columns-repeated="2" office:value-type="float" office:value="46611.3304104999" calcext:value-type="float">
            <text:p>46611.3304104999</text:p>
          </table:table-cell>
          <table:table-cell office:value-type="float" office:value="0.00798151578143119" calcext:value-type="float">
            <text:p>0.007981515781431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1785123" calcext:value-type="float">
            <text:p>288.15001785123</text:p>
          </table:table-cell>
          <table:table-cell office:value-type="float" office:value="0.0000889107377588516" calcext:value-type="float">
            <text:p>8.89107377588516E-05</text:p>
          </table:table-cell>
          <table:table-cell office:value-type="float" office:value="364.873579389732" calcext:value-type="float">
            <text:p>364.873579389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20218301" calcext:value-type="float">
            <text:p>0.00177251320218301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28601719812" calcext:value-type="float">
            <text:p>2.86017198120048E-09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183749363" calcext:value-type="float">
            <text:p>15.0000183749363</text:p>
          </table:table-cell>
          <table:table-cell office:value-type="float" office:value="1" calcext:value-type="float">
            <text:p>1</text:p>
          </table:table-cell>
          <table:table-cell office:value-type="float" office:value="1.77251320218301" calcext:value-type="float">
            <text:p>1.77251320218301</text:p>
          </table:table-cell>
          <table:table-cell office:value-type="float" office:value="1.466113304105" calcext:value-type="float">
            <text:p>1.466113304105</text:p>
          </table:table-cell>
          <table:table-cell office:value-type="float" office:value="205850.979806727" calcext:value-type="float">
            <text:p>205850.97980672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1521378" calcext:value-type="float">
            <text:p>1.77251331521378</text:p>
          </table:table-cell>
          <table:table-cell table:number-columns-repeated="2" office:value-type="float" office:value="1.77251320218301" calcext:value-type="float">
            <text:p>1.772513202183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95551476" calcext:value-type="float">
            <text:p>288564.7955514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4372086" calcext:value-type="float">
            <text:p>11515.9224372086</text:p>
          </table:table-cell>
          <table:table-cell office:value-type="float" office:value="-9212.73787863829" calcext:value-type="float">
            <text:p>-9212.73787863829</text:p>
          </table:table-cell>
          <table:table-cell office:value-type="float" office:value="-2303.18446965957" calcext:value-type="float">
            <text:p>-2303.184469659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767328" calcext:value-type="float">
            <text:p>-0.039907581767328</text:p>
          </table:table-cell>
          <table:table-cell office:value-type="float" office:value="0.0319260631257248" calcext:value-type="float">
            <text:p>0.031926063125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578143119" calcext:value-type="float">
            <text:p>0.00798151578143119</text:p>
          </table:table-cell>
          <table:table-cell office:value-type="float" office:value="146611.3304105" calcext:value-type="float">
            <text:p>146611.3304105</text:p>
          </table:table-cell>
          <table:table-cell office:value-type="float" office:value="288564.795551476" calcext:value-type="float">
            <text:p>288564.795551476</text:p>
          </table:table-cell>
          <table:table-cell office:value-type="float" office:value="146611.3304105" calcext:value-type="float">
            <text:p>146611.3304105</text:p>
          </table:table-cell>
          <table:table-cell office:value-type="float" office:value="288564.795551476" calcext:value-type="float">
            <text:p>288564.795551476</text:p>
          </table:table-cell>
          <table:table-cell office:value-type="float" office:value="4.19313630418265" calcext:value-type="float">
            <text:p>4.19313630418265</text:p>
          </table:table-cell>
          <table:table-cell office:value-type="float" office:value="288564.795551476" calcext:value-type="float">
            <text:p>288564.795551476</text:p>
          </table:table-cell>
          <table:table-cell office:value-type="float" office:value="0.039907581767328" calcext:value-type="float">
            <text:p>0.039907581767328</text:p>
          </table:table-cell>
          <table:table-cell office:value-type="float" office:value="-0.039907581767328" calcext:value-type="float">
            <text:p>-0.039907581767328</text:p>
          </table:table-cell>
          <table:table-cell office:value-type="float" office:value="146611.3304105" calcext:value-type="float">
            <text:p>146611.3304105</text:p>
          </table:table-cell>
          <table:table-cell office:value-type="float" office:value="3.66084532979183" calcext:value-type="float">
            <text:p>3.66084532979183</text:p>
          </table:table-cell>
          <table:table-cell table:number-columns-repeated="2" office:value-type="float" office:value="0.0319260631257248" calcext:value-type="float">
            <text:p>0.0319260631257248</text:p>
          </table:table-cell>
          <table:table-cell office:value-type="float" office:value="146611.3304105" calcext:value-type="float">
            <text:p>146611.3304105</text:p>
          </table:table-cell>
          <table:table-cell office:value-type="float" office:value="288564.795551476" calcext:value-type="float">
            <text:p>288564.795551476</text:p>
          </table:table-cell>
          <table:table-cell office:value-type="float" office:value="-0.0319260631257248" calcext:value-type="float">
            <text:p>-0.0319260631257248</text:p>
          </table:table-cell>
          <table:table-cell office:value-type="float" office:value="0.915211332447957" calcext:value-type="float">
            <text:p>0.915211332447957</text:p>
          </table:table-cell>
          <table:table-cell office:value-type="float" office:value="0.00798151578143119" calcext:value-type="float">
            <text:p>0.00798151578143119</text:p>
          </table:table-cell>
          <table:table-cell office:value-type="float" office:value="146611.3304105" calcext:value-type="float">
            <text:p>146611.3304105</text:p>
          </table:table-cell>
          <table:table-cell office:value-type="float" office:value="288564.795551476" calcext:value-type="float">
            <text:p>288564.795551476</text:p>
          </table:table-cell>
          <table:table-cell office:value-type="float" office:value="-0.00798151578143119" calcext:value-type="float">
            <text:p>-0.007981515781431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18374936" calcext:value-type="float">
            <text:p>288.150018374936</text:p>
          </table:table-cell>
          <table:table-cell office:value-type="float" office:value="146611.3304105" calcext:value-type="float">
            <text:p>146611.3304105</text:p>
          </table:table-cell>
          <table:table-cell office:value-type="float" office:value="288564.795551476" calcext:value-type="float">
            <text:p>288564.795551476</text:p>
          </table:table-cell>
          <table:table-cell office:value-type="float" office:value="288.150018374936" calcext:value-type="float">
            <text:p>288.150018374936</text:p>
          </table:table-cell>
          <table:table-cell office:value-type="float" office:value="146611.3304105" calcext:value-type="float">
            <text:p>146611.3304105</text:p>
          </table:table-cell>
          <table:table-cell table:number-columns-repeated="4" office:value-type="float" office:value="288564.795551476" calcext:value-type="float">
            <text:p>288564.795551476</text:p>
          </table:table-cell>
          <table:table-cell office:value-type="float" office:value="0.039907581767328" calcext:value-type="float">
            <text:p>0.039907581767328</text:p>
          </table:table-cell>
          <table:table-cell office:value-type="float" office:value="-0.0319260631257248" calcext:value-type="float">
            <text:p>-0.0319260631257248</text:p>
          </table:table-cell>
          <table:table-cell office:value-type="float" office:value="-0.00798151578143119" calcext:value-type="float">
            <text:p>-0.00798151578143119</text:p>
          </table:table-cell>
          <table:table-cell table:number-columns-repeated="10" office:value-type="float" office:value="146611.3304105" calcext:value-type="float">
            <text:p>146611.3304105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288.150009758986" calcext:value-type="float">
            <text:p>288.150009758986</text:p>
          </table:table-cell>
          <table:table-cell office:value-type="float" office:value="146611.3312052" calcext:value-type="float">
            <text:p>146611.3312052</text:p>
          </table:table-cell>
          <table:table-cell office:value-type="float" office:value="-0.000208882350893962" calcext:value-type="float">
            <text:p>-0.000208882350893962</text:p>
          </table:table-cell>
          <table:table-cell office:value-type="float" office:value="0.0192929210320074" calcext:value-type="float">
            <text:p>0.0192929210320074</text:p>
          </table:table-cell>
          <table:table-cell office:value-type="float" office:value="0.0000469646570309124" calcext:value-type="float">
            <text:p>4.69646570309124E-05</text:p>
          </table:table-cell>
          <table:table-cell office:value-type="float" office:value="0.00000000151815876537" calcext:value-type="float">
            <text:p>1.51815876536787E-09</text:p>
          </table:table-cell>
          <table:table-cell office:value-type="float" office:value="0.00000151815876536787" calcext:value-type="float">
            <text:p>1.51815876536787E-06</text:p>
          </table:table-cell>
          <table:table-cell office:value-type="float" office:value="-0.149815410815583" calcext:value-type="float">
            <text:p>-0.149815410815583</text:p>
          </table:table-cell>
          <table:table-cell office:value-type="float" office:value="-0.209775345510752" calcext:value-type="float">
            <text:p>-0.209775345510752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39617227" calcext:value-type="float">
            <text:p>0.03192606396172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24176706" calcext:value-type="float">
            <text:p>-4.19313624176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6502975" calcext:value-type="float">
            <text:p>0.0165045406502975</text:p>
          </table:table-cell>
          <table:table-cell office:value-type="float" office:value="2.09524458049651" calcext:value-type="float">
            <text:p>2.09524458049651</text:p>
          </table:table-cell>
          <table:table-cell office:value-type="float" office:value="53388.6687948001" calcext:value-type="float">
            <text:p>53388.6687948001</text:p>
          </table:table-cell>
          <table:table-cell office:value-type="float" office:value="53388.6687948001" calcext:value-type="float">
            <text:p>53388.6687948001</text:p>
          </table:table-cell>
          <table:table-cell office:value-type="float" office:value="0.0399075814703122" calcext:value-type="float">
            <text:p>0.0399075814703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39220742" calcext:value-type="float">
            <text:p>-3.66084539220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9645383" calcext:value-type="float">
            <text:p>0.0180117489645383</text:p>
          </table:table-cell>
          <table:table-cell office:value-type="float" office:value="1.49075060644591" calcext:value-type="float">
            <text:p>1.49075060644591</text:p>
          </table:table-cell>
          <table:table-cell table:number-columns-repeated="2" office:value-type="float" office:value="46611.3312051999" calcext:value-type="float">
            <text:p>46611.3312051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9758986" calcext:value-type="float">
            <text:p>288.150009758986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48051855" calcext:value-type="float">
            <text:p>-0.91521134805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6124193" calcext:value-type="float">
            <text:p>0.00454411236124193</text:p>
          </table:table-cell>
          <table:table-cell office:value-type="float" office:value="1.49075060644591" calcext:value-type="float">
            <text:p>1.49075060644591</text:p>
          </table:table-cell>
          <table:table-cell table:number-columns-repeated="2" office:value-type="float" office:value="46611.3312051999" calcext:value-type="float">
            <text:p>46611.3312051999</text:p>
          </table:table-cell>
          <table:table-cell office:value-type="float" office:value="0.00798151599043068" calcext:value-type="float">
            <text:p>0.007981515990430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9480844" calcext:value-type="float">
            <text:p>288.150009480844</text:p>
          </table:table-cell>
          <table:table-cell office:value-type="float" office:value="0.0000469646570309124" calcext:value-type="float">
            <text:p>4.69646570309124E-05</text:p>
          </table:table-cell>
          <table:table-cell office:value-type="float" office:value="364.873581324207" calcext:value-type="float">
            <text:p>364.873581324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26479061" calcext:value-type="float">
            <text:p>0.00177251326479061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151815876537" calcext:value-type="float">
            <text:p>1.51815876536787E-09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97589862" calcext:value-type="float">
            <text:p>15.0000097589862</text:p>
          </table:table-cell>
          <table:table-cell office:value-type="float" office:value="1" calcext:value-type="float">
            <text:p>1</text:p>
          </table:table-cell>
          <table:table-cell office:value-type="float" office:value="1.77251326479061" calcext:value-type="float">
            <text:p>1.77251326479061</text:p>
          </table:table-cell>
          <table:table-cell office:value-type="float" office:value="1.466113312052" calcext:value-type="float">
            <text:p>1.466113312052</text:p>
          </table:table-cell>
          <table:table-cell office:value-type="float" office:value="205850.973627162" calcext:value-type="float">
            <text:p>205850.97362716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2482161" calcext:value-type="float">
            <text:p>1.77251332482161</text:p>
          </table:table-cell>
          <table:table-cell table:number-columns-repeated="2" office:value-type="float" office:value="1.77251326479061" calcext:value-type="float">
            <text:p>1.772513264790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86898692" calcext:value-type="float">
            <text:p>288564.78689869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3515003" calcext:value-type="float">
            <text:p>11515.9223515003</text:p>
          </table:table-cell>
          <table:table-cell office:value-type="float" office:value="-9212.73784362852" calcext:value-type="float">
            <text:p>-9212.73784362852</text:p>
          </table:table-cell>
          <table:table-cell office:value-type="float" office:value="-2303.18446090713" calcext:value-type="float">
            <text:p>-2303.184460907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4703122" calcext:value-type="float">
            <text:p>-0.0399075814703122</text:p>
          </table:table-cell>
          <table:table-cell office:value-type="float" office:value="0.0319260639617227" calcext:value-type="float">
            <text:p>0.0319260639617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599043068" calcext:value-type="float">
            <text:p>0.00798151599043068</text:p>
          </table:table-cell>
          <table:table-cell office:value-type="float" office:value="146611.3312052" calcext:value-type="float">
            <text:p>146611.3312052</text:p>
          </table:table-cell>
          <table:table-cell office:value-type="float" office:value="288564.786898692" calcext:value-type="float">
            <text:p>288564.786898692</text:p>
          </table:table-cell>
          <table:table-cell office:value-type="float" office:value="146611.3312052" calcext:value-type="float">
            <text:p>146611.3312052</text:p>
          </table:table-cell>
          <table:table-cell office:value-type="float" office:value="288564.786898692" calcext:value-type="float">
            <text:p>288564.786898692</text:p>
          </table:table-cell>
          <table:table-cell office:value-type="float" office:value="4.19313624176706" calcext:value-type="float">
            <text:p>4.19313624176706</text:p>
          </table:table-cell>
          <table:table-cell office:value-type="float" office:value="288564.786898692" calcext:value-type="float">
            <text:p>288564.786898692</text:p>
          </table:table-cell>
          <table:table-cell office:value-type="float" office:value="0.0399075814703122" calcext:value-type="float">
            <text:p>0.0399075814703122</text:p>
          </table:table-cell>
          <table:table-cell office:value-type="float" office:value="-0.0399075814703122" calcext:value-type="float">
            <text:p>-0.0399075814703122</text:p>
          </table:table-cell>
          <table:table-cell office:value-type="float" office:value="146611.3312052" calcext:value-type="float">
            <text:p>146611.3312052</text:p>
          </table:table-cell>
          <table:table-cell office:value-type="float" office:value="3.66084539220742" calcext:value-type="float">
            <text:p>3.66084539220742</text:p>
          </table:table-cell>
          <table:table-cell table:number-columns-repeated="2" office:value-type="float" office:value="0.0319260639617227" calcext:value-type="float">
            <text:p>0.0319260639617227</text:p>
          </table:table-cell>
          <table:table-cell office:value-type="float" office:value="146611.3312052" calcext:value-type="float">
            <text:p>146611.3312052</text:p>
          </table:table-cell>
          <table:table-cell office:value-type="float" office:value="288564.786898692" calcext:value-type="float">
            <text:p>288564.786898692</text:p>
          </table:table-cell>
          <table:table-cell office:value-type="float" office:value="-0.0319260639617227" calcext:value-type="float">
            <text:p>-0.0319260639617227</text:p>
          </table:table-cell>
          <table:table-cell office:value-type="float" office:value="0.915211348051855" calcext:value-type="float">
            <text:p>0.915211348051855</text:p>
          </table:table-cell>
          <table:table-cell office:value-type="float" office:value="0.00798151599043068" calcext:value-type="float">
            <text:p>0.00798151599043068</text:p>
          </table:table-cell>
          <table:table-cell office:value-type="float" office:value="146611.3312052" calcext:value-type="float">
            <text:p>146611.3312052</text:p>
          </table:table-cell>
          <table:table-cell office:value-type="float" office:value="288564.786898692" calcext:value-type="float">
            <text:p>288564.786898692</text:p>
          </table:table-cell>
          <table:table-cell office:value-type="float" office:value="-0.00798151599043068" calcext:value-type="float">
            <text:p>-0.007981515990430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9758986" calcext:value-type="float">
            <text:p>288.150009758986</text:p>
          </table:table-cell>
          <table:table-cell office:value-type="float" office:value="146611.3312052" calcext:value-type="float">
            <text:p>146611.3312052</text:p>
          </table:table-cell>
          <table:table-cell office:value-type="float" office:value="288564.786898692" calcext:value-type="float">
            <text:p>288564.786898692</text:p>
          </table:table-cell>
          <table:table-cell office:value-type="float" office:value="288.150009758986" calcext:value-type="float">
            <text:p>288.150009758986</text:p>
          </table:table-cell>
          <table:table-cell office:value-type="float" office:value="146611.3312052" calcext:value-type="float">
            <text:p>146611.3312052</text:p>
          </table:table-cell>
          <table:table-cell table:number-columns-repeated="4" office:value-type="float" office:value="288564.786898692" calcext:value-type="float">
            <text:p>288564.786898692</text:p>
          </table:table-cell>
          <table:table-cell office:value-type="float" office:value="0.0399075814703122" calcext:value-type="float">
            <text:p>0.0399075814703122</text:p>
          </table:table-cell>
          <table:table-cell office:value-type="float" office:value="-0.0319260639617227" calcext:value-type="float">
            <text:p>-0.0319260639617227</text:p>
          </table:table-cell>
          <table:table-cell office:value-type="float" office:value="-0.00798151599043068" calcext:value-type="float">
            <text:p>-0.00798151599043068</text:p>
          </table:table-cell>
          <table:table-cell table:number-columns-repeated="10" office:value-type="float" office:value="146611.3312052" calcext:value-type="float">
            <text:p>146611.331205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88.150005179624" calcext:value-type="float">
            <text:p>288.150005179624</text:p>
          </table:table-cell>
          <table:table-cell office:value-type="float" office:value="146611.331626711" calcext:value-type="float">
            <text:p>146611.331626711</text:p>
          </table:table-cell>
          <table:table-cell office:value-type="float" office:value="-0.000110869853354252" calcext:value-type="float">
            <text:p>-0.000110869853354252</text:p>
          </table:table-cell>
          <table:table-cell office:value-type="float" office:value="0.0102315102994989" calcext:value-type="float">
            <text:p>0.0102315102994989</text:p>
          </table:table-cell>
          <table:table-cell office:value-type="float" office:value="0.0000249060376518173" calcext:value-type="float">
            <text:p>2.49060376518173E-05</text:p>
          </table:table-cell>
          <table:table-cell office:value-type="float" office:value="0.00000000080569767524" calcext:value-type="float">
            <text:p>8.05697675243522E-10</text:p>
          </table:table-cell>
          <table:table-cell office:value-type="float" office:value="0.00000080569767524352" calcext:value-type="float">
            <text:p>8.05697675243522E-07</text:p>
          </table:table-cell>
          <table:table-cell office:value-type="float" office:value="-0.0795185067184191" calcext:value-type="float">
            <text:p>-0.0795185067184191</text:p>
          </table:table-cell>
          <table:table-cell office:value-type="float" office:value="-0.111343833934114" calcext:value-type="float">
            <text:p>-0.11134383393411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4056612" calcext:value-type="float">
            <text:p>0.03192606440566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20866167" calcext:value-type="float">
            <text:p>-4.19313620866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851447" calcext:value-type="float">
            <text:p>0.0165045405851447</text:p>
          </table:table-cell>
          <table:table-cell office:value-type="float" office:value="2.09524459712916" calcext:value-type="float">
            <text:p>2.09524459712916</text:p>
          </table:table-cell>
          <table:table-cell office:value-type="float" office:value="53388.6683732891" calcext:value-type="float">
            <text:p>53388.6683732891</text:p>
          </table:table-cell>
          <table:table-cell office:value-type="float" office:value="53388.6683732891" calcext:value-type="float">
            <text:p>53388.6683732891</text:p>
          </table:table-cell>
          <table:table-cell office:value-type="float" office:value="0.0399075813127742" calcext:value-type="float">
            <text:p>0.0399075813127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2531282" calcext:value-type="float">
            <text:p>-3.66084542531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8769633" calcext:value-type="float">
            <text:p>0.0180117488769633</text:p>
          </table:table-cell>
          <table:table-cell office:value-type="float" office:value="1.49075062307856" calcext:value-type="float">
            <text:p>1.49075062307856</text:p>
          </table:table-cell>
          <table:table-cell table:number-columns-repeated="2" office:value-type="float" office:value="46611.331626711" calcext:value-type="float">
            <text:p>46611.331626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5179624" calcext:value-type="float">
            <text:p>288.150005179624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56328204" calcext:value-type="float">
            <text:p>-0.915211356328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3641644" calcext:value-type="float">
            <text:p>0.00454411233641644</text:p>
          </table:table-cell>
          <table:table-cell office:value-type="float" office:value="1.49075062307856" calcext:value-type="float">
            <text:p>1.49075062307856</text:p>
          </table:table-cell>
          <table:table-cell table:number-columns-repeated="2" office:value-type="float" office:value="46611.331626711" calcext:value-type="float">
            <text:p>46611.331626711</text:p>
          </table:table-cell>
          <table:table-cell office:value-type="float" office:value="0.0079815161014153" calcext:value-type="float">
            <text:p>0.00798151610141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5031998" calcext:value-type="float">
            <text:p>288.150005031998</text:p>
          </table:table-cell>
          <table:table-cell office:value-type="float" office:value="0.0000249060376518173" calcext:value-type="float">
            <text:p>2.49060376518173E-05</text:p>
          </table:table-cell>
          <table:table-cell office:value-type="float" office:value="364.87358235021" calcext:value-type="float">
            <text:p>364.87358235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29805592" calcext:value-type="float">
            <text:p>0.00177251329805592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80569767524" calcext:value-type="float">
            <text:p>8.05697675243522E-10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51796235" calcext:value-type="float">
            <text:p>15.0000051796235</text:p>
          </table:table-cell>
          <table:table-cell office:value-type="float" office:value="1" calcext:value-type="float">
            <text:p>1</text:p>
          </table:table-cell>
          <table:table-cell office:value-type="float" office:value="1.77251329805592" calcext:value-type="float">
            <text:p>1.77251329805592</text:p>
          </table:table-cell>
          <table:table-cell office:value-type="float" office:value="1.46611331626711" calcext:value-type="float">
            <text:p>1.46611331626711</text:p>
          </table:table-cell>
          <table:table-cell office:value-type="float" office:value="205850.970342734" calcext:value-type="float">
            <text:p>205850.97034273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2991763" calcext:value-type="float">
            <text:p>1.77251332991763</text:p>
          </table:table-cell>
          <table:table-cell table:number-columns-repeated="2" office:value-type="float" office:value="1.77251329805592" calcext:value-type="float">
            <text:p>1.772513298055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82299752" calcext:value-type="float">
            <text:p>288564.7822997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3060404" calcext:value-type="float">
            <text:p>11515.9223060404</text:p>
          </table:table-cell>
          <table:table-cell office:value-type="float" office:value="-9212.73782490749" calcext:value-type="float">
            <text:p>-9212.73782490749</text:p>
          </table:table-cell>
          <table:table-cell office:value-type="float" office:value="-2303.18445622687" calcext:value-type="float">
            <text:p>-2303.184456226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3127742" calcext:value-type="float">
            <text:p>-0.0399075813127742</text:p>
          </table:table-cell>
          <table:table-cell office:value-type="float" office:value="0.0319260644056612" calcext:value-type="float">
            <text:p>0.0319260644056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1014153" calcext:value-type="float">
            <text:p>0.0079815161014153</text:p>
          </table:table-cell>
          <table:table-cell office:value-type="float" office:value="146611.331626711" calcext:value-type="float">
            <text:p>146611.331626711</text:p>
          </table:table-cell>
          <table:table-cell office:value-type="float" office:value="288564.782299752" calcext:value-type="float">
            <text:p>288564.782299752</text:p>
          </table:table-cell>
          <table:table-cell office:value-type="float" office:value="146611.331626711" calcext:value-type="float">
            <text:p>146611.331626711</text:p>
          </table:table-cell>
          <table:table-cell office:value-type="float" office:value="288564.782299752" calcext:value-type="float">
            <text:p>288564.782299752</text:p>
          </table:table-cell>
          <table:table-cell office:value-type="float" office:value="4.19313620866167" calcext:value-type="float">
            <text:p>4.19313620866167</text:p>
          </table:table-cell>
          <table:table-cell office:value-type="float" office:value="288564.782299752" calcext:value-type="float">
            <text:p>288564.782299752</text:p>
          </table:table-cell>
          <table:table-cell office:value-type="float" office:value="0.0399075813127742" calcext:value-type="float">
            <text:p>0.0399075813127742</text:p>
          </table:table-cell>
          <table:table-cell office:value-type="float" office:value="-0.0399075813127742" calcext:value-type="float">
            <text:p>-0.0399075813127742</text:p>
          </table:table-cell>
          <table:table-cell office:value-type="float" office:value="146611.331626711" calcext:value-type="float">
            <text:p>146611.331626711</text:p>
          </table:table-cell>
          <table:table-cell office:value-type="float" office:value="3.66084542531282" calcext:value-type="float">
            <text:p>3.66084542531282</text:p>
          </table:table-cell>
          <table:table-cell table:number-columns-repeated="2" office:value-type="float" office:value="0.0319260644056612" calcext:value-type="float">
            <text:p>0.0319260644056612</text:p>
          </table:table-cell>
          <table:table-cell office:value-type="float" office:value="146611.331626711" calcext:value-type="float">
            <text:p>146611.331626711</text:p>
          </table:table-cell>
          <table:table-cell office:value-type="float" office:value="288564.782299752" calcext:value-type="float">
            <text:p>288564.782299752</text:p>
          </table:table-cell>
          <table:table-cell office:value-type="float" office:value="-0.0319260644056612" calcext:value-type="float">
            <text:p>-0.0319260644056612</text:p>
          </table:table-cell>
          <table:table-cell office:value-type="float" office:value="0.915211356328204" calcext:value-type="float">
            <text:p>0.915211356328204</text:p>
          </table:table-cell>
          <table:table-cell office:value-type="float" office:value="0.0079815161014153" calcext:value-type="float">
            <text:p>0.0079815161014153</text:p>
          </table:table-cell>
          <table:table-cell office:value-type="float" office:value="146611.331626711" calcext:value-type="float">
            <text:p>146611.331626711</text:p>
          </table:table-cell>
          <table:table-cell office:value-type="float" office:value="288564.782299752" calcext:value-type="float">
            <text:p>288564.782299752</text:p>
          </table:table-cell>
          <table:table-cell office:value-type="float" office:value="-0.0079815161014153" calcext:value-type="float">
            <text:p>-0.00798151610141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5179624" calcext:value-type="float">
            <text:p>288.150005179624</text:p>
          </table:table-cell>
          <table:table-cell office:value-type="float" office:value="146611.331626711" calcext:value-type="float">
            <text:p>146611.331626711</text:p>
          </table:table-cell>
          <table:table-cell office:value-type="float" office:value="288564.782299752" calcext:value-type="float">
            <text:p>288564.782299752</text:p>
          </table:table-cell>
          <table:table-cell office:value-type="float" office:value="288.150005179624" calcext:value-type="float">
            <text:p>288.150005179624</text:p>
          </table:table-cell>
          <table:table-cell office:value-type="float" office:value="146611.331626711" calcext:value-type="float">
            <text:p>146611.331626711</text:p>
          </table:table-cell>
          <table:table-cell table:number-columns-repeated="4" office:value-type="float" office:value="288564.782299752" calcext:value-type="float">
            <text:p>288564.782299752</text:p>
          </table:table-cell>
          <table:table-cell office:value-type="float" office:value="0.0399075813127742" calcext:value-type="float">
            <text:p>0.0399075813127742</text:p>
          </table:table-cell>
          <table:table-cell office:value-type="float" office:value="-0.0319260644056612" calcext:value-type="float">
            <text:p>-0.0319260644056612</text:p>
          </table:table-cell>
          <table:table-cell office:value-type="float" office:value="-0.0079815161014153" calcext:value-type="float">
            <text:p>-0.0079815161014153</text:p>
          </table:table-cell>
          <table:table-cell table:number-columns-repeated="10" office:value-type="float" office:value="146611.331626711" calcext:value-type="float">
            <text:p>146611.331626711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float" office:value="288.150002007594" calcext:value-type="float">
            <text:p>288.150002007594</text:p>
          </table:table-cell>
          <table:table-cell office:value-type="float" office:value="146611.331918673" calcext:value-type="float">
            <text:p>146611.331918673</text:p>
          </table:table-cell>
          <table:table-cell office:value-type="float" office:value="-0.0000429780243770573" calcext:value-type="float">
            <text:p>-4.29780243770573E-05</text:p>
          </table:table-cell>
          <table:table-cell office:value-type="float" office:value="0.0039559254073244" calcext:value-type="float">
            <text:p>0.0039559254073244</text:p>
          </table:table-cell>
          <table:table-cell office:value-type="float" office:value="0.00000962914646152058" calcext:value-type="float">
            <text:p>9.62914646152058E-06</text:p>
          </table:table-cell>
          <table:table-cell office:value-type="float" office:value="0.00000000031219980073" calcext:value-type="float">
            <text:p>3.12199800733826E-10</text:p>
          </table:table-cell>
          <table:table-cell office:value-type="float" office:value="0.00000031219980073383" calcext:value-type="float">
            <text:p>3.12199800733826E-07</text:p>
          </table:table-cell>
          <table:table-cell office:value-type="float" office:value="-0.0308248655170774" calcext:value-type="float">
            <text:p>-0.0308248655170774</text:p>
          </table:table-cell>
          <table:table-cell office:value-type="float" office:value="-0.0431617600605706" calcext:value-type="float">
            <text:p>-0.04316176006057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7131638" calcext:value-type="float">
            <text:p>0.03192606471316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8573101" calcext:value-type="float">
            <text:p>-4.19313618573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400162" calcext:value-type="float">
            <text:p>0.0165045405400162</text:p>
          </table:table-cell>
          <table:table-cell office:value-type="float" office:value="2.0952446086502" calcext:value-type="float">
            <text:p>2.0952446086502</text:p>
          </table:table-cell>
          <table:table-cell table:number-columns-repeated="2" office:value-type="float" office:value="53388.6680813269" calcext:value-type="float">
            <text:p>53388.6680813269</text:p>
          </table:table-cell>
          <table:table-cell office:value-type="float" office:value="0.0399075812036546" calcext:value-type="float">
            <text:p>0.03990758120365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4824347" calcext:value-type="float">
            <text:p>-3.66084544824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8163006" calcext:value-type="float">
            <text:p>0.0180117488163006</text:p>
          </table:table-cell>
          <table:table-cell office:value-type="float" office:value="1.4907506345996" calcext:value-type="float">
            <text:p>1.4907506345996</text:p>
          </table:table-cell>
          <table:table-cell table:number-columns-repeated="2" office:value-type="float" office:value="46611.3319186731" calcext:value-type="float">
            <text:p>46611.33191867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2007594" calcext:value-type="float">
            <text:p>288.150002007594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2060868" calcext:value-type="float">
            <text:p>-0.915211362060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1922004" calcext:value-type="float">
            <text:p>0.00454411231922004</text:p>
          </table:table-cell>
          <table:table-cell office:value-type="float" office:value="1.4907506345996" calcext:value-type="float">
            <text:p>1.4907506345996</text:p>
          </table:table-cell>
          <table:table-cell table:number-columns-repeated="2" office:value-type="float" office:value="46611.3319186731" calcext:value-type="float">
            <text:p>46611.3319186731</text:p>
          </table:table-cell>
          <table:table-cell office:value-type="float" office:value="0.00798151617829095" calcext:value-type="float">
            <text:p>0.007981516178290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1950375" calcext:value-type="float">
            <text:p>288.150001950375</text:p>
          </table:table-cell>
          <table:table-cell office:value-type="float" office:value="0.00000962914646152058" calcext:value-type="float">
            <text:p>9.62914646152058E-06</text:p>
          </table:table-cell>
          <table:table-cell office:value-type="float" office:value="364.873583060877" calcext:value-type="float">
            <text:p>364.873583060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2109799" calcext:value-type="float">
            <text:p>0.00177251332109799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31219980073" calcext:value-type="float">
            <text:p>3.12199800733826E-10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20075936" calcext:value-type="float">
            <text:p>15.0000020075936</text:p>
          </table:table-cell>
          <table:table-cell office:value-type="float" office:value="1" calcext:value-type="float">
            <text:p>1</text:p>
          </table:table-cell>
          <table:table-cell office:value-type="float" office:value="1.77251332109799" calcext:value-type="float">
            <text:p>1.77251332109799</text:p>
          </table:table-cell>
          <table:table-cell office:value-type="float" office:value="1.46611331918673" calcext:value-type="float">
            <text:p>1.46611331918673</text:p>
          </table:table-cell>
          <table:table-cell office:value-type="float" office:value="205850.968067678" calcext:value-type="float">
            <text:p>205850.96806767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344741" calcext:value-type="float">
            <text:p>1.77251333344741</text:p>
          </table:table-cell>
          <table:table-cell table:number-columns-repeated="2" office:value-type="float" office:value="1.77251332109799" calcext:value-type="float">
            <text:p>1.772513321097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9114161" calcext:value-type="float">
            <text:p>288564.77911416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745523" calcext:value-type="float">
            <text:p>11515.9222745523</text:p>
          </table:table-cell>
          <table:table-cell office:value-type="float" office:value="-9212.73781193854" calcext:value-type="float">
            <text:p>-9212.73781193854</text:p>
          </table:table-cell>
          <table:table-cell office:value-type="float" office:value="-2303.18445298463" calcext:value-type="float">
            <text:p>-2303.184452984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2036546" calcext:value-type="float">
            <text:p>-0.0399075812036546</text:p>
          </table:table-cell>
          <table:table-cell office:value-type="float" office:value="0.0319260647131638" calcext:value-type="float">
            <text:p>0.0319260647131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17829095" calcext:value-type="float">
            <text:p>0.00798151617829095</text:p>
          </table:table-cell>
          <table:table-cell office:value-type="float" office:value="146611.331918673" calcext:value-type="float">
            <text:p>146611.331918673</text:p>
          </table:table-cell>
          <table:table-cell office:value-type="float" office:value="288564.779114161" calcext:value-type="float">
            <text:p>288564.779114161</text:p>
          </table:table-cell>
          <table:table-cell office:value-type="float" office:value="146611.331918673" calcext:value-type="float">
            <text:p>146611.331918673</text:p>
          </table:table-cell>
          <table:table-cell office:value-type="float" office:value="288564.779114161" calcext:value-type="float">
            <text:p>288564.779114161</text:p>
          </table:table-cell>
          <table:table-cell office:value-type="float" office:value="4.19313618573101" calcext:value-type="float">
            <text:p>4.19313618573101</text:p>
          </table:table-cell>
          <table:table-cell office:value-type="float" office:value="288564.779114161" calcext:value-type="float">
            <text:p>288564.779114161</text:p>
          </table:table-cell>
          <table:table-cell office:value-type="float" office:value="0.0399075812036546" calcext:value-type="float">
            <text:p>0.0399075812036546</text:p>
          </table:table-cell>
          <table:table-cell office:value-type="float" office:value="-0.0399075812036546" calcext:value-type="float">
            <text:p>-0.0399075812036546</text:p>
          </table:table-cell>
          <table:table-cell office:value-type="float" office:value="146611.331918673" calcext:value-type="float">
            <text:p>146611.331918673</text:p>
          </table:table-cell>
          <table:table-cell office:value-type="float" office:value="3.66084544824347" calcext:value-type="float">
            <text:p>3.66084544824347</text:p>
          </table:table-cell>
          <table:table-cell table:number-columns-repeated="2" office:value-type="float" office:value="0.0319260647131638" calcext:value-type="float">
            <text:p>0.0319260647131638</text:p>
          </table:table-cell>
          <table:table-cell office:value-type="float" office:value="146611.331918673" calcext:value-type="float">
            <text:p>146611.331918673</text:p>
          </table:table-cell>
          <table:table-cell office:value-type="float" office:value="288564.779114161" calcext:value-type="float">
            <text:p>288564.779114161</text:p>
          </table:table-cell>
          <table:table-cell office:value-type="float" office:value="-0.0319260647131638" calcext:value-type="float">
            <text:p>-0.0319260647131638</text:p>
          </table:table-cell>
          <table:table-cell office:value-type="float" office:value="0.915211362060868" calcext:value-type="float">
            <text:p>0.915211362060868</text:p>
          </table:table-cell>
          <table:table-cell office:value-type="float" office:value="0.00798151617829095" calcext:value-type="float">
            <text:p>0.00798151617829095</text:p>
          </table:table-cell>
          <table:table-cell office:value-type="float" office:value="146611.331918673" calcext:value-type="float">
            <text:p>146611.331918673</text:p>
          </table:table-cell>
          <table:table-cell office:value-type="float" office:value="288564.779114161" calcext:value-type="float">
            <text:p>288564.779114161</text:p>
          </table:table-cell>
          <table:table-cell office:value-type="float" office:value="-0.00798151617829095" calcext:value-type="float">
            <text:p>-0.007981516178290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2007594" calcext:value-type="float">
            <text:p>288.150002007594</text:p>
          </table:table-cell>
          <table:table-cell office:value-type="float" office:value="146611.331918673" calcext:value-type="float">
            <text:p>146611.331918673</text:p>
          </table:table-cell>
          <table:table-cell office:value-type="float" office:value="288564.779114161" calcext:value-type="float">
            <text:p>288564.779114161</text:p>
          </table:table-cell>
          <table:table-cell office:value-type="float" office:value="288.150002007594" calcext:value-type="float">
            <text:p>288.150002007594</text:p>
          </table:table-cell>
          <table:table-cell office:value-type="float" office:value="146611.331918673" calcext:value-type="float">
            <text:p>146611.331918673</text:p>
          </table:table-cell>
          <table:table-cell table:number-columns-repeated="4" office:value-type="float" office:value="288564.779114161" calcext:value-type="float">
            <text:p>288564.779114161</text:p>
          </table:table-cell>
          <table:table-cell office:value-type="float" office:value="0.0399075812036546" calcext:value-type="float">
            <text:p>0.0399075812036546</text:p>
          </table:table-cell>
          <table:table-cell office:value-type="float" office:value="-0.0319260647131638" calcext:value-type="float">
            <text:p>-0.0319260647131638</text:p>
          </table:table-cell>
          <table:table-cell office:value-type="float" office:value="-0.00798151617829095" calcext:value-type="float">
            <text:p>-0.00798151617829095</text:p>
          </table:table-cell>
          <table:table-cell table:number-columns-repeated="10" office:value-type="float" office:value="146611.331918673" calcext:value-type="float">
            <text:p>146611.331918673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288.150001616203" calcext:value-type="float">
            <text:p>288.150001616203</text:p>
          </table:table-cell>
          <table:table-cell office:value-type="float" office:value="146611.33195467" calcext:value-type="float">
            <text:p>146611.33195467</text:p>
          </table:table-cell>
          <table:table-cell office:value-type="float" office:value="-0.0000345992824630832" calcext:value-type="float">
            <text:p>-3.45992824630832E-05</text:p>
          </table:table-cell>
          <table:table-cell office:value-type="float" office:value="0.00318463755754222" calcext:value-type="float">
            <text:p>0.00318463755754222</text:p>
          </table:table-cell>
          <table:table-cell office:value-type="float" office:value="0.00000775174567024806" calcext:value-type="float">
            <text:p>7.75174567024806E-06</text:p>
          </table:table-cell>
          <table:table-cell office:value-type="float" office:value="0.00000000025133439774" calcext:value-type="float">
            <text:p>2.5133439773839E-10</text:p>
          </table:table-cell>
          <table:table-cell office:value-type="float" office:value="0.00000025133439773839" calcext:value-type="float">
            <text:p>2.5133439773839E-07</text:p>
          </table:table-cell>
          <table:table-cell office:value-type="float" office:value="-0.0248154317083278" calcext:value-type="float">
            <text:p>-0.0248154317083278</text:p>
          </table:table-cell>
          <table:table-cell office:value-type="float" office:value="-0.03474719812185" calcext:value-type="float">
            <text:p>-0.03474719812185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7510933" calcext:value-type="float">
            <text:p>0.03192606475109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8290385" calcext:value-type="float">
            <text:p>-4.19313618290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344522" calcext:value-type="float">
            <text:p>0.0165045405344522</text:p>
          </table:table-cell>
          <table:table-cell office:value-type="float" office:value="2.09524461007159" calcext:value-type="float">
            <text:p>2.09524461007159</text:p>
          </table:table-cell>
          <table:table-cell table:number-columns-repeated="2" office:value-type="float" office:value="53388.6680453303" calcext:value-type="float">
            <text:p>53388.6680453303</text:p>
          </table:table-cell>
          <table:table-cell office:value-type="float" office:value="0.039907581190201" calcext:value-type="float">
            <text:p>0.0399075811902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5107064" calcext:value-type="float">
            <text:p>-3.66084545107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8088119" calcext:value-type="float">
            <text:p>0.0180117488088119</text:p>
          </table:table-cell>
          <table:table-cell office:value-type="float" office:value="1.49075063602098" calcext:value-type="float">
            <text:p>1.49075063602098</text:p>
          </table:table-cell>
          <table:table-cell table:number-columns-repeated="2" office:value-type="float" office:value="46611.3319546697" calcext:value-type="float">
            <text:p>46611.33195466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1616203" calcext:value-type="float">
            <text:p>288.150001616203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2767659" calcext:value-type="float">
            <text:p>-0.915211362767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1709739" calcext:value-type="float">
            <text:p>0.00454411231709739</text:p>
          </table:table-cell>
          <table:table-cell office:value-type="float" office:value="1.49075063602098" calcext:value-type="float">
            <text:p>1.49075063602098</text:p>
          </table:table-cell>
          <table:table-cell table:number-columns-repeated="2" office:value-type="float" office:value="46611.3319546697" calcext:value-type="float">
            <text:p>46611.3319546697</text:p>
          </table:table-cell>
          <table:table-cell office:value-type="float" office:value="0.00798151618777332" calcext:value-type="float">
            <text:p>0.007981516187773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157014" calcext:value-type="float">
            <text:p>288.15000157014</text:p>
          </table:table-cell>
          <table:table-cell office:value-type="float" office:value="0.00000775174567024806" calcext:value-type="float">
            <text:p>7.75174567024806E-06</text:p>
          </table:table-cell>
          <table:table-cell office:value-type="float" office:value="364.873583148494" calcext:value-type="float">
            <text:p>364.873583148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2394076" calcext:value-type="float">
            <text:p>0.00177251332394076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25133439774" calcext:value-type="float">
            <text:p>2.5133439773839E-10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16162035" calcext:value-type="float">
            <text:p>15.0000016162035</text:p>
          </table:table-cell>
          <table:table-cell office:value-type="float" office:value="1" calcext:value-type="float">
            <text:p>1</text:p>
          </table:table-cell>
          <table:table-cell office:value-type="float" office:value="1.77251332394076" calcext:value-type="float">
            <text:p>1.77251332394076</text:p>
          </table:table-cell>
          <table:table-cell office:value-type="float" office:value="1.4661133195467" calcext:value-type="float">
            <text:p>1.4661133195467</text:p>
          </table:table-cell>
          <table:table-cell office:value-type="float" office:value="205850.967786964" calcext:value-type="float">
            <text:p>205850.9677869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388261" calcext:value-type="float">
            <text:p>1.77251333388261</text:p>
          </table:table-cell>
          <table:table-cell table:number-columns-repeated="2" office:value-type="float" office:value="1.77251332394076" calcext:value-type="float">
            <text:p>1.772513323940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8721098" calcext:value-type="float">
            <text:p>288564.7787210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706701" calcext:value-type="float">
            <text:p>11515.9222706701</text:p>
          </table:table-cell>
          <table:table-cell office:value-type="float" office:value="-9212.73781033468" calcext:value-type="float">
            <text:p>-9212.73781033468</text:p>
          </table:table-cell>
          <table:table-cell office:value-type="float" office:value="-2303.18445258367" calcext:value-type="float">
            <text:p>-2303.184452583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90201" calcext:value-type="float">
            <text:p>-0.039907581190201</text:p>
          </table:table-cell>
          <table:table-cell office:value-type="float" office:value="0.0319260647510933" calcext:value-type="float">
            <text:p>0.0319260647510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18777332" calcext:value-type="float">
            <text:p>0.00798151618777332</text:p>
          </table:table-cell>
          <table:table-cell office:value-type="float" office:value="146611.33195467" calcext:value-type="float">
            <text:p>146611.33195467</text:p>
          </table:table-cell>
          <table:table-cell office:value-type="float" office:value="288564.778721098" calcext:value-type="float">
            <text:p>288564.778721098</text:p>
          </table:table-cell>
          <table:table-cell office:value-type="float" office:value="146611.33195467" calcext:value-type="float">
            <text:p>146611.33195467</text:p>
          </table:table-cell>
          <table:table-cell office:value-type="float" office:value="288564.778721098" calcext:value-type="float">
            <text:p>288564.778721098</text:p>
          </table:table-cell>
          <table:table-cell office:value-type="float" office:value="4.19313618290385" calcext:value-type="float">
            <text:p>4.19313618290385</text:p>
          </table:table-cell>
          <table:table-cell office:value-type="float" office:value="288564.778721098" calcext:value-type="float">
            <text:p>288564.778721098</text:p>
          </table:table-cell>
          <table:table-cell office:value-type="float" office:value="0.039907581190201" calcext:value-type="float">
            <text:p>0.039907581190201</text:p>
          </table:table-cell>
          <table:table-cell office:value-type="float" office:value="-0.039907581190201" calcext:value-type="float">
            <text:p>-0.039907581190201</text:p>
          </table:table-cell>
          <table:table-cell office:value-type="float" office:value="146611.33195467" calcext:value-type="float">
            <text:p>146611.33195467</text:p>
          </table:table-cell>
          <table:table-cell office:value-type="float" office:value="3.66084545107064" calcext:value-type="float">
            <text:p>3.66084545107064</text:p>
          </table:table-cell>
          <table:table-cell table:number-columns-repeated="2" office:value-type="float" office:value="0.0319260647510933" calcext:value-type="float">
            <text:p>0.0319260647510933</text:p>
          </table:table-cell>
          <table:table-cell office:value-type="float" office:value="146611.33195467" calcext:value-type="float">
            <text:p>146611.33195467</text:p>
          </table:table-cell>
          <table:table-cell office:value-type="float" office:value="288564.778721098" calcext:value-type="float">
            <text:p>288564.778721098</text:p>
          </table:table-cell>
          <table:table-cell office:value-type="float" office:value="-0.0319260647510933" calcext:value-type="float">
            <text:p>-0.0319260647510933</text:p>
          </table:table-cell>
          <table:table-cell office:value-type="float" office:value="0.915211362767659" calcext:value-type="float">
            <text:p>0.915211362767659</text:p>
          </table:table-cell>
          <table:table-cell office:value-type="float" office:value="0.00798151618777332" calcext:value-type="float">
            <text:p>0.00798151618777332</text:p>
          </table:table-cell>
          <table:table-cell office:value-type="float" office:value="146611.33195467" calcext:value-type="float">
            <text:p>146611.33195467</text:p>
          </table:table-cell>
          <table:table-cell office:value-type="float" office:value="288564.778721098" calcext:value-type="float">
            <text:p>288564.778721098</text:p>
          </table:table-cell>
          <table:table-cell office:value-type="float" office:value="-0.00798151618777332" calcext:value-type="float">
            <text:p>-0.007981516187773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1616203" calcext:value-type="float">
            <text:p>288.150001616203</text:p>
          </table:table-cell>
          <table:table-cell office:value-type="float" office:value="146611.33195467" calcext:value-type="float">
            <text:p>146611.33195467</text:p>
          </table:table-cell>
          <table:table-cell office:value-type="float" office:value="288564.778721098" calcext:value-type="float">
            <text:p>288564.778721098</text:p>
          </table:table-cell>
          <table:table-cell office:value-type="float" office:value="288.150001616203" calcext:value-type="float">
            <text:p>288.150001616203</text:p>
          </table:table-cell>
          <table:table-cell office:value-type="float" office:value="146611.33195467" calcext:value-type="float">
            <text:p>146611.33195467</text:p>
          </table:table-cell>
          <table:table-cell table:number-columns-repeated="4" office:value-type="float" office:value="288564.778721098" calcext:value-type="float">
            <text:p>288564.778721098</text:p>
          </table:table-cell>
          <table:table-cell office:value-type="float" office:value="0.039907581190201" calcext:value-type="float">
            <text:p>0.039907581190201</text:p>
          </table:table-cell>
          <table:table-cell office:value-type="float" office:value="-0.0319260647510933" calcext:value-type="float">
            <text:p>-0.0319260647510933</text:p>
          </table:table-cell>
          <table:table-cell office:value-type="float" office:value="-0.00798151618777332" calcext:value-type="float">
            <text:p>-0.00798151618777332</text:p>
          </table:table-cell>
          <table:table-cell table:number-columns-repeated="10" office:value-type="float" office:value="146611.33195467" calcext:value-type="float">
            <text:p>146611.33195467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float" office:value="288.150001224813" calcext:value-type="float">
            <text:p>288.150001224813</text:p>
          </table:table-cell>
          <table:table-cell office:value-type="float" office:value="146611.331990666" calcext:value-type="float">
            <text:p>146611.331990666</text:p>
          </table:table-cell>
          <table:table-cell office:value-type="float" office:value="-0.0000262205446381467" calcext:value-type="float">
            <text:p>-2.62205446381467E-05</text:p>
          </table:table-cell>
          <table:table-cell office:value-type="float" office:value="0.00241334880248461" calcext:value-type="float">
            <text:p>0.00241334880248461</text:p>
          </table:table-cell>
          <table:table-cell office:value-type="float" office:value="0.00000587434260523878" calcext:value-type="float">
            <text:p>5.87434260523878E-06</text:p>
          </table:table-cell>
          <table:table-cell office:value-type="float" office:value="0.00000000019046900862" calcext:value-type="float">
            <text:p>1.90469008620742E-10</text:p>
          </table:table-cell>
          <table:table-cell office:value-type="float" office:value="0.00000019046900862074" calcext:value-type="float">
            <text:p>1.90469008620742E-07</text:p>
          </table:table-cell>
          <table:table-cell office:value-type="float" office:value="-0.0188060008326064" calcext:value-type="float">
            <text:p>-0.0188060008326064</text:p>
          </table:table-cell>
          <table:table-cell office:value-type="float" office:value="-0.0263326402899206" calcext:value-type="float">
            <text:p>-0.02633264028992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7890227" calcext:value-type="float">
            <text:p>0.03192606478902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8007668" calcext:value-type="float">
            <text:p>-4.19313618007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288882" calcext:value-type="float">
            <text:p>0.0165045405288882</text:p>
          </table:table-cell>
          <table:table-cell office:value-type="float" office:value="2.09524461149297" calcext:value-type="float">
            <text:p>2.09524461149297</text:p>
          </table:table-cell>
          <table:table-cell office:value-type="float" office:value="53388.6680093338" calcext:value-type="float">
            <text:p>53388.6680093338</text:p>
          </table:table-cell>
          <table:table-cell office:value-type="float" office:value="53388.6680093337" calcext:value-type="float">
            <text:p>53388.6680093337</text:p>
          </table:table-cell>
          <table:table-cell office:value-type="float" office:value="0.0399075811767474" calcext:value-type="float">
            <text:p>0.03990758117674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538978" calcext:value-type="float">
            <text:p>-3.6608454538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8013232" calcext:value-type="float">
            <text:p>0.0180117488013232</text:p>
          </table:table-cell>
          <table:table-cell office:value-type="float" office:value="1.49075063744237" calcext:value-type="float">
            <text:p>1.49075063744237</text:p>
          </table:table-cell>
          <table:table-cell table:number-columns-repeated="2" office:value-type="float" office:value="46611.3319906663" calcext:value-type="float">
            <text:p>46611.33199066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1224813" calcext:value-type="float">
            <text:p>288.150001224813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347445" calcext:value-type="float">
            <text:p>-0.91521136347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1497474" calcext:value-type="float">
            <text:p>0.00454411231497474</text:p>
          </table:table-cell>
          <table:table-cell office:value-type="float" office:value="1.49075063744237" calcext:value-type="float">
            <text:p>1.49075063744237</text:p>
          </table:table-cell>
          <table:table-cell table:number-columns-repeated="2" office:value-type="float" office:value="46611.3319906663" calcext:value-type="float">
            <text:p>46611.3319906663</text:p>
          </table:table-cell>
          <table:table-cell office:value-type="float" office:value="0.00798151619725568" calcext:value-type="float">
            <text:p>0.007981516197255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1189905" calcext:value-type="float">
            <text:p>288.150001189905</text:p>
          </table:table-cell>
          <table:table-cell office:value-type="float" office:value="0.00000587434260523878" calcext:value-type="float">
            <text:p>5.87434260523878E-06</text:p>
          </table:table-cell>
          <table:table-cell office:value-type="float" office:value="364.873583236112" calcext:value-type="float">
            <text:p>364.873583236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2678354" calcext:value-type="float">
            <text:p>0.00177251332678354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19046900862" calcext:value-type="float">
            <text:p>1.90469008620742E-10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12248134" calcext:value-type="float">
            <text:p>15.0000012248134</text:p>
          </table:table-cell>
          <table:table-cell office:value-type="float" office:value="1" calcext:value-type="float">
            <text:p>1</text:p>
          </table:table-cell>
          <table:table-cell office:value-type="float" office:value="1.77251332678354" calcext:value-type="float">
            <text:p>1.77251332678354</text:p>
          </table:table-cell>
          <table:table-cell office:value-type="float" office:value="1.46611331990666" calcext:value-type="float">
            <text:p>1.46611331990666</text:p>
          </table:table-cell>
          <table:table-cell office:value-type="float" office:value="205850.96750625" calcext:value-type="float">
            <text:p>205850.967506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43178" calcext:value-type="float">
            <text:p>1.7725133343178</text:p>
          </table:table-cell>
          <table:table-cell table:number-columns-repeated="2" office:value-type="float" office:value="1.77251332678354" calcext:value-type="float">
            <text:p>1.772513326783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8328035" calcext:value-type="float">
            <text:p>288564.7783280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667879" calcext:value-type="float">
            <text:p>11515.9222667879</text:p>
          </table:table-cell>
          <table:table-cell office:value-type="float" office:value="-9212.73780873082" calcext:value-type="float">
            <text:p>-9212.73780873082</text:p>
          </table:table-cell>
          <table:table-cell office:value-type="float" office:value="-2303.1844521827" calcext:value-type="float">
            <text:p>-2303.18445218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767474" calcext:value-type="float">
            <text:p>-0.0399075811767474</text:p>
          </table:table-cell>
          <table:table-cell office:value-type="float" office:value="0.0319260647890227" calcext:value-type="float">
            <text:p>0.0319260647890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19725568" calcext:value-type="float">
            <text:p>0.00798151619725568</text:p>
          </table:table-cell>
          <table:table-cell office:value-type="float" office:value="146611.331990666" calcext:value-type="float">
            <text:p>146611.331990666</text:p>
          </table:table-cell>
          <table:table-cell office:value-type="float" office:value="288564.778328035" calcext:value-type="float">
            <text:p>288564.778328035</text:p>
          </table:table-cell>
          <table:table-cell office:value-type="float" office:value="146611.331990666" calcext:value-type="float">
            <text:p>146611.331990666</text:p>
          </table:table-cell>
          <table:table-cell office:value-type="float" office:value="288564.778328035" calcext:value-type="float">
            <text:p>288564.778328035</text:p>
          </table:table-cell>
          <table:table-cell office:value-type="float" office:value="4.19313618007668" calcext:value-type="float">
            <text:p>4.19313618007668</text:p>
          </table:table-cell>
          <table:table-cell office:value-type="float" office:value="288564.778328035" calcext:value-type="float">
            <text:p>288564.778328035</text:p>
          </table:table-cell>
          <table:table-cell office:value-type="float" office:value="0.0399075811767474" calcext:value-type="float">
            <text:p>0.0399075811767474</text:p>
          </table:table-cell>
          <table:table-cell office:value-type="float" office:value="-0.0399075811767474" calcext:value-type="float">
            <text:p>-0.0399075811767474</text:p>
          </table:table-cell>
          <table:table-cell office:value-type="float" office:value="146611.331990666" calcext:value-type="float">
            <text:p>146611.331990666</text:p>
          </table:table-cell>
          <table:table-cell office:value-type="float" office:value="3.6608454538978" calcext:value-type="float">
            <text:p>3.6608454538978</text:p>
          </table:table-cell>
          <table:table-cell table:number-columns-repeated="2" office:value-type="float" office:value="0.0319260647890227" calcext:value-type="float">
            <text:p>0.0319260647890227</text:p>
          </table:table-cell>
          <table:table-cell office:value-type="float" office:value="146611.331990666" calcext:value-type="float">
            <text:p>146611.331990666</text:p>
          </table:table-cell>
          <table:table-cell office:value-type="float" office:value="288564.778328035" calcext:value-type="float">
            <text:p>288564.778328035</text:p>
          </table:table-cell>
          <table:table-cell office:value-type="float" office:value="-0.0319260647890227" calcext:value-type="float">
            <text:p>-0.0319260647890227</text:p>
          </table:table-cell>
          <table:table-cell office:value-type="float" office:value="0.91521136347445" calcext:value-type="float">
            <text:p>0.91521136347445</text:p>
          </table:table-cell>
          <table:table-cell office:value-type="float" office:value="0.00798151619725568" calcext:value-type="float">
            <text:p>0.00798151619725568</text:p>
          </table:table-cell>
          <table:table-cell office:value-type="float" office:value="146611.331990666" calcext:value-type="float">
            <text:p>146611.331990666</text:p>
          </table:table-cell>
          <table:table-cell office:value-type="float" office:value="288564.778328035" calcext:value-type="float">
            <text:p>288564.778328035</text:p>
          </table:table-cell>
          <table:table-cell office:value-type="float" office:value="-0.00798151619725568" calcext:value-type="float">
            <text:p>-0.007981516197255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1224813" calcext:value-type="float">
            <text:p>288.150001224813</text:p>
          </table:table-cell>
          <table:table-cell office:value-type="float" office:value="146611.331990666" calcext:value-type="float">
            <text:p>146611.331990666</text:p>
          </table:table-cell>
          <table:table-cell office:value-type="float" office:value="288564.778328035" calcext:value-type="float">
            <text:p>288564.778328035</text:p>
          </table:table-cell>
          <table:table-cell office:value-type="float" office:value="288.150001224813" calcext:value-type="float">
            <text:p>288.150001224813</text:p>
          </table:table-cell>
          <table:table-cell office:value-type="float" office:value="146611.331990666" calcext:value-type="float">
            <text:p>146611.331990666</text:p>
          </table:table-cell>
          <table:table-cell table:number-columns-repeated="4" office:value-type="float" office:value="288564.778328035" calcext:value-type="float">
            <text:p>288564.778328035</text:p>
          </table:table-cell>
          <table:table-cell office:value-type="float" office:value="0.0399075811767474" calcext:value-type="float">
            <text:p>0.0399075811767474</text:p>
          </table:table-cell>
          <table:table-cell office:value-type="float" office:value="-0.0319260647890227" calcext:value-type="float">
            <text:p>-0.0319260647890227</text:p>
          </table:table-cell>
          <table:table-cell office:value-type="float" office:value="-0.00798151619725568" calcext:value-type="float">
            <text:p>-0.00798151619725568</text:p>
          </table:table-cell>
          <table:table-cell table:number-columns-repeated="10" office:value-type="float" office:value="146611.331990666" calcext:value-type="float">
            <text:p>146611.331990666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288.150000833423" calcext:value-type="float">
            <text:p>288.150000833423</text:p>
          </table:table-cell>
          <table:table-cell office:value-type="float" office:value="146611.332026663" calcext:value-type="float">
            <text:p>146611.332026663</text:p>
          </table:table-cell>
          <table:table-cell office:value-type="float" office:value="-0.000017841800730579" calcext:value-type="float">
            <text:p>-1.7841800730579E-05</text:p>
          </table:table-cell>
          <table:table-cell office:value-type="float" office:value="0.00164206661328759" calcext:value-type="float">
            <text:p>0.00164206661328759</text:p>
          </table:table-cell>
          <table:table-cell office:value-type="float" office:value="0.00000399695591113414" calcext:value-type="float">
            <text:p>3.99695591113414E-06</text:p>
          </table:table-cell>
          <table:table-cell office:value-type="float" office:value="0.00000000012960366114" calcext:value-type="float">
            <text:p>1.29603661136457E-10</text:p>
          </table:table-cell>
          <table:table-cell office:value-type="float" office:value="0.00000012960366113646" calcext:value-type="float">
            <text:p>1.29603661136457E-07</text:p>
          </table:table-cell>
          <table:table-cell office:value-type="float" office:value="-0.0127965655945493" calcext:value-type="float">
            <text:p>-0.0127965655945493</text:p>
          </table:table-cell>
          <table:table-cell office:value-type="float" office:value="-0.017918076349629" calcext:value-type="float">
            <text:p>-0.017918076349629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8269522" calcext:value-type="float">
            <text:p>0.03192606482695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724952" calcext:value-type="float">
            <text:p>-4.19313617724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233242" calcext:value-type="float">
            <text:p>0.0165045405233242</text:p>
          </table:table-cell>
          <table:table-cell office:value-type="float" office:value="2.09524461291436" calcext:value-type="float">
            <text:p>2.09524461291436</text:p>
          </table:table-cell>
          <table:table-cell office:value-type="float" office:value="53388.6679733372" calcext:value-type="float">
            <text:p>53388.6679733372</text:p>
          </table:table-cell>
          <table:table-cell office:value-type="float" office:value="53388.6679733372" calcext:value-type="float">
            <text:p>53388.6679733372</text:p>
          </table:table-cell>
          <table:table-cell office:value-type="float" office:value="0.0399075811632939" calcext:value-type="float">
            <text:p>0.03990758116329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5672496" calcext:value-type="float">
            <text:p>-3.66084545672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938344" calcext:value-type="float">
            <text:p>0.0180117487938344</text:p>
          </table:table-cell>
          <table:table-cell office:value-type="float" office:value="1.49075063886376" calcext:value-type="float">
            <text:p>1.49075063886376</text:p>
          </table:table-cell>
          <table:table-cell table:number-columns-repeated="2" office:value-type="float" office:value="46611.3320266628" calcext:value-type="float">
            <text:p>46611.33202666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833423" calcext:value-type="float">
            <text:p>288.150000833423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4181241" calcext:value-type="float">
            <text:p>-0.915211364181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1285209" calcext:value-type="float">
            <text:p>0.00454411231285209</text:p>
          </table:table-cell>
          <table:table-cell office:value-type="float" office:value="1.49075063886376" calcext:value-type="float">
            <text:p>1.49075063886376</text:p>
          </table:table-cell>
          <table:table-cell table:number-columns-repeated="2" office:value-type="float" office:value="46611.3320266628" calcext:value-type="float">
            <text:p>46611.3320266628</text:p>
          </table:table-cell>
          <table:table-cell office:value-type="float" office:value="0.00798151620673804" calcext:value-type="float">
            <text:p>0.007981516206738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80967" calcext:value-type="float">
            <text:p>288.15000080967</text:p>
          </table:table-cell>
          <table:table-cell office:value-type="float" office:value="0.00000399695591113414" calcext:value-type="float">
            <text:p>3.99695591113414E-06</text:p>
          </table:table-cell>
          <table:table-cell office:value-type="float" office:value="364.87358332373" calcext:value-type="float">
            <text:p>364.87358332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2962631" calcext:value-type="float">
            <text:p>0.00177251332962631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12960366114" calcext:value-type="float">
            <text:p>1.29603661136457E-10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8334233" calcext:value-type="float">
            <text:p>15.0000008334233</text:p>
          </table:table-cell>
          <table:table-cell office:value-type="float" office:value="1" calcext:value-type="float">
            <text:p>1</text:p>
          </table:table-cell>
          <table:table-cell office:value-type="float" office:value="1.77251332962631" calcext:value-type="float">
            <text:p>1.77251332962631</text:p>
          </table:table-cell>
          <table:table-cell office:value-type="float" office:value="1.46611332026663" calcext:value-type="float">
            <text:p>1.46611332026663</text:p>
          </table:table-cell>
          <table:table-cell office:value-type="float" office:value="205850.967225535" calcext:value-type="float">
            <text:p>205850.96722553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4753" calcext:value-type="float">
            <text:p>1.772513334753</text:p>
          </table:table-cell>
          <table:table-cell table:number-columns-repeated="2" office:value-type="float" office:value="1.77251332962631" calcext:value-type="float">
            <text:p>1.772513329626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934971" calcext:value-type="float">
            <text:p>288564.77793497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629056" calcext:value-type="float">
            <text:p>11515.9222629056</text:p>
          </table:table-cell>
          <table:table-cell office:value-type="float" office:value="-9212.73780712695" calcext:value-type="float">
            <text:p>-9212.73780712695</text:p>
          </table:table-cell>
          <table:table-cell office:value-type="float" office:value="-2303.18445178174" calcext:value-type="float">
            <text:p>-2303.184451781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632939" calcext:value-type="float">
            <text:p>-0.0399075811632939</text:p>
          </table:table-cell>
          <table:table-cell office:value-type="float" office:value="0.0319260648269522" calcext:value-type="float">
            <text:p>0.0319260648269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0673804" calcext:value-type="float">
            <text:p>0.00798151620673804</text:p>
          </table:table-cell>
          <table:table-cell office:value-type="float" office:value="146611.332026663" calcext:value-type="float">
            <text:p>146611.332026663</text:p>
          </table:table-cell>
          <table:table-cell office:value-type="float" office:value="288564.777934971" calcext:value-type="float">
            <text:p>288564.777934971</text:p>
          </table:table-cell>
          <table:table-cell office:value-type="float" office:value="146611.332026663" calcext:value-type="float">
            <text:p>146611.332026663</text:p>
          </table:table-cell>
          <table:table-cell office:value-type="float" office:value="288564.777934971" calcext:value-type="float">
            <text:p>288564.777934971</text:p>
          </table:table-cell>
          <table:table-cell office:value-type="float" office:value="4.19313617724952" calcext:value-type="float">
            <text:p>4.19313617724952</text:p>
          </table:table-cell>
          <table:table-cell office:value-type="float" office:value="288564.777934971" calcext:value-type="float">
            <text:p>288564.777934971</text:p>
          </table:table-cell>
          <table:table-cell office:value-type="float" office:value="0.0399075811632939" calcext:value-type="float">
            <text:p>0.0399075811632939</text:p>
          </table:table-cell>
          <table:table-cell office:value-type="float" office:value="-0.0399075811632939" calcext:value-type="float">
            <text:p>-0.0399075811632939</text:p>
          </table:table-cell>
          <table:table-cell office:value-type="float" office:value="146611.332026663" calcext:value-type="float">
            <text:p>146611.332026663</text:p>
          </table:table-cell>
          <table:table-cell office:value-type="float" office:value="3.66084545672496" calcext:value-type="float">
            <text:p>3.66084545672496</text:p>
          </table:table-cell>
          <table:table-cell table:number-columns-repeated="2" office:value-type="float" office:value="0.0319260648269522" calcext:value-type="float">
            <text:p>0.0319260648269522</text:p>
          </table:table-cell>
          <table:table-cell office:value-type="float" office:value="146611.332026663" calcext:value-type="float">
            <text:p>146611.332026663</text:p>
          </table:table-cell>
          <table:table-cell office:value-type="float" office:value="288564.777934971" calcext:value-type="float">
            <text:p>288564.777934971</text:p>
          </table:table-cell>
          <table:table-cell office:value-type="float" office:value="-0.0319260648269522" calcext:value-type="float">
            <text:p>-0.0319260648269522</text:p>
          </table:table-cell>
          <table:table-cell office:value-type="float" office:value="0.915211364181241" calcext:value-type="float">
            <text:p>0.915211364181241</text:p>
          </table:table-cell>
          <table:table-cell office:value-type="float" office:value="0.00798151620673804" calcext:value-type="float">
            <text:p>0.00798151620673804</text:p>
          </table:table-cell>
          <table:table-cell office:value-type="float" office:value="146611.332026663" calcext:value-type="float">
            <text:p>146611.332026663</text:p>
          </table:table-cell>
          <table:table-cell office:value-type="float" office:value="288564.777934971" calcext:value-type="float">
            <text:p>288564.777934971</text:p>
          </table:table-cell>
          <table:table-cell office:value-type="float" office:value="-0.00798151620673804" calcext:value-type="float">
            <text:p>-0.007981516206738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833423" calcext:value-type="float">
            <text:p>288.150000833423</text:p>
          </table:table-cell>
          <table:table-cell office:value-type="float" office:value="146611.332026663" calcext:value-type="float">
            <text:p>146611.332026663</text:p>
          </table:table-cell>
          <table:table-cell office:value-type="float" office:value="288564.777934971" calcext:value-type="float">
            <text:p>288564.777934971</text:p>
          </table:table-cell>
          <table:table-cell office:value-type="float" office:value="288.150000833423" calcext:value-type="float">
            <text:p>288.150000833423</text:p>
          </table:table-cell>
          <table:table-cell office:value-type="float" office:value="146611.332026663" calcext:value-type="float">
            <text:p>146611.332026663</text:p>
          </table:table-cell>
          <table:table-cell table:number-columns-repeated="4" office:value-type="float" office:value="288564.777934971" calcext:value-type="float">
            <text:p>288564.777934971</text:p>
          </table:table-cell>
          <table:table-cell office:value-type="float" office:value="0.0399075811632939" calcext:value-type="float">
            <text:p>0.0399075811632939</text:p>
          </table:table-cell>
          <table:table-cell office:value-type="float" office:value="-0.0319260648269522" calcext:value-type="float">
            <text:p>-0.0319260648269522</text:p>
          </table:table-cell>
          <table:table-cell office:value-type="float" office:value="-0.00798151620673804" calcext:value-type="float">
            <text:p>-0.00798151620673804</text:p>
          </table:table-cell>
          <table:table-cell table:number-columns-repeated="10" office:value-type="float" office:value="146611.332026663" calcext:value-type="float">
            <text:p>146611.332026663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288.150000442033" calcext:value-type="float">
            <text:p>288.150000442033</text:p>
          </table:table-cell>
          <table:table-cell office:value-type="float" office:value="146611.332062659" calcext:value-type="float">
            <text:p>146611.332062659</text:p>
          </table:table-cell>
          <table:table-cell office:value-type="float" office:value="-0.00000946306055890181" calcext:value-type="float">
            <text:p>-9.46306055890181E-06</text:p>
          </table:table-cell>
          <table:table-cell office:value-type="float" office:value="0.000870779680900572" calcext:value-type="float">
            <text:p>0.000870779680900572</text:p>
          </table:table-cell>
          <table:table-cell office:value-type="float" office:value="0.00000211955739359837" calcext:value-type="float">
            <text:p>2.11955739359837E-06</text:p>
          </table:table-cell>
          <table:table-cell office:value-type="float" office:value="0.00000000006873827896" calcext:value-type="float">
            <text:p>6.87382789577029E-11</text:p>
          </table:table-cell>
          <table:table-cell office:value-type="float" office:value="0.0000000687382789577" calcext:value-type="float">
            <text:p>6.87382789577029E-08</text:p>
          </table:table-cell>
          <table:table-cell office:value-type="float" office:value="-0.00678713303623483" calcext:value-type="float">
            <text:p>-0.00678713303623483</text:p>
          </table:table-cell>
          <table:table-cell office:value-type="float" office:value="-0.00950351616147181" calcext:value-type="float">
            <text:p>-0.00950351616147181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8648816" calcext:value-type="float">
            <text:p>0.03192606486488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442236" calcext:value-type="float">
            <text:p>-4.19313617442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77603" calcext:value-type="float">
            <text:p>0.0165045405177603</text:p>
          </table:table-cell>
          <table:table-cell office:value-type="float" office:value="2.09524461433575" calcext:value-type="float">
            <text:p>2.09524461433575</text:p>
          </table:table-cell>
          <table:table-cell table:number-columns-repeated="2" office:value-type="float" office:value="53388.6679373406" calcext:value-type="float">
            <text:p>53388.6679373406</text:p>
          </table:table-cell>
          <table:table-cell office:value-type="float" office:value="0.0399075811498403" calcext:value-type="float">
            <text:p>0.03990758114984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5955213" calcext:value-type="float">
            <text:p>-3.66084545955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863457" calcext:value-type="float">
            <text:p>0.0180117487863457</text:p>
          </table:table-cell>
          <table:table-cell office:value-type="float" office:value="1.49075064028515" calcext:value-type="float">
            <text:p>1.49075064028515</text:p>
          </table:table-cell>
          <table:table-cell table:number-columns-repeated="2" office:value-type="float" office:value="46611.3320626594" calcext:value-type="float">
            <text:p>46611.33206265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442033" calcext:value-type="float">
            <text:p>288.150000442033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4888032" calcext:value-type="float">
            <text:p>-0.915211364888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1072944" calcext:value-type="float">
            <text:p>0.00454411231072944</text:p>
          </table:table-cell>
          <table:table-cell office:value-type="float" office:value="1.49075064028515" calcext:value-type="float">
            <text:p>1.49075064028515</text:p>
          </table:table-cell>
          <table:table-cell table:number-columns-repeated="2" office:value-type="float" office:value="46611.3320626594" calcext:value-type="float">
            <text:p>46611.3320626594</text:p>
          </table:table-cell>
          <table:table-cell office:value-type="float" office:value="0.00798151621622041" calcext:value-type="float">
            <text:p>0.007981516216220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429435" calcext:value-type="float">
            <text:p>288.150000429435</text:p>
          </table:table-cell>
          <table:table-cell office:value-type="float" office:value="0.00000211955739359837" calcext:value-type="float">
            <text:p>2.11955739359837E-06</text:p>
          </table:table-cell>
          <table:table-cell office:value-type="float" office:value="364.873583411348" calcext:value-type="float">
            <text:p>364.873583411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246909" calcext:value-type="float">
            <text:p>0.00177251333246909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6873827896" calcext:value-type="float">
            <text:p>6.87382789577029E-11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4420332" calcext:value-type="float">
            <text:p>15.0000004420332</text:p>
          </table:table-cell>
          <table:table-cell office:value-type="float" office:value="1" calcext:value-type="float">
            <text:p>1</text:p>
          </table:table-cell>
          <table:table-cell office:value-type="float" office:value="1.77251333246909" calcext:value-type="float">
            <text:p>1.77251333246909</text:p>
          </table:table-cell>
          <table:table-cell office:value-type="float" office:value="1.46611332062659" calcext:value-type="float">
            <text:p>1.46611332062659</text:p>
          </table:table-cell>
          <table:table-cell office:value-type="float" office:value="205850.966944821" calcext:value-type="float">
            <text:p>205850.96694482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18819" calcext:value-type="float">
            <text:p>1.77251333518819</text:p>
          </table:table-cell>
          <table:table-cell table:number-columns-repeated="2" office:value-type="float" office:value="1.77251333246909" calcext:value-type="float">
            <text:p>1.772513332469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541908" calcext:value-type="float">
            <text:p>288564.7775419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90234" calcext:value-type="float">
            <text:p>11515.9222590234</text:p>
          </table:table-cell>
          <table:table-cell office:value-type="float" office:value="-9212.73780552309" calcext:value-type="float">
            <text:p>-9212.73780552309</text:p>
          </table:table-cell>
          <table:table-cell office:value-type="float" office:value="-2303.18445138077" calcext:value-type="float">
            <text:p>-2303.184451380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498403" calcext:value-type="float">
            <text:p>-0.0399075811498403</text:p>
          </table:table-cell>
          <table:table-cell office:value-type="float" office:value="0.0319260648648816" calcext:value-type="float">
            <text:p>0.0319260648648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1622041" calcext:value-type="float">
            <text:p>0.00798151621622041</text:p>
          </table:table-cell>
          <table:table-cell office:value-type="float" office:value="146611.332062659" calcext:value-type="float">
            <text:p>146611.332062659</text:p>
          </table:table-cell>
          <table:table-cell office:value-type="float" office:value="288564.777541908" calcext:value-type="float">
            <text:p>288564.777541908</text:p>
          </table:table-cell>
          <table:table-cell office:value-type="float" office:value="146611.332062659" calcext:value-type="float">
            <text:p>146611.332062659</text:p>
          </table:table-cell>
          <table:table-cell office:value-type="float" office:value="288564.777541908" calcext:value-type="float">
            <text:p>288564.777541908</text:p>
          </table:table-cell>
          <table:table-cell office:value-type="float" office:value="4.19313617442236" calcext:value-type="float">
            <text:p>4.19313617442236</text:p>
          </table:table-cell>
          <table:table-cell office:value-type="float" office:value="288564.777541908" calcext:value-type="float">
            <text:p>288564.777541908</text:p>
          </table:table-cell>
          <table:table-cell office:value-type="float" office:value="0.0399075811498403" calcext:value-type="float">
            <text:p>0.0399075811498403</text:p>
          </table:table-cell>
          <table:table-cell office:value-type="float" office:value="-0.0399075811498403" calcext:value-type="float">
            <text:p>-0.0399075811498403</text:p>
          </table:table-cell>
          <table:table-cell office:value-type="float" office:value="146611.332062659" calcext:value-type="float">
            <text:p>146611.332062659</text:p>
          </table:table-cell>
          <table:table-cell office:value-type="float" office:value="3.66084545955213" calcext:value-type="float">
            <text:p>3.66084545955213</text:p>
          </table:table-cell>
          <table:table-cell table:number-columns-repeated="2" office:value-type="float" office:value="0.0319260648648816" calcext:value-type="float">
            <text:p>0.0319260648648816</text:p>
          </table:table-cell>
          <table:table-cell office:value-type="float" office:value="146611.332062659" calcext:value-type="float">
            <text:p>146611.332062659</text:p>
          </table:table-cell>
          <table:table-cell office:value-type="float" office:value="288564.777541908" calcext:value-type="float">
            <text:p>288564.777541908</text:p>
          </table:table-cell>
          <table:table-cell office:value-type="float" office:value="-0.0319260648648816" calcext:value-type="float">
            <text:p>-0.0319260648648816</text:p>
          </table:table-cell>
          <table:table-cell office:value-type="float" office:value="0.915211364888032" calcext:value-type="float">
            <text:p>0.915211364888032</text:p>
          </table:table-cell>
          <table:table-cell office:value-type="float" office:value="0.00798151621622041" calcext:value-type="float">
            <text:p>0.00798151621622041</text:p>
          </table:table-cell>
          <table:table-cell office:value-type="float" office:value="146611.332062659" calcext:value-type="float">
            <text:p>146611.332062659</text:p>
          </table:table-cell>
          <table:table-cell office:value-type="float" office:value="288564.777541908" calcext:value-type="float">
            <text:p>288564.777541908</text:p>
          </table:table-cell>
          <table:table-cell office:value-type="float" office:value="-0.00798151621622041" calcext:value-type="float">
            <text:p>-0.007981516216220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442033" calcext:value-type="float">
            <text:p>288.150000442033</text:p>
          </table:table-cell>
          <table:table-cell office:value-type="float" office:value="146611.332062659" calcext:value-type="float">
            <text:p>146611.332062659</text:p>
          </table:table-cell>
          <table:table-cell office:value-type="float" office:value="288564.777541908" calcext:value-type="float">
            <text:p>288564.777541908</text:p>
          </table:table-cell>
          <table:table-cell office:value-type="float" office:value="288.150000442033" calcext:value-type="float">
            <text:p>288.150000442033</text:p>
          </table:table-cell>
          <table:table-cell office:value-type="float" office:value="146611.332062659" calcext:value-type="float">
            <text:p>146611.332062659</text:p>
          </table:table-cell>
          <table:table-cell table:number-columns-repeated="4" office:value-type="float" office:value="288564.777541908" calcext:value-type="float">
            <text:p>288564.777541908</text:p>
          </table:table-cell>
          <table:table-cell office:value-type="float" office:value="0.0399075811498403" calcext:value-type="float">
            <text:p>0.0399075811498403</text:p>
          </table:table-cell>
          <table:table-cell office:value-type="float" office:value="-0.0319260648648816" calcext:value-type="float">
            <text:p>-0.0319260648648816</text:p>
          </table:table-cell>
          <table:table-cell office:value-type="float" office:value="-0.00798151621622041" calcext:value-type="float">
            <text:p>-0.00798151621622041</text:p>
          </table:table-cell>
          <table:table-cell table:number-columns-repeated="10" office:value-type="float" office:value="146611.332062659" calcext:value-type="float">
            <text:p>146611.332062659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288.150000176919" calcext:value-type="float">
            <text:p>288.150000176919</text:p>
          </table:table-cell>
          <table:table-cell office:value-type="float" office:value="146611.332087042" calcext:value-type="float">
            <text:p>146611.332087042</text:p>
          </table:table-cell>
          <table:table-cell office:value-type="float" office:value="-0.00000378758197334363" calcext:value-type="float">
            <text:p>-3.78758197334363E-06</text:p>
          </table:table-cell>
          <table:table-cell office:value-type="float" office:value="0.000348349085854708" calcext:value-type="float">
            <text:p>0.000348349085854708</text:p>
          </table:table-cell>
          <table:table-cell office:value-type="float" office:value="0.00000084790372056887" calcext:value-type="float">
            <text:p>8.47903720568866E-07</text:p>
          </table:table-cell>
          <table:table-cell office:value-type="float" office:value="0.0000000000275102649" calcext:value-type="float">
            <text:p>2.75102648994441E-11</text:p>
          </table:table-cell>
          <table:table-cell office:value-type="float" office:value="0.00000002751026489944" calcext:value-type="float">
            <text:p>2.75102648994441E-08</text:p>
          </table:table-cell>
          <table:table-cell office:value-type="float" office:value="-0.0027165442489059" calcext:value-type="float">
            <text:p>-0.0027165442489059</text:p>
          </table:table-cell>
          <table:table-cell office:value-type="float" office:value="-0.00380377429396401" calcext:value-type="float">
            <text:p>-0.00380377429396401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8905737" calcext:value-type="float">
            <text:p>0.03192606489057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250734" calcext:value-type="float">
            <text:p>-4.19313617250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39914" calcext:value-type="float">
            <text:p>0.0165045405139914</text:p>
          </table:table-cell>
          <table:table-cell office:value-type="float" office:value="2.09524461529855" calcext:value-type="float">
            <text:p>2.09524461529855</text:p>
          </table:table-cell>
          <table:table-cell office:value-type="float" office:value="53388.6679129579" calcext:value-type="float">
            <text:p>53388.6679129579</text:p>
          </table:table-cell>
          <table:table-cell office:value-type="float" office:value="53388.6679129579" calcext:value-type="float">
            <text:p>53388.6679129579</text:p>
          </table:table-cell>
          <table:table-cell office:value-type="float" office:value="0.0399075811407274" calcext:value-type="float">
            <text:p>0.03990758114072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146714" calcext:value-type="float">
            <text:p>-3.66084546146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812731" calcext:value-type="float">
            <text:p>0.0180117487812731</text:p>
          </table:table-cell>
          <table:table-cell office:value-type="float" office:value="1.49075064124794" calcext:value-type="float">
            <text:p>1.49075064124794</text:p>
          </table:table-cell>
          <table:table-cell table:number-columns-repeated="2" office:value-type="float" office:value="46611.3320870421" calcext:value-type="float">
            <text:p>46611.33208704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176919" calcext:value-type="float">
            <text:p>288.150000176919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366785" calcext:value-type="float">
            <text:p>-0.915211365366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929163" calcext:value-type="float">
            <text:p>0.00454411230929163</text:p>
          </table:table-cell>
          <table:table-cell office:value-type="float" office:value="1.49075064124794" calcext:value-type="float">
            <text:p>1.49075064124794</text:p>
          </table:table-cell>
          <table:table-cell table:number-columns-repeated="2" office:value-type="float" office:value="46611.3320870421" calcext:value-type="float">
            <text:p>46611.3320870421</text:p>
          </table:table-cell>
          <table:table-cell office:value-type="float" office:value="0.00798151622264342" calcext:value-type="float">
            <text:p>0.007981516222643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171877" calcext:value-type="float">
            <text:p>288.150000171877</text:p>
          </table:table-cell>
          <table:table-cell office:value-type="float" office:value="0.00000084790372056887" calcext:value-type="float">
            <text:p>8.47903720568866E-07</text:p>
          </table:table-cell>
          <table:table-cell office:value-type="float" office:value="364.873583470697" calcext:value-type="float">
            <text:p>364.873583470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439468" calcext:value-type="float">
            <text:p>0.00177251333439468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275102649" calcext:value-type="float">
            <text:p>2.75102648994441E-11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176919" calcext:value-type="float">
            <text:p>15.000000176919</text:p>
          </table:table-cell>
          <table:table-cell office:value-type="float" office:value="1" calcext:value-type="float">
            <text:p>1</text:p>
          </table:table-cell>
          <table:table-cell office:value-type="float" office:value="1.77251333439468" calcext:value-type="float">
            <text:p>1.77251333439468</text:p>
          </table:table-cell>
          <table:table-cell office:value-type="float" office:value="1.46611332087042" calcext:value-type="float">
            <text:p>1.46611332087042</text:p>
          </table:table-cell>
          <table:table-cell office:value-type="float" office:value="205850.966754675" calcext:value-type="float">
            <text:p>205850.9667546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48297" calcext:value-type="float">
            <text:p>1.77251333548297</text:p>
          </table:table-cell>
          <table:table-cell table:number-columns-repeated="2" office:value-type="float" office:value="1.77251333439468" calcext:value-type="float">
            <text:p>1.772513334394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27566" calcext:value-type="float">
            <text:p>288564.7772756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63937" calcext:value-type="float">
            <text:p>11515.9222563937</text:p>
          </table:table-cell>
          <table:table-cell office:value-type="float" office:value="-9212.73780443667" calcext:value-type="float">
            <text:p>-9212.73780443667</text:p>
          </table:table-cell>
          <table:table-cell office:value-type="float" office:value="-2303.18445110917" calcext:value-type="float">
            <text:p>-2303.184451109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407274" calcext:value-type="float">
            <text:p>-0.0399075811407274</text:p>
          </table:table-cell>
          <table:table-cell office:value-type="float" office:value="0.0319260648905737" calcext:value-type="float">
            <text:p>0.0319260648905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264342" calcext:value-type="float">
            <text:p>0.00798151622264342</text:p>
          </table:table-cell>
          <table:table-cell office:value-type="float" office:value="146611.332087042" calcext:value-type="float">
            <text:p>146611.332087042</text:p>
          </table:table-cell>
          <table:table-cell office:value-type="float" office:value="288564.77727566" calcext:value-type="float">
            <text:p>288564.77727566</text:p>
          </table:table-cell>
          <table:table-cell office:value-type="float" office:value="146611.332087042" calcext:value-type="float">
            <text:p>146611.332087042</text:p>
          </table:table-cell>
          <table:table-cell office:value-type="float" office:value="288564.77727566" calcext:value-type="float">
            <text:p>288564.77727566</text:p>
          </table:table-cell>
          <table:table-cell office:value-type="float" office:value="4.19313617250734" calcext:value-type="float">
            <text:p>4.19313617250734</text:p>
          </table:table-cell>
          <table:table-cell office:value-type="float" office:value="288564.77727566" calcext:value-type="float">
            <text:p>288564.77727566</text:p>
          </table:table-cell>
          <table:table-cell office:value-type="float" office:value="0.0399075811407274" calcext:value-type="float">
            <text:p>0.0399075811407274</text:p>
          </table:table-cell>
          <table:table-cell office:value-type="float" office:value="-0.0399075811407274" calcext:value-type="float">
            <text:p>-0.0399075811407274</text:p>
          </table:table-cell>
          <table:table-cell office:value-type="float" office:value="146611.332087042" calcext:value-type="float">
            <text:p>146611.332087042</text:p>
          </table:table-cell>
          <table:table-cell office:value-type="float" office:value="3.66084546146714" calcext:value-type="float">
            <text:p>3.66084546146714</text:p>
          </table:table-cell>
          <table:table-cell table:number-columns-repeated="2" office:value-type="float" office:value="0.0319260648905737" calcext:value-type="float">
            <text:p>0.0319260648905737</text:p>
          </table:table-cell>
          <table:table-cell office:value-type="float" office:value="146611.332087042" calcext:value-type="float">
            <text:p>146611.332087042</text:p>
          </table:table-cell>
          <table:table-cell office:value-type="float" office:value="288564.77727566" calcext:value-type="float">
            <text:p>288564.77727566</text:p>
          </table:table-cell>
          <table:table-cell office:value-type="float" office:value="-0.0319260648905737" calcext:value-type="float">
            <text:p>-0.0319260648905737</text:p>
          </table:table-cell>
          <table:table-cell office:value-type="float" office:value="0.915211365366785" calcext:value-type="float">
            <text:p>0.915211365366785</text:p>
          </table:table-cell>
          <table:table-cell office:value-type="float" office:value="0.00798151622264342" calcext:value-type="float">
            <text:p>0.00798151622264342</text:p>
          </table:table-cell>
          <table:table-cell office:value-type="float" office:value="146611.332087042" calcext:value-type="float">
            <text:p>146611.332087042</text:p>
          </table:table-cell>
          <table:table-cell office:value-type="float" office:value="288564.77727566" calcext:value-type="float">
            <text:p>288564.77727566</text:p>
          </table:table-cell>
          <table:table-cell office:value-type="float" office:value="-0.00798151622264342" calcext:value-type="float">
            <text:p>-0.007981516222643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176919" calcext:value-type="float">
            <text:p>288.150000176919</text:p>
          </table:table-cell>
          <table:table-cell office:value-type="float" office:value="146611.332087042" calcext:value-type="float">
            <text:p>146611.332087042</text:p>
          </table:table-cell>
          <table:table-cell office:value-type="float" office:value="288564.77727566" calcext:value-type="float">
            <text:p>288564.77727566</text:p>
          </table:table-cell>
          <table:table-cell office:value-type="float" office:value="288.150000176919" calcext:value-type="float">
            <text:p>288.150000176919</text:p>
          </table:table-cell>
          <table:table-cell office:value-type="float" office:value="146611.332087042" calcext:value-type="float">
            <text:p>146611.332087042</text:p>
          </table:table-cell>
          <table:table-cell table:number-columns-repeated="4" office:value-type="float" office:value="288564.77727566" calcext:value-type="float">
            <text:p>288564.77727566</text:p>
          </table:table-cell>
          <table:table-cell office:value-type="float" office:value="0.0399075811407274" calcext:value-type="float">
            <text:p>0.0399075811407274</text:p>
          </table:table-cell>
          <table:table-cell office:value-type="float" office:value="-0.0319260648905737" calcext:value-type="float">
            <text:p>-0.0319260648905737</text:p>
          </table:table-cell>
          <table:table-cell office:value-type="float" office:value="-0.00798151622264342" calcext:value-type="float">
            <text:p>-0.00798151622264342</text:p>
          </table:table-cell>
          <table:table-cell table:number-columns-repeated="10" office:value-type="float" office:value="146611.332087042" calcext:value-type="float">
            <text:p>146611.332087042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office:value-type="float" office:value="288.150000159447" calcext:value-type="float">
            <text:p>288.150000159447</text:p>
          </table:table-cell>
          <table:table-cell office:value-type="float" office:value="146611.332088649" calcext:value-type="float">
            <text:p>146611.332088649</text:p>
          </table:table-cell>
          <table:table-cell office:value-type="float" office:value="-0.00000341354066549316" calcext:value-type="float">
            <text:p>-3.41354066549316E-06</text:p>
          </table:table-cell>
          <table:table-cell office:value-type="float" office:value="0.000313944151205744" calcext:value-type="float">
            <text:p>0.000313944151205744</text:p>
          </table:table-cell>
          <table:table-cell office:value-type="float" office:value="0.00000076415972216637" calcext:value-type="float">
            <text:p>7.64159722166369E-07</text:p>
          </table:table-cell>
          <table:table-cell office:value-type="float" office:value="0.00000000002479345201" calcext:value-type="float">
            <text:p>2.47934520136717E-11</text:p>
          </table:table-cell>
          <table:table-cell office:value-type="float" office:value="0.00000002479345201367" calcext:value-type="float">
            <text:p>2.47934520136717E-08</text:p>
          </table:table-cell>
          <table:table-cell office:value-type="float" office:value="-0.00244827288980266" calcext:value-type="float">
            <text:p>-0.00244827288980266</text:p>
          </table:table-cell>
          <table:table-cell office:value-type="float" office:value="-0.00342813391925928" calcext:value-type="float">
            <text:p>-0.00342813391925928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8922667" calcext:value-type="float">
            <text:p>0.0319260648922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238116" calcext:value-type="float">
            <text:p>-4.19313617238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37431" calcext:value-type="float">
            <text:p>0.0165045405137431</text:p>
          </table:table-cell>
          <table:table-cell office:value-type="float" office:value="2.09524461536199" calcext:value-type="float">
            <text:p>2.09524461536199</text:p>
          </table:table-cell>
          <table:table-cell table:number-columns-repeated="2" office:value-type="float" office:value="53388.6679113513" calcext:value-type="float">
            <text:p>53388.6679113513</text:p>
          </table:table-cell>
          <table:table-cell office:value-type="float" office:value="0.0399075811401269" calcext:value-type="float">
            <text:p>0.03990758114012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159333" calcext:value-type="float">
            <text:p>-3.66084546159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809387" calcext:value-type="float">
            <text:p>0.0180117487809387</text:p>
          </table:table-cell>
          <table:table-cell office:value-type="float" office:value="1.49075064131139" calcext:value-type="float">
            <text:p>1.49075064131139</text:p>
          </table:table-cell>
          <table:table-cell table:number-columns-repeated="2" office:value-type="float" office:value="46611.3320886488" calcext:value-type="float">
            <text:p>46611.33208864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159447" calcext:value-type="float">
            <text:p>288.150000159447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398332" calcext:value-type="float">
            <text:p>-0.915211365398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919686" calcext:value-type="float">
            <text:p>0.00454411230919686</text:p>
          </table:table-cell>
          <table:table-cell office:value-type="float" office:value="1.49075064131139" calcext:value-type="float">
            <text:p>1.49075064131139</text:p>
          </table:table-cell>
          <table:table-cell table:number-columns-repeated="2" office:value-type="float" office:value="46611.3320886488" calcext:value-type="float">
            <text:p>46611.3320886488</text:p>
          </table:table-cell>
          <table:table-cell office:value-type="float" office:value="0.00798151622306669" calcext:value-type="float">
            <text:p>0.007981516223066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154903" calcext:value-type="float">
            <text:p>288.150000154903</text:p>
          </table:table-cell>
          <table:table-cell office:value-type="float" office:value="0.00000076415972216637" calcext:value-type="float">
            <text:p>7.64159722166369E-07</text:p>
          </table:table-cell>
          <table:table-cell office:value-type="float" office:value="364.873583474608" calcext:value-type="float">
            <text:p>364.873583474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452158" calcext:value-type="float">
            <text:p>0.00177251333452158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2479345201" calcext:value-type="float">
            <text:p>2.47934520136717E-11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1594473" calcext:value-type="float">
            <text:p>15.0000001594473</text:p>
          </table:table-cell>
          <table:table-cell office:value-type="float" office:value="1" calcext:value-type="float">
            <text:p>1</text:p>
          </table:table-cell>
          <table:table-cell office:value-type="float" office:value="1.77251333452158" calcext:value-type="float">
            <text:p>1.77251333452158</text:p>
          </table:table-cell>
          <table:table-cell office:value-type="float" office:value="1.46611332088649" calcext:value-type="float">
            <text:p>1.46611332088649</text:p>
          </table:table-cell>
          <table:table-cell office:value-type="float" office:value="205850.966742144" calcext:value-type="float">
            <text:p>205850.96674214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5024" calcext:value-type="float">
            <text:p>1.7725133355024</text:p>
          </table:table-cell>
          <table:table-cell table:number-columns-repeated="2" office:value-type="float" office:value="1.77251333452158" calcext:value-type="float">
            <text:p>1.772513334521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258114" calcext:value-type="float">
            <text:p>288564.7772581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62205" calcext:value-type="float">
            <text:p>11515.9222562205</text:p>
          </table:table-cell>
          <table:table-cell office:value-type="float" office:value="-9212.73780436504" calcext:value-type="float">
            <text:p>-9212.73780436504</text:p>
          </table:table-cell>
          <table:table-cell office:value-type="float" office:value="-2303.18445109126" calcext:value-type="float">
            <text:p>-2303.184451091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401269" calcext:value-type="float">
            <text:p>-0.0399075811401269</text:p>
          </table:table-cell>
          <table:table-cell office:value-type="float" office:value="0.0319260648922667" calcext:value-type="float">
            <text:p>0.0319260648922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306669" calcext:value-type="float">
            <text:p>0.00798151622306669</text:p>
          </table:table-cell>
          <table:table-cell office:value-type="float" office:value="146611.332088649" calcext:value-type="float">
            <text:p>146611.332088649</text:p>
          </table:table-cell>
          <table:table-cell office:value-type="float" office:value="288564.777258114" calcext:value-type="float">
            <text:p>288564.777258114</text:p>
          </table:table-cell>
          <table:table-cell office:value-type="float" office:value="146611.332088649" calcext:value-type="float">
            <text:p>146611.332088649</text:p>
          </table:table-cell>
          <table:table-cell office:value-type="float" office:value="288564.777258114" calcext:value-type="float">
            <text:p>288564.777258114</text:p>
          </table:table-cell>
          <table:table-cell office:value-type="float" office:value="4.19313617238116" calcext:value-type="float">
            <text:p>4.19313617238116</text:p>
          </table:table-cell>
          <table:table-cell office:value-type="float" office:value="288564.777258114" calcext:value-type="float">
            <text:p>288564.777258114</text:p>
          </table:table-cell>
          <table:table-cell office:value-type="float" office:value="0.0399075811401269" calcext:value-type="float">
            <text:p>0.0399075811401269</text:p>
          </table:table-cell>
          <table:table-cell office:value-type="float" office:value="-0.0399075811401269" calcext:value-type="float">
            <text:p>-0.0399075811401269</text:p>
          </table:table-cell>
          <table:table-cell office:value-type="float" office:value="146611.332088649" calcext:value-type="float">
            <text:p>146611.332088649</text:p>
          </table:table-cell>
          <table:table-cell office:value-type="float" office:value="3.66084546159333" calcext:value-type="float">
            <text:p>3.66084546159333</text:p>
          </table:table-cell>
          <table:table-cell table:number-columns-repeated="2" office:value-type="float" office:value="0.0319260648922667" calcext:value-type="float">
            <text:p>0.0319260648922667</text:p>
          </table:table-cell>
          <table:table-cell office:value-type="float" office:value="146611.332088649" calcext:value-type="float">
            <text:p>146611.332088649</text:p>
          </table:table-cell>
          <table:table-cell office:value-type="float" office:value="288564.777258114" calcext:value-type="float">
            <text:p>288564.777258114</text:p>
          </table:table-cell>
          <table:table-cell office:value-type="float" office:value="-0.0319260648922667" calcext:value-type="float">
            <text:p>-0.0319260648922667</text:p>
          </table:table-cell>
          <table:table-cell office:value-type="float" office:value="0.915211365398332" calcext:value-type="float">
            <text:p>0.915211365398332</text:p>
          </table:table-cell>
          <table:table-cell office:value-type="float" office:value="0.00798151622306669" calcext:value-type="float">
            <text:p>0.00798151622306669</text:p>
          </table:table-cell>
          <table:table-cell office:value-type="float" office:value="146611.332088649" calcext:value-type="float">
            <text:p>146611.332088649</text:p>
          </table:table-cell>
          <table:table-cell office:value-type="float" office:value="288564.777258114" calcext:value-type="float">
            <text:p>288564.777258114</text:p>
          </table:table-cell>
          <table:table-cell office:value-type="float" office:value="-0.00798151622306669" calcext:value-type="float">
            <text:p>-0.007981516223066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159447" calcext:value-type="float">
            <text:p>288.150000159447</text:p>
          </table:table-cell>
          <table:table-cell office:value-type="float" office:value="146611.332088649" calcext:value-type="float">
            <text:p>146611.332088649</text:p>
          </table:table-cell>
          <table:table-cell office:value-type="float" office:value="288564.777258114" calcext:value-type="float">
            <text:p>288564.777258114</text:p>
          </table:table-cell>
          <table:table-cell office:value-type="float" office:value="288.150000159447" calcext:value-type="float">
            <text:p>288.150000159447</text:p>
          </table:table-cell>
          <table:table-cell office:value-type="float" office:value="146611.332088649" calcext:value-type="float">
            <text:p>146611.332088649</text:p>
          </table:table-cell>
          <table:table-cell table:number-columns-repeated="4" office:value-type="float" office:value="288564.777258114" calcext:value-type="float">
            <text:p>288564.777258114</text:p>
          </table:table-cell>
          <table:table-cell office:value-type="float" office:value="0.0399075811401269" calcext:value-type="float">
            <text:p>0.0399075811401269</text:p>
          </table:table-cell>
          <table:table-cell office:value-type="float" office:value="-0.0319260648922667" calcext:value-type="float">
            <text:p>-0.0319260648922667</text:p>
          </table:table-cell>
          <table:table-cell office:value-type="float" office:value="-0.00798151622306669" calcext:value-type="float">
            <text:p>-0.00798151622306669</text:p>
          </table:table-cell>
          <table:table-cell table:number-columns-repeated="10" office:value-type="float" office:value="146611.332088649" calcext:value-type="float">
            <text:p>146611.332088649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288.150000141976" calcext:value-type="float">
            <text:p>288.150000141976</text:p>
          </table:table-cell>
          <table:table-cell office:value-type="float" office:value="146611.332090255" calcext:value-type="float">
            <text:p>146611.332090255</text:p>
          </table:table-cell>
          <table:table-cell office:value-type="float" office:value="-0.00000303950078401322" calcext:value-type="float">
            <text:p>-3.03950078401322E-06</text:p>
          </table:table-cell>
          <table:table-cell office:value-type="float" office:value="0.000279542508467412" calcext:value-type="float">
            <text:p>0.000279542508467412</text:p>
          </table:table-cell>
          <table:table-cell office:value-type="float" office:value="0.00000068042390921619" calcext:value-type="float">
            <text:p>6.80423909216188E-07</text:p>
          </table:table-cell>
          <table:table-cell office:value-type="float" office:value="0.0000000000220766877" calcext:value-type="float">
            <text:p>2.20766877001566E-11</text:p>
          </table:table-cell>
          <table:table-cell office:value-type="float" office:value="0.00000002207668770016" calcext:value-type="float">
            <text:p>2.20766877001566E-08</text:p>
          </table:table-cell>
          <table:table-cell office:value-type="float" office:value="-0.00218000255372697" calcext:value-type="float">
            <text:p>-0.00218000255372697</text:p>
          </table:table-cell>
          <table:table-cell office:value-type="float" office:value="-0.00305249497702351" calcext:value-type="float">
            <text:p>-0.00305249497702351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8939598" calcext:value-type="float">
            <text:p>0.03192606489395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225497" calcext:value-type="float">
            <text:p>-4.19313617225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34947" calcext:value-type="float">
            <text:p>0.0165045405134947</text:p>
          </table:table-cell>
          <table:table-cell office:value-type="float" office:value="2.09524461542544" calcext:value-type="float">
            <text:p>2.09524461542544</text:p>
          </table:table-cell>
          <table:table-cell table:number-columns-repeated="2" office:value-type="float" office:value="53388.6679097446" calcext:value-type="float">
            <text:p>53388.6679097446</text:p>
          </table:table-cell>
          <table:table-cell office:value-type="float" office:value="0.0399075811395264" calcext:value-type="float">
            <text:p>0.03990758113952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171951" calcext:value-type="float">
            <text:p>-3.66084546171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806044" calcext:value-type="float">
            <text:p>0.0180117487806044</text:p>
          </table:table-cell>
          <table:table-cell office:value-type="float" office:value="1.49075064137484" calcext:value-type="float">
            <text:p>1.49075064137484</text:p>
          </table:table-cell>
          <table:table-cell table:number-columns-repeated="2" office:value-type="float" office:value="46611.3320902554" calcext:value-type="float">
            <text:p>46611.33209025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141976" calcext:value-type="float">
            <text:p>288.150000141976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429878" calcext:value-type="float">
            <text:p>-0.915211365429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91021" calcext:value-type="float">
            <text:p>0.0045441123091021</text:p>
          </table:table-cell>
          <table:table-cell office:value-type="float" office:value="1.49075064137484" calcext:value-type="float">
            <text:p>1.49075064137484</text:p>
          </table:table-cell>
          <table:table-cell table:number-columns-repeated="2" office:value-type="float" office:value="46611.3320902554" calcext:value-type="float">
            <text:p>46611.3320902554</text:p>
          </table:table-cell>
          <table:table-cell office:value-type="float" office:value="0.00798151622348995" calcext:value-type="float">
            <text:p>0.007981516223489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137929" calcext:value-type="float">
            <text:p>288.150000137929</text:p>
          </table:table-cell>
          <table:table-cell office:value-type="float" office:value="0.00000068042390921619" calcext:value-type="float">
            <text:p>6.80423909216188E-07</text:p>
          </table:table-cell>
          <table:table-cell office:value-type="float" office:value="364.873583478519" calcext:value-type="float">
            <text:p>364.873583478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464848" calcext:value-type="float">
            <text:p>0.00177251333464848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220766877" calcext:value-type="float">
            <text:p>2.20766877001566E-11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1419757" calcext:value-type="float">
            <text:p>15.0000001419757</text:p>
          </table:table-cell>
          <table:table-cell office:value-type="float" office:value="1" calcext:value-type="float">
            <text:p>1</text:p>
          </table:table-cell>
          <table:table-cell office:value-type="float" office:value="1.77251333464848" calcext:value-type="float">
            <text:p>1.77251333464848</text:p>
          </table:table-cell>
          <table:table-cell office:value-type="float" office:value="1.46611332090255" calcext:value-type="float">
            <text:p>1.46611332090255</text:p>
          </table:table-cell>
          <table:table-cell office:value-type="float" office:value="205850.966729613" calcext:value-type="float">
            <text:p>205850.9667296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52182" calcext:value-type="float">
            <text:p>1.77251333552182</text:p>
          </table:table-cell>
          <table:table-cell table:number-columns-repeated="2" office:value-type="float" office:value="1.77251333464848" calcext:value-type="float">
            <text:p>1.772513334648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240568" calcext:value-type="float">
            <text:p>288564.77724056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60472" calcext:value-type="float">
            <text:p>11515.9222560472</text:p>
          </table:table-cell>
          <table:table-cell office:value-type="float" office:value="-9212.73780429341" calcext:value-type="float">
            <text:p>-9212.73780429341</text:p>
          </table:table-cell>
          <table:table-cell office:value-type="float" office:value="-2303.18445107335" calcext:value-type="float">
            <text:p>-2303.184451073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95264" calcext:value-type="float">
            <text:p>-0.0399075811395264</text:p>
          </table:table-cell>
          <table:table-cell office:value-type="float" office:value="0.0319260648939598" calcext:value-type="float">
            <text:p>0.0319260648939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348995" calcext:value-type="float">
            <text:p>0.00798151622348995</text:p>
          </table:table-cell>
          <table:table-cell office:value-type="float" office:value="146611.332090255" calcext:value-type="float">
            <text:p>146611.332090255</text:p>
          </table:table-cell>
          <table:table-cell office:value-type="float" office:value="288564.777240568" calcext:value-type="float">
            <text:p>288564.777240568</text:p>
          </table:table-cell>
          <table:table-cell office:value-type="float" office:value="146611.332090255" calcext:value-type="float">
            <text:p>146611.332090255</text:p>
          </table:table-cell>
          <table:table-cell office:value-type="float" office:value="288564.777240568" calcext:value-type="float">
            <text:p>288564.777240568</text:p>
          </table:table-cell>
          <table:table-cell office:value-type="float" office:value="4.19313617225497" calcext:value-type="float">
            <text:p>4.19313617225497</text:p>
          </table:table-cell>
          <table:table-cell office:value-type="float" office:value="288564.777240568" calcext:value-type="float">
            <text:p>288564.777240568</text:p>
          </table:table-cell>
          <table:table-cell office:value-type="float" office:value="0.0399075811395264" calcext:value-type="float">
            <text:p>0.0399075811395264</text:p>
          </table:table-cell>
          <table:table-cell office:value-type="float" office:value="-0.0399075811395264" calcext:value-type="float">
            <text:p>-0.0399075811395264</text:p>
          </table:table-cell>
          <table:table-cell office:value-type="float" office:value="146611.332090255" calcext:value-type="float">
            <text:p>146611.332090255</text:p>
          </table:table-cell>
          <table:table-cell office:value-type="float" office:value="3.66084546171951" calcext:value-type="float">
            <text:p>3.66084546171951</text:p>
          </table:table-cell>
          <table:table-cell table:number-columns-repeated="2" office:value-type="float" office:value="0.0319260648939598" calcext:value-type="float">
            <text:p>0.0319260648939598</text:p>
          </table:table-cell>
          <table:table-cell office:value-type="float" office:value="146611.332090255" calcext:value-type="float">
            <text:p>146611.332090255</text:p>
          </table:table-cell>
          <table:table-cell office:value-type="float" office:value="288564.777240568" calcext:value-type="float">
            <text:p>288564.777240568</text:p>
          </table:table-cell>
          <table:table-cell office:value-type="float" office:value="-0.0319260648939598" calcext:value-type="float">
            <text:p>-0.0319260648939598</text:p>
          </table:table-cell>
          <table:table-cell office:value-type="float" office:value="0.915211365429878" calcext:value-type="float">
            <text:p>0.915211365429878</text:p>
          </table:table-cell>
          <table:table-cell office:value-type="float" office:value="0.00798151622348995" calcext:value-type="float">
            <text:p>0.00798151622348995</text:p>
          </table:table-cell>
          <table:table-cell office:value-type="float" office:value="146611.332090255" calcext:value-type="float">
            <text:p>146611.332090255</text:p>
          </table:table-cell>
          <table:table-cell office:value-type="float" office:value="288564.777240568" calcext:value-type="float">
            <text:p>288564.777240568</text:p>
          </table:table-cell>
          <table:table-cell office:value-type="float" office:value="-0.00798151622348995" calcext:value-type="float">
            <text:p>-0.007981516223489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141976" calcext:value-type="float">
            <text:p>288.150000141976</text:p>
          </table:table-cell>
          <table:table-cell office:value-type="float" office:value="146611.332090255" calcext:value-type="float">
            <text:p>146611.332090255</text:p>
          </table:table-cell>
          <table:table-cell office:value-type="float" office:value="288564.777240568" calcext:value-type="float">
            <text:p>288564.777240568</text:p>
          </table:table-cell>
          <table:table-cell office:value-type="float" office:value="288.150000141976" calcext:value-type="float">
            <text:p>288.150000141976</text:p>
          </table:table-cell>
          <table:table-cell office:value-type="float" office:value="146611.332090255" calcext:value-type="float">
            <text:p>146611.332090255</text:p>
          </table:table-cell>
          <table:table-cell table:number-columns-repeated="4" office:value-type="float" office:value="288564.777240568" calcext:value-type="float">
            <text:p>288564.777240568</text:p>
          </table:table-cell>
          <table:table-cell office:value-type="float" office:value="0.0399075811395264" calcext:value-type="float">
            <text:p>0.0399075811395264</text:p>
          </table:table-cell>
          <table:table-cell office:value-type="float" office:value="-0.0319260648939598" calcext:value-type="float">
            <text:p>-0.0319260648939598</text:p>
          </table:table-cell>
          <table:table-cell office:value-type="float" office:value="-0.00798151622348995" calcext:value-type="float">
            <text:p>-0.00798151622348995</text:p>
          </table:table-cell>
          <table:table-cell table:number-columns-repeated="10" office:value-type="float" office:value="146611.332090255" calcext:value-type="float">
            <text:p>146611.332090255</text:p>
          </table:table-cell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office:value-type="float" office:value="288.150000124504" calcext:value-type="float">
            <text:p>288.150000124504</text:p>
          </table:table-cell>
          <table:table-cell office:value-type="float" office:value="146611.332091862" calcext:value-type="float">
            <text:p>146611.332091862</text:p>
          </table:table-cell>
          <table:table-cell office:value-type="float" office:value="-0.00000266545574341043" calcext:value-type="float">
            <text:p>-2.66545574341043E-06</text:p>
          </table:table-cell>
          <table:table-cell office:value-type="float" office:value="0.00024514176892918" calcext:value-type="float">
            <text:p>0.00024514176892918</text:p>
          </table:table-cell>
          <table:table-cell office:value-type="float" office:value="0.00000059669037000276" calcext:value-type="float">
            <text:p>5.96690370002762E-07</text:p>
          </table:table-cell>
          <table:table-cell office:value-type="float" office:value="0.00000000001935990257" calcext:value-type="float">
            <text:p>1.93599025699598E-11</text:p>
          </table:table-cell>
          <table:table-cell office:value-type="float" office:value="0.00000001935990256996" calcext:value-type="float">
            <text:p>1.93599025699598E-08</text:p>
          </table:table-cell>
          <table:table-cell office:value-type="float" office:value="-0.0019117285174057" calcext:value-type="float">
            <text:p>-0.0019117285174057</text:p>
          </table:table-cell>
          <table:table-cell office:value-type="float" office:value="-0.00267685085360962" calcext:value-type="float">
            <text:p>-0.00267685085360962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8956528" calcext:value-type="float">
            <text:p>0.03192606489565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212879" calcext:value-type="float">
            <text:p>-4.19313617212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32464" calcext:value-type="float">
            <text:p>0.0165045405132464</text:p>
          </table:table-cell>
          <table:table-cell office:value-type="float" office:value="2.09524461548889" calcext:value-type="float">
            <text:p>2.09524461548889</text:p>
          </table:table-cell>
          <table:table-cell office:value-type="float" office:value="53388.667908138" calcext:value-type="float">
            <text:p>53388.667908138</text:p>
          </table:table-cell>
          <table:table-cell office:value-type="float" office:value="53388.667908138" calcext:value-type="float">
            <text:p>53388.667908138</text:p>
          </table:table-cell>
          <table:table-cell office:value-type="float" office:value="0.039907581138926" calcext:value-type="float">
            <text:p>0.0399075811389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18457" calcext:value-type="float">
            <text:p>-3.6608454618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802701" calcext:value-type="float">
            <text:p>0.0180117487802701</text:p>
          </table:table-cell>
          <table:table-cell office:value-type="float" office:value="1.49075064143829" calcext:value-type="float">
            <text:p>1.49075064143829</text:p>
          </table:table-cell>
          <table:table-cell table:number-columns-repeated="2" office:value-type="float" office:value="46611.332091862" calcext:value-type="float">
            <text:p>46611.3320918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124504" calcext:value-type="float">
            <text:p>288.150000124504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461424" calcext:value-type="float">
            <text:p>-0.915211365461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900734" calcext:value-type="float">
            <text:p>0.00454411230900734</text:p>
          </table:table-cell>
          <table:table-cell office:value-type="float" office:value="1.49075064143829" calcext:value-type="float">
            <text:p>1.49075064143829</text:p>
          </table:table-cell>
          <table:table-cell table:number-columns-repeated="2" office:value-type="float" office:value="46611.332091862" calcext:value-type="float">
            <text:p>46611.332091862</text:p>
          </table:table-cell>
          <table:table-cell office:value-type="float" office:value="0.00798151622391321" calcext:value-type="float">
            <text:p>0.007981516223913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120955" calcext:value-type="float">
            <text:p>288.150000120955</text:p>
          </table:table-cell>
          <table:table-cell office:value-type="float" office:value="0.00000059669037000276" calcext:value-type="float">
            <text:p>5.96690370002762E-07</text:p>
          </table:table-cell>
          <table:table-cell office:value-type="float" office:value="364.873583482429" calcext:value-type="float">
            <text:p>364.873583482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477538" calcext:value-type="float">
            <text:p>0.00177251333477538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1935990257" calcext:value-type="float">
            <text:p>1.93599025699598E-11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124504" calcext:value-type="float">
            <text:p>15.000000124504</text:p>
          </table:table-cell>
          <table:table-cell office:value-type="float" office:value="1" calcext:value-type="float">
            <text:p>1</text:p>
          </table:table-cell>
          <table:table-cell office:value-type="float" office:value="1.77251333477538" calcext:value-type="float">
            <text:p>1.77251333477538</text:p>
          </table:table-cell>
          <table:table-cell office:value-type="float" office:value="1.46611332091862" calcext:value-type="float">
            <text:p>1.46611332091862</text:p>
          </table:table-cell>
          <table:table-cell office:value-type="float" office:value="205850.966717082" calcext:value-type="float">
            <text:p>205850.96671708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54125" calcext:value-type="float">
            <text:p>1.77251333554125</text:p>
          </table:table-cell>
          <table:table-cell table:number-columns-repeated="2" office:value-type="float" office:value="1.77251333477538" calcext:value-type="float">
            <text:p>1.772513334775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223021" calcext:value-type="float">
            <text:p>288564.777223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58739" calcext:value-type="float">
            <text:p>11515.9222558739</text:p>
          </table:table-cell>
          <table:table-cell office:value-type="float" office:value="-9212.73780422178" calcext:value-type="float">
            <text:p>-9212.73780422178</text:p>
          </table:table-cell>
          <table:table-cell office:value-type="float" office:value="-2303.18445105545" calcext:value-type="float">
            <text:p>-2303.184451055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8926" calcext:value-type="float">
            <text:p>-0.039907581138926</text:p>
          </table:table-cell>
          <table:table-cell office:value-type="float" office:value="0.0319260648956528" calcext:value-type="float">
            <text:p>0.0319260648956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391321" calcext:value-type="float">
            <text:p>0.00798151622391321</text:p>
          </table:table-cell>
          <table:table-cell office:value-type="float" office:value="146611.332091862" calcext:value-type="float">
            <text:p>146611.332091862</text:p>
          </table:table-cell>
          <table:table-cell office:value-type="float" office:value="288564.777223021" calcext:value-type="float">
            <text:p>288564.777223021</text:p>
          </table:table-cell>
          <table:table-cell office:value-type="float" office:value="146611.332091862" calcext:value-type="float">
            <text:p>146611.332091862</text:p>
          </table:table-cell>
          <table:table-cell office:value-type="float" office:value="288564.777223021" calcext:value-type="float">
            <text:p>288564.777223021</text:p>
          </table:table-cell>
          <table:table-cell office:value-type="float" office:value="4.19313617212879" calcext:value-type="float">
            <text:p>4.19313617212879</text:p>
          </table:table-cell>
          <table:table-cell office:value-type="float" office:value="288564.777223021" calcext:value-type="float">
            <text:p>288564.777223021</text:p>
          </table:table-cell>
          <table:table-cell office:value-type="float" office:value="0.039907581138926" calcext:value-type="float">
            <text:p>0.039907581138926</text:p>
          </table:table-cell>
          <table:table-cell office:value-type="float" office:value="-0.039907581138926" calcext:value-type="float">
            <text:p>-0.039907581138926</text:p>
          </table:table-cell>
          <table:table-cell office:value-type="float" office:value="146611.332091862" calcext:value-type="float">
            <text:p>146611.332091862</text:p>
          </table:table-cell>
          <table:table-cell office:value-type="float" office:value="3.6608454618457" calcext:value-type="float">
            <text:p>3.6608454618457</text:p>
          </table:table-cell>
          <table:table-cell table:number-columns-repeated="2" office:value-type="float" office:value="0.0319260648956528" calcext:value-type="float">
            <text:p>0.0319260648956528</text:p>
          </table:table-cell>
          <table:table-cell office:value-type="float" office:value="146611.332091862" calcext:value-type="float">
            <text:p>146611.332091862</text:p>
          </table:table-cell>
          <table:table-cell office:value-type="float" office:value="288564.777223021" calcext:value-type="float">
            <text:p>288564.777223021</text:p>
          </table:table-cell>
          <table:table-cell office:value-type="float" office:value="-0.0319260648956528" calcext:value-type="float">
            <text:p>-0.0319260648956528</text:p>
          </table:table-cell>
          <table:table-cell office:value-type="float" office:value="0.915211365461424" calcext:value-type="float">
            <text:p>0.915211365461424</text:p>
          </table:table-cell>
          <table:table-cell office:value-type="float" office:value="0.00798151622391321" calcext:value-type="float">
            <text:p>0.00798151622391321</text:p>
          </table:table-cell>
          <table:table-cell office:value-type="float" office:value="146611.332091862" calcext:value-type="float">
            <text:p>146611.332091862</text:p>
          </table:table-cell>
          <table:table-cell office:value-type="float" office:value="288564.777223021" calcext:value-type="float">
            <text:p>288564.777223021</text:p>
          </table:table-cell>
          <table:table-cell office:value-type="float" office:value="-0.00798151622391321" calcext:value-type="float">
            <text:p>-0.007981516223913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124504" calcext:value-type="float">
            <text:p>288.150000124504</text:p>
          </table:table-cell>
          <table:table-cell office:value-type="float" office:value="146611.332091862" calcext:value-type="float">
            <text:p>146611.332091862</text:p>
          </table:table-cell>
          <table:table-cell office:value-type="float" office:value="288564.777223021" calcext:value-type="float">
            <text:p>288564.777223021</text:p>
          </table:table-cell>
          <table:table-cell office:value-type="float" office:value="288.150000124504" calcext:value-type="float">
            <text:p>288.150000124504</text:p>
          </table:table-cell>
          <table:table-cell office:value-type="float" office:value="146611.332091862" calcext:value-type="float">
            <text:p>146611.332091862</text:p>
          </table:table-cell>
          <table:table-cell table:number-columns-repeated="4" office:value-type="float" office:value="288564.777223021" calcext:value-type="float">
            <text:p>288564.777223021</text:p>
          </table:table-cell>
          <table:table-cell office:value-type="float" office:value="0.039907581138926" calcext:value-type="float">
            <text:p>0.039907581138926</text:p>
          </table:table-cell>
          <table:table-cell office:value-type="float" office:value="-0.0319260648956528" calcext:value-type="float">
            <text:p>-0.0319260648956528</text:p>
          </table:table-cell>
          <table:table-cell office:value-type="float" office:value="-0.00798151622391321" calcext:value-type="float">
            <text:p>-0.00798151622391321</text:p>
          </table:table-cell>
          <table:table-cell table:number-columns-repeated="10" office:value-type="float" office:value="146611.332091862" calcext:value-type="float">
            <text:p>146611.33209186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88.150000107032" calcext:value-type="float">
            <text:p>288.150000107032</text:p>
          </table:table-cell>
          <table:table-cell office:value-type="float" office:value="146611.332093469" calcext:value-type="float">
            <text:p>146611.332093469</text:p>
          </table:table-cell>
          <table:table-cell office:value-type="float" office:value="-0.0000022914103956578" calcext:value-type="float">
            <text:p>-2.2914103956578E-06</text:p>
          </table:table-cell>
          <table:table-cell office:value-type="float" office:value="0.000210741759666294" calcext:value-type="float">
            <text:p>0.000210741759666294</text:p>
          </table:table-cell>
          <table:table-cell office:value-type="float" office:value="0.00000051295864977874" calcext:value-type="float">
            <text:p>5.12958649778739E-07</text:p>
          </table:table-cell>
          <table:table-cell office:value-type="float" office:value="0.00000000001664312438" calcext:value-type="float">
            <text:p>1.66431243786569E-11</text:p>
          </table:table-cell>
          <table:table-cell office:value-type="float" office:value="0.00000001664312437866" calcext:value-type="float">
            <text:p>1.66431243786569E-08</text:p>
          </table:table-cell>
          <table:table-cell office:value-type="float" office:value="-0.00164345426078978" calcext:value-type="float">
            <text:p>-0.00164345426078978</text:p>
          </table:table-cell>
          <table:table-cell office:value-type="float" office:value="-0.00230120642173335" calcext:value-type="float">
            <text:p>-0.00230120642173335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8973459" calcext:value-type="float">
            <text:p>0.03192606489734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200261" calcext:value-type="float">
            <text:p>-4.19313617200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29981" calcext:value-type="float">
            <text:p>0.0165045405129981</text:p>
          </table:table-cell>
          <table:table-cell office:value-type="float" office:value="2.09524461555234" calcext:value-type="float">
            <text:p>2.09524461555234</text:p>
          </table:table-cell>
          <table:table-cell office:value-type="float" office:value="53388.6679065314" calcext:value-type="float">
            <text:p>53388.6679065314</text:p>
          </table:table-cell>
          <table:table-cell office:value-type="float" office:value="53388.6679065314" calcext:value-type="float">
            <text:p>53388.6679065314</text:p>
          </table:table-cell>
          <table:table-cell office:value-type="float" office:value="0.0399075811383255" calcext:value-type="float">
            <text:p>0.0399075811383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197188" calcext:value-type="float">
            <text:p>-3.66084546197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99358" calcext:value-type="float">
            <text:p>0.0180117487799358</text:p>
          </table:table-cell>
          <table:table-cell office:value-type="float" office:value="1.49075064150174" calcext:value-type="float">
            <text:p>1.49075064150174</text:p>
          </table:table-cell>
          <table:table-cell table:number-columns-repeated="2" office:value-type="float" office:value="46611.3320934686" calcext:value-type="float">
            <text:p>46611.33209346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107032" calcext:value-type="float">
            <text:p>288.150000107032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49297" calcext:value-type="float">
            <text:p>-0.91521136549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91258" calcext:value-type="float">
            <text:p>0.00454411230891258</text:p>
          </table:table-cell>
          <table:table-cell office:value-type="float" office:value="1.49075064150174" calcext:value-type="float">
            <text:p>1.49075064150174</text:p>
          </table:table-cell>
          <table:table-cell table:number-columns-repeated="2" office:value-type="float" office:value="46611.3320934686" calcext:value-type="float">
            <text:p>46611.3320934686</text:p>
          </table:table-cell>
          <table:table-cell office:value-type="float" office:value="0.00798151622433647" calcext:value-type="float">
            <text:p>0.007981516224336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103982" calcext:value-type="float">
            <text:p>288.150000103982</text:p>
          </table:table-cell>
          <table:table-cell office:value-type="float" office:value="0.00000051295864977874" calcext:value-type="float">
            <text:p>5.12958649778739E-07</text:p>
          </table:table-cell>
          <table:table-cell office:value-type="float" office:value="364.87358348634" calcext:value-type="float">
            <text:p>364.87358348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490228" calcext:value-type="float">
            <text:p>0.00177251333490228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1664312438" calcext:value-type="float">
            <text:p>1.66431243786569E-11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1070324" calcext:value-type="float">
            <text:p>15.0000001070324</text:p>
          </table:table-cell>
          <table:table-cell office:value-type="float" office:value="1" calcext:value-type="float">
            <text:p>1</text:p>
          </table:table-cell>
          <table:table-cell office:value-type="float" office:value="1.77251333490228" calcext:value-type="float">
            <text:p>1.77251333490228</text:p>
          </table:table-cell>
          <table:table-cell office:value-type="float" office:value="1.46611332093469" calcext:value-type="float">
            <text:p>1.46611332093469</text:p>
          </table:table-cell>
          <table:table-cell office:value-type="float" office:value="205850.96670455" calcext:value-type="float">
            <text:p>205850.9667045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56067" calcext:value-type="float">
            <text:p>1.77251333556067</text:p>
          </table:table-cell>
          <table:table-cell table:number-columns-repeated="2" office:value-type="float" office:value="1.77251333490228" calcext:value-type="float">
            <text:p>1.772513334902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205475" calcext:value-type="float">
            <text:p>288564.77720547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57007" calcext:value-type="float">
            <text:p>11515.9222557007</text:p>
          </table:table-cell>
          <table:table-cell office:value-type="float" office:value="-9212.73780415015" calcext:value-type="float">
            <text:p>-9212.73780415015</text:p>
          </table:table-cell>
          <table:table-cell office:value-type="float" office:value="-2303.18445103754" calcext:value-type="float">
            <text:p>-2303.184451037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83255" calcext:value-type="float">
            <text:p>-0.0399075811383255</text:p>
          </table:table-cell>
          <table:table-cell office:value-type="float" office:value="0.0319260648973459" calcext:value-type="float">
            <text:p>0.0319260648973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433647" calcext:value-type="float">
            <text:p>0.00798151622433647</text:p>
          </table:table-cell>
          <table:table-cell office:value-type="float" office:value="146611.332093469" calcext:value-type="float">
            <text:p>146611.332093469</text:p>
          </table:table-cell>
          <table:table-cell office:value-type="float" office:value="288564.777205475" calcext:value-type="float">
            <text:p>288564.777205475</text:p>
          </table:table-cell>
          <table:table-cell office:value-type="float" office:value="146611.332093469" calcext:value-type="float">
            <text:p>146611.332093469</text:p>
          </table:table-cell>
          <table:table-cell office:value-type="float" office:value="288564.777205475" calcext:value-type="float">
            <text:p>288564.777205475</text:p>
          </table:table-cell>
          <table:table-cell office:value-type="float" office:value="4.19313617200261" calcext:value-type="float">
            <text:p>4.19313617200261</text:p>
          </table:table-cell>
          <table:table-cell office:value-type="float" office:value="288564.777205475" calcext:value-type="float">
            <text:p>288564.777205475</text:p>
          </table:table-cell>
          <table:table-cell office:value-type="float" office:value="0.0399075811383255" calcext:value-type="float">
            <text:p>0.0399075811383255</text:p>
          </table:table-cell>
          <table:table-cell office:value-type="float" office:value="-0.0399075811383255" calcext:value-type="float">
            <text:p>-0.0399075811383255</text:p>
          </table:table-cell>
          <table:table-cell office:value-type="float" office:value="146611.332093469" calcext:value-type="float">
            <text:p>146611.332093469</text:p>
          </table:table-cell>
          <table:table-cell office:value-type="float" office:value="3.66084546197188" calcext:value-type="float">
            <text:p>3.66084546197188</text:p>
          </table:table-cell>
          <table:table-cell table:number-columns-repeated="2" office:value-type="float" office:value="0.0319260648973459" calcext:value-type="float">
            <text:p>0.0319260648973459</text:p>
          </table:table-cell>
          <table:table-cell office:value-type="float" office:value="146611.332093469" calcext:value-type="float">
            <text:p>146611.332093469</text:p>
          </table:table-cell>
          <table:table-cell office:value-type="float" office:value="288564.777205475" calcext:value-type="float">
            <text:p>288564.777205475</text:p>
          </table:table-cell>
          <table:table-cell office:value-type="float" office:value="-0.0319260648973459" calcext:value-type="float">
            <text:p>-0.0319260648973459</text:p>
          </table:table-cell>
          <table:table-cell office:value-type="float" office:value="0.91521136549297" calcext:value-type="float">
            <text:p>0.91521136549297</text:p>
          </table:table-cell>
          <table:table-cell office:value-type="float" office:value="0.00798151622433647" calcext:value-type="float">
            <text:p>0.00798151622433647</text:p>
          </table:table-cell>
          <table:table-cell office:value-type="float" office:value="146611.332093469" calcext:value-type="float">
            <text:p>146611.332093469</text:p>
          </table:table-cell>
          <table:table-cell office:value-type="float" office:value="288564.777205475" calcext:value-type="float">
            <text:p>288564.777205475</text:p>
          </table:table-cell>
          <table:table-cell office:value-type="float" office:value="-0.00798151622433647" calcext:value-type="float">
            <text:p>-0.007981516224336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107032" calcext:value-type="float">
            <text:p>288.150000107032</text:p>
          </table:table-cell>
          <table:table-cell office:value-type="float" office:value="146611.332093469" calcext:value-type="float">
            <text:p>146611.332093469</text:p>
          </table:table-cell>
          <table:table-cell office:value-type="float" office:value="288564.777205475" calcext:value-type="float">
            <text:p>288564.777205475</text:p>
          </table:table-cell>
          <table:table-cell office:value-type="float" office:value="288.150000107032" calcext:value-type="float">
            <text:p>288.150000107032</text:p>
          </table:table-cell>
          <table:table-cell office:value-type="float" office:value="146611.332093469" calcext:value-type="float">
            <text:p>146611.332093469</text:p>
          </table:table-cell>
          <table:table-cell table:number-columns-repeated="4" office:value-type="float" office:value="288564.777205475" calcext:value-type="float">
            <text:p>288564.777205475</text:p>
          </table:table-cell>
          <table:table-cell office:value-type="float" office:value="0.0399075811383255" calcext:value-type="float">
            <text:p>0.0399075811383255</text:p>
          </table:table-cell>
          <table:table-cell office:value-type="float" office:value="-0.0319260648973459" calcext:value-type="float">
            <text:p>-0.0319260648973459</text:p>
          </table:table-cell>
          <table:table-cell office:value-type="float" office:value="-0.00798151622433647" calcext:value-type="float">
            <text:p>-0.00798151622433647</text:p>
          </table:table-cell>
          <table:table-cell table:number-columns-repeated="10" office:value-type="float" office:value="146611.332093469" calcext:value-type="float">
            <text:p>146611.332093469</text:p>
          </table:table-cell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 office:value-type="float" office:value="288.150000089561" calcext:value-type="float">
            <text:p>288.150000089561</text:p>
          </table:table-cell>
          <table:table-cell office:value-type="float" office:value="146611.332095075" calcext:value-type="float">
            <text:p>146611.332095075</text:p>
          </table:table-cell>
          <table:table-cell office:value-type="float" office:value="-0.00000191736811601462" calcext:value-type="float">
            <text:p>-1.91736811601462E-06</text:p>
          </table:table-cell>
          <table:table-cell office:value-type="float" office:value="0.000176338467570237" calcext:value-type="float">
            <text:p>0.000176338467570237</text:p>
          </table:table-cell>
          <table:table-cell office:value-type="float" office:value="0.0000004292187441024" calcext:value-type="float">
            <text:p>4.292187441024E-07</text:p>
          </table:table-cell>
          <table:table-cell office:value-type="float" office:value="0.00000000001392632537" calcext:value-type="float">
            <text:p>1.39263253706723E-11</text:p>
          </table:table-cell>
          <table:table-cell office:value-type="float" office:value="0.00000001392632537067" calcext:value-type="float">
            <text:p>1.39263253706723E-08</text:p>
          </table:table-cell>
          <table:table-cell office:value-type="float" office:value="-0.00137518220469578" calcext:value-type="float">
            <text:p>-0.00137518220469578</text:p>
          </table:table-cell>
          <table:table-cell office:value-type="float" office:value="-0.00192556507108356" calcext:value-type="float">
            <text:p>-0.0019255650710835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899039" calcext:value-type="float">
            <text:p>0.0319260648990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87642" calcext:value-type="float">
            <text:p>-4.19313617187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27497" calcext:value-type="float">
            <text:p>0.0165045405127497</text:p>
          </table:table-cell>
          <table:table-cell office:value-type="float" office:value="2.09524461561579" calcext:value-type="float">
            <text:p>2.09524461561579</text:p>
          </table:table-cell>
          <table:table-cell table:number-columns-repeated="2" office:value-type="float" office:value="53388.6679049248" calcext:value-type="float">
            <text:p>53388.6679049248</text:p>
          </table:table-cell>
          <table:table-cell office:value-type="float" office:value="0.039907581137725" calcext:value-type="float">
            <text:p>0.0399075811377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09806" calcext:value-type="float">
            <text:p>-3.66084546209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96014" calcext:value-type="float">
            <text:p>0.0180117487796014</text:p>
          </table:table-cell>
          <table:table-cell office:value-type="float" office:value="1.49075064156519" calcext:value-type="float">
            <text:p>1.49075064156519</text:p>
          </table:table-cell>
          <table:table-cell table:number-columns-repeated="2" office:value-type="float" office:value="46611.3320950752" calcext:value-type="float">
            <text:p>46611.33209507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89561" calcext:value-type="float">
            <text:p>288.150000089561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524515" calcext:value-type="float">
            <text:p>-0.915211365524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81781" calcext:value-type="float">
            <text:p>0.00454411230881781</text:p>
          </table:table-cell>
          <table:table-cell office:value-type="float" office:value="1.49075064156519" calcext:value-type="float">
            <text:p>1.49075064156519</text:p>
          </table:table-cell>
          <table:table-cell table:number-columns-repeated="2" office:value-type="float" office:value="46611.3320950752" calcext:value-type="float">
            <text:p>46611.3320950752</text:p>
          </table:table-cell>
          <table:table-cell office:value-type="float" office:value="0.00798151622475974" calcext:value-type="float">
            <text:p>0.007981516224759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87008" calcext:value-type="float">
            <text:p>288.150000087008</text:p>
          </table:table-cell>
          <table:table-cell office:value-type="float" office:value="0.0000004292187441024" calcext:value-type="float">
            <text:p>4.292187441024E-07</text:p>
          </table:table-cell>
          <table:table-cell office:value-type="float" office:value="364.87358349025" calcext:value-type="float">
            <text:p>364.87358349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02917" calcext:value-type="float">
            <text:p>0.00177251333502917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1392632537" calcext:value-type="float">
            <text:p>1.39263253706723E-11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895607" calcext:value-type="float">
            <text:p>15.0000000895607</text:p>
          </table:table-cell>
          <table:table-cell office:value-type="float" office:value="1" calcext:value-type="float">
            <text:p>1</text:p>
          </table:table-cell>
          <table:table-cell office:value-type="float" office:value="1.77251333502917" calcext:value-type="float">
            <text:p>1.77251333502917</text:p>
          </table:table-cell>
          <table:table-cell office:value-type="float" office:value="1.46611332095075" calcext:value-type="float">
            <text:p>1.46611332095075</text:p>
          </table:table-cell>
          <table:table-cell office:value-type="float" office:value="205850.966692019" calcext:value-type="float">
            <text:p>205850.96669201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58009" calcext:value-type="float">
            <text:p>1.77251333558009</text:p>
          </table:table-cell>
          <table:table-cell table:number-columns-repeated="2" office:value-type="float" office:value="1.77251333502917" calcext:value-type="float">
            <text:p>1.772513335029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187929" calcext:value-type="float">
            <text:p>288564.7771879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55274" calcext:value-type="float">
            <text:p>11515.9222555274</text:p>
          </table:table-cell>
          <table:table-cell office:value-type="float" office:value="-9212.73780407852" calcext:value-type="float">
            <text:p>-9212.73780407852</text:p>
          </table:table-cell>
          <table:table-cell office:value-type="float" office:value="-2303.18445101963" calcext:value-type="float">
            <text:p>-2303.184451019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7725" calcext:value-type="float">
            <text:p>-0.039907581137725</text:p>
          </table:table-cell>
          <table:table-cell office:value-type="float" office:value="0.031926064899039" calcext:value-type="float">
            <text:p>0.031926064899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475974" calcext:value-type="float">
            <text:p>0.00798151622475974</text:p>
          </table:table-cell>
          <table:table-cell office:value-type="float" office:value="146611.332095075" calcext:value-type="float">
            <text:p>146611.332095075</text:p>
          </table:table-cell>
          <table:table-cell office:value-type="float" office:value="288564.777187929" calcext:value-type="float">
            <text:p>288564.777187929</text:p>
          </table:table-cell>
          <table:table-cell office:value-type="float" office:value="146611.332095075" calcext:value-type="float">
            <text:p>146611.332095075</text:p>
          </table:table-cell>
          <table:table-cell office:value-type="float" office:value="288564.777187929" calcext:value-type="float">
            <text:p>288564.777187929</text:p>
          </table:table-cell>
          <table:table-cell office:value-type="float" office:value="4.19313617187642" calcext:value-type="float">
            <text:p>4.19313617187642</text:p>
          </table:table-cell>
          <table:table-cell office:value-type="float" office:value="288564.777187929" calcext:value-type="float">
            <text:p>288564.777187929</text:p>
          </table:table-cell>
          <table:table-cell office:value-type="float" office:value="0.039907581137725" calcext:value-type="float">
            <text:p>0.039907581137725</text:p>
          </table:table-cell>
          <table:table-cell office:value-type="float" office:value="-0.039907581137725" calcext:value-type="float">
            <text:p>-0.039907581137725</text:p>
          </table:table-cell>
          <table:table-cell office:value-type="float" office:value="146611.332095075" calcext:value-type="float">
            <text:p>146611.332095075</text:p>
          </table:table-cell>
          <table:table-cell office:value-type="float" office:value="3.66084546209806" calcext:value-type="float">
            <text:p>3.66084546209806</text:p>
          </table:table-cell>
          <table:table-cell table:number-columns-repeated="2" office:value-type="float" office:value="0.031926064899039" calcext:value-type="float">
            <text:p>0.031926064899039</text:p>
          </table:table-cell>
          <table:table-cell office:value-type="float" office:value="146611.332095075" calcext:value-type="float">
            <text:p>146611.332095075</text:p>
          </table:table-cell>
          <table:table-cell office:value-type="float" office:value="288564.777187929" calcext:value-type="float">
            <text:p>288564.777187929</text:p>
          </table:table-cell>
          <table:table-cell office:value-type="float" office:value="-0.031926064899039" calcext:value-type="float">
            <text:p>-0.031926064899039</text:p>
          </table:table-cell>
          <table:table-cell office:value-type="float" office:value="0.915211365524515" calcext:value-type="float">
            <text:p>0.915211365524515</text:p>
          </table:table-cell>
          <table:table-cell office:value-type="float" office:value="0.00798151622475974" calcext:value-type="float">
            <text:p>0.00798151622475974</text:p>
          </table:table-cell>
          <table:table-cell office:value-type="float" office:value="146611.332095075" calcext:value-type="float">
            <text:p>146611.332095075</text:p>
          </table:table-cell>
          <table:table-cell office:value-type="float" office:value="288564.777187929" calcext:value-type="float">
            <text:p>288564.777187929</text:p>
          </table:table-cell>
          <table:table-cell office:value-type="float" office:value="-0.00798151622475974" calcext:value-type="float">
            <text:p>-0.007981516224759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89561" calcext:value-type="float">
            <text:p>288.150000089561</text:p>
          </table:table-cell>
          <table:table-cell office:value-type="float" office:value="146611.332095075" calcext:value-type="float">
            <text:p>146611.332095075</text:p>
          </table:table-cell>
          <table:table-cell office:value-type="float" office:value="288564.777187929" calcext:value-type="float">
            <text:p>288564.777187929</text:p>
          </table:table-cell>
          <table:table-cell office:value-type="float" office:value="288.150000089561" calcext:value-type="float">
            <text:p>288.150000089561</text:p>
          </table:table-cell>
          <table:table-cell office:value-type="float" office:value="146611.332095075" calcext:value-type="float">
            <text:p>146611.332095075</text:p>
          </table:table-cell>
          <table:table-cell table:number-columns-repeated="4" office:value-type="float" office:value="288564.777187929" calcext:value-type="float">
            <text:p>288564.777187929</text:p>
          </table:table-cell>
          <table:table-cell office:value-type="float" office:value="0.039907581137725" calcext:value-type="float">
            <text:p>0.039907581137725</text:p>
          </table:table-cell>
          <table:table-cell office:value-type="float" office:value="-0.031926064899039" calcext:value-type="float">
            <text:p>-0.031926064899039</text:p>
          </table:table-cell>
          <table:table-cell office:value-type="float" office:value="-0.00798151622475974" calcext:value-type="float">
            <text:p>-0.00798151622475974</text:p>
          </table:table-cell>
          <table:table-cell table:number-columns-repeated="10" office:value-type="float" office:value="146611.332095075" calcext:value-type="float">
            <text:p>146611.332095075</text:p>
          </table:table-cell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office:value-type="float" office:value="288.150000072089" calcext:value-type="float">
            <text:p>288.150000072089</text:p>
          </table:table-cell>
          <table:table-cell office:value-type="float" office:value="146611.332096682" calcext:value-type="float">
            <text:p>146611.332096682</text:p>
          </table:table-cell>
          <table:table-cell office:value-type="float" office:value="-0.00000154332465790259" calcext:value-type="float">
            <text:p>-1.54332465790259E-06</text:p>
          </table:table-cell>
          <table:table-cell office:value-type="float" office:value="0.000141938644847913" calcext:value-type="float">
            <text:p>0.000141938644847913</text:p>
          </table:table-cell>
          <table:table-cell office:value-type="float" office:value="0.00000034548747862573" calcext:value-type="float">
            <text:p>3.45487478625728E-07</text:p>
          </table:table-cell>
          <table:table-cell office:value-type="float" office:value="0.00000000001120956106" calcext:value-type="float">
            <text:p>1.12095610571572E-11</text:p>
          </table:table-cell>
          <table:table-cell office:value-type="float" office:value="0.00000001120956105716" calcext:value-type="float">
            <text:p>1.12095610571572E-08</text:p>
          </table:table-cell>
          <table:table-cell office:value-type="float" office:value="-0.00110690930337631" calcext:value-type="float">
            <text:p>-0.00110690930337631</text:p>
          </table:table-cell>
          <table:table-cell office:value-type="float" office:value="-0.00154992253692739" calcext:value-type="float">
            <text:p>-0.00154992253692739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0732" calcext:value-type="float">
            <text:p>0.031926064900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75024" calcext:value-type="float">
            <text:p>-4.19313617175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25014" calcext:value-type="float">
            <text:p>0.0165045405125014</text:p>
          </table:table-cell>
          <table:table-cell office:value-type="float" office:value="2.09524461567924" calcext:value-type="float">
            <text:p>2.09524461567924</text:p>
          </table:table-cell>
          <table:table-cell table:number-columns-repeated="2" office:value-type="float" office:value="53388.6679033182" calcext:value-type="float">
            <text:p>53388.6679033182</text:p>
          </table:table-cell>
          <table:table-cell office:value-type="float" office:value="0.0399075811371246" calcext:value-type="float">
            <text:p>0.03990758113712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22425" calcext:value-type="float">
            <text:p>-3.66084546222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92671" calcext:value-type="float">
            <text:p>0.0180117487792671</text:p>
          </table:table-cell>
          <table:table-cell office:value-type="float" office:value="1.49075064162864" calcext:value-type="float">
            <text:p>1.49075064162864</text:p>
          </table:table-cell>
          <table:table-cell table:number-columns-repeated="2" office:value-type="float" office:value="46611.3320966818" calcext:value-type="float">
            <text:p>46611.33209668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72089" calcext:value-type="float">
            <text:p>288.150000072089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556061" calcext:value-type="float">
            <text:p>-0.915211365556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72305" calcext:value-type="float">
            <text:p>0.00454411230872305</text:p>
          </table:table-cell>
          <table:table-cell office:value-type="float" office:value="1.49075064162864" calcext:value-type="float">
            <text:p>1.49075064162864</text:p>
          </table:table-cell>
          <table:table-cell table:number-columns-repeated="2" office:value-type="float" office:value="46611.3320966818" calcext:value-type="float">
            <text:p>46611.3320966818</text:p>
          </table:table-cell>
          <table:table-cell office:value-type="float" office:value="0.007981516225183" calcext:value-type="float">
            <text:p>0.0079815162251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70034" calcext:value-type="float">
            <text:p>288.150000070034</text:p>
          </table:table-cell>
          <table:table-cell office:value-type="float" office:value="0.00000034548747862573" calcext:value-type="float">
            <text:p>3.45487478625728E-07</text:p>
          </table:table-cell>
          <table:table-cell office:value-type="float" office:value="364.873583494161" calcext:value-type="float">
            <text:p>364.873583494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15607" calcext:value-type="float">
            <text:p>0.00177251333515607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1120956106" calcext:value-type="float">
            <text:p>1.12095610571572E-11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720891" calcext:value-type="float">
            <text:p>15.0000000720891</text:p>
          </table:table-cell>
          <table:table-cell office:value-type="float" office:value="1" calcext:value-type="float">
            <text:p>1</text:p>
          </table:table-cell>
          <table:table-cell office:value-type="float" office:value="1.77251333515607" calcext:value-type="float">
            <text:p>1.77251333515607</text:p>
          </table:table-cell>
          <table:table-cell office:value-type="float" office:value="1.46611332096682" calcext:value-type="float">
            <text:p>1.46611332096682</text:p>
          </table:table-cell>
          <table:table-cell office:value-type="float" office:value="205850.966679488" calcext:value-type="float">
            <text:p>205850.96667948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59952" calcext:value-type="float">
            <text:p>1.77251333559952</text:p>
          </table:table-cell>
          <table:table-cell table:number-columns-repeated="2" office:value-type="float" office:value="1.77251333515607" calcext:value-type="float">
            <text:p>1.772513335156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170382" calcext:value-type="float">
            <text:p>288564.7771703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53541" calcext:value-type="float">
            <text:p>11515.9222553541</text:p>
          </table:table-cell>
          <table:table-cell office:value-type="float" office:value="-9212.73780400689" calcext:value-type="float">
            <text:p>-9212.73780400689</text:p>
          </table:table-cell>
          <table:table-cell office:value-type="float" office:value="-2303.18445100172" calcext:value-type="float">
            <text:p>-2303.18445100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71246" calcext:value-type="float">
            <text:p>-0.0399075811371246</text:p>
          </table:table-cell>
          <table:table-cell office:value-type="float" office:value="0.031926064900732" calcext:value-type="float">
            <text:p>0.031926064900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5183" calcext:value-type="float">
            <text:p>0.007981516225183</text:p>
          </table:table-cell>
          <table:table-cell office:value-type="float" office:value="146611.332096682" calcext:value-type="float">
            <text:p>146611.332096682</text:p>
          </table:table-cell>
          <table:table-cell office:value-type="float" office:value="288564.777170382" calcext:value-type="float">
            <text:p>288564.777170382</text:p>
          </table:table-cell>
          <table:table-cell office:value-type="float" office:value="146611.332096682" calcext:value-type="float">
            <text:p>146611.332096682</text:p>
          </table:table-cell>
          <table:table-cell office:value-type="float" office:value="288564.777170382" calcext:value-type="float">
            <text:p>288564.777170382</text:p>
          </table:table-cell>
          <table:table-cell office:value-type="float" office:value="4.19313617175024" calcext:value-type="float">
            <text:p>4.19313617175024</text:p>
          </table:table-cell>
          <table:table-cell office:value-type="float" office:value="288564.777170382" calcext:value-type="float">
            <text:p>288564.777170382</text:p>
          </table:table-cell>
          <table:table-cell office:value-type="float" office:value="0.0399075811371246" calcext:value-type="float">
            <text:p>0.0399075811371246</text:p>
          </table:table-cell>
          <table:table-cell office:value-type="float" office:value="-0.0399075811371246" calcext:value-type="float">
            <text:p>-0.0399075811371246</text:p>
          </table:table-cell>
          <table:table-cell office:value-type="float" office:value="146611.332096682" calcext:value-type="float">
            <text:p>146611.332096682</text:p>
          </table:table-cell>
          <table:table-cell office:value-type="float" office:value="3.66084546222425" calcext:value-type="float">
            <text:p>3.66084546222425</text:p>
          </table:table-cell>
          <table:table-cell table:number-columns-repeated="2" office:value-type="float" office:value="0.031926064900732" calcext:value-type="float">
            <text:p>0.031926064900732</text:p>
          </table:table-cell>
          <table:table-cell office:value-type="float" office:value="146611.332096682" calcext:value-type="float">
            <text:p>146611.332096682</text:p>
          </table:table-cell>
          <table:table-cell office:value-type="float" office:value="288564.777170382" calcext:value-type="float">
            <text:p>288564.777170382</text:p>
          </table:table-cell>
          <table:table-cell office:value-type="float" office:value="-0.031926064900732" calcext:value-type="float">
            <text:p>-0.031926064900732</text:p>
          </table:table-cell>
          <table:table-cell office:value-type="float" office:value="0.915211365556061" calcext:value-type="float">
            <text:p>0.915211365556061</text:p>
          </table:table-cell>
          <table:table-cell office:value-type="float" office:value="0.007981516225183" calcext:value-type="float">
            <text:p>0.007981516225183</text:p>
          </table:table-cell>
          <table:table-cell office:value-type="float" office:value="146611.332096682" calcext:value-type="float">
            <text:p>146611.332096682</text:p>
          </table:table-cell>
          <table:table-cell office:value-type="float" office:value="288564.777170382" calcext:value-type="float">
            <text:p>288564.777170382</text:p>
          </table:table-cell>
          <table:table-cell office:value-type="float" office:value="-0.007981516225183" calcext:value-type="float">
            <text:p>-0.0079815162251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72089" calcext:value-type="float">
            <text:p>288.150000072089</text:p>
          </table:table-cell>
          <table:table-cell office:value-type="float" office:value="146611.332096682" calcext:value-type="float">
            <text:p>146611.332096682</text:p>
          </table:table-cell>
          <table:table-cell office:value-type="float" office:value="288564.777170382" calcext:value-type="float">
            <text:p>288564.777170382</text:p>
          </table:table-cell>
          <table:table-cell office:value-type="float" office:value="288.150000072089" calcext:value-type="float">
            <text:p>288.150000072089</text:p>
          </table:table-cell>
          <table:table-cell office:value-type="float" office:value="146611.332096682" calcext:value-type="float">
            <text:p>146611.332096682</text:p>
          </table:table-cell>
          <table:table-cell table:number-columns-repeated="4" office:value-type="float" office:value="288564.777170382" calcext:value-type="float">
            <text:p>288564.777170382</text:p>
          </table:table-cell>
          <table:table-cell office:value-type="float" office:value="0.0399075811371246" calcext:value-type="float">
            <text:p>0.0399075811371246</text:p>
          </table:table-cell>
          <table:table-cell office:value-type="float" office:value="-0.031926064900732" calcext:value-type="float">
            <text:p>-0.031926064900732</text:p>
          </table:table-cell>
          <table:table-cell office:value-type="float" office:value="-0.007981516225183" calcext:value-type="float">
            <text:p>-0.007981516225183</text:p>
          </table:table-cell>
          <table:table-cell table:number-columns-repeated="10" office:value-type="float" office:value="146611.332096682" calcext:value-type="float">
            <text:p>146611.332096682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float" office:value="288.150000054617" calcext:value-type="float">
            <text:p>288.150000054617</text:p>
          </table:table-cell>
          <table:table-cell office:value-type="float" office:value="146611.332098289" calcext:value-type="float">
            <text:p>146611.332098289</text:p>
          </table:table-cell>
          <table:table-cell office:value-type="float" office:value="-0.00000116928298842568" calcext:value-type="float">
            <text:p>-1.16928298842568E-06</text:p>
          </table:table-cell>
          <table:table-cell office:value-type="float" office:value="0.000107537912118742" calcext:value-type="float">
            <text:p>0.000107537912118742</text:p>
          </table:table-cell>
          <table:table-cell office:value-type="float" office:value="0.0000002617539394123" calcext:value-type="float">
            <text:p>2.61753939412301E-07</text:p>
          </table:table-cell>
          <table:table-cell office:value-type="float" office:value="0.00000000000849279674" calcext:value-type="float">
            <text:p>8.49279674364212E-12</text:p>
          </table:table-cell>
          <table:table-cell office:value-type="float" office:value="0.00000000849279674364" calcext:value-type="float">
            <text:p>8.49279674364212E-09</text:p>
          </table:table-cell>
          <table:table-cell office:value-type="float" office:value="-0.000838637684909211" calcext:value-type="float">
            <text:p>-0.000838637684909211</text:p>
          </table:table-cell>
          <table:table-cell office:value-type="float" office:value="-0.00117428179905348" calcext:value-type="float">
            <text:p>-0.00117428179905348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2425" calcext:value-type="float">
            <text:p>0.0319260649024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62405" calcext:value-type="float">
            <text:p>-4.19313617162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22531" calcext:value-type="float">
            <text:p>0.0165045405122531</text:p>
          </table:table-cell>
          <table:table-cell office:value-type="float" office:value="2.09524461574269" calcext:value-type="float">
            <text:p>2.09524461574269</text:p>
          </table:table-cell>
          <table:table-cell office:value-type="float" office:value="53388.6679017115" calcext:value-type="float">
            <text:p>53388.6679017115</text:p>
          </table:table-cell>
          <table:table-cell office:value-type="float" office:value="53388.6679017116" calcext:value-type="float">
            <text:p>53388.6679017116</text:p>
          </table:table-cell>
          <table:table-cell office:value-type="float" office:value="0.0399075811365241" calcext:value-type="float">
            <text:p>0.03990758113652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35043" calcext:value-type="float">
            <text:p>-3.66084546235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89328" calcext:value-type="float">
            <text:p>0.0180117487789328</text:p>
          </table:table-cell>
          <table:table-cell office:value-type="float" office:value="1.49075064169209" calcext:value-type="float">
            <text:p>1.49075064169209</text:p>
          </table:table-cell>
          <table:table-cell table:number-columns-repeated="2" office:value-type="float" office:value="46611.3320982885" calcext:value-type="float">
            <text:p>46611.33209828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54617" calcext:value-type="float">
            <text:p>288.150000054617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587607" calcext:value-type="float">
            <text:p>-0.915211365587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62829" calcext:value-type="float">
            <text:p>0.00454411230862829</text:p>
          </table:table-cell>
          <table:table-cell office:value-type="float" office:value="1.49075064169209" calcext:value-type="float">
            <text:p>1.49075064169209</text:p>
          </table:table-cell>
          <table:table-cell table:number-columns-repeated="2" office:value-type="float" office:value="46611.3320982885" calcext:value-type="float">
            <text:p>46611.3320982885</text:p>
          </table:table-cell>
          <table:table-cell office:value-type="float" office:value="0.00798151622560626" calcext:value-type="float">
            <text:p>0.007981516225606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53061" calcext:value-type="float">
            <text:p>288.150000053061</text:p>
          </table:table-cell>
          <table:table-cell office:value-type="float" office:value="0.0000002617539394123" calcext:value-type="float">
            <text:p>2.61753939412301E-07</text:p>
          </table:table-cell>
          <table:table-cell office:value-type="float" office:value="364.873583498072" calcext:value-type="float">
            <text:p>364.873583498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28297" calcext:value-type="float">
            <text:p>0.00177251333528297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849279674" calcext:value-type="float">
            <text:p>8.49279674364212E-12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546174" calcext:value-type="float">
            <text:p>15.0000000546174</text:p>
          </table:table-cell>
          <table:table-cell office:value-type="float" office:value="1" calcext:value-type="float">
            <text:p>1</text:p>
          </table:table-cell>
          <table:table-cell office:value-type="float" office:value="1.77251333528297" calcext:value-type="float">
            <text:p>1.77251333528297</text:p>
          </table:table-cell>
          <table:table-cell office:value-type="float" office:value="1.46611332098289" calcext:value-type="float">
            <text:p>1.46611332098289</text:p>
          </table:table-cell>
          <table:table-cell office:value-type="float" office:value="205850.966666957" calcext:value-type="float">
            <text:p>205850.96666695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1894" calcext:value-type="float">
            <text:p>1.77251333561894</text:p>
          </table:table-cell>
          <table:table-cell table:number-columns-repeated="2" office:value-type="float" office:value="1.77251333528297" calcext:value-type="float">
            <text:p>1.772513335282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152836" calcext:value-type="float">
            <text:p>288564.7771528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51808" calcext:value-type="float">
            <text:p>11515.9222551808</text:p>
          </table:table-cell>
          <table:table-cell office:value-type="float" office:value="-9212.73780393526" calcext:value-type="float">
            <text:p>-9212.73780393526</text:p>
          </table:table-cell>
          <table:table-cell office:value-type="float" office:value="-2303.18445098381" calcext:value-type="float">
            <text:p>-2303.184450983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65241" calcext:value-type="float">
            <text:p>-0.0399075811365241</text:p>
          </table:table-cell>
          <table:table-cell office:value-type="float" office:value="0.031926064902425" calcext:value-type="float">
            <text:p>0.031926064902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560626" calcext:value-type="float">
            <text:p>0.00798151622560626</text:p>
          </table:table-cell>
          <table:table-cell office:value-type="float" office:value="146611.332098289" calcext:value-type="float">
            <text:p>146611.332098289</text:p>
          </table:table-cell>
          <table:table-cell office:value-type="float" office:value="288564.777152836" calcext:value-type="float">
            <text:p>288564.777152836</text:p>
          </table:table-cell>
          <table:table-cell office:value-type="float" office:value="146611.332098289" calcext:value-type="float">
            <text:p>146611.332098289</text:p>
          </table:table-cell>
          <table:table-cell office:value-type="float" office:value="288564.777152836" calcext:value-type="float">
            <text:p>288564.777152836</text:p>
          </table:table-cell>
          <table:table-cell office:value-type="float" office:value="4.19313617162405" calcext:value-type="float">
            <text:p>4.19313617162405</text:p>
          </table:table-cell>
          <table:table-cell office:value-type="float" office:value="288564.777152836" calcext:value-type="float">
            <text:p>288564.777152836</text:p>
          </table:table-cell>
          <table:table-cell office:value-type="float" office:value="0.0399075811365241" calcext:value-type="float">
            <text:p>0.0399075811365241</text:p>
          </table:table-cell>
          <table:table-cell office:value-type="float" office:value="-0.0399075811365241" calcext:value-type="float">
            <text:p>-0.0399075811365241</text:p>
          </table:table-cell>
          <table:table-cell office:value-type="float" office:value="146611.332098289" calcext:value-type="float">
            <text:p>146611.332098289</text:p>
          </table:table-cell>
          <table:table-cell office:value-type="float" office:value="3.66084546235043" calcext:value-type="float">
            <text:p>3.66084546235043</text:p>
          </table:table-cell>
          <table:table-cell table:number-columns-repeated="2" office:value-type="float" office:value="0.031926064902425" calcext:value-type="float">
            <text:p>0.031926064902425</text:p>
          </table:table-cell>
          <table:table-cell office:value-type="float" office:value="146611.332098289" calcext:value-type="float">
            <text:p>146611.332098289</text:p>
          </table:table-cell>
          <table:table-cell office:value-type="float" office:value="288564.777152836" calcext:value-type="float">
            <text:p>288564.777152836</text:p>
          </table:table-cell>
          <table:table-cell office:value-type="float" office:value="-0.031926064902425" calcext:value-type="float">
            <text:p>-0.031926064902425</text:p>
          </table:table-cell>
          <table:table-cell office:value-type="float" office:value="0.915211365587607" calcext:value-type="float">
            <text:p>0.915211365587607</text:p>
          </table:table-cell>
          <table:table-cell office:value-type="float" office:value="0.00798151622560626" calcext:value-type="float">
            <text:p>0.00798151622560626</text:p>
          </table:table-cell>
          <table:table-cell office:value-type="float" office:value="146611.332098289" calcext:value-type="float">
            <text:p>146611.332098289</text:p>
          </table:table-cell>
          <table:table-cell office:value-type="float" office:value="288564.777152836" calcext:value-type="float">
            <text:p>288564.777152836</text:p>
          </table:table-cell>
          <table:table-cell office:value-type="float" office:value="-0.00798151622560626" calcext:value-type="float">
            <text:p>-0.007981516225606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54617" calcext:value-type="float">
            <text:p>288.150000054617</text:p>
          </table:table-cell>
          <table:table-cell office:value-type="float" office:value="146611.332098289" calcext:value-type="float">
            <text:p>146611.332098289</text:p>
          </table:table-cell>
          <table:table-cell office:value-type="float" office:value="288564.777152836" calcext:value-type="float">
            <text:p>288564.777152836</text:p>
          </table:table-cell>
          <table:table-cell office:value-type="float" office:value="288.150000054617" calcext:value-type="float">
            <text:p>288.150000054617</text:p>
          </table:table-cell>
          <table:table-cell office:value-type="float" office:value="146611.332098289" calcext:value-type="float">
            <text:p>146611.332098289</text:p>
          </table:table-cell>
          <table:table-cell table:number-columns-repeated="4" office:value-type="float" office:value="288564.777152836" calcext:value-type="float">
            <text:p>288564.777152836</text:p>
          </table:table-cell>
          <table:table-cell office:value-type="float" office:value="0.0399075811365241" calcext:value-type="float">
            <text:p>0.0399075811365241</text:p>
          </table:table-cell>
          <table:table-cell office:value-type="float" office:value="-0.031926064902425" calcext:value-type="float">
            <text:p>-0.031926064902425</text:p>
          </table:table-cell>
          <table:table-cell office:value-type="float" office:value="-0.00798151622560626" calcext:value-type="float">
            <text:p>-0.00798151622560626</text:p>
          </table:table-cell>
          <table:table-cell table:number-columns-repeated="10" office:value-type="float" office:value="146611.332098289" calcext:value-type="float">
            <text:p>146611.332098289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float" office:value="288.150000037146" calcext:value-type="float">
            <text:p>288.150000037146</text:p>
          </table:table-cell>
          <table:table-cell office:value-type="float" office:value="146611.332099895" calcext:value-type="float">
            <text:p>146611.332099895</text:p>
          </table:table-cell>
          <table:table-cell office:value-type="float" office:value="-0.00000079524198857591" calcext:value-type="float">
            <text:p>-7.95241988575907E-07</text:p>
          </table:table-cell>
          <table:table-cell office:value-type="float" office:value="0.0000731322471975191" calcext:value-type="float">
            <text:p>7.31322471975191E-05</text:p>
          </table:table-cell>
          <table:table-cell office:value-type="float" office:value="0.0000001780081220204" calcext:value-type="float">
            <text:p>1.78008122020401E-07</text:p>
          </table:table-cell>
          <table:table-cell office:value-type="float" office:value="0.00000000000577597692" calcext:value-type="float">
            <text:p>5.7759769189758E-12</text:p>
          </table:table-cell>
          <table:table-cell office:value-type="float" office:value="0.00000000577597691898" calcext:value-type="float">
            <text:p>5.7759769189758E-09</text:p>
          </table:table-cell>
          <table:table-cell office:value-type="float" office:value="-0.00057036654671523" calcext:value-type="float">
            <text:p>-0.00057036654671523</text:p>
          </table:table-cell>
          <table:table-cell office:value-type="float" office:value="-0.000798641733669987" calcext:value-type="float">
            <text:p>-0.000798641733669987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41181" calcext:value-type="float">
            <text:p>0.03192606490411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49787" calcext:value-type="float">
            <text:p>-4.19313617149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20047" calcext:value-type="float">
            <text:p>0.0165045405120047</text:p>
          </table:table-cell>
          <table:table-cell office:value-type="float" office:value="2.09524461580614" calcext:value-type="float">
            <text:p>2.09524461580614</text:p>
          </table:table-cell>
          <table:table-cell table:number-columns-repeated="2" office:value-type="float" office:value="53388.6679001049" calcext:value-type="float">
            <text:p>53388.6679001049</text:p>
          </table:table-cell>
          <table:table-cell office:value-type="float" office:value="0.0399075811359236" calcext:value-type="float">
            <text:p>0.03990758113592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47661" calcext:value-type="float">
            <text:p>-3.66084546247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85984" calcext:value-type="float">
            <text:p>0.0180117487785984</text:p>
          </table:table-cell>
          <table:table-cell office:value-type="float" office:value="1.49075064175554" calcext:value-type="float">
            <text:p>1.49075064175554</text:p>
          </table:table-cell>
          <table:table-cell table:number-columns-repeated="2" office:value-type="float" office:value="46611.3320998951" calcext:value-type="float">
            <text:p>46611.33209989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37146" calcext:value-type="float">
            <text:p>288.150000037146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19154" calcext:value-type="float">
            <text:p>-0.915211365619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53353" calcext:value-type="float">
            <text:p>0.00454411230853353</text:p>
          </table:table-cell>
          <table:table-cell office:value-type="float" office:value="1.49075064175554" calcext:value-type="float">
            <text:p>1.49075064175554</text:p>
          </table:table-cell>
          <table:table-cell table:number-columns-repeated="2" office:value-type="float" office:value="46611.3320998951" calcext:value-type="float">
            <text:p>46611.3320998951</text:p>
          </table:table-cell>
          <table:table-cell office:value-type="float" office:value="0.00798151622602953" calcext:value-type="float">
            <text:p>0.007981516226029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36087" calcext:value-type="float">
            <text:p>288.150000036087</text:p>
          </table:table-cell>
          <table:table-cell office:value-type="float" office:value="0.0000001780081220204" calcext:value-type="float">
            <text:p>1.78008122020401E-07</text:p>
          </table:table-cell>
          <table:table-cell office:value-type="float" office:value="364.873583501982" calcext:value-type="float">
            <text:p>364.873583501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40987" calcext:value-type="float">
            <text:p>0.00177251333540987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577597692" calcext:value-type="float">
            <text:p>5.7759769189758E-12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371457" calcext:value-type="float">
            <text:p>15.0000000371457</text:p>
          </table:table-cell>
          <table:table-cell office:value-type="float" office:value="1" calcext:value-type="float">
            <text:p>1</text:p>
          </table:table-cell>
          <table:table-cell office:value-type="float" office:value="1.77251333540987" calcext:value-type="float">
            <text:p>1.77251333540987</text:p>
          </table:table-cell>
          <table:table-cell office:value-type="float" office:value="1.46611332099895" calcext:value-type="float">
            <text:p>1.46611332099895</text:p>
          </table:table-cell>
          <table:table-cell office:value-type="float" office:value="205850.966654426" calcext:value-type="float">
            <text:p>205850.96665442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3837" calcext:value-type="float">
            <text:p>1.77251333563837</text:p>
          </table:table-cell>
          <table:table-cell table:number-columns-repeated="2" office:value-type="float" office:value="1.77251333540987" calcext:value-type="float">
            <text:p>1.772513335409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13529" calcext:value-type="float">
            <text:p>288564.777135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50076" calcext:value-type="float">
            <text:p>11515.9222550076</text:p>
          </table:table-cell>
          <table:table-cell office:value-type="float" office:value="-9212.73780386363" calcext:value-type="float">
            <text:p>-9212.73780386363</text:p>
          </table:table-cell>
          <table:table-cell office:value-type="float" office:value="-2303.18445096591" calcext:value-type="float">
            <text:p>-2303.184450965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59236" calcext:value-type="float">
            <text:p>-0.0399075811359236</text:p>
          </table:table-cell>
          <table:table-cell office:value-type="float" office:value="0.0319260649041181" calcext:value-type="float">
            <text:p>0.0319260649041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02953" calcext:value-type="float">
            <text:p>0.00798151622602953</text:p>
          </table:table-cell>
          <table:table-cell office:value-type="float" office:value="146611.332099895" calcext:value-type="float">
            <text:p>146611.332099895</text:p>
          </table:table-cell>
          <table:table-cell office:value-type="float" office:value="288564.77713529" calcext:value-type="float">
            <text:p>288564.77713529</text:p>
          </table:table-cell>
          <table:table-cell office:value-type="float" office:value="146611.332099895" calcext:value-type="float">
            <text:p>146611.332099895</text:p>
          </table:table-cell>
          <table:table-cell office:value-type="float" office:value="288564.77713529" calcext:value-type="float">
            <text:p>288564.77713529</text:p>
          </table:table-cell>
          <table:table-cell office:value-type="float" office:value="4.19313617149787" calcext:value-type="float">
            <text:p>4.19313617149787</text:p>
          </table:table-cell>
          <table:table-cell office:value-type="float" office:value="288564.77713529" calcext:value-type="float">
            <text:p>288564.77713529</text:p>
          </table:table-cell>
          <table:table-cell office:value-type="float" office:value="0.0399075811359236" calcext:value-type="float">
            <text:p>0.0399075811359236</text:p>
          </table:table-cell>
          <table:table-cell office:value-type="float" office:value="-0.0399075811359236" calcext:value-type="float">
            <text:p>-0.0399075811359236</text:p>
          </table:table-cell>
          <table:table-cell office:value-type="float" office:value="146611.332099895" calcext:value-type="float">
            <text:p>146611.332099895</text:p>
          </table:table-cell>
          <table:table-cell office:value-type="float" office:value="3.66084546247661" calcext:value-type="float">
            <text:p>3.66084546247661</text:p>
          </table:table-cell>
          <table:table-cell table:number-columns-repeated="2" office:value-type="float" office:value="0.0319260649041181" calcext:value-type="float">
            <text:p>0.0319260649041181</text:p>
          </table:table-cell>
          <table:table-cell office:value-type="float" office:value="146611.332099895" calcext:value-type="float">
            <text:p>146611.332099895</text:p>
          </table:table-cell>
          <table:table-cell office:value-type="float" office:value="288564.77713529" calcext:value-type="float">
            <text:p>288564.77713529</text:p>
          </table:table-cell>
          <table:table-cell office:value-type="float" office:value="-0.0319260649041181" calcext:value-type="float">
            <text:p>-0.0319260649041181</text:p>
          </table:table-cell>
          <table:table-cell office:value-type="float" office:value="0.915211365619154" calcext:value-type="float">
            <text:p>0.915211365619154</text:p>
          </table:table-cell>
          <table:table-cell office:value-type="float" office:value="0.00798151622602953" calcext:value-type="float">
            <text:p>0.00798151622602953</text:p>
          </table:table-cell>
          <table:table-cell office:value-type="float" office:value="146611.332099895" calcext:value-type="float">
            <text:p>146611.332099895</text:p>
          </table:table-cell>
          <table:table-cell office:value-type="float" office:value="288564.77713529" calcext:value-type="float">
            <text:p>288564.77713529</text:p>
          </table:table-cell>
          <table:table-cell office:value-type="float" office:value="-0.00798151622602953" calcext:value-type="float">
            <text:p>-0.007981516226029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37146" calcext:value-type="float">
            <text:p>288.150000037146</text:p>
          </table:table-cell>
          <table:table-cell office:value-type="float" office:value="146611.332099895" calcext:value-type="float">
            <text:p>146611.332099895</text:p>
          </table:table-cell>
          <table:table-cell office:value-type="float" office:value="288564.77713529" calcext:value-type="float">
            <text:p>288564.77713529</text:p>
          </table:table-cell>
          <table:table-cell office:value-type="float" office:value="288.150000037146" calcext:value-type="float">
            <text:p>288.150000037146</text:p>
          </table:table-cell>
          <table:table-cell office:value-type="float" office:value="146611.332099895" calcext:value-type="float">
            <text:p>146611.332099895</text:p>
          </table:table-cell>
          <table:table-cell table:number-columns-repeated="4" office:value-type="float" office:value="288564.77713529" calcext:value-type="float">
            <text:p>288564.77713529</text:p>
          </table:table-cell>
          <table:table-cell office:value-type="float" office:value="0.0399075811359236" calcext:value-type="float">
            <text:p>0.0399075811359236</text:p>
          </table:table-cell>
          <table:table-cell office:value-type="float" office:value="-0.0319260649041181" calcext:value-type="float">
            <text:p>-0.0319260649041181</text:p>
          </table:table-cell>
          <table:table-cell office:value-type="float" office:value="-0.00798151622602953" calcext:value-type="float">
            <text:p>-0.00798151622602953</text:p>
          </table:table-cell>
          <table:table-cell table:number-columns-repeated="10" office:value-type="float" office:value="146611.332099895" calcext:value-type="float">
            <text:p>146611.332099895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288.150000019674" calcext:value-type="float">
            <text:p>288.150000019674</text:p>
          </table:table-cell>
          <table:table-cell office:value-type="float" office:value="146611.332101502" calcext:value-type="float">
            <text:p>146611.332101502</text:p>
          </table:table-cell>
          <table:table-cell office:value-type="float" office:value="-0.0000004211951600825" calcext:value-type="float">
            <text:p>-4.21195160082503E-07</text:p>
          </table:table-cell>
          <table:table-cell office:value-type="float" office:value="0.0000387324176688337" calcext:value-type="float">
            <text:p>3.87324176688337E-05</text:p>
          </table:table-cell>
          <table:table-cell office:value-type="float" office:value="0.00000009427685654373" calcext:value-type="float">
            <text:p>9.42768565437291E-08</text:p>
          </table:table-cell>
          <table:table-cell office:value-type="float" office:value="0.00000000000305919179" calcext:value-type="float">
            <text:p>3.059191788779E-12</text:p>
          </table:table-cell>
          <table:table-cell office:value-type="float" office:value="0.00000000305919178878" calcext:value-type="float">
            <text:p>3.059191788779E-09</text:p>
          </table:table-cell>
          <table:table-cell office:value-type="float" office:value="-0.000302091228079378" calcext:value-type="float">
            <text:p>-0.000302091228079378</text:p>
          </table:table-cell>
          <table:table-cell office:value-type="float" office:value="-0.000422995814725326" calcext:value-type="float">
            <text:p>-0.00042299581472532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58112" calcext:value-type="float">
            <text:p>0.03192606490581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37169" calcext:value-type="float">
            <text:p>-4.19313617137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7564" calcext:value-type="float">
            <text:p>0.0165045405117564</text:p>
          </table:table-cell>
          <table:table-cell office:value-type="float" office:value="2.09524461586959" calcext:value-type="float">
            <text:p>2.09524461586959</text:p>
          </table:table-cell>
          <table:table-cell table:number-columns-repeated="2" office:value-type="float" office:value="53388.6678984983" calcext:value-type="float">
            <text:p>53388.6678984983</text:p>
          </table:table-cell>
          <table:table-cell office:value-type="float" office:value="0.0399075811353231" calcext:value-type="float">
            <text:p>0.0399075811353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6028" calcext:value-type="float">
            <text:p>-3.660845462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82641" calcext:value-type="float">
            <text:p>0.0180117487782641</text:p>
          </table:table-cell>
          <table:table-cell office:value-type="float" office:value="1.49075064181899" calcext:value-type="float">
            <text:p>1.49075064181899</text:p>
          </table:table-cell>
          <table:table-cell table:number-columns-repeated="2" office:value-type="float" office:value="46611.3321015017" calcext:value-type="float">
            <text:p>46611.33210150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19674" calcext:value-type="float">
            <text:p>288.150000019674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507" calcext:value-type="float">
            <text:p>-0.9152113656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43876" calcext:value-type="float">
            <text:p>0.00454411230843876</text:p>
          </table:table-cell>
          <table:table-cell office:value-type="float" office:value="1.49075064181899" calcext:value-type="float">
            <text:p>1.49075064181899</text:p>
          </table:table-cell>
          <table:table-cell table:number-columns-repeated="2" office:value-type="float" office:value="46611.3321015017" calcext:value-type="float">
            <text:p>46611.3321015017</text:p>
          </table:table-cell>
          <table:table-cell office:value-type="float" office:value="0.00798151622645279" calcext:value-type="float">
            <text:p>0.007981516226452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19113" calcext:value-type="float">
            <text:p>288.150000019113</text:p>
          </table:table-cell>
          <table:table-cell office:value-type="float" office:value="0.00000009427685654373" calcext:value-type="float">
            <text:p>9.42768565437291E-08</text:p>
          </table:table-cell>
          <table:table-cell office:value-type="float" office:value="364.873583505893" calcext:value-type="float">
            <text:p>364.873583505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53677" calcext:value-type="float">
            <text:p>0.00177251333553677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305919179" calcext:value-type="float">
            <text:p>3.059191788779E-12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19674" calcext:value-type="float">
            <text:p>15.000000019674</text:p>
          </table:table-cell>
          <table:table-cell office:value-type="float" office:value="1" calcext:value-type="float">
            <text:p>1</text:p>
          </table:table-cell>
          <table:table-cell office:value-type="float" office:value="1.77251333553677" calcext:value-type="float">
            <text:p>1.77251333553677</text:p>
          </table:table-cell>
          <table:table-cell office:value-type="float" office:value="1.46611332101502" calcext:value-type="float">
            <text:p>1.46611332101502</text:p>
          </table:table-cell>
          <table:table-cell office:value-type="float" office:value="205850.966641895" calcext:value-type="float">
            <text:p>205850.96664189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5779" calcext:value-type="float">
            <text:p>1.77251333565779</text:p>
          </table:table-cell>
          <table:table-cell table:number-columns-repeated="2" office:value-type="float" office:value="1.77251333553677" calcext:value-type="float">
            <text:p>1.772513335536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117743" calcext:value-type="float">
            <text:p>288564.7771177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8343" calcext:value-type="float">
            <text:p>11515.9222548343</text:p>
          </table:table-cell>
          <table:table-cell office:value-type="float" office:value="-9212.737803792" calcext:value-type="float">
            <text:p>-9212.737803792</text:p>
          </table:table-cell>
          <table:table-cell office:value-type="float" office:value="-2303.184450948" calcext:value-type="float">
            <text:p>-2303.1844509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53231" calcext:value-type="float">
            <text:p>-0.0399075811353231</text:p>
          </table:table-cell>
          <table:table-cell office:value-type="float" office:value="0.0319260649058112" calcext:value-type="float">
            <text:p>0.0319260649058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45279" calcext:value-type="float">
            <text:p>0.00798151622645279</text:p>
          </table:table-cell>
          <table:table-cell office:value-type="float" office:value="146611.332101502" calcext:value-type="float">
            <text:p>146611.332101502</text:p>
          </table:table-cell>
          <table:table-cell office:value-type="float" office:value="288564.777117743" calcext:value-type="float">
            <text:p>288564.777117743</text:p>
          </table:table-cell>
          <table:table-cell office:value-type="float" office:value="146611.332101502" calcext:value-type="float">
            <text:p>146611.332101502</text:p>
          </table:table-cell>
          <table:table-cell office:value-type="float" office:value="288564.777117743" calcext:value-type="float">
            <text:p>288564.777117743</text:p>
          </table:table-cell>
          <table:table-cell office:value-type="float" office:value="4.19313617137169" calcext:value-type="float">
            <text:p>4.19313617137169</text:p>
          </table:table-cell>
          <table:table-cell office:value-type="float" office:value="288564.777117743" calcext:value-type="float">
            <text:p>288564.777117743</text:p>
          </table:table-cell>
          <table:table-cell office:value-type="float" office:value="0.0399075811353231" calcext:value-type="float">
            <text:p>0.0399075811353231</text:p>
          </table:table-cell>
          <table:table-cell office:value-type="float" office:value="-0.0399075811353231" calcext:value-type="float">
            <text:p>-0.0399075811353231</text:p>
          </table:table-cell>
          <table:table-cell office:value-type="float" office:value="146611.332101502" calcext:value-type="float">
            <text:p>146611.332101502</text:p>
          </table:table-cell>
          <table:table-cell office:value-type="float" office:value="3.6608454626028" calcext:value-type="float">
            <text:p>3.6608454626028</text:p>
          </table:table-cell>
          <table:table-cell table:number-columns-repeated="2" office:value-type="float" office:value="0.0319260649058112" calcext:value-type="float">
            <text:p>0.0319260649058112</text:p>
          </table:table-cell>
          <table:table-cell office:value-type="float" office:value="146611.332101502" calcext:value-type="float">
            <text:p>146611.332101502</text:p>
          </table:table-cell>
          <table:table-cell office:value-type="float" office:value="288564.777117743" calcext:value-type="float">
            <text:p>288564.777117743</text:p>
          </table:table-cell>
          <table:table-cell office:value-type="float" office:value="-0.0319260649058112" calcext:value-type="float">
            <text:p>-0.0319260649058112</text:p>
          </table:table-cell>
          <table:table-cell office:value-type="float" office:value="0.9152113656507" calcext:value-type="float">
            <text:p>0.9152113656507</text:p>
          </table:table-cell>
          <table:table-cell office:value-type="float" office:value="0.00798151622645279" calcext:value-type="float">
            <text:p>0.00798151622645279</text:p>
          </table:table-cell>
          <table:table-cell office:value-type="float" office:value="146611.332101502" calcext:value-type="float">
            <text:p>146611.332101502</text:p>
          </table:table-cell>
          <table:table-cell office:value-type="float" office:value="288564.777117743" calcext:value-type="float">
            <text:p>288564.777117743</text:p>
          </table:table-cell>
          <table:table-cell office:value-type="float" office:value="-0.00798151622645279" calcext:value-type="float">
            <text:p>-0.007981516226452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19674" calcext:value-type="float">
            <text:p>288.150000019674</text:p>
          </table:table-cell>
          <table:table-cell office:value-type="float" office:value="146611.332101502" calcext:value-type="float">
            <text:p>146611.332101502</text:p>
          </table:table-cell>
          <table:table-cell office:value-type="float" office:value="288564.777117743" calcext:value-type="float">
            <text:p>288564.777117743</text:p>
          </table:table-cell>
          <table:table-cell office:value-type="float" office:value="288.150000019674" calcext:value-type="float">
            <text:p>288.150000019674</text:p>
          </table:table-cell>
          <table:table-cell office:value-type="float" office:value="146611.332101502" calcext:value-type="float">
            <text:p>146611.332101502</text:p>
          </table:table-cell>
          <table:table-cell table:number-columns-repeated="4" office:value-type="float" office:value="288564.777117743" calcext:value-type="float">
            <text:p>288564.777117743</text:p>
          </table:table-cell>
          <table:table-cell office:value-type="float" office:value="0.0399075811353231" calcext:value-type="float">
            <text:p>0.0399075811353231</text:p>
          </table:table-cell>
          <table:table-cell office:value-type="float" office:value="-0.0319260649058112" calcext:value-type="float">
            <text:p>-0.0319260649058112</text:p>
          </table:table-cell>
          <table:table-cell office:value-type="float" office:value="-0.00798151622645279" calcext:value-type="float">
            <text:p>-0.00798151622645279</text:p>
          </table:table-cell>
          <table:table-cell table:number-columns-repeated="10" office:value-type="float" office:value="146611.332101502" calcext:value-type="float">
            <text:p>146611.332101502</text:p>
          </table:table-cell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office:value-type="float" office:value="288.150000008025" calcext:value-type="float">
            <text:p>288.150000008025</text:p>
          </table:table-cell>
          <table:table-cell office:value-type="float" office:value="146611.332102573" calcext:value-type="float">
            <text:p>146611.332102573</text:p>
          </table:table-cell>
          <table:table-cell office:value-type="float" office:value="-0.00000017180608192249" calcext:value-type="float">
            <text:p>-1.71806081922485E-07</text:p>
          </table:table-cell>
          <table:table-cell office:value-type="float" office:value="0.0000157944585376161" calcext:value-type="float">
            <text:p>1.57944585376161E-05</text:p>
          </table:table-cell>
          <table:table-cell office:value-type="float" office:value="0.00000003844434104394" calcext:value-type="float">
            <text:p>3.84443410439417E-08</text:p>
          </table:table-cell>
          <table:table-cell office:value-type="float" office:value="0.00000000000124779354" calcext:value-type="float">
            <text:p>1.24779353516402E-12</text:p>
          </table:table-cell>
          <table:table-cell office:value-type="float" office:value="0.00000000124779353516" calcext:value-type="float">
            <text:p>1.24779353516402E-09</text:p>
          </table:table-cell>
          <table:table-cell office:value-type="float" office:value="-0.000123223425143984" calcext:value-type="float">
            <text:p>-0.000123223425143984</text:p>
          </table:table-cell>
          <table:table-cell office:value-type="float" office:value="-0.000172540571414205" calcext:value-type="float">
            <text:p>-0.000172540571414205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694" calcext:value-type="float">
            <text:p>0.031926064906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8755" calcext:value-type="float">
            <text:p>-4.19313617128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5908" calcext:value-type="float">
            <text:p>0.0165045405115908</text:p>
          </table:table-cell>
          <table:table-cell office:value-type="float" office:value="2.09524461591189" calcext:value-type="float">
            <text:p>2.09524461591189</text:p>
          </table:table-cell>
          <table:table-cell table:number-columns-repeated="2" office:value-type="float" office:value="53388.6678974271" calcext:value-type="float">
            <text:p>53388.6678974271</text:p>
          </table:table-cell>
          <table:table-cell office:value-type="float" office:value="0.0399075811349228" calcext:value-type="float">
            <text:p>0.03990758113492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68693" calcext:value-type="float">
            <text:p>-3.66084546268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80412" calcext:value-type="float">
            <text:p>0.0180117487780412</text:p>
          </table:table-cell>
          <table:table-cell office:value-type="float" office:value="1.49075064186129" calcext:value-type="float">
            <text:p>1.49075064186129</text:p>
          </table:table-cell>
          <table:table-cell table:number-columns-repeated="2" office:value-type="float" office:value="46611.3321025729" calcext:value-type="float">
            <text:p>46611.33210257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8025" calcext:value-type="float">
            <text:p>288.150000008025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71732" calcext:value-type="float">
            <text:p>-0.915211365671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7558" calcext:value-type="float">
            <text:p>0.00454411230837558</text:p>
          </table:table-cell>
          <table:table-cell office:value-type="float" office:value="1.49075064186129" calcext:value-type="float">
            <text:p>1.49075064186129</text:p>
          </table:table-cell>
          <table:table-cell table:number-columns-repeated="2" office:value-type="float" office:value="46611.3321025729" calcext:value-type="float">
            <text:p>46611.3321025729</text:p>
          </table:table-cell>
          <table:table-cell office:value-type="float" office:value="0.007981516226735" calcext:value-type="float">
            <text:p>0.0079815162267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7796" calcext:value-type="float">
            <text:p>288.150000007796</text:p>
          </table:table-cell>
          <table:table-cell office:value-type="float" office:value="0.00000003844434104394" calcext:value-type="float">
            <text:p>3.84443410439417E-08</text:p>
          </table:table-cell>
          <table:table-cell office:value-type="float" office:value="364.8735835085" calcext:value-type="float">
            <text:p>364.8735835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2138" calcext:value-type="float">
            <text:p>0.00177251333562138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124779354" calcext:value-type="float">
            <text:p>1.24779353516402E-12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8025" calcext:value-type="float">
            <text:p>15.000000008025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2138" calcext:value-type="float">
            <text:p>1.77251333562138</text:p>
          </table:table-cell>
          <table:table-cell office:value-type="float" office:value="1.46611332102573" calcext:value-type="float">
            <text:p>1.46611332102573</text:p>
          </table:table-cell>
          <table:table-cell office:value-type="float" office:value="205850.96663354" calcext:value-type="float">
            <text:p>205850.9666335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074" calcext:value-type="float">
            <text:p>1.77251333567074</text:p>
          </table:table-cell>
          <table:table-cell table:number-columns-repeated="2" office:value-type="float" office:value="1.77251333562138" calcext:value-type="float">
            <text:p>1.772513335621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106044" calcext:value-type="float">
            <text:p>288564.7771060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7187" calcext:value-type="float">
            <text:p>11515.9222547187</text:p>
          </table:table-cell>
          <table:table-cell office:value-type="float" office:value="-9212.73780374424" calcext:value-type="float">
            <text:p>-9212.73780374424</text:p>
          </table:table-cell>
          <table:table-cell office:value-type="float" office:value="-2303.18445093606" calcext:value-type="float">
            <text:p>-2303.184450936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9228" calcext:value-type="float">
            <text:p>-0.0399075811349228</text:p>
          </table:table-cell>
          <table:table-cell office:value-type="float" office:value="0.03192606490694" calcext:value-type="float">
            <text:p>0.03192606490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735" calcext:value-type="float">
            <text:p>0.007981516226735</text:p>
          </table:table-cell>
          <table:table-cell office:value-type="float" office:value="146611.332102573" calcext:value-type="float">
            <text:p>146611.332102573</text:p>
          </table:table-cell>
          <table:table-cell office:value-type="float" office:value="288564.777106044" calcext:value-type="float">
            <text:p>288564.777106044</text:p>
          </table:table-cell>
          <table:table-cell office:value-type="float" office:value="146611.332102573" calcext:value-type="float">
            <text:p>146611.332102573</text:p>
          </table:table-cell>
          <table:table-cell office:value-type="float" office:value="288564.777106044" calcext:value-type="float">
            <text:p>288564.777106044</text:p>
          </table:table-cell>
          <table:table-cell office:value-type="float" office:value="4.19313617128755" calcext:value-type="float">
            <text:p>4.19313617128755</text:p>
          </table:table-cell>
          <table:table-cell office:value-type="float" office:value="288564.777106044" calcext:value-type="float">
            <text:p>288564.777106044</text:p>
          </table:table-cell>
          <table:table-cell office:value-type="float" office:value="0.0399075811349228" calcext:value-type="float">
            <text:p>0.0399075811349228</text:p>
          </table:table-cell>
          <table:table-cell office:value-type="float" office:value="-0.0399075811349228" calcext:value-type="float">
            <text:p>-0.0399075811349228</text:p>
          </table:table-cell>
          <table:table-cell office:value-type="float" office:value="146611.332102573" calcext:value-type="float">
            <text:p>146611.332102573</text:p>
          </table:table-cell>
          <table:table-cell office:value-type="float" office:value="3.66084546268693" calcext:value-type="float">
            <text:p>3.66084546268693</text:p>
          </table:table-cell>
          <table:table-cell table:number-columns-repeated="2" office:value-type="float" office:value="0.03192606490694" calcext:value-type="float">
            <text:p>0.03192606490694</text:p>
          </table:table-cell>
          <table:table-cell office:value-type="float" office:value="146611.332102573" calcext:value-type="float">
            <text:p>146611.332102573</text:p>
          </table:table-cell>
          <table:table-cell office:value-type="float" office:value="288564.777106044" calcext:value-type="float">
            <text:p>288564.777106044</text:p>
          </table:table-cell>
          <table:table-cell office:value-type="float" office:value="-0.03192606490694" calcext:value-type="float">
            <text:p>-0.03192606490694</text:p>
          </table:table-cell>
          <table:table-cell office:value-type="float" office:value="0.915211365671732" calcext:value-type="float">
            <text:p>0.915211365671732</text:p>
          </table:table-cell>
          <table:table-cell office:value-type="float" office:value="0.007981516226735" calcext:value-type="float">
            <text:p>0.007981516226735</text:p>
          </table:table-cell>
          <table:table-cell office:value-type="float" office:value="146611.332102573" calcext:value-type="float">
            <text:p>146611.332102573</text:p>
          </table:table-cell>
          <table:table-cell office:value-type="float" office:value="288564.777106044" calcext:value-type="float">
            <text:p>288564.777106044</text:p>
          </table:table-cell>
          <table:table-cell office:value-type="float" office:value="-0.007981516226735" calcext:value-type="float">
            <text:p>-0.0079815162267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8025" calcext:value-type="float">
            <text:p>288.150000008025</text:p>
          </table:table-cell>
          <table:table-cell office:value-type="float" office:value="146611.332102573" calcext:value-type="float">
            <text:p>146611.332102573</text:p>
          </table:table-cell>
          <table:table-cell office:value-type="float" office:value="288564.777106044" calcext:value-type="float">
            <text:p>288564.777106044</text:p>
          </table:table-cell>
          <table:table-cell office:value-type="float" office:value="288.150000008025" calcext:value-type="float">
            <text:p>288.150000008025</text:p>
          </table:table-cell>
          <table:table-cell office:value-type="float" office:value="146611.332102573" calcext:value-type="float">
            <text:p>146611.332102573</text:p>
          </table:table-cell>
          <table:table-cell table:number-columns-repeated="4" office:value-type="float" office:value="288564.777106044" calcext:value-type="float">
            <text:p>288564.777106044</text:p>
          </table:table-cell>
          <table:table-cell office:value-type="float" office:value="0.0399075811349228" calcext:value-type="float">
            <text:p>0.0399075811349228</text:p>
          </table:table-cell>
          <table:table-cell office:value-type="float" office:value="-0.03192606490694" calcext:value-type="float">
            <text:p>-0.03192606490694</text:p>
          </table:table-cell>
          <table:table-cell office:value-type="float" office:value="-0.007981516226735" calcext:value-type="float">
            <text:p>-0.007981516226735</text:p>
          </table:table-cell>
          <table:table-cell table:number-columns-repeated="10" office:value-type="float" office:value="146611.332102573" calcext:value-type="float">
            <text:p>146611.332102573</text:p>
          </table:table-cell>
        </table:table-row>
        <table:table-row table:style-name="ro1">
          <table:table-cell/>
          <table:table-cell office:value-type="float" office:value="2.7" calcext:value-type="float">
            <text:p>2.7</text:p>
          </table:table-cell>
          <table:table-cell office:value-type="float" office:value="288.150000007626" calcext:value-type="float">
            <text:p>288.150000007626</text:p>
          </table:table-cell>
          <table:table-cell office:value-type="float" office:value="146611.33210261" calcext:value-type="float">
            <text:p>146611.33210261</text:p>
          </table:table-cell>
          <table:table-cell office:value-type="float" office:value="-0.00000016326549226854" calcext:value-type="float">
            <text:p>-1.63265492268537E-07</text:p>
          </table:table-cell>
          <table:table-cell office:value-type="float" office:value="0.0000150123276936358" calcext:value-type="float">
            <text:p>1.50123276936358E-05</text:p>
          </table:table-cell>
          <table:table-cell office:value-type="float" office:value="0.00000003654076863313" calcext:value-type="float">
            <text:p>3.65407686331309E-08</text:p>
          </table:table-cell>
          <table:table-cell office:value-type="float" office:value="0.00000000000118580146" calcext:value-type="float">
            <text:p>1.18580145702651E-12</text:p>
          </table:table-cell>
          <table:table-cell office:value-type="float" office:value="0.00000000118580145703" calcext:value-type="float">
            <text:p>1.18580145702651E-09</text:p>
          </table:table-cell>
          <table:table-cell office:value-type="float" office:value="-0.000117097910272025" calcext:value-type="float">
            <text:p>-0.000117097910272025</text:p>
          </table:table-cell>
          <table:table-cell office:value-type="float" office:value="-0.000163963469820259" calcext:value-type="float">
            <text:p>-0.000163963469820259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69786" calcext:value-type="float">
            <text:p>0.03192606490697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8467" calcext:value-type="float">
            <text:p>-4.19313617128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5852" calcext:value-type="float">
            <text:p>0.0165045405115852</text:p>
          </table:table-cell>
          <table:table-cell office:value-type="float" office:value="2.09524461591334" calcext:value-type="float">
            <text:p>2.09524461591334</text:p>
          </table:table-cell>
          <table:table-cell office:value-type="float" office:value="53388.6678973904" calcext:value-type="float">
            <text:p>53388.6678973904</text:p>
          </table:table-cell>
          <table:table-cell office:value-type="float" office:value="53388.6678973904" calcext:value-type="float">
            <text:p>53388.6678973904</text:p>
          </table:table-cell>
          <table:table-cell office:value-type="float" office:value="0.0399075811349091" calcext:value-type="float">
            <text:p>0.0399075811349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68981" calcext:value-type="float">
            <text:p>-3.66084546268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80335" calcext:value-type="float">
            <text:p>0.0180117487780335</text:p>
          </table:table-cell>
          <table:table-cell office:value-type="float" office:value="1.49075064186274" calcext:value-type="float">
            <text:p>1.49075064186274</text:p>
          </table:table-cell>
          <table:table-cell table:number-columns-repeated="2" office:value-type="float" office:value="46611.3321026096" calcext:value-type="float">
            <text:p>46611.33210260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7626" calcext:value-type="float">
            <text:p>288.150000007626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72452" calcext:value-type="float">
            <text:p>-0.915211365672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7342" calcext:value-type="float">
            <text:p>0.00454411230837342</text:p>
          </table:table-cell>
          <table:table-cell office:value-type="float" office:value="1.49075064186274" calcext:value-type="float">
            <text:p>1.49075064186274</text:p>
          </table:table-cell>
          <table:table-cell table:number-columns-repeated="2" office:value-type="float" office:value="46611.3321026096" calcext:value-type="float">
            <text:p>46611.3321026096</text:p>
          </table:table-cell>
          <table:table-cell office:value-type="float" office:value="0.00798151622674466" calcext:value-type="float">
            <text:p>0.007981516226744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7409" calcext:value-type="float">
            <text:p>288.150000007409</text:p>
          </table:table-cell>
          <table:table-cell office:value-type="float" office:value="0.00000003654076863313" calcext:value-type="float">
            <text:p>3.65407686331309E-08</text:p>
          </table:table-cell>
          <table:table-cell office:value-type="float" office:value="364.873583508589" calcext:value-type="float">
            <text:p>364.873583508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2427" calcext:value-type="float">
            <text:p>0.00177251333562427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118580146" calcext:value-type="float">
            <text:p>1.18580145702651E-12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76261" calcext:value-type="float">
            <text:p>15.0000000076261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2427" calcext:value-type="float">
            <text:p>1.77251333562427</text:p>
          </table:table-cell>
          <table:table-cell office:value-type="float" office:value="1.4661133210261" calcext:value-type="float">
            <text:p>1.4661133210261</text:p>
          </table:table-cell>
          <table:table-cell office:value-type="float" office:value="205850.966633254" calcext:value-type="float">
            <text:p>205850.96663325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118" calcext:value-type="float">
            <text:p>1.77251333567118</text:p>
          </table:table-cell>
          <table:table-cell table:number-columns-repeated="2" office:value-type="float" office:value="1.77251333562427" calcext:value-type="float">
            <text:p>1.772513335624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105644" calcext:value-type="float">
            <text:p>288564.7771056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7148" calcext:value-type="float">
            <text:p>11515.9222547148</text:p>
          </table:table-cell>
          <table:table-cell office:value-type="float" office:value="-9212.7378037426" calcext:value-type="float">
            <text:p>-9212.7378037426</text:p>
          </table:table-cell>
          <table:table-cell office:value-type="float" office:value="-2303.18445093565" calcext:value-type="float">
            <text:p>-2303.184450935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9091" calcext:value-type="float">
            <text:p>-0.0399075811349091</text:p>
          </table:table-cell>
          <table:table-cell office:value-type="float" office:value="0.0319260649069786" calcext:value-type="float">
            <text:p>0.0319260649069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74466" calcext:value-type="float">
            <text:p>0.00798151622674466</text:p>
          </table:table-cell>
          <table:table-cell office:value-type="float" office:value="146611.33210261" calcext:value-type="float">
            <text:p>146611.33210261</text:p>
          </table:table-cell>
          <table:table-cell office:value-type="float" office:value="288564.777105644" calcext:value-type="float">
            <text:p>288564.777105644</text:p>
          </table:table-cell>
          <table:table-cell office:value-type="float" office:value="146611.33210261" calcext:value-type="float">
            <text:p>146611.33210261</text:p>
          </table:table-cell>
          <table:table-cell office:value-type="float" office:value="288564.777105644" calcext:value-type="float">
            <text:p>288564.777105644</text:p>
          </table:table-cell>
          <table:table-cell office:value-type="float" office:value="4.19313617128467" calcext:value-type="float">
            <text:p>4.19313617128467</text:p>
          </table:table-cell>
          <table:table-cell office:value-type="float" office:value="288564.777105644" calcext:value-type="float">
            <text:p>288564.777105644</text:p>
          </table:table-cell>
          <table:table-cell office:value-type="float" office:value="0.0399075811349091" calcext:value-type="float">
            <text:p>0.0399075811349091</text:p>
          </table:table-cell>
          <table:table-cell office:value-type="float" office:value="-0.0399075811349091" calcext:value-type="float">
            <text:p>-0.0399075811349091</text:p>
          </table:table-cell>
          <table:table-cell office:value-type="float" office:value="146611.33210261" calcext:value-type="float">
            <text:p>146611.33210261</text:p>
          </table:table-cell>
          <table:table-cell office:value-type="float" office:value="3.66084546268981" calcext:value-type="float">
            <text:p>3.66084546268981</text:p>
          </table:table-cell>
          <table:table-cell table:number-columns-repeated="2" office:value-type="float" office:value="0.0319260649069786" calcext:value-type="float">
            <text:p>0.0319260649069786</text:p>
          </table:table-cell>
          <table:table-cell office:value-type="float" office:value="146611.33210261" calcext:value-type="float">
            <text:p>146611.33210261</text:p>
          </table:table-cell>
          <table:table-cell office:value-type="float" office:value="288564.777105644" calcext:value-type="float">
            <text:p>288564.777105644</text:p>
          </table:table-cell>
          <table:table-cell office:value-type="float" office:value="-0.0319260649069786" calcext:value-type="float">
            <text:p>-0.0319260649069786</text:p>
          </table:table-cell>
          <table:table-cell office:value-type="float" office:value="0.915211365672452" calcext:value-type="float">
            <text:p>0.915211365672452</text:p>
          </table:table-cell>
          <table:table-cell office:value-type="float" office:value="0.00798151622674466" calcext:value-type="float">
            <text:p>0.00798151622674466</text:p>
          </table:table-cell>
          <table:table-cell office:value-type="float" office:value="146611.33210261" calcext:value-type="float">
            <text:p>146611.33210261</text:p>
          </table:table-cell>
          <table:table-cell office:value-type="float" office:value="288564.777105644" calcext:value-type="float">
            <text:p>288564.777105644</text:p>
          </table:table-cell>
          <table:table-cell office:value-type="float" office:value="-0.00798151622674466" calcext:value-type="float">
            <text:p>-0.007981516226744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7626" calcext:value-type="float">
            <text:p>288.150000007626</text:p>
          </table:table-cell>
          <table:table-cell office:value-type="float" office:value="146611.33210261" calcext:value-type="float">
            <text:p>146611.33210261</text:p>
          </table:table-cell>
          <table:table-cell office:value-type="float" office:value="288564.777105644" calcext:value-type="float">
            <text:p>288564.777105644</text:p>
          </table:table-cell>
          <table:table-cell office:value-type="float" office:value="288.150000007626" calcext:value-type="float">
            <text:p>288.150000007626</text:p>
          </table:table-cell>
          <table:table-cell office:value-type="float" office:value="146611.33210261" calcext:value-type="float">
            <text:p>146611.33210261</text:p>
          </table:table-cell>
          <table:table-cell table:number-columns-repeated="4" office:value-type="float" office:value="288564.777105644" calcext:value-type="float">
            <text:p>288564.777105644</text:p>
          </table:table-cell>
          <table:table-cell office:value-type="float" office:value="0.0399075811349091" calcext:value-type="float">
            <text:p>0.0399075811349091</text:p>
          </table:table-cell>
          <table:table-cell office:value-type="float" office:value="-0.0319260649069786" calcext:value-type="float">
            <text:p>-0.0319260649069786</text:p>
          </table:table-cell>
          <table:table-cell office:value-type="float" office:value="-0.00798151622674466" calcext:value-type="float">
            <text:p>-0.00798151622674466</text:p>
          </table:table-cell>
          <table:table-cell table:number-columns-repeated="10" office:value-type="float" office:value="146611.33210261" calcext:value-type="float">
            <text:p>146611.33210261</text:p>
          </table:table-cell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office:value-type="float" office:value="288.150000007227" calcext:value-type="float">
            <text:p>288.150000007227</text:p>
          </table:table-cell>
          <table:table-cell office:value-type="float" office:value="146611.332102646" calcext:value-type="float">
            <text:p>146611.332102646</text:p>
          </table:table-cell>
          <table:table-cell office:value-type="float" office:value="-0.00000015472577393366" calcext:value-type="float">
            <text:p>-1.54725773933662E-07</text:p>
          </table:table-cell>
          <table:table-cell office:value-type="float" office:value="0.0000142274577512674" calcext:value-type="float">
            <text:p>1.42274577512674E-05</text:p>
          </table:table-cell>
          <table:table-cell office:value-type="float" office:value="0.00000003463037501206" calcext:value-type="float">
            <text:p>3.46303750120569E-08</text:p>
          </table:table-cell>
          <table:table-cell office:value-type="float" office:value="0.00000000000112378162" calcext:value-type="float">
            <text:p>1.12378162331339E-12</text:p>
          </table:table-cell>
          <table:table-cell office:value-type="float" office:value="0.00000000112378162331" calcext:value-type="float">
            <text:p>1.12378162331339E-09</text:p>
          </table:table-cell>
          <table:table-cell office:value-type="float" office:value="-0.000110973020330914" calcext:value-type="float">
            <text:p>-0.000110973020330914</text:p>
          </table:table-cell>
          <table:table-cell office:value-type="float" office:value="-0.000155387243270369" calcext:value-type="float">
            <text:p>-0.000155387243270369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0173" calcext:value-type="float">
            <text:p>0.03192606490701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8179" calcext:value-type="float">
            <text:p>-4.19313617128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5795" calcext:value-type="float">
            <text:p>0.0165045405115795</text:p>
          </table:table-cell>
          <table:table-cell office:value-type="float" office:value="2.09524461591479" calcext:value-type="float">
            <text:p>2.09524461591479</text:p>
          </table:table-cell>
          <table:table-cell table:number-columns-repeated="2" office:value-type="float" office:value="53388.6678973537" calcext:value-type="float">
            <text:p>53388.6678973537</text:p>
          </table:table-cell>
          <table:table-cell office:value-type="float" office:value="0.0399075811348954" calcext:value-type="float">
            <text:p>0.03990758113489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69269" calcext:value-type="float">
            <text:p>-3.66084546269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80259" calcext:value-type="float">
            <text:p>0.0180117487780259</text:p>
          </table:table-cell>
          <table:table-cell office:value-type="float" office:value="1.49075064186419" calcext:value-type="float">
            <text:p>1.49075064186419</text:p>
          </table:table-cell>
          <table:table-cell table:number-columns-repeated="2" office:value-type="float" office:value="46611.3321026463" calcext:value-type="float">
            <text:p>46611.33210264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7227" calcext:value-type="float">
            <text:p>288.150000007227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73172" calcext:value-type="float">
            <text:p>-0.915211365673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7125" calcext:value-type="float">
            <text:p>0.00454411230837125</text:p>
          </table:table-cell>
          <table:table-cell office:value-type="float" office:value="1.49075064186419" calcext:value-type="float">
            <text:p>1.49075064186419</text:p>
          </table:table-cell>
          <table:table-cell table:number-columns-repeated="2" office:value-type="float" office:value="46611.3321026463" calcext:value-type="float">
            <text:p>46611.3321026463</text:p>
          </table:table-cell>
          <table:table-cell office:value-type="float" office:value="0.00798151622675432" calcext:value-type="float">
            <text:p>0.007981516226754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7021" calcext:value-type="float">
            <text:p>288.150000007021</text:p>
          </table:table-cell>
          <table:table-cell office:value-type="float" office:value="0.00000003463037501206" calcext:value-type="float">
            <text:p>3.46303750120569E-08</text:p>
          </table:table-cell>
          <table:table-cell office:value-type="float" office:value="364.873583508679" calcext:value-type="float">
            <text:p>364.873583508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2717" calcext:value-type="float">
            <text:p>0.00177251333562717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112378162" calcext:value-type="float">
            <text:p>1.12378162331339E-12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72272" calcext:value-type="float">
            <text:p>15.0000000072272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2717" calcext:value-type="float">
            <text:p>1.77251333562717</text:p>
          </table:table-cell>
          <table:table-cell office:value-type="float" office:value="1.46611332102646" calcext:value-type="float">
            <text:p>1.46611332102646</text:p>
          </table:table-cell>
          <table:table-cell office:value-type="float" office:value="205850.966632968" calcext:value-type="float">
            <text:p>205850.9666329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163" calcext:value-type="float">
            <text:p>1.77251333567163</text:p>
          </table:table-cell>
          <table:table-cell table:number-columns-repeated="2" office:value-type="float" office:value="1.77251333562717" calcext:value-type="float">
            <text:p>1.772513335627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105243" calcext:value-type="float">
            <text:p>288564.7771052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7108" calcext:value-type="float">
            <text:p>11515.9222547108</text:p>
          </table:table-cell>
          <table:table-cell office:value-type="float" office:value="-9212.73780374096" calcext:value-type="float">
            <text:p>-9212.73780374096</text:p>
          </table:table-cell>
          <table:table-cell office:value-type="float" office:value="-2303.18445093524" calcext:value-type="float">
            <text:p>-2303.184450935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8954" calcext:value-type="float">
            <text:p>-0.0399075811348954</text:p>
          </table:table-cell>
          <table:table-cell office:value-type="float" office:value="0.0319260649070173" calcext:value-type="float">
            <text:p>0.0319260649070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75432" calcext:value-type="float">
            <text:p>0.00798151622675432</text:p>
          </table:table-cell>
          <table:table-cell office:value-type="float" office:value="146611.332102646" calcext:value-type="float">
            <text:p>146611.332102646</text:p>
          </table:table-cell>
          <table:table-cell office:value-type="float" office:value="288564.777105243" calcext:value-type="float">
            <text:p>288564.777105243</text:p>
          </table:table-cell>
          <table:table-cell office:value-type="float" office:value="146611.332102646" calcext:value-type="float">
            <text:p>146611.332102646</text:p>
          </table:table-cell>
          <table:table-cell office:value-type="float" office:value="288564.777105243" calcext:value-type="float">
            <text:p>288564.777105243</text:p>
          </table:table-cell>
          <table:table-cell office:value-type="float" office:value="4.19313617128179" calcext:value-type="float">
            <text:p>4.19313617128179</text:p>
          </table:table-cell>
          <table:table-cell office:value-type="float" office:value="288564.777105243" calcext:value-type="float">
            <text:p>288564.777105243</text:p>
          </table:table-cell>
          <table:table-cell office:value-type="float" office:value="0.0399075811348954" calcext:value-type="float">
            <text:p>0.0399075811348954</text:p>
          </table:table-cell>
          <table:table-cell office:value-type="float" office:value="-0.0399075811348954" calcext:value-type="float">
            <text:p>-0.0399075811348954</text:p>
          </table:table-cell>
          <table:table-cell office:value-type="float" office:value="146611.332102646" calcext:value-type="float">
            <text:p>146611.332102646</text:p>
          </table:table-cell>
          <table:table-cell office:value-type="float" office:value="3.66084546269269" calcext:value-type="float">
            <text:p>3.66084546269269</text:p>
          </table:table-cell>
          <table:table-cell table:number-columns-repeated="2" office:value-type="float" office:value="0.0319260649070173" calcext:value-type="float">
            <text:p>0.0319260649070173</text:p>
          </table:table-cell>
          <table:table-cell office:value-type="float" office:value="146611.332102646" calcext:value-type="float">
            <text:p>146611.332102646</text:p>
          </table:table-cell>
          <table:table-cell office:value-type="float" office:value="288564.777105243" calcext:value-type="float">
            <text:p>288564.777105243</text:p>
          </table:table-cell>
          <table:table-cell office:value-type="float" office:value="-0.0319260649070173" calcext:value-type="float">
            <text:p>-0.0319260649070173</text:p>
          </table:table-cell>
          <table:table-cell office:value-type="float" office:value="0.915211365673172" calcext:value-type="float">
            <text:p>0.915211365673172</text:p>
          </table:table-cell>
          <table:table-cell office:value-type="float" office:value="0.00798151622675432" calcext:value-type="float">
            <text:p>0.00798151622675432</text:p>
          </table:table-cell>
          <table:table-cell office:value-type="float" office:value="146611.332102646" calcext:value-type="float">
            <text:p>146611.332102646</text:p>
          </table:table-cell>
          <table:table-cell office:value-type="float" office:value="288564.777105243" calcext:value-type="float">
            <text:p>288564.777105243</text:p>
          </table:table-cell>
          <table:table-cell office:value-type="float" office:value="-0.00798151622675432" calcext:value-type="float">
            <text:p>-0.007981516226754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7227" calcext:value-type="float">
            <text:p>288.150000007227</text:p>
          </table:table-cell>
          <table:table-cell office:value-type="float" office:value="146611.332102646" calcext:value-type="float">
            <text:p>146611.332102646</text:p>
          </table:table-cell>
          <table:table-cell office:value-type="float" office:value="288564.777105243" calcext:value-type="float">
            <text:p>288564.777105243</text:p>
          </table:table-cell>
          <table:table-cell office:value-type="float" office:value="288.150000007227" calcext:value-type="float">
            <text:p>288.150000007227</text:p>
          </table:table-cell>
          <table:table-cell office:value-type="float" office:value="146611.332102646" calcext:value-type="float">
            <text:p>146611.332102646</text:p>
          </table:table-cell>
          <table:table-cell table:number-columns-repeated="4" office:value-type="float" office:value="288564.777105243" calcext:value-type="float">
            <text:p>288564.777105243</text:p>
          </table:table-cell>
          <table:table-cell office:value-type="float" office:value="0.0399075811348954" calcext:value-type="float">
            <text:p>0.0399075811348954</text:p>
          </table:table-cell>
          <table:table-cell office:value-type="float" office:value="-0.0319260649070173" calcext:value-type="float">
            <text:p>-0.0319260649070173</text:p>
          </table:table-cell>
          <table:table-cell office:value-type="float" office:value="-0.00798151622675432" calcext:value-type="float">
            <text:p>-0.00798151622675432</text:p>
          </table:table-cell>
          <table:table-cell table:number-columns-repeated="10" office:value-type="float" office:value="146611.332102646" calcext:value-type="float">
            <text:p>146611.332102646</text:p>
          </table:table-cell>
        </table:table-row>
        <table:table-row table:style-name="ro1">
          <table:table-cell/>
          <table:table-cell office:value-type="float" office:value="2.9" calcext:value-type="float">
            <text:p>2.9</text:p>
          </table:table-cell>
          <table:table-cell office:value-type="float" office:value="288.150000006828" calcext:value-type="float">
            <text:p>288.150000006828</text:p>
          </table:table-cell>
          <table:table-cell office:value-type="float" office:value="146611.332102683" calcext:value-type="float">
            <text:p>146611.332102683</text:p>
          </table:table-cell>
          <table:table-cell office:value-type="float" office:value="-0.00000014618605559884" calcext:value-type="float">
            <text:p>-1.46186055598842E-07</text:p>
          </table:table-cell>
          <table:table-cell office:value-type="float" office:value="0.0000134425878088991" calcext:value-type="float">
            <text:p>1.34425878088991E-05</text:p>
          </table:table-cell>
          <table:table-cell office:value-type="float" office:value="0.00000003271998139098" calcext:value-type="float">
            <text:p>3.27199813909829E-08</text:p>
          </table:table-cell>
          <table:table-cell office:value-type="float" office:value="0.00000000000106176179" calcext:value-type="float">
            <text:p>1.06176178960027E-12</text:p>
          </table:table-cell>
          <table:table-cell office:value-type="float" office:value="0.0000000010617617896" calcext:value-type="float">
            <text:p>1.06176178960027E-09</text:p>
          </table:table-cell>
          <table:table-cell office:value-type="float" office:value="-0.000104848130389844" calcext:value-type="float">
            <text:p>-0.000104848130389844</text:p>
          </table:table-cell>
          <table:table-cell office:value-type="float" office:value="-0.000146811016720536" calcext:value-type="float">
            <text:p>-0.00014681101672053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0559" calcext:value-type="float">
            <text:p>0.03192606490705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7891" calcext:value-type="float">
            <text:p>-4.19313617127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5738" calcext:value-type="float">
            <text:p>0.0165045405115738</text:p>
          </table:table-cell>
          <table:table-cell office:value-type="float" office:value="2.09524461591624" calcext:value-type="float">
            <text:p>2.09524461591624</text:p>
          </table:table-cell>
          <table:table-cell table:number-columns-repeated="2" office:value-type="float" office:value="53388.6678973171" calcext:value-type="float">
            <text:p>53388.6678973171</text:p>
          </table:table-cell>
          <table:table-cell office:value-type="float" office:value="0.0399075811348817" calcext:value-type="float">
            <text:p>0.03990758113488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69557" calcext:value-type="float">
            <text:p>-3.66084546269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80183" calcext:value-type="float">
            <text:p>0.0180117487780183</text:p>
          </table:table-cell>
          <table:table-cell office:value-type="float" office:value="1.49075064186564" calcext:value-type="float">
            <text:p>1.49075064186564</text:p>
          </table:table-cell>
          <table:table-cell table:number-columns-repeated="2" office:value-type="float" office:value="46611.3321026829" calcext:value-type="float">
            <text:p>46611.33210268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6828" calcext:value-type="float">
            <text:p>288.150000006828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73893" calcext:value-type="float">
            <text:p>-0.915211365673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6909" calcext:value-type="float">
            <text:p>0.00454411230836909</text:p>
          </table:table-cell>
          <table:table-cell office:value-type="float" office:value="1.49075064186564" calcext:value-type="float">
            <text:p>1.49075064186564</text:p>
          </table:table-cell>
          <table:table-cell table:number-columns-repeated="2" office:value-type="float" office:value="46611.3321026829" calcext:value-type="float">
            <text:p>46611.3321026829</text:p>
          </table:table-cell>
          <table:table-cell office:value-type="float" office:value="0.00798151622676398" calcext:value-type="float">
            <text:p>0.007981516226763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6634" calcext:value-type="float">
            <text:p>288.150000006634</text:p>
          </table:table-cell>
          <table:table-cell office:value-type="float" office:value="0.00000003271998139098" calcext:value-type="float">
            <text:p>3.27199813909829E-08</text:p>
          </table:table-cell>
          <table:table-cell office:value-type="float" office:value="364.873583508768" calcext:value-type="float">
            <text:p>364.873583508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3007" calcext:value-type="float">
            <text:p>0.00177251333563007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106176179" calcext:value-type="float">
            <text:p>1.06176178960027E-12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68284" calcext:value-type="float">
            <text:p>15.0000000068284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3007" calcext:value-type="float">
            <text:p>1.77251333563007</text:p>
          </table:table-cell>
          <table:table-cell office:value-type="float" office:value="1.46611332102683" calcext:value-type="float">
            <text:p>1.46611332102683</text:p>
          </table:table-cell>
          <table:table-cell office:value-type="float" office:value="205850.966632682" calcext:value-type="float">
            <text:p>205850.96663268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207" calcext:value-type="float">
            <text:p>1.77251333567207</text:p>
          </table:table-cell>
          <table:table-cell table:number-columns-repeated="2" office:value-type="float" office:value="1.77251333563007" calcext:value-type="float">
            <text:p>1.77251333563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104843" calcext:value-type="float">
            <text:p>288564.7771048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7069" calcext:value-type="float">
            <text:p>11515.9222547069</text:p>
          </table:table-cell>
          <table:table-cell office:value-type="float" office:value="-9212.73780373933" calcext:value-type="float">
            <text:p>-9212.73780373933</text:p>
          </table:table-cell>
          <table:table-cell office:value-type="float" office:value="-2303.18445093483" calcext:value-type="float">
            <text:p>-2303.184450934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8817" calcext:value-type="float">
            <text:p>-0.0399075811348817</text:p>
          </table:table-cell>
          <table:table-cell office:value-type="float" office:value="0.0319260649070559" calcext:value-type="float">
            <text:p>0.0319260649070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76398" calcext:value-type="float">
            <text:p>0.00798151622676398</text:p>
          </table:table-cell>
          <table:table-cell office:value-type="float" office:value="146611.332102683" calcext:value-type="float">
            <text:p>146611.332102683</text:p>
          </table:table-cell>
          <table:table-cell office:value-type="float" office:value="288564.777104843" calcext:value-type="float">
            <text:p>288564.777104843</text:p>
          </table:table-cell>
          <table:table-cell office:value-type="float" office:value="146611.332102683" calcext:value-type="float">
            <text:p>146611.332102683</text:p>
          </table:table-cell>
          <table:table-cell office:value-type="float" office:value="288564.777104843" calcext:value-type="float">
            <text:p>288564.777104843</text:p>
          </table:table-cell>
          <table:table-cell office:value-type="float" office:value="4.19313617127891" calcext:value-type="float">
            <text:p>4.19313617127891</text:p>
          </table:table-cell>
          <table:table-cell office:value-type="float" office:value="288564.777104843" calcext:value-type="float">
            <text:p>288564.777104843</text:p>
          </table:table-cell>
          <table:table-cell office:value-type="float" office:value="0.0399075811348817" calcext:value-type="float">
            <text:p>0.0399075811348817</text:p>
          </table:table-cell>
          <table:table-cell office:value-type="float" office:value="-0.0399075811348817" calcext:value-type="float">
            <text:p>-0.0399075811348817</text:p>
          </table:table-cell>
          <table:table-cell office:value-type="float" office:value="146611.332102683" calcext:value-type="float">
            <text:p>146611.332102683</text:p>
          </table:table-cell>
          <table:table-cell office:value-type="float" office:value="3.66084546269557" calcext:value-type="float">
            <text:p>3.66084546269557</text:p>
          </table:table-cell>
          <table:table-cell table:number-columns-repeated="2" office:value-type="float" office:value="0.0319260649070559" calcext:value-type="float">
            <text:p>0.0319260649070559</text:p>
          </table:table-cell>
          <table:table-cell office:value-type="float" office:value="146611.332102683" calcext:value-type="float">
            <text:p>146611.332102683</text:p>
          </table:table-cell>
          <table:table-cell office:value-type="float" office:value="288564.777104843" calcext:value-type="float">
            <text:p>288564.777104843</text:p>
          </table:table-cell>
          <table:table-cell office:value-type="float" office:value="-0.0319260649070559" calcext:value-type="float">
            <text:p>-0.0319260649070559</text:p>
          </table:table-cell>
          <table:table-cell office:value-type="float" office:value="0.915211365673893" calcext:value-type="float">
            <text:p>0.915211365673893</text:p>
          </table:table-cell>
          <table:table-cell office:value-type="float" office:value="0.00798151622676398" calcext:value-type="float">
            <text:p>0.00798151622676398</text:p>
          </table:table-cell>
          <table:table-cell office:value-type="float" office:value="146611.332102683" calcext:value-type="float">
            <text:p>146611.332102683</text:p>
          </table:table-cell>
          <table:table-cell office:value-type="float" office:value="288564.777104843" calcext:value-type="float">
            <text:p>288564.777104843</text:p>
          </table:table-cell>
          <table:table-cell office:value-type="float" office:value="-0.00798151622676398" calcext:value-type="float">
            <text:p>-0.007981516226763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6828" calcext:value-type="float">
            <text:p>288.150000006828</text:p>
          </table:table-cell>
          <table:table-cell office:value-type="float" office:value="146611.332102683" calcext:value-type="float">
            <text:p>146611.332102683</text:p>
          </table:table-cell>
          <table:table-cell office:value-type="float" office:value="288564.777104843" calcext:value-type="float">
            <text:p>288564.777104843</text:p>
          </table:table-cell>
          <table:table-cell office:value-type="float" office:value="288.150000006828" calcext:value-type="float">
            <text:p>288.150000006828</text:p>
          </table:table-cell>
          <table:table-cell office:value-type="float" office:value="146611.332102683" calcext:value-type="float">
            <text:p>146611.332102683</text:p>
          </table:table-cell>
          <table:table-cell table:number-columns-repeated="4" office:value-type="float" office:value="288564.777104843" calcext:value-type="float">
            <text:p>288564.777104843</text:p>
          </table:table-cell>
          <table:table-cell office:value-type="float" office:value="0.0399075811348817" calcext:value-type="float">
            <text:p>0.0399075811348817</text:p>
          </table:table-cell>
          <table:table-cell office:value-type="float" office:value="-0.0319260649070559" calcext:value-type="float">
            <text:p>-0.0319260649070559</text:p>
          </table:table-cell>
          <table:table-cell office:value-type="float" office:value="-0.00798151622676398" calcext:value-type="float">
            <text:p>-0.00798151622676398</text:p>
          </table:table-cell>
          <table:table-cell table:number-columns-repeated="10" office:value-type="float" office:value="146611.332102683" calcext:value-type="float">
            <text:p>146611.33210268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8.15000000643" calcext:value-type="float">
            <text:p>288.15000000643</text:p>
          </table:table-cell>
          <table:table-cell office:value-type="float" office:value="146611.33210272" calcext:value-type="float">
            <text:p>146611.33210272</text:p>
          </table:table-cell>
          <table:table-cell office:value-type="float" office:value="-0.00000013764664452027" calcext:value-type="float">
            <text:p>-1.3764664452027E-07</text:p>
          </table:table-cell>
          <table:table-cell office:value-type="float" office:value="0.0000126569875915724" calcext:value-type="float">
            <text:p>1.26569875915724E-05</text:p>
          </table:table-cell>
          <table:table-cell office:value-type="float" office:value="0.00000003080776878051" calcext:value-type="float">
            <text:p>3.08077687805053E-08</text:p>
          </table:table-cell>
          <table:table-cell office:value-type="float" office:value="0.00000000000099973502" calcext:value-type="float">
            <text:p>9.99735016993242E-13</text:p>
          </table:table-cell>
          <table:table-cell office:value-type="float" office:value="0.00000000099973501699" calcext:value-type="float">
            <text:p>9.99735016993242E-10</text:p>
          </table:table-cell>
          <table:table-cell office:value-type="float" office:value="-0.0000987234608202932" calcext:value-type="float">
            <text:p>-9.87234608202932E-05</text:p>
          </table:table-cell>
          <table:table-cell office:value-type="float" office:value="-0.000138235098740504" calcext:value-type="float">
            <text:p>-0.00013823509874050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0946" calcext:value-type="float">
            <text:p>0.03192606490709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7603" calcext:value-type="float">
            <text:p>-4.19313617127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5682" calcext:value-type="float">
            <text:p>0.0165045405115682</text:p>
          </table:table-cell>
          <table:table-cell office:value-type="float" office:value="2.09524461591769" calcext:value-type="float">
            <text:p>2.09524461591769</text:p>
          </table:table-cell>
          <table:table-cell table:number-columns-repeated="2" office:value-type="float" office:value="53388.6678972804" calcext:value-type="float">
            <text:p>53388.6678972804</text:p>
          </table:table-cell>
          <table:table-cell office:value-type="float" office:value="0.039907581134868" calcext:value-type="float">
            <text:p>0.0399075811348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69845" calcext:value-type="float">
            <text:p>-3.66084546269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80106" calcext:value-type="float">
            <text:p>0.0180117487780106</text:p>
          </table:table-cell>
          <table:table-cell office:value-type="float" office:value="1.49075064186708" calcext:value-type="float">
            <text:p>1.49075064186708</text:p>
          </table:table-cell>
          <table:table-cell table:number-columns-repeated="2" office:value-type="float" office:value="46611.3321027196" calcext:value-type="float">
            <text:p>46611.33210271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6429" calcext:value-type="float">
            <text:p>288.150000006429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74613" calcext:value-type="float">
            <text:p>-0.915211365674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6692" calcext:value-type="float">
            <text:p>0.00454411230836692</text:p>
          </table:table-cell>
          <table:table-cell office:value-type="float" office:value="1.49075064186708" calcext:value-type="float">
            <text:p>1.49075064186708</text:p>
          </table:table-cell>
          <table:table-cell table:number-columns-repeated="2" office:value-type="float" office:value="46611.3321027196" calcext:value-type="float">
            <text:p>46611.3321027196</text:p>
          </table:table-cell>
          <table:table-cell office:value-type="float" office:value="0.00798151622677364" calcext:value-type="float">
            <text:p>0.00798151622677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6246" calcext:value-type="float">
            <text:p>288.150000006246</text:p>
          </table:table-cell>
          <table:table-cell office:value-type="float" office:value="0.00000003080776878051" calcext:value-type="float">
            <text:p>3.08077687805053E-08</text:p>
          </table:table-cell>
          <table:table-cell office:value-type="float" office:value="364.873583508857" calcext:value-type="float">
            <text:p>364.873583508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3296" calcext:value-type="float">
            <text:p>0.00177251333563296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99973502" calcext:value-type="float">
            <text:p>9.99735016993242E-13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64295" calcext:value-type="float">
            <text:p>15.0000000064295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3296" calcext:value-type="float">
            <text:p>1.77251333563296</text:p>
          </table:table-cell>
          <table:table-cell office:value-type="float" office:value="1.4661133210272" calcext:value-type="float">
            <text:p>1.4661133210272</text:p>
          </table:table-cell>
          <table:table-cell office:value-type="float" office:value="205850.966632396" calcext:value-type="float">
            <text:p>205850.96663239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251" calcext:value-type="float">
            <text:p>1.77251333567251</text:p>
          </table:table-cell>
          <table:table-cell table:number-columns-repeated="2" office:value-type="float" office:value="1.77251333563296" calcext:value-type="float">
            <text:p>1.772513335632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104442" calcext:value-type="float">
            <text:p>288564.7771044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7029" calcext:value-type="float">
            <text:p>11515.9222547029</text:p>
          </table:table-cell>
          <table:table-cell office:value-type="float" office:value="-9212.73780373769" calcext:value-type="float">
            <text:p>-9212.73780373769</text:p>
          </table:table-cell>
          <table:table-cell office:value-type="float" office:value="-2303.18445093442" calcext:value-type="float">
            <text:p>-2303.184450934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868" calcext:value-type="float">
            <text:p>-0.039907581134868</text:p>
          </table:table-cell>
          <table:table-cell office:value-type="float" office:value="0.0319260649070946" calcext:value-type="float">
            <text:p>0.0319260649070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77364" calcext:value-type="float">
            <text:p>0.00798151622677364</text:p>
          </table:table-cell>
          <table:table-cell office:value-type="float" office:value="146611.33210272" calcext:value-type="float">
            <text:p>146611.33210272</text:p>
          </table:table-cell>
          <table:table-cell office:value-type="float" office:value="288564.777104442" calcext:value-type="float">
            <text:p>288564.777104442</text:p>
          </table:table-cell>
          <table:table-cell office:value-type="float" office:value="146611.33210272" calcext:value-type="float">
            <text:p>146611.33210272</text:p>
          </table:table-cell>
          <table:table-cell office:value-type="float" office:value="288564.777104442" calcext:value-type="float">
            <text:p>288564.777104442</text:p>
          </table:table-cell>
          <table:table-cell office:value-type="float" office:value="4.19313617127603" calcext:value-type="float">
            <text:p>4.19313617127603</text:p>
          </table:table-cell>
          <table:table-cell office:value-type="float" office:value="288564.777104442" calcext:value-type="float">
            <text:p>288564.777104442</text:p>
          </table:table-cell>
          <table:table-cell office:value-type="float" office:value="0.039907581134868" calcext:value-type="float">
            <text:p>0.039907581134868</text:p>
          </table:table-cell>
          <table:table-cell office:value-type="float" office:value="-0.039907581134868" calcext:value-type="float">
            <text:p>-0.039907581134868</text:p>
          </table:table-cell>
          <table:table-cell office:value-type="float" office:value="146611.33210272" calcext:value-type="float">
            <text:p>146611.33210272</text:p>
          </table:table-cell>
          <table:table-cell office:value-type="float" office:value="3.66084546269845" calcext:value-type="float">
            <text:p>3.66084546269845</text:p>
          </table:table-cell>
          <table:table-cell table:number-columns-repeated="2" office:value-type="float" office:value="0.0319260649070946" calcext:value-type="float">
            <text:p>0.0319260649070946</text:p>
          </table:table-cell>
          <table:table-cell office:value-type="float" office:value="146611.33210272" calcext:value-type="float">
            <text:p>146611.33210272</text:p>
          </table:table-cell>
          <table:table-cell office:value-type="float" office:value="288564.777104442" calcext:value-type="float">
            <text:p>288564.777104442</text:p>
          </table:table-cell>
          <table:table-cell office:value-type="float" office:value="-0.0319260649070946" calcext:value-type="float">
            <text:p>-0.0319260649070946</text:p>
          </table:table-cell>
          <table:table-cell office:value-type="float" office:value="0.915211365674613" calcext:value-type="float">
            <text:p>0.915211365674613</text:p>
          </table:table-cell>
          <table:table-cell office:value-type="float" office:value="0.00798151622677364" calcext:value-type="float">
            <text:p>0.00798151622677364</text:p>
          </table:table-cell>
          <table:table-cell office:value-type="float" office:value="146611.33210272" calcext:value-type="float">
            <text:p>146611.33210272</text:p>
          </table:table-cell>
          <table:table-cell office:value-type="float" office:value="288564.777104442" calcext:value-type="float">
            <text:p>288564.777104442</text:p>
          </table:table-cell>
          <table:table-cell office:value-type="float" office:value="-0.00798151622677364" calcext:value-type="float">
            <text:p>-0.007981516226773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643" calcext:value-type="float">
            <text:p>288.15000000643</text:p>
          </table:table-cell>
          <table:table-cell office:value-type="float" office:value="146611.33210272" calcext:value-type="float">
            <text:p>146611.33210272</text:p>
          </table:table-cell>
          <table:table-cell office:value-type="float" office:value="288564.777104442" calcext:value-type="float">
            <text:p>288564.777104442</text:p>
          </table:table-cell>
          <table:table-cell office:value-type="float" office:value="288.15000000643" calcext:value-type="float">
            <text:p>288.15000000643</text:p>
          </table:table-cell>
          <table:table-cell office:value-type="float" office:value="146611.33210272" calcext:value-type="float">
            <text:p>146611.33210272</text:p>
          </table:table-cell>
          <table:table-cell table:number-columns-repeated="4" office:value-type="float" office:value="288564.777104442" calcext:value-type="float">
            <text:p>288564.777104442</text:p>
          </table:table-cell>
          <table:table-cell office:value-type="float" office:value="0.039907581134868" calcext:value-type="float">
            <text:p>0.039907581134868</text:p>
          </table:table-cell>
          <table:table-cell office:value-type="float" office:value="-0.0319260649070946" calcext:value-type="float">
            <text:p>-0.0319260649070946</text:p>
          </table:table-cell>
          <table:table-cell office:value-type="float" office:value="-0.00798151622677364" calcext:value-type="float">
            <text:p>-0.00798151622677364</text:p>
          </table:table-cell>
          <table:table-cell table:number-columns-repeated="10" office:value-type="float" office:value="146611.33210272" calcext:value-type="float">
            <text:p>146611.33210272</text:p>
          </table:table-cell>
        </table:table-row>
        <table:table-row table:style-name="ro1">
          <table:table-cell/>
          <table:table-cell office:value-type="float" office:value="3.1" calcext:value-type="float">
            <text:p>3.1</text:p>
          </table:table-cell>
          <table:table-cell office:value-type="float" office:value="288.150000006031" calcext:value-type="float">
            <text:p>288.150000006031</text:p>
          </table:table-cell>
          <table:table-cell office:value-type="float" office:value="146611.332102756" calcext:value-type="float">
            <text:p>146611.332102756</text:p>
          </table:table-cell>
          <table:table-cell office:value-type="float" office:value="-0.00000012910707753424" calcext:value-type="float">
            <text:p>-1.2910707753424E-07</text:p>
          </table:table-cell>
          <table:table-cell office:value-type="float" office:value="0.0000118737624697412" calcext:value-type="float">
            <text:p>1.18737624697412E-05</text:p>
          </table:table-cell>
          <table:table-cell office:value-type="float" office:value="0.00000002890146788559" calcext:value-type="float">
            <text:p>2.89014678855892E-08</text:p>
          </table:table-cell>
          <table:table-cell office:value-type="float" office:value="0.000000000000937736" calcext:value-type="float">
            <text:p>9.37735999961831E-13</text:p>
          </table:table-cell>
          <table:table-cell office:value-type="float" office:value="0.00000000093773599996" calcext:value-type="float">
            <text:p>9.37735999961831E-10</text:p>
          </table:table-cell>
          <table:table-cell office:value-type="float" office:value="-0.0000925986794301898" calcext:value-type="float">
            <text:p>-9.25986794301898E-05</text:p>
          </table:table-cell>
          <table:table-cell office:value-type="float" office:value="-0.000129659024186493" calcext:value-type="float">
            <text:p>-0.000129659024186493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1332" calcext:value-type="float">
            <text:p>0.03192606490713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7315" calcext:value-type="float">
            <text:p>-4.19313617127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5625" calcext:value-type="float">
            <text:p>0.0165045405115625</text:p>
          </table:table-cell>
          <table:table-cell office:value-type="float" office:value="2.09524461591913" calcext:value-type="float">
            <text:p>2.09524461591913</text:p>
          </table:table-cell>
          <table:table-cell office:value-type="float" office:value="53388.6678972437" calcext:value-type="float">
            <text:p>53388.6678972437</text:p>
          </table:table-cell>
          <table:table-cell office:value-type="float" office:value="53388.6678972437" calcext:value-type="float">
            <text:p>53388.6678972437</text:p>
          </table:table-cell>
          <table:table-cell office:value-type="float" office:value="0.0399075811348543" calcext:value-type="float">
            <text:p>0.03990758113485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0133" calcext:value-type="float">
            <text:p>-3.66084546270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8003" calcext:value-type="float">
            <text:p>0.018011748778003</text:p>
          </table:table-cell>
          <table:table-cell office:value-type="float" office:value="1.49075064186853" calcext:value-type="float">
            <text:p>1.49075064186853</text:p>
          </table:table-cell>
          <table:table-cell table:number-columns-repeated="2" office:value-type="float" office:value="46611.3321027563" calcext:value-type="float">
            <text:p>46611.33210275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6031" calcext:value-type="float">
            <text:p>288.150000006031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75333" calcext:value-type="float">
            <text:p>-0.915211365675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6476" calcext:value-type="float">
            <text:p>0.00454411230836476</text:p>
          </table:table-cell>
          <table:table-cell office:value-type="float" office:value="1.49075064186853" calcext:value-type="float">
            <text:p>1.49075064186853</text:p>
          </table:table-cell>
          <table:table-cell table:number-columns-repeated="2" office:value-type="float" office:value="46611.3321027563" calcext:value-type="float">
            <text:p>46611.3321027563</text:p>
          </table:table-cell>
          <table:table-cell office:value-type="float" office:value="0.00798151622678331" calcext:value-type="float">
            <text:p>0.007981516226783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5859" calcext:value-type="float">
            <text:p>288.150000005859</text:p>
          </table:table-cell>
          <table:table-cell office:value-type="float" office:value="0.00000002890146788559" calcext:value-type="float">
            <text:p>2.89014678855892E-08</text:p>
          </table:table-cell>
          <table:table-cell office:value-type="float" office:value="364.873583508946" calcext:value-type="float">
            <text:p>364.873583508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3586" calcext:value-type="float">
            <text:p>0.00177251333563586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937736" calcext:value-type="float">
            <text:p>9.37735999961831E-13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60306" calcext:value-type="float">
            <text:p>15.0000000060306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3586" calcext:value-type="float">
            <text:p>1.77251333563586</text:p>
          </table:table-cell>
          <table:table-cell office:value-type="float" office:value="1.46611332102756" calcext:value-type="float">
            <text:p>1.46611332102756</text:p>
          </table:table-cell>
          <table:table-cell office:value-type="float" office:value="205850.96663211" calcext:value-type="float">
            <text:p>205850.966632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296" calcext:value-type="float">
            <text:p>1.77251333567296</text:p>
          </table:table-cell>
          <table:table-cell table:number-columns-repeated="2" office:value-type="float" office:value="1.77251333563586" calcext:value-type="float">
            <text:p>1.772513335635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104041" calcext:value-type="float">
            <text:p>288564.77710404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99" calcext:value-type="float">
            <text:p>11515.922254699</text:p>
          </table:table-cell>
          <table:table-cell office:value-type="float" office:value="-9212.73780373606" calcext:value-type="float">
            <text:p>-9212.73780373606</text:p>
          </table:table-cell>
          <table:table-cell office:value-type="float" office:value="-2303.18445093401" calcext:value-type="float">
            <text:p>-2303.184450934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8543" calcext:value-type="float">
            <text:p>-0.0399075811348543</text:p>
          </table:table-cell>
          <table:table-cell office:value-type="float" office:value="0.0319260649071332" calcext:value-type="float">
            <text:p>0.0319260649071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78331" calcext:value-type="float">
            <text:p>0.00798151622678331</text:p>
          </table:table-cell>
          <table:table-cell office:value-type="float" office:value="146611.332102756" calcext:value-type="float">
            <text:p>146611.332102756</text:p>
          </table:table-cell>
          <table:table-cell office:value-type="float" office:value="288564.777104041" calcext:value-type="float">
            <text:p>288564.777104041</text:p>
          </table:table-cell>
          <table:table-cell office:value-type="float" office:value="146611.332102756" calcext:value-type="float">
            <text:p>146611.332102756</text:p>
          </table:table-cell>
          <table:table-cell office:value-type="float" office:value="288564.777104041" calcext:value-type="float">
            <text:p>288564.777104041</text:p>
          </table:table-cell>
          <table:table-cell office:value-type="float" office:value="4.19313617127315" calcext:value-type="float">
            <text:p>4.19313617127315</text:p>
          </table:table-cell>
          <table:table-cell office:value-type="float" office:value="288564.777104041" calcext:value-type="float">
            <text:p>288564.777104041</text:p>
          </table:table-cell>
          <table:table-cell office:value-type="float" office:value="0.0399075811348543" calcext:value-type="float">
            <text:p>0.0399075811348543</text:p>
          </table:table-cell>
          <table:table-cell office:value-type="float" office:value="-0.0399075811348543" calcext:value-type="float">
            <text:p>-0.0399075811348543</text:p>
          </table:table-cell>
          <table:table-cell office:value-type="float" office:value="146611.332102756" calcext:value-type="float">
            <text:p>146611.332102756</text:p>
          </table:table-cell>
          <table:table-cell office:value-type="float" office:value="3.66084546270133" calcext:value-type="float">
            <text:p>3.66084546270133</text:p>
          </table:table-cell>
          <table:table-cell table:number-columns-repeated="2" office:value-type="float" office:value="0.0319260649071332" calcext:value-type="float">
            <text:p>0.0319260649071332</text:p>
          </table:table-cell>
          <table:table-cell office:value-type="float" office:value="146611.332102756" calcext:value-type="float">
            <text:p>146611.332102756</text:p>
          </table:table-cell>
          <table:table-cell office:value-type="float" office:value="288564.777104041" calcext:value-type="float">
            <text:p>288564.777104041</text:p>
          </table:table-cell>
          <table:table-cell office:value-type="float" office:value="-0.0319260649071332" calcext:value-type="float">
            <text:p>-0.0319260649071332</text:p>
          </table:table-cell>
          <table:table-cell office:value-type="float" office:value="0.915211365675333" calcext:value-type="float">
            <text:p>0.915211365675333</text:p>
          </table:table-cell>
          <table:table-cell office:value-type="float" office:value="0.00798151622678331" calcext:value-type="float">
            <text:p>0.00798151622678331</text:p>
          </table:table-cell>
          <table:table-cell office:value-type="float" office:value="146611.332102756" calcext:value-type="float">
            <text:p>146611.332102756</text:p>
          </table:table-cell>
          <table:table-cell office:value-type="float" office:value="288564.777104041" calcext:value-type="float">
            <text:p>288564.777104041</text:p>
          </table:table-cell>
          <table:table-cell office:value-type="float" office:value="-0.00798151622678331" calcext:value-type="float">
            <text:p>-0.007981516226783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6031" calcext:value-type="float">
            <text:p>288.150000006031</text:p>
          </table:table-cell>
          <table:table-cell office:value-type="float" office:value="146611.332102756" calcext:value-type="float">
            <text:p>146611.332102756</text:p>
          </table:table-cell>
          <table:table-cell office:value-type="float" office:value="288564.777104041" calcext:value-type="float">
            <text:p>288564.777104041</text:p>
          </table:table-cell>
          <table:table-cell office:value-type="float" office:value="288.150000006031" calcext:value-type="float">
            <text:p>288.150000006031</text:p>
          </table:table-cell>
          <table:table-cell office:value-type="float" office:value="146611.332102756" calcext:value-type="float">
            <text:p>146611.332102756</text:p>
          </table:table-cell>
          <table:table-cell table:number-columns-repeated="4" office:value-type="float" office:value="288564.777104041" calcext:value-type="float">
            <text:p>288564.777104041</text:p>
          </table:table-cell>
          <table:table-cell office:value-type="float" office:value="0.0399075811348543" calcext:value-type="float">
            <text:p>0.0399075811348543</text:p>
          </table:table-cell>
          <table:table-cell office:value-type="float" office:value="-0.0319260649071332" calcext:value-type="float">
            <text:p>-0.0319260649071332</text:p>
          </table:table-cell>
          <table:table-cell office:value-type="float" office:value="-0.00798151622678331" calcext:value-type="float">
            <text:p>-0.00798151622678331</text:p>
          </table:table-cell>
          <table:table-cell table:number-columns-repeated="10" office:value-type="float" office:value="146611.332102756" calcext:value-type="float">
            <text:p>146611.332102756</text:p>
          </table:table-cell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office:value-type="float" office:value="288.150000005632" calcext:value-type="float">
            <text:p>288.150000005632</text:p>
          </table:table-cell>
          <table:table-cell office:value-type="float" office:value="146611.332102793" calcext:value-type="float">
            <text:p>146611.332102793</text:p>
          </table:table-cell>
          <table:table-cell office:value-type="float" office:value="-0.00000012057042720268" calcext:value-type="float">
            <text:p>-1.20570427202677E-07</text:p>
          </table:table-cell>
          <table:table-cell office:value-type="float" office:value="0.0000110856096938183" calcext:value-type="float">
            <text:p>1.10856096938183E-05</text:p>
          </table:table-cell>
          <table:table-cell office:value-type="float" office:value="0.0000000269828888122" calcext:value-type="float">
            <text:p>2.69828888121992E-08</text:p>
          </table:table-cell>
          <table:table-cell office:value-type="float" office:value="0.00000000000087569535" calcext:value-type="float">
            <text:p>8.75695349566996E-13</text:p>
          </table:table-cell>
          <table:table-cell office:value-type="float" office:value="0.00000000087569534957" calcext:value-type="float">
            <text:p>8.75695349566996E-10</text:p>
          </table:table-cell>
          <table:table-cell office:value-type="float" office:value="-0.0000864759899343281" calcext:value-type="float">
            <text:p>-8.64759899343281E-05</text:p>
          </table:table-cell>
          <table:table-cell office:value-type="float" office:value="-0.000121085878755961" calcext:value-type="float">
            <text:p>-0.000121085878755961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1719" calcext:value-type="float">
            <text:p>0.03192606490717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7027" calcext:value-type="float">
            <text:p>-4.19313617127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5568" calcext:value-type="float">
            <text:p>0.0165045405115568</text:p>
          </table:table-cell>
          <table:table-cell office:value-type="float" office:value="2.09524461592058" calcext:value-type="float">
            <text:p>2.09524461592058</text:p>
          </table:table-cell>
          <table:table-cell table:number-columns-repeated="2" office:value-type="float" office:value="53388.667897207" calcext:value-type="float">
            <text:p>53388.667897207</text:p>
          </table:table-cell>
          <table:table-cell office:value-type="float" office:value="0.0399075811348405" calcext:value-type="float">
            <text:p>0.03990758113484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0421" calcext:value-type="float">
            <text:p>-3.66084546270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9954" calcext:value-type="float">
            <text:p>0.0180117487779954</text:p>
          </table:table-cell>
          <table:table-cell office:value-type="float" office:value="1.49075064186998" calcext:value-type="float">
            <text:p>1.49075064186998</text:p>
          </table:table-cell>
          <table:table-cell table:number-columns-repeated="2" office:value-type="float" office:value="46611.332102793" calcext:value-type="float">
            <text:p>46611.3321027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5632" calcext:value-type="float">
            <text:p>288.150000005632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76053" calcext:value-type="float">
            <text:p>-0.915211365676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626" calcext:value-type="float">
            <text:p>0.0045441123083626</text:p>
          </table:table-cell>
          <table:table-cell office:value-type="float" office:value="1.49075064186998" calcext:value-type="float">
            <text:p>1.49075064186998</text:p>
          </table:table-cell>
          <table:table-cell table:number-columns-repeated="2" office:value-type="float" office:value="46611.332102793" calcext:value-type="float">
            <text:p>46611.332102793</text:p>
          </table:table-cell>
          <table:table-cell office:value-type="float" office:value="0.00798151622679297" calcext:value-type="float">
            <text:p>0.007981516226792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5471" calcext:value-type="float">
            <text:p>288.150000005471</text:p>
          </table:table-cell>
          <table:table-cell office:value-type="float" office:value="0.0000000269828888122" calcext:value-type="float">
            <text:p>2.69828888121992E-08</text:p>
          </table:table-cell>
          <table:table-cell office:value-type="float" office:value="364.873583509036" calcext:value-type="float">
            <text:p>364.873583509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3876" calcext:value-type="float">
            <text:p>0.00177251333563876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87569535" calcext:value-type="float">
            <text:p>8.75695349566996E-13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56318" calcext:value-type="float">
            <text:p>15.0000000056318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3876" calcext:value-type="float">
            <text:p>1.77251333563876</text:p>
          </table:table-cell>
          <table:table-cell office:value-type="float" office:value="1.46611332102793" calcext:value-type="float">
            <text:p>1.46611332102793</text:p>
          </table:table-cell>
          <table:table-cell office:value-type="float" office:value="205850.966631824" calcext:value-type="float">
            <text:p>205850.96663182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34" calcext:value-type="float">
            <text:p>1.7725133356734</text:p>
          </table:table-cell>
          <table:table-cell table:number-columns-repeated="2" office:value-type="float" office:value="1.77251333563876" calcext:value-type="float">
            <text:p>1.772513335638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103641" calcext:value-type="float">
            <text:p>288564.77710364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95" calcext:value-type="float">
            <text:p>11515.922254695</text:p>
          </table:table-cell>
          <table:table-cell office:value-type="float" office:value="-9212.73780373442" calcext:value-type="float">
            <text:p>-9212.73780373442</text:p>
          </table:table-cell>
          <table:table-cell office:value-type="float" office:value="-2303.18445093361" calcext:value-type="float">
            <text:p>-2303.18445093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8405" calcext:value-type="float">
            <text:p>-0.0399075811348405</text:p>
          </table:table-cell>
          <table:table-cell office:value-type="float" office:value="0.0319260649071719" calcext:value-type="float">
            <text:p>0.0319260649071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79297" calcext:value-type="float">
            <text:p>0.00798151622679297</text:p>
          </table:table-cell>
          <table:table-cell office:value-type="float" office:value="146611.332102793" calcext:value-type="float">
            <text:p>146611.332102793</text:p>
          </table:table-cell>
          <table:table-cell office:value-type="float" office:value="288564.777103641" calcext:value-type="float">
            <text:p>288564.777103641</text:p>
          </table:table-cell>
          <table:table-cell office:value-type="float" office:value="146611.332102793" calcext:value-type="float">
            <text:p>146611.332102793</text:p>
          </table:table-cell>
          <table:table-cell office:value-type="float" office:value="288564.777103641" calcext:value-type="float">
            <text:p>288564.777103641</text:p>
          </table:table-cell>
          <table:table-cell office:value-type="float" office:value="4.19313617127027" calcext:value-type="float">
            <text:p>4.19313617127027</text:p>
          </table:table-cell>
          <table:table-cell office:value-type="float" office:value="288564.777103641" calcext:value-type="float">
            <text:p>288564.777103641</text:p>
          </table:table-cell>
          <table:table-cell office:value-type="float" office:value="0.0399075811348405" calcext:value-type="float">
            <text:p>0.0399075811348405</text:p>
          </table:table-cell>
          <table:table-cell office:value-type="float" office:value="-0.0399075811348405" calcext:value-type="float">
            <text:p>-0.0399075811348405</text:p>
          </table:table-cell>
          <table:table-cell office:value-type="float" office:value="146611.332102793" calcext:value-type="float">
            <text:p>146611.332102793</text:p>
          </table:table-cell>
          <table:table-cell office:value-type="float" office:value="3.66084546270421" calcext:value-type="float">
            <text:p>3.66084546270421</text:p>
          </table:table-cell>
          <table:table-cell table:number-columns-repeated="2" office:value-type="float" office:value="0.0319260649071719" calcext:value-type="float">
            <text:p>0.0319260649071719</text:p>
          </table:table-cell>
          <table:table-cell office:value-type="float" office:value="146611.332102793" calcext:value-type="float">
            <text:p>146611.332102793</text:p>
          </table:table-cell>
          <table:table-cell office:value-type="float" office:value="288564.777103641" calcext:value-type="float">
            <text:p>288564.777103641</text:p>
          </table:table-cell>
          <table:table-cell office:value-type="float" office:value="-0.0319260649071719" calcext:value-type="float">
            <text:p>-0.0319260649071719</text:p>
          </table:table-cell>
          <table:table-cell office:value-type="float" office:value="0.915211365676053" calcext:value-type="float">
            <text:p>0.915211365676053</text:p>
          </table:table-cell>
          <table:table-cell office:value-type="float" office:value="0.00798151622679297" calcext:value-type="float">
            <text:p>0.00798151622679297</text:p>
          </table:table-cell>
          <table:table-cell office:value-type="float" office:value="146611.332102793" calcext:value-type="float">
            <text:p>146611.332102793</text:p>
          </table:table-cell>
          <table:table-cell office:value-type="float" office:value="288564.777103641" calcext:value-type="float">
            <text:p>288564.777103641</text:p>
          </table:table-cell>
          <table:table-cell office:value-type="float" office:value="-0.00798151622679297" calcext:value-type="float">
            <text:p>-0.007981516226792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5632" calcext:value-type="float">
            <text:p>288.150000005632</text:p>
          </table:table-cell>
          <table:table-cell office:value-type="float" office:value="146611.332102793" calcext:value-type="float">
            <text:p>146611.332102793</text:p>
          </table:table-cell>
          <table:table-cell office:value-type="float" office:value="288564.777103641" calcext:value-type="float">
            <text:p>288564.777103641</text:p>
          </table:table-cell>
          <table:table-cell office:value-type="float" office:value="288.150000005632" calcext:value-type="float">
            <text:p>288.150000005632</text:p>
          </table:table-cell>
          <table:table-cell office:value-type="float" office:value="146611.332102793" calcext:value-type="float">
            <text:p>146611.332102793</text:p>
          </table:table-cell>
          <table:table-cell table:number-columns-repeated="4" office:value-type="float" office:value="288564.777103641" calcext:value-type="float">
            <text:p>288564.777103641</text:p>
          </table:table-cell>
          <table:table-cell office:value-type="float" office:value="0.0399075811348405" calcext:value-type="float">
            <text:p>0.0399075811348405</text:p>
          </table:table-cell>
          <table:table-cell office:value-type="float" office:value="-0.0319260649071719" calcext:value-type="float">
            <text:p>-0.0319260649071719</text:p>
          </table:table-cell>
          <table:table-cell office:value-type="float" office:value="-0.00798151622679297" calcext:value-type="float">
            <text:p>-0.00798151622679297</text:p>
          </table:table-cell>
          <table:table-cell table:number-columns-repeated="10" office:value-type="float" office:value="146611.332102793" calcext:value-type="float">
            <text:p>146611.332102793</text:p>
          </table:table-cell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 office:value-type="float" office:value="288.150000005233" calcext:value-type="float">
            <text:p>288.150000005233</text:p>
          </table:table-cell>
          <table:table-cell office:value-type="float" office:value="146611.33210283" calcext:value-type="float">
            <text:p>146611.33210283</text:p>
          </table:table-cell>
          <table:table-cell office:value-type="float" office:value="-0.00000011203070886808" calcext:value-type="float">
            <text:p>-1.12030708868079E-07</text:p>
          </table:table-cell>
          <table:table-cell office:value-type="float" office:value="0.0000103007397514509" calcext:value-type="float">
            <text:p>1.03007397514509E-05</text:p>
          </table:table-cell>
          <table:table-cell office:value-type="float" office:value="0.00000002507249519113" calcext:value-type="float">
            <text:p>2.50724951911252E-08</text:p>
          </table:table-cell>
          <table:table-cell office:value-type="float" office:value="0.00000000000081367552" calcext:value-type="float">
            <text:p>8.13675515853873E-13</text:p>
          </table:table-cell>
          <table:table-cell office:value-type="float" office:value="0.00000000081367551585" calcext:value-type="float">
            <text:p>8.13675515853873E-10</text:p>
          </table:table-cell>
          <table:table-cell office:value-type="float" office:value="-0.0000803510999934181" calcext:value-type="float">
            <text:p>-8.03510999934181E-05</text:p>
          </table:table-cell>
          <table:table-cell office:value-type="float" office:value="-0.000112509652206351" calcext:value-type="float">
            <text:p>-0.000112509652206351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2105" calcext:value-type="float">
            <text:p>0.0319260649072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6739" calcext:value-type="float">
            <text:p>-4.19313617126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5511" calcext:value-type="float">
            <text:p>0.0165045405115511</text:p>
          </table:table-cell>
          <table:table-cell office:value-type="float" office:value="2.09524461592203" calcext:value-type="float">
            <text:p>2.09524461592203</text:p>
          </table:table-cell>
          <table:table-cell office:value-type="float" office:value="53388.6678971704" calcext:value-type="float">
            <text:p>53388.6678971704</text:p>
          </table:table-cell>
          <table:table-cell office:value-type="float" office:value="53388.6678971704" calcext:value-type="float">
            <text:p>53388.6678971704</text:p>
          </table:table-cell>
          <table:table-cell office:value-type="float" office:value="0.0399075811348268" calcext:value-type="float">
            <text:p>0.03990758113482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0709" calcext:value-type="float">
            <text:p>-3.66084546270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9878" calcext:value-type="float">
            <text:p>0.0180117487779878</text:p>
          </table:table-cell>
          <table:table-cell office:value-type="float" office:value="1.49075064187143" calcext:value-type="float">
            <text:p>1.49075064187143</text:p>
          </table:table-cell>
          <table:table-cell table:number-columns-repeated="2" office:value-type="float" office:value="46611.3321028297" calcext:value-type="float">
            <text:p>46611.33210282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5233" calcext:value-type="float">
            <text:p>288.150000005233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76773" calcext:value-type="float">
            <text:p>-0.915211365676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6044" calcext:value-type="float">
            <text:p>0.00454411230836044</text:p>
          </table:table-cell>
          <table:table-cell office:value-type="float" office:value="1.49075064187143" calcext:value-type="float">
            <text:p>1.49075064187143</text:p>
          </table:table-cell>
          <table:table-cell table:number-columns-repeated="2" office:value-type="float" office:value="46611.3321028297" calcext:value-type="float">
            <text:p>46611.3321028297</text:p>
          </table:table-cell>
          <table:table-cell office:value-type="float" office:value="0.00798151622680263" calcext:value-type="float">
            <text:p>0.007981516226802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5084" calcext:value-type="float">
            <text:p>288.150000005084</text:p>
          </table:table-cell>
          <table:table-cell office:value-type="float" office:value="0.00000002507249519113" calcext:value-type="float">
            <text:p>2.50724951911252E-08</text:p>
          </table:table-cell>
          <table:table-cell office:value-type="float" office:value="364.873583509125" calcext:value-type="float">
            <text:p>364.873583509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4165" calcext:value-type="float">
            <text:p>0.00177251333564165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81367552" calcext:value-type="float">
            <text:p>8.13675515853873E-13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5233" calcext:value-type="float">
            <text:p>15.000000005233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4165" calcext:value-type="float">
            <text:p>1.77251333564165</text:p>
          </table:table-cell>
          <table:table-cell office:value-type="float" office:value="1.4661133210283" calcext:value-type="float">
            <text:p>1.4661133210283</text:p>
          </table:table-cell>
          <table:table-cell office:value-type="float" office:value="205850.966631537" calcext:value-type="float">
            <text:p>205850.96663153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384" calcext:value-type="float">
            <text:p>1.77251333567384</text:p>
          </table:table-cell>
          <table:table-cell table:number-columns-repeated="2" office:value-type="float" office:value="1.77251333564165" calcext:value-type="float">
            <text:p>1.772513335641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10324" calcext:value-type="float">
            <text:p>288564.7771032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911" calcext:value-type="float">
            <text:p>11515.9222546911</text:p>
          </table:table-cell>
          <table:table-cell office:value-type="float" office:value="-9212.73780373279" calcext:value-type="float">
            <text:p>-9212.73780373279</text:p>
          </table:table-cell>
          <table:table-cell office:value-type="float" office:value="-2303.1844509332" calcext:value-type="float">
            <text:p>-2303.18445093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8268" calcext:value-type="float">
            <text:p>-0.0399075811348268</text:p>
          </table:table-cell>
          <table:table-cell office:value-type="float" office:value="0.0319260649072105" calcext:value-type="float">
            <text:p>0.0319260649072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80263" calcext:value-type="float">
            <text:p>0.00798151622680263</text:p>
          </table:table-cell>
          <table:table-cell office:value-type="float" office:value="146611.33210283" calcext:value-type="float">
            <text:p>146611.33210283</text:p>
          </table:table-cell>
          <table:table-cell office:value-type="float" office:value="288564.77710324" calcext:value-type="float">
            <text:p>288564.77710324</text:p>
          </table:table-cell>
          <table:table-cell office:value-type="float" office:value="146611.33210283" calcext:value-type="float">
            <text:p>146611.33210283</text:p>
          </table:table-cell>
          <table:table-cell office:value-type="float" office:value="288564.77710324" calcext:value-type="float">
            <text:p>288564.77710324</text:p>
          </table:table-cell>
          <table:table-cell office:value-type="float" office:value="4.19313617126739" calcext:value-type="float">
            <text:p>4.19313617126739</text:p>
          </table:table-cell>
          <table:table-cell office:value-type="float" office:value="288564.77710324" calcext:value-type="float">
            <text:p>288564.77710324</text:p>
          </table:table-cell>
          <table:table-cell office:value-type="float" office:value="0.0399075811348268" calcext:value-type="float">
            <text:p>0.0399075811348268</text:p>
          </table:table-cell>
          <table:table-cell office:value-type="float" office:value="-0.0399075811348268" calcext:value-type="float">
            <text:p>-0.0399075811348268</text:p>
          </table:table-cell>
          <table:table-cell office:value-type="float" office:value="146611.33210283" calcext:value-type="float">
            <text:p>146611.33210283</text:p>
          </table:table-cell>
          <table:table-cell office:value-type="float" office:value="3.66084546270709" calcext:value-type="float">
            <text:p>3.66084546270709</text:p>
          </table:table-cell>
          <table:table-cell table:number-columns-repeated="2" office:value-type="float" office:value="0.0319260649072105" calcext:value-type="float">
            <text:p>0.0319260649072105</text:p>
          </table:table-cell>
          <table:table-cell office:value-type="float" office:value="146611.33210283" calcext:value-type="float">
            <text:p>146611.33210283</text:p>
          </table:table-cell>
          <table:table-cell office:value-type="float" office:value="288564.77710324" calcext:value-type="float">
            <text:p>288564.77710324</text:p>
          </table:table-cell>
          <table:table-cell office:value-type="float" office:value="-0.0319260649072105" calcext:value-type="float">
            <text:p>-0.0319260649072105</text:p>
          </table:table-cell>
          <table:table-cell office:value-type="float" office:value="0.915211365676773" calcext:value-type="float">
            <text:p>0.915211365676773</text:p>
          </table:table-cell>
          <table:table-cell office:value-type="float" office:value="0.00798151622680263" calcext:value-type="float">
            <text:p>0.00798151622680263</text:p>
          </table:table-cell>
          <table:table-cell office:value-type="float" office:value="146611.33210283" calcext:value-type="float">
            <text:p>146611.33210283</text:p>
          </table:table-cell>
          <table:table-cell office:value-type="float" office:value="288564.77710324" calcext:value-type="float">
            <text:p>288564.77710324</text:p>
          </table:table-cell>
          <table:table-cell office:value-type="float" office:value="-0.00798151622680263" calcext:value-type="float">
            <text:p>-0.007981516226802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5233" calcext:value-type="float">
            <text:p>288.150000005233</text:p>
          </table:table-cell>
          <table:table-cell office:value-type="float" office:value="146611.33210283" calcext:value-type="float">
            <text:p>146611.33210283</text:p>
          </table:table-cell>
          <table:table-cell office:value-type="float" office:value="288564.77710324" calcext:value-type="float">
            <text:p>288564.77710324</text:p>
          </table:table-cell>
          <table:table-cell office:value-type="float" office:value="288.150000005233" calcext:value-type="float">
            <text:p>288.150000005233</text:p>
          </table:table-cell>
          <table:table-cell office:value-type="float" office:value="146611.33210283" calcext:value-type="float">
            <text:p>146611.33210283</text:p>
          </table:table-cell>
          <table:table-cell table:number-columns-repeated="4" office:value-type="float" office:value="288564.77710324" calcext:value-type="float">
            <text:p>288564.77710324</text:p>
          </table:table-cell>
          <table:table-cell office:value-type="float" office:value="0.0399075811348268" calcext:value-type="float">
            <text:p>0.0399075811348268</text:p>
          </table:table-cell>
          <table:table-cell office:value-type="float" office:value="-0.0319260649072105" calcext:value-type="float">
            <text:p>-0.0319260649072105</text:p>
          </table:table-cell>
          <table:table-cell office:value-type="float" office:value="-0.00798151622680263" calcext:value-type="float">
            <text:p>-0.00798151622680263</text:p>
          </table:table-cell>
          <table:table-cell table:number-columns-repeated="10" office:value-type="float" office:value="146611.33210283" calcext:value-type="float">
            <text:p>146611.33210283</text:p>
          </table:table-cell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 office:value-type="float" office:value="288.150000004834" calcext:value-type="float">
            <text:p>288.150000004834</text:p>
          </table:table-cell>
          <table:table-cell office:value-type="float" office:value="146611.332102866" calcext:value-type="float">
            <text:p>146611.332102866</text:p>
          </table:table-cell>
          <table:table-cell office:value-type="float" office:value="-0.00000010349063282778" calcext:value-type="float">
            <text:p>-1.03490632827785E-07</text:p>
          </table:table-cell>
          <table:table-cell office:value-type="float" office:value="0.00000951605181053018" calcext:value-type="float">
            <text:p>9.51605181053018E-06</text:p>
          </table:table-cell>
          <table:table-cell office:value-type="float" office:value="0.0000000231625563174" calcext:value-type="float">
            <text:p>2.31625563174021E-08</text:p>
          </table:table-cell>
          <table:table-cell office:value-type="float" office:value="0.00000000000075165568" calcext:value-type="float">
            <text:p>7.51655682140751E-13</text:p>
          </table:table-cell>
          <table:table-cell office:value-type="float" office:value="0.00000000075165568214" calcext:value-type="float">
            <text:p>7.51655682140751E-10</text:p>
          </table:table-cell>
          <table:table-cell office:value-type="float" office:value="-0.0000742259534974396" calcext:value-type="float">
            <text:p>-7.42259534974396E-05</text:p>
          </table:table-cell>
          <table:table-cell office:value-type="float" office:value="-0.000103933066421814" calcext:value-type="float">
            <text:p>-0.00010393306642181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2492" calcext:value-type="float">
            <text:p>0.03192606490724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6451" calcext:value-type="float">
            <text:p>-4.19313617126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5455" calcext:value-type="float">
            <text:p>0.0165045405115455</text:p>
          </table:table-cell>
          <table:table-cell office:value-type="float" office:value="2.09524461592348" calcext:value-type="float">
            <text:p>2.09524461592348</text:p>
          </table:table-cell>
          <table:table-cell table:number-columns-repeated="2" office:value-type="float" office:value="53388.6678971337" calcext:value-type="float">
            <text:p>53388.6678971337</text:p>
          </table:table-cell>
          <table:table-cell office:value-type="float" office:value="0.0399075811348131" calcext:value-type="float">
            <text:p>0.03990758113481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0997" calcext:value-type="float">
            <text:p>-3.66084546270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9801" calcext:value-type="float">
            <text:p>0.0180117487779801</text:p>
          </table:table-cell>
          <table:table-cell office:value-type="float" office:value="1.49075064187288" calcext:value-type="float">
            <text:p>1.49075064187288</text:p>
          </table:table-cell>
          <table:table-cell table:number-columns-repeated="2" office:value-type="float" office:value="46611.3321028663" calcext:value-type="float">
            <text:p>46611.33210286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4834" calcext:value-type="float">
            <text:p>288.150000004834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77493" calcext:value-type="float">
            <text:p>-0.915211365677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5827" calcext:value-type="float">
            <text:p>0.00454411230835827</text:p>
          </table:table-cell>
          <table:table-cell office:value-type="float" office:value="1.49075064187288" calcext:value-type="float">
            <text:p>1.49075064187288</text:p>
          </table:table-cell>
          <table:table-cell table:number-columns-repeated="2" office:value-type="float" office:value="46611.3321028663" calcext:value-type="float">
            <text:p>46611.3321028663</text:p>
          </table:table-cell>
          <table:table-cell office:value-type="float" office:value="0.00798151622681229" calcext:value-type="float">
            <text:p>0.007981516226812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4696" calcext:value-type="float">
            <text:p>288.150000004696</text:p>
          </table:table-cell>
          <table:table-cell office:value-type="float" office:value="0.0000000231625563174" calcext:value-type="float">
            <text:p>2.31625563174021E-08</text:p>
          </table:table-cell>
          <table:table-cell office:value-type="float" office:value="364.873583509214" calcext:value-type="float">
            <text:p>364.873583509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4455" calcext:value-type="float">
            <text:p>0.00177251333564455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75165568" calcext:value-type="float">
            <text:p>7.51655682140751E-13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48341" calcext:value-type="float">
            <text:p>15.0000000048341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4455" calcext:value-type="float">
            <text:p>1.77251333564455</text:p>
          </table:table-cell>
          <table:table-cell office:value-type="float" office:value="1.46611332102866" calcext:value-type="float">
            <text:p>1.46611332102866</text:p>
          </table:table-cell>
          <table:table-cell office:value-type="float" office:value="205850.966631251" calcext:value-type="float">
            <text:p>205850.96663125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429" calcext:value-type="float">
            <text:p>1.77251333567429</text:p>
          </table:table-cell>
          <table:table-cell table:number-columns-repeated="2" office:value-type="float" office:value="1.77251333564455" calcext:value-type="float">
            <text:p>1.772513335644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10284" calcext:value-type="float">
            <text:p>288564.777102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871" calcext:value-type="float">
            <text:p>11515.9222546871</text:p>
          </table:table-cell>
          <table:table-cell office:value-type="float" office:value="-9212.73780373115" calcext:value-type="float">
            <text:p>-9212.73780373115</text:p>
          </table:table-cell>
          <table:table-cell office:value-type="float" office:value="-2303.18445093279" calcext:value-type="float">
            <text:p>-2303.184450932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8131" calcext:value-type="float">
            <text:p>-0.0399075811348131</text:p>
          </table:table-cell>
          <table:table-cell office:value-type="float" office:value="0.0319260649072492" calcext:value-type="float">
            <text:p>0.0319260649072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81229" calcext:value-type="float">
            <text:p>0.00798151622681229</text:p>
          </table:table-cell>
          <table:table-cell office:value-type="float" office:value="146611.332102866" calcext:value-type="float">
            <text:p>146611.332102866</text:p>
          </table:table-cell>
          <table:table-cell office:value-type="float" office:value="288564.77710284" calcext:value-type="float">
            <text:p>288564.77710284</text:p>
          </table:table-cell>
          <table:table-cell office:value-type="float" office:value="146611.332102866" calcext:value-type="float">
            <text:p>146611.332102866</text:p>
          </table:table-cell>
          <table:table-cell office:value-type="float" office:value="288564.77710284" calcext:value-type="float">
            <text:p>288564.77710284</text:p>
          </table:table-cell>
          <table:table-cell office:value-type="float" office:value="4.19313617126451" calcext:value-type="float">
            <text:p>4.19313617126451</text:p>
          </table:table-cell>
          <table:table-cell office:value-type="float" office:value="288564.77710284" calcext:value-type="float">
            <text:p>288564.77710284</text:p>
          </table:table-cell>
          <table:table-cell office:value-type="float" office:value="0.0399075811348131" calcext:value-type="float">
            <text:p>0.0399075811348131</text:p>
          </table:table-cell>
          <table:table-cell office:value-type="float" office:value="-0.0399075811348131" calcext:value-type="float">
            <text:p>-0.0399075811348131</text:p>
          </table:table-cell>
          <table:table-cell office:value-type="float" office:value="146611.332102866" calcext:value-type="float">
            <text:p>146611.332102866</text:p>
          </table:table-cell>
          <table:table-cell office:value-type="float" office:value="3.66084546270997" calcext:value-type="float">
            <text:p>3.66084546270997</text:p>
          </table:table-cell>
          <table:table-cell table:number-columns-repeated="2" office:value-type="float" office:value="0.0319260649072492" calcext:value-type="float">
            <text:p>0.0319260649072492</text:p>
          </table:table-cell>
          <table:table-cell office:value-type="float" office:value="146611.332102866" calcext:value-type="float">
            <text:p>146611.332102866</text:p>
          </table:table-cell>
          <table:table-cell office:value-type="float" office:value="288564.77710284" calcext:value-type="float">
            <text:p>288564.77710284</text:p>
          </table:table-cell>
          <table:table-cell office:value-type="float" office:value="-0.0319260649072492" calcext:value-type="float">
            <text:p>-0.0319260649072492</text:p>
          </table:table-cell>
          <table:table-cell office:value-type="float" office:value="0.915211365677493" calcext:value-type="float">
            <text:p>0.915211365677493</text:p>
          </table:table-cell>
          <table:table-cell office:value-type="float" office:value="0.00798151622681229" calcext:value-type="float">
            <text:p>0.00798151622681229</text:p>
          </table:table-cell>
          <table:table-cell office:value-type="float" office:value="146611.332102866" calcext:value-type="float">
            <text:p>146611.332102866</text:p>
          </table:table-cell>
          <table:table-cell office:value-type="float" office:value="288564.77710284" calcext:value-type="float">
            <text:p>288564.77710284</text:p>
          </table:table-cell>
          <table:table-cell office:value-type="float" office:value="-0.00798151622681229" calcext:value-type="float">
            <text:p>-0.007981516226812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4834" calcext:value-type="float">
            <text:p>288.150000004834</text:p>
          </table:table-cell>
          <table:table-cell office:value-type="float" office:value="146611.332102866" calcext:value-type="float">
            <text:p>146611.332102866</text:p>
          </table:table-cell>
          <table:table-cell office:value-type="float" office:value="288564.77710284" calcext:value-type="float">
            <text:p>288564.77710284</text:p>
          </table:table-cell>
          <table:table-cell office:value-type="float" office:value="288.150000004834" calcext:value-type="float">
            <text:p>288.150000004834</text:p>
          </table:table-cell>
          <table:table-cell office:value-type="float" office:value="146611.332102866" calcext:value-type="float">
            <text:p>146611.332102866</text:p>
          </table:table-cell>
          <table:table-cell table:number-columns-repeated="4" office:value-type="float" office:value="288564.77710284" calcext:value-type="float">
            <text:p>288564.77710284</text:p>
          </table:table-cell>
          <table:table-cell office:value-type="float" office:value="0.0399075811348131" calcext:value-type="float">
            <text:p>0.0399075811348131</text:p>
          </table:table-cell>
          <table:table-cell office:value-type="float" office:value="-0.0319260649072492" calcext:value-type="float">
            <text:p>-0.0319260649072492</text:p>
          </table:table-cell>
          <table:table-cell office:value-type="float" office:value="-0.00798151622681229" calcext:value-type="float">
            <text:p>-0.00798151622681229</text:p>
          </table:table-cell>
          <table:table-cell table:number-columns-repeated="10" office:value-type="float" office:value="146611.332102866" calcext:value-type="float">
            <text:p>146611.332102866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288.150000004435" calcext:value-type="float">
            <text:p>288.150000004435</text:p>
          </table:table-cell>
          <table:table-cell office:value-type="float" office:value="146611.332102903" calcext:value-type="float">
            <text:p>146611.332102903</text:p>
          </table:table-cell>
          <table:table-cell office:value-type="float" office:value="-0.0000000949498918256" calcext:value-type="float">
            <text:p>-9.49498918256008E-08</text:p>
          </table:table-cell>
          <table:table-cell office:value-type="float" office:value="0.00000873227614601487" calcext:value-type="float">
            <text:p>8.73227614601487E-06</text:p>
          </table:table-cell>
          <table:table-cell office:value-type="float" office:value="0.00000002125489118043" calcext:value-type="float">
            <text:p>2.12548911804333E-08</text:p>
          </table:table-cell>
          <table:table-cell office:value-type="float" office:value="0.00000000000068964279" calcext:value-type="float">
            <text:p>6.89642787321532E-13</text:p>
          </table:table-cell>
          <table:table-cell office:value-type="float" office:value="0.00000000068964278732" calcext:value-type="float">
            <text:p>6.89642787321532E-10</text:p>
          </table:table-cell>
          <table:table-cell office:value-type="float" office:value="-0.0000681003300749135" calcext:value-type="float">
            <text:p>-6.81003300749135E-05</text:p>
          </table:table-cell>
          <table:table-cell office:value-type="float" office:value="-0.000095355812832605" calcext:value-type="float">
            <text:p>-9.5355812832605E-05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2878" calcext:value-type="float">
            <text:p>0.03192606490728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6163" calcext:value-type="float">
            <text:p>-4.19313617126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5398" calcext:value-type="float">
            <text:p>0.0165045405115398</text:p>
          </table:table-cell>
          <table:table-cell office:value-type="float" office:value="2.09524461592493" calcext:value-type="float">
            <text:p>2.09524461592493</text:p>
          </table:table-cell>
          <table:table-cell table:number-columns-repeated="2" office:value-type="float" office:value="53388.667897097" calcext:value-type="float">
            <text:p>53388.667897097</text:p>
          </table:table-cell>
          <table:table-cell office:value-type="float" office:value="0.0399075811347994" calcext:value-type="float">
            <text:p>0.03990758113479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1285" calcext:value-type="float">
            <text:p>-3.66084546271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9725" calcext:value-type="float">
            <text:p>0.0180117487779725</text:p>
          </table:table-cell>
          <table:table-cell office:value-type="float" office:value="1.49075064187433" calcext:value-type="float">
            <text:p>1.49075064187433</text:p>
          </table:table-cell>
          <table:table-cell table:number-columns-repeated="2" office:value-type="float" office:value="46611.332102903" calcext:value-type="float">
            <text:p>46611.3321029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4435" calcext:value-type="float">
            <text:p>288.150000004435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78213" calcext:value-type="float">
            <text:p>-0.915211365678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5611" calcext:value-type="float">
            <text:p>0.00454411230835611</text:p>
          </table:table-cell>
          <table:table-cell office:value-type="float" office:value="1.49075064187433" calcext:value-type="float">
            <text:p>1.49075064187433</text:p>
          </table:table-cell>
          <table:table-cell table:number-columns-repeated="2" office:value-type="float" office:value="46611.332102903" calcext:value-type="float">
            <text:p>46611.332102903</text:p>
          </table:table-cell>
          <table:table-cell office:value-type="float" office:value="0.00798151622682196" calcext:value-type="float">
            <text:p>0.007981516226821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4309" calcext:value-type="float">
            <text:p>288.150000004309</text:p>
          </table:table-cell>
          <table:table-cell office:value-type="float" office:value="0.00000002125489118043" calcext:value-type="float">
            <text:p>2.12548911804333E-08</text:p>
          </table:table-cell>
          <table:table-cell office:value-type="float" office:value="364.873583509303" calcext:value-type="float">
            <text:p>364.873583509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4745" calcext:value-type="float">
            <text:p>0.00177251333564745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68964279" calcext:value-type="float">
            <text:p>6.89642787321532E-13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44352" calcext:value-type="float">
            <text:p>15.0000000044352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4745" calcext:value-type="float">
            <text:p>1.77251333564745</text:p>
          </table:table-cell>
          <table:table-cell office:value-type="float" office:value="1.46611332102903" calcext:value-type="float">
            <text:p>1.46611332102903</text:p>
          </table:table-cell>
          <table:table-cell office:value-type="float" office:value="205850.966630965" calcext:value-type="float">
            <text:p>205850.9666309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473" calcext:value-type="float">
            <text:p>1.77251333567473</text:p>
          </table:table-cell>
          <table:table-cell table:number-columns-repeated="2" office:value-type="float" office:value="1.77251333564745" calcext:value-type="float">
            <text:p>1.772513335647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102439" calcext:value-type="float">
            <text:p>288564.77710243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832" calcext:value-type="float">
            <text:p>11515.9222546832</text:p>
          </table:table-cell>
          <table:table-cell office:value-type="float" office:value="-9212.73780372951" calcext:value-type="float">
            <text:p>-9212.73780372951</text:p>
          </table:table-cell>
          <table:table-cell office:value-type="float" office:value="-2303.18445093238" calcext:value-type="float">
            <text:p>-2303.184450932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7994" calcext:value-type="float">
            <text:p>-0.0399075811347994</text:p>
          </table:table-cell>
          <table:table-cell office:value-type="float" office:value="0.0319260649072878" calcext:value-type="float">
            <text:p>0.0319260649072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82196" calcext:value-type="float">
            <text:p>0.00798151622682196</text:p>
          </table:table-cell>
          <table:table-cell office:value-type="float" office:value="146611.332102903" calcext:value-type="float">
            <text:p>146611.332102903</text:p>
          </table:table-cell>
          <table:table-cell office:value-type="float" office:value="288564.777102439" calcext:value-type="float">
            <text:p>288564.777102439</text:p>
          </table:table-cell>
          <table:table-cell office:value-type="float" office:value="146611.332102903" calcext:value-type="float">
            <text:p>146611.332102903</text:p>
          </table:table-cell>
          <table:table-cell office:value-type="float" office:value="288564.777102439" calcext:value-type="float">
            <text:p>288564.777102439</text:p>
          </table:table-cell>
          <table:table-cell office:value-type="float" office:value="4.19313617126163" calcext:value-type="float">
            <text:p>4.19313617126163</text:p>
          </table:table-cell>
          <table:table-cell office:value-type="float" office:value="288564.777102439" calcext:value-type="float">
            <text:p>288564.777102439</text:p>
          </table:table-cell>
          <table:table-cell office:value-type="float" office:value="0.0399075811347994" calcext:value-type="float">
            <text:p>0.0399075811347994</text:p>
          </table:table-cell>
          <table:table-cell office:value-type="float" office:value="-0.0399075811347994" calcext:value-type="float">
            <text:p>-0.0399075811347994</text:p>
          </table:table-cell>
          <table:table-cell office:value-type="float" office:value="146611.332102903" calcext:value-type="float">
            <text:p>146611.332102903</text:p>
          </table:table-cell>
          <table:table-cell office:value-type="float" office:value="3.66084546271285" calcext:value-type="float">
            <text:p>3.66084546271285</text:p>
          </table:table-cell>
          <table:table-cell table:number-columns-repeated="2" office:value-type="float" office:value="0.0319260649072878" calcext:value-type="float">
            <text:p>0.0319260649072878</text:p>
          </table:table-cell>
          <table:table-cell office:value-type="float" office:value="146611.332102903" calcext:value-type="float">
            <text:p>146611.332102903</text:p>
          </table:table-cell>
          <table:table-cell office:value-type="float" office:value="288564.777102439" calcext:value-type="float">
            <text:p>288564.777102439</text:p>
          </table:table-cell>
          <table:table-cell office:value-type="float" office:value="-0.0319260649072878" calcext:value-type="float">
            <text:p>-0.0319260649072878</text:p>
          </table:table-cell>
          <table:table-cell office:value-type="float" office:value="0.915211365678213" calcext:value-type="float">
            <text:p>0.915211365678213</text:p>
          </table:table-cell>
          <table:table-cell office:value-type="float" office:value="0.00798151622682196" calcext:value-type="float">
            <text:p>0.00798151622682196</text:p>
          </table:table-cell>
          <table:table-cell office:value-type="float" office:value="146611.332102903" calcext:value-type="float">
            <text:p>146611.332102903</text:p>
          </table:table-cell>
          <table:table-cell office:value-type="float" office:value="288564.777102439" calcext:value-type="float">
            <text:p>288564.777102439</text:p>
          </table:table-cell>
          <table:table-cell office:value-type="float" office:value="-0.00798151622682196" calcext:value-type="float">
            <text:p>-0.007981516226821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4435" calcext:value-type="float">
            <text:p>288.150000004435</text:p>
          </table:table-cell>
          <table:table-cell office:value-type="float" office:value="146611.332102903" calcext:value-type="float">
            <text:p>146611.332102903</text:p>
          </table:table-cell>
          <table:table-cell office:value-type="float" office:value="288564.777102439" calcext:value-type="float">
            <text:p>288564.777102439</text:p>
          </table:table-cell>
          <table:table-cell office:value-type="float" office:value="288.150000004435" calcext:value-type="float">
            <text:p>288.150000004435</text:p>
          </table:table-cell>
          <table:table-cell office:value-type="float" office:value="146611.332102903" calcext:value-type="float">
            <text:p>146611.332102903</text:p>
          </table:table-cell>
          <table:table-cell table:number-columns-repeated="4" office:value-type="float" office:value="288564.777102439" calcext:value-type="float">
            <text:p>288564.777102439</text:p>
          </table:table-cell>
          <table:table-cell office:value-type="float" office:value="0.0399075811347994" calcext:value-type="float">
            <text:p>0.0399075811347994</text:p>
          </table:table-cell>
          <table:table-cell office:value-type="float" office:value="-0.0319260649072878" calcext:value-type="float">
            <text:p>-0.0319260649072878</text:p>
          </table:table-cell>
          <table:table-cell office:value-type="float" office:value="-0.00798151622682196" calcext:value-type="float">
            <text:p>-0.00798151622682196</text:p>
          </table:table-cell>
          <table:table-cell table:number-columns-repeated="10" office:value-type="float" office:value="146611.332102903" calcext:value-type="float">
            <text:p>146611.332102903</text:p>
          </table:table-cell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office:value-type="float" office:value="288.150000004036" calcext:value-type="float">
            <text:p>288.150000004036</text:p>
          </table:table-cell>
          <table:table-cell office:value-type="float" office:value="146611.33210294" calcext:value-type="float">
            <text:p>146611.33210294</text:p>
          </table:table-cell>
          <table:table-cell office:value-type="float" office:value="-0.00000008641308558675" calcext:value-type="float">
            <text:p>-8.64130855867453E-08</text:p>
          </table:table-cell>
          <table:table-cell office:value-type="float" office:value="0.00000794649846558819" calcext:value-type="float">
            <text:p>7.94649846558819E-06</text:p>
          </table:table-cell>
          <table:table-cell office:value-type="float" office:value="0.0000000193422238226" calcext:value-type="float">
            <text:p>1.93422238226049E-08</text:p>
          </table:table-cell>
          <table:table-cell office:value-type="float" office:value="0.00000000000062762989" calcext:value-type="float">
            <text:p>6.27629892502313E-13</text:p>
          </table:table-cell>
          <table:table-cell office:value-type="float" office:value="0.0000000006276298925" calcext:value-type="float">
            <text:p>6.27629892502313E-10</text:p>
          </table:table-cell>
          <table:table-cell office:value-type="float" office:value="-0.0000619775287586193" calcext:value-type="float">
            <text:p>-6.19775287586193E-05</text:p>
          </table:table-cell>
          <table:table-cell office:value-type="float" office:value="-0.0000867825108282611" calcext:value-type="float">
            <text:p>-8.67825108282611E-05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3265" calcext:value-type="float">
            <text:p>0.03192606490732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5875" calcext:value-type="float">
            <text:p>-4.19313617125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5341" calcext:value-type="float">
            <text:p>0.0165045405115341</text:p>
          </table:table-cell>
          <table:table-cell office:value-type="float" office:value="2.09524461592638" calcext:value-type="float">
            <text:p>2.09524461592638</text:p>
          </table:table-cell>
          <table:table-cell office:value-type="float" office:value="53388.6678970603" calcext:value-type="float">
            <text:p>53388.6678970603</text:p>
          </table:table-cell>
          <table:table-cell office:value-type="float" office:value="53388.6678970603" calcext:value-type="float">
            <text:p>53388.6678970603</text:p>
          </table:table-cell>
          <table:table-cell office:value-type="float" office:value="0.0399075811347857" calcext:value-type="float">
            <text:p>0.0399075811347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1573" calcext:value-type="float">
            <text:p>-3.66084546271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9649" calcext:value-type="float">
            <text:p>0.0180117487779649</text:p>
          </table:table-cell>
          <table:table-cell office:value-type="float" office:value="1.49075064187577" calcext:value-type="float">
            <text:p>1.49075064187577</text:p>
          </table:table-cell>
          <table:table-cell table:number-columns-repeated="2" office:value-type="float" office:value="46611.3321029397" calcext:value-type="float">
            <text:p>46611.33210293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4036" calcext:value-type="float">
            <text:p>288.150000004036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78933" calcext:value-type="float">
            <text:p>-0.915211365678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5395" calcext:value-type="float">
            <text:p>0.00454411230835395</text:p>
          </table:table-cell>
          <table:table-cell office:value-type="float" office:value="1.49075064187577" calcext:value-type="float">
            <text:p>1.49075064187577</text:p>
          </table:table-cell>
          <table:table-cell table:number-columns-repeated="2" office:value-type="float" office:value="46611.3321029397" calcext:value-type="float">
            <text:p>46611.3321029397</text:p>
          </table:table-cell>
          <table:table-cell office:value-type="float" office:value="0.00798151622683162" calcext:value-type="float">
            <text:p>0.007981516226831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3921" calcext:value-type="float">
            <text:p>288.150000003921</text:p>
          </table:table-cell>
          <table:table-cell office:value-type="float" office:value="0.0000000193422238226" calcext:value-type="float">
            <text:p>1.93422238226049E-08</text:p>
          </table:table-cell>
          <table:table-cell office:value-type="float" office:value="364.873583509393" calcext:value-type="float">
            <text:p>364.873583509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5034" calcext:value-type="float">
            <text:p>0.00177251333565034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62762989" calcext:value-type="float">
            <text:p>6.27629892502313E-13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40363" calcext:value-type="float">
            <text:p>15.0000000040363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5034" calcext:value-type="float">
            <text:p>1.77251333565034</text:p>
          </table:table-cell>
          <table:table-cell office:value-type="float" office:value="1.4661133210294" calcext:value-type="float">
            <text:p>1.4661133210294</text:p>
          </table:table-cell>
          <table:table-cell office:value-type="float" office:value="205850.966630679" calcext:value-type="float">
            <text:p>205850.96663067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517" calcext:value-type="float">
            <text:p>1.77251333567517</text:p>
          </table:table-cell>
          <table:table-cell table:number-columns-repeated="2" office:value-type="float" office:value="1.77251333565034" calcext:value-type="float">
            <text:p>1.772513335650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102039" calcext:value-type="float">
            <text:p>288564.77710203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792" calcext:value-type="float">
            <text:p>11515.9222546792</text:p>
          </table:table-cell>
          <table:table-cell office:value-type="float" office:value="-9212.73780372788" calcext:value-type="float">
            <text:p>-9212.73780372788</text:p>
          </table:table-cell>
          <table:table-cell office:value-type="float" office:value="-2303.18445093197" calcext:value-type="float">
            <text:p>-2303.18445093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7857" calcext:value-type="float">
            <text:p>-0.0399075811347857</text:p>
          </table:table-cell>
          <table:table-cell office:value-type="float" office:value="0.0319260649073265" calcext:value-type="float">
            <text:p>0.0319260649073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83162" calcext:value-type="float">
            <text:p>0.00798151622683162</text:p>
          </table:table-cell>
          <table:table-cell office:value-type="float" office:value="146611.33210294" calcext:value-type="float">
            <text:p>146611.33210294</text:p>
          </table:table-cell>
          <table:table-cell office:value-type="float" office:value="288564.777102039" calcext:value-type="float">
            <text:p>288564.777102039</text:p>
          </table:table-cell>
          <table:table-cell office:value-type="float" office:value="146611.33210294" calcext:value-type="float">
            <text:p>146611.33210294</text:p>
          </table:table-cell>
          <table:table-cell office:value-type="float" office:value="288564.777102039" calcext:value-type="float">
            <text:p>288564.777102039</text:p>
          </table:table-cell>
          <table:table-cell office:value-type="float" office:value="4.19313617125875" calcext:value-type="float">
            <text:p>4.19313617125875</text:p>
          </table:table-cell>
          <table:table-cell office:value-type="float" office:value="288564.777102039" calcext:value-type="float">
            <text:p>288564.777102039</text:p>
          </table:table-cell>
          <table:table-cell office:value-type="float" office:value="0.0399075811347857" calcext:value-type="float">
            <text:p>0.0399075811347857</text:p>
          </table:table-cell>
          <table:table-cell office:value-type="float" office:value="-0.0399075811347857" calcext:value-type="float">
            <text:p>-0.0399075811347857</text:p>
          </table:table-cell>
          <table:table-cell office:value-type="float" office:value="146611.33210294" calcext:value-type="float">
            <text:p>146611.33210294</text:p>
          </table:table-cell>
          <table:table-cell office:value-type="float" office:value="3.66084546271573" calcext:value-type="float">
            <text:p>3.66084546271573</text:p>
          </table:table-cell>
          <table:table-cell table:number-columns-repeated="2" office:value-type="float" office:value="0.0319260649073265" calcext:value-type="float">
            <text:p>0.0319260649073265</text:p>
          </table:table-cell>
          <table:table-cell office:value-type="float" office:value="146611.33210294" calcext:value-type="float">
            <text:p>146611.33210294</text:p>
          </table:table-cell>
          <table:table-cell office:value-type="float" office:value="288564.777102039" calcext:value-type="float">
            <text:p>288564.777102039</text:p>
          </table:table-cell>
          <table:table-cell office:value-type="float" office:value="-0.0319260649073265" calcext:value-type="float">
            <text:p>-0.0319260649073265</text:p>
          </table:table-cell>
          <table:table-cell office:value-type="float" office:value="0.915211365678933" calcext:value-type="float">
            <text:p>0.915211365678933</text:p>
          </table:table-cell>
          <table:table-cell office:value-type="float" office:value="0.00798151622683162" calcext:value-type="float">
            <text:p>0.00798151622683162</text:p>
          </table:table-cell>
          <table:table-cell office:value-type="float" office:value="146611.33210294" calcext:value-type="float">
            <text:p>146611.33210294</text:p>
          </table:table-cell>
          <table:table-cell office:value-type="float" office:value="288564.777102039" calcext:value-type="float">
            <text:p>288564.777102039</text:p>
          </table:table-cell>
          <table:table-cell office:value-type="float" office:value="-0.00798151622683162" calcext:value-type="float">
            <text:p>-0.007981516226831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4036" calcext:value-type="float">
            <text:p>288.150000004036</text:p>
          </table:table-cell>
          <table:table-cell office:value-type="float" office:value="146611.33210294" calcext:value-type="float">
            <text:p>146611.33210294</text:p>
          </table:table-cell>
          <table:table-cell office:value-type="float" office:value="288564.777102039" calcext:value-type="float">
            <text:p>288564.777102039</text:p>
          </table:table-cell>
          <table:table-cell office:value-type="float" office:value="288.150000004036" calcext:value-type="float">
            <text:p>288.150000004036</text:p>
          </table:table-cell>
          <table:table-cell office:value-type="float" office:value="146611.33210294" calcext:value-type="float">
            <text:p>146611.33210294</text:p>
          </table:table-cell>
          <table:table-cell table:number-columns-repeated="4" office:value-type="float" office:value="288564.777102039" calcext:value-type="float">
            <text:p>288564.777102039</text:p>
          </table:table-cell>
          <table:table-cell office:value-type="float" office:value="0.0399075811347857" calcext:value-type="float">
            <text:p>0.0399075811347857</text:p>
          </table:table-cell>
          <table:table-cell office:value-type="float" office:value="-0.0319260649073265" calcext:value-type="float">
            <text:p>-0.0319260649073265</text:p>
          </table:table-cell>
          <table:table-cell office:value-type="float" office:value="-0.00798151622683162" calcext:value-type="float">
            <text:p>-0.00798151622683162</text:p>
          </table:table-cell>
          <table:table-cell table:number-columns-repeated="10" office:value-type="float" office:value="146611.33210294" calcext:value-type="float">
            <text:p>146611.33210294</text:p>
          </table:table-cell>
        </table:table-row>
        <table:table-row table:style-name="ro1">
          <table:table-cell/>
          <table:table-cell office:value-type="float" office:value="3.7" calcext:value-type="float">
            <text:p>3.7</text:p>
          </table:table-cell>
          <table:table-cell office:value-type="float" office:value="288.150000003637" calcext:value-type="float">
            <text:p>288.150000003637</text:p>
          </table:table-cell>
          <table:table-cell office:value-type="float" office:value="146611.332102976" calcext:value-type="float">
            <text:p>146611.332102976</text:p>
          </table:table-cell>
          <table:table-cell office:value-type="float" office:value="-0.00000007787531168864" calcext:value-type="float">
            <text:p>-7.78753116886436E-08</text:p>
          </table:table-cell>
          <table:table-cell office:value-type="float" office:value="0.00000715834342049364" calcext:value-type="float">
            <text:p>7.15834342049364E-06</text:p>
          </table:table-cell>
          <table:table-cell office:value-type="float" office:value="0.00000001742364474921" calcext:value-type="float">
            <text:p>1.74236447492149E-08</text:p>
          </table:table-cell>
          <table:table-cell office:value-type="float" office:value="0.0000000000005655823" calcext:value-type="float">
            <text:p>5.65582303213574E-13</text:p>
          </table:table-cell>
          <table:table-cell office:value-type="float" office:value="0.00000000056558230321" calcext:value-type="float">
            <text:p>5.65582303213574E-10</text:p>
          </table:table-cell>
          <table:table-cell office:value-type="float" office:value="-0.0000558540334140038" calcext:value-type="float">
            <text:p>-5.58540334140038E-05</text:p>
          </table:table-cell>
          <table:table-cell office:value-type="float" office:value="-0.000078208237027824" calcext:value-type="float">
            <text:p>-7.8208237027824E-05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3651" calcext:value-type="float">
            <text:p>0.03192606490736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5587" calcext:value-type="float">
            <text:p>-4.19313617125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5285" calcext:value-type="float">
            <text:p>0.0165045405115285</text:p>
          </table:table-cell>
          <table:table-cell office:value-type="float" office:value="2.09524461592782" calcext:value-type="float">
            <text:p>2.09524461592782</text:p>
          </table:table-cell>
          <table:table-cell table:number-columns-repeated="2" office:value-type="float" office:value="53388.6678970236" calcext:value-type="float">
            <text:p>53388.6678970236</text:p>
          </table:table-cell>
          <table:table-cell office:value-type="float" office:value="0.039907581134772" calcext:value-type="float">
            <text:p>0.0399075811347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1862" calcext:value-type="float">
            <text:p>-3.66084546271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9572" calcext:value-type="float">
            <text:p>0.0180117487779572</text:p>
          </table:table-cell>
          <table:table-cell office:value-type="float" office:value="1.49075064187722" calcext:value-type="float">
            <text:p>1.49075064187722</text:p>
          </table:table-cell>
          <table:table-cell table:number-columns-repeated="2" office:value-type="float" office:value="46611.3321029764" calcext:value-type="float">
            <text:p>46611.33210297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3637" calcext:value-type="float">
            <text:p>288.150000003637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79654" calcext:value-type="float">
            <text:p>-0.915211365679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5178" calcext:value-type="float">
            <text:p>0.00454411230835178</text:p>
          </table:table-cell>
          <table:table-cell office:value-type="float" office:value="1.49075064187722" calcext:value-type="float">
            <text:p>1.49075064187722</text:p>
          </table:table-cell>
          <table:table-cell table:number-columns-repeated="2" office:value-type="float" office:value="46611.3321029764" calcext:value-type="float">
            <text:p>46611.3321029764</text:p>
          </table:table-cell>
          <table:table-cell office:value-type="float" office:value="0.00798151622684128" calcext:value-type="float">
            <text:p>0.00798151622684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3534" calcext:value-type="float">
            <text:p>288.150000003534</text:p>
          </table:table-cell>
          <table:table-cell office:value-type="float" office:value="0.00000001742364474921" calcext:value-type="float">
            <text:p>1.74236447492149E-08</text:p>
          </table:table-cell>
          <table:table-cell office:value-type="float" office:value="364.873583509482" calcext:value-type="float">
            <text:p>364.873583509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5324" calcext:value-type="float">
            <text:p>0.00177251333565324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5655823" calcext:value-type="float">
            <text:p>5.65582303213574E-13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36375" calcext:value-type="float">
            <text:p>15.0000000036375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5324" calcext:value-type="float">
            <text:p>1.77251333565324</text:p>
          </table:table-cell>
          <table:table-cell office:value-type="float" office:value="1.46611332102976" calcext:value-type="float">
            <text:p>1.46611332102976</text:p>
          </table:table-cell>
          <table:table-cell office:value-type="float" office:value="205850.966630393" calcext:value-type="float">
            <text:p>205850.96663039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562" calcext:value-type="float">
            <text:p>1.77251333567562</text:p>
          </table:table-cell>
          <table:table-cell table:number-columns-repeated="2" office:value-type="float" office:value="1.77251333565324" calcext:value-type="float">
            <text:p>1.772513335653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101638" calcext:value-type="float">
            <text:p>288564.77710163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752" calcext:value-type="float">
            <text:p>11515.9222546752</text:p>
          </table:table-cell>
          <table:table-cell office:value-type="float" office:value="-9212.73780372625" calcext:value-type="float">
            <text:p>-9212.73780372625</text:p>
          </table:table-cell>
          <table:table-cell office:value-type="float" office:value="-2303.18445093156" calcext:value-type="float">
            <text:p>-2303.184450931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772" calcext:value-type="float">
            <text:p>-0.039907581134772</text:p>
          </table:table-cell>
          <table:table-cell office:value-type="float" office:value="0.0319260649073651" calcext:value-type="float">
            <text:p>0.0319260649073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84128" calcext:value-type="float">
            <text:p>0.00798151622684128</text:p>
          </table:table-cell>
          <table:table-cell office:value-type="float" office:value="146611.332102976" calcext:value-type="float">
            <text:p>146611.332102976</text:p>
          </table:table-cell>
          <table:table-cell office:value-type="float" office:value="288564.777101638" calcext:value-type="float">
            <text:p>288564.777101638</text:p>
          </table:table-cell>
          <table:table-cell office:value-type="float" office:value="146611.332102976" calcext:value-type="float">
            <text:p>146611.332102976</text:p>
          </table:table-cell>
          <table:table-cell office:value-type="float" office:value="288564.777101638" calcext:value-type="float">
            <text:p>288564.777101638</text:p>
          </table:table-cell>
          <table:table-cell office:value-type="float" office:value="4.19313617125587" calcext:value-type="float">
            <text:p>4.19313617125587</text:p>
          </table:table-cell>
          <table:table-cell office:value-type="float" office:value="288564.777101638" calcext:value-type="float">
            <text:p>288564.777101638</text:p>
          </table:table-cell>
          <table:table-cell office:value-type="float" office:value="0.039907581134772" calcext:value-type="float">
            <text:p>0.039907581134772</text:p>
          </table:table-cell>
          <table:table-cell office:value-type="float" office:value="-0.039907581134772" calcext:value-type="float">
            <text:p>-0.039907581134772</text:p>
          </table:table-cell>
          <table:table-cell office:value-type="float" office:value="146611.332102976" calcext:value-type="float">
            <text:p>146611.332102976</text:p>
          </table:table-cell>
          <table:table-cell office:value-type="float" office:value="3.66084546271862" calcext:value-type="float">
            <text:p>3.66084546271862</text:p>
          </table:table-cell>
          <table:table-cell table:number-columns-repeated="2" office:value-type="float" office:value="0.0319260649073651" calcext:value-type="float">
            <text:p>0.0319260649073651</text:p>
          </table:table-cell>
          <table:table-cell office:value-type="float" office:value="146611.332102976" calcext:value-type="float">
            <text:p>146611.332102976</text:p>
          </table:table-cell>
          <table:table-cell office:value-type="float" office:value="288564.777101638" calcext:value-type="float">
            <text:p>288564.777101638</text:p>
          </table:table-cell>
          <table:table-cell office:value-type="float" office:value="-0.0319260649073651" calcext:value-type="float">
            <text:p>-0.0319260649073651</text:p>
          </table:table-cell>
          <table:table-cell office:value-type="float" office:value="0.915211365679654" calcext:value-type="float">
            <text:p>0.915211365679654</text:p>
          </table:table-cell>
          <table:table-cell office:value-type="float" office:value="0.00798151622684128" calcext:value-type="float">
            <text:p>0.00798151622684128</text:p>
          </table:table-cell>
          <table:table-cell office:value-type="float" office:value="146611.332102976" calcext:value-type="float">
            <text:p>146611.332102976</text:p>
          </table:table-cell>
          <table:table-cell office:value-type="float" office:value="288564.777101638" calcext:value-type="float">
            <text:p>288564.777101638</text:p>
          </table:table-cell>
          <table:table-cell office:value-type="float" office:value="-0.00798151622684128" calcext:value-type="float">
            <text:p>-0.00798151622684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3637" calcext:value-type="float">
            <text:p>288.150000003637</text:p>
          </table:table-cell>
          <table:table-cell office:value-type="float" office:value="146611.332102976" calcext:value-type="float">
            <text:p>146611.332102976</text:p>
          </table:table-cell>
          <table:table-cell office:value-type="float" office:value="288564.777101638" calcext:value-type="float">
            <text:p>288564.777101638</text:p>
          </table:table-cell>
          <table:table-cell office:value-type="float" office:value="288.150000003637" calcext:value-type="float">
            <text:p>288.150000003637</text:p>
          </table:table-cell>
          <table:table-cell office:value-type="float" office:value="146611.332102976" calcext:value-type="float">
            <text:p>146611.332102976</text:p>
          </table:table-cell>
          <table:table-cell table:number-columns-repeated="4" office:value-type="float" office:value="288564.777101638" calcext:value-type="float">
            <text:p>288564.777101638</text:p>
          </table:table-cell>
          <table:table-cell office:value-type="float" office:value="0.039907581134772" calcext:value-type="float">
            <text:p>0.039907581134772</text:p>
          </table:table-cell>
          <table:table-cell office:value-type="float" office:value="-0.0319260649073651" calcext:value-type="float">
            <text:p>-0.0319260649073651</text:p>
          </table:table-cell>
          <table:table-cell office:value-type="float" office:value="-0.00798151622684128" calcext:value-type="float">
            <text:p>-0.00798151622684128</text:p>
          </table:table-cell>
          <table:table-cell table:number-columns-repeated="10" office:value-type="float" office:value="146611.332102976" calcext:value-type="float">
            <text:p>146611.332102976</text:p>
          </table:table-cell>
        </table:table-row>
        <table:table-row table:style-name="ro1">
          <table:table-cell/>
          <table:table-cell office:value-type="float" office:value="3.8" calcext:value-type="float">
            <text:p>3.8</text:p>
          </table:table-cell>
          <table:table-cell office:value-type="float" office:value="288.150000003239" calcext:value-type="float">
            <text:p>288.150000003239</text:p>
          </table:table-cell>
          <table:table-cell office:value-type="float" office:value="146611.332103013" calcext:value-type="float">
            <text:p>146611.332103013</text:p>
          </table:table-cell>
          <table:table-cell office:value-type="float" office:value="-0.00000006933232355299" calcext:value-type="float">
            <text:p>-6.93323235529948E-08</text:p>
          </table:table-cell>
          <table:table-cell office:value-type="float" office:value="0.00000637456321763356" calcext:value-type="float">
            <text:p>6.37456321763356E-06</text:p>
          </table:table-cell>
          <table:table-cell office:value-type="float" office:value="0.00000001551597961225" calcext:value-type="float">
            <text:p>1.55159796122462E-08</text:p>
          </table:table-cell>
          <table:table-cell office:value-type="float" office:value="0.00000000000050355553" calcext:value-type="float">
            <text:p>5.03555530606548E-13</text:p>
          </table:table-cell>
          <table:table-cell office:value-type="float" office:value="0.00000000050355553061" calcext:value-type="float">
            <text:p>5.03555530606548E-10</text:p>
          </table:table-cell>
          <table:table-cell office:value-type="float" office:value="-0.0000497267982936898" calcext:value-type="float">
            <text:p>-4.97267982936898E-05</text:p>
          </table:table-cell>
          <table:table-cell office:value-type="float" office:value="-0.0000696287266984132" calcext:value-type="float">
            <text:p>-6.96287266984132E-05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4038" calcext:value-type="float">
            <text:p>0.03192606490740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5299" calcext:value-type="float">
            <text:p>-4.19313617125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5228" calcext:value-type="float">
            <text:p>0.0165045405115228</text:p>
          </table:table-cell>
          <table:table-cell office:value-type="float" office:value="2.09524461592927" calcext:value-type="float">
            <text:p>2.09524461592927</text:p>
          </table:table-cell>
          <table:table-cell office:value-type="float" office:value="53388.667896987" calcext:value-type="float">
            <text:p>53388.667896987</text:p>
          </table:table-cell>
          <table:table-cell office:value-type="float" office:value="53388.667896987" calcext:value-type="float">
            <text:p>53388.667896987</text:p>
          </table:table-cell>
          <table:table-cell office:value-type="float" office:value="0.0399075811347583" calcext:value-type="float">
            <text:p>0.03990758113475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215" calcext:value-type="float">
            <text:p>-3.6608454627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9496" calcext:value-type="float">
            <text:p>0.0180117487779496</text:p>
          </table:table-cell>
          <table:table-cell office:value-type="float" office:value="1.49075064187867" calcext:value-type="float">
            <text:p>1.49075064187867</text:p>
          </table:table-cell>
          <table:table-cell table:number-columns-repeated="2" office:value-type="float" office:value="46611.332103013" calcext:value-type="float">
            <text:p>46611.3321030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3239" calcext:value-type="float">
            <text:p>288.150000003239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0374" calcext:value-type="float">
            <text:p>-0.915211365680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4962" calcext:value-type="float">
            <text:p>0.00454411230834962</text:p>
          </table:table-cell>
          <table:table-cell office:value-type="float" office:value="1.49075064187867" calcext:value-type="float">
            <text:p>1.49075064187867</text:p>
          </table:table-cell>
          <table:table-cell table:number-columns-repeated="2" office:value-type="float" office:value="46611.332103013" calcext:value-type="float">
            <text:p>46611.332103013</text:p>
          </table:table-cell>
          <table:table-cell office:value-type="float" office:value="0.00798151622685095" calcext:value-type="float">
            <text:p>0.007981516226850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3146" calcext:value-type="float">
            <text:p>288.150000003146</text:p>
          </table:table-cell>
          <table:table-cell office:value-type="float" office:value="0.00000001551597961225" calcext:value-type="float">
            <text:p>1.55159796122462E-08</text:p>
          </table:table-cell>
          <table:table-cell office:value-type="float" office:value="364.873583509571" calcext:value-type="float">
            <text:p>364.873583509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5614" calcext:value-type="float">
            <text:p>0.00177251333565614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50355553" calcext:value-type="float">
            <text:p>5.03555530606548E-13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32386" calcext:value-type="float">
            <text:p>15.0000000032386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5614" calcext:value-type="float">
            <text:p>1.77251333565614</text:p>
          </table:table-cell>
          <table:table-cell office:value-type="float" office:value="1.46611332103013" calcext:value-type="float">
            <text:p>1.46611332103013</text:p>
          </table:table-cell>
          <table:table-cell office:value-type="float" office:value="205850.966630107" calcext:value-type="float">
            <text:p>205850.96663010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606" calcext:value-type="float">
            <text:p>1.77251333567606</text:p>
          </table:table-cell>
          <table:table-cell table:number-columns-repeated="2" office:value-type="float" office:value="1.77251333565614" calcext:value-type="float">
            <text:p>1.772513335656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101237" calcext:value-type="float">
            <text:p>288564.7771012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713" calcext:value-type="float">
            <text:p>11515.9222546713</text:p>
          </table:table-cell>
          <table:table-cell office:value-type="float" office:value="-9212.73780372461" calcext:value-type="float">
            <text:p>-9212.73780372461</text:p>
          </table:table-cell>
          <table:table-cell office:value-type="float" office:value="-2303.18445093115" calcext:value-type="float">
            <text:p>-2303.184450931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7583" calcext:value-type="float">
            <text:p>-0.0399075811347583</text:p>
          </table:table-cell>
          <table:table-cell office:value-type="float" office:value="0.0319260649074038" calcext:value-type="float">
            <text:p>0.0319260649074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85095" calcext:value-type="float">
            <text:p>0.00798151622685095</text:p>
          </table:table-cell>
          <table:table-cell office:value-type="float" office:value="146611.332103013" calcext:value-type="float">
            <text:p>146611.332103013</text:p>
          </table:table-cell>
          <table:table-cell office:value-type="float" office:value="288564.777101237" calcext:value-type="float">
            <text:p>288564.777101237</text:p>
          </table:table-cell>
          <table:table-cell office:value-type="float" office:value="146611.332103013" calcext:value-type="float">
            <text:p>146611.332103013</text:p>
          </table:table-cell>
          <table:table-cell office:value-type="float" office:value="288564.777101237" calcext:value-type="float">
            <text:p>288564.777101237</text:p>
          </table:table-cell>
          <table:table-cell office:value-type="float" office:value="4.19313617125299" calcext:value-type="float">
            <text:p>4.19313617125299</text:p>
          </table:table-cell>
          <table:table-cell office:value-type="float" office:value="288564.777101237" calcext:value-type="float">
            <text:p>288564.777101237</text:p>
          </table:table-cell>
          <table:table-cell office:value-type="float" office:value="0.0399075811347583" calcext:value-type="float">
            <text:p>0.0399075811347583</text:p>
          </table:table-cell>
          <table:table-cell office:value-type="float" office:value="-0.0399075811347583" calcext:value-type="float">
            <text:p>-0.0399075811347583</text:p>
          </table:table-cell>
          <table:table-cell office:value-type="float" office:value="146611.332103013" calcext:value-type="float">
            <text:p>146611.332103013</text:p>
          </table:table-cell>
          <table:table-cell office:value-type="float" office:value="3.6608454627215" calcext:value-type="float">
            <text:p>3.6608454627215</text:p>
          </table:table-cell>
          <table:table-cell table:number-columns-repeated="2" office:value-type="float" office:value="0.0319260649074038" calcext:value-type="float">
            <text:p>0.0319260649074038</text:p>
          </table:table-cell>
          <table:table-cell office:value-type="float" office:value="146611.332103013" calcext:value-type="float">
            <text:p>146611.332103013</text:p>
          </table:table-cell>
          <table:table-cell office:value-type="float" office:value="288564.777101237" calcext:value-type="float">
            <text:p>288564.777101237</text:p>
          </table:table-cell>
          <table:table-cell office:value-type="float" office:value="-0.0319260649074038" calcext:value-type="float">
            <text:p>-0.0319260649074038</text:p>
          </table:table-cell>
          <table:table-cell office:value-type="float" office:value="0.915211365680374" calcext:value-type="float">
            <text:p>0.915211365680374</text:p>
          </table:table-cell>
          <table:table-cell office:value-type="float" office:value="0.00798151622685095" calcext:value-type="float">
            <text:p>0.00798151622685095</text:p>
          </table:table-cell>
          <table:table-cell office:value-type="float" office:value="146611.332103013" calcext:value-type="float">
            <text:p>146611.332103013</text:p>
          </table:table-cell>
          <table:table-cell office:value-type="float" office:value="288564.777101237" calcext:value-type="float">
            <text:p>288564.777101237</text:p>
          </table:table-cell>
          <table:table-cell office:value-type="float" office:value="-0.00798151622685095" calcext:value-type="float">
            <text:p>-0.007981516226850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3239" calcext:value-type="float">
            <text:p>288.150000003239</text:p>
          </table:table-cell>
          <table:table-cell office:value-type="float" office:value="146611.332103013" calcext:value-type="float">
            <text:p>146611.332103013</text:p>
          </table:table-cell>
          <table:table-cell office:value-type="float" office:value="288564.777101237" calcext:value-type="float">
            <text:p>288564.777101237</text:p>
          </table:table-cell>
          <table:table-cell office:value-type="float" office:value="288.150000003239" calcext:value-type="float">
            <text:p>288.150000003239</text:p>
          </table:table-cell>
          <table:table-cell office:value-type="float" office:value="146611.332103013" calcext:value-type="float">
            <text:p>146611.332103013</text:p>
          </table:table-cell>
          <table:table-cell table:number-columns-repeated="4" office:value-type="float" office:value="288564.777101237" calcext:value-type="float">
            <text:p>288564.777101237</text:p>
          </table:table-cell>
          <table:table-cell office:value-type="float" office:value="0.0399075811347583" calcext:value-type="float">
            <text:p>0.0399075811347583</text:p>
          </table:table-cell>
          <table:table-cell office:value-type="float" office:value="-0.0319260649074038" calcext:value-type="float">
            <text:p>-0.0319260649074038</text:p>
          </table:table-cell>
          <table:table-cell office:value-type="float" office:value="-0.00798151622685095" calcext:value-type="float">
            <text:p>-0.00798151622685095</text:p>
          </table:table-cell>
          <table:table-cell table:number-columns-repeated="10" office:value-type="float" office:value="146611.332103013" calcext:value-type="float">
            <text:p>146611.332103013</text:p>
          </table:table-cell>
        </table:table-row>
        <table:table-row table:style-name="ro1">
          <table:table-cell/>
          <table:table-cell office:value-type="float" office:value="3.9" calcext:value-type="float">
            <text:p>3.9</text:p>
          </table:table-cell>
          <table:table-cell office:value-type="float" office:value="288.15000000284" calcext:value-type="float">
            <text:p>288.15000000284</text:p>
          </table:table-cell>
          <table:table-cell office:value-type="float" office:value="146611.33210305" calcext:value-type="float">
            <text:p>146611.33210305</text:p>
          </table:table-cell>
          <table:table-cell office:value-type="float" office:value="-0.00000006079490280192" calcext:value-type="float">
            <text:p>-6.07949028019204E-08</text:p>
          </table:table-cell>
          <table:table-cell office:value-type="float" office:value="0.00000559024608712493" calcext:value-type="float">
            <text:p>5.59024608712493E-06</text:p>
          </table:table-cell>
          <table:table-cell office:value-type="float" office:value="0.00000001360695023322" calcext:value-type="float">
            <text:p>1.36069502332248E-08</text:p>
          </table:table-cell>
          <table:table-cell office:value-type="float" office:value="0.00000000000044155651" calcext:value-type="float">
            <text:p>4.41556513575137E-13</text:p>
          </table:table-cell>
          <table:table-cell office:value-type="float" office:value="0.00000000044155651358" calcext:value-type="float">
            <text:p>4.41556513575137E-10</text:p>
          </table:table-cell>
          <table:table-cell office:value-type="float" office:value="-0.0000436035562345569" calcext:value-type="float">
            <text:p>-4.36035562345569E-05</text:p>
          </table:table-cell>
          <table:table-cell office:value-type="float" office:value="-0.0000610548075547454" calcext:value-type="float">
            <text:p>-6.10548075547454E-05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4424" calcext:value-type="float">
            <text:p>0.03192606490744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5011" calcext:value-type="float">
            <text:p>-4.19313617125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5171" calcext:value-type="float">
            <text:p>0.0165045405115171</text:p>
          </table:table-cell>
          <table:table-cell office:value-type="float" office:value="2.09524461593072" calcext:value-type="float">
            <text:p>2.09524461593072</text:p>
          </table:table-cell>
          <table:table-cell table:number-columns-repeated="2" office:value-type="float" office:value="53388.6678969503" calcext:value-type="float">
            <text:p>53388.6678969503</text:p>
          </table:table-cell>
          <table:table-cell office:value-type="float" office:value="0.0399075811347446" calcext:value-type="float">
            <text:p>0.03990758113474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2438" calcext:value-type="float">
            <text:p>-3.66084546272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942" calcext:value-type="float">
            <text:p>0.018011748777942</text:p>
          </table:table-cell>
          <table:table-cell office:value-type="float" office:value="1.49075064188012" calcext:value-type="float">
            <text:p>1.49075064188012</text:p>
          </table:table-cell>
          <table:table-cell table:number-columns-repeated="2" office:value-type="float" office:value="46611.3321030497" calcext:value-type="float">
            <text:p>46611.33210304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284" calcext:value-type="float">
            <text:p>288.15000000284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1094" calcext:value-type="float">
            <text:p>-0.915211365681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4746" calcext:value-type="float">
            <text:p>0.00454411230834746</text:p>
          </table:table-cell>
          <table:table-cell office:value-type="float" office:value="1.49075064188012" calcext:value-type="float">
            <text:p>1.49075064188012</text:p>
          </table:table-cell>
          <table:table-cell table:number-columns-repeated="2" office:value-type="float" office:value="46611.3321030497" calcext:value-type="float">
            <text:p>46611.3321030497</text:p>
          </table:table-cell>
          <table:table-cell office:value-type="float" office:value="0.00798151622686061" calcext:value-type="float">
            <text:p>0.007981516226860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2759" calcext:value-type="float">
            <text:p>288.150000002759</text:p>
          </table:table-cell>
          <table:table-cell office:value-type="float" office:value="0.00000001360695023322" calcext:value-type="float">
            <text:p>1.36069502332248E-08</text:p>
          </table:table-cell>
          <table:table-cell office:value-type="float" office:value="364.873583509661" calcext:value-type="float">
            <text:p>364.873583509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5904" calcext:value-type="float">
            <text:p>0.00177251333565904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44155651" calcext:value-type="float">
            <text:p>4.41556513575137E-13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28397" calcext:value-type="float">
            <text:p>15.0000000028397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5904" calcext:value-type="float">
            <text:p>1.77251333565904</text:p>
          </table:table-cell>
          <table:table-cell office:value-type="float" office:value="1.4661133210305" calcext:value-type="float">
            <text:p>1.4661133210305</text:p>
          </table:table-cell>
          <table:table-cell office:value-type="float" office:value="205850.966629821" calcext:value-type="float">
            <text:p>205850.96662982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65" calcext:value-type="float">
            <text:p>1.7725133356765</text:p>
          </table:table-cell>
          <table:table-cell table:number-columns-repeated="2" office:value-type="float" office:value="1.77251333565904" calcext:value-type="float">
            <text:p>1.772513335659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100837" calcext:value-type="float">
            <text:p>288564.7771008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673" calcext:value-type="float">
            <text:p>11515.9222546673</text:p>
          </table:table-cell>
          <table:table-cell office:value-type="float" office:value="-9212.73780372298" calcext:value-type="float">
            <text:p>-9212.73780372298</text:p>
          </table:table-cell>
          <table:table-cell office:value-type="float" office:value="-2303.18445093074" calcext:value-type="float">
            <text:p>-2303.184450930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7446" calcext:value-type="float">
            <text:p>-0.0399075811347446</text:p>
          </table:table-cell>
          <table:table-cell office:value-type="float" office:value="0.0319260649074424" calcext:value-type="float">
            <text:p>0.0319260649074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86061" calcext:value-type="float">
            <text:p>0.00798151622686061</text:p>
          </table:table-cell>
          <table:table-cell office:value-type="float" office:value="146611.33210305" calcext:value-type="float">
            <text:p>146611.33210305</text:p>
          </table:table-cell>
          <table:table-cell office:value-type="float" office:value="288564.777100837" calcext:value-type="float">
            <text:p>288564.777100837</text:p>
          </table:table-cell>
          <table:table-cell office:value-type="float" office:value="146611.33210305" calcext:value-type="float">
            <text:p>146611.33210305</text:p>
          </table:table-cell>
          <table:table-cell office:value-type="float" office:value="288564.777100837" calcext:value-type="float">
            <text:p>288564.777100837</text:p>
          </table:table-cell>
          <table:table-cell office:value-type="float" office:value="4.19313617125011" calcext:value-type="float">
            <text:p>4.19313617125011</text:p>
          </table:table-cell>
          <table:table-cell office:value-type="float" office:value="288564.777100837" calcext:value-type="float">
            <text:p>288564.777100837</text:p>
          </table:table-cell>
          <table:table-cell office:value-type="float" office:value="0.0399075811347446" calcext:value-type="float">
            <text:p>0.0399075811347446</text:p>
          </table:table-cell>
          <table:table-cell office:value-type="float" office:value="-0.0399075811347446" calcext:value-type="float">
            <text:p>-0.0399075811347446</text:p>
          </table:table-cell>
          <table:table-cell office:value-type="float" office:value="146611.33210305" calcext:value-type="float">
            <text:p>146611.33210305</text:p>
          </table:table-cell>
          <table:table-cell office:value-type="float" office:value="3.66084546272438" calcext:value-type="float">
            <text:p>3.66084546272438</text:p>
          </table:table-cell>
          <table:table-cell table:number-columns-repeated="2" office:value-type="float" office:value="0.0319260649074424" calcext:value-type="float">
            <text:p>0.0319260649074424</text:p>
          </table:table-cell>
          <table:table-cell office:value-type="float" office:value="146611.33210305" calcext:value-type="float">
            <text:p>146611.33210305</text:p>
          </table:table-cell>
          <table:table-cell office:value-type="float" office:value="288564.777100837" calcext:value-type="float">
            <text:p>288564.777100837</text:p>
          </table:table-cell>
          <table:table-cell office:value-type="float" office:value="-0.0319260649074424" calcext:value-type="float">
            <text:p>-0.0319260649074424</text:p>
          </table:table-cell>
          <table:table-cell office:value-type="float" office:value="0.915211365681094" calcext:value-type="float">
            <text:p>0.915211365681094</text:p>
          </table:table-cell>
          <table:table-cell office:value-type="float" office:value="0.00798151622686061" calcext:value-type="float">
            <text:p>0.00798151622686061</text:p>
          </table:table-cell>
          <table:table-cell office:value-type="float" office:value="146611.33210305" calcext:value-type="float">
            <text:p>146611.33210305</text:p>
          </table:table-cell>
          <table:table-cell office:value-type="float" office:value="288564.777100837" calcext:value-type="float">
            <text:p>288564.777100837</text:p>
          </table:table-cell>
          <table:table-cell office:value-type="float" office:value="-0.00798151622686061" calcext:value-type="float">
            <text:p>-0.007981516226860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284" calcext:value-type="float">
            <text:p>288.15000000284</text:p>
          </table:table-cell>
          <table:table-cell office:value-type="float" office:value="146611.33210305" calcext:value-type="float">
            <text:p>146611.33210305</text:p>
          </table:table-cell>
          <table:table-cell office:value-type="float" office:value="288564.777100837" calcext:value-type="float">
            <text:p>288564.777100837</text:p>
          </table:table-cell>
          <table:table-cell office:value-type="float" office:value="288.15000000284" calcext:value-type="float">
            <text:p>288.15000000284</text:p>
          </table:table-cell>
          <table:table-cell office:value-type="float" office:value="146611.33210305" calcext:value-type="float">
            <text:p>146611.33210305</text:p>
          </table:table-cell>
          <table:table-cell table:number-columns-repeated="4" office:value-type="float" office:value="288564.777100837" calcext:value-type="float">
            <text:p>288564.777100837</text:p>
          </table:table-cell>
          <table:table-cell office:value-type="float" office:value="0.0399075811347446" calcext:value-type="float">
            <text:p>0.0399075811347446</text:p>
          </table:table-cell>
          <table:table-cell office:value-type="float" office:value="-0.0319260649074424" calcext:value-type="float">
            <text:p>-0.0319260649074424</text:p>
          </table:table-cell>
          <table:table-cell office:value-type="float" office:value="-0.00798151622686061" calcext:value-type="float">
            <text:p>-0.00798151622686061</text:p>
          </table:table-cell>
          <table:table-cell table:number-columns-repeated="10" office:value-type="float" office:value="146611.33210305" calcext:value-type="float">
            <text:p>146611.3321030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88.150000002441" calcext:value-type="float">
            <text:p>288.150000002441</text:p>
          </table:table-cell>
          <table:table-cell office:value-type="float" office:value="146611.332103086" calcext:value-type="float">
            <text:p>146611.332103086</text:p>
          </table:table-cell>
          <table:table-cell office:value-type="float" office:value="-0.00000005225370319514" calcext:value-type="float">
            <text:p>-5.22537031951427E-08</text:p>
          </table:table-cell>
          <table:table-cell office:value-type="float" office:value="0.00000480555587703272" calcext:value-type="float">
            <text:p>4.80555587703272E-06</text:p>
          </table:table-cell>
          <table:table-cell office:value-type="float" office:value="0.0000000116970113595" calcext:value-type="float">
            <text:p>1.16970113595016E-08</text:p>
          </table:table-cell>
          <table:table-cell office:value-type="float" office:value="0.00000000000037952974" calcext:value-type="float">
            <text:p>3.7952974096811E-13</text:p>
          </table:table-cell>
          <table:table-cell office:value-type="float" office:value="0.00000000037952974097" calcext:value-type="float">
            <text:p>3.7952974096811E-10</text:p>
          </table:table-cell>
          <table:table-cell office:value-type="float" office:value="-0.0000374776038898647" calcext:value-type="float">
            <text:p>-3.74776038898647E-05</text:p>
          </table:table-cell>
          <table:table-cell office:value-type="float" office:value="-0.0000524770934003598" calcext:value-type="float">
            <text:p>-5.24770934003598E-05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4811" calcext:value-type="float">
            <text:p>0.03192606490748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4723" calcext:value-type="float">
            <text:p>-4.19313617124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5115" calcext:value-type="float">
            <text:p>0.0165045405115115</text:p>
          </table:table-cell>
          <table:table-cell office:value-type="float" office:value="2.09524461593217" calcext:value-type="float">
            <text:p>2.09524461593217</text:p>
          </table:table-cell>
          <table:table-cell table:number-columns-repeated="2" office:value-type="float" office:value="53388.6678969136" calcext:value-type="float">
            <text:p>53388.6678969136</text:p>
          </table:table-cell>
          <table:table-cell office:value-type="float" office:value="0.0399075811347309" calcext:value-type="float">
            <text:p>0.03990758113473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2726" calcext:value-type="float">
            <text:p>-3.66084546272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9343" calcext:value-type="float">
            <text:p>0.0180117487779343</text:p>
          </table:table-cell>
          <table:table-cell office:value-type="float" office:value="1.49075064188157" calcext:value-type="float">
            <text:p>1.49075064188157</text:p>
          </table:table-cell>
          <table:table-cell table:number-columns-repeated="2" office:value-type="float" office:value="46611.3321030864" calcext:value-type="float">
            <text:p>46611.33210308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2441" calcext:value-type="float">
            <text:p>288.150000002441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1814" calcext:value-type="float">
            <text:p>-0.915211365681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4529" calcext:value-type="float">
            <text:p>0.00454411230834529</text:p>
          </table:table-cell>
          <table:table-cell office:value-type="float" office:value="1.49075064188157" calcext:value-type="float">
            <text:p>1.49075064188157</text:p>
          </table:table-cell>
          <table:table-cell table:number-columns-repeated="2" office:value-type="float" office:value="46611.3321030864" calcext:value-type="float">
            <text:p>46611.3321030864</text:p>
          </table:table-cell>
          <table:table-cell office:value-type="float" office:value="0.00798151622687027" calcext:value-type="float">
            <text:p>0.007981516226870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2371" calcext:value-type="float">
            <text:p>288.150000002371</text:p>
          </table:table-cell>
          <table:table-cell office:value-type="float" office:value="0.0000000116970113595" calcext:value-type="float">
            <text:p>1.16970113595016E-08</text:p>
          </table:table-cell>
          <table:table-cell office:value-type="float" office:value="364.87358350975" calcext:value-type="float">
            <text:p>364.87358350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6193" calcext:value-type="float">
            <text:p>0.00177251333566193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37952974" calcext:value-type="float">
            <text:p>3.7952974096811E-13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24409" calcext:value-type="float">
            <text:p>15.0000000024409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6193" calcext:value-type="float">
            <text:p>1.77251333566193</text:p>
          </table:table-cell>
          <table:table-cell office:value-type="float" office:value="1.46611332103086" calcext:value-type="float">
            <text:p>1.46611332103086</text:p>
          </table:table-cell>
          <table:table-cell office:value-type="float" office:value="205850.966629535" calcext:value-type="float">
            <text:p>205850.96662953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695" calcext:value-type="float">
            <text:p>1.77251333567695</text:p>
          </table:table-cell>
          <table:table-cell table:number-columns-repeated="2" office:value-type="float" office:value="1.77251333566193" calcext:value-type="float">
            <text:p>1.772513335661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100436" calcext:value-type="float">
            <text:p>288564.7771004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634" calcext:value-type="float">
            <text:p>11515.9222546634</text:p>
          </table:table-cell>
          <table:table-cell office:value-type="float" office:value="-9212.73780372134" calcext:value-type="float">
            <text:p>-9212.73780372134</text:p>
          </table:table-cell>
          <table:table-cell office:value-type="float" office:value="-2303.18445093034" calcext:value-type="float">
            <text:p>-2303.184450930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7309" calcext:value-type="float">
            <text:p>-0.0399075811347309</text:p>
          </table:table-cell>
          <table:table-cell office:value-type="float" office:value="0.0319260649074811" calcext:value-type="float">
            <text:p>0.0319260649074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87027" calcext:value-type="float">
            <text:p>0.00798151622687027</text:p>
          </table:table-cell>
          <table:table-cell office:value-type="float" office:value="146611.332103086" calcext:value-type="float">
            <text:p>146611.332103086</text:p>
          </table:table-cell>
          <table:table-cell office:value-type="float" office:value="288564.777100436" calcext:value-type="float">
            <text:p>288564.777100436</text:p>
          </table:table-cell>
          <table:table-cell office:value-type="float" office:value="146611.332103086" calcext:value-type="float">
            <text:p>146611.332103086</text:p>
          </table:table-cell>
          <table:table-cell office:value-type="float" office:value="288564.777100436" calcext:value-type="float">
            <text:p>288564.777100436</text:p>
          </table:table-cell>
          <table:table-cell office:value-type="float" office:value="4.19313617124723" calcext:value-type="float">
            <text:p>4.19313617124723</text:p>
          </table:table-cell>
          <table:table-cell office:value-type="float" office:value="288564.777100436" calcext:value-type="float">
            <text:p>288564.777100436</text:p>
          </table:table-cell>
          <table:table-cell office:value-type="float" office:value="0.0399075811347309" calcext:value-type="float">
            <text:p>0.0399075811347309</text:p>
          </table:table-cell>
          <table:table-cell office:value-type="float" office:value="-0.0399075811347309" calcext:value-type="float">
            <text:p>-0.0399075811347309</text:p>
          </table:table-cell>
          <table:table-cell office:value-type="float" office:value="146611.332103086" calcext:value-type="float">
            <text:p>146611.332103086</text:p>
          </table:table-cell>
          <table:table-cell office:value-type="float" office:value="3.66084546272726" calcext:value-type="float">
            <text:p>3.66084546272726</text:p>
          </table:table-cell>
          <table:table-cell table:number-columns-repeated="2" office:value-type="float" office:value="0.0319260649074811" calcext:value-type="float">
            <text:p>0.0319260649074811</text:p>
          </table:table-cell>
          <table:table-cell office:value-type="float" office:value="146611.332103086" calcext:value-type="float">
            <text:p>146611.332103086</text:p>
          </table:table-cell>
          <table:table-cell office:value-type="float" office:value="288564.777100436" calcext:value-type="float">
            <text:p>288564.777100436</text:p>
          </table:table-cell>
          <table:table-cell office:value-type="float" office:value="-0.0319260649074811" calcext:value-type="float">
            <text:p>-0.0319260649074811</text:p>
          </table:table-cell>
          <table:table-cell office:value-type="float" office:value="0.915211365681814" calcext:value-type="float">
            <text:p>0.915211365681814</text:p>
          </table:table-cell>
          <table:table-cell office:value-type="float" office:value="0.00798151622687027" calcext:value-type="float">
            <text:p>0.00798151622687027</text:p>
          </table:table-cell>
          <table:table-cell office:value-type="float" office:value="146611.332103086" calcext:value-type="float">
            <text:p>146611.332103086</text:p>
          </table:table-cell>
          <table:table-cell office:value-type="float" office:value="288564.777100436" calcext:value-type="float">
            <text:p>288564.777100436</text:p>
          </table:table-cell>
          <table:table-cell office:value-type="float" office:value="-0.00798151622687027" calcext:value-type="float">
            <text:p>-0.007981516226870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2441" calcext:value-type="float">
            <text:p>288.150000002441</text:p>
          </table:table-cell>
          <table:table-cell office:value-type="float" office:value="146611.332103086" calcext:value-type="float">
            <text:p>146611.332103086</text:p>
          </table:table-cell>
          <table:table-cell office:value-type="float" office:value="288564.777100436" calcext:value-type="float">
            <text:p>288564.777100436</text:p>
          </table:table-cell>
          <table:table-cell office:value-type="float" office:value="288.150000002441" calcext:value-type="float">
            <text:p>288.150000002441</text:p>
          </table:table-cell>
          <table:table-cell office:value-type="float" office:value="146611.332103086" calcext:value-type="float">
            <text:p>146611.332103086</text:p>
          </table:table-cell>
          <table:table-cell table:number-columns-repeated="4" office:value-type="float" office:value="288564.777100436" calcext:value-type="float">
            <text:p>288564.777100436</text:p>
          </table:table-cell>
          <table:table-cell office:value-type="float" office:value="0.0399075811347309" calcext:value-type="float">
            <text:p>0.0399075811347309</text:p>
          </table:table-cell>
          <table:table-cell office:value-type="float" office:value="-0.0319260649074811" calcext:value-type="float">
            <text:p>-0.0319260649074811</text:p>
          </table:table-cell>
          <table:table-cell office:value-type="float" office:value="-0.00798151622687027" calcext:value-type="float">
            <text:p>-0.00798151622687027</text:p>
          </table:table-cell>
          <table:table-cell table:number-columns-repeated="10" office:value-type="float" office:value="146611.332103086" calcext:value-type="float">
            <text:p>146611.332103086</text:p>
          </table:table-cell>
        </table:table-row>
        <table:table-row table:style-name="ro1">
          <table:table-cell/>
          <table:table-cell office:value-type="float" office:value="4.1" calcext:value-type="float">
            <text:p>4.1</text:p>
          </table:table-cell>
          <table:table-cell office:value-type="float" office:value="288.150000002042" calcext:value-type="float">
            <text:p>288.150000002042</text:p>
          </table:table-cell>
          <table:table-cell office:value-type="float" office:value="146611.332103123" calcext:value-type="float">
            <text:p>146611.332103123</text:p>
          </table:table-cell>
          <table:table-cell office:value-type="float" office:value="-0.00000004371802052338" calcext:value-type="float">
            <text:p>-4.371802052338E-08</text:p>
          </table:table-cell>
          <table:table-cell office:value-type="float" office:value="0.00000401978046577975" calcext:value-type="float">
            <text:p>4.01978046577975E-06</text:p>
          </table:table-cell>
          <table:table-cell office:value-type="float" office:value="0.00000000978434400167" calcext:value-type="float">
            <text:p>9.78434400167316E-09</text:p>
          </table:table-cell>
          <table:table-cell office:value-type="float" office:value="0.00000000000031752379" calcext:value-type="float">
            <text:p>3.17523785042795E-13</text:p>
          </table:table-cell>
          <table:table-cell office:value-type="float" office:value="0.00000000031752378504" calcext:value-type="float">
            <text:p>3.17523785042795E-10</text:p>
          </table:table-cell>
          <table:table-cell office:value-type="float" office:value="-0.0000313556084227247" calcext:value-type="float">
            <text:p>-3.13556084227247E-05</text:p>
          </table:table-cell>
          <table:table-cell office:value-type="float" office:value="-0.0000439049197664804" calcext:value-type="float">
            <text:p>-4.39049197664804E-05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5197" calcext:value-type="float">
            <text:p>0.03192606490751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4435" calcext:value-type="float">
            <text:p>-4.19313617124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5058" calcext:value-type="float">
            <text:p>0.0165045405115058</text:p>
          </table:table-cell>
          <table:table-cell office:value-type="float" office:value="2.09524461593362" calcext:value-type="float">
            <text:p>2.09524461593362</text:p>
          </table:table-cell>
          <table:table-cell table:number-columns-repeated="2" office:value-type="float" office:value="53388.667896877" calcext:value-type="float">
            <text:p>53388.667896877</text:p>
          </table:table-cell>
          <table:table-cell office:value-type="float" office:value="0.0399075811347172" calcext:value-type="float">
            <text:p>0.03990758113471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3014" calcext:value-type="float">
            <text:p>-3.66084546273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9267" calcext:value-type="float">
            <text:p>0.0180117487779267</text:p>
          </table:table-cell>
          <table:table-cell office:value-type="float" office:value="1.49075064188302" calcext:value-type="float">
            <text:p>1.49075064188302</text:p>
          </table:table-cell>
          <table:table-cell table:number-columns-repeated="2" office:value-type="float" office:value="46611.332103123" calcext:value-type="float">
            <text:p>46611.3321031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2042" calcext:value-type="float">
            <text:p>288.150000002042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2534" calcext:value-type="float">
            <text:p>-0.915211365682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4313" calcext:value-type="float">
            <text:p>0.00454411230834313</text:p>
          </table:table-cell>
          <table:table-cell office:value-type="float" office:value="1.49075064188302" calcext:value-type="float">
            <text:p>1.49075064188302</text:p>
          </table:table-cell>
          <table:table-cell table:number-columns-repeated="2" office:value-type="float" office:value="46611.332103123" calcext:value-type="float">
            <text:p>46611.332103123</text:p>
          </table:table-cell>
          <table:table-cell office:value-type="float" office:value="0.00798151622687993" calcext:value-type="float">
            <text:p>0.007981516226879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1984" calcext:value-type="float">
            <text:p>288.150000001984</text:p>
          </table:table-cell>
          <table:table-cell office:value-type="float" office:value="0.00000000978434400167" calcext:value-type="float">
            <text:p>9.78434400167316E-09</text:p>
          </table:table-cell>
          <table:table-cell office:value-type="float" office:value="364.873583509839" calcext:value-type="float">
            <text:p>364.873583509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6483" calcext:value-type="float">
            <text:p>0.00177251333566483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31752379" calcext:value-type="float">
            <text:p>3.17523785042795E-13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2042" calcext:value-type="float">
            <text:p>15.000000002042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6483" calcext:value-type="float">
            <text:p>1.77251333566483</text:p>
          </table:table-cell>
          <table:table-cell office:value-type="float" office:value="1.46611332103123" calcext:value-type="float">
            <text:p>1.46611332103123</text:p>
          </table:table-cell>
          <table:table-cell office:value-type="float" office:value="205850.966629249" calcext:value-type="float">
            <text:p>205850.96662924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739" calcext:value-type="float">
            <text:p>1.77251333567739</text:p>
          </table:table-cell>
          <table:table-cell table:number-columns-repeated="2" office:value-type="float" office:value="1.77251333566483" calcext:value-type="float">
            <text:p>1.772513335664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100036" calcext:value-type="float">
            <text:p>288564.7771000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594" calcext:value-type="float">
            <text:p>11515.9222546594</text:p>
          </table:table-cell>
          <table:table-cell office:value-type="float" office:value="-9212.73780371971" calcext:value-type="float">
            <text:p>-9212.73780371971</text:p>
          </table:table-cell>
          <table:table-cell office:value-type="float" office:value="-2303.18445092993" calcext:value-type="float">
            <text:p>-2303.184450929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7172" calcext:value-type="float">
            <text:p>-0.0399075811347172</text:p>
          </table:table-cell>
          <table:table-cell office:value-type="float" office:value="0.0319260649075197" calcext:value-type="float">
            <text:p>0.0319260649075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87993" calcext:value-type="float">
            <text:p>0.00798151622687993</text:p>
          </table:table-cell>
          <table:table-cell office:value-type="float" office:value="146611.332103123" calcext:value-type="float">
            <text:p>146611.332103123</text:p>
          </table:table-cell>
          <table:table-cell office:value-type="float" office:value="288564.777100036" calcext:value-type="float">
            <text:p>288564.777100036</text:p>
          </table:table-cell>
          <table:table-cell office:value-type="float" office:value="146611.332103123" calcext:value-type="float">
            <text:p>146611.332103123</text:p>
          </table:table-cell>
          <table:table-cell office:value-type="float" office:value="288564.777100036" calcext:value-type="float">
            <text:p>288564.777100036</text:p>
          </table:table-cell>
          <table:table-cell office:value-type="float" office:value="4.19313617124435" calcext:value-type="float">
            <text:p>4.19313617124435</text:p>
          </table:table-cell>
          <table:table-cell office:value-type="float" office:value="288564.777100036" calcext:value-type="float">
            <text:p>288564.777100036</text:p>
          </table:table-cell>
          <table:table-cell office:value-type="float" office:value="0.0399075811347172" calcext:value-type="float">
            <text:p>0.0399075811347172</text:p>
          </table:table-cell>
          <table:table-cell office:value-type="float" office:value="-0.0399075811347172" calcext:value-type="float">
            <text:p>-0.0399075811347172</text:p>
          </table:table-cell>
          <table:table-cell office:value-type="float" office:value="146611.332103123" calcext:value-type="float">
            <text:p>146611.332103123</text:p>
          </table:table-cell>
          <table:table-cell office:value-type="float" office:value="3.66084546273014" calcext:value-type="float">
            <text:p>3.66084546273014</text:p>
          </table:table-cell>
          <table:table-cell table:number-columns-repeated="2" office:value-type="float" office:value="0.0319260649075197" calcext:value-type="float">
            <text:p>0.0319260649075197</text:p>
          </table:table-cell>
          <table:table-cell office:value-type="float" office:value="146611.332103123" calcext:value-type="float">
            <text:p>146611.332103123</text:p>
          </table:table-cell>
          <table:table-cell office:value-type="float" office:value="288564.777100036" calcext:value-type="float">
            <text:p>288564.777100036</text:p>
          </table:table-cell>
          <table:table-cell office:value-type="float" office:value="-0.0319260649075197" calcext:value-type="float">
            <text:p>-0.0319260649075197</text:p>
          </table:table-cell>
          <table:table-cell office:value-type="float" office:value="0.915211365682534" calcext:value-type="float">
            <text:p>0.915211365682534</text:p>
          </table:table-cell>
          <table:table-cell office:value-type="float" office:value="0.00798151622687993" calcext:value-type="float">
            <text:p>0.00798151622687993</text:p>
          </table:table-cell>
          <table:table-cell office:value-type="float" office:value="146611.332103123" calcext:value-type="float">
            <text:p>146611.332103123</text:p>
          </table:table-cell>
          <table:table-cell office:value-type="float" office:value="288564.777100036" calcext:value-type="float">
            <text:p>288564.777100036</text:p>
          </table:table-cell>
          <table:table-cell office:value-type="float" office:value="-0.00798151622687993" calcext:value-type="float">
            <text:p>-0.007981516226879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2042" calcext:value-type="float">
            <text:p>288.150000002042</text:p>
          </table:table-cell>
          <table:table-cell office:value-type="float" office:value="146611.332103123" calcext:value-type="float">
            <text:p>146611.332103123</text:p>
          </table:table-cell>
          <table:table-cell office:value-type="float" office:value="288564.777100036" calcext:value-type="float">
            <text:p>288564.777100036</text:p>
          </table:table-cell>
          <table:table-cell office:value-type="float" office:value="288.150000002042" calcext:value-type="float">
            <text:p>288.150000002042</text:p>
          </table:table-cell>
          <table:table-cell office:value-type="float" office:value="146611.332103123" calcext:value-type="float">
            <text:p>146611.332103123</text:p>
          </table:table-cell>
          <table:table-cell table:number-columns-repeated="4" office:value-type="float" office:value="288564.777100036" calcext:value-type="float">
            <text:p>288564.777100036</text:p>
          </table:table-cell>
          <table:table-cell office:value-type="float" office:value="0.0399075811347172" calcext:value-type="float">
            <text:p>0.0399075811347172</text:p>
          </table:table-cell>
          <table:table-cell office:value-type="float" office:value="-0.0319260649075197" calcext:value-type="float">
            <text:p>-0.0319260649075197</text:p>
          </table:table-cell>
          <table:table-cell office:value-type="float" office:value="-0.00798151622687993" calcext:value-type="float">
            <text:p>-0.00798151622687993</text:p>
          </table:table-cell>
          <table:table-cell table:number-columns-repeated="10" office:value-type="float" office:value="146611.332103123" calcext:value-type="float">
            <text:p>146611.332103123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288.150000001643" calcext:value-type="float">
            <text:p>288.150000001643</text:p>
          </table:table-cell>
          <table:table-cell office:value-type="float" office:value="146611.33210316" calcext:value-type="float">
            <text:p>146611.33210316</text:p>
          </table:table-cell>
          <table:table-cell office:value-type="float" office:value="-0.00000003517727952158" calcext:value-type="float">
            <text:p>-3.51772795215843E-08</text:p>
          </table:table-cell>
          <table:table-cell office:value-type="float" office:value="0.00000323600480126587" calcext:value-type="float">
            <text:p>3.23600480126587E-06</text:p>
          </table:table-cell>
          <table:table-cell office:value-type="float" office:value="0.0000000078766788647" calcext:value-type="float">
            <text:p>7.87667886470445E-09</text:p>
          </table:table-cell>
          <table:table-cell office:value-type="float" office:value="0.00000000000025551089" calcext:value-type="float">
            <text:p>2.55510890223576E-13</text:p>
          </table:table-cell>
          <table:table-cell office:value-type="float" office:value="0.00000000025551089022" calcext:value-type="float">
            <text:p>2.55510890223576E-10</text:p>
          </table:table-cell>
          <table:table-cell office:value-type="float" office:value="-0.0000252299850004788" calcext:value-type="float">
            <text:p>-2.52299850004788E-05</text:p>
          </table:table-cell>
          <table:table-cell office:value-type="float" office:value="-0.0000353276661776629" calcext:value-type="float">
            <text:p>-3.53276661776629E-05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5584" calcext:value-type="float">
            <text:p>0.03192606490755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4147" calcext:value-type="float">
            <text:p>-4.19313617124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5001" calcext:value-type="float">
            <text:p>0.0165045405115001</text:p>
          </table:table-cell>
          <table:table-cell office:value-type="float" office:value="2.09524461593507" calcext:value-type="float">
            <text:p>2.09524461593507</text:p>
          </table:table-cell>
          <table:table-cell table:number-columns-repeated="2" office:value-type="float" office:value="53388.6678968403" calcext:value-type="float">
            <text:p>53388.6678968403</text:p>
          </table:table-cell>
          <table:table-cell office:value-type="float" office:value="0.0399075811347035" calcext:value-type="float">
            <text:p>0.03990758113470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3302" calcext:value-type="float">
            <text:p>-3.66084546273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9191" calcext:value-type="float">
            <text:p>0.0180117487779191</text:p>
          </table:table-cell>
          <table:table-cell office:value-type="float" office:value="1.49075064188447" calcext:value-type="float">
            <text:p>1.49075064188447</text:p>
          </table:table-cell>
          <table:table-cell table:number-columns-repeated="2" office:value-type="float" office:value="46611.3321031597" calcext:value-type="float">
            <text:p>46611.3321031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1643" calcext:value-type="float">
            <text:p>288.150000001643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3254" calcext:value-type="float">
            <text:p>-0.915211365683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4097" calcext:value-type="float">
            <text:p>0.00454411230834097</text:p>
          </table:table-cell>
          <table:table-cell office:value-type="float" office:value="1.49075064188447" calcext:value-type="float">
            <text:p>1.49075064188447</text:p>
          </table:table-cell>
          <table:table-cell table:number-columns-repeated="2" office:value-type="float" office:value="46611.3321031597" calcext:value-type="float">
            <text:p>46611.3321031597</text:p>
          </table:table-cell>
          <table:table-cell office:value-type="float" office:value="0.00798151622688959" calcext:value-type="float">
            <text:p>0.007981516226889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1596" calcext:value-type="float">
            <text:p>288.150000001596</text:p>
          </table:table-cell>
          <table:table-cell office:value-type="float" office:value="0.0000000078766788647" calcext:value-type="float">
            <text:p>7.87667886470445E-09</text:p>
          </table:table-cell>
          <table:table-cell office:value-type="float" office:value="364.873583509928" calcext:value-type="float">
            <text:p>364.873583509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6773" calcext:value-type="float">
            <text:p>0.00177251333566773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25551089" calcext:value-type="float">
            <text:p>2.55510890223576E-13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16432" calcext:value-type="float">
            <text:p>15.0000000016432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6773" calcext:value-type="float">
            <text:p>1.77251333566773</text:p>
          </table:table-cell>
          <table:table-cell office:value-type="float" office:value="1.4661133210316" calcext:value-type="float">
            <text:p>1.4661133210316</text:p>
          </table:table-cell>
          <table:table-cell office:value-type="float" office:value="205850.966628963" calcext:value-type="float">
            <text:p>205850.96662896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783" calcext:value-type="float">
            <text:p>1.77251333567783</text:p>
          </table:table-cell>
          <table:table-cell table:number-columns-repeated="2" office:value-type="float" office:value="1.77251333566773" calcext:value-type="float">
            <text:p>1.772513335667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9635" calcext:value-type="float">
            <text:p>288564.7770996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555" calcext:value-type="float">
            <text:p>11515.9222546555</text:p>
          </table:table-cell>
          <table:table-cell office:value-type="float" office:value="-9212.73780371807" calcext:value-type="float">
            <text:p>-9212.73780371807</text:p>
          </table:table-cell>
          <table:table-cell office:value-type="float" office:value="-2303.18445092952" calcext:value-type="float">
            <text:p>-2303.184450929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7035" calcext:value-type="float">
            <text:p>-0.0399075811347035</text:p>
          </table:table-cell>
          <table:table-cell office:value-type="float" office:value="0.0319260649075584" calcext:value-type="float">
            <text:p>0.0319260649075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88959" calcext:value-type="float">
            <text:p>0.00798151622688959</text:p>
          </table:table-cell>
          <table:table-cell office:value-type="float" office:value="146611.33210316" calcext:value-type="float">
            <text:p>146611.33210316</text:p>
          </table:table-cell>
          <table:table-cell office:value-type="float" office:value="288564.777099635" calcext:value-type="float">
            <text:p>288564.777099635</text:p>
          </table:table-cell>
          <table:table-cell office:value-type="float" office:value="146611.33210316" calcext:value-type="float">
            <text:p>146611.33210316</text:p>
          </table:table-cell>
          <table:table-cell office:value-type="float" office:value="288564.777099635" calcext:value-type="float">
            <text:p>288564.777099635</text:p>
          </table:table-cell>
          <table:table-cell office:value-type="float" office:value="4.19313617124147" calcext:value-type="float">
            <text:p>4.19313617124147</text:p>
          </table:table-cell>
          <table:table-cell office:value-type="float" office:value="288564.777099635" calcext:value-type="float">
            <text:p>288564.777099635</text:p>
          </table:table-cell>
          <table:table-cell office:value-type="float" office:value="0.0399075811347035" calcext:value-type="float">
            <text:p>0.0399075811347035</text:p>
          </table:table-cell>
          <table:table-cell office:value-type="float" office:value="-0.0399075811347035" calcext:value-type="float">
            <text:p>-0.0399075811347035</text:p>
          </table:table-cell>
          <table:table-cell office:value-type="float" office:value="146611.33210316" calcext:value-type="float">
            <text:p>146611.33210316</text:p>
          </table:table-cell>
          <table:table-cell office:value-type="float" office:value="3.66084546273302" calcext:value-type="float">
            <text:p>3.66084546273302</text:p>
          </table:table-cell>
          <table:table-cell table:number-columns-repeated="2" office:value-type="float" office:value="0.0319260649075584" calcext:value-type="float">
            <text:p>0.0319260649075584</text:p>
          </table:table-cell>
          <table:table-cell office:value-type="float" office:value="146611.33210316" calcext:value-type="float">
            <text:p>146611.33210316</text:p>
          </table:table-cell>
          <table:table-cell office:value-type="float" office:value="288564.777099635" calcext:value-type="float">
            <text:p>288564.777099635</text:p>
          </table:table-cell>
          <table:table-cell office:value-type="float" office:value="-0.0319260649075584" calcext:value-type="float">
            <text:p>-0.0319260649075584</text:p>
          </table:table-cell>
          <table:table-cell office:value-type="float" office:value="0.915211365683254" calcext:value-type="float">
            <text:p>0.915211365683254</text:p>
          </table:table-cell>
          <table:table-cell office:value-type="float" office:value="0.00798151622688959" calcext:value-type="float">
            <text:p>0.00798151622688959</text:p>
          </table:table-cell>
          <table:table-cell office:value-type="float" office:value="146611.33210316" calcext:value-type="float">
            <text:p>146611.33210316</text:p>
          </table:table-cell>
          <table:table-cell office:value-type="float" office:value="288564.777099635" calcext:value-type="float">
            <text:p>288564.777099635</text:p>
          </table:table-cell>
          <table:table-cell office:value-type="float" office:value="-0.00798151622688959" calcext:value-type="float">
            <text:p>-0.007981516226889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1643" calcext:value-type="float">
            <text:p>288.150000001643</text:p>
          </table:table-cell>
          <table:table-cell office:value-type="float" office:value="146611.33210316" calcext:value-type="float">
            <text:p>146611.33210316</text:p>
          </table:table-cell>
          <table:table-cell office:value-type="float" office:value="288564.777099635" calcext:value-type="float">
            <text:p>288564.777099635</text:p>
          </table:table-cell>
          <table:table-cell office:value-type="float" office:value="288.150000001643" calcext:value-type="float">
            <text:p>288.150000001643</text:p>
          </table:table-cell>
          <table:table-cell office:value-type="float" office:value="146611.33210316" calcext:value-type="float">
            <text:p>146611.33210316</text:p>
          </table:table-cell>
          <table:table-cell table:number-columns-repeated="4" office:value-type="float" office:value="288564.777099635" calcext:value-type="float">
            <text:p>288564.777099635</text:p>
          </table:table-cell>
          <table:table-cell office:value-type="float" office:value="0.0399075811347035" calcext:value-type="float">
            <text:p>0.0399075811347035</text:p>
          </table:table-cell>
          <table:table-cell office:value-type="float" office:value="-0.0319260649075584" calcext:value-type="float">
            <text:p>-0.0319260649075584</text:p>
          </table:table-cell>
          <table:table-cell office:value-type="float" office:value="-0.00798151622688959" calcext:value-type="float">
            <text:p>-0.00798151622688959</text:p>
          </table:table-cell>
          <table:table-cell table:number-columns-repeated="10" office:value-type="float" office:value="146611.33210316" calcext:value-type="float">
            <text:p>146611.33210316</text:p>
          </table:table-cell>
        </table:table-row>
        <table:table-row table:style-name="ro1">
          <table:table-cell/>
          <table:table-cell office:value-type="float" office:value="4.3" calcext:value-type="float">
            <text:p>4.3</text:p>
          </table:table-cell>
          <table:table-cell office:value-type="float" office:value="288.150000001244" calcext:value-type="float">
            <text:p>288.150000001244</text:p>
          </table:table-cell>
          <table:table-cell office:value-type="float" office:value="146611.332103196" calcext:value-type="float">
            <text:p>146611.332103196</text:p>
          </table:table-cell>
          <table:table-cell office:value-type="float" office:value="-0.00000002663919836762" calcext:value-type="float">
            <text:p>-2.66391983676226E-08</text:p>
          </table:table-cell>
          <table:table-cell office:value-type="float" office:value="0.00000244858003113125" calcext:value-type="float">
            <text:p>2.44858003113125E-06</text:p>
          </table:table-cell>
          <table:table-cell office:value-type="float" office:value="0.00000000595991878072" calcext:value-type="float">
            <text:p>5.959918780718E-09</text:p>
          </table:table-cell>
          <table:table-cell office:value-type="float" office:value="0.00000000000019347024" calcext:value-type="float">
            <text:p>1.93470239828741E-13</text:p>
          </table:table-cell>
          <table:table-cell office:value-type="float" office:value="0.00000000019347023983" calcext:value-type="float">
            <text:p>1.93470239828741E-10</text:p>
          </table:table-cell>
          <table:table-cell office:value-type="float" office:value="-0.0000191062692846241" calcext:value-type="float">
            <text:p>-1.91062692846241E-05</text:p>
          </table:table-cell>
          <table:table-cell office:value-type="float" office:value="-0.0000267530838078156" calcext:value-type="float">
            <text:p>-2.67530838078156E-05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597" calcext:value-type="float">
            <text:p>0.0319260649075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858" calcext:value-type="float">
            <text:p>-4.19313617123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945" calcext:value-type="float">
            <text:p>0.0165045405114945</text:p>
          </table:table-cell>
          <table:table-cell office:value-type="float" office:value="2.09524461593652" calcext:value-type="float">
            <text:p>2.09524461593652</text:p>
          </table:table-cell>
          <table:table-cell table:number-columns-repeated="2" office:value-type="float" office:value="53388.6678968036" calcext:value-type="float">
            <text:p>53388.6678968036</text:p>
          </table:table-cell>
          <table:table-cell office:value-type="float" office:value="0.0399075811346898" calcext:value-type="float">
            <text:p>0.03990758113468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359" calcext:value-type="float">
            <text:p>-3.6608454627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9114" calcext:value-type="float">
            <text:p>0.0180117487779114</text:p>
          </table:table-cell>
          <table:table-cell office:value-type="float" office:value="1.49075064188591" calcext:value-type="float">
            <text:p>1.49075064188591</text:p>
          </table:table-cell>
          <table:table-cell table:number-columns-repeated="2" office:value-type="float" office:value="46611.3321031964" calcext:value-type="float">
            <text:p>46611.33210319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1244" calcext:value-type="float">
            <text:p>288.150000001244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3975" calcext:value-type="float">
            <text:p>-0.915211365683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88" calcext:value-type="float">
            <text:p>0.0045441123083388</text:p>
          </table:table-cell>
          <table:table-cell office:value-type="float" office:value="1.49075064188591" calcext:value-type="float">
            <text:p>1.49075064188591</text:p>
          </table:table-cell>
          <table:table-cell table:number-columns-repeated="2" office:value-type="float" office:value="46611.3321031964" calcext:value-type="float">
            <text:p>46611.3321031964</text:p>
          </table:table-cell>
          <table:table-cell office:value-type="float" office:value="0.00798151622689926" calcext:value-type="float">
            <text:p>0.007981516226899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1209" calcext:value-type="float">
            <text:p>288.150000001209</text:p>
          </table:table-cell>
          <table:table-cell office:value-type="float" office:value="0.00000000595991878072" calcext:value-type="float">
            <text:p>5.959918780718E-09</text:p>
          </table:table-cell>
          <table:table-cell office:value-type="float" office:value="364.873583510018" calcext:value-type="float">
            <text:p>364.87358351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062" calcext:value-type="float">
            <text:p>0.00177251333567062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19347024" calcext:value-type="float">
            <text:p>1.93470239828741E-13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12443" calcext:value-type="float">
            <text:p>15.0000000012443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062" calcext:value-type="float">
            <text:p>1.77251333567062</text:p>
          </table:table-cell>
          <table:table-cell office:value-type="float" office:value="1.46611332103196" calcext:value-type="float">
            <text:p>1.46611332103196</text:p>
          </table:table-cell>
          <table:table-cell office:value-type="float" office:value="205850.966628677" calcext:value-type="float">
            <text:p>205850.96662867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828" calcext:value-type="float">
            <text:p>1.77251333567828</text:p>
          </table:table-cell>
          <table:table-cell table:number-columns-repeated="2" office:value-type="float" office:value="1.77251333567062" calcext:value-type="float">
            <text:p>1.772513335670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9235" calcext:value-type="float">
            <text:p>288564.7770992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515" calcext:value-type="float">
            <text:p>11515.9222546515</text:p>
          </table:table-cell>
          <table:table-cell office:value-type="float" office:value="-9212.73780371643" calcext:value-type="float">
            <text:p>-9212.73780371643</text:p>
          </table:table-cell>
          <table:table-cell office:value-type="float" office:value="-2303.18445092911" calcext:value-type="float">
            <text:p>-2303.184450929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898" calcext:value-type="float">
            <text:p>-0.0399075811346898</text:p>
          </table:table-cell>
          <table:table-cell office:value-type="float" office:value="0.031926064907597" calcext:value-type="float">
            <text:p>0.031926064907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89926" calcext:value-type="float">
            <text:p>0.00798151622689926</text:p>
          </table:table-cell>
          <table:table-cell office:value-type="float" office:value="146611.332103196" calcext:value-type="float">
            <text:p>146611.332103196</text:p>
          </table:table-cell>
          <table:table-cell office:value-type="float" office:value="288564.777099235" calcext:value-type="float">
            <text:p>288564.777099235</text:p>
          </table:table-cell>
          <table:table-cell office:value-type="float" office:value="146611.332103196" calcext:value-type="float">
            <text:p>146611.332103196</text:p>
          </table:table-cell>
          <table:table-cell office:value-type="float" office:value="288564.777099235" calcext:value-type="float">
            <text:p>288564.777099235</text:p>
          </table:table-cell>
          <table:table-cell office:value-type="float" office:value="4.19313617123858" calcext:value-type="float">
            <text:p>4.19313617123858</text:p>
          </table:table-cell>
          <table:table-cell office:value-type="float" office:value="288564.777099235" calcext:value-type="float">
            <text:p>288564.777099235</text:p>
          </table:table-cell>
          <table:table-cell office:value-type="float" office:value="0.0399075811346898" calcext:value-type="float">
            <text:p>0.0399075811346898</text:p>
          </table:table-cell>
          <table:table-cell office:value-type="float" office:value="-0.0399075811346898" calcext:value-type="float">
            <text:p>-0.0399075811346898</text:p>
          </table:table-cell>
          <table:table-cell office:value-type="float" office:value="146611.332103196" calcext:value-type="float">
            <text:p>146611.332103196</text:p>
          </table:table-cell>
          <table:table-cell office:value-type="float" office:value="3.6608454627359" calcext:value-type="float">
            <text:p>3.6608454627359</text:p>
          </table:table-cell>
          <table:table-cell table:number-columns-repeated="2" office:value-type="float" office:value="0.031926064907597" calcext:value-type="float">
            <text:p>0.031926064907597</text:p>
          </table:table-cell>
          <table:table-cell office:value-type="float" office:value="146611.332103196" calcext:value-type="float">
            <text:p>146611.332103196</text:p>
          </table:table-cell>
          <table:table-cell office:value-type="float" office:value="288564.777099235" calcext:value-type="float">
            <text:p>288564.777099235</text:p>
          </table:table-cell>
          <table:table-cell office:value-type="float" office:value="-0.031926064907597" calcext:value-type="float">
            <text:p>-0.031926064907597</text:p>
          </table:table-cell>
          <table:table-cell office:value-type="float" office:value="0.915211365683975" calcext:value-type="float">
            <text:p>0.915211365683975</text:p>
          </table:table-cell>
          <table:table-cell office:value-type="float" office:value="0.00798151622689926" calcext:value-type="float">
            <text:p>0.00798151622689926</text:p>
          </table:table-cell>
          <table:table-cell office:value-type="float" office:value="146611.332103196" calcext:value-type="float">
            <text:p>146611.332103196</text:p>
          </table:table-cell>
          <table:table-cell office:value-type="float" office:value="288564.777099235" calcext:value-type="float">
            <text:p>288564.777099235</text:p>
          </table:table-cell>
          <table:table-cell office:value-type="float" office:value="-0.00798151622689926" calcext:value-type="float">
            <text:p>-0.007981516226899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1244" calcext:value-type="float">
            <text:p>288.150000001244</text:p>
          </table:table-cell>
          <table:table-cell office:value-type="float" office:value="146611.332103196" calcext:value-type="float">
            <text:p>146611.332103196</text:p>
          </table:table-cell>
          <table:table-cell office:value-type="float" office:value="288564.777099235" calcext:value-type="float">
            <text:p>288564.777099235</text:p>
          </table:table-cell>
          <table:table-cell office:value-type="float" office:value="288.150000001244" calcext:value-type="float">
            <text:p>288.150000001244</text:p>
          </table:table-cell>
          <table:table-cell office:value-type="float" office:value="146611.332103196" calcext:value-type="float">
            <text:p>146611.332103196</text:p>
          </table:table-cell>
          <table:table-cell table:number-columns-repeated="4" office:value-type="float" office:value="288564.777099235" calcext:value-type="float">
            <text:p>288564.777099235</text:p>
          </table:table-cell>
          <table:table-cell office:value-type="float" office:value="0.0399075811346898" calcext:value-type="float">
            <text:p>0.0399075811346898</text:p>
          </table:table-cell>
          <table:table-cell office:value-type="float" office:value="-0.031926064907597" calcext:value-type="float">
            <text:p>-0.031926064907597</text:p>
          </table:table-cell>
          <table:table-cell office:value-type="float" office:value="-0.00798151622689926" calcext:value-type="float">
            <text:p>-0.00798151622689926</text:p>
          </table:table-cell>
          <table:table-cell table:number-columns-repeated="10" office:value-type="float" office:value="146611.332103196" calcext:value-type="float">
            <text:p>146611.332103196</text:p>
          </table:table-cell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office:value-type="float" office:value="288.150000000845" calcext:value-type="float">
            <text:p>288.150000000845</text:p>
          </table:table-cell>
          <table:table-cell office:value-type="float" office:value="146611.332103233" calcext:value-type="float">
            <text:p>146611.332103233</text:p>
          </table:table-cell>
          <table:table-cell office:value-type="float" office:value="-0.00000001810009454602" calcext:value-type="float">
            <text:p>-1.81000945460197E-08</text:p>
          </table:table-cell>
          <table:table-cell office:value-type="float" office:value="0.00000166224953884857" calcext:value-type="float">
            <text:p>1.66224953884857E-06</text:p>
          </table:table-cell>
          <table:table-cell office:value-type="float" office:value="0.00000000404588718084" calcext:value-type="float">
            <text:p>4.04588718083687E-09</text:p>
          </table:table-cell>
          <table:table-cell office:value-type="float" office:value="0.00000000000013143653" calcext:value-type="float">
            <text:p>1.31436528327811E-13</text:p>
          </table:table-cell>
          <table:table-cell office:value-type="float" office:value="0.00000000013143652833" calcext:value-type="float">
            <text:p>1.31436528327811E-10</text:p>
          </table:table-cell>
          <table:table-cell office:value-type="float" office:value="-0.0000129818200871134" calcext:value-type="float">
            <text:p>-1.29818200871134E-05</text:p>
          </table:table-cell>
          <table:table-cell office:value-type="float" office:value="-0.000018177474398313" calcext:value-type="float">
            <text:p>-1.8177474398313E-05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6357" calcext:value-type="float">
            <text:p>0.03192606490763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57" calcext:value-type="float">
            <text:p>-4.1931361712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888" calcext:value-type="float">
            <text:p>0.0165045405114888</text:p>
          </table:table-cell>
          <table:table-cell office:value-type="float" office:value="2.09524461593796" calcext:value-type="float">
            <text:p>2.09524461593796</text:p>
          </table:table-cell>
          <table:table-cell table:number-columns-repeated="2" office:value-type="float" office:value="53388.6678967669" calcext:value-type="float">
            <text:p>53388.6678967669</text:p>
          </table:table-cell>
          <table:table-cell office:value-type="float" office:value="0.0399075811346761" calcext:value-type="float">
            <text:p>0.03990758113467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3878" calcext:value-type="float">
            <text:p>-3.66084546273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9038" calcext:value-type="float">
            <text:p>0.0180117487779038</text:p>
          </table:table-cell>
          <table:table-cell office:value-type="float" office:value="1.49075064188736" calcext:value-type="float">
            <text:p>1.49075064188736</text:p>
          </table:table-cell>
          <table:table-cell table:number-columns-repeated="2" office:value-type="float" office:value="46611.3321032331" calcext:value-type="float">
            <text:p>46611.33210323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845" calcext:value-type="float">
            <text:p>288.150000000845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4695" calcext:value-type="float">
            <text:p>-0.915211365684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664" calcext:value-type="float">
            <text:p>0.00454411230833664</text:p>
          </table:table-cell>
          <table:table-cell office:value-type="float" office:value="1.49075064188736" calcext:value-type="float">
            <text:p>1.49075064188736</text:p>
          </table:table-cell>
          <table:table-cell table:number-columns-repeated="2" office:value-type="float" office:value="46611.3321032331" calcext:value-type="float">
            <text:p>46611.3321032331</text:p>
          </table:table-cell>
          <table:table-cell office:value-type="float" office:value="0.00798151622690892" calcext:value-type="float">
            <text:p>0.007981516226908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821" calcext:value-type="float">
            <text:p>288.150000000821</text:p>
          </table:table-cell>
          <table:table-cell office:value-type="float" office:value="0.00000000404588718084" calcext:value-type="float">
            <text:p>4.04588718083687E-09</text:p>
          </table:table-cell>
          <table:table-cell office:value-type="float" office:value="364.873583510107" calcext:value-type="float">
            <text:p>364.873583510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352" calcext:value-type="float">
            <text:p>0.00177251333567352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13143653" calcext:value-type="float">
            <text:p>1.31436528327811E-13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8454" calcext:value-type="float">
            <text:p>15.0000000008454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352" calcext:value-type="float">
            <text:p>1.77251333567352</text:p>
          </table:table-cell>
          <table:table-cell office:value-type="float" office:value="1.46611332103233" calcext:value-type="float">
            <text:p>1.46611332103233</text:p>
          </table:table-cell>
          <table:table-cell office:value-type="float" office:value="205850.966628391" calcext:value-type="float">
            <text:p>205850.96662839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872" calcext:value-type="float">
            <text:p>1.77251333567872</text:p>
          </table:table-cell>
          <table:table-cell table:number-columns-repeated="2" office:value-type="float" office:value="1.77251333567352" calcext:value-type="float">
            <text:p>1.772513335673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834" calcext:value-type="float">
            <text:p>288564.77709883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475" calcext:value-type="float">
            <text:p>11515.9222546475</text:p>
          </table:table-cell>
          <table:table-cell office:value-type="float" office:value="-9212.7378037148" calcext:value-type="float">
            <text:p>-9212.7378037148</text:p>
          </table:table-cell>
          <table:table-cell office:value-type="float" office:value="-2303.1844509287" calcext:value-type="float">
            <text:p>-2303.18445092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761" calcext:value-type="float">
            <text:p>-0.0399075811346761</text:p>
          </table:table-cell>
          <table:table-cell office:value-type="float" office:value="0.0319260649076357" calcext:value-type="float">
            <text:p>0.0319260649076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0892" calcext:value-type="float">
            <text:p>0.00798151622690892</text:p>
          </table:table-cell>
          <table:table-cell office:value-type="float" office:value="146611.332103233" calcext:value-type="float">
            <text:p>146611.332103233</text:p>
          </table:table-cell>
          <table:table-cell office:value-type="float" office:value="288564.777098834" calcext:value-type="float">
            <text:p>288564.777098834</text:p>
          </table:table-cell>
          <table:table-cell office:value-type="float" office:value="146611.332103233" calcext:value-type="float">
            <text:p>146611.332103233</text:p>
          </table:table-cell>
          <table:table-cell office:value-type="float" office:value="288564.777098834" calcext:value-type="float">
            <text:p>288564.777098834</text:p>
          </table:table-cell>
          <table:table-cell office:value-type="float" office:value="4.1931361712357" calcext:value-type="float">
            <text:p>4.1931361712357</text:p>
          </table:table-cell>
          <table:table-cell office:value-type="float" office:value="288564.777098834" calcext:value-type="float">
            <text:p>288564.777098834</text:p>
          </table:table-cell>
          <table:table-cell office:value-type="float" office:value="0.0399075811346761" calcext:value-type="float">
            <text:p>0.0399075811346761</text:p>
          </table:table-cell>
          <table:table-cell office:value-type="float" office:value="-0.0399075811346761" calcext:value-type="float">
            <text:p>-0.0399075811346761</text:p>
          </table:table-cell>
          <table:table-cell office:value-type="float" office:value="146611.332103233" calcext:value-type="float">
            <text:p>146611.332103233</text:p>
          </table:table-cell>
          <table:table-cell office:value-type="float" office:value="3.66084546273878" calcext:value-type="float">
            <text:p>3.66084546273878</text:p>
          </table:table-cell>
          <table:table-cell table:number-columns-repeated="2" office:value-type="float" office:value="0.0319260649076357" calcext:value-type="float">
            <text:p>0.0319260649076357</text:p>
          </table:table-cell>
          <table:table-cell office:value-type="float" office:value="146611.332103233" calcext:value-type="float">
            <text:p>146611.332103233</text:p>
          </table:table-cell>
          <table:table-cell office:value-type="float" office:value="288564.777098834" calcext:value-type="float">
            <text:p>288564.777098834</text:p>
          </table:table-cell>
          <table:table-cell office:value-type="float" office:value="-0.0319260649076357" calcext:value-type="float">
            <text:p>-0.0319260649076357</text:p>
          </table:table-cell>
          <table:table-cell office:value-type="float" office:value="0.915211365684695" calcext:value-type="float">
            <text:p>0.915211365684695</text:p>
          </table:table-cell>
          <table:table-cell office:value-type="float" office:value="0.00798151622690892" calcext:value-type="float">
            <text:p>0.00798151622690892</text:p>
          </table:table-cell>
          <table:table-cell office:value-type="float" office:value="146611.332103233" calcext:value-type="float">
            <text:p>146611.332103233</text:p>
          </table:table-cell>
          <table:table-cell office:value-type="float" office:value="288564.777098834" calcext:value-type="float">
            <text:p>288564.777098834</text:p>
          </table:table-cell>
          <table:table-cell office:value-type="float" office:value="-0.00798151622690892" calcext:value-type="float">
            <text:p>-0.007981516226908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845" calcext:value-type="float">
            <text:p>288.150000000845</text:p>
          </table:table-cell>
          <table:table-cell office:value-type="float" office:value="146611.332103233" calcext:value-type="float">
            <text:p>146611.332103233</text:p>
          </table:table-cell>
          <table:table-cell office:value-type="float" office:value="288564.777098834" calcext:value-type="float">
            <text:p>288564.777098834</text:p>
          </table:table-cell>
          <table:table-cell office:value-type="float" office:value="288.150000000845" calcext:value-type="float">
            <text:p>288.150000000845</text:p>
          </table:table-cell>
          <table:table-cell office:value-type="float" office:value="146611.332103233" calcext:value-type="float">
            <text:p>146611.332103233</text:p>
          </table:table-cell>
          <table:table-cell table:number-columns-repeated="4" office:value-type="float" office:value="288564.777098834" calcext:value-type="float">
            <text:p>288564.777098834</text:p>
          </table:table-cell>
          <table:table-cell office:value-type="float" office:value="0.0399075811346761" calcext:value-type="float">
            <text:p>0.0399075811346761</text:p>
          </table:table-cell>
          <table:table-cell office:value-type="float" office:value="-0.0319260649076357" calcext:value-type="float">
            <text:p>-0.0319260649076357</text:p>
          </table:table-cell>
          <table:table-cell office:value-type="float" office:value="-0.00798151622690892" calcext:value-type="float">
            <text:p>-0.00798151622690892</text:p>
          </table:table-cell>
          <table:table-cell table:number-columns-repeated="10" office:value-type="float" office:value="146611.332103233" calcext:value-type="float">
            <text:p>146611.332103233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288.150000000447" calcext:value-type="float">
            <text:p>288.150000000447</text:p>
          </table:table-cell>
          <table:table-cell office:value-type="float" office:value="146611.33210327" calcext:value-type="float">
            <text:p>146611.33210327</text:p>
          </table:table-cell>
          <table:table-cell office:value-type="float" office:value="-0.0000000095614997789" calcext:value-type="float">
            <text:p>-9.56149977890263E-09</text:p>
          </table:table-cell>
          <table:table-cell office:value-type="float" office:value="0.00000087738186565624" calcext:value-type="float">
            <text:p>8.7738186565624E-07</text:p>
          </table:table-cell>
          <table:table-cell office:value-type="float" office:value="0.00000000213549355976" calcext:value-type="float">
            <text:p>2.13549355976284E-09</text:p>
          </table:table-cell>
          <table:table-cell office:value-type="float" office:value="0.00000000000006942363" calcext:value-type="float">
            <text:p>6.94236335085918E-14</text:p>
          </table:table-cell>
          <table:table-cell office:value-type="float" office:value="0.00000000006942363351" calcext:value-type="float">
            <text:p>6.94236335085918E-11</text:p>
          </table:table-cell>
          <table:table-cell office:value-type="float" office:value="-0.00000685773599563772" calcext:value-type="float">
            <text:p>-6.85773599563772E-06</text:p>
          </table:table-cell>
          <table:table-cell office:value-type="float" office:value="-0.00000960237621955936" calcext:value-type="float">
            <text:p>-9.60237621955936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6743" calcext:value-type="float">
            <text:p>0.03192606490767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282" calcext:value-type="float">
            <text:p>-4.19313617123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831" calcext:value-type="float">
            <text:p>0.0165045405114831</text:p>
          </table:table-cell>
          <table:table-cell office:value-type="float" office:value="2.09524461593941" calcext:value-type="float">
            <text:p>2.09524461593941</text:p>
          </table:table-cell>
          <table:table-cell table:number-columns-repeated="2" office:value-type="float" office:value="53388.6678967302" calcext:value-type="float">
            <text:p>53388.6678967302</text:p>
          </table:table-cell>
          <table:table-cell office:value-type="float" office:value="0.0399075811346623" calcext:value-type="float">
            <text:p>0.03990758113466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166" calcext:value-type="float">
            <text:p>-3.66084546274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962" calcext:value-type="float">
            <text:p>0.0180117487778962</text:p>
          </table:table-cell>
          <table:table-cell office:value-type="float" office:value="1.49075064188881" calcext:value-type="float">
            <text:p>1.49075064188881</text:p>
          </table:table-cell>
          <table:table-cell table:number-columns-repeated="2" office:value-type="float" office:value="46611.3321032698" calcext:value-type="float">
            <text:p>46611.33210326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446" calcext:value-type="float">
            <text:p>288.150000000446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5415" calcext:value-type="float">
            <text:p>-0.915211365685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448" calcext:value-type="float">
            <text:p>0.00454411230833448</text:p>
          </table:table-cell>
          <table:table-cell office:value-type="float" office:value="1.49075064188881" calcext:value-type="float">
            <text:p>1.49075064188881</text:p>
          </table:table-cell>
          <table:table-cell table:number-columns-repeated="2" office:value-type="float" office:value="46611.3321032698" calcext:value-type="float">
            <text:p>46611.3321032698</text:p>
          </table:table-cell>
          <table:table-cell office:value-type="float" office:value="0.00798151622691858" calcext:value-type="float">
            <text:p>0.007981516226918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434" calcext:value-type="float">
            <text:p>288.150000000434</text:p>
          </table:table-cell>
          <table:table-cell office:value-type="float" office:value="0.00000000213549355976" calcext:value-type="float">
            <text:p>2.13549355976284E-09</text:p>
          </table:table-cell>
          <table:table-cell office:value-type="float" office:value="364.873583510196" calcext:value-type="float">
            <text:p>364.873583510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642" calcext:value-type="float">
            <text:p>0.00177251333567642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06942363" calcext:value-type="float">
            <text:p>6.94236335085918E-1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4466" calcext:value-type="float">
            <text:p>15.0000000004466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642" calcext:value-type="float">
            <text:p>1.77251333567642</text:p>
          </table:table-cell>
          <table:table-cell office:value-type="float" office:value="1.4661133210327" calcext:value-type="float">
            <text:p>1.4661133210327</text:p>
          </table:table-cell>
          <table:table-cell office:value-type="float" office:value="205850.966628104" calcext:value-type="float">
            <text:p>205850.96662810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16" calcext:value-type="float">
            <text:p>1.77251333567916</text:p>
          </table:table-cell>
          <table:table-cell table:number-columns-repeated="2" office:value-type="float" office:value="1.77251333567642" calcext:value-type="float">
            <text:p>1.772513335676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434" calcext:value-type="float">
            <text:p>288564.77709843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436" calcext:value-type="float">
            <text:p>11515.9222546436</text:p>
          </table:table-cell>
          <table:table-cell office:value-type="float" office:value="-9212.73780371316" calcext:value-type="float">
            <text:p>-9212.73780371316</text:p>
          </table:table-cell>
          <table:table-cell office:value-type="float" office:value="-2303.18445092829" calcext:value-type="float">
            <text:p>-2303.184450928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623" calcext:value-type="float">
            <text:p>-0.0399075811346623</text:p>
          </table:table-cell>
          <table:table-cell office:value-type="float" office:value="0.0319260649076743" calcext:value-type="float">
            <text:p>0.0319260649076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1858" calcext:value-type="float">
            <text:p>0.00798151622691858</text:p>
          </table:table-cell>
          <table:table-cell office:value-type="float" office:value="146611.33210327" calcext:value-type="float">
            <text:p>146611.33210327</text:p>
          </table:table-cell>
          <table:table-cell office:value-type="float" office:value="288564.777098434" calcext:value-type="float">
            <text:p>288564.777098434</text:p>
          </table:table-cell>
          <table:table-cell office:value-type="float" office:value="146611.33210327" calcext:value-type="float">
            <text:p>146611.33210327</text:p>
          </table:table-cell>
          <table:table-cell office:value-type="float" office:value="288564.777098434" calcext:value-type="float">
            <text:p>288564.777098434</text:p>
          </table:table-cell>
          <table:table-cell office:value-type="float" office:value="4.19313617123282" calcext:value-type="float">
            <text:p>4.19313617123282</text:p>
          </table:table-cell>
          <table:table-cell office:value-type="float" office:value="288564.777098434" calcext:value-type="float">
            <text:p>288564.777098434</text:p>
          </table:table-cell>
          <table:table-cell office:value-type="float" office:value="0.0399075811346623" calcext:value-type="float">
            <text:p>0.0399075811346623</text:p>
          </table:table-cell>
          <table:table-cell office:value-type="float" office:value="-0.0399075811346623" calcext:value-type="float">
            <text:p>-0.0399075811346623</text:p>
          </table:table-cell>
          <table:table-cell office:value-type="float" office:value="146611.33210327" calcext:value-type="float">
            <text:p>146611.33210327</text:p>
          </table:table-cell>
          <table:table-cell office:value-type="float" office:value="3.66084546274166" calcext:value-type="float">
            <text:p>3.66084546274166</text:p>
          </table:table-cell>
          <table:table-cell table:number-columns-repeated="2" office:value-type="float" office:value="0.0319260649076743" calcext:value-type="float">
            <text:p>0.0319260649076743</text:p>
          </table:table-cell>
          <table:table-cell office:value-type="float" office:value="146611.33210327" calcext:value-type="float">
            <text:p>146611.33210327</text:p>
          </table:table-cell>
          <table:table-cell office:value-type="float" office:value="288564.777098434" calcext:value-type="float">
            <text:p>288564.777098434</text:p>
          </table:table-cell>
          <table:table-cell office:value-type="float" office:value="-0.0319260649076743" calcext:value-type="float">
            <text:p>-0.0319260649076743</text:p>
          </table:table-cell>
          <table:table-cell office:value-type="float" office:value="0.915211365685415" calcext:value-type="float">
            <text:p>0.915211365685415</text:p>
          </table:table-cell>
          <table:table-cell office:value-type="float" office:value="0.00798151622691858" calcext:value-type="float">
            <text:p>0.00798151622691858</text:p>
          </table:table-cell>
          <table:table-cell office:value-type="float" office:value="146611.33210327" calcext:value-type="float">
            <text:p>146611.33210327</text:p>
          </table:table-cell>
          <table:table-cell office:value-type="float" office:value="288564.777098434" calcext:value-type="float">
            <text:p>288564.777098434</text:p>
          </table:table-cell>
          <table:table-cell office:value-type="float" office:value="-0.00798151622691858" calcext:value-type="float">
            <text:p>-0.007981516226918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447" calcext:value-type="float">
            <text:p>288.150000000447</text:p>
          </table:table-cell>
          <table:table-cell office:value-type="float" office:value="146611.33210327" calcext:value-type="float">
            <text:p>146611.33210327</text:p>
          </table:table-cell>
          <table:table-cell office:value-type="float" office:value="288564.777098434" calcext:value-type="float">
            <text:p>288564.777098434</text:p>
          </table:table-cell>
          <table:table-cell office:value-type="float" office:value="288.150000000447" calcext:value-type="float">
            <text:p>288.150000000447</text:p>
          </table:table-cell>
          <table:table-cell office:value-type="float" office:value="146611.33210327" calcext:value-type="float">
            <text:p>146611.33210327</text:p>
          </table:table-cell>
          <table:table-cell table:number-columns-repeated="4" office:value-type="float" office:value="288564.777098434" calcext:value-type="float">
            <text:p>288564.777098434</text:p>
          </table:table-cell>
          <table:table-cell office:value-type="float" office:value="0.0399075811346623" calcext:value-type="float">
            <text:p>0.0399075811346623</text:p>
          </table:table-cell>
          <table:table-cell office:value-type="float" office:value="-0.0319260649076743" calcext:value-type="float">
            <text:p>-0.0319260649076743</text:p>
          </table:table-cell>
          <table:table-cell office:value-type="float" office:value="-0.00798151622691858" calcext:value-type="float">
            <text:p>-0.00798151622691858</text:p>
          </table:table-cell>
          <table:table-cell table:number-columns-repeated="10" office:value-type="float" office:value="146611.33210327" calcext:value-type="float">
            <text:p>146611.33210327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float" office:value="288.150000000185" calcext:value-type="float">
            <text:p>288.150000000185</text:p>
          </table:table-cell>
          <table:table-cell office:value-type="float" office:value="146611.332103294" calcext:value-type="float">
            <text:p>146611.332103294</text:p>
          </table:table-cell>
          <table:table-cell office:value-type="float" office:value="-0.00000000395332498876" calcext:value-type="float">
            <text:p>-3.95332498876067E-09</text:p>
          </table:table-cell>
          <table:table-cell office:value-type="float" office:value="0.00000036466119855792" calcext:value-type="float">
            <text:p>3.64661198557918E-07</text:p>
          </table:table-cell>
          <table:table-cell office:value-type="float" office:value="0.00000000088766682893" calcext:value-type="float">
            <text:p>8.87666828930378E-10</text:p>
          </table:table-cell>
          <table:table-cell office:value-type="float" office:value="0.00000000000002872702" calcext:value-type="float">
            <text:p>2.87270207621759E-14</text:p>
          </table:table-cell>
          <table:table-cell office:value-type="float" office:value="0.00000000002872702076" calcext:value-type="float">
            <text:p>2.87270207621759E-11</text:p>
          </table:table-cell>
          <table:table-cell office:value-type="float" office:value="-0.00000283541909792202" calcext:value-type="float">
            <text:p>-2.83541909792202E-06</text:p>
          </table:table-cell>
          <table:table-cell office:value-type="float" office:value="-0.00000397022587858299" calcext:value-type="float">
            <text:p>-3.97022587858299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6997" calcext:value-type="float">
            <text:p>0.03192606490769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093" calcext:value-type="float">
            <text:p>-4.19313617123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94" calcext:value-type="float">
            <text:p>0.0165045405114794</text:p>
          </table:table-cell>
          <table:table-cell office:value-type="float" office:value="2.09524461594036" calcext:value-type="float">
            <text:p>2.09524461594036</text:p>
          </table:table-cell>
          <table:table-cell table:number-columns-repeated="2" office:value-type="float" office:value="53388.6678967062" calcext:value-type="float">
            <text:p>53388.6678967062</text:p>
          </table:table-cell>
          <table:table-cell office:value-type="float" office:value="0.0399075811346534" calcext:value-type="float">
            <text:p>0.03990758113465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355" calcext:value-type="float">
            <text:p>-3.66084546274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911" calcext:value-type="float">
            <text:p>0.0180117487778911</text:p>
          </table:table-cell>
          <table:table-cell office:value-type="float" office:value="1.49075064188976" calcext:value-type="float">
            <text:p>1.49075064188976</text:p>
          </table:table-cell>
          <table:table-cell table:number-columns-repeated="2" office:value-type="float" office:value="46611.3321032938" calcext:value-type="float">
            <text:p>46611.33210329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85" calcext:value-type="float">
            <text:p>288.150000000185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5887" calcext:value-type="float">
            <text:p>-0.915211365685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306" calcext:value-type="float">
            <text:p>0.00454411230833306</text:p>
          </table:table-cell>
          <table:table-cell office:value-type="float" office:value="1.49075064188976" calcext:value-type="float">
            <text:p>1.49075064188976</text:p>
          </table:table-cell>
          <table:table-cell table:number-columns-repeated="2" office:value-type="float" office:value="46611.3321032938" calcext:value-type="float">
            <text:p>46611.3321032938</text:p>
          </table:table-cell>
          <table:table-cell office:value-type="float" office:value="0.00798151622692492" calcext:value-type="float">
            <text:p>0.007981516226924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79" calcext:value-type="float">
            <text:p>288.150000000179</text:p>
          </table:table-cell>
          <table:table-cell office:value-type="float" office:value="0.00000000088766682893" calcext:value-type="float">
            <text:p>8.87666828930378E-10</text:p>
          </table:table-cell>
          <table:table-cell office:value-type="float" office:value="364.873583510255" calcext:value-type="float">
            <text:p>364.873583510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832" calcext:value-type="float">
            <text:p>0.00177251333567832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02872702" calcext:value-type="float">
            <text:p>2.87270207621759E-1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1848" calcext:value-type="float">
            <text:p>15.0000000001848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832" calcext:value-type="float">
            <text:p>1.77251333567832</text:p>
          </table:table-cell>
          <table:table-cell office:value-type="float" office:value="1.46611332103294" calcext:value-type="float">
            <text:p>1.46611332103294</text:p>
          </table:table-cell>
          <table:table-cell office:value-type="float" office:value="205850.966627917" calcext:value-type="float">
            <text:p>205850.9666279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46" calcext:value-type="float">
            <text:p>1.77251333567946</text:p>
          </table:table-cell>
          <table:table-cell table:number-columns-repeated="2" office:value-type="float" office:value="1.77251333567832" calcext:value-type="float">
            <text:p>1.772513335678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171" calcext:value-type="float">
            <text:p>288564.77709817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41" calcext:value-type="float">
            <text:p>11515.922254641</text:p>
          </table:table-cell>
          <table:table-cell office:value-type="float" office:value="-9212.73780371209" calcext:value-type="float">
            <text:p>-9212.73780371209</text:p>
          </table:table-cell>
          <table:table-cell office:value-type="float" office:value="-2303.18445092802" calcext:value-type="float">
            <text:p>-2303.184450928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534" calcext:value-type="float">
            <text:p>-0.0399075811346534</text:p>
          </table:table-cell>
          <table:table-cell office:value-type="float" office:value="0.0319260649076997" calcext:value-type="float">
            <text:p>0.0319260649076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492" calcext:value-type="float">
            <text:p>0.00798151622692492</text:p>
          </table:table-cell>
          <table:table-cell office:value-type="float" office:value="146611.332103294" calcext:value-type="float">
            <text:p>146611.332103294</text:p>
          </table:table-cell>
          <table:table-cell office:value-type="float" office:value="288564.777098171" calcext:value-type="float">
            <text:p>288564.777098171</text:p>
          </table:table-cell>
          <table:table-cell office:value-type="float" office:value="146611.332103294" calcext:value-type="float">
            <text:p>146611.332103294</text:p>
          </table:table-cell>
          <table:table-cell office:value-type="float" office:value="288564.777098171" calcext:value-type="float">
            <text:p>288564.777098171</text:p>
          </table:table-cell>
          <table:table-cell office:value-type="float" office:value="4.19313617123093" calcext:value-type="float">
            <text:p>4.19313617123093</text:p>
          </table:table-cell>
          <table:table-cell office:value-type="float" office:value="288564.777098171" calcext:value-type="float">
            <text:p>288564.777098171</text:p>
          </table:table-cell>
          <table:table-cell office:value-type="float" office:value="0.0399075811346534" calcext:value-type="float">
            <text:p>0.0399075811346534</text:p>
          </table:table-cell>
          <table:table-cell office:value-type="float" office:value="-0.0399075811346534" calcext:value-type="float">
            <text:p>-0.0399075811346534</text:p>
          </table:table-cell>
          <table:table-cell office:value-type="float" office:value="146611.332103294" calcext:value-type="float">
            <text:p>146611.332103294</text:p>
          </table:table-cell>
          <table:table-cell office:value-type="float" office:value="3.66084546274355" calcext:value-type="float">
            <text:p>3.66084546274355</text:p>
          </table:table-cell>
          <table:table-cell table:number-columns-repeated="2" office:value-type="float" office:value="0.0319260649076997" calcext:value-type="float">
            <text:p>0.0319260649076997</text:p>
          </table:table-cell>
          <table:table-cell office:value-type="float" office:value="146611.332103294" calcext:value-type="float">
            <text:p>146611.332103294</text:p>
          </table:table-cell>
          <table:table-cell office:value-type="float" office:value="288564.777098171" calcext:value-type="float">
            <text:p>288564.777098171</text:p>
          </table:table-cell>
          <table:table-cell office:value-type="float" office:value="-0.0319260649076997" calcext:value-type="float">
            <text:p>-0.0319260649076997</text:p>
          </table:table-cell>
          <table:table-cell office:value-type="float" office:value="0.915211365685887" calcext:value-type="float">
            <text:p>0.915211365685887</text:p>
          </table:table-cell>
          <table:table-cell office:value-type="float" office:value="0.00798151622692492" calcext:value-type="float">
            <text:p>0.00798151622692492</text:p>
          </table:table-cell>
          <table:table-cell office:value-type="float" office:value="146611.332103294" calcext:value-type="float">
            <text:p>146611.332103294</text:p>
          </table:table-cell>
          <table:table-cell office:value-type="float" office:value="288564.777098171" calcext:value-type="float">
            <text:p>288564.777098171</text:p>
          </table:table-cell>
          <table:table-cell office:value-type="float" office:value="-0.00798151622692492" calcext:value-type="float">
            <text:p>-0.007981516226924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185" calcext:value-type="float">
            <text:p>288.150000000185</text:p>
          </table:table-cell>
          <table:table-cell office:value-type="float" office:value="146611.332103294" calcext:value-type="float">
            <text:p>146611.332103294</text:p>
          </table:table-cell>
          <table:table-cell office:value-type="float" office:value="288564.777098171" calcext:value-type="float">
            <text:p>288564.777098171</text:p>
          </table:table-cell>
          <table:table-cell office:value-type="float" office:value="288.150000000185" calcext:value-type="float">
            <text:p>288.150000000185</text:p>
          </table:table-cell>
          <table:table-cell office:value-type="float" office:value="146611.332103294" calcext:value-type="float">
            <text:p>146611.332103294</text:p>
          </table:table-cell>
          <table:table-cell table:number-columns-repeated="4" office:value-type="float" office:value="288564.777098171" calcext:value-type="float">
            <text:p>288564.777098171</text:p>
          </table:table-cell>
          <table:table-cell office:value-type="float" office:value="0.0399075811346534" calcext:value-type="float">
            <text:p>0.0399075811346534</text:p>
          </table:table-cell>
          <table:table-cell office:value-type="float" office:value="-0.0319260649076997" calcext:value-type="float">
            <text:p>-0.0319260649076997</text:p>
          </table:table-cell>
          <table:table-cell office:value-type="float" office:value="-0.00798151622692492" calcext:value-type="float">
            <text:p>-0.00798151622692492</text:p>
          </table:table-cell>
          <table:table-cell table:number-columns-repeated="10" office:value-type="float" office:value="146611.332103294" calcext:value-type="float">
            <text:p>146611.332103294</text:p>
          </table:table-cell>
        </table:table-row>
        <table:table-row table:style-name="ro1">
          <table:table-cell/>
          <table:table-cell office:value-type="float" office:value="4.7" calcext:value-type="float">
            <text:p>4.7</text:p>
          </table:table-cell>
          <table:table-cell office:value-type="float" office:value="288.15000000018" calcext:value-type="float">
            <text:p>288.15000000018</text:p>
          </table:table-cell>
          <table:table-cell office:value-type="float" office:value="146611.332103294" calcext:value-type="float">
            <text:p>146611.332103294</text:p>
          </table:table-cell>
          <table:table-cell office:value-type="float" office:value="-0.00000000385272214745" calcext:value-type="float">
            <text:p>-3.85272214745423E-09</text:p>
          </table:table-cell>
          <table:table-cell office:value-type="float" office:value="0.000000357879960041" calcext:value-type="float">
            <text:p>3.57879960041003E-07</text:p>
          </table:table-cell>
          <table:table-cell office:value-type="float" office:value="0.0000000008712959243" calcext:value-type="float">
            <text:p>8.71295924298465E-10</text:p>
          </table:table-cell>
          <table:table-cell office:value-type="float" office:value="0.00000000000002802619" calcext:value-type="float">
            <text:p>2.80261924778813E-14</text:p>
          </table:table-cell>
          <table:table-cell office:value-type="float" office:value="0.00000000002802619248" calcext:value-type="float">
            <text:p>2.80261924778813E-11</text:p>
          </table:table-cell>
          <table:table-cell office:value-type="float" office:value="-0.0000027632643374719" calcext:value-type="float">
            <text:p>-2.7632643374719E-06</text:p>
          </table:table-cell>
          <table:table-cell office:value-type="float" office:value="-0.00000386919294930211" calcext:value-type="float">
            <text:p>-3.86919294930211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001" calcext:value-type="float">
            <text:p>0.0319260649077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09" calcext:value-type="float">
            <text:p>-4.1931361712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93" calcext:value-type="float">
            <text:p>0.0165045405114793</text:p>
          </table:table-cell>
          <table:table-cell office:value-type="float" office:value="2.09524461594038" calcext:value-type="float">
            <text:p>2.09524461594038</text:p>
          </table:table-cell>
          <table:table-cell table:number-columns-repeated="2" office:value-type="float" office:value="53388.6678967058" calcext:value-type="float">
            <text:p>53388.6678967058</text:p>
          </table:table-cell>
          <table:table-cell office:value-type="float" office:value="0.0399075811346532" calcext:value-type="float">
            <text:p>0.03990758113465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358" calcext:value-type="float">
            <text:p>-3.66084546274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911" calcext:value-type="float">
            <text:p>0.0180117487778911</text:p>
          </table:table-cell>
          <table:table-cell office:value-type="float" office:value="1.49075064188978" calcext:value-type="float">
            <text:p>1.49075064188978</text:p>
          </table:table-cell>
          <table:table-cell table:number-columns-repeated="2" office:value-type="float" office:value="46611.3321032942" calcext:value-type="float">
            <text:p>46611.33210329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8" calcext:value-type="float">
            <text:p>288.15000000018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5895" calcext:value-type="float">
            <text:p>-0.915211365685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303" calcext:value-type="float">
            <text:p>0.00454411230833303</text:p>
          </table:table-cell>
          <table:table-cell office:value-type="float" office:value="1.49075064188978" calcext:value-type="float">
            <text:p>1.49075064188978</text:p>
          </table:table-cell>
          <table:table-cell table:number-columns-repeated="2" office:value-type="float" office:value="46611.3321032942" calcext:value-type="float">
            <text:p>46611.3321032942</text:p>
          </table:table-cell>
          <table:table-cell office:value-type="float" office:value="0.00798151622692503" calcext:value-type="float">
            <text:p>0.007981516226925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75" calcext:value-type="float">
            <text:p>288.150000000175</text:p>
          </table:table-cell>
          <table:table-cell office:value-type="float" office:value="0.0000000008712959243" calcext:value-type="float">
            <text:p>8.71295924298465E-10</text:p>
          </table:table-cell>
          <table:table-cell office:value-type="float" office:value="364.873583510256" calcext:value-type="float">
            <text:p>364.873583510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835" calcext:value-type="float">
            <text:p>0.00177251333567835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02802619" calcext:value-type="float">
            <text:p>2.80261924778813E-1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1802" calcext:value-type="float">
            <text:p>15.0000000001802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835" calcext:value-type="float">
            <text:p>1.77251333567835</text:p>
          </table:table-cell>
          <table:table-cell office:value-type="float" office:value="1.46611332103294" calcext:value-type="float">
            <text:p>1.46611332103294</text:p>
          </table:table-cell>
          <table:table-cell office:value-type="float" office:value="205850.966627913" calcext:value-type="float">
            <text:p>205850.9666279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46" calcext:value-type="float">
            <text:p>1.77251333567946</text:p>
          </table:table-cell>
          <table:table-cell table:number-columns-repeated="2" office:value-type="float" office:value="1.77251333567835" calcext:value-type="float">
            <text:p>1.772513335678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166" calcext:value-type="float">
            <text:p>288564.77709816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41" calcext:value-type="float">
            <text:p>11515.922254641</text:p>
          </table:table-cell>
          <table:table-cell office:value-type="float" office:value="-9212.73780371207" calcext:value-type="float">
            <text:p>-9212.73780371207</text:p>
          </table:table-cell>
          <table:table-cell office:value-type="float" office:value="-2303.18445092802" calcext:value-type="float">
            <text:p>-2303.184450928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532" calcext:value-type="float">
            <text:p>-0.0399075811346532</text:p>
          </table:table-cell>
          <table:table-cell office:value-type="float" office:value="0.0319260649077001" calcext:value-type="float">
            <text:p>0.031926064907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503" calcext:value-type="float">
            <text:p>0.00798151622692503</text:p>
          </table:table-cell>
          <table:table-cell office:value-type="float" office:value="146611.332103294" calcext:value-type="float">
            <text:p>146611.332103294</text:p>
          </table:table-cell>
          <table:table-cell office:value-type="float" office:value="288564.777098166" calcext:value-type="float">
            <text:p>288564.777098166</text:p>
          </table:table-cell>
          <table:table-cell office:value-type="float" office:value="146611.332103294" calcext:value-type="float">
            <text:p>146611.332103294</text:p>
          </table:table-cell>
          <table:table-cell office:value-type="float" office:value="288564.777098166" calcext:value-type="float">
            <text:p>288564.777098166</text:p>
          </table:table-cell>
          <table:table-cell office:value-type="float" office:value="4.1931361712309" calcext:value-type="float">
            <text:p>4.1931361712309</text:p>
          </table:table-cell>
          <table:table-cell office:value-type="float" office:value="288564.777098166" calcext:value-type="float">
            <text:p>288564.777098166</text:p>
          </table:table-cell>
          <table:table-cell office:value-type="float" office:value="0.0399075811346532" calcext:value-type="float">
            <text:p>0.0399075811346532</text:p>
          </table:table-cell>
          <table:table-cell office:value-type="float" office:value="-0.0399075811346532" calcext:value-type="float">
            <text:p>-0.0399075811346532</text:p>
          </table:table-cell>
          <table:table-cell office:value-type="float" office:value="146611.332103294" calcext:value-type="float">
            <text:p>146611.332103294</text:p>
          </table:table-cell>
          <table:table-cell office:value-type="float" office:value="3.66084546274358" calcext:value-type="float">
            <text:p>3.66084546274358</text:p>
          </table:table-cell>
          <table:table-cell table:number-columns-repeated="2" office:value-type="float" office:value="0.0319260649077001" calcext:value-type="float">
            <text:p>0.0319260649077001</text:p>
          </table:table-cell>
          <table:table-cell office:value-type="float" office:value="146611.332103294" calcext:value-type="float">
            <text:p>146611.332103294</text:p>
          </table:table-cell>
          <table:table-cell office:value-type="float" office:value="288564.777098166" calcext:value-type="float">
            <text:p>288564.777098166</text:p>
          </table:table-cell>
          <table:table-cell office:value-type="float" office:value="-0.0319260649077001" calcext:value-type="float">
            <text:p>-0.0319260649077001</text:p>
          </table:table-cell>
          <table:table-cell office:value-type="float" office:value="0.915211365685895" calcext:value-type="float">
            <text:p>0.915211365685895</text:p>
          </table:table-cell>
          <table:table-cell office:value-type="float" office:value="0.00798151622692503" calcext:value-type="float">
            <text:p>0.00798151622692503</text:p>
          </table:table-cell>
          <table:table-cell office:value-type="float" office:value="146611.332103294" calcext:value-type="float">
            <text:p>146611.332103294</text:p>
          </table:table-cell>
          <table:table-cell office:value-type="float" office:value="288564.777098166" calcext:value-type="float">
            <text:p>288564.777098166</text:p>
          </table:table-cell>
          <table:table-cell office:value-type="float" office:value="-0.00798151622692503" calcext:value-type="float">
            <text:p>-0.007981516226925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18" calcext:value-type="float">
            <text:p>288.15000000018</text:p>
          </table:table-cell>
          <table:table-cell office:value-type="float" office:value="146611.332103294" calcext:value-type="float">
            <text:p>146611.332103294</text:p>
          </table:table-cell>
          <table:table-cell office:value-type="float" office:value="288564.777098166" calcext:value-type="float">
            <text:p>288564.777098166</text:p>
          </table:table-cell>
          <table:table-cell office:value-type="float" office:value="288.15000000018" calcext:value-type="float">
            <text:p>288.15000000018</text:p>
          </table:table-cell>
          <table:table-cell office:value-type="float" office:value="146611.332103294" calcext:value-type="float">
            <text:p>146611.332103294</text:p>
          </table:table-cell>
          <table:table-cell table:number-columns-repeated="4" office:value-type="float" office:value="288564.777098166" calcext:value-type="float">
            <text:p>288564.777098166</text:p>
          </table:table-cell>
          <table:table-cell office:value-type="float" office:value="0.0399075811346532" calcext:value-type="float">
            <text:p>0.0399075811346532</text:p>
          </table:table-cell>
          <table:table-cell office:value-type="float" office:value="-0.0319260649077001" calcext:value-type="float">
            <text:p>-0.0319260649077001</text:p>
          </table:table-cell>
          <table:table-cell office:value-type="float" office:value="-0.00798151622692503" calcext:value-type="float">
            <text:p>-0.00798151622692503</text:p>
          </table:table-cell>
          <table:table-cell table:number-columns-repeated="10" office:value-type="float" office:value="146611.332103294" calcext:value-type="float">
            <text:p>146611.332103294</text:p>
          </table:table-cell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office:value-type="float" office:value="288.150000000176" calcext:value-type="float">
            <text:p>288.150000000176</text:p>
          </table:table-cell>
          <table:table-cell office:value-type="float" office:value="146611.332103295" calcext:value-type="float">
            <text:p>146611.332103295</text:p>
          </table:table-cell>
          <table:table-cell office:value-type="float" office:value="-0.00000000375728309419" calcext:value-type="float">
            <text:p>-3.75728309419089E-09</text:p>
          </table:table-cell>
          <table:table-cell office:value-type="float" office:value="0.00000034617560577761" calcext:value-type="float">
            <text:p>3.46175605777612E-07</text:p>
          </table:table-cell>
          <table:table-cell office:value-type="float" office:value="0.00000000084264684119" calcext:value-type="float">
            <text:p>8.42646841192618E-10</text:p>
          </table:table-cell>
          <table:table-cell office:value-type="float" office:value="0.00000000000002729761" calcext:value-type="float">
            <text:p>2.7297608617971E-14</text:p>
          </table:table-cell>
          <table:table-cell office:value-type="float" office:value="0.00000000002729760862" calcext:value-type="float">
            <text:p>2.7297608617971E-11</text:p>
          </table:table-cell>
          <table:table-cell office:value-type="float" office:value="-0.00000269481316913137" calcext:value-type="float">
            <text:p>-2.69481316913137E-06</text:p>
          </table:table-cell>
          <table:table-cell office:value-type="float" office:value="-0.00000377334588381399" calcext:value-type="float">
            <text:p>-3.77334588381399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006" calcext:value-type="float">
            <text:p>0.03192606490770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087" calcext:value-type="float">
            <text:p>-4.19313617123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93" calcext:value-type="float">
            <text:p>0.0165045405114793</text:p>
          </table:table-cell>
          <table:table-cell office:value-type="float" office:value="2.0952446159404" calcext:value-type="float">
            <text:p>2.0952446159404</text:p>
          </table:table-cell>
          <table:table-cell table:number-columns-repeated="2" office:value-type="float" office:value="53388.6678967053" calcext:value-type="float">
            <text:p>53388.6678967053</text:p>
          </table:table-cell>
          <table:table-cell office:value-type="float" office:value="0.039907581134653" calcext:value-type="float">
            <text:p>0.0399075811346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362" calcext:value-type="float">
            <text:p>-3.66084546274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91" calcext:value-type="float">
            <text:p>0.018011748777891</text:p>
          </table:table-cell>
          <table:table-cell office:value-type="float" office:value="1.4907506418898" calcext:value-type="float">
            <text:p>1.4907506418898</text:p>
          </table:table-cell>
          <table:table-cell table:number-columns-repeated="2" office:value-type="float" office:value="46611.3321032947" calcext:value-type="float">
            <text:p>46611.3321032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76" calcext:value-type="float">
            <text:p>288.150000000176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5904" calcext:value-type="float">
            <text:p>-0.915211365685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3" calcext:value-type="float">
            <text:p>0.004544112308333</text:p>
          </table:table-cell>
          <table:table-cell office:value-type="float" office:value="1.4907506418898" calcext:value-type="float">
            <text:p>1.4907506418898</text:p>
          </table:table-cell>
          <table:table-cell table:number-columns-repeated="2" office:value-type="float" office:value="46611.3321032947" calcext:value-type="float">
            <text:p>46611.3321032947</text:p>
          </table:table-cell>
          <table:table-cell office:value-type="float" office:value="0.00798151622692515" calcext:value-type="float">
            <text:p>0.007981516226925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71" calcext:value-type="float">
            <text:p>288.150000000171</text:p>
          </table:table-cell>
          <table:table-cell office:value-type="float" office:value="0.00000000084264684119" calcext:value-type="float">
            <text:p>8.42646841192618E-10</text:p>
          </table:table-cell>
          <table:table-cell office:value-type="float" office:value="364.873583510257" calcext:value-type="float">
            <text:p>364.873583510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839" calcext:value-type="float">
            <text:p>0.00177251333567839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02729761" calcext:value-type="float">
            <text:p>2.7297608617971E-1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1756" calcext:value-type="float">
            <text:p>15.0000000001756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839" calcext:value-type="float">
            <text:p>1.77251333567839</text:p>
          </table:table-cell>
          <table:table-cell office:value-type="float" office:value="1.46611332103295" calcext:value-type="float">
            <text:p>1.46611332103295</text:p>
          </table:table-cell>
          <table:table-cell office:value-type="float" office:value="205850.96662791" calcext:value-type="float">
            <text:p>205850.9666279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47" calcext:value-type="float">
            <text:p>1.77251333567947</text:p>
          </table:table-cell>
          <table:table-cell table:number-columns-repeated="2" office:value-type="float" office:value="1.77251333567839" calcext:value-type="float">
            <text:p>1.772513335678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161" calcext:value-type="float">
            <text:p>288564.77709816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409" calcext:value-type="float">
            <text:p>11515.9222546409</text:p>
          </table:table-cell>
          <table:table-cell office:value-type="float" office:value="-9212.73780371205" calcext:value-type="float">
            <text:p>-9212.73780371205</text:p>
          </table:table-cell>
          <table:table-cell office:value-type="float" office:value="-2303.18445092801" calcext:value-type="float">
            <text:p>-2303.184450928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53" calcext:value-type="float">
            <text:p>-0.039907581134653</text:p>
          </table:table-cell>
          <table:table-cell office:value-type="float" office:value="0.0319260649077006" calcext:value-type="float">
            <text:p>0.0319260649077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515" calcext:value-type="float">
            <text:p>0.00798151622692515</text:p>
          </table:table-cell>
          <table:table-cell office:value-type="float" office:value="146611.332103295" calcext:value-type="float">
            <text:p>146611.332103295</text:p>
          </table:table-cell>
          <table:table-cell office:value-type="float" office:value="288564.777098161" calcext:value-type="float">
            <text:p>288564.777098161</text:p>
          </table:table-cell>
          <table:table-cell office:value-type="float" office:value="146611.332103295" calcext:value-type="float">
            <text:p>146611.332103295</text:p>
          </table:table-cell>
          <table:table-cell office:value-type="float" office:value="288564.777098161" calcext:value-type="float">
            <text:p>288564.777098161</text:p>
          </table:table-cell>
          <table:table-cell office:value-type="float" office:value="4.19313617123087" calcext:value-type="float">
            <text:p>4.19313617123087</text:p>
          </table:table-cell>
          <table:table-cell office:value-type="float" office:value="288564.777098161" calcext:value-type="float">
            <text:p>288564.777098161</text:p>
          </table:table-cell>
          <table:table-cell office:value-type="float" office:value="0.039907581134653" calcext:value-type="float">
            <text:p>0.039907581134653</text:p>
          </table:table-cell>
          <table:table-cell office:value-type="float" office:value="-0.039907581134653" calcext:value-type="float">
            <text:p>-0.039907581134653</text:p>
          </table:table-cell>
          <table:table-cell office:value-type="float" office:value="146611.332103295" calcext:value-type="float">
            <text:p>146611.332103295</text:p>
          </table:table-cell>
          <table:table-cell office:value-type="float" office:value="3.66084546274362" calcext:value-type="float">
            <text:p>3.66084546274362</text:p>
          </table:table-cell>
          <table:table-cell table:number-columns-repeated="2" office:value-type="float" office:value="0.0319260649077006" calcext:value-type="float">
            <text:p>0.0319260649077006</text:p>
          </table:table-cell>
          <table:table-cell office:value-type="float" office:value="146611.332103295" calcext:value-type="float">
            <text:p>146611.332103295</text:p>
          </table:table-cell>
          <table:table-cell office:value-type="float" office:value="288564.777098161" calcext:value-type="float">
            <text:p>288564.777098161</text:p>
          </table:table-cell>
          <table:table-cell office:value-type="float" office:value="-0.0319260649077006" calcext:value-type="float">
            <text:p>-0.0319260649077006</text:p>
          </table:table-cell>
          <table:table-cell office:value-type="float" office:value="0.915211365685904" calcext:value-type="float">
            <text:p>0.915211365685904</text:p>
          </table:table-cell>
          <table:table-cell office:value-type="float" office:value="0.00798151622692515" calcext:value-type="float">
            <text:p>0.00798151622692515</text:p>
          </table:table-cell>
          <table:table-cell office:value-type="float" office:value="146611.332103295" calcext:value-type="float">
            <text:p>146611.332103295</text:p>
          </table:table-cell>
          <table:table-cell office:value-type="float" office:value="288564.777098161" calcext:value-type="float">
            <text:p>288564.777098161</text:p>
          </table:table-cell>
          <table:table-cell office:value-type="float" office:value="-0.00798151622692515" calcext:value-type="float">
            <text:p>-0.007981516226925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176" calcext:value-type="float">
            <text:p>288.150000000176</text:p>
          </table:table-cell>
          <table:table-cell office:value-type="float" office:value="146611.332103295" calcext:value-type="float">
            <text:p>146611.332103295</text:p>
          </table:table-cell>
          <table:table-cell office:value-type="float" office:value="288564.777098161" calcext:value-type="float">
            <text:p>288564.777098161</text:p>
          </table:table-cell>
          <table:table-cell office:value-type="float" office:value="288.150000000176" calcext:value-type="float">
            <text:p>288.150000000176</text:p>
          </table:table-cell>
          <table:table-cell office:value-type="float" office:value="146611.332103295" calcext:value-type="float">
            <text:p>146611.332103295</text:p>
          </table:table-cell>
          <table:table-cell table:number-columns-repeated="4" office:value-type="float" office:value="288564.777098161" calcext:value-type="float">
            <text:p>288564.777098161</text:p>
          </table:table-cell>
          <table:table-cell office:value-type="float" office:value="0.039907581134653" calcext:value-type="float">
            <text:p>0.039907581134653</text:p>
          </table:table-cell>
          <table:table-cell office:value-type="float" office:value="-0.0319260649077006" calcext:value-type="float">
            <text:p>-0.0319260649077006</text:p>
          </table:table-cell>
          <table:table-cell office:value-type="float" office:value="-0.00798151622692515" calcext:value-type="float">
            <text:p>-0.00798151622692515</text:p>
          </table:table-cell>
          <table:table-cell table:number-columns-repeated="10" office:value-type="float" office:value="146611.332103295" calcext:value-type="float">
            <text:p>146611.332103295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float" office:value="288.150000000171" calcext:value-type="float">
            <text:p>288.150000000171</text:p>
          </table:table-cell>
          <table:table-cell office:value-type="float" office:value="146611.332103295" calcext:value-type="float">
            <text:p>146611.332103295</text:p>
          </table:table-cell>
          <table:table-cell office:value-type="float" office:value="-0.00000000365862013032" calcext:value-type="float">
            <text:p>-3.65862013032316E-09</text:p>
          </table:table-cell>
          <table:table-cell office:value-type="float" office:value="0.00000034012918056482" calcext:value-type="float">
            <text:p>3.4012918056482E-07</text:p>
          </table:table-cell>
          <table:table-cell office:value-type="float" office:value="0.00000000082809492596" calcext:value-type="float">
            <text:p>8.28094925964251E-10</text:p>
          </table:table-cell>
          <table:table-cell office:value-type="float" office:value="0.0000000000000266176" calcext:value-type="float">
            <text:p>2.66175970153881E-14</text:p>
          </table:table-cell>
          <table:table-cell office:value-type="float" office:value="0.00000000002661759702" calcext:value-type="float">
            <text:p>2.66175970153881E-11</text:p>
          </table:table-cell>
          <table:table-cell office:value-type="float" office:value="-0.00000262404973510977" calcext:value-type="float">
            <text:p>-2.62404973510977E-06</text:p>
          </table:table-cell>
          <table:table-cell office:value-type="float" office:value="-0.00000367426112515666" calcext:value-type="float">
            <text:p>-3.67426112515666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01" calcext:value-type="float">
            <text:p>0.0319260649077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084" calcext:value-type="float">
            <text:p>-4.19313617123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92" calcext:value-type="float">
            <text:p>0.0165045405114792</text:p>
          </table:table-cell>
          <table:table-cell office:value-type="float" office:value="2.09524461594041" calcext:value-type="float">
            <text:p>2.09524461594041</text:p>
          </table:table-cell>
          <table:table-cell office:value-type="float" office:value="53388.6678967049" calcext:value-type="float">
            <text:p>53388.6678967049</text:p>
          </table:table-cell>
          <table:table-cell office:value-type="float" office:value="53388.6678967049" calcext:value-type="float">
            <text:p>53388.6678967049</text:p>
          </table:table-cell>
          <table:table-cell office:value-type="float" office:value="0.0399075811346529" calcext:value-type="float">
            <text:p>0.03990758113465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365" calcext:value-type="float">
            <text:p>-3.66084546274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909" calcext:value-type="float">
            <text:p>0.0180117487778909</text:p>
          </table:table-cell>
          <table:table-cell office:value-type="float" office:value="1.49075064188981" calcext:value-type="float">
            <text:p>1.49075064188981</text:p>
          </table:table-cell>
          <table:table-cell table:number-columns-repeated="2" office:value-type="float" office:value="46611.3321032951" calcext:value-type="float">
            <text:p>46611.33210329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71" calcext:value-type="float">
            <text:p>288.150000000171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5912" calcext:value-type="float">
            <text:p>-0.915211365685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98" calcext:value-type="float">
            <text:p>0.00454411230833298</text:p>
          </table:table-cell>
          <table:table-cell office:value-type="float" office:value="1.49075064188981" calcext:value-type="float">
            <text:p>1.49075064188981</text:p>
          </table:table-cell>
          <table:table-cell table:number-columns-repeated="2" office:value-type="float" office:value="46611.3321032951" calcext:value-type="float">
            <text:p>46611.3321032951</text:p>
          </table:table-cell>
          <table:table-cell office:value-type="float" office:value="0.00798151622692525" calcext:value-type="float">
            <text:p>0.007981516226925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66" calcext:value-type="float">
            <text:p>288.150000000166</text:p>
          </table:table-cell>
          <table:table-cell office:value-type="float" office:value="0.00000000082809492596" calcext:value-type="float">
            <text:p>8.28094925964251E-10</text:p>
          </table:table-cell>
          <table:table-cell office:value-type="float" office:value="364.873583510258" calcext:value-type="float">
            <text:p>364.873583510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842" calcext:value-type="float">
            <text:p>0.00177251333567842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0266176" calcext:value-type="float">
            <text:p>2.66175970153881E-1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171" calcext:value-type="float">
            <text:p>15.000000000171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842" calcext:value-type="float">
            <text:p>1.77251333567842</text:p>
          </table:table-cell>
          <table:table-cell office:value-type="float" office:value="1.46611332103295" calcext:value-type="float">
            <text:p>1.46611332103295</text:p>
          </table:table-cell>
          <table:table-cell office:value-type="float" office:value="205850.966627907" calcext:value-type="float">
            <text:p>205850.96662790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47" calcext:value-type="float">
            <text:p>1.77251333567947</text:p>
          </table:table-cell>
          <table:table-cell table:number-columns-repeated="2" office:value-type="float" office:value="1.77251333567842" calcext:value-type="float">
            <text:p>1.772513335678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157" calcext:value-type="float">
            <text:p>288564.77709815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409" calcext:value-type="float">
            <text:p>11515.9222546409</text:p>
          </table:table-cell>
          <table:table-cell office:value-type="float" office:value="-9212.73780371203" calcext:value-type="float">
            <text:p>-9212.73780371203</text:p>
          </table:table-cell>
          <table:table-cell office:value-type="float" office:value="-2303.18445092801" calcext:value-type="float">
            <text:p>-2303.184450928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529" calcext:value-type="float">
            <text:p>-0.0399075811346529</text:p>
          </table:table-cell>
          <table:table-cell office:value-type="float" office:value="0.031926064907701" calcext:value-type="float">
            <text:p>0.031926064907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525" calcext:value-type="float">
            <text:p>0.00798151622692525</text:p>
          </table:table-cell>
          <table:table-cell office:value-type="float" office:value="146611.332103295" calcext:value-type="float">
            <text:p>146611.332103295</text:p>
          </table:table-cell>
          <table:table-cell office:value-type="float" office:value="288564.777098157" calcext:value-type="float">
            <text:p>288564.777098157</text:p>
          </table:table-cell>
          <table:table-cell office:value-type="float" office:value="146611.332103295" calcext:value-type="float">
            <text:p>146611.332103295</text:p>
          </table:table-cell>
          <table:table-cell office:value-type="float" office:value="288564.777098157" calcext:value-type="float">
            <text:p>288564.777098157</text:p>
          </table:table-cell>
          <table:table-cell office:value-type="float" office:value="4.19313617123084" calcext:value-type="float">
            <text:p>4.19313617123084</text:p>
          </table:table-cell>
          <table:table-cell office:value-type="float" office:value="288564.777098157" calcext:value-type="float">
            <text:p>288564.777098157</text:p>
          </table:table-cell>
          <table:table-cell office:value-type="float" office:value="0.0399075811346529" calcext:value-type="float">
            <text:p>0.0399075811346529</text:p>
          </table:table-cell>
          <table:table-cell office:value-type="float" office:value="-0.0399075811346529" calcext:value-type="float">
            <text:p>-0.0399075811346529</text:p>
          </table:table-cell>
          <table:table-cell office:value-type="float" office:value="146611.332103295" calcext:value-type="float">
            <text:p>146611.332103295</text:p>
          </table:table-cell>
          <table:table-cell office:value-type="float" office:value="3.66084546274365" calcext:value-type="float">
            <text:p>3.66084546274365</text:p>
          </table:table-cell>
          <table:table-cell table:number-columns-repeated="2" office:value-type="float" office:value="0.031926064907701" calcext:value-type="float">
            <text:p>0.031926064907701</text:p>
          </table:table-cell>
          <table:table-cell office:value-type="float" office:value="146611.332103295" calcext:value-type="float">
            <text:p>146611.332103295</text:p>
          </table:table-cell>
          <table:table-cell office:value-type="float" office:value="288564.777098157" calcext:value-type="float">
            <text:p>288564.777098157</text:p>
          </table:table-cell>
          <table:table-cell office:value-type="float" office:value="-0.031926064907701" calcext:value-type="float">
            <text:p>-0.031926064907701</text:p>
          </table:table-cell>
          <table:table-cell office:value-type="float" office:value="0.915211365685912" calcext:value-type="float">
            <text:p>0.915211365685912</text:p>
          </table:table-cell>
          <table:table-cell office:value-type="float" office:value="0.00798151622692525" calcext:value-type="float">
            <text:p>0.00798151622692525</text:p>
          </table:table-cell>
          <table:table-cell office:value-type="float" office:value="146611.332103295" calcext:value-type="float">
            <text:p>146611.332103295</text:p>
          </table:table-cell>
          <table:table-cell office:value-type="float" office:value="288564.777098157" calcext:value-type="float">
            <text:p>288564.777098157</text:p>
          </table:table-cell>
          <table:table-cell office:value-type="float" office:value="-0.00798151622692525" calcext:value-type="float">
            <text:p>-0.00798151622692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171" calcext:value-type="float">
            <text:p>288.150000000171</text:p>
          </table:table-cell>
          <table:table-cell office:value-type="float" office:value="146611.332103295" calcext:value-type="float">
            <text:p>146611.332103295</text:p>
          </table:table-cell>
          <table:table-cell office:value-type="float" office:value="288564.777098157" calcext:value-type="float">
            <text:p>288564.777098157</text:p>
          </table:table-cell>
          <table:table-cell office:value-type="float" office:value="288.150000000171" calcext:value-type="float">
            <text:p>288.150000000171</text:p>
          </table:table-cell>
          <table:table-cell office:value-type="float" office:value="146611.332103295" calcext:value-type="float">
            <text:p>146611.332103295</text:p>
          </table:table-cell>
          <table:table-cell table:number-columns-repeated="4" office:value-type="float" office:value="288564.777098157" calcext:value-type="float">
            <text:p>288564.777098157</text:p>
          </table:table-cell>
          <table:table-cell office:value-type="float" office:value="0.0399075811346529" calcext:value-type="float">
            <text:p>0.0399075811346529</text:p>
          </table:table-cell>
          <table:table-cell office:value-type="float" office:value="-0.031926064907701" calcext:value-type="float">
            <text:p>-0.031926064907701</text:p>
          </table:table-cell>
          <table:table-cell office:value-type="float" office:value="-0.00798151622692525" calcext:value-type="float">
            <text:p>-0.00798151622692525</text:p>
          </table:table-cell>
          <table:table-cell table:number-columns-repeated="10" office:value-type="float" office:value="146611.332103295" calcext:value-type="float">
            <text:p>146611.33210329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88.150000000166" calcext:value-type="float">
            <text:p>288.150000000166</text:p>
          </table:table-cell>
          <table:table-cell office:value-type="float" office:value="146611.332103296" calcext:value-type="float">
            <text:p>146611.332103296</text:p>
          </table:table-cell>
          <table:table-cell office:value-type="float" office:value="-0.00000000356016808236" calcext:value-type="float">
            <text:p>-3.56016808236495E-09</text:p>
          </table:table-cell>
          <table:table-cell office:value-type="float" office:value="0.00000032823601733683" calcext:value-type="float">
            <text:p>3.28236017336827E-07</text:p>
          </table:table-cell>
          <table:table-cell office:value-type="float" office:value="0.00000000079899109551" calcext:value-type="float">
            <text:p>7.98991095507518E-10</text:p>
          </table:table-cell>
          <table:table-cell office:value-type="float" office:value="0.0000000000000258682" calcext:value-type="float">
            <text:p>2.58681964737662E-14</text:p>
          </table:table-cell>
          <table:table-cell office:value-type="float" office:value="0.00000000002586819647" calcext:value-type="float">
            <text:p>2.58681964737662E-11</text:p>
          </table:table-cell>
          <table:table-cell office:value-type="float" office:value="-0.0000025534375750157" calcext:value-type="float">
            <text:p>-2.5534375750157E-06</text:p>
          </table:table-cell>
          <table:table-cell office:value-type="float" office:value="-0.00000357538818409705" calcext:value-type="float">
            <text:p>-3.57538818409705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015" calcext:value-type="float">
            <text:p>0.0319260649077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08" calcext:value-type="float">
            <text:p>-4.1931361712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91" calcext:value-type="float">
            <text:p>0.0165045405114791</text:p>
          </table:table-cell>
          <table:table-cell office:value-type="float" office:value="2.09524461594043" calcext:value-type="float">
            <text:p>2.09524461594043</text:p>
          </table:table-cell>
          <table:table-cell table:number-columns-repeated="2" office:value-type="float" office:value="53388.6678967045" calcext:value-type="float">
            <text:p>53388.6678967045</text:p>
          </table:table-cell>
          <table:table-cell office:value-type="float" office:value="0.0399075811346527" calcext:value-type="float">
            <text:p>0.03990758113465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368" calcext:value-type="float">
            <text:p>-3.66084546274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908" calcext:value-type="float">
            <text:p>0.0180117487778908</text:p>
          </table:table-cell>
          <table:table-cell office:value-type="float" office:value="1.49075064188983" calcext:value-type="float">
            <text:p>1.49075064188983</text:p>
          </table:table-cell>
          <table:table-cell table:number-columns-repeated="2" office:value-type="float" office:value="46611.3321032955" calcext:value-type="float">
            <text:p>46611.33210329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66" calcext:value-type="float">
            <text:p>288.150000000166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592" calcext:value-type="float">
            <text:p>-0.91521136568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96" calcext:value-type="float">
            <text:p>0.00454411230833296</text:p>
          </table:table-cell>
          <table:table-cell office:value-type="float" office:value="1.49075064188983" calcext:value-type="float">
            <text:p>1.49075064188983</text:p>
          </table:table-cell>
          <table:table-cell table:number-columns-repeated="2" office:value-type="float" office:value="46611.3321032955" calcext:value-type="float">
            <text:p>46611.3321032955</text:p>
          </table:table-cell>
          <table:table-cell office:value-type="float" office:value="0.00798151622692537" calcext:value-type="float">
            <text:p>0.0079815162269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62" calcext:value-type="float">
            <text:p>288.150000000162</text:p>
          </table:table-cell>
          <table:table-cell office:value-type="float" office:value="0.00000000079899109551" calcext:value-type="float">
            <text:p>7.98991095507518E-10</text:p>
          </table:table-cell>
          <table:table-cell office:value-type="float" office:value="364.873583510259" calcext:value-type="float">
            <text:p>364.873583510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845" calcext:value-type="float">
            <text:p>0.00177251333567845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0258682" calcext:value-type="float">
            <text:p>2.58681964737662E-1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1664" calcext:value-type="float">
            <text:p>15.0000000001664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845" calcext:value-type="float">
            <text:p>1.77251333567845</text:p>
          </table:table-cell>
          <table:table-cell office:value-type="float" office:value="1.46611332103296" calcext:value-type="float">
            <text:p>1.46611332103296</text:p>
          </table:table-cell>
          <table:table-cell office:value-type="float" office:value="205850.966627904" calcext:value-type="float">
            <text:p>205850.96662790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48" calcext:value-type="float">
            <text:p>1.77251333567948</text:p>
          </table:table-cell>
          <table:table-cell table:number-columns-repeated="2" office:value-type="float" office:value="1.77251333567845" calcext:value-type="float">
            <text:p>1.772513335678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152" calcext:value-type="float">
            <text:p>288564.7770981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408" calcext:value-type="float">
            <text:p>11515.9222546408</text:p>
          </table:table-cell>
          <table:table-cell office:value-type="float" office:value="-9212.73780371201" calcext:value-type="float">
            <text:p>-9212.73780371201</text:p>
          </table:table-cell>
          <table:table-cell office:value-type="float" office:value="-2303.184450928" calcext:value-type="float">
            <text:p>-2303.1844509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527" calcext:value-type="float">
            <text:p>-0.0399075811346527</text:p>
          </table:table-cell>
          <table:table-cell office:value-type="float" office:value="0.0319260649077015" calcext:value-type="float">
            <text:p>0.0319260649077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537" calcext:value-type="float">
            <text:p>0.00798151622692537</text:p>
          </table:table-cell>
          <table:table-cell office:value-type="float" office:value="146611.332103296" calcext:value-type="float">
            <text:p>146611.332103296</text:p>
          </table:table-cell>
          <table:table-cell office:value-type="float" office:value="288564.777098152" calcext:value-type="float">
            <text:p>288564.777098152</text:p>
          </table:table-cell>
          <table:table-cell office:value-type="float" office:value="146611.332103296" calcext:value-type="float">
            <text:p>146611.332103296</text:p>
          </table:table-cell>
          <table:table-cell office:value-type="float" office:value="288564.777098152" calcext:value-type="float">
            <text:p>288564.777098152</text:p>
          </table:table-cell>
          <table:table-cell office:value-type="float" office:value="4.1931361712308" calcext:value-type="float">
            <text:p>4.1931361712308</text:p>
          </table:table-cell>
          <table:table-cell office:value-type="float" office:value="288564.777098152" calcext:value-type="float">
            <text:p>288564.777098152</text:p>
          </table:table-cell>
          <table:table-cell office:value-type="float" office:value="0.0399075811346527" calcext:value-type="float">
            <text:p>0.0399075811346527</text:p>
          </table:table-cell>
          <table:table-cell office:value-type="float" office:value="-0.0399075811346527" calcext:value-type="float">
            <text:p>-0.0399075811346527</text:p>
          </table:table-cell>
          <table:table-cell office:value-type="float" office:value="146611.332103296" calcext:value-type="float">
            <text:p>146611.332103296</text:p>
          </table:table-cell>
          <table:table-cell office:value-type="float" office:value="3.66084546274368" calcext:value-type="float">
            <text:p>3.66084546274368</text:p>
          </table:table-cell>
          <table:table-cell table:number-columns-repeated="2" office:value-type="float" office:value="0.0319260649077015" calcext:value-type="float">
            <text:p>0.0319260649077015</text:p>
          </table:table-cell>
          <table:table-cell office:value-type="float" office:value="146611.332103296" calcext:value-type="float">
            <text:p>146611.332103296</text:p>
          </table:table-cell>
          <table:table-cell office:value-type="float" office:value="288564.777098152" calcext:value-type="float">
            <text:p>288564.777098152</text:p>
          </table:table-cell>
          <table:table-cell office:value-type="float" office:value="-0.0319260649077015" calcext:value-type="float">
            <text:p>-0.0319260649077015</text:p>
          </table:table-cell>
          <table:table-cell office:value-type="float" office:value="0.91521136568592" calcext:value-type="float">
            <text:p>0.91521136568592</text:p>
          </table:table-cell>
          <table:table-cell office:value-type="float" office:value="0.00798151622692537" calcext:value-type="float">
            <text:p>0.00798151622692537</text:p>
          </table:table-cell>
          <table:table-cell office:value-type="float" office:value="146611.332103296" calcext:value-type="float">
            <text:p>146611.332103296</text:p>
          </table:table-cell>
          <table:table-cell office:value-type="float" office:value="288564.777098152" calcext:value-type="float">
            <text:p>288564.777098152</text:p>
          </table:table-cell>
          <table:table-cell office:value-type="float" office:value="-0.00798151622692537" calcext:value-type="float">
            <text:p>-0.007981516226925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166" calcext:value-type="float">
            <text:p>288.150000000166</text:p>
          </table:table-cell>
          <table:table-cell office:value-type="float" office:value="146611.332103296" calcext:value-type="float">
            <text:p>146611.332103296</text:p>
          </table:table-cell>
          <table:table-cell office:value-type="float" office:value="288564.777098152" calcext:value-type="float">
            <text:p>288564.777098152</text:p>
          </table:table-cell>
          <table:table-cell office:value-type="float" office:value="288.150000000166" calcext:value-type="float">
            <text:p>288.150000000166</text:p>
          </table:table-cell>
          <table:table-cell office:value-type="float" office:value="146611.332103296" calcext:value-type="float">
            <text:p>146611.332103296</text:p>
          </table:table-cell>
          <table:table-cell table:number-columns-repeated="4" office:value-type="float" office:value="288564.777098152" calcext:value-type="float">
            <text:p>288564.777098152</text:p>
          </table:table-cell>
          <table:table-cell office:value-type="float" office:value="0.0399075811346527" calcext:value-type="float">
            <text:p>0.0399075811346527</text:p>
          </table:table-cell>
          <table:table-cell office:value-type="float" office:value="-0.0319260649077015" calcext:value-type="float">
            <text:p>-0.0319260649077015</text:p>
          </table:table-cell>
          <table:table-cell office:value-type="float" office:value="-0.00798151622692537" calcext:value-type="float">
            <text:p>-0.00798151622692537</text:p>
          </table:table-cell>
          <table:table-cell table:number-columns-repeated="10" office:value-type="float" office:value="146611.332103296" calcext:value-type="float">
            <text:p>146611.332103296</text:p>
          </table:table-cell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office:value-type="float" office:value="288.150000000162" calcext:value-type="float">
            <text:p>288.150000000162</text:p>
          </table:table-cell>
          <table:table-cell office:value-type="float" office:value="146611.332103296" calcext:value-type="float">
            <text:p>146611.332103296</text:p>
          </table:table-cell>
          <table:table-cell office:value-type="float" office:value="-0.00000000346406406716" calcext:value-type="float">
            <text:p>-3.46406406715697E-09</text:p>
          </table:table-cell>
          <table:table-cell office:value-type="float" office:value="0.00000031744393947867" calcext:value-type="float">
            <text:p>3.17443939478669E-07</text:p>
          </table:table-cell>
          <table:table-cell office:value-type="float" office:value="0.00000000077261574916" calcext:value-type="float">
            <text:p>7.72615749156103E-10</text:p>
          </table:table-cell>
          <table:table-cell office:value-type="float" office:value="0.00000000000002514655" calcext:value-type="float">
            <text:p>2.51465515077598E-14</text:p>
          </table:table-cell>
          <table:table-cell office:value-type="float" office:value="0.00000000002514655151" calcext:value-type="float">
            <text:p>2.51465515077598E-11</text:p>
          </table:table-cell>
          <table:table-cell office:value-type="float" office:value="-0.0000024845094800874" calcext:value-type="float">
            <text:p>-2.4845094800874E-06</text:p>
          </table:table-cell>
          <table:table-cell office:value-type="float" office:value="-0.0000034788733138804" calcext:value-type="float">
            <text:p>-3.4788733138804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019" calcext:value-type="float">
            <text:p>0.0319260649077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077" calcext:value-type="float">
            <text:p>-4.19313617123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91" calcext:value-type="float">
            <text:p>0.0165045405114791</text:p>
          </table:table-cell>
          <table:table-cell office:value-type="float" office:value="2.09524461594045" calcext:value-type="float">
            <text:p>2.09524461594045</text:p>
          </table:table-cell>
          <table:table-cell office:value-type="float" office:value="53388.6678967041" calcext:value-type="float">
            <text:p>53388.6678967041</text:p>
          </table:table-cell>
          <table:table-cell office:value-type="float" office:value="53388.667896704" calcext:value-type="float">
            <text:p>53388.667896704</text:p>
          </table:table-cell>
          <table:table-cell office:value-type="float" office:value="0.0399075811346526" calcext:value-type="float">
            <text:p>0.03990758113465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372" calcext:value-type="float">
            <text:p>-3.66084546274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907" calcext:value-type="float">
            <text:p>0.0180117487778907</text:p>
          </table:table-cell>
          <table:table-cell office:value-type="float" office:value="1.49075064188984" calcext:value-type="float">
            <text:p>1.49075064188984</text:p>
          </table:table-cell>
          <table:table-cell table:number-columns-repeated="2" office:value-type="float" office:value="46611.332103296" calcext:value-type="float">
            <text:p>46611.3321032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62" calcext:value-type="float">
            <text:p>288.150000000162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5929" calcext:value-type="float">
            <text:p>-0.915211365685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93" calcext:value-type="float">
            <text:p>0.00454411230833293</text:p>
          </table:table-cell>
          <table:table-cell office:value-type="float" office:value="1.49075064188984" calcext:value-type="float">
            <text:p>1.49075064188984</text:p>
          </table:table-cell>
          <table:table-cell table:number-columns-repeated="2" office:value-type="float" office:value="46611.332103296" calcext:value-type="float">
            <text:p>46611.332103296</text:p>
          </table:table-cell>
          <table:table-cell office:value-type="float" office:value="0.00798151622692548" calcext:value-type="float">
            <text:p>0.007981516226925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57" calcext:value-type="float">
            <text:p>288.150000000157</text:p>
          </table:table-cell>
          <table:table-cell office:value-type="float" office:value="0.00000000077261574916" calcext:value-type="float">
            <text:p>7.72615749156103E-10</text:p>
          </table:table-cell>
          <table:table-cell office:value-type="float" office:value="364.87358351026" calcext:value-type="float">
            <text:p>364.87358351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849" calcext:value-type="float">
            <text:p>0.00177251333567849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02514655" calcext:value-type="float">
            <text:p>2.51465515077598E-1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1618" calcext:value-type="float">
            <text:p>15.0000000001618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849" calcext:value-type="float">
            <text:p>1.77251333567849</text:p>
          </table:table-cell>
          <table:table-cell office:value-type="float" office:value="1.46611332103296" calcext:value-type="float">
            <text:p>1.46611332103296</text:p>
          </table:table-cell>
          <table:table-cell office:value-type="float" office:value="205850.9666279" calcext:value-type="float">
            <text:p>205850.966627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48" calcext:value-type="float">
            <text:p>1.77251333567948</text:p>
          </table:table-cell>
          <table:table-cell table:number-columns-repeated="2" office:value-type="float" office:value="1.77251333567849" calcext:value-type="float">
            <text:p>1.772513335678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148" calcext:value-type="float">
            <text:p>288564.7770981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408" calcext:value-type="float">
            <text:p>11515.9222546408</text:p>
          </table:table-cell>
          <table:table-cell office:value-type="float" office:value="-9212.73780371199" calcext:value-type="float">
            <text:p>-9212.73780371199</text:p>
          </table:table-cell>
          <table:table-cell office:value-type="float" office:value="-2303.184450928" calcext:value-type="float">
            <text:p>-2303.1844509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526" calcext:value-type="float">
            <text:p>-0.0399075811346526</text:p>
          </table:table-cell>
          <table:table-cell office:value-type="float" office:value="0.0319260649077019" calcext:value-type="float">
            <text:p>0.0319260649077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548" calcext:value-type="float">
            <text:p>0.00798151622692548</text:p>
          </table:table-cell>
          <table:table-cell office:value-type="float" office:value="146611.332103296" calcext:value-type="float">
            <text:p>146611.332103296</text:p>
          </table:table-cell>
          <table:table-cell office:value-type="float" office:value="288564.777098148" calcext:value-type="float">
            <text:p>288564.777098148</text:p>
          </table:table-cell>
          <table:table-cell office:value-type="float" office:value="146611.332103296" calcext:value-type="float">
            <text:p>146611.332103296</text:p>
          </table:table-cell>
          <table:table-cell office:value-type="float" office:value="288564.777098148" calcext:value-type="float">
            <text:p>288564.777098148</text:p>
          </table:table-cell>
          <table:table-cell office:value-type="float" office:value="4.19313617123077" calcext:value-type="float">
            <text:p>4.19313617123077</text:p>
          </table:table-cell>
          <table:table-cell office:value-type="float" office:value="288564.777098148" calcext:value-type="float">
            <text:p>288564.777098148</text:p>
          </table:table-cell>
          <table:table-cell office:value-type="float" office:value="0.0399075811346526" calcext:value-type="float">
            <text:p>0.0399075811346526</text:p>
          </table:table-cell>
          <table:table-cell office:value-type="float" office:value="-0.0399075811346526" calcext:value-type="float">
            <text:p>-0.0399075811346526</text:p>
          </table:table-cell>
          <table:table-cell office:value-type="float" office:value="146611.332103296" calcext:value-type="float">
            <text:p>146611.332103296</text:p>
          </table:table-cell>
          <table:table-cell office:value-type="float" office:value="3.66084546274372" calcext:value-type="float">
            <text:p>3.66084546274372</text:p>
          </table:table-cell>
          <table:table-cell table:number-columns-repeated="2" office:value-type="float" office:value="0.0319260649077019" calcext:value-type="float">
            <text:p>0.0319260649077019</text:p>
          </table:table-cell>
          <table:table-cell office:value-type="float" office:value="146611.332103296" calcext:value-type="float">
            <text:p>146611.332103296</text:p>
          </table:table-cell>
          <table:table-cell office:value-type="float" office:value="288564.777098148" calcext:value-type="float">
            <text:p>288564.777098148</text:p>
          </table:table-cell>
          <table:table-cell office:value-type="float" office:value="-0.0319260649077019" calcext:value-type="float">
            <text:p>-0.0319260649077019</text:p>
          </table:table-cell>
          <table:table-cell office:value-type="float" office:value="0.915211365685929" calcext:value-type="float">
            <text:p>0.915211365685929</text:p>
          </table:table-cell>
          <table:table-cell office:value-type="float" office:value="0.00798151622692548" calcext:value-type="float">
            <text:p>0.00798151622692548</text:p>
          </table:table-cell>
          <table:table-cell office:value-type="float" office:value="146611.332103296" calcext:value-type="float">
            <text:p>146611.332103296</text:p>
          </table:table-cell>
          <table:table-cell office:value-type="float" office:value="288564.777098148" calcext:value-type="float">
            <text:p>288564.777098148</text:p>
          </table:table-cell>
          <table:table-cell office:value-type="float" office:value="-0.00798151622692548" calcext:value-type="float">
            <text:p>-0.007981516226925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162" calcext:value-type="float">
            <text:p>288.150000000162</text:p>
          </table:table-cell>
          <table:table-cell office:value-type="float" office:value="146611.332103296" calcext:value-type="float">
            <text:p>146611.332103296</text:p>
          </table:table-cell>
          <table:table-cell office:value-type="float" office:value="288564.777098148" calcext:value-type="float">
            <text:p>288564.777098148</text:p>
          </table:table-cell>
          <table:table-cell office:value-type="float" office:value="288.150000000162" calcext:value-type="float">
            <text:p>288.150000000162</text:p>
          </table:table-cell>
          <table:table-cell office:value-type="float" office:value="146611.332103296" calcext:value-type="float">
            <text:p>146611.332103296</text:p>
          </table:table-cell>
          <table:table-cell table:number-columns-repeated="4" office:value-type="float" office:value="288564.777098148" calcext:value-type="float">
            <text:p>288564.777098148</text:p>
          </table:table-cell>
          <table:table-cell office:value-type="float" office:value="0.0399075811346526" calcext:value-type="float">
            <text:p>0.0399075811346526</text:p>
          </table:table-cell>
          <table:table-cell office:value-type="float" office:value="-0.0319260649077019" calcext:value-type="float">
            <text:p>-0.0319260649077019</text:p>
          </table:table-cell>
          <table:table-cell office:value-type="float" office:value="-0.00798151622692548" calcext:value-type="float">
            <text:p>-0.00798151622692548</text:p>
          </table:table-cell>
          <table:table-cell table:number-columns-repeated="10" office:value-type="float" office:value="146611.332103296" calcext:value-type="float">
            <text:p>146611.332103296</text:p>
          </table:table-cell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office:value-type="float" office:value="288.150000000157" calcext:value-type="float">
            <text:p>288.150000000157</text:p>
          </table:table-cell>
          <table:table-cell office:value-type="float" office:value="146611.332103296" calcext:value-type="float">
            <text:p>146611.332103296</text:p>
          </table:table-cell>
          <table:table-cell office:value-type="float" office:value="-0.00000000336524975461" calcext:value-type="float">
            <text:p>-3.36524975461088E-09</text:p>
          </table:table-cell>
          <table:table-cell office:value-type="float" office:value="0.00000030975269372922" calcext:value-type="float">
            <text:p>3.09752693729219E-07</text:p>
          </table:table-cell>
          <table:table-cell office:value-type="float" office:value="0.00000000075397110777" calcext:value-type="float">
            <text:p>7.53971107769758E-10</text:p>
          </table:table-cell>
          <table:table-cell office:value-type="float" office:value="0.00000000000002444572" calcext:value-type="float">
            <text:p>2.44457232234652E-14</text:p>
          </table:table-cell>
          <table:table-cell office:value-type="float" office:value="0.00000000002444572322" calcext:value-type="float">
            <text:p>2.44457232234652E-11</text:p>
          </table:table-cell>
          <table:table-cell office:value-type="float" office:value="-0.00000241363749517906" calcext:value-type="float">
            <text:p>-2.41363749517906E-06</text:p>
          </table:table-cell>
          <table:table-cell office:value-type="float" office:value="-0.00000337963655951282" calcext:value-type="float">
            <text:p>-3.37963655951282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024" calcext:value-type="float">
            <text:p>0.0319260649077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073" calcext:value-type="float">
            <text:p>-4.19313617123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9" calcext:value-type="float">
            <text:p>0.016504540511479</text:p>
          </table:table-cell>
          <table:table-cell office:value-type="float" office:value="2.09524461594046" calcext:value-type="float">
            <text:p>2.09524461594046</text:p>
          </table:table-cell>
          <table:table-cell table:number-columns-repeated="2" office:value-type="float" office:value="53388.6678967036" calcext:value-type="float">
            <text:p>53388.6678967036</text:p>
          </table:table-cell>
          <table:table-cell office:value-type="float" office:value="0.0399075811346524" calcext:value-type="float">
            <text:p>0.0399075811346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375" calcext:value-type="float">
            <text:p>-3.66084546274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906" calcext:value-type="float">
            <text:p>0.0180117487778906</text:p>
          </table:table-cell>
          <table:table-cell office:value-type="float" office:value="1.49075064188986" calcext:value-type="float">
            <text:p>1.49075064188986</text:p>
          </table:table-cell>
          <table:table-cell table:number-columns-repeated="2" office:value-type="float" office:value="46611.3321032964" calcext:value-type="float">
            <text:p>46611.33210329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57" calcext:value-type="float">
            <text:p>288.150000000157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5937" calcext:value-type="float">
            <text:p>-0.915211365685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9" calcext:value-type="float">
            <text:p>0.0045441123083329</text:p>
          </table:table-cell>
          <table:table-cell office:value-type="float" office:value="1.49075064188986" calcext:value-type="float">
            <text:p>1.49075064188986</text:p>
          </table:table-cell>
          <table:table-cell table:number-columns-repeated="2" office:value-type="float" office:value="46611.3321032964" calcext:value-type="float">
            <text:p>46611.3321032964</text:p>
          </table:table-cell>
          <table:table-cell office:value-type="float" office:value="0.00798151622692559" calcext:value-type="float">
            <text:p>0.007981516226925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53" calcext:value-type="float">
            <text:p>288.150000000153</text:p>
          </table:table-cell>
          <table:table-cell office:value-type="float" office:value="0.00000000075397110777" calcext:value-type="float">
            <text:p>7.53971107769758E-10</text:p>
          </table:table-cell>
          <table:table-cell office:value-type="float" office:value="364.873583510261" calcext:value-type="float">
            <text:p>364.873583510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852" calcext:value-type="float">
            <text:p>0.00177251333567852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02444572" calcext:value-type="float">
            <text:p>2.44457232234652E-1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1572" calcext:value-type="float">
            <text:p>15.0000000001572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852" calcext:value-type="float">
            <text:p>1.77251333567852</text:p>
          </table:table-cell>
          <table:table-cell office:value-type="float" office:value="1.46611332103296" calcext:value-type="float">
            <text:p>1.46611332103296</text:p>
          </table:table-cell>
          <table:table-cell office:value-type="float" office:value="205850.966627897" calcext:value-type="float">
            <text:p>205850.96662789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49" calcext:value-type="float">
            <text:p>1.77251333567949</text:p>
          </table:table-cell>
          <table:table-cell table:number-columns-repeated="2" office:value-type="float" office:value="1.77251333567852" calcext:value-type="float">
            <text:p>1.772513335678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143" calcext:value-type="float">
            <text:p>288564.7770981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407" calcext:value-type="float">
            <text:p>11515.9222546407</text:p>
          </table:table-cell>
          <table:table-cell office:value-type="float" office:value="-9212.73780371197" calcext:value-type="float">
            <text:p>-9212.73780371197</text:p>
          </table:table-cell>
          <table:table-cell office:value-type="float" office:value="-2303.18445092799" calcext:value-type="float">
            <text:p>-2303.184450927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524" calcext:value-type="float">
            <text:p>-0.0399075811346524</text:p>
          </table:table-cell>
          <table:table-cell office:value-type="float" office:value="0.0319260649077024" calcext:value-type="float">
            <text:p>0.0319260649077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559" calcext:value-type="float">
            <text:p>0.00798151622692559</text:p>
          </table:table-cell>
          <table:table-cell office:value-type="float" office:value="146611.332103296" calcext:value-type="float">
            <text:p>146611.332103296</text:p>
          </table:table-cell>
          <table:table-cell office:value-type="float" office:value="288564.777098143" calcext:value-type="float">
            <text:p>288564.777098143</text:p>
          </table:table-cell>
          <table:table-cell office:value-type="float" office:value="146611.332103296" calcext:value-type="float">
            <text:p>146611.332103296</text:p>
          </table:table-cell>
          <table:table-cell office:value-type="float" office:value="288564.777098143" calcext:value-type="float">
            <text:p>288564.777098143</text:p>
          </table:table-cell>
          <table:table-cell office:value-type="float" office:value="4.19313617123073" calcext:value-type="float">
            <text:p>4.19313617123073</text:p>
          </table:table-cell>
          <table:table-cell office:value-type="float" office:value="288564.777098143" calcext:value-type="float">
            <text:p>288564.777098143</text:p>
          </table:table-cell>
          <table:table-cell office:value-type="float" office:value="0.0399075811346524" calcext:value-type="float">
            <text:p>0.0399075811346524</text:p>
          </table:table-cell>
          <table:table-cell office:value-type="float" office:value="-0.0399075811346524" calcext:value-type="float">
            <text:p>-0.0399075811346524</text:p>
          </table:table-cell>
          <table:table-cell office:value-type="float" office:value="146611.332103296" calcext:value-type="float">
            <text:p>146611.332103296</text:p>
          </table:table-cell>
          <table:table-cell office:value-type="float" office:value="3.66084546274375" calcext:value-type="float">
            <text:p>3.66084546274375</text:p>
          </table:table-cell>
          <table:table-cell table:number-columns-repeated="2" office:value-type="float" office:value="0.0319260649077024" calcext:value-type="float">
            <text:p>0.0319260649077024</text:p>
          </table:table-cell>
          <table:table-cell office:value-type="float" office:value="146611.332103296" calcext:value-type="float">
            <text:p>146611.332103296</text:p>
          </table:table-cell>
          <table:table-cell office:value-type="float" office:value="288564.777098143" calcext:value-type="float">
            <text:p>288564.777098143</text:p>
          </table:table-cell>
          <table:table-cell office:value-type="float" office:value="-0.0319260649077024" calcext:value-type="float">
            <text:p>-0.0319260649077024</text:p>
          </table:table-cell>
          <table:table-cell office:value-type="float" office:value="0.915211365685937" calcext:value-type="float">
            <text:p>0.915211365685937</text:p>
          </table:table-cell>
          <table:table-cell office:value-type="float" office:value="0.00798151622692559" calcext:value-type="float">
            <text:p>0.00798151622692559</text:p>
          </table:table-cell>
          <table:table-cell office:value-type="float" office:value="146611.332103296" calcext:value-type="float">
            <text:p>146611.332103296</text:p>
          </table:table-cell>
          <table:table-cell office:value-type="float" office:value="288564.777098143" calcext:value-type="float">
            <text:p>288564.777098143</text:p>
          </table:table-cell>
          <table:table-cell office:value-type="float" office:value="-0.00798151622692559" calcext:value-type="float">
            <text:p>-0.007981516226925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157" calcext:value-type="float">
            <text:p>288.150000000157</text:p>
          </table:table-cell>
          <table:table-cell office:value-type="float" office:value="146611.332103296" calcext:value-type="float">
            <text:p>146611.332103296</text:p>
          </table:table-cell>
          <table:table-cell office:value-type="float" office:value="288564.777098143" calcext:value-type="float">
            <text:p>288564.777098143</text:p>
          </table:table-cell>
          <table:table-cell office:value-type="float" office:value="288.150000000157" calcext:value-type="float">
            <text:p>288.150000000157</text:p>
          </table:table-cell>
          <table:table-cell office:value-type="float" office:value="146611.332103296" calcext:value-type="float">
            <text:p>146611.332103296</text:p>
          </table:table-cell>
          <table:table-cell table:number-columns-repeated="4" office:value-type="float" office:value="288564.777098143" calcext:value-type="float">
            <text:p>288564.777098143</text:p>
          </table:table-cell>
          <table:table-cell office:value-type="float" office:value="0.0399075811346524" calcext:value-type="float">
            <text:p>0.0399075811346524</text:p>
          </table:table-cell>
          <table:table-cell office:value-type="float" office:value="-0.0319260649077024" calcext:value-type="float">
            <text:p>-0.0319260649077024</text:p>
          </table:table-cell>
          <table:table-cell office:value-type="float" office:value="-0.00798151622692559" calcext:value-type="float">
            <text:p>-0.00798151622692559</text:p>
          </table:table-cell>
          <table:table-cell table:number-columns-repeated="10" office:value-type="float" office:value="146611.332103296" calcext:value-type="float">
            <text:p>146611.332103296</text:p>
          </table:table-cell>
        </table:table-row>
        <table:table-row table:style-name="ro1">
          <table:table-cell/>
          <table:table-cell office:value-type="float" office:value="5.3" calcext:value-type="float">
            <text:p>5.3</text:p>
          </table:table-cell>
          <table:table-cell office:value-type="float" office:value="288.150000000153" calcext:value-type="float">
            <text:p>288.150000000153</text:p>
          </table:table-cell>
          <table:table-cell office:value-type="float" office:value="146611.332103297" calcext:value-type="float">
            <text:p>146611.332103297</text:p>
          </table:table-cell>
          <table:table-cell office:value-type="float" office:value="-0.00000000326516052657" calcext:value-type="float">
            <text:p>-3.26516052657076E-09</text:p>
          </table:table-cell>
          <table:table-cell office:value-type="float" office:value="0.00000030041435827041" calcext:value-type="float">
            <text:p>3.00414358270414E-07</text:p>
          </table:table-cell>
          <table:table-cell office:value-type="float" office:value="0.00000000073123374023" calcext:value-type="float">
            <text:p>7.31233740225434E-10</text:p>
          </table:table-cell>
          <table:table-cell office:value-type="float" office:value="0.00000000000002371714" calcext:value-type="float">
            <text:p>2.37171393635549E-14</text:p>
          </table:table-cell>
          <table:table-cell office:value-type="float" office:value="0.00000000002371713936" calcext:value-type="float">
            <text:p>2.37171393635549E-11</text:p>
          </table:table-cell>
          <table:table-cell office:value-type="float" office:value="-0.00000234185111043" calcext:value-type="float">
            <text:p>-2.34185111043E-06</text:p>
          </table:table-cell>
          <table:table-cell office:value-type="float" office:value="-0.00000327911943925026" calcext:value-type="float">
            <text:p>-3.27911943925026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028" calcext:value-type="float">
            <text:p>0.03192606490770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07" calcext:value-type="float">
            <text:p>-4.1931361712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89" calcext:value-type="float">
            <text:p>0.0165045405114789</text:p>
          </table:table-cell>
          <table:table-cell office:value-type="float" office:value="2.09524461594048" calcext:value-type="float">
            <text:p>2.09524461594048</text:p>
          </table:table-cell>
          <table:table-cell table:number-columns-repeated="2" office:value-type="float" office:value="53388.6678967032" calcext:value-type="float">
            <text:p>53388.6678967032</text:p>
          </table:table-cell>
          <table:table-cell office:value-type="float" office:value="0.0399075811346522" calcext:value-type="float">
            <text:p>0.03990758113465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378" calcext:value-type="float">
            <text:p>-3.66084546274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905" calcext:value-type="float">
            <text:p>0.0180117487778905</text:p>
          </table:table-cell>
          <table:table-cell office:value-type="float" office:value="1.49075064188988" calcext:value-type="float">
            <text:p>1.49075064188988</text:p>
          </table:table-cell>
          <table:table-cell table:number-columns-repeated="2" office:value-type="float" office:value="46611.3321032968" calcext:value-type="float">
            <text:p>46611.33210329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53" calcext:value-type="float">
            <text:p>288.150000000153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5946" calcext:value-type="float">
            <text:p>-0.915211365685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88" calcext:value-type="float">
            <text:p>0.00454411230833288</text:p>
          </table:table-cell>
          <table:table-cell office:value-type="float" office:value="1.49075064188988" calcext:value-type="float">
            <text:p>1.49075064188988</text:p>
          </table:table-cell>
          <table:table-cell table:number-columns-repeated="2" office:value-type="float" office:value="46611.3321032968" calcext:value-type="float">
            <text:p>46611.3321032968</text:p>
          </table:table-cell>
          <table:table-cell office:value-type="float" office:value="0.00798151622692571" calcext:value-type="float">
            <text:p>0.007981516226925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48" calcext:value-type="float">
            <text:p>288.150000000148</text:p>
          </table:table-cell>
          <table:table-cell office:value-type="float" office:value="0.00000000073123374023" calcext:value-type="float">
            <text:p>7.31233740225434E-10</text:p>
          </table:table-cell>
          <table:table-cell office:value-type="float" office:value="364.873583510262" calcext:value-type="float">
            <text:p>364.873583510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855" calcext:value-type="float">
            <text:p>0.00177251333567855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02371714" calcext:value-type="float">
            <text:p>2.37171393635549E-1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1526" calcext:value-type="float">
            <text:p>15.0000000001526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855" calcext:value-type="float">
            <text:p>1.77251333567855</text:p>
          </table:table-cell>
          <table:table-cell office:value-type="float" office:value="1.46611332103297" calcext:value-type="float">
            <text:p>1.46611332103297</text:p>
          </table:table-cell>
          <table:table-cell office:value-type="float" office:value="205850.966627894" calcext:value-type="float">
            <text:p>205850.96662789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49" calcext:value-type="float">
            <text:p>1.77251333567949</text:p>
          </table:table-cell>
          <table:table-cell table:number-columns-repeated="2" office:value-type="float" office:value="1.77251333567855" calcext:value-type="float">
            <text:p>1.772513335678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138" calcext:value-type="float">
            <text:p>288564.77709813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407" calcext:value-type="float">
            <text:p>11515.9222546407</text:p>
          </table:table-cell>
          <table:table-cell office:value-type="float" office:value="-9212.73780371196" calcext:value-type="float">
            <text:p>-9212.73780371196</text:p>
          </table:table-cell>
          <table:table-cell office:value-type="float" office:value="-2303.18445092799" calcext:value-type="float">
            <text:p>-2303.184450927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522" calcext:value-type="float">
            <text:p>-0.0399075811346522</text:p>
          </table:table-cell>
          <table:table-cell office:value-type="float" office:value="0.0319260649077028" calcext:value-type="float">
            <text:p>0.0319260649077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571" calcext:value-type="float">
            <text:p>0.00798151622692571</text:p>
          </table:table-cell>
          <table:table-cell office:value-type="float" office:value="146611.332103297" calcext:value-type="float">
            <text:p>146611.332103297</text:p>
          </table:table-cell>
          <table:table-cell office:value-type="float" office:value="288564.777098138" calcext:value-type="float">
            <text:p>288564.777098138</text:p>
          </table:table-cell>
          <table:table-cell office:value-type="float" office:value="146611.332103297" calcext:value-type="float">
            <text:p>146611.332103297</text:p>
          </table:table-cell>
          <table:table-cell office:value-type="float" office:value="288564.777098138" calcext:value-type="float">
            <text:p>288564.777098138</text:p>
          </table:table-cell>
          <table:table-cell office:value-type="float" office:value="4.1931361712307" calcext:value-type="float">
            <text:p>4.1931361712307</text:p>
          </table:table-cell>
          <table:table-cell office:value-type="float" office:value="288564.777098138" calcext:value-type="float">
            <text:p>288564.777098138</text:p>
          </table:table-cell>
          <table:table-cell office:value-type="float" office:value="0.0399075811346522" calcext:value-type="float">
            <text:p>0.0399075811346522</text:p>
          </table:table-cell>
          <table:table-cell office:value-type="float" office:value="-0.0399075811346522" calcext:value-type="float">
            <text:p>-0.0399075811346522</text:p>
          </table:table-cell>
          <table:table-cell office:value-type="float" office:value="146611.332103297" calcext:value-type="float">
            <text:p>146611.332103297</text:p>
          </table:table-cell>
          <table:table-cell office:value-type="float" office:value="3.66084546274378" calcext:value-type="float">
            <text:p>3.66084546274378</text:p>
          </table:table-cell>
          <table:table-cell table:number-columns-repeated="2" office:value-type="float" office:value="0.0319260649077028" calcext:value-type="float">
            <text:p>0.0319260649077028</text:p>
          </table:table-cell>
          <table:table-cell office:value-type="float" office:value="146611.332103297" calcext:value-type="float">
            <text:p>146611.332103297</text:p>
          </table:table-cell>
          <table:table-cell office:value-type="float" office:value="288564.777098138" calcext:value-type="float">
            <text:p>288564.777098138</text:p>
          </table:table-cell>
          <table:table-cell office:value-type="float" office:value="-0.0319260649077028" calcext:value-type="float">
            <text:p>-0.0319260649077028</text:p>
          </table:table-cell>
          <table:table-cell office:value-type="float" office:value="0.915211365685946" calcext:value-type="float">
            <text:p>0.915211365685946</text:p>
          </table:table-cell>
          <table:table-cell office:value-type="float" office:value="0.00798151622692571" calcext:value-type="float">
            <text:p>0.00798151622692571</text:p>
          </table:table-cell>
          <table:table-cell office:value-type="float" office:value="146611.332103297" calcext:value-type="float">
            <text:p>146611.332103297</text:p>
          </table:table-cell>
          <table:table-cell office:value-type="float" office:value="288564.777098138" calcext:value-type="float">
            <text:p>288564.777098138</text:p>
          </table:table-cell>
          <table:table-cell office:value-type="float" office:value="-0.00798151622692571" calcext:value-type="float">
            <text:p>-0.007981516226925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153" calcext:value-type="float">
            <text:p>288.150000000153</text:p>
          </table:table-cell>
          <table:table-cell office:value-type="float" office:value="146611.332103297" calcext:value-type="float">
            <text:p>146611.332103297</text:p>
          </table:table-cell>
          <table:table-cell office:value-type="float" office:value="288564.777098138" calcext:value-type="float">
            <text:p>288564.777098138</text:p>
          </table:table-cell>
          <table:table-cell office:value-type="float" office:value="288.150000000153" calcext:value-type="float">
            <text:p>288.150000000153</text:p>
          </table:table-cell>
          <table:table-cell office:value-type="float" office:value="146611.332103297" calcext:value-type="float">
            <text:p>146611.332103297</text:p>
          </table:table-cell>
          <table:table-cell table:number-columns-repeated="4" office:value-type="float" office:value="288564.777098138" calcext:value-type="float">
            <text:p>288564.777098138</text:p>
          </table:table-cell>
          <table:table-cell office:value-type="float" office:value="0.0399075811346522" calcext:value-type="float">
            <text:p>0.0399075811346522</text:p>
          </table:table-cell>
          <table:table-cell office:value-type="float" office:value="-0.0319260649077028" calcext:value-type="float">
            <text:p>-0.0319260649077028</text:p>
          </table:table-cell>
          <table:table-cell office:value-type="float" office:value="-0.00798151622692571" calcext:value-type="float">
            <text:p>-0.00798151622692571</text:p>
          </table:table-cell>
          <table:table-cell table:number-columns-repeated="10" office:value-type="float" office:value="146611.332103297" calcext:value-type="float">
            <text:p>146611.332103297</text:p>
          </table:table-cell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office:value-type="float" office:value="288.150000000148" calcext:value-type="float">
            <text:p>288.150000000148</text:p>
          </table:table-cell>
          <table:table-cell office:value-type="float" office:value="146611.332103297" calcext:value-type="float">
            <text:p>146611.332103297</text:p>
          </table:table-cell>
          <table:table-cell office:value-type="float" office:value="-0.00000000316532354633" calcext:value-type="float">
            <text:p>-3.16532354632797E-09</text:p>
          </table:table-cell>
          <table:table-cell office:value-type="float" office:value="0.0000002938173903727" calcext:value-type="float">
            <text:p>2.93817390372703E-07</text:p>
          </table:table-cell>
          <table:table-cell office:value-type="float" office:value="0.00000000071531758294" calcext:value-type="float">
            <text:p>7.15317582944408E-10</text:p>
          </table:table-cell>
          <table:table-cell office:value-type="float" office:value="0.00000000000002302325" calcext:value-type="float">
            <text:p>2.30232499731642E-14</text:p>
          </table:table-cell>
          <table:table-cell office:value-type="float" office:value="0.00000000002302324997" calcext:value-type="float">
            <text:p>2.30232499731642E-11</text:p>
          </table:table-cell>
          <table:table-cell office:value-type="float" office:value="-0.00000227024564382554" calcext:value-type="float">
            <text:p>-2.27024564382554E-06</text:p>
          </table:table-cell>
          <table:table-cell office:value-type="float" office:value="-0.00000317885564517149" calcext:value-type="float">
            <text:p>-3.17885564517149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033" calcext:value-type="float">
            <text:p>0.03192606490770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067" calcext:value-type="float">
            <text:p>-4.19313617123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89" calcext:value-type="float">
            <text:p>0.0165045405114789</text:p>
          </table:table-cell>
          <table:table-cell office:value-type="float" office:value="2.0952446159405" calcext:value-type="float">
            <text:p>2.0952446159405</text:p>
          </table:table-cell>
          <table:table-cell table:number-columns-repeated="2" office:value-type="float" office:value="53388.6678967028" calcext:value-type="float">
            <text:p>53388.6678967028</text:p>
          </table:table-cell>
          <table:table-cell office:value-type="float" office:value="0.0399075811346521" calcext:value-type="float">
            <text:p>0.03990758113465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381" calcext:value-type="float">
            <text:p>-3.66084546274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904" calcext:value-type="float">
            <text:p>0.0180117487778904</text:p>
          </table:table-cell>
          <table:table-cell office:value-type="float" office:value="1.49075064188989" calcext:value-type="float">
            <text:p>1.49075064188989</text:p>
          </table:table-cell>
          <table:table-cell table:number-columns-repeated="2" office:value-type="float" office:value="46611.3321032972" calcext:value-type="float">
            <text:p>46611.33210329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48" calcext:value-type="float">
            <text:p>288.150000000148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5954" calcext:value-type="float">
            <text:p>-0.915211365685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86" calcext:value-type="float">
            <text:p>0.00454411230833286</text:p>
          </table:table-cell>
          <table:table-cell office:value-type="float" office:value="1.49075064188989" calcext:value-type="float">
            <text:p>1.49075064188989</text:p>
          </table:table-cell>
          <table:table-cell table:number-columns-repeated="2" office:value-type="float" office:value="46611.3321032972" calcext:value-type="float">
            <text:p>46611.3321032972</text:p>
          </table:table-cell>
          <table:table-cell office:value-type="float" office:value="0.00798151622692581" calcext:value-type="float">
            <text:p>0.007981516226925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44" calcext:value-type="float">
            <text:p>288.150000000144</text:p>
          </table:table-cell>
          <table:table-cell office:value-type="float" office:value="0.00000000071531758294" calcext:value-type="float">
            <text:p>7.15317582944408E-10</text:p>
          </table:table-cell>
          <table:table-cell office:value-type="float" office:value="364.873583510263" calcext:value-type="float">
            <text:p>364.873583510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859" calcext:value-type="float">
            <text:p>0.00177251333567859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02302325" calcext:value-type="float">
            <text:p>2.30232499731642E-1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148" calcext:value-type="float">
            <text:p>15.000000000148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859" calcext:value-type="float">
            <text:p>1.77251333567859</text:p>
          </table:table-cell>
          <table:table-cell office:value-type="float" office:value="1.46611332103297" calcext:value-type="float">
            <text:p>1.46611332103297</text:p>
          </table:table-cell>
          <table:table-cell office:value-type="float" office:value="205850.96662789" calcext:value-type="float">
            <text:p>205850.9666278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5" calcext:value-type="float">
            <text:p>1.7725133356795</text:p>
          </table:table-cell>
          <table:table-cell table:number-columns-repeated="2" office:value-type="float" office:value="1.77251333567859" calcext:value-type="float">
            <text:p>1.772513335678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134" calcext:value-type="float">
            <text:p>288564.77709813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406" calcext:value-type="float">
            <text:p>11515.9222546406</text:p>
          </table:table-cell>
          <table:table-cell office:value-type="float" office:value="-9212.73780371193" calcext:value-type="float">
            <text:p>-9212.73780371193</text:p>
          </table:table-cell>
          <table:table-cell office:value-type="float" office:value="-2303.18445092798" calcext:value-type="float">
            <text:p>-2303.184450927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521" calcext:value-type="float">
            <text:p>-0.0399075811346521</text:p>
          </table:table-cell>
          <table:table-cell office:value-type="float" office:value="0.0319260649077033" calcext:value-type="float">
            <text:p>0.0319260649077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581" calcext:value-type="float">
            <text:p>0.00798151622692581</text:p>
          </table:table-cell>
          <table:table-cell office:value-type="float" office:value="146611.332103297" calcext:value-type="float">
            <text:p>146611.332103297</text:p>
          </table:table-cell>
          <table:table-cell office:value-type="float" office:value="288564.777098134" calcext:value-type="float">
            <text:p>288564.777098134</text:p>
          </table:table-cell>
          <table:table-cell office:value-type="float" office:value="146611.332103297" calcext:value-type="float">
            <text:p>146611.332103297</text:p>
          </table:table-cell>
          <table:table-cell office:value-type="float" office:value="288564.777098134" calcext:value-type="float">
            <text:p>288564.777098134</text:p>
          </table:table-cell>
          <table:table-cell office:value-type="float" office:value="4.19313617123067" calcext:value-type="float">
            <text:p>4.19313617123067</text:p>
          </table:table-cell>
          <table:table-cell office:value-type="float" office:value="288564.777098134" calcext:value-type="float">
            <text:p>288564.777098134</text:p>
          </table:table-cell>
          <table:table-cell office:value-type="float" office:value="0.0399075811346521" calcext:value-type="float">
            <text:p>0.0399075811346521</text:p>
          </table:table-cell>
          <table:table-cell office:value-type="float" office:value="-0.0399075811346521" calcext:value-type="float">
            <text:p>-0.0399075811346521</text:p>
          </table:table-cell>
          <table:table-cell office:value-type="float" office:value="146611.332103297" calcext:value-type="float">
            <text:p>146611.332103297</text:p>
          </table:table-cell>
          <table:table-cell office:value-type="float" office:value="3.66084546274381" calcext:value-type="float">
            <text:p>3.66084546274381</text:p>
          </table:table-cell>
          <table:table-cell table:number-columns-repeated="2" office:value-type="float" office:value="0.0319260649077033" calcext:value-type="float">
            <text:p>0.0319260649077033</text:p>
          </table:table-cell>
          <table:table-cell office:value-type="float" office:value="146611.332103297" calcext:value-type="float">
            <text:p>146611.332103297</text:p>
          </table:table-cell>
          <table:table-cell office:value-type="float" office:value="288564.777098134" calcext:value-type="float">
            <text:p>288564.777098134</text:p>
          </table:table-cell>
          <table:table-cell office:value-type="float" office:value="-0.0319260649077033" calcext:value-type="float">
            <text:p>-0.0319260649077033</text:p>
          </table:table-cell>
          <table:table-cell office:value-type="float" office:value="0.915211365685954" calcext:value-type="float">
            <text:p>0.915211365685954</text:p>
          </table:table-cell>
          <table:table-cell office:value-type="float" office:value="0.00798151622692581" calcext:value-type="float">
            <text:p>0.00798151622692581</text:p>
          </table:table-cell>
          <table:table-cell office:value-type="float" office:value="146611.332103297" calcext:value-type="float">
            <text:p>146611.332103297</text:p>
          </table:table-cell>
          <table:table-cell office:value-type="float" office:value="288564.777098134" calcext:value-type="float">
            <text:p>288564.777098134</text:p>
          </table:table-cell>
          <table:table-cell office:value-type="float" office:value="-0.00798151622692581" calcext:value-type="float">
            <text:p>-0.007981516226925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148" calcext:value-type="float">
            <text:p>288.150000000148</text:p>
          </table:table-cell>
          <table:table-cell office:value-type="float" office:value="146611.332103297" calcext:value-type="float">
            <text:p>146611.332103297</text:p>
          </table:table-cell>
          <table:table-cell office:value-type="float" office:value="288564.777098134" calcext:value-type="float">
            <text:p>288564.777098134</text:p>
          </table:table-cell>
          <table:table-cell office:value-type="float" office:value="288.150000000148" calcext:value-type="float">
            <text:p>288.150000000148</text:p>
          </table:table-cell>
          <table:table-cell office:value-type="float" office:value="146611.332103297" calcext:value-type="float">
            <text:p>146611.332103297</text:p>
          </table:table-cell>
          <table:table-cell table:number-columns-repeated="4" office:value-type="float" office:value="288564.777098134" calcext:value-type="float">
            <text:p>288564.777098134</text:p>
          </table:table-cell>
          <table:table-cell office:value-type="float" office:value="0.0399075811346521" calcext:value-type="float">
            <text:p>0.0399075811346521</text:p>
          </table:table-cell>
          <table:table-cell office:value-type="float" office:value="-0.0319260649077033" calcext:value-type="float">
            <text:p>-0.0319260649077033</text:p>
          </table:table-cell>
          <table:table-cell office:value-type="float" office:value="-0.00798151622692581" calcext:value-type="float">
            <text:p>-0.00798151622692581</text:p>
          </table:table-cell>
          <table:table-cell table:number-columns-repeated="10" office:value-type="float" office:value="146611.332103297" calcext:value-type="float">
            <text:p>146611.332103297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float" office:value="288.150000000143" calcext:value-type="float">
            <text:p>288.150000000143</text:p>
          </table:table-cell>
          <table:table-cell office:value-type="float" office:value="146611.332103298" calcext:value-type="float">
            <text:p>146611.332103298</text:p>
          </table:table-cell>
          <table:table-cell office:value-type="float" office:value="-0.00000000306656424218" calcext:value-type="float">
            <text:p>-3.06656424217719E-09</text:p>
          </table:table-cell>
          <table:table-cell office:value-type="float" office:value="0.00000028265450210343" calcext:value-type="float">
            <text:p>2.82654502103434E-07</text:p>
          </table:table-cell>
          <table:table-cell office:value-type="float" office:value="0.00000000068803274189" calcext:value-type="float">
            <text:p>6.8803274189122E-10</text:p>
          </table:table-cell>
          <table:table-cell office:value-type="float" office:value="0.00000000000002228079" calcext:value-type="float">
            <text:p>2.22807883254461E-14</text:p>
          </table:table-cell>
          <table:table-cell office:value-type="float" office:value="0.00000000002228078833" calcext:value-type="float">
            <text:p>2.22807883254461E-11</text:p>
          </table:table-cell>
          <table:table-cell office:value-type="float" office:value="-0.00000219941311225207" calcext:value-type="float">
            <text:p>-2.19941311225207E-06</text:p>
          </table:table-cell>
          <table:table-cell office:value-type="float" office:value="-0.00000307967413436603" calcext:value-type="float">
            <text:p>-3.07967413436603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037" calcext:value-type="float">
            <text:p>0.03192606490770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063" calcext:value-type="float">
            <text:p>-4.19313617123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88" calcext:value-type="float">
            <text:p>0.0165045405114788</text:p>
          </table:table-cell>
          <table:table-cell office:value-type="float" office:value="2.09524461594051" calcext:value-type="float">
            <text:p>2.09524461594051</text:p>
          </table:table-cell>
          <table:table-cell table:number-columns-repeated="2" office:value-type="float" office:value="53388.6678967024" calcext:value-type="float">
            <text:p>53388.6678967024</text:p>
          </table:table-cell>
          <table:table-cell office:value-type="float" office:value="0.0399075811346519" calcext:value-type="float">
            <text:p>0.03990758113465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385" calcext:value-type="float">
            <text:p>-3.66084546274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903" calcext:value-type="float">
            <text:p>0.0180117487778903</text:p>
          </table:table-cell>
          <table:table-cell office:value-type="float" office:value="1.49075064188991" calcext:value-type="float">
            <text:p>1.49075064188991</text:p>
          </table:table-cell>
          <table:table-cell table:number-columns-repeated="2" office:value-type="float" office:value="46611.3321032976" calcext:value-type="float">
            <text:p>46611.33210329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43" calcext:value-type="float">
            <text:p>288.150000000143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5962" calcext:value-type="float">
            <text:p>-0.915211365685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83" calcext:value-type="float">
            <text:p>0.00454411230833283</text:p>
          </table:table-cell>
          <table:table-cell office:value-type="float" office:value="1.49075064188991" calcext:value-type="float">
            <text:p>1.49075064188991</text:p>
          </table:table-cell>
          <table:table-cell table:number-columns-repeated="2" office:value-type="float" office:value="46611.3321032976" calcext:value-type="float">
            <text:p>46611.3321032976</text:p>
          </table:table-cell>
          <table:table-cell office:value-type="float" office:value="0.00798151622692593" calcext:value-type="float">
            <text:p>0.007981516226925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39" calcext:value-type="float">
            <text:p>288.150000000139</text:p>
          </table:table-cell>
          <table:table-cell office:value-type="float" office:value="0.00000000068803274189" calcext:value-type="float">
            <text:p>6.8803274189122E-10</text:p>
          </table:table-cell>
          <table:table-cell office:value-type="float" office:value="364.873583510264" calcext:value-type="float">
            <text:p>364.873583510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862" calcext:value-type="float">
            <text:p>0.00177251333567862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02228079" calcext:value-type="float">
            <text:p>2.22807883254461E-1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1434" calcext:value-type="float">
            <text:p>15.0000000001434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862" calcext:value-type="float">
            <text:p>1.77251333567862</text:p>
          </table:table-cell>
          <table:table-cell office:value-type="float" office:value="1.46611332103298" calcext:value-type="float">
            <text:p>1.46611332103298</text:p>
          </table:table-cell>
          <table:table-cell office:value-type="float" office:value="205850.966627887" calcext:value-type="float">
            <text:p>205850.96662788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5" calcext:value-type="float">
            <text:p>1.7725133356795</text:p>
          </table:table-cell>
          <table:table-cell table:number-columns-repeated="2" office:value-type="float" office:value="1.77251333567862" calcext:value-type="float">
            <text:p>1.772513335678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129" calcext:value-type="float">
            <text:p>288564.7770981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406" calcext:value-type="float">
            <text:p>11515.9222546406</text:p>
          </table:table-cell>
          <table:table-cell office:value-type="float" office:value="-9212.73780371192" calcext:value-type="float">
            <text:p>-9212.73780371192</text:p>
          </table:table-cell>
          <table:table-cell office:value-type="float" office:value="-2303.18445092798" calcext:value-type="float">
            <text:p>-2303.184450927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519" calcext:value-type="float">
            <text:p>-0.0399075811346519</text:p>
          </table:table-cell>
          <table:table-cell office:value-type="float" office:value="0.0319260649077037" calcext:value-type="float">
            <text:p>0.0319260649077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593" calcext:value-type="float">
            <text:p>0.00798151622692593</text:p>
          </table:table-cell>
          <table:table-cell office:value-type="float" office:value="146611.332103298" calcext:value-type="float">
            <text:p>146611.332103298</text:p>
          </table:table-cell>
          <table:table-cell office:value-type="float" office:value="288564.777098129" calcext:value-type="float">
            <text:p>288564.777098129</text:p>
          </table:table-cell>
          <table:table-cell office:value-type="float" office:value="146611.332103298" calcext:value-type="float">
            <text:p>146611.332103298</text:p>
          </table:table-cell>
          <table:table-cell office:value-type="float" office:value="288564.777098129" calcext:value-type="float">
            <text:p>288564.777098129</text:p>
          </table:table-cell>
          <table:table-cell office:value-type="float" office:value="4.19313617123063" calcext:value-type="float">
            <text:p>4.19313617123063</text:p>
          </table:table-cell>
          <table:table-cell office:value-type="float" office:value="288564.777098129" calcext:value-type="float">
            <text:p>288564.777098129</text:p>
          </table:table-cell>
          <table:table-cell office:value-type="float" office:value="0.0399075811346519" calcext:value-type="float">
            <text:p>0.0399075811346519</text:p>
          </table:table-cell>
          <table:table-cell office:value-type="float" office:value="-0.0399075811346519" calcext:value-type="float">
            <text:p>-0.0399075811346519</text:p>
          </table:table-cell>
          <table:table-cell office:value-type="float" office:value="146611.332103298" calcext:value-type="float">
            <text:p>146611.332103298</text:p>
          </table:table-cell>
          <table:table-cell office:value-type="float" office:value="3.66084546274385" calcext:value-type="float">
            <text:p>3.66084546274385</text:p>
          </table:table-cell>
          <table:table-cell table:number-columns-repeated="2" office:value-type="float" office:value="0.0319260649077037" calcext:value-type="float">
            <text:p>0.0319260649077037</text:p>
          </table:table-cell>
          <table:table-cell office:value-type="float" office:value="146611.332103298" calcext:value-type="float">
            <text:p>146611.332103298</text:p>
          </table:table-cell>
          <table:table-cell office:value-type="float" office:value="288564.777098129" calcext:value-type="float">
            <text:p>288564.777098129</text:p>
          </table:table-cell>
          <table:table-cell office:value-type="float" office:value="-0.0319260649077037" calcext:value-type="float">
            <text:p>-0.0319260649077037</text:p>
          </table:table-cell>
          <table:table-cell office:value-type="float" office:value="0.915211365685962" calcext:value-type="float">
            <text:p>0.915211365685962</text:p>
          </table:table-cell>
          <table:table-cell office:value-type="float" office:value="0.00798151622692593" calcext:value-type="float">
            <text:p>0.00798151622692593</text:p>
          </table:table-cell>
          <table:table-cell office:value-type="float" office:value="146611.332103298" calcext:value-type="float">
            <text:p>146611.332103298</text:p>
          </table:table-cell>
          <table:table-cell office:value-type="float" office:value="288564.777098129" calcext:value-type="float">
            <text:p>288564.777098129</text:p>
          </table:table-cell>
          <table:table-cell office:value-type="float" office:value="-0.00798151622692593" calcext:value-type="float">
            <text:p>-0.007981516226925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143" calcext:value-type="float">
            <text:p>288.150000000143</text:p>
          </table:table-cell>
          <table:table-cell office:value-type="float" office:value="146611.332103298" calcext:value-type="float">
            <text:p>146611.332103298</text:p>
          </table:table-cell>
          <table:table-cell office:value-type="float" office:value="288564.777098129" calcext:value-type="float">
            <text:p>288564.777098129</text:p>
          </table:table-cell>
          <table:table-cell office:value-type="float" office:value="288.150000000143" calcext:value-type="float">
            <text:p>288.150000000143</text:p>
          </table:table-cell>
          <table:table-cell office:value-type="float" office:value="146611.332103298" calcext:value-type="float">
            <text:p>146611.332103298</text:p>
          </table:table-cell>
          <table:table-cell table:number-columns-repeated="4" office:value-type="float" office:value="288564.777098129" calcext:value-type="float">
            <text:p>288564.777098129</text:p>
          </table:table-cell>
          <table:table-cell office:value-type="float" office:value="0.0399075811346519" calcext:value-type="float">
            <text:p>0.0399075811346519</text:p>
          </table:table-cell>
          <table:table-cell office:value-type="float" office:value="-0.0319260649077037" calcext:value-type="float">
            <text:p>-0.0319260649077037</text:p>
          </table:table-cell>
          <table:table-cell office:value-type="float" office:value="-0.00798151622692593" calcext:value-type="float">
            <text:p>-0.00798151622692593</text:p>
          </table:table-cell>
          <table:table-cell table:number-columns-repeated="10" office:value-type="float" office:value="146611.332103298" calcext:value-type="float">
            <text:p>146611.332103298</text:p>
          </table:table-cell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float" office:value="288.150000000139" calcext:value-type="float">
            <text:p>288.150000000139</text:p>
          </table:table-cell>
          <table:table-cell office:value-type="float" office:value="146611.332103298" calcext:value-type="float">
            <text:p>146611.332103298</text:p>
          </table:table-cell>
          <table:table-cell office:value-type="float" office:value="-0.0000000029682085345" calcext:value-type="float">
            <text:p>-2.96820853450212E-09</text:p>
          </table:table-cell>
          <table:table-cell office:value-type="float" office:value="0.00000027587780193192" calcext:value-type="float">
            <text:p>2.75877801931917E-07</text:p>
          </table:table-cell>
          <table:table-cell office:value-type="float" office:value="0.00000000067166183726" calcext:value-type="float">
            <text:p>6.71661837259308E-10</text:p>
          </table:table-cell>
          <table:table-cell office:value-type="float" office:value="0.00000000000002159384" calcext:value-type="float">
            <text:p>2.15938378289593E-14</text:p>
          </table:table-cell>
          <table:table-cell office:value-type="float" office:value="0.00000000002159383783" calcext:value-type="float">
            <text:p>2.15938378289593E-11</text:p>
          </table:table-cell>
          <table:table-cell office:value-type="float" office:value="-0.00000212887004970993" calcext:value-type="float">
            <text:p>-2.12887004970993E-06</text:p>
          </table:table-cell>
          <table:table-cell office:value-type="float" office:value="-0.00000298089794545465" calcext:value-type="float">
            <text:p>-2.98089794545465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042" calcext:value-type="float">
            <text:p>0.03192606490770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06" calcext:value-type="float">
            <text:p>-4.1931361712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87" calcext:value-type="float">
            <text:p>0.0165045405114787</text:p>
          </table:table-cell>
          <table:table-cell office:value-type="float" office:value="2.09524461594053" calcext:value-type="float">
            <text:p>2.09524461594053</text:p>
          </table:table-cell>
          <table:table-cell table:number-columns-repeated="2" office:value-type="float" office:value="53388.667896702" calcext:value-type="float">
            <text:p>53388.667896702</text:p>
          </table:table-cell>
          <table:table-cell office:value-type="float" office:value="0.0399075811346518" calcext:value-type="float">
            <text:p>0.03990758113465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388" calcext:value-type="float">
            <text:p>-3.66084546274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903" calcext:value-type="float">
            <text:p>0.0180117487778903</text:p>
          </table:table-cell>
          <table:table-cell office:value-type="float" office:value="1.49075064188993" calcext:value-type="float">
            <text:p>1.49075064188993</text:p>
          </table:table-cell>
          <table:table-cell table:number-columns-repeated="2" office:value-type="float" office:value="46611.3321032981" calcext:value-type="float">
            <text:p>46611.33210329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39" calcext:value-type="float">
            <text:p>288.150000000139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597" calcext:value-type="float">
            <text:p>-0.91521136568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8" calcext:value-type="float">
            <text:p>0.0045441123083328</text:p>
          </table:table-cell>
          <table:table-cell office:value-type="float" office:value="1.49075064188993" calcext:value-type="float">
            <text:p>1.49075064188993</text:p>
          </table:table-cell>
          <table:table-cell table:number-columns-repeated="2" office:value-type="float" office:value="46611.3321032981" calcext:value-type="float">
            <text:p>46611.3321032981</text:p>
          </table:table-cell>
          <table:table-cell office:value-type="float" office:value="0.00798151622692604" calcext:value-type="float">
            <text:p>0.007981516226926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35" calcext:value-type="float">
            <text:p>288.150000000135</text:p>
          </table:table-cell>
          <table:table-cell office:value-type="float" office:value="0.00000000067166183726" calcext:value-type="float">
            <text:p>6.71661837259308E-10</text:p>
          </table:table-cell>
          <table:table-cell office:value-type="float" office:value="364.873583510265" calcext:value-type="float">
            <text:p>364.873583510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865" calcext:value-type="float">
            <text:p>0.00177251333567865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02159384" calcext:value-type="float">
            <text:p>2.15938378289593E-1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1388" calcext:value-type="float">
            <text:p>15.0000000001388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865" calcext:value-type="float">
            <text:p>1.77251333567865</text:p>
          </table:table-cell>
          <table:table-cell office:value-type="float" office:value="1.46611332103298" calcext:value-type="float">
            <text:p>1.46611332103298</text:p>
          </table:table-cell>
          <table:table-cell office:value-type="float" office:value="205850.966627884" calcext:value-type="float">
            <text:p>205850.96662788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51" calcext:value-type="float">
            <text:p>1.77251333567951</text:p>
          </table:table-cell>
          <table:table-cell table:number-columns-repeated="2" office:value-type="float" office:value="1.77251333567865" calcext:value-type="float">
            <text:p>1.772513335678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124" calcext:value-type="float">
            <text:p>288564.77709812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405" calcext:value-type="float">
            <text:p>11515.9222546405</text:p>
          </table:table-cell>
          <table:table-cell office:value-type="float" office:value="-9212.7378037119" calcext:value-type="float">
            <text:p>-9212.7378037119</text:p>
          </table:table-cell>
          <table:table-cell office:value-type="float" office:value="-2303.18445092797" calcext:value-type="float">
            <text:p>-2303.184450927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518" calcext:value-type="float">
            <text:p>-0.0399075811346518</text:p>
          </table:table-cell>
          <table:table-cell office:value-type="float" office:value="0.0319260649077042" calcext:value-type="float">
            <text:p>0.0319260649077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604" calcext:value-type="float">
            <text:p>0.00798151622692604</text:p>
          </table:table-cell>
          <table:table-cell office:value-type="float" office:value="146611.332103298" calcext:value-type="float">
            <text:p>146611.332103298</text:p>
          </table:table-cell>
          <table:table-cell office:value-type="float" office:value="288564.777098124" calcext:value-type="float">
            <text:p>288564.777098124</text:p>
          </table:table-cell>
          <table:table-cell office:value-type="float" office:value="146611.332103298" calcext:value-type="float">
            <text:p>146611.332103298</text:p>
          </table:table-cell>
          <table:table-cell office:value-type="float" office:value="288564.777098124" calcext:value-type="float">
            <text:p>288564.777098124</text:p>
          </table:table-cell>
          <table:table-cell office:value-type="float" office:value="4.1931361712306" calcext:value-type="float">
            <text:p>4.1931361712306</text:p>
          </table:table-cell>
          <table:table-cell office:value-type="float" office:value="288564.777098124" calcext:value-type="float">
            <text:p>288564.777098124</text:p>
          </table:table-cell>
          <table:table-cell office:value-type="float" office:value="0.0399075811346518" calcext:value-type="float">
            <text:p>0.0399075811346518</text:p>
          </table:table-cell>
          <table:table-cell office:value-type="float" office:value="-0.0399075811346518" calcext:value-type="float">
            <text:p>-0.0399075811346518</text:p>
          </table:table-cell>
          <table:table-cell office:value-type="float" office:value="146611.332103298" calcext:value-type="float">
            <text:p>146611.332103298</text:p>
          </table:table-cell>
          <table:table-cell office:value-type="float" office:value="3.66084546274388" calcext:value-type="float">
            <text:p>3.66084546274388</text:p>
          </table:table-cell>
          <table:table-cell table:number-columns-repeated="2" office:value-type="float" office:value="0.0319260649077042" calcext:value-type="float">
            <text:p>0.0319260649077042</text:p>
          </table:table-cell>
          <table:table-cell office:value-type="float" office:value="146611.332103298" calcext:value-type="float">
            <text:p>146611.332103298</text:p>
          </table:table-cell>
          <table:table-cell office:value-type="float" office:value="288564.777098124" calcext:value-type="float">
            <text:p>288564.777098124</text:p>
          </table:table-cell>
          <table:table-cell office:value-type="float" office:value="-0.0319260649077042" calcext:value-type="float">
            <text:p>-0.0319260649077042</text:p>
          </table:table-cell>
          <table:table-cell office:value-type="float" office:value="0.91521136568597" calcext:value-type="float">
            <text:p>0.91521136568597</text:p>
          </table:table-cell>
          <table:table-cell office:value-type="float" office:value="0.00798151622692604" calcext:value-type="float">
            <text:p>0.00798151622692604</text:p>
          </table:table-cell>
          <table:table-cell office:value-type="float" office:value="146611.332103298" calcext:value-type="float">
            <text:p>146611.332103298</text:p>
          </table:table-cell>
          <table:table-cell office:value-type="float" office:value="288564.777098124" calcext:value-type="float">
            <text:p>288564.777098124</text:p>
          </table:table-cell>
          <table:table-cell office:value-type="float" office:value="-0.00798151622692604" calcext:value-type="float">
            <text:p>-0.007981516226926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139" calcext:value-type="float">
            <text:p>288.150000000139</text:p>
          </table:table-cell>
          <table:table-cell office:value-type="float" office:value="146611.332103298" calcext:value-type="float">
            <text:p>146611.332103298</text:p>
          </table:table-cell>
          <table:table-cell office:value-type="float" office:value="288564.777098124" calcext:value-type="float">
            <text:p>288564.777098124</text:p>
          </table:table-cell>
          <table:table-cell office:value-type="float" office:value="288.150000000139" calcext:value-type="float">
            <text:p>288.150000000139</text:p>
          </table:table-cell>
          <table:table-cell office:value-type="float" office:value="146611.332103298" calcext:value-type="float">
            <text:p>146611.332103298</text:p>
          </table:table-cell>
          <table:table-cell table:number-columns-repeated="4" office:value-type="float" office:value="288564.777098124" calcext:value-type="float">
            <text:p>288564.777098124</text:p>
          </table:table-cell>
          <table:table-cell office:value-type="float" office:value="0.0399075811346518" calcext:value-type="float">
            <text:p>0.0399075811346518</text:p>
          </table:table-cell>
          <table:table-cell office:value-type="float" office:value="-0.0319260649077042" calcext:value-type="float">
            <text:p>-0.0319260649077042</text:p>
          </table:table-cell>
          <table:table-cell office:value-type="float" office:value="-0.00798151622692604" calcext:value-type="float">
            <text:p>-0.00798151622692604</text:p>
          </table:table-cell>
          <table:table-cell table:number-columns-repeated="10" office:value-type="float" office:value="146611.332103298" calcext:value-type="float">
            <text:p>146611.332103298</text:p>
          </table:table-cell>
        </table:table-row>
        <table:table-row table:style-name="ro1">
          <table:table-cell/>
          <table:table-cell office:value-type="float" office:value="5.7" calcext:value-type="float">
            <text:p>5.7</text:p>
          </table:table-cell>
          <table:table-cell office:value-type="float" office:value="288.150000000134" calcext:value-type="float">
            <text:p>288.150000000134</text:p>
          </table:table-cell>
          <table:table-cell office:value-type="float" office:value="146611.332103299" calcext:value-type="float">
            <text:p>146611.332103299</text:p>
          </table:table-cell>
          <table:table-cell office:value-type="float" office:value="-0.00000000287409940513" calcext:value-type="float">
            <text:p>-2.87409940512817E-09</text:p>
          </table:table-cell>
          <table:table-cell office:value-type="float" office:value="0.00000026234889485806" calcext:value-type="float">
            <text:p>2.62348894858064E-07</text:p>
          </table:table-cell>
          <table:table-cell office:value-type="float" office:value="0.00000000063846528064" calcext:value-type="float">
            <text:p>6.38465280644596E-10</text:p>
          </table:table-cell>
          <table:table-cell office:value-type="float" office:value="0.00000000000002085138" calcext:value-type="float">
            <text:p>2.08513761812412E-14</text:p>
          </table:table-cell>
          <table:table-cell office:value-type="float" office:value="0.00000000002085137618" calcext:value-type="float">
            <text:p>2.08513761812412E-11</text:p>
          </table:table-cell>
          <table:table-cell office:value-type="float" office:value="-0.00000206137273454501" calcext:value-type="float">
            <text:p>-2.06137273454501E-06</text:p>
          </table:table-cell>
          <table:table-cell office:value-type="float" office:value="-0.00000288638648942368" calcext:value-type="float">
            <text:p>-2.88638648942368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046" calcext:value-type="float">
            <text:p>0.03192606490770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057" calcext:value-type="float">
            <text:p>-4.19313617123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87" calcext:value-type="float">
            <text:p>0.0165045405114787</text:p>
          </table:table-cell>
          <table:table-cell office:value-type="float" office:value="2.09524461594055" calcext:value-type="float">
            <text:p>2.09524461594055</text:p>
          </table:table-cell>
          <table:table-cell office:value-type="float" office:value="53388.6678967015" calcext:value-type="float">
            <text:p>53388.6678967015</text:p>
          </table:table-cell>
          <table:table-cell office:value-type="float" office:value="53388.6678967015" calcext:value-type="float">
            <text:p>53388.6678967015</text:p>
          </table:table-cell>
          <table:table-cell office:value-type="float" office:value="0.0399075811346516" calcext:value-type="float">
            <text:p>0.03990758113465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392" calcext:value-type="float">
            <text:p>-3.66084546274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902" calcext:value-type="float">
            <text:p>0.0180117487778902</text:p>
          </table:table-cell>
          <table:table-cell office:value-type="float" office:value="1.49075064188995" calcext:value-type="float">
            <text:p>1.49075064188995</text:p>
          </table:table-cell>
          <table:table-cell table:number-columns-repeated="2" office:value-type="float" office:value="46611.3321032985" calcext:value-type="float">
            <text:p>46611.33210329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34" calcext:value-type="float">
            <text:p>288.150000000134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5979" calcext:value-type="float">
            <text:p>-0.915211365685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78" calcext:value-type="float">
            <text:p>0.00454411230833278</text:p>
          </table:table-cell>
          <table:table-cell office:value-type="float" office:value="1.49075064188995" calcext:value-type="float">
            <text:p>1.49075064188995</text:p>
          </table:table-cell>
          <table:table-cell table:number-columns-repeated="2" office:value-type="float" office:value="46611.3321032985" calcext:value-type="float">
            <text:p>46611.3321032985</text:p>
          </table:table-cell>
          <table:table-cell office:value-type="float" office:value="0.00798151622692615" calcext:value-type="float">
            <text:p>0.007981516226926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3" calcext:value-type="float">
            <text:p>288.15000000013</text:p>
          </table:table-cell>
          <table:table-cell office:value-type="float" office:value="0.00000000063846528064" calcext:value-type="float">
            <text:p>6.38465280644596E-10</text:p>
          </table:table-cell>
          <table:table-cell office:value-type="float" office:value="364.873583510266" calcext:value-type="float">
            <text:p>364.873583510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869" calcext:value-type="float">
            <text:p>0.00177251333567869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02085138" calcext:value-type="float">
            <text:p>2.08513761812412E-1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1342" calcext:value-type="float">
            <text:p>15.0000000001342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869" calcext:value-type="float">
            <text:p>1.77251333567869</text:p>
          </table:table-cell>
          <table:table-cell office:value-type="float" office:value="1.46611332103299" calcext:value-type="float">
            <text:p>1.46611332103299</text:p>
          </table:table-cell>
          <table:table-cell office:value-type="float" office:value="205850.966627881" calcext:value-type="float">
            <text:p>205850.96662788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51" calcext:value-type="float">
            <text:p>1.77251333567951</text:p>
          </table:table-cell>
          <table:table-cell table:number-columns-repeated="2" office:value-type="float" office:value="1.77251333567869" calcext:value-type="float">
            <text:p>1.772513335678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12" calcext:value-type="float">
            <text:p>288564.777098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405" calcext:value-type="float">
            <text:p>11515.9222546405</text:p>
          </table:table-cell>
          <table:table-cell office:value-type="float" office:value="-9212.73780371188" calcext:value-type="float">
            <text:p>-9212.73780371188</text:p>
          </table:table-cell>
          <table:table-cell office:value-type="float" office:value="-2303.18445092797" calcext:value-type="float">
            <text:p>-2303.184450927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516" calcext:value-type="float">
            <text:p>-0.0399075811346516</text:p>
          </table:table-cell>
          <table:table-cell office:value-type="float" office:value="0.0319260649077046" calcext:value-type="float">
            <text:p>0.0319260649077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615" calcext:value-type="float">
            <text:p>0.00798151622692615</text:p>
          </table:table-cell>
          <table:table-cell office:value-type="float" office:value="146611.332103299" calcext:value-type="float">
            <text:p>146611.332103299</text:p>
          </table:table-cell>
          <table:table-cell office:value-type="float" office:value="288564.77709812" calcext:value-type="float">
            <text:p>288564.77709812</text:p>
          </table:table-cell>
          <table:table-cell office:value-type="float" office:value="146611.332103299" calcext:value-type="float">
            <text:p>146611.332103299</text:p>
          </table:table-cell>
          <table:table-cell office:value-type="float" office:value="288564.77709812" calcext:value-type="float">
            <text:p>288564.77709812</text:p>
          </table:table-cell>
          <table:table-cell office:value-type="float" office:value="4.19313617123057" calcext:value-type="float">
            <text:p>4.19313617123057</text:p>
          </table:table-cell>
          <table:table-cell office:value-type="float" office:value="288564.77709812" calcext:value-type="float">
            <text:p>288564.77709812</text:p>
          </table:table-cell>
          <table:table-cell office:value-type="float" office:value="0.0399075811346516" calcext:value-type="float">
            <text:p>0.0399075811346516</text:p>
          </table:table-cell>
          <table:table-cell office:value-type="float" office:value="-0.0399075811346516" calcext:value-type="float">
            <text:p>-0.0399075811346516</text:p>
          </table:table-cell>
          <table:table-cell office:value-type="float" office:value="146611.332103299" calcext:value-type="float">
            <text:p>146611.332103299</text:p>
          </table:table-cell>
          <table:table-cell office:value-type="float" office:value="3.66084546274392" calcext:value-type="float">
            <text:p>3.66084546274392</text:p>
          </table:table-cell>
          <table:table-cell table:number-columns-repeated="2" office:value-type="float" office:value="0.0319260649077046" calcext:value-type="float">
            <text:p>0.0319260649077046</text:p>
          </table:table-cell>
          <table:table-cell office:value-type="float" office:value="146611.332103299" calcext:value-type="float">
            <text:p>146611.332103299</text:p>
          </table:table-cell>
          <table:table-cell office:value-type="float" office:value="288564.77709812" calcext:value-type="float">
            <text:p>288564.77709812</text:p>
          </table:table-cell>
          <table:table-cell office:value-type="float" office:value="-0.0319260649077046" calcext:value-type="float">
            <text:p>-0.0319260649077046</text:p>
          </table:table-cell>
          <table:table-cell office:value-type="float" office:value="0.915211365685979" calcext:value-type="float">
            <text:p>0.915211365685979</text:p>
          </table:table-cell>
          <table:table-cell office:value-type="float" office:value="0.00798151622692615" calcext:value-type="float">
            <text:p>0.00798151622692615</text:p>
          </table:table-cell>
          <table:table-cell office:value-type="float" office:value="146611.332103299" calcext:value-type="float">
            <text:p>146611.332103299</text:p>
          </table:table-cell>
          <table:table-cell office:value-type="float" office:value="288564.77709812" calcext:value-type="float">
            <text:p>288564.77709812</text:p>
          </table:table-cell>
          <table:table-cell office:value-type="float" office:value="-0.00798151622692615" calcext:value-type="float">
            <text:p>-0.007981516226926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134" calcext:value-type="float">
            <text:p>288.150000000134</text:p>
          </table:table-cell>
          <table:table-cell office:value-type="float" office:value="146611.332103299" calcext:value-type="float">
            <text:p>146611.332103299</text:p>
          </table:table-cell>
          <table:table-cell office:value-type="float" office:value="288564.77709812" calcext:value-type="float">
            <text:p>288564.77709812</text:p>
          </table:table-cell>
          <table:table-cell office:value-type="float" office:value="288.150000000134" calcext:value-type="float">
            <text:p>288.150000000134</text:p>
          </table:table-cell>
          <table:table-cell office:value-type="float" office:value="146611.332103299" calcext:value-type="float">
            <text:p>146611.332103299</text:p>
          </table:table-cell>
          <table:table-cell table:number-columns-repeated="4" office:value-type="float" office:value="288564.77709812" calcext:value-type="float">
            <text:p>288564.77709812</text:p>
          </table:table-cell>
          <table:table-cell office:value-type="float" office:value="0.0399075811346516" calcext:value-type="float">
            <text:p>0.0399075811346516</text:p>
          </table:table-cell>
          <table:table-cell office:value-type="float" office:value="-0.0319260649077046" calcext:value-type="float">
            <text:p>-0.0319260649077046</text:p>
          </table:table-cell>
          <table:table-cell office:value-type="float" office:value="-0.00798151622692615" calcext:value-type="float">
            <text:p>-0.00798151622692615</text:p>
          </table:table-cell>
          <table:table-cell table:number-columns-repeated="10" office:value-type="float" office:value="146611.332103299" calcext:value-type="float">
            <text:p>146611.332103299</text:p>
          </table:table-cell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office:value-type="float" office:value="288.15000000013" calcext:value-type="float">
            <text:p>288.15000000013</text:p>
          </table:table-cell>
          <table:table-cell office:value-type="float" office:value="146611.332103299" calcext:value-type="float">
            <text:p>146611.332103299</text:p>
          </table:table-cell>
          <table:table-cell office:value-type="float" office:value="-0.00000000277170803506" calcext:value-type="float">
            <text:p>-2.7717080350615E-09</text:p>
          </table:table-cell>
          <table:table-cell office:value-type="float" office:value="0.00000025647766357368" calcext:value-type="float">
            <text:p>2.56477663573679E-07</text:p>
          </table:table-cell>
          <table:table-cell office:value-type="float" office:value="0.00000000062436811277" calcext:value-type="float">
            <text:p>6.24368112767115E-10</text:p>
          </table:table-cell>
          <table:table-cell office:value-type="float" office:value="0.00000000000002015055" calcext:value-type="float">
            <text:p>2.01505478969466E-14</text:p>
          </table:table-cell>
          <table:table-cell office:value-type="float" office:value="0.0000000000201505479" calcext:value-type="float">
            <text:p>2.01505478969466E-11</text:p>
          </table:table-cell>
          <table:table-cell office:value-type="float" office:value="-0.00000198793519855321" calcext:value-type="float">
            <text:p>-1.98793519855321E-06</text:p>
          </table:table-cell>
          <table:table-cell office:value-type="float" office:value="-0.00000278355738522962" calcext:value-type="float">
            <text:p>-2.78355738522962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05" calcext:value-type="float">
            <text:p>0.0319260649077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054" calcext:value-type="float">
            <text:p>-4.19313617123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86" calcext:value-type="float">
            <text:p>0.0165045405114786</text:p>
          </table:table-cell>
          <table:table-cell office:value-type="float" office:value="2.09524461594056" calcext:value-type="float">
            <text:p>2.09524461594056</text:p>
          </table:table-cell>
          <table:table-cell office:value-type="float" office:value="53388.6678967011" calcext:value-type="float">
            <text:p>53388.6678967011</text:p>
          </table:table-cell>
          <table:table-cell office:value-type="float" office:value="53388.6678967011" calcext:value-type="float">
            <text:p>53388.6678967011</text:p>
          </table:table-cell>
          <table:table-cell office:value-type="float" office:value="0.0399075811346515" calcext:value-type="float">
            <text:p>0.03990758113465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395" calcext:value-type="float">
            <text:p>-3.66084546274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901" calcext:value-type="float">
            <text:p>0.0180117487778901</text:p>
          </table:table-cell>
          <table:table-cell office:value-type="float" office:value="1.49075064188996" calcext:value-type="float">
            <text:p>1.49075064188996</text:p>
          </table:table-cell>
          <table:table-cell table:number-columns-repeated="2" office:value-type="float" office:value="46611.3321032989" calcext:value-type="float">
            <text:p>46611.33210329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3" calcext:value-type="float">
            <text:p>288.15000000013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5987" calcext:value-type="float">
            <text:p>-0.915211365685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76" calcext:value-type="float">
            <text:p>0.00454411230833276</text:p>
          </table:table-cell>
          <table:table-cell office:value-type="float" office:value="1.49075064188996" calcext:value-type="float">
            <text:p>1.49075064188996</text:p>
          </table:table-cell>
          <table:table-cell table:number-columns-repeated="2" office:value-type="float" office:value="46611.3321032989" calcext:value-type="float">
            <text:p>46611.3321032989</text:p>
          </table:table-cell>
          <table:table-cell office:value-type="float" office:value="0.00798151622692626" calcext:value-type="float">
            <text:p>0.007981516226926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26" calcext:value-type="float">
            <text:p>288.150000000126</text:p>
          </table:table-cell>
          <table:table-cell office:value-type="float" office:value="0.00000000062436811277" calcext:value-type="float">
            <text:p>6.24368112767115E-10</text:p>
          </table:table-cell>
          <table:table-cell office:value-type="float" office:value="364.873583510267" calcext:value-type="float">
            <text:p>364.873583510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872" calcext:value-type="float">
            <text:p>0.00177251333567872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02015055" calcext:value-type="float">
            <text:p>2.01505478969466E-1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1296" calcext:value-type="float">
            <text:p>15.0000000001296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872" calcext:value-type="float">
            <text:p>1.77251333567872</text:p>
          </table:table-cell>
          <table:table-cell office:value-type="float" office:value="1.46611332103299" calcext:value-type="float">
            <text:p>1.46611332103299</text:p>
          </table:table-cell>
          <table:table-cell office:value-type="float" office:value="205850.966627877" calcext:value-type="float">
            <text:p>205850.96662787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52" calcext:value-type="float">
            <text:p>1.77251333567952</text:p>
          </table:table-cell>
          <table:table-cell table:number-columns-repeated="2" office:value-type="float" office:value="1.77251333567872" calcext:value-type="float">
            <text:p>1.772513335678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115" calcext:value-type="float">
            <text:p>288564.7770981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405" calcext:value-type="float">
            <text:p>11515.9222546405</text:p>
          </table:table-cell>
          <table:table-cell office:value-type="float" office:value="-9212.73780371186" calcext:value-type="float">
            <text:p>-9212.73780371186</text:p>
          </table:table-cell>
          <table:table-cell office:value-type="float" office:value="-2303.18445092797" calcext:value-type="float">
            <text:p>-2303.184450927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515" calcext:value-type="float">
            <text:p>-0.0399075811346515</text:p>
          </table:table-cell>
          <table:table-cell office:value-type="float" office:value="0.031926064907705" calcext:value-type="float">
            <text:p>0.031926064907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626" calcext:value-type="float">
            <text:p>0.00798151622692626</text:p>
          </table:table-cell>
          <table:table-cell office:value-type="float" office:value="146611.332103299" calcext:value-type="float">
            <text:p>146611.332103299</text:p>
          </table:table-cell>
          <table:table-cell office:value-type="float" office:value="288564.777098115" calcext:value-type="float">
            <text:p>288564.777098115</text:p>
          </table:table-cell>
          <table:table-cell office:value-type="float" office:value="146611.332103299" calcext:value-type="float">
            <text:p>146611.332103299</text:p>
          </table:table-cell>
          <table:table-cell office:value-type="float" office:value="288564.777098115" calcext:value-type="float">
            <text:p>288564.777098115</text:p>
          </table:table-cell>
          <table:table-cell office:value-type="float" office:value="4.19313617123054" calcext:value-type="float">
            <text:p>4.19313617123054</text:p>
          </table:table-cell>
          <table:table-cell office:value-type="float" office:value="288564.777098115" calcext:value-type="float">
            <text:p>288564.777098115</text:p>
          </table:table-cell>
          <table:table-cell office:value-type="float" office:value="0.0399075811346515" calcext:value-type="float">
            <text:p>0.0399075811346515</text:p>
          </table:table-cell>
          <table:table-cell office:value-type="float" office:value="-0.0399075811346515" calcext:value-type="float">
            <text:p>-0.0399075811346515</text:p>
          </table:table-cell>
          <table:table-cell office:value-type="float" office:value="146611.332103299" calcext:value-type="float">
            <text:p>146611.332103299</text:p>
          </table:table-cell>
          <table:table-cell office:value-type="float" office:value="3.66084546274395" calcext:value-type="float">
            <text:p>3.66084546274395</text:p>
          </table:table-cell>
          <table:table-cell table:number-columns-repeated="2" office:value-type="float" office:value="0.031926064907705" calcext:value-type="float">
            <text:p>0.031926064907705</text:p>
          </table:table-cell>
          <table:table-cell office:value-type="float" office:value="146611.332103299" calcext:value-type="float">
            <text:p>146611.332103299</text:p>
          </table:table-cell>
          <table:table-cell office:value-type="float" office:value="288564.777098115" calcext:value-type="float">
            <text:p>288564.777098115</text:p>
          </table:table-cell>
          <table:table-cell office:value-type="float" office:value="-0.031926064907705" calcext:value-type="float">
            <text:p>-0.031926064907705</text:p>
          </table:table-cell>
          <table:table-cell office:value-type="float" office:value="0.915211365685987" calcext:value-type="float">
            <text:p>0.915211365685987</text:p>
          </table:table-cell>
          <table:table-cell office:value-type="float" office:value="0.00798151622692626" calcext:value-type="float">
            <text:p>0.00798151622692626</text:p>
          </table:table-cell>
          <table:table-cell office:value-type="float" office:value="146611.332103299" calcext:value-type="float">
            <text:p>146611.332103299</text:p>
          </table:table-cell>
          <table:table-cell office:value-type="float" office:value="288564.777098115" calcext:value-type="float">
            <text:p>288564.777098115</text:p>
          </table:table-cell>
          <table:table-cell office:value-type="float" office:value="-0.00798151622692626" calcext:value-type="float">
            <text:p>-0.007981516226926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13" calcext:value-type="float">
            <text:p>288.15000000013</text:p>
          </table:table-cell>
          <table:table-cell office:value-type="float" office:value="146611.332103299" calcext:value-type="float">
            <text:p>146611.332103299</text:p>
          </table:table-cell>
          <table:table-cell office:value-type="float" office:value="288564.777098115" calcext:value-type="float">
            <text:p>288564.777098115</text:p>
          </table:table-cell>
          <table:table-cell office:value-type="float" office:value="288.15000000013" calcext:value-type="float">
            <text:p>288.15000000013</text:p>
          </table:table-cell>
          <table:table-cell office:value-type="float" office:value="146611.332103299" calcext:value-type="float">
            <text:p>146611.332103299</text:p>
          </table:table-cell>
          <table:table-cell table:number-columns-repeated="4" office:value-type="float" office:value="288564.777098115" calcext:value-type="float">
            <text:p>288564.777098115</text:p>
          </table:table-cell>
          <table:table-cell office:value-type="float" office:value="0.0399075811346515" calcext:value-type="float">
            <text:p>0.0399075811346515</text:p>
          </table:table-cell>
          <table:table-cell office:value-type="float" office:value="-0.031926064907705" calcext:value-type="float">
            <text:p>-0.031926064907705</text:p>
          </table:table-cell>
          <table:table-cell office:value-type="float" office:value="-0.00798151622692626" calcext:value-type="float">
            <text:p>-0.00798151622692626</text:p>
          </table:table-cell>
          <table:table-cell table:number-columns-repeated="10" office:value-type="float" office:value="146611.332103299" calcext:value-type="float">
            <text:p>146611.332103299</text:p>
          </table:table-cell>
        </table:table-row>
        <table:table-row table:style-name="ro1">
          <table:table-cell/>
          <table:table-cell office:value-type="float" office:value="5.9" calcext:value-type="float">
            <text:p>5.9</text:p>
          </table:table-cell>
          <table:table-cell office:value-type="float" office:value="288.150000000125" calcext:value-type="float">
            <text:p>288.150000000125</text:p>
          </table:table-cell>
          <table:table-cell office:value-type="float" office:value="146611.332103299" calcext:value-type="float">
            <text:p>146611.332103299</text:p>
          </table:table-cell>
          <table:table-cell office:value-type="float" office:value="-0.00000000267304963003" calcext:value-type="float">
            <text:p>-2.67304963002968E-09</text:p>
          </table:table-cell>
          <table:table-cell office:value-type="float" office:value="0.00000024641132232885" calcext:value-type="float">
            <text:p>2.46411322328849E-07</text:p>
          </table:table-cell>
          <table:table-cell office:value-type="float" office:value="0.00000000059981175582" calcext:value-type="float">
            <text:p>5.99811755819246E-10</text:p>
          </table:table-cell>
          <table:table-cell office:value-type="float" office:value="0.00000000000001942196" calcext:value-type="float">
            <text:p>1.94219640370363E-14</text:p>
          </table:table-cell>
          <table:table-cell office:value-type="float" office:value="0.00000000001942196404" calcext:value-type="float">
            <text:p>1.94219640370363E-11</text:p>
          </table:table-cell>
          <table:table-cell office:value-type="float" office:value="-0.00000191717503423758" calcext:value-type="float">
            <text:p>-1.91717503423758E-06</text:p>
          </table:table-cell>
          <table:table-cell office:value-type="float" office:value="-0.00000268447720489771" calcext:value-type="float">
            <text:p>-2.68447720489771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055" calcext:value-type="float">
            <text:p>0.03192606490770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05" calcext:value-type="float">
            <text:p>-4.1931361712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85" calcext:value-type="float">
            <text:p>0.0165045405114785</text:p>
          </table:table-cell>
          <table:table-cell office:value-type="float" office:value="2.09524461594058" calcext:value-type="float">
            <text:p>2.09524461594058</text:p>
          </table:table-cell>
          <table:table-cell table:number-columns-repeated="2" office:value-type="float" office:value="53388.6678967007" calcext:value-type="float">
            <text:p>53388.6678967007</text:p>
          </table:table-cell>
          <table:table-cell office:value-type="float" office:value="0.0399075811346513" calcext:value-type="float">
            <text:p>0.03990758113465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398" calcext:value-type="float">
            <text:p>-3.66084546274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9" calcext:value-type="float">
            <text:p>0.01801174877789</text:p>
          </table:table-cell>
          <table:table-cell office:value-type="float" office:value="1.49075064188998" calcext:value-type="float">
            <text:p>1.49075064188998</text:p>
          </table:table-cell>
          <table:table-cell table:number-columns-repeated="2" office:value-type="float" office:value="46611.3321032993" calcext:value-type="float">
            <text:p>46611.33210329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25" calcext:value-type="float">
            <text:p>288.150000000125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5995" calcext:value-type="float">
            <text:p>-0.915211365685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73" calcext:value-type="float">
            <text:p>0.00454411230833273</text:p>
          </table:table-cell>
          <table:table-cell office:value-type="float" office:value="1.49075064188998" calcext:value-type="float">
            <text:p>1.49075064188998</text:p>
          </table:table-cell>
          <table:table-cell table:number-columns-repeated="2" office:value-type="float" office:value="46611.3321032993" calcext:value-type="float">
            <text:p>46611.3321032993</text:p>
          </table:table-cell>
          <table:table-cell office:value-type="float" office:value="0.00798151622692637" calcext:value-type="float">
            <text:p>0.007981516226926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21" calcext:value-type="float">
            <text:p>288.150000000121</text:p>
          </table:table-cell>
          <table:table-cell office:value-type="float" office:value="0.00000000059981175582" calcext:value-type="float">
            <text:p>5.99811755819246E-10</text:p>
          </table:table-cell>
          <table:table-cell office:value-type="float" office:value="364.873583510268" calcext:value-type="float">
            <text:p>364.873583510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875" calcext:value-type="float">
            <text:p>0.00177251333567875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01942196" calcext:value-type="float">
            <text:p>1.94219640370363E-1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1249" calcext:value-type="float">
            <text:p>15.0000000001249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875" calcext:value-type="float">
            <text:p>1.77251333567875</text:p>
          </table:table-cell>
          <table:table-cell office:value-type="float" office:value="1.46611332103299" calcext:value-type="float">
            <text:p>1.46611332103299</text:p>
          </table:table-cell>
          <table:table-cell office:value-type="float" office:value="205850.966627874" calcext:value-type="float">
            <text:p>205850.96662787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52" calcext:value-type="float">
            <text:p>1.77251333567952</text:p>
          </table:table-cell>
          <table:table-cell table:number-columns-repeated="2" office:value-type="float" office:value="1.77251333567875" calcext:value-type="float">
            <text:p>1.772513335678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111" calcext:value-type="float">
            <text:p>288564.7770981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404" calcext:value-type="float">
            <text:p>11515.9222546404</text:p>
          </table:table-cell>
          <table:table-cell office:value-type="float" office:value="-9212.73780371184" calcext:value-type="float">
            <text:p>-9212.73780371184</text:p>
          </table:table-cell>
          <table:table-cell office:value-type="float" office:value="-2303.18445092796" calcext:value-type="float">
            <text:p>-2303.184450927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513" calcext:value-type="float">
            <text:p>-0.0399075811346513</text:p>
          </table:table-cell>
          <table:table-cell office:value-type="float" office:value="0.0319260649077055" calcext:value-type="float">
            <text:p>0.0319260649077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637" calcext:value-type="float">
            <text:p>0.00798151622692637</text:p>
          </table:table-cell>
          <table:table-cell office:value-type="float" office:value="146611.332103299" calcext:value-type="float">
            <text:p>146611.332103299</text:p>
          </table:table-cell>
          <table:table-cell office:value-type="float" office:value="288564.777098111" calcext:value-type="float">
            <text:p>288564.777098111</text:p>
          </table:table-cell>
          <table:table-cell office:value-type="float" office:value="146611.332103299" calcext:value-type="float">
            <text:p>146611.332103299</text:p>
          </table:table-cell>
          <table:table-cell office:value-type="float" office:value="288564.777098111" calcext:value-type="float">
            <text:p>288564.777098111</text:p>
          </table:table-cell>
          <table:table-cell office:value-type="float" office:value="4.1931361712305" calcext:value-type="float">
            <text:p>4.1931361712305</text:p>
          </table:table-cell>
          <table:table-cell office:value-type="float" office:value="288564.777098111" calcext:value-type="float">
            <text:p>288564.777098111</text:p>
          </table:table-cell>
          <table:table-cell office:value-type="float" office:value="0.0399075811346513" calcext:value-type="float">
            <text:p>0.0399075811346513</text:p>
          </table:table-cell>
          <table:table-cell office:value-type="float" office:value="-0.0399075811346513" calcext:value-type="float">
            <text:p>-0.0399075811346513</text:p>
          </table:table-cell>
          <table:table-cell office:value-type="float" office:value="146611.332103299" calcext:value-type="float">
            <text:p>146611.332103299</text:p>
          </table:table-cell>
          <table:table-cell office:value-type="float" office:value="3.66084546274398" calcext:value-type="float">
            <text:p>3.66084546274398</text:p>
          </table:table-cell>
          <table:table-cell table:number-columns-repeated="2" office:value-type="float" office:value="0.0319260649077055" calcext:value-type="float">
            <text:p>0.0319260649077055</text:p>
          </table:table-cell>
          <table:table-cell office:value-type="float" office:value="146611.332103299" calcext:value-type="float">
            <text:p>146611.332103299</text:p>
          </table:table-cell>
          <table:table-cell office:value-type="float" office:value="288564.777098111" calcext:value-type="float">
            <text:p>288564.777098111</text:p>
          </table:table-cell>
          <table:table-cell office:value-type="float" office:value="-0.0319260649077055" calcext:value-type="float">
            <text:p>-0.0319260649077055</text:p>
          </table:table-cell>
          <table:table-cell office:value-type="float" office:value="0.915211365685995" calcext:value-type="float">
            <text:p>0.915211365685995</text:p>
          </table:table-cell>
          <table:table-cell office:value-type="float" office:value="0.00798151622692637" calcext:value-type="float">
            <text:p>0.00798151622692637</text:p>
          </table:table-cell>
          <table:table-cell office:value-type="float" office:value="146611.332103299" calcext:value-type="float">
            <text:p>146611.332103299</text:p>
          </table:table-cell>
          <table:table-cell office:value-type="float" office:value="288564.777098111" calcext:value-type="float">
            <text:p>288564.777098111</text:p>
          </table:table-cell>
          <table:table-cell office:value-type="float" office:value="-0.00798151622692637" calcext:value-type="float">
            <text:p>-0.007981516226926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125" calcext:value-type="float">
            <text:p>288.150000000125</text:p>
          </table:table-cell>
          <table:table-cell office:value-type="float" office:value="146611.332103299" calcext:value-type="float">
            <text:p>146611.332103299</text:p>
          </table:table-cell>
          <table:table-cell office:value-type="float" office:value="288564.777098111" calcext:value-type="float">
            <text:p>288564.777098111</text:p>
          </table:table-cell>
          <table:table-cell office:value-type="float" office:value="288.150000000125" calcext:value-type="float">
            <text:p>288.150000000125</text:p>
          </table:table-cell>
          <table:table-cell office:value-type="float" office:value="146611.332103299" calcext:value-type="float">
            <text:p>146611.332103299</text:p>
          </table:table-cell>
          <table:table-cell table:number-columns-repeated="4" office:value-type="float" office:value="288564.777098111" calcext:value-type="float">
            <text:p>288564.777098111</text:p>
          </table:table-cell>
          <table:table-cell office:value-type="float" office:value="0.0399075811346513" calcext:value-type="float">
            <text:p>0.0399075811346513</text:p>
          </table:table-cell>
          <table:table-cell office:value-type="float" office:value="-0.0319260649077055" calcext:value-type="float">
            <text:p>-0.0319260649077055</text:p>
          </table:table-cell>
          <table:table-cell office:value-type="float" office:value="-0.00798151622692637" calcext:value-type="float">
            <text:p>-0.00798151622692637</text:p>
          </table:table-cell>
          <table:table-cell table:number-columns-repeated="10" office:value-type="float" office:value="146611.332103299" calcext:value-type="float">
            <text:p>146611.33210329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88.15000000012" calcext:value-type="float">
            <text:p>288.15000000012</text:p>
          </table:table-cell>
          <table:table-cell office:value-type="float" office:value="146611.3321033" calcext:value-type="float">
            <text:p>146611.3321033</text:p>
          </table:table-cell>
          <table:table-cell office:value-type="float" office:value="-0.00000000257520753562" calcext:value-type="float">
            <text:p>-2.57520753562091E-09</text:p>
          </table:table-cell>
          <table:table-cell office:value-type="float" office:value="0.00000023707752521544" calcext:value-type="float">
            <text:p>2.37077525215443E-07</text:p>
          </table:table-cell>
          <table:table-cell office:value-type="float" office:value="0.00000000057707438827" calcext:value-type="float">
            <text:p>5.77074388274923E-10</text:p>
          </table:table-cell>
          <table:table-cell office:value-type="float" office:value="0.00000000000001870726" calcext:value-type="float">
            <text:p>1.87072579649339E-14</text:p>
          </table:table-cell>
          <table:table-cell office:value-type="float" office:value="0.00000000001870725796" calcext:value-type="float">
            <text:p>1.87072579649339E-11</text:p>
          </table:table-cell>
          <table:table-cell office:value-type="float" office:value="-0.0000018470003473965" calcext:value-type="float">
            <text:p>-1.8470003473965E-06</text:p>
          </table:table-cell>
          <table:table-cell office:value-type="float" office:value="-0.00000258621682500462" calcext:value-type="float">
            <text:p>-2.58621682500462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059" calcext:value-type="float">
            <text:p>0.03192606490770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047" calcext:value-type="float">
            <text:p>-4.19313617123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85" calcext:value-type="float">
            <text:p>0.0165045405114785</text:p>
          </table:table-cell>
          <table:table-cell office:value-type="float" office:value="2.0952446159406" calcext:value-type="float">
            <text:p>2.0952446159406</text:p>
          </table:table-cell>
          <table:table-cell table:number-columns-repeated="2" office:value-type="float" office:value="53388.6678967002" calcext:value-type="float">
            <text:p>53388.6678967002</text:p>
          </table:table-cell>
          <table:table-cell office:value-type="float" office:value="0.0399075811346511" calcext:value-type="float">
            <text:p>0.03990758113465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02" calcext:value-type="float">
            <text:p>-3.66084546274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99" calcext:value-type="float">
            <text:p>0.0180117487778899</text:p>
          </table:table-cell>
          <table:table-cell office:value-type="float" office:value="1.49075064189" calcext:value-type="float">
            <text:p>1.49075064189</text:p>
          </table:table-cell>
          <table:table-cell table:number-columns-repeated="2" office:value-type="float" office:value="46611.3321032998" calcext:value-type="float">
            <text:p>46611.3321032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2" calcext:value-type="float">
            <text:p>288.15000000012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004" calcext:value-type="float">
            <text:p>-0.915211365686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71" calcext:value-type="float">
            <text:p>0.00454411230833271</text:p>
          </table:table-cell>
          <table:table-cell office:value-type="float" office:value="1.49075064189" calcext:value-type="float">
            <text:p>1.49075064189</text:p>
          </table:table-cell>
          <table:table-cell table:number-columns-repeated="2" office:value-type="float" office:value="46611.3321032998" calcext:value-type="float">
            <text:p>46611.3321032998</text:p>
          </table:table-cell>
          <table:table-cell office:value-type="float" office:value="0.00798151622692648" calcext:value-type="float">
            <text:p>0.007981516226926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17" calcext:value-type="float">
            <text:p>288.150000000117</text:p>
          </table:table-cell>
          <table:table-cell office:value-type="float" office:value="0.00000000057707438827" calcext:value-type="float">
            <text:p>5.77074388274923E-10</text:p>
          </table:table-cell>
          <table:table-cell office:value-type="float" office:value="364.873583510269" calcext:value-type="float">
            <text:p>364.873583510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879" calcext:value-type="float">
            <text:p>0.00177251333567879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01870726" calcext:value-type="float">
            <text:p>1.87072579649339E-1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1203" calcext:value-type="float">
            <text:p>15.0000000001203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879" calcext:value-type="float">
            <text:p>1.77251333567879</text:p>
          </table:table-cell>
          <table:table-cell office:value-type="float" office:value="1.466113321033" calcext:value-type="float">
            <text:p>1.466113321033</text:p>
          </table:table-cell>
          <table:table-cell office:value-type="float" office:value="205850.966627871" calcext:value-type="float">
            <text:p>205850.96662787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53" calcext:value-type="float">
            <text:p>1.77251333567953</text:p>
          </table:table-cell>
          <table:table-cell table:number-columns-repeated="2" office:value-type="float" office:value="1.77251333567879" calcext:value-type="float">
            <text:p>1.772513335678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106" calcext:value-type="float">
            <text:p>288564.77709810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404" calcext:value-type="float">
            <text:p>11515.9222546404</text:p>
          </table:table-cell>
          <table:table-cell office:value-type="float" office:value="-9212.73780371182" calcext:value-type="float">
            <text:p>-9212.73780371182</text:p>
          </table:table-cell>
          <table:table-cell office:value-type="float" office:value="-2303.18445092796" calcext:value-type="float">
            <text:p>-2303.184450927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511" calcext:value-type="float">
            <text:p>-0.0399075811346511</text:p>
          </table:table-cell>
          <table:table-cell office:value-type="float" office:value="0.0319260649077059" calcext:value-type="float">
            <text:p>0.0319260649077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648" calcext:value-type="float">
            <text:p>0.00798151622692648</text:p>
          </table:table-cell>
          <table:table-cell office:value-type="float" office:value="146611.3321033" calcext:value-type="float">
            <text:p>146611.3321033</text:p>
          </table:table-cell>
          <table:table-cell office:value-type="float" office:value="288564.777098106" calcext:value-type="float">
            <text:p>288564.777098106</text:p>
          </table:table-cell>
          <table:table-cell office:value-type="float" office:value="146611.3321033" calcext:value-type="float">
            <text:p>146611.3321033</text:p>
          </table:table-cell>
          <table:table-cell office:value-type="float" office:value="288564.777098106" calcext:value-type="float">
            <text:p>288564.777098106</text:p>
          </table:table-cell>
          <table:table-cell office:value-type="float" office:value="4.19313617123047" calcext:value-type="float">
            <text:p>4.19313617123047</text:p>
          </table:table-cell>
          <table:table-cell office:value-type="float" office:value="288564.777098106" calcext:value-type="float">
            <text:p>288564.777098106</text:p>
          </table:table-cell>
          <table:table-cell office:value-type="float" office:value="0.0399075811346511" calcext:value-type="float">
            <text:p>0.0399075811346511</text:p>
          </table:table-cell>
          <table:table-cell office:value-type="float" office:value="-0.0399075811346511" calcext:value-type="float">
            <text:p>-0.0399075811346511</text:p>
          </table:table-cell>
          <table:table-cell office:value-type="float" office:value="146611.3321033" calcext:value-type="float">
            <text:p>146611.3321033</text:p>
          </table:table-cell>
          <table:table-cell office:value-type="float" office:value="3.66084546274402" calcext:value-type="float">
            <text:p>3.66084546274402</text:p>
          </table:table-cell>
          <table:table-cell table:number-columns-repeated="2" office:value-type="float" office:value="0.0319260649077059" calcext:value-type="float">
            <text:p>0.0319260649077059</text:p>
          </table:table-cell>
          <table:table-cell office:value-type="float" office:value="146611.3321033" calcext:value-type="float">
            <text:p>146611.3321033</text:p>
          </table:table-cell>
          <table:table-cell office:value-type="float" office:value="288564.777098106" calcext:value-type="float">
            <text:p>288564.777098106</text:p>
          </table:table-cell>
          <table:table-cell office:value-type="float" office:value="-0.0319260649077059" calcext:value-type="float">
            <text:p>-0.0319260649077059</text:p>
          </table:table-cell>
          <table:table-cell office:value-type="float" office:value="0.915211365686004" calcext:value-type="float">
            <text:p>0.915211365686004</text:p>
          </table:table-cell>
          <table:table-cell office:value-type="float" office:value="0.00798151622692648" calcext:value-type="float">
            <text:p>0.00798151622692648</text:p>
          </table:table-cell>
          <table:table-cell office:value-type="float" office:value="146611.3321033" calcext:value-type="float">
            <text:p>146611.3321033</text:p>
          </table:table-cell>
          <table:table-cell office:value-type="float" office:value="288564.777098106" calcext:value-type="float">
            <text:p>288564.777098106</text:p>
          </table:table-cell>
          <table:table-cell office:value-type="float" office:value="-0.00798151622692648" calcext:value-type="float">
            <text:p>-0.00798151622692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12" calcext:value-type="float">
            <text:p>288.15000000012</text:p>
          </table:table-cell>
          <table:table-cell office:value-type="float" office:value="146611.3321033" calcext:value-type="float">
            <text:p>146611.3321033</text:p>
          </table:table-cell>
          <table:table-cell office:value-type="float" office:value="288564.777098106" calcext:value-type="float">
            <text:p>288564.777098106</text:p>
          </table:table-cell>
          <table:table-cell office:value-type="float" office:value="288.15000000012" calcext:value-type="float">
            <text:p>288.15000000012</text:p>
          </table:table-cell>
          <table:table-cell office:value-type="float" office:value="146611.3321033" calcext:value-type="float">
            <text:p>146611.3321033</text:p>
          </table:table-cell>
          <table:table-cell table:number-columns-repeated="4" office:value-type="float" office:value="288564.777098106" calcext:value-type="float">
            <text:p>288564.777098106</text:p>
          </table:table-cell>
          <table:table-cell office:value-type="float" office:value="0.0399075811346511" calcext:value-type="float">
            <text:p>0.0399075811346511</text:p>
          </table:table-cell>
          <table:table-cell office:value-type="float" office:value="-0.0319260649077059" calcext:value-type="float">
            <text:p>-0.0319260649077059</text:p>
          </table:table-cell>
          <table:table-cell office:value-type="float" office:value="-0.00798151622692648" calcext:value-type="float">
            <text:p>-0.00798151622692648</text:p>
          </table:table-cell>
          <table:table-cell table:number-columns-repeated="10" office:value-type="float" office:value="146611.3321033" calcext:value-type="float">
            <text:p>146611.3321033</text:p>
          </table:table-cell>
        </table:table-row>
        <table:table-row table:style-name="ro1">
          <table:table-cell/>
          <table:table-cell office:value-type="float" office:value="6.1" calcext:value-type="float">
            <text:p>6.1</text:p>
          </table:table-cell>
          <table:table-cell office:value-type="float" office:value="288.150000000116" calcext:value-type="float">
            <text:p>288.150000000116</text:p>
          </table:table-cell>
          <table:table-cell office:value-type="float" office:value="146611.3321033" calcext:value-type="float">
            <text:p>146611.3321033</text:p>
          </table:table-cell>
          <table:table-cell office:value-type="float" office:value="-0.00000000247491195051" calcext:value-type="float">
            <text:p>-2.47491195050718E-09</text:p>
          </table:table-cell>
          <table:table-cell office:value-type="float" office:value="0.0000002295660117398" calcext:value-type="float">
            <text:p>2.295660117398E-07</text:p>
          </table:table-cell>
          <table:table-cell office:value-type="float" office:value="0.00000000055888449424" calcext:value-type="float">
            <text:p>5.58884494239464E-10</text:p>
          </table:table-cell>
          <table:table-cell office:value-type="float" office:value="0.00000000000001799949" calcext:value-type="float">
            <text:p>1.79994907867354E-14</text:p>
          </table:table-cell>
          <table:table-cell office:value-type="float" office:value="0.00000000001799949079" calcext:value-type="float">
            <text:p>1.79994907867354E-11</text:p>
          </table:table-cell>
          <table:table-cell office:value-type="float" office:value="-0.00000177506595842589" calcext:value-type="float">
            <text:p>-1.77506595842589E-06</text:p>
          </table:table-cell>
          <table:table-cell office:value-type="float" office:value="-0.00000248549246546974" calcext:value-type="float">
            <text:p>-2.48549246546974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064" calcext:value-type="float">
            <text:p>0.03192606490770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044" calcext:value-type="float">
            <text:p>-4.19313617123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84" calcext:value-type="float">
            <text:p>0.0165045405114784</text:p>
          </table:table-cell>
          <table:table-cell office:value-type="float" office:value="2.09524461594061" calcext:value-type="float">
            <text:p>2.09524461594061</text:p>
          </table:table-cell>
          <table:table-cell table:number-columns-repeated="2" office:value-type="float" office:value="53388.6678966998" calcext:value-type="float">
            <text:p>53388.6678966998</text:p>
          </table:table-cell>
          <table:table-cell office:value-type="float" office:value="0.039907581134651" calcext:value-type="float">
            <text:p>0.0399075811346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05" calcext:value-type="float">
            <text:p>-3.66084546274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98" calcext:value-type="float">
            <text:p>0.0180117487778898</text:p>
          </table:table-cell>
          <table:table-cell office:value-type="float" office:value="1.49075064189001" calcext:value-type="float">
            <text:p>1.49075064189001</text:p>
          </table:table-cell>
          <table:table-cell table:number-columns-repeated="2" office:value-type="float" office:value="46611.3321033002" calcext:value-type="float">
            <text:p>46611.3321033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16" calcext:value-type="float">
            <text:p>288.150000000116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012" calcext:value-type="float">
            <text:p>-0.915211365686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68" calcext:value-type="float">
            <text:p>0.00454411230833268</text:p>
          </table:table-cell>
          <table:table-cell office:value-type="float" office:value="1.49075064189001" calcext:value-type="float">
            <text:p>1.49075064189001</text:p>
          </table:table-cell>
          <table:table-cell table:number-columns-repeated="2" office:value-type="float" office:value="46611.3321033002" calcext:value-type="float">
            <text:p>46611.3321033002</text:p>
          </table:table-cell>
          <table:table-cell office:value-type="float" office:value="0.0079815162269266" calcext:value-type="float">
            <text:p>0.00798151622692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12" calcext:value-type="float">
            <text:p>288.150000000112</text:p>
          </table:table-cell>
          <table:table-cell office:value-type="float" office:value="0.00000000055888449424" calcext:value-type="float">
            <text:p>5.58884494239464E-10</text:p>
          </table:table-cell>
          <table:table-cell office:value-type="float" office:value="364.87358351027" calcext:value-type="float">
            <text:p>364.8735835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882" calcext:value-type="float">
            <text:p>0.00177251333567882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01799949" calcext:value-type="float">
            <text:p>1.79994907867354E-1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1157" calcext:value-type="float">
            <text:p>15.0000000001157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882" calcext:value-type="float">
            <text:p>1.77251333567882</text:p>
          </table:table-cell>
          <table:table-cell office:value-type="float" office:value="1.466113321033" calcext:value-type="float">
            <text:p>1.466113321033</text:p>
          </table:table-cell>
          <table:table-cell office:value-type="float" office:value="205850.966627867" calcext:value-type="float">
            <text:p>205850.96662786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53" calcext:value-type="float">
            <text:p>1.77251333567953</text:p>
          </table:table-cell>
          <table:table-cell table:number-columns-repeated="2" office:value-type="float" office:value="1.77251333567882" calcext:value-type="float">
            <text:p>1.772513335678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101" calcext:value-type="float">
            <text:p>288564.7770981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403" calcext:value-type="float">
            <text:p>11515.9222546403</text:p>
          </table:table-cell>
          <table:table-cell office:value-type="float" office:value="-9212.7378037118" calcext:value-type="float">
            <text:p>-9212.7378037118</text:p>
          </table:table-cell>
          <table:table-cell office:value-type="float" office:value="-2303.18445092795" calcext:value-type="float">
            <text:p>-2303.184450927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51" calcext:value-type="float">
            <text:p>-0.039907581134651</text:p>
          </table:table-cell>
          <table:table-cell office:value-type="float" office:value="0.0319260649077064" calcext:value-type="float">
            <text:p>0.0319260649077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66" calcext:value-type="float">
            <text:p>0.0079815162269266</text:p>
          </table:table-cell>
          <table:table-cell office:value-type="float" office:value="146611.3321033" calcext:value-type="float">
            <text:p>146611.3321033</text:p>
          </table:table-cell>
          <table:table-cell office:value-type="float" office:value="288564.777098101" calcext:value-type="float">
            <text:p>288564.777098101</text:p>
          </table:table-cell>
          <table:table-cell office:value-type="float" office:value="146611.3321033" calcext:value-type="float">
            <text:p>146611.3321033</text:p>
          </table:table-cell>
          <table:table-cell office:value-type="float" office:value="288564.777098101" calcext:value-type="float">
            <text:p>288564.777098101</text:p>
          </table:table-cell>
          <table:table-cell office:value-type="float" office:value="4.19313617123044" calcext:value-type="float">
            <text:p>4.19313617123044</text:p>
          </table:table-cell>
          <table:table-cell office:value-type="float" office:value="288564.777098101" calcext:value-type="float">
            <text:p>288564.777098101</text:p>
          </table:table-cell>
          <table:table-cell office:value-type="float" office:value="0.039907581134651" calcext:value-type="float">
            <text:p>0.039907581134651</text:p>
          </table:table-cell>
          <table:table-cell office:value-type="float" office:value="-0.039907581134651" calcext:value-type="float">
            <text:p>-0.039907581134651</text:p>
          </table:table-cell>
          <table:table-cell office:value-type="float" office:value="146611.3321033" calcext:value-type="float">
            <text:p>146611.3321033</text:p>
          </table:table-cell>
          <table:table-cell office:value-type="float" office:value="3.66084546274405" calcext:value-type="float">
            <text:p>3.66084546274405</text:p>
          </table:table-cell>
          <table:table-cell table:number-columns-repeated="2" office:value-type="float" office:value="0.0319260649077064" calcext:value-type="float">
            <text:p>0.0319260649077064</text:p>
          </table:table-cell>
          <table:table-cell office:value-type="float" office:value="146611.3321033" calcext:value-type="float">
            <text:p>146611.3321033</text:p>
          </table:table-cell>
          <table:table-cell office:value-type="float" office:value="288564.777098101" calcext:value-type="float">
            <text:p>288564.777098101</text:p>
          </table:table-cell>
          <table:table-cell office:value-type="float" office:value="-0.0319260649077064" calcext:value-type="float">
            <text:p>-0.0319260649077064</text:p>
          </table:table-cell>
          <table:table-cell office:value-type="float" office:value="0.915211365686012" calcext:value-type="float">
            <text:p>0.915211365686012</text:p>
          </table:table-cell>
          <table:table-cell office:value-type="float" office:value="0.0079815162269266" calcext:value-type="float">
            <text:p>0.0079815162269266</text:p>
          </table:table-cell>
          <table:table-cell office:value-type="float" office:value="146611.3321033" calcext:value-type="float">
            <text:p>146611.3321033</text:p>
          </table:table-cell>
          <table:table-cell office:value-type="float" office:value="288564.777098101" calcext:value-type="float">
            <text:p>288564.777098101</text:p>
          </table:table-cell>
          <table:table-cell office:value-type="float" office:value="-0.0079815162269266" calcext:value-type="float">
            <text:p>-0.00798151622692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116" calcext:value-type="float">
            <text:p>288.150000000116</text:p>
          </table:table-cell>
          <table:table-cell office:value-type="float" office:value="146611.3321033" calcext:value-type="float">
            <text:p>146611.3321033</text:p>
          </table:table-cell>
          <table:table-cell office:value-type="float" office:value="288564.777098101" calcext:value-type="float">
            <text:p>288564.777098101</text:p>
          </table:table-cell>
          <table:table-cell office:value-type="float" office:value="288.150000000116" calcext:value-type="float">
            <text:p>288.150000000116</text:p>
          </table:table-cell>
          <table:table-cell office:value-type="float" office:value="146611.3321033" calcext:value-type="float">
            <text:p>146611.3321033</text:p>
          </table:table-cell>
          <table:table-cell table:number-columns-repeated="4" office:value-type="float" office:value="288564.777098101" calcext:value-type="float">
            <text:p>288564.777098101</text:p>
          </table:table-cell>
          <table:table-cell office:value-type="float" office:value="0.039907581134651" calcext:value-type="float">
            <text:p>0.039907581134651</text:p>
          </table:table-cell>
          <table:table-cell office:value-type="float" office:value="-0.0319260649077064" calcext:value-type="float">
            <text:p>-0.0319260649077064</text:p>
          </table:table-cell>
          <table:table-cell office:value-type="float" office:value="-0.0079815162269266" calcext:value-type="float">
            <text:p>-0.0079815162269266</text:p>
          </table:table-cell>
          <table:table-cell table:number-columns-repeated="10" office:value-type="float" office:value="146611.3321033" calcext:value-type="float">
            <text:p>146611.3321033</text:p>
          </table:table-cell>
        </table:table-row>
        <table:table-row table:style-name="ro1">
          <table:table-cell/>
          <table:table-cell office:value-type="float" office:value="6.2" calcext:value-type="float">
            <text:p>6.2</text:p>
          </table:table-cell>
          <table:table-cell office:value-type="float" office:value="288.150000000111" calcext:value-type="float">
            <text:p>288.150000000111</text:p>
          </table:table-cell>
          <table:table-cell office:value-type="float" office:value="146611.332103301" calcext:value-type="float">
            <text:p>146611.332103301</text:p>
          </table:table-cell>
          <table:table-cell office:value-type="float" office:value="-0.00000000237839977999" calcext:value-type="float">
            <text:p>-2.37839977998775E-09</text:p>
          </table:table-cell>
          <table:table-cell office:value-type="float" office:value="0.00000021840766181593" calcext:value-type="float">
            <text:p>2.18407661815931E-07</text:p>
          </table:table-cell>
          <table:table-cell office:value-type="float" office:value="0.00000000053159965319" calcext:value-type="float">
            <text:p>5.31599653186277E-10</text:p>
          </table:table-cell>
          <table:table-cell office:value-type="float" office:value="0.00000000000001727091" calcext:value-type="float">
            <text:p>1.72709069268251E-14</text:p>
          </table:table-cell>
          <table:table-cell office:value-type="float" office:value="0.00000000001727090693" calcext:value-type="float">
            <text:p>1.72709069268251E-11</text:p>
          </table:table-cell>
          <table:table-cell office:value-type="float" office:value="-0.00000170584512476038" calcext:value-type="float">
            <text:p>-1.70584512476038E-06</text:p>
          </table:table-cell>
          <table:table-cell office:value-type="float" office:value="-0.00000238856769503376" calcext:value-type="float">
            <text:p>-2.38856769503376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068" calcext:value-type="float">
            <text:p>0.03192606490770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04" calcext:value-type="float">
            <text:p>-4.1931361712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83" calcext:value-type="float">
            <text:p>0.0165045405114783</text:p>
          </table:table-cell>
          <table:table-cell office:value-type="float" office:value="2.09524461594063" calcext:value-type="float">
            <text:p>2.09524461594063</text:p>
          </table:table-cell>
          <table:table-cell office:value-type="float" office:value="53388.6678966994" calcext:value-type="float">
            <text:p>53388.6678966994</text:p>
          </table:table-cell>
          <table:table-cell office:value-type="float" office:value="53388.6678966994" calcext:value-type="float">
            <text:p>53388.6678966994</text:p>
          </table:table-cell>
          <table:table-cell office:value-type="float" office:value="0.0399075811346508" calcext:value-type="float">
            <text:p>0.03990758113465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08" calcext:value-type="float">
            <text:p>-3.66084546274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97" calcext:value-type="float">
            <text:p>0.0180117487778897</text:p>
          </table:table-cell>
          <table:table-cell office:value-type="float" office:value="1.49075064189003" calcext:value-type="float">
            <text:p>1.49075064189003</text:p>
          </table:table-cell>
          <table:table-cell table:number-columns-repeated="2" office:value-type="float" office:value="46611.3321033006" calcext:value-type="float">
            <text:p>46611.33210330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11" calcext:value-type="float">
            <text:p>288.150000000111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021" calcext:value-type="float">
            <text:p>-0.915211365686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66" calcext:value-type="float">
            <text:p>0.00454411230833266</text:p>
          </table:table-cell>
          <table:table-cell office:value-type="float" office:value="1.49075064189003" calcext:value-type="float">
            <text:p>1.49075064189003</text:p>
          </table:table-cell>
          <table:table-cell table:number-columns-repeated="2" office:value-type="float" office:value="46611.3321033006" calcext:value-type="float">
            <text:p>46611.3321033006</text:p>
          </table:table-cell>
          <table:table-cell office:value-type="float" office:value="0.00798151622692671" calcext:value-type="float">
            <text:p>0.007981516226926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08" calcext:value-type="float">
            <text:p>288.150000000108</text:p>
          </table:table-cell>
          <table:table-cell office:value-type="float" office:value="0.00000000053159965319" calcext:value-type="float">
            <text:p>5.31599653186277E-10</text:p>
          </table:table-cell>
          <table:table-cell office:value-type="float" office:value="364.873583510271" calcext:value-type="float">
            <text:p>364.873583510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885" calcext:value-type="float">
            <text:p>0.00177251333567885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01727091" calcext:value-type="float">
            <text:p>1.72709069268251E-1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1111" calcext:value-type="float">
            <text:p>15.0000000001111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885" calcext:value-type="float">
            <text:p>1.77251333567885</text:p>
          </table:table-cell>
          <table:table-cell office:value-type="float" office:value="1.46611332103301" calcext:value-type="float">
            <text:p>1.46611332103301</text:p>
          </table:table-cell>
          <table:table-cell office:value-type="float" office:value="205850.966627864" calcext:value-type="float">
            <text:p>205850.9666278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54" calcext:value-type="float">
            <text:p>1.77251333567954</text:p>
          </table:table-cell>
          <table:table-cell table:number-columns-repeated="2" office:value-type="float" office:value="1.77251333567885" calcext:value-type="float">
            <text:p>1.772513335678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097" calcext:value-type="float">
            <text:p>288564.77709809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403" calcext:value-type="float">
            <text:p>11515.9222546403</text:p>
          </table:table-cell>
          <table:table-cell office:value-type="float" office:value="-9212.73780371179" calcext:value-type="float">
            <text:p>-9212.73780371179</text:p>
          </table:table-cell>
          <table:table-cell office:value-type="float" office:value="-2303.18445092795" calcext:value-type="float">
            <text:p>-2303.184450927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508" calcext:value-type="float">
            <text:p>-0.0399075811346508</text:p>
          </table:table-cell>
          <table:table-cell office:value-type="float" office:value="0.0319260649077068" calcext:value-type="float">
            <text:p>0.0319260649077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671" calcext:value-type="float">
            <text:p>0.00798151622692671</text:p>
          </table:table-cell>
          <table:table-cell office:value-type="float" office:value="146611.332103301" calcext:value-type="float">
            <text:p>146611.332103301</text:p>
          </table:table-cell>
          <table:table-cell office:value-type="float" office:value="288564.777098097" calcext:value-type="float">
            <text:p>288564.777098097</text:p>
          </table:table-cell>
          <table:table-cell office:value-type="float" office:value="146611.332103301" calcext:value-type="float">
            <text:p>146611.332103301</text:p>
          </table:table-cell>
          <table:table-cell office:value-type="float" office:value="288564.777098097" calcext:value-type="float">
            <text:p>288564.777098097</text:p>
          </table:table-cell>
          <table:table-cell office:value-type="float" office:value="4.1931361712304" calcext:value-type="float">
            <text:p>4.1931361712304</text:p>
          </table:table-cell>
          <table:table-cell office:value-type="float" office:value="288564.777098097" calcext:value-type="float">
            <text:p>288564.777098097</text:p>
          </table:table-cell>
          <table:table-cell office:value-type="float" office:value="0.0399075811346508" calcext:value-type="float">
            <text:p>0.0399075811346508</text:p>
          </table:table-cell>
          <table:table-cell office:value-type="float" office:value="-0.0399075811346508" calcext:value-type="float">
            <text:p>-0.0399075811346508</text:p>
          </table:table-cell>
          <table:table-cell office:value-type="float" office:value="146611.332103301" calcext:value-type="float">
            <text:p>146611.332103301</text:p>
          </table:table-cell>
          <table:table-cell office:value-type="float" office:value="3.66084546274408" calcext:value-type="float">
            <text:p>3.66084546274408</text:p>
          </table:table-cell>
          <table:table-cell table:number-columns-repeated="2" office:value-type="float" office:value="0.0319260649077068" calcext:value-type="float">
            <text:p>0.0319260649077068</text:p>
          </table:table-cell>
          <table:table-cell office:value-type="float" office:value="146611.332103301" calcext:value-type="float">
            <text:p>146611.332103301</text:p>
          </table:table-cell>
          <table:table-cell office:value-type="float" office:value="288564.777098097" calcext:value-type="float">
            <text:p>288564.777098097</text:p>
          </table:table-cell>
          <table:table-cell office:value-type="float" office:value="-0.0319260649077068" calcext:value-type="float">
            <text:p>-0.0319260649077068</text:p>
          </table:table-cell>
          <table:table-cell office:value-type="float" office:value="0.915211365686021" calcext:value-type="float">
            <text:p>0.915211365686021</text:p>
          </table:table-cell>
          <table:table-cell office:value-type="float" office:value="0.00798151622692671" calcext:value-type="float">
            <text:p>0.00798151622692671</text:p>
          </table:table-cell>
          <table:table-cell office:value-type="float" office:value="146611.332103301" calcext:value-type="float">
            <text:p>146611.332103301</text:p>
          </table:table-cell>
          <table:table-cell office:value-type="float" office:value="288564.777098097" calcext:value-type="float">
            <text:p>288564.777098097</text:p>
          </table:table-cell>
          <table:table-cell office:value-type="float" office:value="-0.00798151622692671" calcext:value-type="float">
            <text:p>-0.007981516226926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111" calcext:value-type="float">
            <text:p>288.150000000111</text:p>
          </table:table-cell>
          <table:table-cell office:value-type="float" office:value="146611.332103301" calcext:value-type="float">
            <text:p>146611.332103301</text:p>
          </table:table-cell>
          <table:table-cell office:value-type="float" office:value="288564.777098097" calcext:value-type="float">
            <text:p>288564.777098097</text:p>
          </table:table-cell>
          <table:table-cell office:value-type="float" office:value="288.150000000111" calcext:value-type="float">
            <text:p>288.150000000111</text:p>
          </table:table-cell>
          <table:table-cell office:value-type="float" office:value="146611.332103301" calcext:value-type="float">
            <text:p>146611.332103301</text:p>
          </table:table-cell>
          <table:table-cell table:number-columns-repeated="4" office:value-type="float" office:value="288564.777098097" calcext:value-type="float">
            <text:p>288564.777098097</text:p>
          </table:table-cell>
          <table:table-cell office:value-type="float" office:value="0.0399075811346508" calcext:value-type="float">
            <text:p>0.0399075811346508</text:p>
          </table:table-cell>
          <table:table-cell office:value-type="float" office:value="-0.0319260649077068" calcext:value-type="float">
            <text:p>-0.0319260649077068</text:p>
          </table:table-cell>
          <table:table-cell office:value-type="float" office:value="-0.00798151622692671" calcext:value-type="float">
            <text:p>-0.00798151622692671</text:p>
          </table:table-cell>
          <table:table-cell table:number-columns-repeated="10" office:value-type="float" office:value="146611.332103301" calcext:value-type="float">
            <text:p>146611.332103301</text:p>
          </table:table-cell>
        </table:table-row>
        <table:table-row table:style-name="ro1">
          <table:table-cell/>
          <table:table-cell office:value-type="float" office:value="6.3" calcext:value-type="float">
            <text:p>6.3</text:p>
          </table:table-cell>
          <table:table-cell office:value-type="float" office:value="288.150000000107" calcext:value-type="float">
            <text:p>288.150000000107</text:p>
          </table:table-cell>
          <table:table-cell office:value-type="float" office:value="146611.332103301" calcext:value-type="float">
            <text:p>146611.332103301</text:p>
          </table:table-cell>
          <table:table-cell office:value-type="float" office:value="-0.00000000227779693868" calcext:value-type="float">
            <text:p>-2.27779693868144E-09</text:p>
          </table:table-cell>
          <table:table-cell office:value-type="float" office:value="0.00000021162642329901" calcext:value-type="float">
            <text:p>2.11626423299015E-07</text:p>
          </table:table-cell>
          <table:table-cell office:value-type="float" office:value="0.00000000051522874855" calcext:value-type="float">
            <text:p>5.15228748554364E-10</text:p>
          </table:table-cell>
          <table:table-cell office:value-type="float" office:value="0.00000000000001657008" calcext:value-type="float">
            <text:p>1.65700786425305E-14</text:p>
          </table:table-cell>
          <table:table-cell office:value-type="float" office:value="0.00000000001657007864" calcext:value-type="float">
            <text:p>1.65700786425305E-11</text:p>
          </table:table-cell>
          <table:table-cell office:value-type="float" office:value="-0.00000163369036431035" calcext:value-type="float">
            <text:p>-1.63369036431035E-06</text:p>
          </table:table-cell>
          <table:table-cell office:value-type="float" office:value="-0.00000228753476575301" calcext:value-type="float">
            <text:p>-2.28753476575301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073" calcext:value-type="float">
            <text:p>0.03192606490770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037" calcext:value-type="float">
            <text:p>-4.1931361712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83" calcext:value-type="float">
            <text:p>0.0165045405114783</text:p>
          </table:table-cell>
          <table:table-cell office:value-type="float" office:value="2.09524461594065" calcext:value-type="float">
            <text:p>2.09524461594065</text:p>
          </table:table-cell>
          <table:table-cell table:number-columns-repeated="2" office:value-type="float" office:value="53388.667896699" calcext:value-type="float">
            <text:p>53388.667896699</text:p>
          </table:table-cell>
          <table:table-cell office:value-type="float" office:value="0.0399075811346507" calcext:value-type="float">
            <text:p>0.03990758113465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11" calcext:value-type="float">
            <text:p>-3.66084546274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96" calcext:value-type="float">
            <text:p>0.0180117487778896</text:p>
          </table:table-cell>
          <table:table-cell office:value-type="float" office:value="1.49075064189005" calcext:value-type="float">
            <text:p>1.49075064189005</text:p>
          </table:table-cell>
          <table:table-cell table:number-columns-repeated="2" office:value-type="float" office:value="46611.332103301" calcext:value-type="float">
            <text:p>46611.3321033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06" calcext:value-type="float">
            <text:p>288.150000000106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029" calcext:value-type="float">
            <text:p>-0.915211365686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63" calcext:value-type="float">
            <text:p>0.00454411230833263</text:p>
          </table:table-cell>
          <table:table-cell office:value-type="float" office:value="1.49075064189005" calcext:value-type="float">
            <text:p>1.49075064189005</text:p>
          </table:table-cell>
          <table:table-cell table:number-columns-repeated="2" office:value-type="float" office:value="46611.332103301" calcext:value-type="float">
            <text:p>46611.332103301</text:p>
          </table:table-cell>
          <table:table-cell office:value-type="float" office:value="0.00798151622692682" calcext:value-type="float">
            <text:p>0.007981516226926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03" calcext:value-type="float">
            <text:p>288.150000000103</text:p>
          </table:table-cell>
          <table:table-cell office:value-type="float" office:value="0.00000000051522874855" calcext:value-type="float">
            <text:p>5.15228748554364E-10</text:p>
          </table:table-cell>
          <table:table-cell office:value-type="float" office:value="364.873583510272" calcext:value-type="float">
            <text:p>364.873583510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889" calcext:value-type="float">
            <text:p>0.00177251333567889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01657008" calcext:value-type="float">
            <text:p>1.65700786425305E-1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1065" calcext:value-type="float">
            <text:p>15.0000000001065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889" calcext:value-type="float">
            <text:p>1.77251333567889</text:p>
          </table:table-cell>
          <table:table-cell office:value-type="float" office:value="1.46611332103301" calcext:value-type="float">
            <text:p>1.46611332103301</text:p>
          </table:table-cell>
          <table:table-cell office:value-type="float" office:value="205850.966627861" calcext:value-type="float">
            <text:p>205850.96662786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54" calcext:value-type="float">
            <text:p>1.77251333567954</text:p>
          </table:table-cell>
          <table:table-cell table:number-columns-repeated="2" office:value-type="float" office:value="1.77251333567889" calcext:value-type="float">
            <text:p>1.772513335678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092" calcext:value-type="float">
            <text:p>288564.77709809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402" calcext:value-type="float">
            <text:p>11515.9222546402</text:p>
          </table:table-cell>
          <table:table-cell office:value-type="float" office:value="-9212.73780371177" calcext:value-type="float">
            <text:p>-9212.73780371177</text:p>
          </table:table-cell>
          <table:table-cell office:value-type="float" office:value="-2303.18445092794" calcext:value-type="float">
            <text:p>-2303.184450927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507" calcext:value-type="float">
            <text:p>-0.0399075811346507</text:p>
          </table:table-cell>
          <table:table-cell office:value-type="float" office:value="0.0319260649077073" calcext:value-type="float">
            <text:p>0.0319260649077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682" calcext:value-type="float">
            <text:p>0.00798151622692682</text:p>
          </table:table-cell>
          <table:table-cell office:value-type="float" office:value="146611.332103301" calcext:value-type="float">
            <text:p>146611.332103301</text:p>
          </table:table-cell>
          <table:table-cell office:value-type="float" office:value="288564.777098092" calcext:value-type="float">
            <text:p>288564.777098092</text:p>
          </table:table-cell>
          <table:table-cell office:value-type="float" office:value="146611.332103301" calcext:value-type="float">
            <text:p>146611.332103301</text:p>
          </table:table-cell>
          <table:table-cell office:value-type="float" office:value="288564.777098092" calcext:value-type="float">
            <text:p>288564.777098092</text:p>
          </table:table-cell>
          <table:table-cell office:value-type="float" office:value="4.19313617123037" calcext:value-type="float">
            <text:p>4.19313617123037</text:p>
          </table:table-cell>
          <table:table-cell office:value-type="float" office:value="288564.777098092" calcext:value-type="float">
            <text:p>288564.777098092</text:p>
          </table:table-cell>
          <table:table-cell office:value-type="float" office:value="0.0399075811346507" calcext:value-type="float">
            <text:p>0.0399075811346507</text:p>
          </table:table-cell>
          <table:table-cell office:value-type="float" office:value="-0.0399075811346507" calcext:value-type="float">
            <text:p>-0.0399075811346507</text:p>
          </table:table-cell>
          <table:table-cell office:value-type="float" office:value="146611.332103301" calcext:value-type="float">
            <text:p>146611.332103301</text:p>
          </table:table-cell>
          <table:table-cell office:value-type="float" office:value="3.66084546274411" calcext:value-type="float">
            <text:p>3.66084546274411</text:p>
          </table:table-cell>
          <table:table-cell table:number-columns-repeated="2" office:value-type="float" office:value="0.0319260649077073" calcext:value-type="float">
            <text:p>0.0319260649077073</text:p>
          </table:table-cell>
          <table:table-cell office:value-type="float" office:value="146611.332103301" calcext:value-type="float">
            <text:p>146611.332103301</text:p>
          </table:table-cell>
          <table:table-cell office:value-type="float" office:value="288564.777098092" calcext:value-type="float">
            <text:p>288564.777098092</text:p>
          </table:table-cell>
          <table:table-cell office:value-type="float" office:value="-0.0319260649077073" calcext:value-type="float">
            <text:p>-0.0319260649077073</text:p>
          </table:table-cell>
          <table:table-cell office:value-type="float" office:value="0.915211365686029" calcext:value-type="float">
            <text:p>0.915211365686029</text:p>
          </table:table-cell>
          <table:table-cell office:value-type="float" office:value="0.00798151622692682" calcext:value-type="float">
            <text:p>0.00798151622692682</text:p>
          </table:table-cell>
          <table:table-cell office:value-type="float" office:value="146611.332103301" calcext:value-type="float">
            <text:p>146611.332103301</text:p>
          </table:table-cell>
          <table:table-cell office:value-type="float" office:value="288564.777098092" calcext:value-type="float">
            <text:p>288564.777098092</text:p>
          </table:table-cell>
          <table:table-cell office:value-type="float" office:value="-0.00798151622692682" calcext:value-type="float">
            <text:p>-0.007981516226926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107" calcext:value-type="float">
            <text:p>288.150000000107</text:p>
          </table:table-cell>
          <table:table-cell office:value-type="float" office:value="146611.332103301" calcext:value-type="float">
            <text:p>146611.332103301</text:p>
          </table:table-cell>
          <table:table-cell office:value-type="float" office:value="288564.777098092" calcext:value-type="float">
            <text:p>288564.777098092</text:p>
          </table:table-cell>
          <table:table-cell office:value-type="float" office:value="288.150000000107" calcext:value-type="float">
            <text:p>288.150000000107</text:p>
          </table:table-cell>
          <table:table-cell office:value-type="float" office:value="146611.332103301" calcext:value-type="float">
            <text:p>146611.332103301</text:p>
          </table:table-cell>
          <table:table-cell table:number-columns-repeated="4" office:value-type="float" office:value="288564.777098092" calcext:value-type="float">
            <text:p>288564.777098092</text:p>
          </table:table-cell>
          <table:table-cell office:value-type="float" office:value="0.0399075811346507" calcext:value-type="float">
            <text:p>0.0399075811346507</text:p>
          </table:table-cell>
          <table:table-cell office:value-type="float" office:value="-0.0319260649077073" calcext:value-type="float">
            <text:p>-0.0319260649077073</text:p>
          </table:table-cell>
          <table:table-cell office:value-type="float" office:value="-0.00798151622692682" calcext:value-type="float">
            <text:p>-0.00798151622692682</text:p>
          </table:table-cell>
          <table:table-cell table:number-columns-repeated="10" office:value-type="float" office:value="146611.332103301" calcext:value-type="float">
            <text:p>146611.332103301</text:p>
          </table:table-cell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office:value-type="float" office:value="288.150000000102" calcext:value-type="float">
            <text:p>288.150000000102</text:p>
          </table:table-cell>
          <table:table-cell office:value-type="float" office:value="146611.332103302" calcext:value-type="float">
            <text:p>146611.332103302</text:p>
          </table:table-cell>
          <table:table-cell office:value-type="float" office:value="-0.00000000218235788542" calcext:value-type="float">
            <text:p>-2.18235788541821E-09</text:p>
          </table:table-cell>
          <table:table-cell office:value-type="float" office:value="0.00000019992206903563" calcext:value-type="float">
            <text:p>1.99922069035626E-07</text:p>
          </table:table-cell>
          <table:table-cell office:value-type="float" office:value="0.00000000048657966545" calcext:value-type="float">
            <text:p>4.86579665448517E-10</text:p>
          </table:table-cell>
          <table:table-cell office:value-type="float" office:value="0.00000000000001584149" calcext:value-type="float">
            <text:p>1.58414947826202E-14</text:p>
          </table:table-cell>
          <table:table-cell office:value-type="float" office:value="0.00000000001584149478" calcext:value-type="float">
            <text:p>1.58414947826202E-11</text:p>
          </table:table-cell>
          <table:table-cell office:value-type="float" office:value="-0.00000156523919596991" calcext:value-type="float">
            <text:p>-1.56523919596991E-06</text:p>
          </table:table-cell>
          <table:table-cell office:value-type="float" office:value="-0.000002191687700265" calcext:value-type="float">
            <text:p>-2.191687700265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077" calcext:value-type="float">
            <text:p>0.03192606490770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034" calcext:value-type="float">
            <text:p>-4.19313617123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82" calcext:value-type="float">
            <text:p>0.0165045405114782</text:p>
          </table:table-cell>
          <table:table-cell office:value-type="float" office:value="2.09524461594066" calcext:value-type="float">
            <text:p>2.09524461594066</text:p>
          </table:table-cell>
          <table:table-cell table:number-columns-repeated="2" office:value-type="float" office:value="53388.6678966986" calcext:value-type="float">
            <text:p>53388.6678966986</text:p>
          </table:table-cell>
          <table:table-cell office:value-type="float" office:value="0.0399075811346505" calcext:value-type="float">
            <text:p>0.03990758113465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15" calcext:value-type="float">
            <text:p>-3.66084546274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96" calcext:value-type="float">
            <text:p>0.0180117487778896</text:p>
          </table:table-cell>
          <table:table-cell office:value-type="float" office:value="1.49075064189006" calcext:value-type="float">
            <text:p>1.49075064189006</text:p>
          </table:table-cell>
          <table:table-cell table:number-columns-repeated="2" office:value-type="float" office:value="46611.3321033015" calcext:value-type="float">
            <text:p>46611.3321033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102" calcext:value-type="float">
            <text:p>288.150000000102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037" calcext:value-type="float">
            <text:p>-0.915211365686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61" calcext:value-type="float">
            <text:p>0.00454411230833261</text:p>
          </table:table-cell>
          <table:table-cell office:value-type="float" office:value="1.49075064189006" calcext:value-type="float">
            <text:p>1.49075064189006</text:p>
          </table:table-cell>
          <table:table-cell table:number-columns-repeated="2" office:value-type="float" office:value="46611.3321033015" calcext:value-type="float">
            <text:p>46611.3321033015</text:p>
          </table:table-cell>
          <table:table-cell office:value-type="float" office:value="0.00798151622692693" calcext:value-type="float">
            <text:p>0.007981516226926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99" calcext:value-type="float">
            <text:p>288.150000000099</text:p>
          </table:table-cell>
          <table:table-cell office:value-type="float" office:value="0.00000000048657966545" calcext:value-type="float">
            <text:p>4.86579665448517E-10</text:p>
          </table:table-cell>
          <table:table-cell office:value-type="float" office:value="364.873583510273" calcext:value-type="float">
            <text:p>364.873583510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892" calcext:value-type="float">
            <text:p>0.00177251333567892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01584149" calcext:value-type="float">
            <text:p>1.58414947826202E-1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1019" calcext:value-type="float">
            <text:p>15.0000000001019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892" calcext:value-type="float">
            <text:p>1.77251333567892</text:p>
          </table:table-cell>
          <table:table-cell office:value-type="float" office:value="1.46611332103302" calcext:value-type="float">
            <text:p>1.46611332103302</text:p>
          </table:table-cell>
          <table:table-cell office:value-type="float" office:value="205850.966627857" calcext:value-type="float">
            <text:p>205850.96662785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55" calcext:value-type="float">
            <text:p>1.77251333567955</text:p>
          </table:table-cell>
          <table:table-cell table:number-columns-repeated="2" office:value-type="float" office:value="1.77251333567892" calcext:value-type="float">
            <text:p>1.772513335678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087" calcext:value-type="float">
            <text:p>288564.7770980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402" calcext:value-type="float">
            <text:p>11515.9222546402</text:p>
          </table:table-cell>
          <table:table-cell office:value-type="float" office:value="-9212.73780371175" calcext:value-type="float">
            <text:p>-9212.73780371175</text:p>
          </table:table-cell>
          <table:table-cell office:value-type="float" office:value="-2303.18445092794" calcext:value-type="float">
            <text:p>-2303.184450927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505" calcext:value-type="float">
            <text:p>-0.0399075811346505</text:p>
          </table:table-cell>
          <table:table-cell office:value-type="float" office:value="0.0319260649077077" calcext:value-type="float">
            <text:p>0.0319260649077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693" calcext:value-type="float">
            <text:p>0.00798151622692693</text:p>
          </table:table-cell>
          <table:table-cell office:value-type="float" office:value="146611.332103302" calcext:value-type="float">
            <text:p>146611.332103302</text:p>
          </table:table-cell>
          <table:table-cell office:value-type="float" office:value="288564.777098087" calcext:value-type="float">
            <text:p>288564.777098087</text:p>
          </table:table-cell>
          <table:table-cell office:value-type="float" office:value="146611.332103302" calcext:value-type="float">
            <text:p>146611.332103302</text:p>
          </table:table-cell>
          <table:table-cell office:value-type="float" office:value="288564.777098087" calcext:value-type="float">
            <text:p>288564.777098087</text:p>
          </table:table-cell>
          <table:table-cell office:value-type="float" office:value="4.19313617123034" calcext:value-type="float">
            <text:p>4.19313617123034</text:p>
          </table:table-cell>
          <table:table-cell office:value-type="float" office:value="288564.777098087" calcext:value-type="float">
            <text:p>288564.777098087</text:p>
          </table:table-cell>
          <table:table-cell office:value-type="float" office:value="0.0399075811346505" calcext:value-type="float">
            <text:p>0.0399075811346505</text:p>
          </table:table-cell>
          <table:table-cell office:value-type="float" office:value="-0.0399075811346505" calcext:value-type="float">
            <text:p>-0.0399075811346505</text:p>
          </table:table-cell>
          <table:table-cell office:value-type="float" office:value="146611.332103302" calcext:value-type="float">
            <text:p>146611.332103302</text:p>
          </table:table-cell>
          <table:table-cell office:value-type="float" office:value="3.66084546274415" calcext:value-type="float">
            <text:p>3.66084546274415</text:p>
          </table:table-cell>
          <table:table-cell table:number-columns-repeated="2" office:value-type="float" office:value="0.0319260649077077" calcext:value-type="float">
            <text:p>0.0319260649077077</text:p>
          </table:table-cell>
          <table:table-cell office:value-type="float" office:value="146611.332103302" calcext:value-type="float">
            <text:p>146611.332103302</text:p>
          </table:table-cell>
          <table:table-cell office:value-type="float" office:value="288564.777098087" calcext:value-type="float">
            <text:p>288564.777098087</text:p>
          </table:table-cell>
          <table:table-cell office:value-type="float" office:value="-0.0319260649077077" calcext:value-type="float">
            <text:p>-0.0319260649077077</text:p>
          </table:table-cell>
          <table:table-cell office:value-type="float" office:value="0.915211365686037" calcext:value-type="float">
            <text:p>0.915211365686037</text:p>
          </table:table-cell>
          <table:table-cell office:value-type="float" office:value="0.00798151622692693" calcext:value-type="float">
            <text:p>0.00798151622692693</text:p>
          </table:table-cell>
          <table:table-cell office:value-type="float" office:value="146611.332103302" calcext:value-type="float">
            <text:p>146611.332103302</text:p>
          </table:table-cell>
          <table:table-cell office:value-type="float" office:value="288564.777098087" calcext:value-type="float">
            <text:p>288564.777098087</text:p>
          </table:table-cell>
          <table:table-cell office:value-type="float" office:value="-0.00798151622692693" calcext:value-type="float">
            <text:p>-0.007981516226926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102" calcext:value-type="float">
            <text:p>288.150000000102</text:p>
          </table:table-cell>
          <table:table-cell office:value-type="float" office:value="146611.332103302" calcext:value-type="float">
            <text:p>146611.332103302</text:p>
          </table:table-cell>
          <table:table-cell office:value-type="float" office:value="288564.777098087" calcext:value-type="float">
            <text:p>288564.777098087</text:p>
          </table:table-cell>
          <table:table-cell office:value-type="float" office:value="288.150000000102" calcext:value-type="float">
            <text:p>288.150000000102</text:p>
          </table:table-cell>
          <table:table-cell office:value-type="float" office:value="146611.332103302" calcext:value-type="float">
            <text:p>146611.332103302</text:p>
          </table:table-cell>
          <table:table-cell table:number-columns-repeated="4" office:value-type="float" office:value="288564.777098087" calcext:value-type="float">
            <text:p>288564.777098087</text:p>
          </table:table-cell>
          <table:table-cell office:value-type="float" office:value="0.0399075811346505" calcext:value-type="float">
            <text:p>0.0399075811346505</text:p>
          </table:table-cell>
          <table:table-cell office:value-type="float" office:value="-0.0319260649077077" calcext:value-type="float">
            <text:p>-0.0319260649077077</text:p>
          </table:table-cell>
          <table:table-cell office:value-type="float" office:value="-0.00798151622692693" calcext:value-type="float">
            <text:p>-0.00798151622692693</text:p>
          </table:table-cell>
          <table:table-cell table:number-columns-repeated="10" office:value-type="float" office:value="146611.332103302" calcext:value-type="float">
            <text:p>146611.332103302</text:p>
          </table:table-cell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office:value-type="float" office:value="288.150000000097" calcext:value-type="float">
            <text:p>288.150000000097</text:p>
          </table:table-cell>
          <table:table-cell office:value-type="float" office:value="146611.332103302" calcext:value-type="float">
            <text:p>146611.332103302</text:p>
          </table:table-cell>
          <table:table-cell office:value-type="float" office:value="-0.00000000207950791048" calcext:value-type="float">
            <text:p>-2.07950791048061E-09</text:p>
          </table:table-cell>
          <table:table-cell office:value-type="float" office:value="0.00000019313629217331" calcext:value-type="float">
            <text:p>1.9313629217331E-07</text:p>
          </table:table-cell>
          <table:table-cell office:value-type="float" office:value="0.00000000047020876082" calcext:value-type="float">
            <text:p>4.70208760816604E-10</text:p>
          </table:table-cell>
          <table:table-cell office:value-type="float" office:value="0.00000000000001512679" calcext:value-type="float">
            <text:p>1.51267887105178E-14</text:p>
          </table:table-cell>
          <table:table-cell office:value-type="float" office:value="0.00000000001512678871" calcext:value-type="float">
            <text:p>1.51267887105178E-11</text:p>
          </table:table-cell>
          <table:table-cell office:value-type="float" office:value="-0.00000149147273761195" calcext:value-type="float">
            <text:p>-1.49147273761195E-06</text:p>
          </table:table-cell>
          <table:table-cell office:value-type="float" office:value="-0.00000208839803061482" calcext:value-type="float">
            <text:p>-2.08839803061482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082" calcext:value-type="float">
            <text:p>0.03192606490770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03" calcext:value-type="float">
            <text:p>-4.1931361712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82" calcext:value-type="float">
            <text:p>0.0165045405114782</text:p>
          </table:table-cell>
          <table:table-cell office:value-type="float" office:value="2.09524461594068" calcext:value-type="float">
            <text:p>2.09524461594068</text:p>
          </table:table-cell>
          <table:table-cell table:number-columns-repeated="2" office:value-type="float" office:value="53388.6678966981" calcext:value-type="float">
            <text:p>53388.6678966981</text:p>
          </table:table-cell>
          <table:table-cell office:value-type="float" office:value="0.0399075811346503" calcext:value-type="float">
            <text:p>0.03990758113465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18" calcext:value-type="float">
            <text:p>-3.66084546274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95" calcext:value-type="float">
            <text:p>0.0180117487778895</text:p>
          </table:table-cell>
          <table:table-cell office:value-type="float" office:value="1.49075064189008" calcext:value-type="float">
            <text:p>1.49075064189008</text:p>
          </table:table-cell>
          <table:table-cell table:number-columns-repeated="2" office:value-type="float" office:value="46611.3321033019" calcext:value-type="float">
            <text:p>46611.33210330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97" calcext:value-type="float">
            <text:p>288.150000000097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045" calcext:value-type="float">
            <text:p>-0.915211365686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58" calcext:value-type="float">
            <text:p>0.00454411230833258</text:p>
          </table:table-cell>
          <table:table-cell office:value-type="float" office:value="1.49075064189008" calcext:value-type="float">
            <text:p>1.49075064189008</text:p>
          </table:table-cell>
          <table:table-cell table:number-columns-repeated="2" office:value-type="float" office:value="46611.3321033019" calcext:value-type="float">
            <text:p>46611.3321033019</text:p>
          </table:table-cell>
          <table:table-cell office:value-type="float" office:value="0.00798151622692704" calcext:value-type="float">
            <text:p>0.007981516226927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94" calcext:value-type="float">
            <text:p>288.150000000094</text:p>
          </table:table-cell>
          <table:table-cell office:value-type="float" office:value="0.00000000047020876082" calcext:value-type="float">
            <text:p>4.70208760816604E-10</text:p>
          </table:table-cell>
          <table:table-cell office:value-type="float" office:value="364.873583510274" calcext:value-type="float">
            <text:p>364.873583510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895" calcext:value-type="float">
            <text:p>0.00177251333567895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01512679" calcext:value-type="float">
            <text:p>1.51267887105178E-1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973" calcext:value-type="float">
            <text:p>15.0000000000973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895" calcext:value-type="float">
            <text:p>1.77251333567895</text:p>
          </table:table-cell>
          <table:table-cell office:value-type="float" office:value="1.46611332103302" calcext:value-type="float">
            <text:p>1.46611332103302</text:p>
          </table:table-cell>
          <table:table-cell office:value-type="float" office:value="205850.966627854" calcext:value-type="float">
            <text:p>205850.96662785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55" calcext:value-type="float">
            <text:p>1.77251333567955</text:p>
          </table:table-cell>
          <table:table-cell table:number-columns-repeated="2" office:value-type="float" office:value="1.77251333567895" calcext:value-type="float">
            <text:p>1.772513335678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083" calcext:value-type="float">
            <text:p>288564.7770980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401" calcext:value-type="float">
            <text:p>11515.9222546401</text:p>
          </table:table-cell>
          <table:table-cell office:value-type="float" office:value="-9212.73780371173" calcext:value-type="float">
            <text:p>-9212.73780371173</text:p>
          </table:table-cell>
          <table:table-cell office:value-type="float" office:value="-2303.18445092793" calcext:value-type="float">
            <text:p>-2303.18445092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503" calcext:value-type="float">
            <text:p>-0.0399075811346503</text:p>
          </table:table-cell>
          <table:table-cell office:value-type="float" office:value="0.0319260649077082" calcext:value-type="float">
            <text:p>0.0319260649077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704" calcext:value-type="float">
            <text:p>0.00798151622692704</text:p>
          </table:table-cell>
          <table:table-cell office:value-type="float" office:value="146611.332103302" calcext:value-type="float">
            <text:p>146611.332103302</text:p>
          </table:table-cell>
          <table:table-cell office:value-type="float" office:value="288564.777098083" calcext:value-type="float">
            <text:p>288564.777098083</text:p>
          </table:table-cell>
          <table:table-cell office:value-type="float" office:value="146611.332103302" calcext:value-type="float">
            <text:p>146611.332103302</text:p>
          </table:table-cell>
          <table:table-cell office:value-type="float" office:value="288564.777098083" calcext:value-type="float">
            <text:p>288564.777098083</text:p>
          </table:table-cell>
          <table:table-cell office:value-type="float" office:value="4.1931361712303" calcext:value-type="float">
            <text:p>4.1931361712303</text:p>
          </table:table-cell>
          <table:table-cell office:value-type="float" office:value="288564.777098083" calcext:value-type="float">
            <text:p>288564.777098083</text:p>
          </table:table-cell>
          <table:table-cell office:value-type="float" office:value="0.0399075811346503" calcext:value-type="float">
            <text:p>0.0399075811346503</text:p>
          </table:table-cell>
          <table:table-cell office:value-type="float" office:value="-0.0399075811346503" calcext:value-type="float">
            <text:p>-0.0399075811346503</text:p>
          </table:table-cell>
          <table:table-cell office:value-type="float" office:value="146611.332103302" calcext:value-type="float">
            <text:p>146611.332103302</text:p>
          </table:table-cell>
          <table:table-cell office:value-type="float" office:value="3.66084546274418" calcext:value-type="float">
            <text:p>3.66084546274418</text:p>
          </table:table-cell>
          <table:table-cell table:number-columns-repeated="2" office:value-type="float" office:value="0.0319260649077082" calcext:value-type="float">
            <text:p>0.0319260649077082</text:p>
          </table:table-cell>
          <table:table-cell office:value-type="float" office:value="146611.332103302" calcext:value-type="float">
            <text:p>146611.332103302</text:p>
          </table:table-cell>
          <table:table-cell office:value-type="float" office:value="288564.777098083" calcext:value-type="float">
            <text:p>288564.777098083</text:p>
          </table:table-cell>
          <table:table-cell office:value-type="float" office:value="-0.0319260649077082" calcext:value-type="float">
            <text:p>-0.0319260649077082</text:p>
          </table:table-cell>
          <table:table-cell office:value-type="float" office:value="0.915211365686045" calcext:value-type="float">
            <text:p>0.915211365686045</text:p>
          </table:table-cell>
          <table:table-cell office:value-type="float" office:value="0.00798151622692704" calcext:value-type="float">
            <text:p>0.00798151622692704</text:p>
          </table:table-cell>
          <table:table-cell office:value-type="float" office:value="146611.332103302" calcext:value-type="float">
            <text:p>146611.332103302</text:p>
          </table:table-cell>
          <table:table-cell office:value-type="float" office:value="288564.777098083" calcext:value-type="float">
            <text:p>288564.777098083</text:p>
          </table:table-cell>
          <table:table-cell office:value-type="float" office:value="-0.00798151622692704" calcext:value-type="float">
            <text:p>-0.007981516226927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97" calcext:value-type="float">
            <text:p>288.150000000097</text:p>
          </table:table-cell>
          <table:table-cell office:value-type="float" office:value="146611.332103302" calcext:value-type="float">
            <text:p>146611.332103302</text:p>
          </table:table-cell>
          <table:table-cell office:value-type="float" office:value="288564.777098083" calcext:value-type="float">
            <text:p>288564.777098083</text:p>
          </table:table-cell>
          <table:table-cell office:value-type="float" office:value="288.150000000097" calcext:value-type="float">
            <text:p>288.150000000097</text:p>
          </table:table-cell>
          <table:table-cell office:value-type="float" office:value="146611.332103302" calcext:value-type="float">
            <text:p>146611.332103302</text:p>
          </table:table-cell>
          <table:table-cell table:number-columns-repeated="4" office:value-type="float" office:value="288564.777098083" calcext:value-type="float">
            <text:p>288564.777098083</text:p>
          </table:table-cell>
          <table:table-cell office:value-type="float" office:value="0.0399075811346503" calcext:value-type="float">
            <text:p>0.0399075811346503</text:p>
          </table:table-cell>
          <table:table-cell office:value-type="float" office:value="-0.0319260649077082" calcext:value-type="float">
            <text:p>-0.0319260649077082</text:p>
          </table:table-cell>
          <table:table-cell office:value-type="float" office:value="-0.00798151622692704" calcext:value-type="float">
            <text:p>-0.00798151622692704</text:p>
          </table:table-cell>
          <table:table-cell table:number-columns-repeated="10" office:value-type="float" office:value="146611.332103302" calcext:value-type="float">
            <text:p>146611.332103302</text:p>
          </table:table-cell>
        </table:table-row>
        <table:table-row table:style-name="ro1">
          <table:table-cell/>
          <table:table-cell office:value-type="float" office:value="6.6" calcext:value-type="float">
            <text:p>6.6</text:p>
          </table:table-cell>
          <table:table-cell office:value-type="float" office:value="288.150000000093" calcext:value-type="float">
            <text:p>288.150000000093</text:p>
          </table:table-cell>
          <table:table-cell office:value-type="float" office:value="146611.332103302" calcext:value-type="float">
            <text:p>146611.332103302</text:p>
          </table:table-cell>
          <table:table-cell office:value-type="float" office:value="-0.00000000198376160102" calcext:value-type="float">
            <text:p>-1.9837616010248E-09</text:p>
          </table:table-cell>
          <table:table-cell office:value-type="float" office:value="0.00000018216221286865" calcext:value-type="float">
            <text:p>1.82162212868647E-07</text:p>
          </table:table-cell>
          <table:table-cell office:value-type="float" office:value="0.00000000044337866711" calcext:value-type="float">
            <text:p>4.43378667114303E-10</text:p>
          </table:table-cell>
          <table:table-cell office:value-type="float" office:value="0.00000000000001440514" calcext:value-type="float">
            <text:p>1.44051437445114E-14</text:p>
          </table:table-cell>
          <table:table-cell office:value-type="float" office:value="0.00000000001440514374" calcext:value-type="float">
            <text:p>1.44051437445114E-11</text:p>
          </table:table-cell>
          <table:table-cell office:value-type="float" office:value="-0.00000142280119779209" calcext:value-type="float">
            <text:p>-1.42280119779209E-06</text:p>
          </table:table-cell>
          <table:table-cell office:value-type="float" office:value="-0.00000199224239538094" calcext:value-type="float">
            <text:p>-1.99224239538094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086" calcext:value-type="float">
            <text:p>0.03192606490770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027" calcext:value-type="float">
            <text:p>-4.19313617123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81" calcext:value-type="float">
            <text:p>0.0165045405114781</text:p>
          </table:table-cell>
          <table:table-cell office:value-type="float" office:value="2.0952446159407" calcext:value-type="float">
            <text:p>2.0952446159407</text:p>
          </table:table-cell>
          <table:table-cell office:value-type="float" office:value="53388.6678966977" calcext:value-type="float">
            <text:p>53388.6678966977</text:p>
          </table:table-cell>
          <table:table-cell office:value-type="float" office:value="53388.6678966977" calcext:value-type="float">
            <text:p>53388.6678966977</text:p>
          </table:table-cell>
          <table:table-cell office:value-type="float" office:value="0.0399075811346502" calcext:value-type="float">
            <text:p>0.03990758113465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21" calcext:value-type="float">
            <text:p>-3.66084546274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94" calcext:value-type="float">
            <text:p>0.0180117487778894</text:p>
          </table:table-cell>
          <table:table-cell office:value-type="float" office:value="1.4907506418901" calcext:value-type="float">
            <text:p>1.4907506418901</text:p>
          </table:table-cell>
          <table:table-cell table:number-columns-repeated="2" office:value-type="float" office:value="46611.3321033023" calcext:value-type="float">
            <text:p>46611.33210330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93" calcext:value-type="float">
            <text:p>288.150000000093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054" calcext:value-type="float">
            <text:p>-0.915211365686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56" calcext:value-type="float">
            <text:p>0.00454411230833256</text:p>
          </table:table-cell>
          <table:table-cell office:value-type="float" office:value="1.4907506418901" calcext:value-type="float">
            <text:p>1.4907506418901</text:p>
          </table:table-cell>
          <table:table-cell table:number-columns-repeated="2" office:value-type="float" office:value="46611.3321033023" calcext:value-type="float">
            <text:p>46611.3321033023</text:p>
          </table:table-cell>
          <table:table-cell office:value-type="float" office:value="0.00798151622692716" calcext:value-type="float">
            <text:p>0.007981516226927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9" calcext:value-type="float">
            <text:p>288.15000000009</text:p>
          </table:table-cell>
          <table:table-cell office:value-type="float" office:value="0.00000000044337866711" calcext:value-type="float">
            <text:p>4.43378667114303E-10</text:p>
          </table:table-cell>
          <table:table-cell office:value-type="float" office:value="364.873583510275" calcext:value-type="float">
            <text:p>364.873583510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899" calcext:value-type="float">
            <text:p>0.00177251333567899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01440514" calcext:value-type="float">
            <text:p>1.44051437445114E-1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927" calcext:value-type="float">
            <text:p>15.0000000000927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899" calcext:value-type="float">
            <text:p>1.77251333567899</text:p>
          </table:table-cell>
          <table:table-cell office:value-type="float" office:value="1.46611332103302" calcext:value-type="float">
            <text:p>1.46611332103302</text:p>
          </table:table-cell>
          <table:table-cell office:value-type="float" office:value="205850.966627851" calcext:value-type="float">
            <text:p>205850.96662785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56" calcext:value-type="float">
            <text:p>1.77251333567956</text:p>
          </table:table-cell>
          <table:table-cell table:number-columns-repeated="2" office:value-type="float" office:value="1.77251333567899" calcext:value-type="float">
            <text:p>1.772513335678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078" calcext:value-type="float">
            <text:p>288564.7770980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401" calcext:value-type="float">
            <text:p>11515.9222546401</text:p>
          </table:table-cell>
          <table:table-cell office:value-type="float" office:value="-9212.73780371171" calcext:value-type="float">
            <text:p>-9212.73780371171</text:p>
          </table:table-cell>
          <table:table-cell office:value-type="float" office:value="-2303.18445092793" calcext:value-type="float">
            <text:p>-2303.18445092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502" calcext:value-type="float">
            <text:p>-0.0399075811346502</text:p>
          </table:table-cell>
          <table:table-cell office:value-type="float" office:value="0.0319260649077086" calcext:value-type="float">
            <text:p>0.0319260649077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716" calcext:value-type="float">
            <text:p>0.00798151622692716</text:p>
          </table:table-cell>
          <table:table-cell office:value-type="float" office:value="146611.332103302" calcext:value-type="float">
            <text:p>146611.332103302</text:p>
          </table:table-cell>
          <table:table-cell office:value-type="float" office:value="288564.777098078" calcext:value-type="float">
            <text:p>288564.777098078</text:p>
          </table:table-cell>
          <table:table-cell office:value-type="float" office:value="146611.332103302" calcext:value-type="float">
            <text:p>146611.332103302</text:p>
          </table:table-cell>
          <table:table-cell office:value-type="float" office:value="288564.777098078" calcext:value-type="float">
            <text:p>288564.777098078</text:p>
          </table:table-cell>
          <table:table-cell office:value-type="float" office:value="4.19313617123027" calcext:value-type="float">
            <text:p>4.19313617123027</text:p>
          </table:table-cell>
          <table:table-cell office:value-type="float" office:value="288564.777098078" calcext:value-type="float">
            <text:p>288564.777098078</text:p>
          </table:table-cell>
          <table:table-cell office:value-type="float" office:value="0.0399075811346502" calcext:value-type="float">
            <text:p>0.0399075811346502</text:p>
          </table:table-cell>
          <table:table-cell office:value-type="float" office:value="-0.0399075811346502" calcext:value-type="float">
            <text:p>-0.0399075811346502</text:p>
          </table:table-cell>
          <table:table-cell office:value-type="float" office:value="146611.332103302" calcext:value-type="float">
            <text:p>146611.332103302</text:p>
          </table:table-cell>
          <table:table-cell office:value-type="float" office:value="3.66084546274421" calcext:value-type="float">
            <text:p>3.66084546274421</text:p>
          </table:table-cell>
          <table:table-cell table:number-columns-repeated="2" office:value-type="float" office:value="0.0319260649077086" calcext:value-type="float">
            <text:p>0.0319260649077086</text:p>
          </table:table-cell>
          <table:table-cell office:value-type="float" office:value="146611.332103302" calcext:value-type="float">
            <text:p>146611.332103302</text:p>
          </table:table-cell>
          <table:table-cell office:value-type="float" office:value="288564.777098078" calcext:value-type="float">
            <text:p>288564.777098078</text:p>
          </table:table-cell>
          <table:table-cell office:value-type="float" office:value="-0.0319260649077086" calcext:value-type="float">
            <text:p>-0.0319260649077086</text:p>
          </table:table-cell>
          <table:table-cell office:value-type="float" office:value="0.915211365686054" calcext:value-type="float">
            <text:p>0.915211365686054</text:p>
          </table:table-cell>
          <table:table-cell office:value-type="float" office:value="0.00798151622692716" calcext:value-type="float">
            <text:p>0.00798151622692716</text:p>
          </table:table-cell>
          <table:table-cell office:value-type="float" office:value="146611.332103302" calcext:value-type="float">
            <text:p>146611.332103302</text:p>
          </table:table-cell>
          <table:table-cell office:value-type="float" office:value="288564.777098078" calcext:value-type="float">
            <text:p>288564.777098078</text:p>
          </table:table-cell>
          <table:table-cell office:value-type="float" office:value="-0.00798151622692716" calcext:value-type="float">
            <text:p>-0.007981516226927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93" calcext:value-type="float">
            <text:p>288.150000000093</text:p>
          </table:table-cell>
          <table:table-cell office:value-type="float" office:value="146611.332103302" calcext:value-type="float">
            <text:p>146611.332103302</text:p>
          </table:table-cell>
          <table:table-cell office:value-type="float" office:value="288564.777098078" calcext:value-type="float">
            <text:p>288564.777098078</text:p>
          </table:table-cell>
          <table:table-cell office:value-type="float" office:value="288.150000000093" calcext:value-type="float">
            <text:p>288.150000000093</text:p>
          </table:table-cell>
          <table:table-cell office:value-type="float" office:value="146611.332103302" calcext:value-type="float">
            <text:p>146611.332103302</text:p>
          </table:table-cell>
          <table:table-cell table:number-columns-repeated="4" office:value-type="float" office:value="288564.777098078" calcext:value-type="float">
            <text:p>288564.777098078</text:p>
          </table:table-cell>
          <table:table-cell office:value-type="float" office:value="0.0399075811346502" calcext:value-type="float">
            <text:p>0.0399075811346502</text:p>
          </table:table-cell>
          <table:table-cell office:value-type="float" office:value="-0.0319260649077086" calcext:value-type="float">
            <text:p>-0.0319260649077086</text:p>
          </table:table-cell>
          <table:table-cell office:value-type="float" office:value="-0.00798151622692716" calcext:value-type="float">
            <text:p>-0.00798151622692716</text:p>
          </table:table-cell>
          <table:table-cell table:number-columns-repeated="10" office:value-type="float" office:value="146611.332103302" calcext:value-type="float">
            <text:p>146611.332103302</text:p>
          </table:table-cell>
        </table:table-row>
        <table:table-row table:style-name="ro1">
          <table:table-cell/>
          <table:table-cell office:value-type="float" office:value="6.7" calcext:value-type="float">
            <text:p>6.7</text:p>
          </table:table-cell>
          <table:table-cell office:value-type="float" office:value="288.150000000088" calcext:value-type="float">
            <text:p>288.150000000088</text:p>
          </table:table-cell>
          <table:table-cell office:value-type="float" office:value="146611.332103303" calcext:value-type="float">
            <text:p>146611.332103303</text:p>
          </table:table-cell>
          <table:table-cell office:value-type="float" office:value="-0.00000000188331466723" calcext:value-type="float">
            <text:p>-1.88331466723273E-09</text:p>
          </table:table-cell>
          <table:table-cell office:value-type="float" office:value="0.00000017300587885635" calcext:value-type="float">
            <text:p>1.73005878856348E-07</text:p>
          </table:table-cell>
          <table:table-cell office:value-type="float" office:value="0.00000000042109604692" calcext:value-type="float">
            <text:p>4.21096046920866E-10</text:p>
          </table:table-cell>
          <table:table-cell office:value-type="float" office:value="0.00000000000001367656" calcext:value-type="float">
            <text:p>1.36765598846012E-14</text:p>
          </table:table-cell>
          <table:table-cell office:value-type="float" office:value="0.00000000001367655988" calcext:value-type="float">
            <text:p>1.36765598846012E-11</text:p>
          </table:table-cell>
          <table:table-cell office:value-type="float" office:value="-0.00000135075825793476" calcext:value-type="float">
            <text:p>-1.35075825793476E-06</text:p>
          </table:table-cell>
          <table:table-cell office:value-type="float" office:value="-0.00000189136604013582" calcext:value-type="float">
            <text:p>-1.89136604013582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091" calcext:value-type="float">
            <text:p>0.03192606490770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023" calcext:value-type="float">
            <text:p>-4.19313617123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8" calcext:value-type="float">
            <text:p>0.016504540511478</text:p>
          </table:table-cell>
          <table:table-cell office:value-type="float" office:value="2.09524461594072" calcext:value-type="float">
            <text:p>2.09524461594072</text:p>
          </table:table-cell>
          <table:table-cell table:number-columns-repeated="2" office:value-type="float" office:value="53388.6678966973" calcext:value-type="float">
            <text:p>53388.6678966973</text:p>
          </table:table-cell>
          <table:table-cell office:value-type="float" office:value="0.03990758113465" calcext:value-type="float">
            <text:p>0.039907581134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25" calcext:value-type="float">
            <text:p>-3.66084546274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93" calcext:value-type="float">
            <text:p>0.0180117487778893</text:p>
          </table:table-cell>
          <table:table-cell office:value-type="float" office:value="1.49075064189011" calcext:value-type="float">
            <text:p>1.49075064189011</text:p>
          </table:table-cell>
          <table:table-cell table:number-columns-repeated="2" office:value-type="float" office:value="46611.3321033027" calcext:value-type="float">
            <text:p>46611.33210330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88" calcext:value-type="float">
            <text:p>288.150000000088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062" calcext:value-type="float">
            <text:p>-0.915211365686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53" calcext:value-type="float">
            <text:p>0.00454411230833253</text:p>
          </table:table-cell>
          <table:table-cell office:value-type="float" office:value="1.49075064189011" calcext:value-type="float">
            <text:p>1.49075064189011</text:p>
          </table:table-cell>
          <table:table-cell table:number-columns-repeated="2" office:value-type="float" office:value="46611.3321033027" calcext:value-type="float">
            <text:p>46611.3321033027</text:p>
          </table:table-cell>
          <table:table-cell office:value-type="float" office:value="0.00798151622692727" calcext:value-type="float">
            <text:p>0.007981516226927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86" calcext:value-type="float">
            <text:p>288.150000000086</text:p>
          </table:table-cell>
          <table:table-cell office:value-type="float" office:value="0.00000000042109604692" calcext:value-type="float">
            <text:p>4.21096046920866E-10</text:p>
          </table:table-cell>
          <table:table-cell office:value-type="float" office:value="364.873583510276" calcext:value-type="float">
            <text:p>364.873583510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02" calcext:value-type="float">
            <text:p>0.00177251333567902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01367656" calcext:value-type="float">
            <text:p>1.36765598846012E-1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881" calcext:value-type="float">
            <text:p>15.0000000000881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02" calcext:value-type="float">
            <text:p>1.77251333567902</text:p>
          </table:table-cell>
          <table:table-cell office:value-type="float" office:value="1.46611332103303" calcext:value-type="float">
            <text:p>1.46611332103303</text:p>
          </table:table-cell>
          <table:table-cell office:value-type="float" office:value="205850.966627847" calcext:value-type="float">
            <text:p>205850.96662784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56" calcext:value-type="float">
            <text:p>1.77251333567956</text:p>
          </table:table-cell>
          <table:table-cell table:number-columns-repeated="2" office:value-type="float" office:value="1.77251333567902" calcext:value-type="float">
            <text:p>1.772513335679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073" calcext:value-type="float">
            <text:p>288564.77709807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4" calcext:value-type="float">
            <text:p>11515.92225464</text:p>
          </table:table-cell>
          <table:table-cell office:value-type="float" office:value="-9212.73780371169" calcext:value-type="float">
            <text:p>-9212.73780371169</text:p>
          </table:table-cell>
          <table:table-cell office:value-type="float" office:value="-2303.18445092792" calcext:value-type="float">
            <text:p>-2303.184450927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5" calcext:value-type="float">
            <text:p>-0.03990758113465</text:p>
          </table:table-cell>
          <table:table-cell office:value-type="float" office:value="0.0319260649077091" calcext:value-type="float">
            <text:p>0.0319260649077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727" calcext:value-type="float">
            <text:p>0.00798151622692727</text:p>
          </table:table-cell>
          <table:table-cell office:value-type="float" office:value="146611.332103303" calcext:value-type="float">
            <text:p>146611.332103303</text:p>
          </table:table-cell>
          <table:table-cell office:value-type="float" office:value="288564.777098073" calcext:value-type="float">
            <text:p>288564.777098073</text:p>
          </table:table-cell>
          <table:table-cell office:value-type="float" office:value="146611.332103303" calcext:value-type="float">
            <text:p>146611.332103303</text:p>
          </table:table-cell>
          <table:table-cell office:value-type="float" office:value="288564.777098073" calcext:value-type="float">
            <text:p>288564.777098073</text:p>
          </table:table-cell>
          <table:table-cell office:value-type="float" office:value="4.19313617123023" calcext:value-type="float">
            <text:p>4.19313617123023</text:p>
          </table:table-cell>
          <table:table-cell office:value-type="float" office:value="288564.777098073" calcext:value-type="float">
            <text:p>288564.777098073</text:p>
          </table:table-cell>
          <table:table-cell office:value-type="float" office:value="0.03990758113465" calcext:value-type="float">
            <text:p>0.03990758113465</text:p>
          </table:table-cell>
          <table:table-cell office:value-type="float" office:value="-0.03990758113465" calcext:value-type="float">
            <text:p>-0.03990758113465</text:p>
          </table:table-cell>
          <table:table-cell office:value-type="float" office:value="146611.332103303" calcext:value-type="float">
            <text:p>146611.332103303</text:p>
          </table:table-cell>
          <table:table-cell office:value-type="float" office:value="3.66084546274425" calcext:value-type="float">
            <text:p>3.66084546274425</text:p>
          </table:table-cell>
          <table:table-cell table:number-columns-repeated="2" office:value-type="float" office:value="0.0319260649077091" calcext:value-type="float">
            <text:p>0.0319260649077091</text:p>
          </table:table-cell>
          <table:table-cell office:value-type="float" office:value="146611.332103303" calcext:value-type="float">
            <text:p>146611.332103303</text:p>
          </table:table-cell>
          <table:table-cell office:value-type="float" office:value="288564.777098073" calcext:value-type="float">
            <text:p>288564.777098073</text:p>
          </table:table-cell>
          <table:table-cell office:value-type="float" office:value="-0.0319260649077091" calcext:value-type="float">
            <text:p>-0.0319260649077091</text:p>
          </table:table-cell>
          <table:table-cell office:value-type="float" office:value="0.915211365686062" calcext:value-type="float">
            <text:p>0.915211365686062</text:p>
          </table:table-cell>
          <table:table-cell office:value-type="float" office:value="0.00798151622692727" calcext:value-type="float">
            <text:p>0.00798151622692727</text:p>
          </table:table-cell>
          <table:table-cell office:value-type="float" office:value="146611.332103303" calcext:value-type="float">
            <text:p>146611.332103303</text:p>
          </table:table-cell>
          <table:table-cell office:value-type="float" office:value="288564.777098073" calcext:value-type="float">
            <text:p>288564.777098073</text:p>
          </table:table-cell>
          <table:table-cell office:value-type="float" office:value="-0.00798151622692727" calcext:value-type="float">
            <text:p>-0.007981516226927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88" calcext:value-type="float">
            <text:p>288.150000000088</text:p>
          </table:table-cell>
          <table:table-cell office:value-type="float" office:value="146611.332103303" calcext:value-type="float">
            <text:p>146611.332103303</text:p>
          </table:table-cell>
          <table:table-cell office:value-type="float" office:value="288564.777098073" calcext:value-type="float">
            <text:p>288564.777098073</text:p>
          </table:table-cell>
          <table:table-cell office:value-type="float" office:value="288.150000000088" calcext:value-type="float">
            <text:p>288.150000000088</text:p>
          </table:table-cell>
          <table:table-cell office:value-type="float" office:value="146611.332103303" calcext:value-type="float">
            <text:p>146611.332103303</text:p>
          </table:table-cell>
          <table:table-cell table:number-columns-repeated="4" office:value-type="float" office:value="288564.777098073" calcext:value-type="float">
            <text:p>288564.777098073</text:p>
          </table:table-cell>
          <table:table-cell office:value-type="float" office:value="0.03990758113465" calcext:value-type="float">
            <text:p>0.03990758113465</text:p>
          </table:table-cell>
          <table:table-cell office:value-type="float" office:value="-0.0319260649077091" calcext:value-type="float">
            <text:p>-0.0319260649077091</text:p>
          </table:table-cell>
          <table:table-cell office:value-type="float" office:value="-0.00798151622692727" calcext:value-type="float">
            <text:p>-0.00798151622692727</text:p>
          </table:table-cell>
          <table:table-cell table:number-columns-repeated="10" office:value-type="float" office:value="146611.332103303" calcext:value-type="float">
            <text:p>146611.332103303</text:p>
          </table:table-cell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float" office:value="288.150000000083" calcext:value-type="float">
            <text:p>288.150000000083</text:p>
          </table:table-cell>
          <table:table-cell office:value-type="float" office:value="146611.332103303" calcext:value-type="float">
            <text:p>146611.332103303</text:p>
          </table:table-cell>
          <table:table-cell office:value-type="float" office:value="-0.00000000178450035469" calcext:value-type="float">
            <text:p>-1.78450035468676E-09</text:p>
          </table:table-cell>
          <table:table-cell office:value-type="float" office:value="0.0000001653146331069" calcext:value-type="float">
            <text:p>1.65314633106899E-07</text:p>
          </table:table-cell>
          <table:table-cell office:value-type="float" office:value="0.00000000040245140553" calcext:value-type="float">
            <text:p>4.02451405534521E-10</text:p>
          </table:table-cell>
          <table:table-cell office:value-type="float" office:value="0.00000000000001297573" calcext:value-type="float">
            <text:p>1.29757316003065E-14</text:p>
          </table:table-cell>
          <table:table-cell office:value-type="float" office:value="0.0000000000129757316" calcext:value-type="float">
            <text:p>1.29757316003065E-11</text:p>
          </table:table-cell>
          <table:table-cell office:value-type="float" office:value="-0.0000012798862730265" calcext:value-type="float">
            <text:p>-1.2798862730265E-06</text:p>
          </table:table-cell>
          <table:table-cell office:value-type="float" office:value="-0.00000179212928576836" calcext:value-type="float">
            <text:p>-1.79212928576836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095" calcext:value-type="float">
            <text:p>0.03192606490770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02" calcext:value-type="float">
            <text:p>-4.1931361712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8" calcext:value-type="float">
            <text:p>0.016504540511478</text:p>
          </table:table-cell>
          <table:table-cell office:value-type="float" office:value="2.09524461594073" calcext:value-type="float">
            <text:p>2.09524461594073</text:p>
          </table:table-cell>
          <table:table-cell table:number-columns-repeated="2" office:value-type="float" office:value="53388.6678966969" calcext:value-type="float">
            <text:p>53388.6678966969</text:p>
          </table:table-cell>
          <table:table-cell office:value-type="float" office:value="0.0399075811346499" calcext:value-type="float">
            <text:p>0.03990758113464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28" calcext:value-type="float">
            <text:p>-3.66084546274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92" calcext:value-type="float">
            <text:p>0.0180117487778892</text:p>
          </table:table-cell>
          <table:table-cell office:value-type="float" office:value="1.49075064189013" calcext:value-type="float">
            <text:p>1.49075064189013</text:p>
          </table:table-cell>
          <table:table-cell table:number-columns-repeated="2" office:value-type="float" office:value="46611.3321033031" calcext:value-type="float">
            <text:p>46611.33210330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83" calcext:value-type="float">
            <text:p>288.150000000083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07" calcext:value-type="float">
            <text:p>-0.91521136568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51" calcext:value-type="float">
            <text:p>0.00454411230833251</text:p>
          </table:table-cell>
          <table:table-cell office:value-type="float" office:value="1.49075064189013" calcext:value-type="float">
            <text:p>1.49075064189013</text:p>
          </table:table-cell>
          <table:table-cell table:number-columns-repeated="2" office:value-type="float" office:value="46611.3321033031" calcext:value-type="float">
            <text:p>46611.3321033031</text:p>
          </table:table-cell>
          <table:table-cell office:value-type="float" office:value="0.00798151622692738" calcext:value-type="float">
            <text:p>0.007981516226927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81" calcext:value-type="float">
            <text:p>288.150000000081</text:p>
          </table:table-cell>
          <table:table-cell office:value-type="float" office:value="0.00000000040245140553" calcext:value-type="float">
            <text:p>4.02451405534521E-10</text:p>
          </table:table-cell>
          <table:table-cell office:value-type="float" office:value="364.873583510278" calcext:value-type="float">
            <text:p>364.873583510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05" calcext:value-type="float">
            <text:p>0.00177251333567905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01297573" calcext:value-type="float">
            <text:p>1.29757316003065E-1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835" calcext:value-type="float">
            <text:p>15.0000000000835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05" calcext:value-type="float">
            <text:p>1.77251333567905</text:p>
          </table:table-cell>
          <table:table-cell office:value-type="float" office:value="1.46611332103303" calcext:value-type="float">
            <text:p>1.46611332103303</text:p>
          </table:table-cell>
          <table:table-cell office:value-type="float" office:value="205850.966627844" calcext:value-type="float">
            <text:p>205850.96662784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57" calcext:value-type="float">
            <text:p>1.77251333567957</text:p>
          </table:table-cell>
          <table:table-cell table:number-columns-repeated="2" office:value-type="float" office:value="1.77251333567905" calcext:value-type="float">
            <text:p>1.772513335679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069" calcext:value-type="float">
            <text:p>288564.77709806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4" calcext:value-type="float">
            <text:p>11515.92225464</text:p>
          </table:table-cell>
          <table:table-cell office:value-type="float" office:value="-9212.73780371167" calcext:value-type="float">
            <text:p>-9212.73780371167</text:p>
          </table:table-cell>
          <table:table-cell office:value-type="float" office:value="-2303.18445092792" calcext:value-type="float">
            <text:p>-2303.184450927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99" calcext:value-type="float">
            <text:p>-0.0399075811346499</text:p>
          </table:table-cell>
          <table:table-cell office:value-type="float" office:value="0.0319260649077095" calcext:value-type="float">
            <text:p>0.0319260649077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738" calcext:value-type="float">
            <text:p>0.00798151622692738</text:p>
          </table:table-cell>
          <table:table-cell office:value-type="float" office:value="146611.332103303" calcext:value-type="float">
            <text:p>146611.332103303</text:p>
          </table:table-cell>
          <table:table-cell office:value-type="float" office:value="288564.777098069" calcext:value-type="float">
            <text:p>288564.777098069</text:p>
          </table:table-cell>
          <table:table-cell office:value-type="float" office:value="146611.332103303" calcext:value-type="float">
            <text:p>146611.332103303</text:p>
          </table:table-cell>
          <table:table-cell office:value-type="float" office:value="288564.777098069" calcext:value-type="float">
            <text:p>288564.777098069</text:p>
          </table:table-cell>
          <table:table-cell office:value-type="float" office:value="4.1931361712302" calcext:value-type="float">
            <text:p>4.1931361712302</text:p>
          </table:table-cell>
          <table:table-cell office:value-type="float" office:value="288564.777098069" calcext:value-type="float">
            <text:p>288564.777098069</text:p>
          </table:table-cell>
          <table:table-cell office:value-type="float" office:value="0.0399075811346499" calcext:value-type="float">
            <text:p>0.0399075811346499</text:p>
          </table:table-cell>
          <table:table-cell office:value-type="float" office:value="-0.0399075811346499" calcext:value-type="float">
            <text:p>-0.0399075811346499</text:p>
          </table:table-cell>
          <table:table-cell office:value-type="float" office:value="146611.332103303" calcext:value-type="float">
            <text:p>146611.332103303</text:p>
          </table:table-cell>
          <table:table-cell office:value-type="float" office:value="3.66084546274428" calcext:value-type="float">
            <text:p>3.66084546274428</text:p>
          </table:table-cell>
          <table:table-cell table:number-columns-repeated="2" office:value-type="float" office:value="0.0319260649077095" calcext:value-type="float">
            <text:p>0.0319260649077095</text:p>
          </table:table-cell>
          <table:table-cell office:value-type="float" office:value="146611.332103303" calcext:value-type="float">
            <text:p>146611.332103303</text:p>
          </table:table-cell>
          <table:table-cell office:value-type="float" office:value="288564.777098069" calcext:value-type="float">
            <text:p>288564.777098069</text:p>
          </table:table-cell>
          <table:table-cell office:value-type="float" office:value="-0.0319260649077095" calcext:value-type="float">
            <text:p>-0.0319260649077095</text:p>
          </table:table-cell>
          <table:table-cell office:value-type="float" office:value="0.91521136568607" calcext:value-type="float">
            <text:p>0.91521136568607</text:p>
          </table:table-cell>
          <table:table-cell office:value-type="float" office:value="0.00798151622692738" calcext:value-type="float">
            <text:p>0.00798151622692738</text:p>
          </table:table-cell>
          <table:table-cell office:value-type="float" office:value="146611.332103303" calcext:value-type="float">
            <text:p>146611.332103303</text:p>
          </table:table-cell>
          <table:table-cell office:value-type="float" office:value="288564.777098069" calcext:value-type="float">
            <text:p>288564.777098069</text:p>
          </table:table-cell>
          <table:table-cell office:value-type="float" office:value="-0.00798151622692738" calcext:value-type="float">
            <text:p>-0.007981516226927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83" calcext:value-type="float">
            <text:p>288.150000000083</text:p>
          </table:table-cell>
          <table:table-cell office:value-type="float" office:value="146611.332103303" calcext:value-type="float">
            <text:p>146611.332103303</text:p>
          </table:table-cell>
          <table:table-cell office:value-type="float" office:value="288564.777098069" calcext:value-type="float">
            <text:p>288564.777098069</text:p>
          </table:table-cell>
          <table:table-cell office:value-type="float" office:value="288.150000000083" calcext:value-type="float">
            <text:p>288.150000000083</text:p>
          </table:table-cell>
          <table:table-cell office:value-type="float" office:value="146611.332103303" calcext:value-type="float">
            <text:p>146611.332103303</text:p>
          </table:table-cell>
          <table:table-cell table:number-columns-repeated="4" office:value-type="float" office:value="288564.777098069" calcext:value-type="float">
            <text:p>288564.777098069</text:p>
          </table:table-cell>
          <table:table-cell office:value-type="float" office:value="0.0399075811346499" calcext:value-type="float">
            <text:p>0.0399075811346499</text:p>
          </table:table-cell>
          <table:table-cell office:value-type="float" office:value="-0.0319260649077095" calcext:value-type="float">
            <text:p>-0.0319260649077095</text:p>
          </table:table-cell>
          <table:table-cell office:value-type="float" office:value="-0.00798151622692738" calcext:value-type="float">
            <text:p>-0.00798151622692738</text:p>
          </table:table-cell>
          <table:table-cell table:number-columns-repeated="10" office:value-type="float" office:value="146611.332103303" calcext:value-type="float">
            <text:p>146611.332103303</text:p>
          </table:table-cell>
        </table:table-row>
        <table:table-row table:style-name="ro1">
          <table:table-cell/>
          <table:table-cell office:value-type="float" office:value="6.9" calcext:value-type="float">
            <text:p>6.9</text:p>
          </table:table-cell>
          <table:table-cell office:value-type="float" office:value="288.150000000079" calcext:value-type="float">
            <text:p>288.150000000079</text:p>
          </table:table-cell>
          <table:table-cell office:value-type="float" office:value="146611.332103304" calcext:value-type="float">
            <text:p>146611.332103304</text:p>
          </table:table-cell>
          <table:table-cell office:value-type="float" office:value="-0.00000000168798818417" calcext:value-type="float">
            <text:p>-1.68798818416738E-09</text:p>
          </table:table-cell>
          <table:table-cell office:value-type="float" office:value="0.00000015415628318303" calcext:value-type="float">
            <text:p>1.54156283183031E-07</text:p>
          </table:table-cell>
          <table:table-cell office:value-type="float" office:value="0.00000000037516656448" calcext:value-type="float">
            <text:p>3.75166564481333E-10</text:p>
          </table:table-cell>
          <table:table-cell office:value-type="float" office:value="0.00000000000001224715" calcext:value-type="float">
            <text:p>1.22471477403963E-14</text:p>
          </table:table-cell>
          <table:table-cell office:value-type="float" office:value="0.00000000001224714774" calcext:value-type="float">
            <text:p>1.22471477403963E-11</text:p>
          </table:table-cell>
          <table:table-cell office:value-type="float" office:value="-0.00000121066543936103" calcext:value-type="float">
            <text:p>-1.21066543936103E-06</text:p>
          </table:table-cell>
          <table:table-cell office:value-type="float" office:value="-0.00000169520451533243" calcext:value-type="float">
            <text:p>-1.69520451533243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" calcext:value-type="float">
            <text:p>0.031926064907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017" calcext:value-type="float">
            <text:p>-4.19313617123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79" calcext:value-type="float">
            <text:p>0.0165045405114779</text:p>
          </table:table-cell>
          <table:table-cell office:value-type="float" office:value="2.09524461594075" calcext:value-type="float">
            <text:p>2.09524461594075</text:p>
          </table:table-cell>
          <table:table-cell table:number-columns-repeated="2" office:value-type="float" office:value="53388.6678966964" calcext:value-type="float">
            <text:p>53388.6678966964</text:p>
          </table:table-cell>
          <table:table-cell office:value-type="float" office:value="0.0399075811346497" calcext:value-type="float">
            <text:p>0.03990758113464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32" calcext:value-type="float">
            <text:p>-3.66084546274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91" calcext:value-type="float">
            <text:p>0.0180117487778891</text:p>
          </table:table-cell>
          <table:table-cell office:value-type="float" office:value="1.49075064189015" calcext:value-type="float">
            <text:p>1.49075064189015</text:p>
          </table:table-cell>
          <table:table-cell table:number-columns-repeated="2" office:value-type="float" office:value="46611.3321033036" calcext:value-type="float">
            <text:p>46611.33210330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79" calcext:value-type="float">
            <text:p>288.150000000079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079" calcext:value-type="float">
            <text:p>-0.915211365686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48" calcext:value-type="float">
            <text:p>0.00454411230833248</text:p>
          </table:table-cell>
          <table:table-cell office:value-type="float" office:value="1.49075064189015" calcext:value-type="float">
            <text:p>1.49075064189015</text:p>
          </table:table-cell>
          <table:table-cell table:number-columns-repeated="2" office:value-type="float" office:value="46611.3321033036" calcext:value-type="float">
            <text:p>46611.3321033036</text:p>
          </table:table-cell>
          <table:table-cell office:value-type="float" office:value="0.00798151622692749" calcext:value-type="float">
            <text:p>0.007981516226927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77" calcext:value-type="float">
            <text:p>288.150000000077</text:p>
          </table:table-cell>
          <table:table-cell office:value-type="float" office:value="0.00000000037516656448" calcext:value-type="float">
            <text:p>3.75166564481333E-10</text:p>
          </table:table-cell>
          <table:table-cell office:value-type="float" office:value="364.873583510279" calcext:value-type="float">
            <text:p>364.873583510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09" calcext:value-type="float">
            <text:p>0.00177251333567909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01224715" calcext:value-type="float">
            <text:p>1.22471477403963E-1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788" calcext:value-type="float">
            <text:p>15.0000000000788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09" calcext:value-type="float">
            <text:p>1.77251333567909</text:p>
          </table:table-cell>
          <table:table-cell office:value-type="float" office:value="1.46611332103304" calcext:value-type="float">
            <text:p>1.46611332103304</text:p>
          </table:table-cell>
          <table:table-cell office:value-type="float" office:value="205850.966627841" calcext:value-type="float">
            <text:p>205850.96662784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57" calcext:value-type="float">
            <text:p>1.77251333567957</text:p>
          </table:table-cell>
          <table:table-cell table:number-columns-repeated="2" office:value-type="float" office:value="1.77251333567909" calcext:value-type="float">
            <text:p>1.772513335679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064" calcext:value-type="float">
            <text:p>288564.7770980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4" calcext:value-type="float">
            <text:p>11515.92225464</text:p>
          </table:table-cell>
          <table:table-cell office:value-type="float" office:value="-9212.73780371166" calcext:value-type="float">
            <text:p>-9212.73780371166</text:p>
          </table:table-cell>
          <table:table-cell office:value-type="float" office:value="-2303.18445092791" calcext:value-type="float">
            <text:p>-2303.184450927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97" calcext:value-type="float">
            <text:p>-0.0399075811346497</text:p>
          </table:table-cell>
          <table:table-cell office:value-type="float" office:value="0.03192606490771" calcext:value-type="float">
            <text:p>0.03192606490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749" calcext:value-type="float">
            <text:p>0.00798151622692749</text:p>
          </table:table-cell>
          <table:table-cell office:value-type="float" office:value="146611.332103304" calcext:value-type="float">
            <text:p>146611.332103304</text:p>
          </table:table-cell>
          <table:table-cell office:value-type="float" office:value="288564.777098064" calcext:value-type="float">
            <text:p>288564.777098064</text:p>
          </table:table-cell>
          <table:table-cell office:value-type="float" office:value="146611.332103304" calcext:value-type="float">
            <text:p>146611.332103304</text:p>
          </table:table-cell>
          <table:table-cell office:value-type="float" office:value="288564.777098064" calcext:value-type="float">
            <text:p>288564.777098064</text:p>
          </table:table-cell>
          <table:table-cell office:value-type="float" office:value="4.19313617123017" calcext:value-type="float">
            <text:p>4.19313617123017</text:p>
          </table:table-cell>
          <table:table-cell office:value-type="float" office:value="288564.777098064" calcext:value-type="float">
            <text:p>288564.777098064</text:p>
          </table:table-cell>
          <table:table-cell office:value-type="float" office:value="0.0399075811346497" calcext:value-type="float">
            <text:p>0.0399075811346497</text:p>
          </table:table-cell>
          <table:table-cell office:value-type="float" office:value="-0.0399075811346497" calcext:value-type="float">
            <text:p>-0.0399075811346497</text:p>
          </table:table-cell>
          <table:table-cell office:value-type="float" office:value="146611.332103304" calcext:value-type="float">
            <text:p>146611.332103304</text:p>
          </table:table-cell>
          <table:table-cell office:value-type="float" office:value="3.66084546274432" calcext:value-type="float">
            <text:p>3.66084546274432</text:p>
          </table:table-cell>
          <table:table-cell table:number-columns-repeated="2" office:value-type="float" office:value="0.03192606490771" calcext:value-type="float">
            <text:p>0.03192606490771</text:p>
          </table:table-cell>
          <table:table-cell office:value-type="float" office:value="146611.332103304" calcext:value-type="float">
            <text:p>146611.332103304</text:p>
          </table:table-cell>
          <table:table-cell office:value-type="float" office:value="288564.777098064" calcext:value-type="float">
            <text:p>288564.777098064</text:p>
          </table:table-cell>
          <table:table-cell office:value-type="float" office:value="-0.03192606490771" calcext:value-type="float">
            <text:p>-0.03192606490771</text:p>
          </table:table-cell>
          <table:table-cell office:value-type="float" office:value="0.915211365686079" calcext:value-type="float">
            <text:p>0.915211365686079</text:p>
          </table:table-cell>
          <table:table-cell office:value-type="float" office:value="0.00798151622692749" calcext:value-type="float">
            <text:p>0.00798151622692749</text:p>
          </table:table-cell>
          <table:table-cell office:value-type="float" office:value="146611.332103304" calcext:value-type="float">
            <text:p>146611.332103304</text:p>
          </table:table-cell>
          <table:table-cell office:value-type="float" office:value="288564.777098064" calcext:value-type="float">
            <text:p>288564.777098064</text:p>
          </table:table-cell>
          <table:table-cell office:value-type="float" office:value="-0.00798151622692749" calcext:value-type="float">
            <text:p>-0.007981516226927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79" calcext:value-type="float">
            <text:p>288.150000000079</text:p>
          </table:table-cell>
          <table:table-cell office:value-type="float" office:value="146611.332103304" calcext:value-type="float">
            <text:p>146611.332103304</text:p>
          </table:table-cell>
          <table:table-cell office:value-type="float" office:value="288564.777098064" calcext:value-type="float">
            <text:p>288564.777098064</text:p>
          </table:table-cell>
          <table:table-cell office:value-type="float" office:value="288.150000000079" calcext:value-type="float">
            <text:p>288.150000000079</text:p>
          </table:table-cell>
          <table:table-cell office:value-type="float" office:value="146611.332103304" calcext:value-type="float">
            <text:p>146611.332103304</text:p>
          </table:table-cell>
          <table:table-cell table:number-columns-repeated="4" office:value-type="float" office:value="288564.777098064" calcext:value-type="float">
            <text:p>288564.777098064</text:p>
          </table:table-cell>
          <table:table-cell office:value-type="float" office:value="0.0399075811346497" calcext:value-type="float">
            <text:p>0.0399075811346497</text:p>
          </table:table-cell>
          <table:table-cell office:value-type="float" office:value="-0.03192606490771" calcext:value-type="float">
            <text:p>-0.03192606490771</text:p>
          </table:table-cell>
          <table:table-cell office:value-type="float" office:value="-0.00798151622692749" calcext:value-type="float">
            <text:p>-0.00798151622692749</text:p>
          </table:table-cell>
          <table:table-cell table:number-columns-repeated="10" office:value-type="float" office:value="146611.332103304" calcext:value-type="float">
            <text:p>146611.33210330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88.150000000074" calcext:value-type="float">
            <text:p>288.150000000074</text:p>
          </table:table-cell>
          <table:table-cell office:value-type="float" office:value="146611.332103304" calcext:value-type="float">
            <text:p>146611.332103304</text:p>
          </table:table-cell>
          <table:table-cell office:value-type="float" office:value="-0.00000000158917387162" calcext:value-type="float">
            <text:p>-1.58917387162143E-09</text:p>
          </table:table-cell>
          <table:table-cell office:value-type="float" office:value="0.00000014646503743358" calcext:value-type="float">
            <text:p>1.46465037433582E-07</text:p>
          </table:table-cell>
          <table:table-cell office:value-type="float" office:value="0.00000000035652192309" calcext:value-type="float">
            <text:p>3.56521923094988E-10</text:p>
          </table:table-cell>
          <table:table-cell office:value-type="float" office:value="0.00000000000001154632" calcext:value-type="float">
            <text:p>1.15463194561016E-14</text:p>
          </table:table-cell>
          <table:table-cell office:value-type="float" office:value="0.00000000001154631946" calcext:value-type="float">
            <text:p>1.15463194561016E-11</text:p>
          </table:table-cell>
          <table:table-cell office:value-type="float" office:value="-0.00000113979345445279" calcext:value-type="float">
            <text:p>-1.13979345445279E-06</text:p>
          </table:table-cell>
          <table:table-cell office:value-type="float" office:value="-0.00000159596776096499" calcext:value-type="float">
            <text:p>-1.59596776096499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04" calcext:value-type="float">
            <text:p>0.03192606490771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014" calcext:value-type="float">
            <text:p>-4.19313617123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78" calcext:value-type="float">
            <text:p>0.0165045405114778</text:p>
          </table:table-cell>
          <table:table-cell office:value-type="float" office:value="2.09524461594077" calcext:value-type="float">
            <text:p>2.09524461594077</text:p>
          </table:table-cell>
          <table:table-cell table:number-columns-repeated="2" office:value-type="float" office:value="53388.667896696" calcext:value-type="float">
            <text:p>53388.667896696</text:p>
          </table:table-cell>
          <table:table-cell office:value-type="float" office:value="0.0399075811346496" calcext:value-type="float">
            <text:p>0.03990758113464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35" calcext:value-type="float">
            <text:p>-3.66084546274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9" calcext:value-type="float">
            <text:p>0.018011748777889</text:p>
          </table:table-cell>
          <table:table-cell office:value-type="float" office:value="1.49075064189016" calcext:value-type="float">
            <text:p>1.49075064189016</text:p>
          </table:table-cell>
          <table:table-cell table:number-columns-repeated="2" office:value-type="float" office:value="46611.332103304" calcext:value-type="float">
            <text:p>46611.3321033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74" calcext:value-type="float">
            <text:p>288.150000000074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087" calcext:value-type="float">
            <text:p>-0.915211365686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46" calcext:value-type="float">
            <text:p>0.00454411230833246</text:p>
          </table:table-cell>
          <table:table-cell office:value-type="float" office:value="1.49075064189016" calcext:value-type="float">
            <text:p>1.49075064189016</text:p>
          </table:table-cell>
          <table:table-cell table:number-columns-repeated="2" office:value-type="float" office:value="46611.332103304" calcext:value-type="float">
            <text:p>46611.332103304</text:p>
          </table:table-cell>
          <table:table-cell office:value-type="float" office:value="0.0079815162269276" calcext:value-type="float">
            <text:p>0.00798151622692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72" calcext:value-type="float">
            <text:p>288.150000000072</text:p>
          </table:table-cell>
          <table:table-cell office:value-type="float" office:value="0.00000000035652192309" calcext:value-type="float">
            <text:p>3.56521923094988E-10</text:p>
          </table:table-cell>
          <table:table-cell office:value-type="float" office:value="364.87358351028" calcext:value-type="float">
            <text:p>364.87358351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12" calcext:value-type="float">
            <text:p>0.00177251333567912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01154632" calcext:value-type="float">
            <text:p>1.15463194561016E-1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742" calcext:value-type="float">
            <text:p>15.0000000000742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12" calcext:value-type="float">
            <text:p>1.77251333567912</text:p>
          </table:table-cell>
          <table:table-cell office:value-type="float" office:value="1.46611332103304" calcext:value-type="float">
            <text:p>1.46611332103304</text:p>
          </table:table-cell>
          <table:table-cell office:value-type="float" office:value="205850.966627838" calcext:value-type="float">
            <text:p>205850.96662783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58" calcext:value-type="float">
            <text:p>1.77251333567958</text:p>
          </table:table-cell>
          <table:table-cell table:number-columns-repeated="2" office:value-type="float" office:value="1.77251333567912" calcext:value-type="float">
            <text:p>1.772513335679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06" calcext:value-type="float">
            <text:p>288564.7770980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9" calcext:value-type="float">
            <text:p>11515.9222546399</text:p>
          </table:table-cell>
          <table:table-cell office:value-type="float" office:value="-9212.73780371164" calcext:value-type="float">
            <text:p>-9212.73780371164</text:p>
          </table:table-cell>
          <table:table-cell office:value-type="float" office:value="-2303.18445092791" calcext:value-type="float">
            <text:p>-2303.184450927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96" calcext:value-type="float">
            <text:p>-0.0399075811346496</text:p>
          </table:table-cell>
          <table:table-cell office:value-type="float" office:value="0.0319260649077104" calcext:value-type="float">
            <text:p>0.0319260649077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76" calcext:value-type="float">
            <text:p>0.0079815162269276</text:p>
          </table:table-cell>
          <table:table-cell office:value-type="float" office:value="146611.332103304" calcext:value-type="float">
            <text:p>146611.332103304</text:p>
          </table:table-cell>
          <table:table-cell office:value-type="float" office:value="288564.77709806" calcext:value-type="float">
            <text:p>288564.77709806</text:p>
          </table:table-cell>
          <table:table-cell office:value-type="float" office:value="146611.332103304" calcext:value-type="float">
            <text:p>146611.332103304</text:p>
          </table:table-cell>
          <table:table-cell office:value-type="float" office:value="288564.77709806" calcext:value-type="float">
            <text:p>288564.77709806</text:p>
          </table:table-cell>
          <table:table-cell office:value-type="float" office:value="4.19313617123014" calcext:value-type="float">
            <text:p>4.19313617123014</text:p>
          </table:table-cell>
          <table:table-cell office:value-type="float" office:value="288564.77709806" calcext:value-type="float">
            <text:p>288564.77709806</text:p>
          </table:table-cell>
          <table:table-cell office:value-type="float" office:value="0.0399075811346496" calcext:value-type="float">
            <text:p>0.0399075811346496</text:p>
          </table:table-cell>
          <table:table-cell office:value-type="float" office:value="-0.0399075811346496" calcext:value-type="float">
            <text:p>-0.0399075811346496</text:p>
          </table:table-cell>
          <table:table-cell office:value-type="float" office:value="146611.332103304" calcext:value-type="float">
            <text:p>146611.332103304</text:p>
          </table:table-cell>
          <table:table-cell office:value-type="float" office:value="3.66084546274435" calcext:value-type="float">
            <text:p>3.66084546274435</text:p>
          </table:table-cell>
          <table:table-cell table:number-columns-repeated="2" office:value-type="float" office:value="0.0319260649077104" calcext:value-type="float">
            <text:p>0.0319260649077104</text:p>
          </table:table-cell>
          <table:table-cell office:value-type="float" office:value="146611.332103304" calcext:value-type="float">
            <text:p>146611.332103304</text:p>
          </table:table-cell>
          <table:table-cell office:value-type="float" office:value="288564.77709806" calcext:value-type="float">
            <text:p>288564.77709806</text:p>
          </table:table-cell>
          <table:table-cell office:value-type="float" office:value="-0.0319260649077104" calcext:value-type="float">
            <text:p>-0.0319260649077104</text:p>
          </table:table-cell>
          <table:table-cell office:value-type="float" office:value="0.915211365686087" calcext:value-type="float">
            <text:p>0.915211365686087</text:p>
          </table:table-cell>
          <table:table-cell office:value-type="float" office:value="0.0079815162269276" calcext:value-type="float">
            <text:p>0.0079815162269276</text:p>
          </table:table-cell>
          <table:table-cell office:value-type="float" office:value="146611.332103304" calcext:value-type="float">
            <text:p>146611.332103304</text:p>
          </table:table-cell>
          <table:table-cell office:value-type="float" office:value="288564.77709806" calcext:value-type="float">
            <text:p>288564.77709806</text:p>
          </table:table-cell>
          <table:table-cell office:value-type="float" office:value="-0.0079815162269276" calcext:value-type="float">
            <text:p>-0.00798151622692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74" calcext:value-type="float">
            <text:p>288.150000000074</text:p>
          </table:table-cell>
          <table:table-cell office:value-type="float" office:value="146611.332103304" calcext:value-type="float">
            <text:p>146611.332103304</text:p>
          </table:table-cell>
          <table:table-cell office:value-type="float" office:value="288564.77709806" calcext:value-type="float">
            <text:p>288564.77709806</text:p>
          </table:table-cell>
          <table:table-cell office:value-type="float" office:value="288.150000000074" calcext:value-type="float">
            <text:p>288.150000000074</text:p>
          </table:table-cell>
          <table:table-cell office:value-type="float" office:value="146611.332103304" calcext:value-type="float">
            <text:p>146611.332103304</text:p>
          </table:table-cell>
          <table:table-cell table:number-columns-repeated="4" office:value-type="float" office:value="288564.77709806" calcext:value-type="float">
            <text:p>288564.77709806</text:p>
          </table:table-cell>
          <table:table-cell office:value-type="float" office:value="0.0399075811346496" calcext:value-type="float">
            <text:p>0.0399075811346496</text:p>
          </table:table-cell>
          <table:table-cell office:value-type="float" office:value="-0.0319260649077104" calcext:value-type="float">
            <text:p>-0.0319260649077104</text:p>
          </table:table-cell>
          <table:table-cell office:value-type="float" office:value="-0.0079815162269276" calcext:value-type="float">
            <text:p>-0.0079815162269276</text:p>
          </table:table-cell>
          <table:table-cell table:number-columns-repeated="10" office:value-type="float" office:value="146611.332103304" calcext:value-type="float">
            <text:p>146611.332103304</text:p>
          </table:table-cell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 office:value-type="float" office:value="288.15000000007" calcext:value-type="float">
            <text:p>288.15000000007</text:p>
          </table:table-cell>
          <table:table-cell office:value-type="float" office:value="146611.332103304" calcext:value-type="float">
            <text:p>146611.332103304</text:p>
          </table:table-cell>
          <table:table-cell office:value-type="float" office:value="-0.00000000148836923208" calcext:value-type="float">
            <text:p>-1.48836923207732E-09</text:p>
          </table:table-cell>
          <table:table-cell office:value-type="float" office:value="0.00000013749070486779" calcext:value-type="float">
            <text:p>1.37490704867789E-07</text:p>
          </table:table-cell>
          <table:table-cell office:value-type="float" office:value="0.00000000033469405025" calcext:value-type="float">
            <text:p>3.34694050252438E-10</text:p>
          </table:table-cell>
          <table:table-cell office:value-type="float" office:value="0.00000000000001081774" calcext:value-type="float">
            <text:p>1.08177355961914E-14</text:p>
          </table:table-cell>
          <table:table-cell office:value-type="float" office:value="0.0000000000108177356" calcext:value-type="float">
            <text:p>1.08177355961914E-11</text:p>
          </table:table-cell>
          <table:table-cell office:value-type="float" office:value="-0.00000106749395948713" calcext:value-type="float">
            <text:p>-1.06749395948713E-06</text:p>
          </table:table-cell>
          <table:table-cell office:value-type="float" office:value="-0.00000149473217073725" calcext:value-type="float">
            <text:p>-1.49473217073725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09" calcext:value-type="float">
            <text:p>0.03192606490771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01" calcext:value-type="float">
            <text:p>-4.1931361712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78" calcext:value-type="float">
            <text:p>0.0165045405114778</text:p>
          </table:table-cell>
          <table:table-cell office:value-type="float" office:value="2.09524461594078" calcext:value-type="float">
            <text:p>2.09524461594078</text:p>
          </table:table-cell>
          <table:table-cell office:value-type="float" office:value="53388.6678966956" calcext:value-type="float">
            <text:p>53388.6678966956</text:p>
          </table:table-cell>
          <table:table-cell office:value-type="float" office:value="53388.6678966956" calcext:value-type="float">
            <text:p>53388.6678966956</text:p>
          </table:table-cell>
          <table:table-cell office:value-type="float" office:value="0.0399075811346494" calcext:value-type="float">
            <text:p>0.03990758113464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38" calcext:value-type="float">
            <text:p>-3.66084546274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89" calcext:value-type="float">
            <text:p>0.0180117487778889</text:p>
          </table:table-cell>
          <table:table-cell office:value-type="float" office:value="1.49075064189018" calcext:value-type="float">
            <text:p>1.49075064189018</text:p>
          </table:table-cell>
          <table:table-cell table:number-columns-repeated="2" office:value-type="float" office:value="46611.3321033044" calcext:value-type="float">
            <text:p>46611.33210330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7" calcext:value-type="float">
            <text:p>288.15000000007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095" calcext:value-type="float">
            <text:p>-0.915211365686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43" calcext:value-type="float">
            <text:p>0.00454411230833243</text:p>
          </table:table-cell>
          <table:table-cell office:value-type="float" office:value="1.49075064189018" calcext:value-type="float">
            <text:p>1.49075064189018</text:p>
          </table:table-cell>
          <table:table-cell table:number-columns-repeated="2" office:value-type="float" office:value="46611.3321033044" calcext:value-type="float">
            <text:p>46611.3321033044</text:p>
          </table:table-cell>
          <table:table-cell office:value-type="float" office:value="0.00798151622692771" calcext:value-type="float">
            <text:p>0.007981516226927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68" calcext:value-type="float">
            <text:p>288.150000000068</text:p>
          </table:table-cell>
          <table:table-cell office:value-type="float" office:value="0.00000000033469405025" calcext:value-type="float">
            <text:p>3.34694050252438E-10</text:p>
          </table:table-cell>
          <table:table-cell office:value-type="float" office:value="364.873583510281" calcext:value-type="float">
            <text:p>364.873583510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15" calcext:value-type="float">
            <text:p>0.00177251333567915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01081774" calcext:value-type="float">
            <text:p>1.08177355961914E-1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696" calcext:value-type="float">
            <text:p>15.0000000000696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15" calcext:value-type="float">
            <text:p>1.77251333567915</text:p>
          </table:table-cell>
          <table:table-cell office:value-type="float" office:value="1.46611332103304" calcext:value-type="float">
            <text:p>1.46611332103304</text:p>
          </table:table-cell>
          <table:table-cell office:value-type="float" office:value="205850.966627834" calcext:value-type="float">
            <text:p>205850.96662783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58" calcext:value-type="float">
            <text:p>1.77251333567958</text:p>
          </table:table-cell>
          <table:table-cell table:number-columns-repeated="2" office:value-type="float" office:value="1.77251333567916" calcext:value-type="float">
            <text:p>1.772513335679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055" calcext:value-type="float">
            <text:p>288564.77709805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9" calcext:value-type="float">
            <text:p>11515.9222546399</text:p>
          </table:table-cell>
          <table:table-cell office:value-type="float" office:value="-9212.73780371161" calcext:value-type="float">
            <text:p>-9212.73780371161</text:p>
          </table:table-cell>
          <table:table-cell office:value-type="float" office:value="-2303.1844509279" calcext:value-type="float">
            <text:p>-2303.18445092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94" calcext:value-type="float">
            <text:p>-0.0399075811346494</text:p>
          </table:table-cell>
          <table:table-cell office:value-type="float" office:value="0.0319260649077109" calcext:value-type="float">
            <text:p>0.0319260649077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771" calcext:value-type="float">
            <text:p>0.00798151622692771</text:p>
          </table:table-cell>
          <table:table-cell office:value-type="float" office:value="146611.332103304" calcext:value-type="float">
            <text:p>146611.332103304</text:p>
          </table:table-cell>
          <table:table-cell office:value-type="float" office:value="288564.777098055" calcext:value-type="float">
            <text:p>288564.777098055</text:p>
          </table:table-cell>
          <table:table-cell office:value-type="float" office:value="146611.332103304" calcext:value-type="float">
            <text:p>146611.332103304</text:p>
          </table:table-cell>
          <table:table-cell office:value-type="float" office:value="288564.777098055" calcext:value-type="float">
            <text:p>288564.777098055</text:p>
          </table:table-cell>
          <table:table-cell office:value-type="float" office:value="4.1931361712301" calcext:value-type="float">
            <text:p>4.1931361712301</text:p>
          </table:table-cell>
          <table:table-cell office:value-type="float" office:value="288564.777098055" calcext:value-type="float">
            <text:p>288564.777098055</text:p>
          </table:table-cell>
          <table:table-cell office:value-type="float" office:value="0.0399075811346494" calcext:value-type="float">
            <text:p>0.0399075811346494</text:p>
          </table:table-cell>
          <table:table-cell office:value-type="float" office:value="-0.0399075811346494" calcext:value-type="float">
            <text:p>-0.0399075811346494</text:p>
          </table:table-cell>
          <table:table-cell office:value-type="float" office:value="146611.332103304" calcext:value-type="float">
            <text:p>146611.332103304</text:p>
          </table:table-cell>
          <table:table-cell office:value-type="float" office:value="3.66084546274438" calcext:value-type="float">
            <text:p>3.66084546274438</text:p>
          </table:table-cell>
          <table:table-cell table:number-columns-repeated="2" office:value-type="float" office:value="0.0319260649077109" calcext:value-type="float">
            <text:p>0.0319260649077109</text:p>
          </table:table-cell>
          <table:table-cell office:value-type="float" office:value="146611.332103304" calcext:value-type="float">
            <text:p>146611.332103304</text:p>
          </table:table-cell>
          <table:table-cell office:value-type="float" office:value="288564.777098055" calcext:value-type="float">
            <text:p>288564.777098055</text:p>
          </table:table-cell>
          <table:table-cell office:value-type="float" office:value="-0.0319260649077109" calcext:value-type="float">
            <text:p>-0.0319260649077109</text:p>
          </table:table-cell>
          <table:table-cell office:value-type="float" office:value="0.915211365686095" calcext:value-type="float">
            <text:p>0.915211365686095</text:p>
          </table:table-cell>
          <table:table-cell office:value-type="float" office:value="0.00798151622692771" calcext:value-type="float">
            <text:p>0.00798151622692771</text:p>
          </table:table-cell>
          <table:table-cell office:value-type="float" office:value="146611.332103304" calcext:value-type="float">
            <text:p>146611.332103304</text:p>
          </table:table-cell>
          <table:table-cell office:value-type="float" office:value="288564.777098055" calcext:value-type="float">
            <text:p>288564.777098055</text:p>
          </table:table-cell>
          <table:table-cell office:value-type="float" office:value="-0.00798151622692771" calcext:value-type="float">
            <text:p>-0.007981516226927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7" calcext:value-type="float">
            <text:p>288.15000000007</text:p>
          </table:table-cell>
          <table:table-cell office:value-type="float" office:value="146611.332103304" calcext:value-type="float">
            <text:p>146611.332103304</text:p>
          </table:table-cell>
          <table:table-cell office:value-type="float" office:value="288564.777098055" calcext:value-type="float">
            <text:p>288564.777098055</text:p>
          </table:table-cell>
          <table:table-cell office:value-type="float" office:value="288.15000000007" calcext:value-type="float">
            <text:p>288.15000000007</text:p>
          </table:table-cell>
          <table:table-cell office:value-type="float" office:value="146611.332103304" calcext:value-type="float">
            <text:p>146611.332103304</text:p>
          </table:table-cell>
          <table:table-cell table:number-columns-repeated="4" office:value-type="float" office:value="288564.777098055" calcext:value-type="float">
            <text:p>288564.777098055</text:p>
          </table:table-cell>
          <table:table-cell office:value-type="float" office:value="0.0399075811346494" calcext:value-type="float">
            <text:p>0.0399075811346494</text:p>
          </table:table-cell>
          <table:table-cell office:value-type="float" office:value="-0.0319260649077109" calcext:value-type="float">
            <text:p>-0.0319260649077109</text:p>
          </table:table-cell>
          <table:table-cell office:value-type="float" office:value="-0.00798151622692771" calcext:value-type="float">
            <text:p>-0.00798151622692771</text:p>
          </table:table-cell>
          <table:table-cell table:number-columns-repeated="10" office:value-type="float" office:value="146611.332103304" calcext:value-type="float">
            <text:p>146611.332103304</text:p>
          </table:table-cell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office:value-type="float" office:value="288.150000000065" calcext:value-type="float">
            <text:p>288.150000000065</text:p>
          </table:table-cell>
          <table:table-cell office:value-type="float" office:value="146611.332103305" calcext:value-type="float">
            <text:p>146611.332103305</text:p>
          </table:table-cell>
          <table:table-cell office:value-type="float" office:value="-0.00000000138924766334" calcext:value-type="float">
            <text:p>-1.38924766333878E-09</text:p>
          </table:table-cell>
          <table:table-cell office:value-type="float" office:value="0.00000013052973407707" calcext:value-type="float">
            <text:p>1.30529734077066E-07</text:p>
          </table:table-cell>
          <table:table-cell office:value-type="float" office:value="0.00000000031786839827" calcext:value-type="float">
            <text:p>3.17868398269638E-10</text:p>
          </table:table-cell>
          <table:table-cell office:value-type="float" office:value="0.00000000000001012385" calcext:value-type="float">
            <text:p>1.01238462058007E-14</text:p>
          </table:table-cell>
          <table:table-cell office:value-type="float" office:value="0.00000000001012384621" calcext:value-type="float">
            <text:p>1.01238462058007E-11</text:p>
          </table:table-cell>
          <table:table-cell office:value-type="float" office:value="-0.00000099640160309946" calcext:value-type="float">
            <text:p>-9.96401603099464E-07</text:p>
          </table:table-cell>
          <table:table-cell office:value-type="float" office:value="-0.00000139518684662393" calcext:value-type="float">
            <text:p>-1.39518684662393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13" calcext:value-type="float">
            <text:p>0.03192606490771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007" calcext:value-type="float">
            <text:p>-4.19313617123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77" calcext:value-type="float">
            <text:p>0.0165045405114777</text:p>
          </table:table-cell>
          <table:table-cell office:value-type="float" office:value="2.0952446159408" calcext:value-type="float">
            <text:p>2.0952446159408</text:p>
          </table:table-cell>
          <table:table-cell office:value-type="float" office:value="53388.6678966952" calcext:value-type="float">
            <text:p>53388.6678966952</text:p>
          </table:table-cell>
          <table:table-cell office:value-type="float" office:value="53388.6678966952" calcext:value-type="float">
            <text:p>53388.6678966952</text:p>
          </table:table-cell>
          <table:table-cell office:value-type="float" office:value="0.0399075811346492" calcext:value-type="float">
            <text:p>0.03990758113464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41" calcext:value-type="float">
            <text:p>-3.66084546274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89" calcext:value-type="float">
            <text:p>0.0180117487778889</text:p>
          </table:table-cell>
          <table:table-cell office:value-type="float" office:value="1.4907506418902" calcext:value-type="float">
            <text:p>1.4907506418902</text:p>
          </table:table-cell>
          <table:table-cell table:number-columns-repeated="2" office:value-type="float" office:value="46611.3321033048" calcext:value-type="float">
            <text:p>46611.33210330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65" calcext:value-type="float">
            <text:p>288.150000000065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103" calcext:value-type="float">
            <text:p>-0.915211365686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41" calcext:value-type="float">
            <text:p>0.00454411230833241</text:p>
          </table:table-cell>
          <table:table-cell office:value-type="float" office:value="1.4907506418902" calcext:value-type="float">
            <text:p>1.4907506418902</text:p>
          </table:table-cell>
          <table:table-cell table:number-columns-repeated="2" office:value-type="float" office:value="46611.3321033048" calcext:value-type="float">
            <text:p>46611.3321033048</text:p>
          </table:table-cell>
          <table:table-cell office:value-type="float" office:value="0.00798151622692782" calcext:value-type="float">
            <text:p>0.007981516226927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63" calcext:value-type="float">
            <text:p>288.150000000063</text:p>
          </table:table-cell>
          <table:table-cell office:value-type="float" office:value="0.00000000031786839827" calcext:value-type="float">
            <text:p>3.17868398269638E-10</text:p>
          </table:table-cell>
          <table:table-cell office:value-type="float" office:value="364.873583510282" calcext:value-type="float">
            <text:p>364.873583510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19" calcext:value-type="float">
            <text:p>0.00177251333567919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0.00000000000001012385" calcext:value-type="float">
            <text:p>1.01238462058007E-1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65" calcext:value-type="float">
            <text:p>15.000000000065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19" calcext:value-type="float">
            <text:p>1.77251333567919</text:p>
          </table:table-cell>
          <table:table-cell office:value-type="float" office:value="1.46611332103305" calcext:value-type="float">
            <text:p>1.46611332103305</text:p>
          </table:table-cell>
          <table:table-cell office:value-type="float" office:value="205850.966627831" calcext:value-type="float">
            <text:p>205850.9666278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59" calcext:value-type="float">
            <text:p>1.77251333567959</text:p>
          </table:table-cell>
          <table:table-cell table:number-columns-repeated="2" office:value-type="float" office:value="1.77251333567919" calcext:value-type="float">
            <text:p>1.772513335679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05" calcext:value-type="float">
            <text:p>288564.7770980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8" calcext:value-type="float">
            <text:p>11515.9222546398</text:p>
          </table:table-cell>
          <table:table-cell office:value-type="float" office:value="-9212.73780371159" calcext:value-type="float">
            <text:p>-9212.73780371159</text:p>
          </table:table-cell>
          <table:table-cell office:value-type="float" office:value="-2303.1844509279" calcext:value-type="float">
            <text:p>-2303.18445092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92" calcext:value-type="float">
            <text:p>-0.0399075811346492</text:p>
          </table:table-cell>
          <table:table-cell office:value-type="float" office:value="0.0319260649077113" calcext:value-type="float">
            <text:p>0.0319260649077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782" calcext:value-type="float">
            <text:p>0.00798151622692782</text:p>
          </table:table-cell>
          <table:table-cell office:value-type="float" office:value="146611.332103305" calcext:value-type="float">
            <text:p>146611.332103305</text:p>
          </table:table-cell>
          <table:table-cell office:value-type="float" office:value="288564.77709805" calcext:value-type="float">
            <text:p>288564.77709805</text:p>
          </table:table-cell>
          <table:table-cell office:value-type="float" office:value="146611.332103305" calcext:value-type="float">
            <text:p>146611.332103305</text:p>
          </table:table-cell>
          <table:table-cell office:value-type="float" office:value="288564.77709805" calcext:value-type="float">
            <text:p>288564.77709805</text:p>
          </table:table-cell>
          <table:table-cell office:value-type="float" office:value="4.19313617123007" calcext:value-type="float">
            <text:p>4.19313617123007</text:p>
          </table:table-cell>
          <table:table-cell office:value-type="float" office:value="288564.77709805" calcext:value-type="float">
            <text:p>288564.77709805</text:p>
          </table:table-cell>
          <table:table-cell office:value-type="float" office:value="0.0399075811346492" calcext:value-type="float">
            <text:p>0.0399075811346492</text:p>
          </table:table-cell>
          <table:table-cell office:value-type="float" office:value="-0.0399075811346492" calcext:value-type="float">
            <text:p>-0.0399075811346492</text:p>
          </table:table-cell>
          <table:table-cell office:value-type="float" office:value="146611.332103305" calcext:value-type="float">
            <text:p>146611.332103305</text:p>
          </table:table-cell>
          <table:table-cell office:value-type="float" office:value="3.66084546274441" calcext:value-type="float">
            <text:p>3.66084546274441</text:p>
          </table:table-cell>
          <table:table-cell table:number-columns-repeated="2" office:value-type="float" office:value="0.0319260649077113" calcext:value-type="float">
            <text:p>0.0319260649077113</text:p>
          </table:table-cell>
          <table:table-cell office:value-type="float" office:value="146611.332103305" calcext:value-type="float">
            <text:p>146611.332103305</text:p>
          </table:table-cell>
          <table:table-cell office:value-type="float" office:value="288564.77709805" calcext:value-type="float">
            <text:p>288564.77709805</text:p>
          </table:table-cell>
          <table:table-cell office:value-type="float" office:value="-0.0319260649077113" calcext:value-type="float">
            <text:p>-0.0319260649077113</text:p>
          </table:table-cell>
          <table:table-cell office:value-type="float" office:value="0.915211365686103" calcext:value-type="float">
            <text:p>0.915211365686103</text:p>
          </table:table-cell>
          <table:table-cell office:value-type="float" office:value="0.00798151622692782" calcext:value-type="float">
            <text:p>0.00798151622692782</text:p>
          </table:table-cell>
          <table:table-cell office:value-type="float" office:value="146611.332103305" calcext:value-type="float">
            <text:p>146611.332103305</text:p>
          </table:table-cell>
          <table:table-cell office:value-type="float" office:value="288564.77709805" calcext:value-type="float">
            <text:p>288564.77709805</text:p>
          </table:table-cell>
          <table:table-cell office:value-type="float" office:value="-0.00798151622692782" calcext:value-type="float">
            <text:p>-0.007981516226927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65" calcext:value-type="float">
            <text:p>288.150000000065</text:p>
          </table:table-cell>
          <table:table-cell office:value-type="float" office:value="146611.332103305" calcext:value-type="float">
            <text:p>146611.332103305</text:p>
          </table:table-cell>
          <table:table-cell office:value-type="float" office:value="288564.77709805" calcext:value-type="float">
            <text:p>288564.77709805</text:p>
          </table:table-cell>
          <table:table-cell office:value-type="float" office:value="288.150000000065" calcext:value-type="float">
            <text:p>288.150000000065</text:p>
          </table:table-cell>
          <table:table-cell office:value-type="float" office:value="146611.332103305" calcext:value-type="float">
            <text:p>146611.332103305</text:p>
          </table:table-cell>
          <table:table-cell table:number-columns-repeated="4" office:value-type="float" office:value="288564.77709805" calcext:value-type="float">
            <text:p>288564.77709805</text:p>
          </table:table-cell>
          <table:table-cell office:value-type="float" office:value="0.0399075811346492" calcext:value-type="float">
            <text:p>0.0399075811346492</text:p>
          </table:table-cell>
          <table:table-cell office:value-type="float" office:value="-0.0319260649077113" calcext:value-type="float">
            <text:p>-0.0319260649077113</text:p>
          </table:table-cell>
          <table:table-cell office:value-type="float" office:value="-0.00798151622692782" calcext:value-type="float">
            <text:p>-0.00798151622692782</text:p>
          </table:table-cell>
          <table:table-cell table:number-columns-repeated="10" office:value-type="float" office:value="146611.332103305" calcext:value-type="float">
            <text:p>146611.332103305</text:p>
          </table:table-cell>
        </table:table-row>
        <table:table-row table:style-name="ro1">
          <table:table-cell/>
          <table:table-cell office:value-type="float" office:value="7.3" calcext:value-type="float">
            <text:p>7.3</text:p>
          </table:table-cell>
          <table:table-cell office:value-type="float" office:value="288.15000000006" calcext:value-type="float">
            <text:p>288.15000000006</text:p>
          </table:table-cell>
          <table:table-cell office:value-type="float" office:value="146611.332103305" calcext:value-type="float">
            <text:p>146611.332103305</text:p>
          </table:table-cell>
          <table:table-cell office:value-type="float" office:value="-0.00000000128931434281" calcext:value-type="float">
            <text:p>-1.28931434281303E-09</text:p>
          </table:table-cell>
          <table:table-cell office:value-type="float" office:value="0.00000011881630312288" calcext:value-type="float">
            <text:p>1.18816303122879E-07</text:p>
          </table:table-cell>
          <table:table-cell office:value-type="float" office:value="0.00000000028921931516" calcext:value-type="float">
            <text:p>2.89219315163791E-10</text:p>
          </table:table-cell>
          <table:table-cell office:value-type="float" office:value="9.36750677027476E-015" calcext:value-type="float">
            <text:p>9.36750677027476E-15</text:p>
          </table:table-cell>
          <table:table-cell office:value-type="float" office:value="0.00000000000936750677" calcext:value-type="float">
            <text:p>9.36750677027476E-12</text:p>
          </table:table-cell>
          <table:table-cell office:value-type="float" office:value="-0.0000009247270389432" calcext:value-type="float">
            <text:p>-9.24727038943203E-07</text:p>
          </table:table-cell>
          <table:table-cell office:value-type="float" office:value="-0.00000129482630039713" calcext:value-type="float">
            <text:p>-1.29482630039713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18" calcext:value-type="float">
            <text:p>0.03192606490771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004" calcext:value-type="float">
            <text:p>-4.19313617123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76" calcext:value-type="float">
            <text:p>0.0165045405114776</text:p>
          </table:table-cell>
          <table:table-cell office:value-type="float" office:value="2.09524461594082" calcext:value-type="float">
            <text:p>2.09524461594082</text:p>
          </table:table-cell>
          <table:table-cell table:number-columns-repeated="2" office:value-type="float" office:value="53388.6678966947" calcext:value-type="float">
            <text:p>53388.6678966947</text:p>
          </table:table-cell>
          <table:table-cell office:value-type="float" office:value="0.0399075811346491" calcext:value-type="float">
            <text:p>0.03990758113464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45" calcext:value-type="float">
            <text:p>-3.66084546274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88" calcext:value-type="float">
            <text:p>0.0180117487778888</text:p>
          </table:table-cell>
          <table:table-cell office:value-type="float" office:value="1.49075064189021" calcext:value-type="float">
            <text:p>1.49075064189021</text:p>
          </table:table-cell>
          <table:table-cell table:number-columns-repeated="2" office:value-type="float" office:value="46611.3321033053" calcext:value-type="float">
            <text:p>46611.33210330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6" calcext:value-type="float">
            <text:p>288.15000000006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112" calcext:value-type="float">
            <text:p>-0.915211365686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38" calcext:value-type="float">
            <text:p>0.00454411230833238</text:p>
          </table:table-cell>
          <table:table-cell office:value-type="float" office:value="1.49075064189021" calcext:value-type="float">
            <text:p>1.49075064189021</text:p>
          </table:table-cell>
          <table:table-cell table:number-columns-repeated="2" office:value-type="float" office:value="46611.3321033053" calcext:value-type="float">
            <text:p>46611.3321033053</text:p>
          </table:table-cell>
          <table:table-cell office:value-type="float" office:value="0.00798151622692794" calcext:value-type="float">
            <text:p>0.007981516226927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59" calcext:value-type="float">
            <text:p>288.150000000059</text:p>
          </table:table-cell>
          <table:table-cell office:value-type="float" office:value="0.00000000028921931516" calcext:value-type="float">
            <text:p>2.89219315163791E-10</text:p>
          </table:table-cell>
          <table:table-cell office:value-type="float" office:value="364.873583510282" calcext:value-type="float">
            <text:p>364.873583510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22" calcext:value-type="float">
            <text:p>0.00177251333567922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9.36750677027476E-015" calcext:value-type="float">
            <text:p>9.36750677027476E-15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604" calcext:value-type="float">
            <text:p>15.0000000000604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22" calcext:value-type="float">
            <text:p>1.77251333567922</text:p>
          </table:table-cell>
          <table:table-cell office:value-type="float" office:value="1.46611332103305" calcext:value-type="float">
            <text:p>1.46611332103305</text:p>
          </table:table-cell>
          <table:table-cell office:value-type="float" office:value="205850.966627827" calcext:value-type="float">
            <text:p>205850.96662782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59" calcext:value-type="float">
            <text:p>1.77251333567959</text:p>
          </table:table-cell>
          <table:table-cell table:number-columns-repeated="2" office:value-type="float" office:value="1.77251333567922" calcext:value-type="float">
            <text:p>1.772513335679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046" calcext:value-type="float">
            <text:p>288564.7770980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8" calcext:value-type="float">
            <text:p>11515.9222546398</text:p>
          </table:table-cell>
          <table:table-cell office:value-type="float" office:value="-9212.73780371158" calcext:value-type="float">
            <text:p>-9212.73780371158</text:p>
          </table:table-cell>
          <table:table-cell office:value-type="float" office:value="-2303.18445092789" calcext:value-type="float">
            <text:p>-2303.184450927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91" calcext:value-type="float">
            <text:p>-0.0399075811346491</text:p>
          </table:table-cell>
          <table:table-cell office:value-type="float" office:value="0.0319260649077118" calcext:value-type="float">
            <text:p>0.0319260649077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794" calcext:value-type="float">
            <text:p>0.00798151622692794</text:p>
          </table:table-cell>
          <table:table-cell office:value-type="float" office:value="146611.332103305" calcext:value-type="float">
            <text:p>146611.332103305</text:p>
          </table:table-cell>
          <table:table-cell office:value-type="float" office:value="288564.777098046" calcext:value-type="float">
            <text:p>288564.777098046</text:p>
          </table:table-cell>
          <table:table-cell office:value-type="float" office:value="146611.332103305" calcext:value-type="float">
            <text:p>146611.332103305</text:p>
          </table:table-cell>
          <table:table-cell office:value-type="float" office:value="288564.777098046" calcext:value-type="float">
            <text:p>288564.777098046</text:p>
          </table:table-cell>
          <table:table-cell office:value-type="float" office:value="4.19313617123004" calcext:value-type="float">
            <text:p>4.19313617123004</text:p>
          </table:table-cell>
          <table:table-cell office:value-type="float" office:value="288564.777098046" calcext:value-type="float">
            <text:p>288564.777098046</text:p>
          </table:table-cell>
          <table:table-cell office:value-type="float" office:value="0.0399075811346491" calcext:value-type="float">
            <text:p>0.0399075811346491</text:p>
          </table:table-cell>
          <table:table-cell office:value-type="float" office:value="-0.0399075811346491" calcext:value-type="float">
            <text:p>-0.0399075811346491</text:p>
          </table:table-cell>
          <table:table-cell office:value-type="float" office:value="146611.332103305" calcext:value-type="float">
            <text:p>146611.332103305</text:p>
          </table:table-cell>
          <table:table-cell office:value-type="float" office:value="3.66084546274445" calcext:value-type="float">
            <text:p>3.66084546274445</text:p>
          </table:table-cell>
          <table:table-cell table:number-columns-repeated="2" office:value-type="float" office:value="0.0319260649077118" calcext:value-type="float">
            <text:p>0.0319260649077118</text:p>
          </table:table-cell>
          <table:table-cell office:value-type="float" office:value="146611.332103305" calcext:value-type="float">
            <text:p>146611.332103305</text:p>
          </table:table-cell>
          <table:table-cell office:value-type="float" office:value="288564.777098046" calcext:value-type="float">
            <text:p>288564.777098046</text:p>
          </table:table-cell>
          <table:table-cell office:value-type="float" office:value="-0.0319260649077118" calcext:value-type="float">
            <text:p>-0.0319260649077118</text:p>
          </table:table-cell>
          <table:table-cell office:value-type="float" office:value="0.915211365686112" calcext:value-type="float">
            <text:p>0.915211365686112</text:p>
          </table:table-cell>
          <table:table-cell office:value-type="float" office:value="0.00798151622692794" calcext:value-type="float">
            <text:p>0.00798151622692794</text:p>
          </table:table-cell>
          <table:table-cell office:value-type="float" office:value="146611.332103305" calcext:value-type="float">
            <text:p>146611.332103305</text:p>
          </table:table-cell>
          <table:table-cell office:value-type="float" office:value="288564.777098046" calcext:value-type="float">
            <text:p>288564.777098046</text:p>
          </table:table-cell>
          <table:table-cell office:value-type="float" office:value="-0.00798151622692794" calcext:value-type="float">
            <text:p>-0.007981516226927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6" calcext:value-type="float">
            <text:p>288.15000000006</text:p>
          </table:table-cell>
          <table:table-cell office:value-type="float" office:value="146611.332103305" calcext:value-type="float">
            <text:p>146611.332103305</text:p>
          </table:table-cell>
          <table:table-cell office:value-type="float" office:value="288564.777098046" calcext:value-type="float">
            <text:p>288564.777098046</text:p>
          </table:table-cell>
          <table:table-cell office:value-type="float" office:value="288.15000000006" calcext:value-type="float">
            <text:p>288.15000000006</text:p>
          </table:table-cell>
          <table:table-cell office:value-type="float" office:value="146611.332103305" calcext:value-type="float">
            <text:p>146611.332103305</text:p>
          </table:table-cell>
          <table:table-cell table:number-columns-repeated="4" office:value-type="float" office:value="288564.777098046" calcext:value-type="float">
            <text:p>288564.777098046</text:p>
          </table:table-cell>
          <table:table-cell office:value-type="float" office:value="0.0399075811346491" calcext:value-type="float">
            <text:p>0.0399075811346491</text:p>
          </table:table-cell>
          <table:table-cell office:value-type="float" office:value="-0.0319260649077118" calcext:value-type="float">
            <text:p>-0.0319260649077118</text:p>
          </table:table-cell>
          <table:table-cell office:value-type="float" office:value="-0.00798151622692794" calcext:value-type="float">
            <text:p>-0.00798151622692794</text:p>
          </table:table-cell>
          <table:table-cell table:number-columns-repeated="10" office:value-type="float" office:value="146611.332103305" calcext:value-type="float">
            <text:p>146611.332103305</text:p>
          </table:table-cell>
        </table:table-row>
        <table:table-row table:style-name="ro1">
          <table:table-cell/>
          <table:table-cell office:value-type="float" office:value="7.4" calcext:value-type="float">
            <text:p>7.4</text:p>
          </table:table-cell>
          <table:table-cell office:value-type="float" office:value="288.150000000056" calcext:value-type="float">
            <text:p>288.150000000056</text:p>
          </table:table-cell>
          <table:table-cell office:value-type="float" office:value="146611.332103306" calcext:value-type="float">
            <text:p>146611.332103306</text:p>
          </table:table-cell>
          <table:table-cell office:value-type="float" office:value="-0.00000000119499429753" calcext:value-type="float">
            <text:p>-1.1949942975297E-09</text:p>
          </table:table-cell>
          <table:table-cell office:value-type="float" office:value="0.00000011113413406423" calcext:value-type="float">
            <text:p>1.1113413406423E-07</text:p>
          </table:table-cell>
          <table:table-cell office:value-type="float" office:value="0.00000000027057467378" calcext:value-type="float">
            <text:p>2.70574673777446E-10</text:p>
          </table:table-cell>
          <table:table-cell office:value-type="float" office:value="8.69443406159576E-015" calcext:value-type="float">
            <text:p>8.69443406159576E-15</text:p>
          </table:table-cell>
          <table:table-cell office:value-type="float" office:value="0.00000000000869443406" calcext:value-type="float">
            <text:p>8.69443406159576E-12</text:p>
          </table:table-cell>
          <table:table-cell office:value-type="float" office:value="-0.00000085707844985084" calcext:value-type="float">
            <text:p>-8.57078449850842E-07</text:p>
          </table:table-cell>
          <table:table-cell office:value-type="float" office:value="-0.00000120010302676857" calcext:value-type="float">
            <text:p>-1.20010302676857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22" calcext:value-type="float">
            <text:p>0.03192606490771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3" calcext:value-type="float">
            <text:p>-4.19313617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76" calcext:value-type="float">
            <text:p>0.0165045405114776</text:p>
          </table:table-cell>
          <table:table-cell office:value-type="float" office:value="2.09524461594083" calcext:value-type="float">
            <text:p>2.09524461594083</text:p>
          </table:table-cell>
          <table:table-cell table:number-columns-repeated="2" office:value-type="float" office:value="53388.6678966943" calcext:value-type="float">
            <text:p>53388.6678966943</text:p>
          </table:table-cell>
          <table:table-cell office:value-type="float" office:value="0.0399075811346489" calcext:value-type="float">
            <text:p>0.03990758113464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48" calcext:value-type="float">
            <text:p>-3.66084546274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87" calcext:value-type="float">
            <text:p>0.0180117487778887</text:p>
          </table:table-cell>
          <table:table-cell office:value-type="float" office:value="1.49075064189023" calcext:value-type="float">
            <text:p>1.49075064189023</text:p>
          </table:table-cell>
          <table:table-cell table:number-columns-repeated="2" office:value-type="float" office:value="46611.3321033057" calcext:value-type="float">
            <text:p>46611.33210330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56" calcext:value-type="float">
            <text:p>288.150000000056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12" calcext:value-type="float">
            <text:p>-0.9152113656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36" calcext:value-type="float">
            <text:p>0.00454411230833236</text:p>
          </table:table-cell>
          <table:table-cell office:value-type="float" office:value="1.49075064189023" calcext:value-type="float">
            <text:p>1.49075064189023</text:p>
          </table:table-cell>
          <table:table-cell table:number-columns-repeated="2" office:value-type="float" office:value="46611.3321033057" calcext:value-type="float">
            <text:p>46611.3321033057</text:p>
          </table:table-cell>
          <table:table-cell office:value-type="float" office:value="0.00798151622692805" calcext:value-type="float">
            <text:p>0.007981516226928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54" calcext:value-type="float">
            <text:p>288.150000000054</text:p>
          </table:table-cell>
          <table:table-cell office:value-type="float" office:value="0.00000000027057467378" calcext:value-type="float">
            <text:p>2.70574673777446E-10</text:p>
          </table:table-cell>
          <table:table-cell office:value-type="float" office:value="364.873583510284" calcext:value-type="float">
            <text:p>364.873583510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26" calcext:value-type="float">
            <text:p>0.00177251333567926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8.69443406159576E-015" calcext:value-type="float">
            <text:p>8.69443406159576E-15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558" calcext:value-type="float">
            <text:p>15.0000000000558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26" calcext:value-type="float">
            <text:p>1.77251333567926</text:p>
          </table:table-cell>
          <table:table-cell office:value-type="float" office:value="1.46611332103306" calcext:value-type="float">
            <text:p>1.46611332103306</text:p>
          </table:table-cell>
          <table:table-cell office:value-type="float" office:value="205850.966627824" calcext:value-type="float">
            <text:p>205850.96662782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6" calcext:value-type="float">
            <text:p>1.7725133356796</text:p>
          </table:table-cell>
          <table:table-cell table:number-columns-repeated="2" office:value-type="float" office:value="1.77251333567926" calcext:value-type="float">
            <text:p>1.772513335679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041" calcext:value-type="float">
            <text:p>288564.77709804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7" calcext:value-type="float">
            <text:p>11515.9222546397</text:p>
          </table:table-cell>
          <table:table-cell office:value-type="float" office:value="-9212.73780371156" calcext:value-type="float">
            <text:p>-9212.73780371156</text:p>
          </table:table-cell>
          <table:table-cell office:value-type="float" office:value="-2303.18445092789" calcext:value-type="float">
            <text:p>-2303.184450927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89" calcext:value-type="float">
            <text:p>-0.0399075811346489</text:p>
          </table:table-cell>
          <table:table-cell office:value-type="float" office:value="0.0319260649077122" calcext:value-type="float">
            <text:p>0.0319260649077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805" calcext:value-type="float">
            <text:p>0.00798151622692805</text:p>
          </table:table-cell>
          <table:table-cell office:value-type="float" office:value="146611.332103306" calcext:value-type="float">
            <text:p>146611.332103306</text:p>
          </table:table-cell>
          <table:table-cell office:value-type="float" office:value="288564.777098041" calcext:value-type="float">
            <text:p>288564.777098041</text:p>
          </table:table-cell>
          <table:table-cell office:value-type="float" office:value="146611.332103306" calcext:value-type="float">
            <text:p>146611.332103306</text:p>
          </table:table-cell>
          <table:table-cell office:value-type="float" office:value="288564.777098041" calcext:value-type="float">
            <text:p>288564.777098041</text:p>
          </table:table-cell>
          <table:table-cell office:value-type="float" office:value="4.19313617123" calcext:value-type="float">
            <text:p>4.19313617123</text:p>
          </table:table-cell>
          <table:table-cell office:value-type="float" office:value="288564.777098041" calcext:value-type="float">
            <text:p>288564.777098041</text:p>
          </table:table-cell>
          <table:table-cell office:value-type="float" office:value="0.0399075811346489" calcext:value-type="float">
            <text:p>0.0399075811346489</text:p>
          </table:table-cell>
          <table:table-cell office:value-type="float" office:value="-0.0399075811346489" calcext:value-type="float">
            <text:p>-0.0399075811346489</text:p>
          </table:table-cell>
          <table:table-cell office:value-type="float" office:value="146611.332103306" calcext:value-type="float">
            <text:p>146611.332103306</text:p>
          </table:table-cell>
          <table:table-cell office:value-type="float" office:value="3.66084546274448" calcext:value-type="float">
            <text:p>3.66084546274448</text:p>
          </table:table-cell>
          <table:table-cell table:number-columns-repeated="2" office:value-type="float" office:value="0.0319260649077122" calcext:value-type="float">
            <text:p>0.0319260649077122</text:p>
          </table:table-cell>
          <table:table-cell office:value-type="float" office:value="146611.332103306" calcext:value-type="float">
            <text:p>146611.332103306</text:p>
          </table:table-cell>
          <table:table-cell office:value-type="float" office:value="288564.777098041" calcext:value-type="float">
            <text:p>288564.777098041</text:p>
          </table:table-cell>
          <table:table-cell office:value-type="float" office:value="-0.0319260649077122" calcext:value-type="float">
            <text:p>-0.0319260649077122</text:p>
          </table:table-cell>
          <table:table-cell office:value-type="float" office:value="0.91521136568612" calcext:value-type="float">
            <text:p>0.91521136568612</text:p>
          </table:table-cell>
          <table:table-cell office:value-type="float" office:value="0.00798151622692805" calcext:value-type="float">
            <text:p>0.00798151622692805</text:p>
          </table:table-cell>
          <table:table-cell office:value-type="float" office:value="146611.332103306" calcext:value-type="float">
            <text:p>146611.332103306</text:p>
          </table:table-cell>
          <table:table-cell office:value-type="float" office:value="288564.777098041" calcext:value-type="float">
            <text:p>288564.777098041</text:p>
          </table:table-cell>
          <table:table-cell office:value-type="float" office:value="-0.00798151622692805" calcext:value-type="float">
            <text:p>-0.007981516226928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56" calcext:value-type="float">
            <text:p>288.150000000056</text:p>
          </table:table-cell>
          <table:table-cell office:value-type="float" office:value="146611.332103306" calcext:value-type="float">
            <text:p>146611.332103306</text:p>
          </table:table-cell>
          <table:table-cell office:value-type="float" office:value="288564.777098041" calcext:value-type="float">
            <text:p>288564.777098041</text:p>
          </table:table-cell>
          <table:table-cell office:value-type="float" office:value="288.150000000056" calcext:value-type="float">
            <text:p>288.150000000056</text:p>
          </table:table-cell>
          <table:table-cell office:value-type="float" office:value="146611.332103306" calcext:value-type="float">
            <text:p>146611.332103306</text:p>
          </table:table-cell>
          <table:table-cell table:number-columns-repeated="4" office:value-type="float" office:value="288564.777098041" calcext:value-type="float">
            <text:p>288564.777098041</text:p>
          </table:table-cell>
          <table:table-cell office:value-type="float" office:value="0.0399075811346489" calcext:value-type="float">
            <text:p>0.0399075811346489</text:p>
          </table:table-cell>
          <table:table-cell office:value-type="float" office:value="-0.0319260649077122" calcext:value-type="float">
            <text:p>-0.0319260649077122</text:p>
          </table:table-cell>
          <table:table-cell office:value-type="float" office:value="-0.00798151622692805" calcext:value-type="float">
            <text:p>-0.00798151622692805</text:p>
          </table:table-cell>
          <table:table-cell table:number-columns-repeated="10" office:value-type="float" office:value="146611.332103306" calcext:value-type="float">
            <text:p>146611.332103306</text:p>
          </table:table-cell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float" office:value="288.150000000051" calcext:value-type="float">
            <text:p>288.150000000051</text:p>
          </table:table-cell>
          <table:table-cell office:value-type="float" office:value="146611.332103306" calcext:value-type="float">
            <text:p>146611.332103306</text:p>
          </table:table-cell>
          <table:table-cell office:value-type="float" office:value="-0.0000000010987893832" calcext:value-type="float">
            <text:p>-1.09878938320297E-09</text:p>
          </table:table-cell>
          <table:table-cell office:value-type="float" office:value="0.00000009924550918164" calcext:value-type="float">
            <text:p>9.92455091816353E-08</text:p>
          </table:table-cell>
          <table:table-cell office:value-type="float" office:value="0.00000000024147084332" calcext:value-type="float">
            <text:p>2.41470843320712E-10</text:p>
          </table:table-cell>
          <table:table-cell office:value-type="float" office:value="7.95891130778159E-015" calcext:value-type="float">
            <text:p>7.95891130778159E-15</text:p>
          </table:table-cell>
          <table:table-cell office:value-type="float" office:value="0.00000000000795891131" calcext:value-type="float">
            <text:p>7.95891130778159E-12</text:p>
          </table:table-cell>
          <table:table-cell office:value-type="float" office:value="-0.00000078807798766484" calcext:value-type="float">
            <text:p>-7.88077987664838E-07</text:p>
          </table:table-cell>
          <table:table-cell office:value-type="float" office:value="-0.00000110348682607858" calcext:value-type="float">
            <text:p>-1.10348682607858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26" calcext:value-type="float">
            <text:p>0.0319260649077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2997" calcext:value-type="float">
            <text:p>-4.19313617122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75" calcext:value-type="float">
            <text:p>0.0165045405114775</text:p>
          </table:table-cell>
          <table:table-cell office:value-type="float" office:value="2.09524461594085" calcext:value-type="float">
            <text:p>2.09524461594085</text:p>
          </table:table-cell>
          <table:table-cell table:number-columns-repeated="2" office:value-type="float" office:value="53388.6678966939" calcext:value-type="float">
            <text:p>53388.6678966939</text:p>
          </table:table-cell>
          <table:table-cell office:value-type="float" office:value="0.0399075811346488" calcext:value-type="float">
            <text:p>0.03990758113464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51" calcext:value-type="float">
            <text:p>-3.66084546274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86" calcext:value-type="float">
            <text:p>0.0180117487778886</text:p>
          </table:table-cell>
          <table:table-cell office:value-type="float" office:value="1.49075064189025" calcext:value-type="float">
            <text:p>1.49075064189025</text:p>
          </table:table-cell>
          <table:table-cell table:number-columns-repeated="2" office:value-type="float" office:value="46611.3321033061" calcext:value-type="float">
            <text:p>46611.33210330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51" calcext:value-type="float">
            <text:p>288.150000000051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128" calcext:value-type="float">
            <text:p>-0.915211365686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33" calcext:value-type="float">
            <text:p>0.00454411230833233</text:p>
          </table:table-cell>
          <table:table-cell office:value-type="float" office:value="1.49075064189025" calcext:value-type="float">
            <text:p>1.49075064189025</text:p>
          </table:table-cell>
          <table:table-cell table:number-columns-repeated="2" office:value-type="float" office:value="46611.3321033061" calcext:value-type="float">
            <text:p>46611.3321033061</text:p>
          </table:table-cell>
          <table:table-cell office:value-type="float" office:value="0.00798151622692816" calcext:value-type="float">
            <text:p>0.007981516226928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5" calcext:value-type="float">
            <text:p>288.15000000005</text:p>
          </table:table-cell>
          <table:table-cell office:value-type="float" office:value="0.00000000024147084332" calcext:value-type="float">
            <text:p>2.41470843320712E-10</text:p>
          </table:table-cell>
          <table:table-cell office:value-type="float" office:value="364.873583510285" calcext:value-type="float">
            <text:p>364.873583510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29" calcext:value-type="float">
            <text:p>0.00177251333567929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7.95891130778159E-015" calcext:value-type="float">
            <text:p>7.95891130778159E-15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512" calcext:value-type="float">
            <text:p>15.0000000000512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29" calcext:value-type="float">
            <text:p>1.77251333567929</text:p>
          </table:table-cell>
          <table:table-cell office:value-type="float" office:value="1.46611332103306" calcext:value-type="float">
            <text:p>1.46611332103306</text:p>
          </table:table-cell>
          <table:table-cell office:value-type="float" office:value="205850.966627821" calcext:value-type="float">
            <text:p>205850.96662782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6" calcext:value-type="float">
            <text:p>1.7725133356796</text:p>
          </table:table-cell>
          <table:table-cell table:number-columns-repeated="2" office:value-type="float" office:value="1.77251333567929" calcext:value-type="float">
            <text:p>1.772513335679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037" calcext:value-type="float">
            <text:p>288564.7770980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7" calcext:value-type="float">
            <text:p>11515.9222546397</text:p>
          </table:table-cell>
          <table:table-cell office:value-type="float" office:value="-9212.73780371154" calcext:value-type="float">
            <text:p>-9212.73780371154</text:p>
          </table:table-cell>
          <table:table-cell office:value-type="float" office:value="-2303.18445092789" calcext:value-type="float">
            <text:p>-2303.184450927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88" calcext:value-type="float">
            <text:p>-0.0399075811346488</text:p>
          </table:table-cell>
          <table:table-cell office:value-type="float" office:value="0.0319260649077126" calcext:value-type="float">
            <text:p>0.0319260649077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816" calcext:value-type="float">
            <text:p>0.00798151622692816</text:p>
          </table:table-cell>
          <table:table-cell office:value-type="float" office:value="146611.332103306" calcext:value-type="float">
            <text:p>146611.332103306</text:p>
          </table:table-cell>
          <table:table-cell office:value-type="float" office:value="288564.777098037" calcext:value-type="float">
            <text:p>288564.777098037</text:p>
          </table:table-cell>
          <table:table-cell office:value-type="float" office:value="146611.332103306" calcext:value-type="float">
            <text:p>146611.332103306</text:p>
          </table:table-cell>
          <table:table-cell office:value-type="float" office:value="288564.777098037" calcext:value-type="float">
            <text:p>288564.777098037</text:p>
          </table:table-cell>
          <table:table-cell office:value-type="float" office:value="4.19313617122997" calcext:value-type="float">
            <text:p>4.19313617122997</text:p>
          </table:table-cell>
          <table:table-cell office:value-type="float" office:value="288564.777098037" calcext:value-type="float">
            <text:p>288564.777098037</text:p>
          </table:table-cell>
          <table:table-cell office:value-type="float" office:value="0.0399075811346488" calcext:value-type="float">
            <text:p>0.0399075811346488</text:p>
          </table:table-cell>
          <table:table-cell office:value-type="float" office:value="-0.0399075811346488" calcext:value-type="float">
            <text:p>-0.0399075811346488</text:p>
          </table:table-cell>
          <table:table-cell office:value-type="float" office:value="146611.332103306" calcext:value-type="float">
            <text:p>146611.332103306</text:p>
          </table:table-cell>
          <table:table-cell office:value-type="float" office:value="3.66084546274451" calcext:value-type="float">
            <text:p>3.66084546274451</text:p>
          </table:table-cell>
          <table:table-cell table:number-columns-repeated="2" office:value-type="float" office:value="0.0319260649077126" calcext:value-type="float">
            <text:p>0.0319260649077126</text:p>
          </table:table-cell>
          <table:table-cell office:value-type="float" office:value="146611.332103306" calcext:value-type="float">
            <text:p>146611.332103306</text:p>
          </table:table-cell>
          <table:table-cell office:value-type="float" office:value="288564.777098037" calcext:value-type="float">
            <text:p>288564.777098037</text:p>
          </table:table-cell>
          <table:table-cell office:value-type="float" office:value="-0.0319260649077126" calcext:value-type="float">
            <text:p>-0.0319260649077126</text:p>
          </table:table-cell>
          <table:table-cell office:value-type="float" office:value="0.915211365686128" calcext:value-type="float">
            <text:p>0.915211365686128</text:p>
          </table:table-cell>
          <table:table-cell office:value-type="float" office:value="0.00798151622692816" calcext:value-type="float">
            <text:p>0.00798151622692816</text:p>
          </table:table-cell>
          <table:table-cell office:value-type="float" office:value="146611.332103306" calcext:value-type="float">
            <text:p>146611.332103306</text:p>
          </table:table-cell>
          <table:table-cell office:value-type="float" office:value="288564.777098037" calcext:value-type="float">
            <text:p>288564.777098037</text:p>
          </table:table-cell>
          <table:table-cell office:value-type="float" office:value="-0.00798151622692816" calcext:value-type="float">
            <text:p>-0.007981516226928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51" calcext:value-type="float">
            <text:p>288.150000000051</text:p>
          </table:table-cell>
          <table:table-cell office:value-type="float" office:value="146611.332103306" calcext:value-type="float">
            <text:p>146611.332103306</text:p>
          </table:table-cell>
          <table:table-cell office:value-type="float" office:value="288564.777098037" calcext:value-type="float">
            <text:p>288564.777098037</text:p>
          </table:table-cell>
          <table:table-cell office:value-type="float" office:value="288.150000000051" calcext:value-type="float">
            <text:p>288.150000000051</text:p>
          </table:table-cell>
          <table:table-cell office:value-type="float" office:value="146611.332103306" calcext:value-type="float">
            <text:p>146611.332103306</text:p>
          </table:table-cell>
          <table:table-cell table:number-columns-repeated="4" office:value-type="float" office:value="288564.777098037" calcext:value-type="float">
            <text:p>288564.777098037</text:p>
          </table:table-cell>
          <table:table-cell office:value-type="float" office:value="0.0399075811346488" calcext:value-type="float">
            <text:p>0.0399075811346488</text:p>
          </table:table-cell>
          <table:table-cell office:value-type="float" office:value="-0.0319260649077126" calcext:value-type="float">
            <text:p>-0.0319260649077126</text:p>
          </table:table-cell>
          <table:table-cell office:value-type="float" office:value="-0.00798151622692816" calcext:value-type="float">
            <text:p>-0.00798151622692816</text:p>
          </table:table-cell>
          <table:table-cell table:number-columns-repeated="10" office:value-type="float" office:value="146611.332103306" calcext:value-type="float">
            <text:p>146611.332103306</text:p>
          </table:table-cell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 office:value-type="float" office:value="288.150000000047" calcext:value-type="float">
            <text:p>288.150000000047</text:p>
          </table:table-cell>
          <table:table-cell office:value-type="float" office:value="146611.332103307" calcext:value-type="float">
            <text:p>146611.332103307</text:p>
          </table:table-cell>
          <table:table-cell office:value-type="float" office:value="-0.00000000099737023127" calcext:value-type="float">
            <text:p>-9.97370231273698E-10</text:p>
          </table:table-cell>
          <table:table-cell office:value-type="float" office:value="0.00000009173172653329" calcext:value-type="float">
            <text:p>9.17317265332934E-08</text:p>
          </table:table-cell>
          <table:table-cell office:value-type="float" office:value="0.00000000022328094929" calcext:value-type="float">
            <text:p>2.23280949285254E-10</text:p>
          </table:table-cell>
          <table:table-cell office:value-type="float" office:value="7.24420523567915E-015" calcext:value-type="float">
            <text:p>7.24420523567915E-15</text:p>
          </table:table-cell>
          <table:table-cell office:value-type="float" office:value="0.00000000000724420524" calcext:value-type="float">
            <text:p>7.24420523567915E-12</text:p>
          </table:table-cell>
          <table:table-cell office:value-type="float" office:value="-0.00000071533774974034" calcext:value-type="float">
            <text:p>-7.15337749740343E-07</text:p>
          </table:table-cell>
          <table:table-cell office:value-type="float" office:value="-0.00000100163409635909" calcext:value-type="float">
            <text:p>-1.00163409635909E-0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31" calcext:value-type="float">
            <text:p>0.03192606490771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2994" calcext:value-type="float">
            <text:p>-4.19313617122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74" calcext:value-type="float">
            <text:p>0.0165045405114774</text:p>
          </table:table-cell>
          <table:table-cell office:value-type="float" office:value="2.09524461594087" calcext:value-type="float">
            <text:p>2.09524461594087</text:p>
          </table:table-cell>
          <table:table-cell table:number-columns-repeated="2" office:value-type="float" office:value="53388.6678966935" calcext:value-type="float">
            <text:p>53388.6678966935</text:p>
          </table:table-cell>
          <table:table-cell office:value-type="float" office:value="0.0399075811346486" calcext:value-type="float">
            <text:p>0.03990758113464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55" calcext:value-type="float">
            <text:p>-3.66084546274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85" calcext:value-type="float">
            <text:p>0.0180117487778885</text:p>
          </table:table-cell>
          <table:table-cell office:value-type="float" office:value="1.49075064189026" calcext:value-type="float">
            <text:p>1.49075064189026</text:p>
          </table:table-cell>
          <table:table-cell table:number-columns-repeated="2" office:value-type="float" office:value="46611.3321033065" calcext:value-type="float">
            <text:p>46611.33210330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47" calcext:value-type="float">
            <text:p>288.150000000047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137" calcext:value-type="float">
            <text:p>-0.915211365686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31" calcext:value-type="float">
            <text:p>0.00454411230833231</text:p>
          </table:table-cell>
          <table:table-cell office:value-type="float" office:value="1.49075064189026" calcext:value-type="float">
            <text:p>1.49075064189026</text:p>
          </table:table-cell>
          <table:table-cell table:number-columns-repeated="2" office:value-type="float" office:value="46611.3321033065" calcext:value-type="float">
            <text:p>46611.3321033065</text:p>
          </table:table-cell>
          <table:table-cell office:value-type="float" office:value="0.00798151622692827" calcext:value-type="float">
            <text:p>0.007981516226928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45" calcext:value-type="float">
            <text:p>288.150000000045</text:p>
          </table:table-cell>
          <table:table-cell office:value-type="float" office:value="0.00000000022328094929" calcext:value-type="float">
            <text:p>2.23280949285254E-10</text:p>
          </table:table-cell>
          <table:table-cell office:value-type="float" office:value="364.873583510286" calcext:value-type="float">
            <text:p>364.873583510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32" calcext:value-type="float">
            <text:p>0.00177251333567932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7.24420523567915E-015" calcext:value-type="float">
            <text:p>7.24420523567915E-15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466" calcext:value-type="float">
            <text:p>15.0000000000466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32" calcext:value-type="float">
            <text:p>1.77251333567932</text:p>
          </table:table-cell>
          <table:table-cell office:value-type="float" office:value="1.46611332103307" calcext:value-type="float">
            <text:p>1.46611332103307</text:p>
          </table:table-cell>
          <table:table-cell office:value-type="float" office:value="205850.966627818" calcext:value-type="float">
            <text:p>205850.96662781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61" calcext:value-type="float">
            <text:p>1.77251333567961</text:p>
          </table:table-cell>
          <table:table-cell table:number-columns-repeated="2" office:value-type="float" office:value="1.77251333567932" calcext:value-type="float">
            <text:p>1.772513335679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032" calcext:value-type="float">
            <text:p>288564.7770980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6" calcext:value-type="float">
            <text:p>11515.9222546396</text:p>
          </table:table-cell>
          <table:table-cell office:value-type="float" office:value="-9212.73780371152" calcext:value-type="float">
            <text:p>-9212.73780371152</text:p>
          </table:table-cell>
          <table:table-cell office:value-type="float" office:value="-2303.18445092788" calcext:value-type="float">
            <text:p>-2303.184450927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86" calcext:value-type="float">
            <text:p>-0.0399075811346486</text:p>
          </table:table-cell>
          <table:table-cell office:value-type="float" office:value="0.0319260649077131" calcext:value-type="float">
            <text:p>0.0319260649077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827" calcext:value-type="float">
            <text:p>0.00798151622692827</text:p>
          </table:table-cell>
          <table:table-cell office:value-type="float" office:value="146611.332103307" calcext:value-type="float">
            <text:p>146611.332103307</text:p>
          </table:table-cell>
          <table:table-cell office:value-type="float" office:value="288564.777098032" calcext:value-type="float">
            <text:p>288564.777098032</text:p>
          </table:table-cell>
          <table:table-cell office:value-type="float" office:value="146611.332103307" calcext:value-type="float">
            <text:p>146611.332103307</text:p>
          </table:table-cell>
          <table:table-cell office:value-type="float" office:value="288564.777098032" calcext:value-type="float">
            <text:p>288564.777098032</text:p>
          </table:table-cell>
          <table:table-cell office:value-type="float" office:value="4.19313617122994" calcext:value-type="float">
            <text:p>4.19313617122994</text:p>
          </table:table-cell>
          <table:table-cell office:value-type="float" office:value="288564.777098032" calcext:value-type="float">
            <text:p>288564.777098032</text:p>
          </table:table-cell>
          <table:table-cell office:value-type="float" office:value="0.0399075811346486" calcext:value-type="float">
            <text:p>0.0399075811346486</text:p>
          </table:table-cell>
          <table:table-cell office:value-type="float" office:value="-0.0399075811346486" calcext:value-type="float">
            <text:p>-0.0399075811346486</text:p>
          </table:table-cell>
          <table:table-cell office:value-type="float" office:value="146611.332103307" calcext:value-type="float">
            <text:p>146611.332103307</text:p>
          </table:table-cell>
          <table:table-cell office:value-type="float" office:value="3.66084546274455" calcext:value-type="float">
            <text:p>3.66084546274455</text:p>
          </table:table-cell>
          <table:table-cell table:number-columns-repeated="2" office:value-type="float" office:value="0.0319260649077131" calcext:value-type="float">
            <text:p>0.0319260649077131</text:p>
          </table:table-cell>
          <table:table-cell office:value-type="float" office:value="146611.332103307" calcext:value-type="float">
            <text:p>146611.332103307</text:p>
          </table:table-cell>
          <table:table-cell office:value-type="float" office:value="288564.777098032" calcext:value-type="float">
            <text:p>288564.777098032</text:p>
          </table:table-cell>
          <table:table-cell office:value-type="float" office:value="-0.0319260649077131" calcext:value-type="float">
            <text:p>-0.0319260649077131</text:p>
          </table:table-cell>
          <table:table-cell office:value-type="float" office:value="0.915211365686137" calcext:value-type="float">
            <text:p>0.915211365686137</text:p>
          </table:table-cell>
          <table:table-cell office:value-type="float" office:value="0.00798151622692827" calcext:value-type="float">
            <text:p>0.00798151622692827</text:p>
          </table:table-cell>
          <table:table-cell office:value-type="float" office:value="146611.332103307" calcext:value-type="float">
            <text:p>146611.332103307</text:p>
          </table:table-cell>
          <table:table-cell office:value-type="float" office:value="288564.777098032" calcext:value-type="float">
            <text:p>288564.777098032</text:p>
          </table:table-cell>
          <table:table-cell office:value-type="float" office:value="-0.00798151622692827" calcext:value-type="float">
            <text:p>-0.007981516226928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47" calcext:value-type="float">
            <text:p>288.150000000047</text:p>
          </table:table-cell>
          <table:table-cell office:value-type="float" office:value="146611.332103307" calcext:value-type="float">
            <text:p>146611.332103307</text:p>
          </table:table-cell>
          <table:table-cell office:value-type="float" office:value="288564.777098032" calcext:value-type="float">
            <text:p>288564.777098032</text:p>
          </table:table-cell>
          <table:table-cell office:value-type="float" office:value="288.150000000047" calcext:value-type="float">
            <text:p>288.150000000047</text:p>
          </table:table-cell>
          <table:table-cell office:value-type="float" office:value="146611.332103307" calcext:value-type="float">
            <text:p>146611.332103307</text:p>
          </table:table-cell>
          <table:table-cell table:number-columns-repeated="4" office:value-type="float" office:value="288564.777098032" calcext:value-type="float">
            <text:p>288564.777098032</text:p>
          </table:table-cell>
          <table:table-cell office:value-type="float" office:value="0.0399075811346486" calcext:value-type="float">
            <text:p>0.0399075811346486</text:p>
          </table:table-cell>
          <table:table-cell office:value-type="float" office:value="-0.0319260649077131" calcext:value-type="float">
            <text:p>-0.0319260649077131</text:p>
          </table:table-cell>
          <table:table-cell office:value-type="float" office:value="-0.00798151622692827" calcext:value-type="float">
            <text:p>-0.00798151622692827</text:p>
          </table:table-cell>
          <table:table-cell table:number-columns-repeated="10" office:value-type="float" office:value="146611.332103307" calcext:value-type="float">
            <text:p>146611.332103307</text:p>
          </table:table-cell>
        </table:table-row>
        <table:table-row table:style-name="ro1">
          <table:table-cell/>
          <table:table-cell office:value-type="float" office:value="7.7" calcext:value-type="float">
            <text:p>7.7</text:p>
          </table:table-cell>
          <table:table-cell office:value-type="float" office:value="288.150000000042" calcext:value-type="float">
            <text:p>288.150000000042</text:p>
          </table:table-cell>
          <table:table-cell office:value-type="float" office:value="146611.332103307" calcext:value-type="float">
            <text:p>146611.332103307</text:p>
          </table:table-cell>
          <table:table-cell office:value-type="float" office:value="-0.00000000089697374704" calcext:value-type="float">
            <text:p>-8.96973747041161E-10</text:p>
          </table:table-cell>
          <table:table-cell office:value-type="float" office:value="0.00000008312366603321" calcext:value-type="float">
            <text:p>8.31236660332137E-08</text:p>
          </table:table-cell>
          <table:table-cell office:value-type="float" office:value="0.00000000020236257114" calcext:value-type="float">
            <text:p>2.02362571144477E-10</text:p>
          </table:table-cell>
          <table:table-cell office:value-type="float" office:value="6.5225602696728E-015" calcext:value-type="float">
            <text:p>6.5225602696728E-15</text:p>
          </table:table-cell>
          <table:table-cell office:value-type="float" office:value="0.00000000000652256027" calcext:value-type="float">
            <text:p>6.5225602696728E-12</text:p>
          </table:table-cell>
          <table:table-cell office:value-type="float" office:value="-0.00000064333099351199" calcext:value-type="float">
            <text:p>-6.43330993511987E-07</text:p>
          </table:table-cell>
          <table:table-cell office:value-type="float" office:value="-0.00000090080840635082" calcext:value-type="float">
            <text:p>-9.00808406350815E-07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35" calcext:value-type="float">
            <text:p>0.03192606490771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299" calcext:value-type="float">
            <text:p>-4.1931361712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74" calcext:value-type="float">
            <text:p>0.0165045405114774</text:p>
          </table:table-cell>
          <table:table-cell office:value-type="float" office:value="2.09524461594088" calcext:value-type="float">
            <text:p>2.09524461594088</text:p>
          </table:table-cell>
          <table:table-cell office:value-type="float" office:value="53388.6678966931" calcext:value-type="float">
            <text:p>53388.6678966931</text:p>
          </table:table-cell>
          <table:table-cell office:value-type="float" office:value="53388.6678966931" calcext:value-type="float">
            <text:p>53388.6678966931</text:p>
          </table:table-cell>
          <table:table-cell office:value-type="float" office:value="0.0399075811346484" calcext:value-type="float">
            <text:p>0.03990758113464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58" calcext:value-type="float">
            <text:p>-3.66084546274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84" calcext:value-type="float">
            <text:p>0.0180117487778884</text:p>
          </table:table-cell>
          <table:table-cell office:value-type="float" office:value="1.49075064189028" calcext:value-type="float">
            <text:p>1.49075064189028</text:p>
          </table:table-cell>
          <table:table-cell table:number-columns-repeated="2" office:value-type="float" office:value="46611.332103307" calcext:value-type="float">
            <text:p>46611.3321033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42" calcext:value-type="float">
            <text:p>288.150000000042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145" calcext:value-type="float">
            <text:p>-0.915211365686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28" calcext:value-type="float">
            <text:p>0.00454411230833228</text:p>
          </table:table-cell>
          <table:table-cell office:value-type="float" office:value="1.49075064189028" calcext:value-type="float">
            <text:p>1.49075064189028</text:p>
          </table:table-cell>
          <table:table-cell table:number-columns-repeated="2" office:value-type="float" office:value="46611.332103307" calcext:value-type="float">
            <text:p>46611.332103307</text:p>
          </table:table-cell>
          <table:table-cell office:value-type="float" office:value="0.00798151622692838" calcext:value-type="float">
            <text:p>0.007981516226928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41" calcext:value-type="float">
            <text:p>288.150000000041</text:p>
          </table:table-cell>
          <table:table-cell office:value-type="float" office:value="0.00000000020236257114" calcext:value-type="float">
            <text:p>2.02362571144477E-10</text:p>
          </table:table-cell>
          <table:table-cell office:value-type="float" office:value="364.873583510287" calcext:value-type="float">
            <text:p>364.873583510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36" calcext:value-type="float">
            <text:p>0.00177251333567936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6.5225602696728E-015" calcext:value-type="float">
            <text:p>6.5225602696728E-15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42" calcext:value-type="float">
            <text:p>15.000000000042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36" calcext:value-type="float">
            <text:p>1.77251333567936</text:p>
          </table:table-cell>
          <table:table-cell office:value-type="float" office:value="1.46611332103307" calcext:value-type="float">
            <text:p>1.46611332103307</text:p>
          </table:table-cell>
          <table:table-cell office:value-type="float" office:value="205850.966627814" calcext:value-type="float">
            <text:p>205850.96662781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61" calcext:value-type="float">
            <text:p>1.77251333567961</text:p>
          </table:table-cell>
          <table:table-cell table:number-columns-repeated="2" office:value-type="float" office:value="1.77251333567936" calcext:value-type="float">
            <text:p>1.772513335679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027" calcext:value-type="float">
            <text:p>288564.7770980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6" calcext:value-type="float">
            <text:p>11515.9222546396</text:p>
          </table:table-cell>
          <table:table-cell office:value-type="float" office:value="-9212.7378037115" calcext:value-type="float">
            <text:p>-9212.7378037115</text:p>
          </table:table-cell>
          <table:table-cell office:value-type="float" office:value="-2303.18445092788" calcext:value-type="float">
            <text:p>-2303.184450927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84" calcext:value-type="float">
            <text:p>-0.0399075811346484</text:p>
          </table:table-cell>
          <table:table-cell office:value-type="float" office:value="0.0319260649077135" calcext:value-type="float">
            <text:p>0.0319260649077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838" calcext:value-type="float">
            <text:p>0.00798151622692838</text:p>
          </table:table-cell>
          <table:table-cell office:value-type="float" office:value="146611.332103307" calcext:value-type="float">
            <text:p>146611.332103307</text:p>
          </table:table-cell>
          <table:table-cell office:value-type="float" office:value="288564.777098027" calcext:value-type="float">
            <text:p>288564.777098027</text:p>
          </table:table-cell>
          <table:table-cell office:value-type="float" office:value="146611.332103307" calcext:value-type="float">
            <text:p>146611.332103307</text:p>
          </table:table-cell>
          <table:table-cell office:value-type="float" office:value="288564.777098027" calcext:value-type="float">
            <text:p>288564.777098027</text:p>
          </table:table-cell>
          <table:table-cell office:value-type="float" office:value="4.1931361712299" calcext:value-type="float">
            <text:p>4.1931361712299</text:p>
          </table:table-cell>
          <table:table-cell office:value-type="float" office:value="288564.777098027" calcext:value-type="float">
            <text:p>288564.777098027</text:p>
          </table:table-cell>
          <table:table-cell office:value-type="float" office:value="0.0399075811346484" calcext:value-type="float">
            <text:p>0.0399075811346484</text:p>
          </table:table-cell>
          <table:table-cell office:value-type="float" office:value="-0.0399075811346484" calcext:value-type="float">
            <text:p>-0.0399075811346484</text:p>
          </table:table-cell>
          <table:table-cell office:value-type="float" office:value="146611.332103307" calcext:value-type="float">
            <text:p>146611.332103307</text:p>
          </table:table-cell>
          <table:table-cell office:value-type="float" office:value="3.66084546274458" calcext:value-type="float">
            <text:p>3.66084546274458</text:p>
          </table:table-cell>
          <table:table-cell table:number-columns-repeated="2" office:value-type="float" office:value="0.0319260649077135" calcext:value-type="float">
            <text:p>0.0319260649077135</text:p>
          </table:table-cell>
          <table:table-cell office:value-type="float" office:value="146611.332103307" calcext:value-type="float">
            <text:p>146611.332103307</text:p>
          </table:table-cell>
          <table:table-cell office:value-type="float" office:value="288564.777098027" calcext:value-type="float">
            <text:p>288564.777098027</text:p>
          </table:table-cell>
          <table:table-cell office:value-type="float" office:value="-0.0319260649077135" calcext:value-type="float">
            <text:p>-0.0319260649077135</text:p>
          </table:table-cell>
          <table:table-cell office:value-type="float" office:value="0.915211365686145" calcext:value-type="float">
            <text:p>0.915211365686145</text:p>
          </table:table-cell>
          <table:table-cell office:value-type="float" office:value="0.00798151622692838" calcext:value-type="float">
            <text:p>0.00798151622692838</text:p>
          </table:table-cell>
          <table:table-cell office:value-type="float" office:value="146611.332103307" calcext:value-type="float">
            <text:p>146611.332103307</text:p>
          </table:table-cell>
          <table:table-cell office:value-type="float" office:value="288564.777098027" calcext:value-type="float">
            <text:p>288564.777098027</text:p>
          </table:table-cell>
          <table:table-cell office:value-type="float" office:value="-0.00798151622692838" calcext:value-type="float">
            <text:p>-0.007981516226928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42" calcext:value-type="float">
            <text:p>288.150000000042</text:p>
          </table:table-cell>
          <table:table-cell office:value-type="float" office:value="146611.332103307" calcext:value-type="float">
            <text:p>146611.332103307</text:p>
          </table:table-cell>
          <table:table-cell office:value-type="float" office:value="288564.777098027" calcext:value-type="float">
            <text:p>288564.777098027</text:p>
          </table:table-cell>
          <table:table-cell office:value-type="float" office:value="288.150000000042" calcext:value-type="float">
            <text:p>288.150000000042</text:p>
          </table:table-cell>
          <table:table-cell office:value-type="float" office:value="146611.332103307" calcext:value-type="float">
            <text:p>146611.332103307</text:p>
          </table:table-cell>
          <table:table-cell table:number-columns-repeated="4" office:value-type="float" office:value="288564.777098027" calcext:value-type="float">
            <text:p>288564.777098027</text:p>
          </table:table-cell>
          <table:table-cell office:value-type="float" office:value="0.0399075811346484" calcext:value-type="float">
            <text:p>0.0399075811346484</text:p>
          </table:table-cell>
          <table:table-cell office:value-type="float" office:value="-0.0319260649077135" calcext:value-type="float">
            <text:p>-0.0319260649077135</text:p>
          </table:table-cell>
          <table:table-cell office:value-type="float" office:value="-0.00798151622692838" calcext:value-type="float">
            <text:p>-0.00798151622692838</text:p>
          </table:table-cell>
          <table:table-cell table:number-columns-repeated="10" office:value-type="float" office:value="146611.332103307" calcext:value-type="float">
            <text:p>146611.332103307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 office:value-type="float" office:value="288.150000000037" calcext:value-type="float">
            <text:p>288.150000000037</text:p>
          </table:table-cell>
          <table:table-cell office:value-type="float" office:value="146611.332103307" calcext:value-type="float">
            <text:p>146611.332103307</text:p>
          </table:table-cell>
          <table:table-cell office:value-type="float" office:value="-0.00000000079765038006" calcext:value-type="float">
            <text:p>-7.97650380064818E-10</text:p>
          </table:table-cell>
          <table:table-cell office:value-type="float" office:value="0.00000007396960119361" calcext:value-type="float">
            <text:p>7.3969601193615E-08</text:p>
          </table:table-cell>
          <table:table-cell office:value-type="float" office:value="0.00000000018007995095" calcext:value-type="float">
            <text:p>1.8007995095104E-10</text:p>
          </table:table-cell>
          <table:table-cell office:value-type="float" office:value="5.80091530366644E-015" calcext:value-type="float">
            <text:p>5.80091530366644E-15</text:p>
          </table:table-cell>
          <table:table-cell office:value-type="float" office:value="0.0000000000058009153" calcext:value-type="float">
            <text:p>5.80091530366644E-12</text:p>
          </table:table-cell>
          <table:table-cell office:value-type="float" office:value="-0.00000057209390260868" calcext:value-type="float">
            <text:p>-5.72093902608685E-07</text:p>
          </table:table-cell>
          <table:table-cell office:value-type="float" office:value="-0.0000008010604212905" calcext:value-type="float">
            <text:p>-8.010604212905E-07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4" calcext:value-type="float">
            <text:p>0.0319260649077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2987" calcext:value-type="float">
            <text:p>-4.19313617122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73" calcext:value-type="float">
            <text:p>0.0165045405114773</text:p>
          </table:table-cell>
          <table:table-cell office:value-type="float" office:value="2.0952446159409" calcext:value-type="float">
            <text:p>2.0952446159409</text:p>
          </table:table-cell>
          <table:table-cell table:number-columns-repeated="2" office:value-type="float" office:value="53388.6678966926" calcext:value-type="float">
            <text:p>53388.6678966926</text:p>
          </table:table-cell>
          <table:table-cell office:value-type="float" office:value="0.0399075811346483" calcext:value-type="float">
            <text:p>0.03990758113464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61" calcext:value-type="float">
            <text:p>-3.66084546274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83" calcext:value-type="float">
            <text:p>0.0180117487778883</text:p>
          </table:table-cell>
          <table:table-cell office:value-type="float" office:value="1.4907506418903" calcext:value-type="float">
            <text:p>1.4907506418903</text:p>
          </table:table-cell>
          <table:table-cell table:number-columns-repeated="2" office:value-type="float" office:value="46611.3321033074" calcext:value-type="float">
            <text:p>46611.33210330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37" calcext:value-type="float">
            <text:p>288.150000000037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154" calcext:value-type="float">
            <text:p>-0.915211365686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26" calcext:value-type="float">
            <text:p>0.00454411230833226</text:p>
          </table:table-cell>
          <table:table-cell office:value-type="float" office:value="1.4907506418903" calcext:value-type="float">
            <text:p>1.4907506418903</text:p>
          </table:table-cell>
          <table:table-cell table:number-columns-repeated="2" office:value-type="float" office:value="46611.3321033074" calcext:value-type="float">
            <text:p>46611.3321033074</text:p>
          </table:table-cell>
          <table:table-cell office:value-type="float" office:value="0.0079815162269285" calcext:value-type="float">
            <text:p>0.00798151622692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36" calcext:value-type="float">
            <text:p>288.150000000036</text:p>
          </table:table-cell>
          <table:table-cell office:value-type="float" office:value="0.00000000018007995095" calcext:value-type="float">
            <text:p>1.8007995095104E-10</text:p>
          </table:table-cell>
          <table:table-cell office:value-type="float" office:value="364.873583510288" calcext:value-type="float">
            <text:p>364.873583510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39" calcext:value-type="float">
            <text:p>0.00177251333567939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5.80091530366644E-015" calcext:value-type="float">
            <text:p>5.80091530366644E-15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374" calcext:value-type="float">
            <text:p>15.0000000000374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39" calcext:value-type="float">
            <text:p>1.77251333567939</text:p>
          </table:table-cell>
          <table:table-cell office:value-type="float" office:value="1.46611332103307" calcext:value-type="float">
            <text:p>1.46611332103307</text:p>
          </table:table-cell>
          <table:table-cell office:value-type="float" office:value="205850.966627811" calcext:value-type="float">
            <text:p>205850.9666278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62" calcext:value-type="float">
            <text:p>1.77251333567962</text:p>
          </table:table-cell>
          <table:table-cell table:number-columns-repeated="2" office:value-type="float" office:value="1.77251333567939" calcext:value-type="float">
            <text:p>1.772513335679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023" calcext:value-type="float">
            <text:p>288564.7770980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5" calcext:value-type="float">
            <text:p>11515.9222546395</text:p>
          </table:table-cell>
          <table:table-cell office:value-type="float" office:value="-9212.73780371148" calcext:value-type="float">
            <text:p>-9212.73780371148</text:p>
          </table:table-cell>
          <table:table-cell office:value-type="float" office:value="-2303.18445092787" calcext:value-type="float">
            <text:p>-2303.184450927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83" calcext:value-type="float">
            <text:p>-0.0399075811346483</text:p>
          </table:table-cell>
          <table:table-cell office:value-type="float" office:value="0.031926064907714" calcext:value-type="float">
            <text:p>0.031926064907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85" calcext:value-type="float">
            <text:p>0.0079815162269285</text:p>
          </table:table-cell>
          <table:table-cell office:value-type="float" office:value="146611.332103307" calcext:value-type="float">
            <text:p>146611.332103307</text:p>
          </table:table-cell>
          <table:table-cell office:value-type="float" office:value="288564.777098023" calcext:value-type="float">
            <text:p>288564.777098023</text:p>
          </table:table-cell>
          <table:table-cell office:value-type="float" office:value="146611.332103307" calcext:value-type="float">
            <text:p>146611.332103307</text:p>
          </table:table-cell>
          <table:table-cell office:value-type="float" office:value="288564.777098023" calcext:value-type="float">
            <text:p>288564.777098023</text:p>
          </table:table-cell>
          <table:table-cell office:value-type="float" office:value="4.19313617122987" calcext:value-type="float">
            <text:p>4.19313617122987</text:p>
          </table:table-cell>
          <table:table-cell office:value-type="float" office:value="288564.777098023" calcext:value-type="float">
            <text:p>288564.777098023</text:p>
          </table:table-cell>
          <table:table-cell office:value-type="float" office:value="0.0399075811346483" calcext:value-type="float">
            <text:p>0.0399075811346483</text:p>
          </table:table-cell>
          <table:table-cell office:value-type="float" office:value="-0.0399075811346483" calcext:value-type="float">
            <text:p>-0.0399075811346483</text:p>
          </table:table-cell>
          <table:table-cell office:value-type="float" office:value="146611.332103307" calcext:value-type="float">
            <text:p>146611.332103307</text:p>
          </table:table-cell>
          <table:table-cell office:value-type="float" office:value="3.66084546274461" calcext:value-type="float">
            <text:p>3.66084546274461</text:p>
          </table:table-cell>
          <table:table-cell table:number-columns-repeated="2" office:value-type="float" office:value="0.031926064907714" calcext:value-type="float">
            <text:p>0.031926064907714</text:p>
          </table:table-cell>
          <table:table-cell office:value-type="float" office:value="146611.332103307" calcext:value-type="float">
            <text:p>146611.332103307</text:p>
          </table:table-cell>
          <table:table-cell office:value-type="float" office:value="288564.777098023" calcext:value-type="float">
            <text:p>288564.777098023</text:p>
          </table:table-cell>
          <table:table-cell office:value-type="float" office:value="-0.031926064907714" calcext:value-type="float">
            <text:p>-0.031926064907714</text:p>
          </table:table-cell>
          <table:table-cell office:value-type="float" office:value="0.915211365686154" calcext:value-type="float">
            <text:p>0.915211365686154</text:p>
          </table:table-cell>
          <table:table-cell office:value-type="float" office:value="0.0079815162269285" calcext:value-type="float">
            <text:p>0.0079815162269285</text:p>
          </table:table-cell>
          <table:table-cell office:value-type="float" office:value="146611.332103307" calcext:value-type="float">
            <text:p>146611.332103307</text:p>
          </table:table-cell>
          <table:table-cell office:value-type="float" office:value="288564.777098023" calcext:value-type="float">
            <text:p>288564.777098023</text:p>
          </table:table-cell>
          <table:table-cell office:value-type="float" office:value="-0.0079815162269285" calcext:value-type="float">
            <text:p>-0.00798151622692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37" calcext:value-type="float">
            <text:p>288.150000000037</text:p>
          </table:table-cell>
          <table:table-cell office:value-type="float" office:value="146611.332103307" calcext:value-type="float">
            <text:p>146611.332103307</text:p>
          </table:table-cell>
          <table:table-cell office:value-type="float" office:value="288564.777098023" calcext:value-type="float">
            <text:p>288564.777098023</text:p>
          </table:table-cell>
          <table:table-cell office:value-type="float" office:value="288.150000000037" calcext:value-type="float">
            <text:p>288.150000000037</text:p>
          </table:table-cell>
          <table:table-cell office:value-type="float" office:value="146611.332103307" calcext:value-type="float">
            <text:p>146611.332103307</text:p>
          </table:table-cell>
          <table:table-cell table:number-columns-repeated="4" office:value-type="float" office:value="288564.777098023" calcext:value-type="float">
            <text:p>288564.777098023</text:p>
          </table:table-cell>
          <table:table-cell office:value-type="float" office:value="0.0399075811346483" calcext:value-type="float">
            <text:p>0.0399075811346483</text:p>
          </table:table-cell>
          <table:table-cell office:value-type="float" office:value="-0.031926064907714" calcext:value-type="float">
            <text:p>-0.031926064907714</text:p>
          </table:table-cell>
          <table:table-cell office:value-type="float" office:value="-0.0079815162269285" calcext:value-type="float">
            <text:p>-0.0079815162269285</text:p>
          </table:table-cell>
          <table:table-cell table:number-columns-repeated="10" office:value-type="float" office:value="146611.332103307" calcext:value-type="float">
            <text:p>146611.332103307</text:p>
          </table:table-cell>
        </table:table-row>
        <table:table-row table:style-name="ro1">
          <table:table-cell/>
          <table:table-cell office:value-type="float" office:value="7.9" calcext:value-type="float">
            <text:p>7.9</text:p>
          </table:table-cell>
          <table:table-cell office:value-type="float" office:value="288.150000000033" calcext:value-type="float">
            <text:p>288.150000000033</text:p>
          </table:table-cell>
          <table:table-cell office:value-type="float" office:value="146611.332103308" calcext:value-type="float">
            <text:p>146611.332103308</text:p>
          </table:table-cell>
          <table:table-cell office:value-type="float" office:value="-0.00000000069995963433" calcext:value-type="float">
            <text:p>-6.99959634334577E-10</text:p>
          </table:table-cell>
          <table:table-cell office:value-type="float" office:value="0.00000006628062461687" calcext:value-type="float">
            <text:p>6.62806246168665E-08</text:p>
          </table:table-cell>
          <table:table-cell office:value-type="float" office:value="0.00000000016143530956" calcext:value-type="float">
            <text:p>1.61435309564695E-10</text:p>
          </table:table-cell>
          <table:table-cell office:value-type="float" office:value="5.10702591327572E-015" calcext:value-type="float">
            <text:p>5.10702591327572E-15</text:p>
          </table:table-cell>
          <table:table-cell office:value-type="float" office:value="0.00000000000510702591" calcext:value-type="float">
            <text:p>5.10702591327572E-12</text:p>
          </table:table-cell>
          <table:table-cell office:value-type="float" office:value="-0.00000050202776665445" calcext:value-type="float">
            <text:p>-5.02027766654453E-07</text:p>
          </table:table-cell>
          <table:table-cell office:value-type="float" office:value="-0.00000070295203710783" calcext:value-type="float">
            <text:p>-7.02952037107832E-07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44" calcext:value-type="float">
            <text:p>0.0319260649077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2984" calcext:value-type="float">
            <text:p>-4.19313617122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72" calcext:value-type="float">
            <text:p>0.0165045405114772</text:p>
          </table:table-cell>
          <table:table-cell office:value-type="float" office:value="2.09524461594092" calcext:value-type="float">
            <text:p>2.09524461594092</text:p>
          </table:table-cell>
          <table:table-cell table:number-columns-repeated="2" office:value-type="float" office:value="53388.6678966922" calcext:value-type="float">
            <text:p>53388.6678966922</text:p>
          </table:table-cell>
          <table:table-cell office:value-type="float" office:value="0.0399075811346481" calcext:value-type="float">
            <text:p>0.03990758113464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65" calcext:value-type="float">
            <text:p>-3.66084546274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82" calcext:value-type="float">
            <text:p>0.0180117487778882</text:p>
          </table:table-cell>
          <table:table-cell office:value-type="float" office:value="1.49075064189031" calcext:value-type="float">
            <text:p>1.49075064189031</text:p>
          </table:table-cell>
          <table:table-cell table:number-columns-repeated="2" office:value-type="float" office:value="46611.3321033078" calcext:value-type="float">
            <text:p>46611.33210330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33" calcext:value-type="float">
            <text:p>288.150000000033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162" calcext:value-type="float">
            <text:p>-0.915211365686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23" calcext:value-type="float">
            <text:p>0.00454411230833223</text:p>
          </table:table-cell>
          <table:table-cell office:value-type="float" office:value="1.49075064189031" calcext:value-type="float">
            <text:p>1.49075064189031</text:p>
          </table:table-cell>
          <table:table-cell table:number-columns-repeated="2" office:value-type="float" office:value="46611.3321033078" calcext:value-type="float">
            <text:p>46611.3321033078</text:p>
          </table:table-cell>
          <table:table-cell office:value-type="float" office:value="0.00798151622692861" calcext:value-type="float">
            <text:p>0.007981516226928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32" calcext:value-type="float">
            <text:p>288.150000000032</text:p>
          </table:table-cell>
          <table:table-cell office:value-type="float" office:value="0.00000000016143530956" calcext:value-type="float">
            <text:p>1.61435309564695E-10</text:p>
          </table:table-cell>
          <table:table-cell office:value-type="float" office:value="364.873583510289" calcext:value-type="float">
            <text:p>364.873583510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42" calcext:value-type="float">
            <text:p>0.00177251333567942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5.10702591327572E-015" calcext:value-type="float">
            <text:p>5.10702591327572E-15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328" calcext:value-type="float">
            <text:p>15.0000000000328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42" calcext:value-type="float">
            <text:p>1.77251333567942</text:p>
          </table:table-cell>
          <table:table-cell office:value-type="float" office:value="1.46611332103308" calcext:value-type="float">
            <text:p>1.46611332103308</text:p>
          </table:table-cell>
          <table:table-cell office:value-type="float" office:value="205850.966627808" calcext:value-type="float">
            <text:p>205850.96662780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62" calcext:value-type="float">
            <text:p>1.77251333567962</text:p>
          </table:table-cell>
          <table:table-cell table:number-columns-repeated="2" office:value-type="float" office:value="1.77251333567942" calcext:value-type="float">
            <text:p>1.772513335679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018" calcext:value-type="float">
            <text:p>288564.7770980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5" calcext:value-type="float">
            <text:p>11515.9222546395</text:p>
          </table:table-cell>
          <table:table-cell office:value-type="float" office:value="-9212.73780371146" calcext:value-type="float">
            <text:p>-9212.73780371146</text:p>
          </table:table-cell>
          <table:table-cell office:value-type="float" office:value="-2303.18445092787" calcext:value-type="float">
            <text:p>-2303.184450927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81" calcext:value-type="float">
            <text:p>-0.0399075811346481</text:p>
          </table:table-cell>
          <table:table-cell office:value-type="float" office:value="0.0319260649077144" calcext:value-type="float">
            <text:p>0.0319260649077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861" calcext:value-type="float">
            <text:p>0.00798151622692861</text:p>
          </table:table-cell>
          <table:table-cell office:value-type="float" office:value="146611.332103308" calcext:value-type="float">
            <text:p>146611.332103308</text:p>
          </table:table-cell>
          <table:table-cell office:value-type="float" office:value="288564.777098018" calcext:value-type="float">
            <text:p>288564.777098018</text:p>
          </table:table-cell>
          <table:table-cell office:value-type="float" office:value="146611.332103308" calcext:value-type="float">
            <text:p>146611.332103308</text:p>
          </table:table-cell>
          <table:table-cell office:value-type="float" office:value="288564.777098018" calcext:value-type="float">
            <text:p>288564.777098018</text:p>
          </table:table-cell>
          <table:table-cell office:value-type="float" office:value="4.19313617122984" calcext:value-type="float">
            <text:p>4.19313617122984</text:p>
          </table:table-cell>
          <table:table-cell office:value-type="float" office:value="288564.777098018" calcext:value-type="float">
            <text:p>288564.777098018</text:p>
          </table:table-cell>
          <table:table-cell office:value-type="float" office:value="0.0399075811346481" calcext:value-type="float">
            <text:p>0.0399075811346481</text:p>
          </table:table-cell>
          <table:table-cell office:value-type="float" office:value="-0.0399075811346481" calcext:value-type="float">
            <text:p>-0.0399075811346481</text:p>
          </table:table-cell>
          <table:table-cell office:value-type="float" office:value="146611.332103308" calcext:value-type="float">
            <text:p>146611.332103308</text:p>
          </table:table-cell>
          <table:table-cell office:value-type="float" office:value="3.66084546274465" calcext:value-type="float">
            <text:p>3.66084546274465</text:p>
          </table:table-cell>
          <table:table-cell table:number-columns-repeated="2" office:value-type="float" office:value="0.0319260649077144" calcext:value-type="float">
            <text:p>0.0319260649077144</text:p>
          </table:table-cell>
          <table:table-cell office:value-type="float" office:value="146611.332103308" calcext:value-type="float">
            <text:p>146611.332103308</text:p>
          </table:table-cell>
          <table:table-cell office:value-type="float" office:value="288564.777098018" calcext:value-type="float">
            <text:p>288564.777098018</text:p>
          </table:table-cell>
          <table:table-cell office:value-type="float" office:value="-0.0319260649077144" calcext:value-type="float">
            <text:p>-0.0319260649077144</text:p>
          </table:table-cell>
          <table:table-cell office:value-type="float" office:value="0.915211365686162" calcext:value-type="float">
            <text:p>0.915211365686162</text:p>
          </table:table-cell>
          <table:table-cell office:value-type="float" office:value="0.00798151622692861" calcext:value-type="float">
            <text:p>0.00798151622692861</text:p>
          </table:table-cell>
          <table:table-cell office:value-type="float" office:value="146611.332103308" calcext:value-type="float">
            <text:p>146611.332103308</text:p>
          </table:table-cell>
          <table:table-cell office:value-type="float" office:value="288564.777098018" calcext:value-type="float">
            <text:p>288564.777098018</text:p>
          </table:table-cell>
          <table:table-cell office:value-type="float" office:value="-0.00798151622692861" calcext:value-type="float">
            <text:p>-0.007981516226928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33" calcext:value-type="float">
            <text:p>288.150000000033</text:p>
          </table:table-cell>
          <table:table-cell office:value-type="float" office:value="146611.332103308" calcext:value-type="float">
            <text:p>146611.332103308</text:p>
          </table:table-cell>
          <table:table-cell office:value-type="float" office:value="288564.777098018" calcext:value-type="float">
            <text:p>288564.777098018</text:p>
          </table:table-cell>
          <table:table-cell office:value-type="float" office:value="288.150000000033" calcext:value-type="float">
            <text:p>288.150000000033</text:p>
          </table:table-cell>
          <table:table-cell office:value-type="float" office:value="146611.332103308" calcext:value-type="float">
            <text:p>146611.332103308</text:p>
          </table:table-cell>
          <table:table-cell table:number-columns-repeated="4" office:value-type="float" office:value="288564.777098018" calcext:value-type="float">
            <text:p>288564.777098018</text:p>
          </table:table-cell>
          <table:table-cell office:value-type="float" office:value="0.0399075811346481" calcext:value-type="float">
            <text:p>0.0399075811346481</text:p>
          </table:table-cell>
          <table:table-cell office:value-type="float" office:value="-0.0319260649077144" calcext:value-type="float">
            <text:p>-0.0319260649077144</text:p>
          </table:table-cell>
          <table:table-cell office:value-type="float" office:value="-0.00798151622692861" calcext:value-type="float">
            <text:p>-0.00798151622692861</text:p>
          </table:table-cell>
          <table:table-cell table:number-columns-repeated="10" office:value-type="float" office:value="146611.332103308" calcext:value-type="float">
            <text:p>146611.33210330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88.150000000028" calcext:value-type="float">
            <text:p>288.150000000028</text:p>
          </table:table-cell>
          <table:table-cell office:value-type="float" office:value="146611.332103308" calcext:value-type="float">
            <text:p>146611.332103308</text:p>
          </table:table-cell>
          <table:table-cell office:value-type="float" office:value="-0.00000000060063626736" calcext:value-type="float">
            <text:p>-6.00636267358248E-10</text:p>
          </table:table-cell>
          <table:table-cell office:value-type="float" office:value="0.00000005712655977727" calcext:value-type="float">
            <text:p>5.71265597772679E-08</text:p>
          </table:table-cell>
          <table:table-cell office:value-type="float" office:value="0.00000000013915268937" calcext:value-type="float">
            <text:p>1.39152689371258E-10</text:p>
          </table:table-cell>
          <table:table-cell office:value-type="float" office:value="4.38538094726937E-015" calcext:value-type="float">
            <text:p>4.38538094726937E-15</text:p>
          </table:table-cell>
          <table:table-cell office:value-type="float" office:value="0.00000000000438538095" calcext:value-type="float">
            <text:p>4.38538094726937E-12</text:p>
          </table:table-cell>
          <table:table-cell office:value-type="float" office:value="-0.00000043079067575116" calcext:value-type="float">
            <text:p>-4.30790675751161E-07</text:p>
          </table:table-cell>
          <table:table-cell office:value-type="float" office:value="-0.00000060320405204753" calcext:value-type="float">
            <text:p>-6.03204052047531E-07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49" calcext:value-type="float">
            <text:p>0.03192606490771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298" calcext:value-type="float">
            <text:p>-4.1931361712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72" calcext:value-type="float">
            <text:p>0.0165045405114772</text:p>
          </table:table-cell>
          <table:table-cell office:value-type="float" office:value="2.09524461594093" calcext:value-type="float">
            <text:p>2.09524461594093</text:p>
          </table:table-cell>
          <table:table-cell office:value-type="float" office:value="53388.6678966918" calcext:value-type="float">
            <text:p>53388.6678966918</text:p>
          </table:table-cell>
          <table:table-cell office:value-type="float" office:value="53388.6678966918" calcext:value-type="float">
            <text:p>53388.6678966918</text:p>
          </table:table-cell>
          <table:table-cell office:value-type="float" office:value="0.039907581134648" calcext:value-type="float">
            <text:p>0.0399075811346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68" calcext:value-type="float">
            <text:p>-3.66084546274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81" calcext:value-type="float">
            <text:p>0.0180117487778881</text:p>
          </table:table-cell>
          <table:table-cell office:value-type="float" office:value="1.49075064189033" calcext:value-type="float">
            <text:p>1.49075064189033</text:p>
          </table:table-cell>
          <table:table-cell table:number-columns-repeated="2" office:value-type="float" office:value="46611.3321033082" calcext:value-type="float">
            <text:p>46611.33210330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28" calcext:value-type="float">
            <text:p>288.150000000028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17" calcext:value-type="float">
            <text:p>-0.91521136568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21" calcext:value-type="float">
            <text:p>0.00454411230833221</text:p>
          </table:table-cell>
          <table:table-cell office:value-type="float" office:value="1.49075064189033" calcext:value-type="float">
            <text:p>1.49075064189033</text:p>
          </table:table-cell>
          <table:table-cell table:number-columns-repeated="2" office:value-type="float" office:value="46611.3321033082" calcext:value-type="float">
            <text:p>46611.3321033082</text:p>
          </table:table-cell>
          <table:table-cell office:value-type="float" office:value="0.00798151622692872" calcext:value-type="float">
            <text:p>0.007981516226928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27" calcext:value-type="float">
            <text:p>288.150000000027</text:p>
          </table:table-cell>
          <table:table-cell office:value-type="float" office:value="0.00000000013915268937" calcext:value-type="float">
            <text:p>1.39152689371258E-10</text:p>
          </table:table-cell>
          <table:table-cell office:value-type="float" office:value="364.87358351029" calcext:value-type="float">
            <text:p>364.87358351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46" calcext:value-type="float">
            <text:p>0.00177251333567946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4.38538094726937E-015" calcext:value-type="float">
            <text:p>4.38538094726937E-15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282" calcext:value-type="float">
            <text:p>15.0000000000282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46" calcext:value-type="float">
            <text:p>1.77251333567946</text:p>
          </table:table-cell>
          <table:table-cell office:value-type="float" office:value="1.46611332103308" calcext:value-type="float">
            <text:p>1.46611332103308</text:p>
          </table:table-cell>
          <table:table-cell office:value-type="float" office:value="205850.966627804" calcext:value-type="float">
            <text:p>205850.96662780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63" calcext:value-type="float">
            <text:p>1.77251333567963</text:p>
          </table:table-cell>
          <table:table-cell table:number-columns-repeated="2" office:value-type="float" office:value="1.77251333567946" calcext:value-type="float">
            <text:p>1.772513335679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013" calcext:value-type="float">
            <text:p>288564.7770980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4" calcext:value-type="float">
            <text:p>11515.9222546394</text:p>
          </table:table-cell>
          <table:table-cell office:value-type="float" office:value="-9212.73780371144" calcext:value-type="float">
            <text:p>-9212.73780371144</text:p>
          </table:table-cell>
          <table:table-cell office:value-type="float" office:value="-2303.18445092786" calcext:value-type="float">
            <text:p>-2303.184450927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8" calcext:value-type="float">
            <text:p>-0.039907581134648</text:p>
          </table:table-cell>
          <table:table-cell office:value-type="float" office:value="0.0319260649077149" calcext:value-type="float">
            <text:p>0.0319260649077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872" calcext:value-type="float">
            <text:p>0.00798151622692872</text:p>
          </table:table-cell>
          <table:table-cell office:value-type="float" office:value="146611.332103308" calcext:value-type="float">
            <text:p>146611.332103308</text:p>
          </table:table-cell>
          <table:table-cell office:value-type="float" office:value="288564.777098013" calcext:value-type="float">
            <text:p>288564.777098013</text:p>
          </table:table-cell>
          <table:table-cell office:value-type="float" office:value="146611.332103308" calcext:value-type="float">
            <text:p>146611.332103308</text:p>
          </table:table-cell>
          <table:table-cell office:value-type="float" office:value="288564.777098013" calcext:value-type="float">
            <text:p>288564.777098013</text:p>
          </table:table-cell>
          <table:table-cell office:value-type="float" office:value="4.1931361712298" calcext:value-type="float">
            <text:p>4.1931361712298</text:p>
          </table:table-cell>
          <table:table-cell office:value-type="float" office:value="288564.777098013" calcext:value-type="float">
            <text:p>288564.777098013</text:p>
          </table:table-cell>
          <table:table-cell office:value-type="float" office:value="0.039907581134648" calcext:value-type="float">
            <text:p>0.039907581134648</text:p>
          </table:table-cell>
          <table:table-cell office:value-type="float" office:value="-0.039907581134648" calcext:value-type="float">
            <text:p>-0.039907581134648</text:p>
          </table:table-cell>
          <table:table-cell office:value-type="float" office:value="146611.332103308" calcext:value-type="float">
            <text:p>146611.332103308</text:p>
          </table:table-cell>
          <table:table-cell office:value-type="float" office:value="3.66084546274468" calcext:value-type="float">
            <text:p>3.66084546274468</text:p>
          </table:table-cell>
          <table:table-cell table:number-columns-repeated="2" office:value-type="float" office:value="0.0319260649077149" calcext:value-type="float">
            <text:p>0.0319260649077149</text:p>
          </table:table-cell>
          <table:table-cell office:value-type="float" office:value="146611.332103308" calcext:value-type="float">
            <text:p>146611.332103308</text:p>
          </table:table-cell>
          <table:table-cell office:value-type="float" office:value="288564.777098013" calcext:value-type="float">
            <text:p>288564.777098013</text:p>
          </table:table-cell>
          <table:table-cell office:value-type="float" office:value="-0.0319260649077149" calcext:value-type="float">
            <text:p>-0.0319260649077149</text:p>
          </table:table-cell>
          <table:table-cell office:value-type="float" office:value="0.91521136568617" calcext:value-type="float">
            <text:p>0.91521136568617</text:p>
          </table:table-cell>
          <table:table-cell office:value-type="float" office:value="0.00798151622692872" calcext:value-type="float">
            <text:p>0.00798151622692872</text:p>
          </table:table-cell>
          <table:table-cell office:value-type="float" office:value="146611.332103308" calcext:value-type="float">
            <text:p>146611.332103308</text:p>
          </table:table-cell>
          <table:table-cell office:value-type="float" office:value="288564.777098013" calcext:value-type="float">
            <text:p>288564.777098013</text:p>
          </table:table-cell>
          <table:table-cell office:value-type="float" office:value="-0.00798151622692872" calcext:value-type="float">
            <text:p>-0.007981516226928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28" calcext:value-type="float">
            <text:p>288.150000000028</text:p>
          </table:table-cell>
          <table:table-cell office:value-type="float" office:value="146611.332103308" calcext:value-type="float">
            <text:p>146611.332103308</text:p>
          </table:table-cell>
          <table:table-cell office:value-type="float" office:value="288564.777098013" calcext:value-type="float">
            <text:p>288564.777098013</text:p>
          </table:table-cell>
          <table:table-cell office:value-type="float" office:value="288.150000000028" calcext:value-type="float">
            <text:p>288.150000000028</text:p>
          </table:table-cell>
          <table:table-cell office:value-type="float" office:value="146611.332103308" calcext:value-type="float">
            <text:p>146611.332103308</text:p>
          </table:table-cell>
          <table:table-cell table:number-columns-repeated="4" office:value-type="float" office:value="288564.777098013" calcext:value-type="float">
            <text:p>288564.777098013</text:p>
          </table:table-cell>
          <table:table-cell office:value-type="float" office:value="0.039907581134648" calcext:value-type="float">
            <text:p>0.039907581134648</text:p>
          </table:table-cell>
          <table:table-cell office:value-type="float" office:value="-0.0319260649077149" calcext:value-type="float">
            <text:p>-0.0319260649077149</text:p>
          </table:table-cell>
          <table:table-cell office:value-type="float" office:value="-0.00798151622692872" calcext:value-type="float">
            <text:p>-0.00798151622692872</text:p>
          </table:table-cell>
          <table:table-cell table:number-columns-repeated="10" office:value-type="float" office:value="146611.332103308" calcext:value-type="float">
            <text:p>146611.332103308</text:p>
          </table:table-cell>
        </table:table-row>
        <table:table-row table:style-name="ro1">
          <table:table-cell/>
          <table:table-cell office:value-type="float" office:value="8.1" calcext:value-type="float">
            <text:p>8.1</text:p>
          </table:table-cell>
          <table:table-cell office:value-type="float" office:value="288.150000000024" calcext:value-type="float">
            <text:p>288.150000000024</text:p>
          </table:table-cell>
          <table:table-cell office:value-type="float" office:value="146611.332103309" calcext:value-type="float">
            <text:p>146611.332103309</text:p>
          </table:table-cell>
          <table:table-cell office:value-type="float" office:value="-0.00000000050167060613" calcext:value-type="float">
            <text:p>-5.0167060613399E-10</text:p>
          </table:table-cell>
          <table:table-cell office:value-type="float" office:value="0.00000004779049349116" calcext:value-type="float">
            <text:p>4.77904934911625E-08</text:p>
          </table:table-cell>
          <table:table-cell office:value-type="float" office:value="0.00000000011641532183" calcext:value-type="float">
            <text:p>1.16415321826935E-10</text:p>
          </table:table-cell>
          <table:table-cell office:value-type="float" office:value="3.66373598126302E-015" calcext:value-type="float">
            <text:p>3.66373598126302E-15</text:p>
          </table:table-cell>
          <table:table-cell office:value-type="float" office:value="0.00000000000366373598" calcext:value-type="float">
            <text:p>3.66373598126302E-12</text:p>
          </table:table-cell>
          <table:table-cell office:value-type="float" office:value="-0.00000035981013995623" calcext:value-type="float">
            <text:p>-3.59810139956225E-07</text:p>
          </table:table-cell>
          <table:table-cell office:value-type="float" office:value="-0.00000050381530196989" calcext:value-type="float">
            <text:p>-5.0381530196989E-07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53" calcext:value-type="float">
            <text:p>0.03192606490771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2977" calcext:value-type="float">
            <text:p>-4.19313617122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71" calcext:value-type="float">
            <text:p>0.0165045405114771</text:p>
          </table:table-cell>
          <table:table-cell office:value-type="float" office:value="2.09524461594095" calcext:value-type="float">
            <text:p>2.09524461594095</text:p>
          </table:table-cell>
          <table:table-cell office:value-type="float" office:value="53388.6678966914" calcext:value-type="float">
            <text:p>53388.6678966914</text:p>
          </table:table-cell>
          <table:table-cell office:value-type="float" office:value="53388.6678966914" calcext:value-type="float">
            <text:p>53388.6678966914</text:p>
          </table:table-cell>
          <table:table-cell office:value-type="float" office:value="0.0399075811346478" calcext:value-type="float">
            <text:p>0.03990758113464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71" calcext:value-type="float">
            <text:p>-3.66084546274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81" calcext:value-type="float">
            <text:p>0.0180117487778881</text:p>
          </table:table-cell>
          <table:table-cell office:value-type="float" office:value="1.49075064189035" calcext:value-type="float">
            <text:p>1.49075064189035</text:p>
          </table:table-cell>
          <table:table-cell table:number-columns-repeated="2" office:value-type="float" office:value="46611.3321033086" calcext:value-type="float">
            <text:p>46611.33210330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23" calcext:value-type="float">
            <text:p>288.150000000023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178" calcext:value-type="float">
            <text:p>-0.915211365686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18" calcext:value-type="float">
            <text:p>0.00454411230833218</text:p>
          </table:table-cell>
          <table:table-cell office:value-type="float" office:value="1.49075064189035" calcext:value-type="float">
            <text:p>1.49075064189035</text:p>
          </table:table-cell>
          <table:table-cell table:number-columns-repeated="2" office:value-type="float" office:value="46611.3321033086" calcext:value-type="float">
            <text:p>46611.3321033086</text:p>
          </table:table-cell>
          <table:table-cell office:value-type="float" office:value="0.00798151622692883" calcext:value-type="float">
            <text:p>0.007981516226928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23" calcext:value-type="float">
            <text:p>288.150000000023</text:p>
          </table:table-cell>
          <table:table-cell office:value-type="float" office:value="0.00000000011641532183" calcext:value-type="float">
            <text:p>1.16415321826935E-10</text:p>
          </table:table-cell>
          <table:table-cell office:value-type="float" office:value="364.873583510291" calcext:value-type="float">
            <text:p>364.873583510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49" calcext:value-type="float">
            <text:p>0.00177251333567949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3.66373598126302E-015" calcext:value-type="float">
            <text:p>3.66373598126302E-15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236" calcext:value-type="float">
            <text:p>15.0000000000236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49" calcext:value-type="float">
            <text:p>1.77251333567949</text:p>
          </table:table-cell>
          <table:table-cell office:value-type="float" office:value="1.46611332103309" calcext:value-type="float">
            <text:p>1.46611332103309</text:p>
          </table:table-cell>
          <table:table-cell office:value-type="float" office:value="205850.966627801" calcext:value-type="float">
            <text:p>205850.9666278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63" calcext:value-type="float">
            <text:p>1.77251333567963</text:p>
          </table:table-cell>
          <table:table-cell table:number-columns-repeated="2" office:value-type="float" office:value="1.77251333567949" calcext:value-type="float">
            <text:p>1.772513335679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009" calcext:value-type="float">
            <text:p>288564.77709800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4" calcext:value-type="float">
            <text:p>11515.9222546394</text:p>
          </table:table-cell>
          <table:table-cell office:value-type="float" office:value="-9212.73780371143" calcext:value-type="float">
            <text:p>-9212.73780371143</text:p>
          </table:table-cell>
          <table:table-cell office:value-type="float" office:value="-2303.18445092786" calcext:value-type="float">
            <text:p>-2303.184450927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78" calcext:value-type="float">
            <text:p>-0.0399075811346478</text:p>
          </table:table-cell>
          <table:table-cell office:value-type="float" office:value="0.0319260649077153" calcext:value-type="float">
            <text:p>0.0319260649077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883" calcext:value-type="float">
            <text:p>0.00798151622692883</text:p>
          </table:table-cell>
          <table:table-cell office:value-type="float" office:value="146611.332103309" calcext:value-type="float">
            <text:p>146611.332103309</text:p>
          </table:table-cell>
          <table:table-cell office:value-type="float" office:value="288564.777098009" calcext:value-type="float">
            <text:p>288564.777098009</text:p>
          </table:table-cell>
          <table:table-cell office:value-type="float" office:value="146611.332103309" calcext:value-type="float">
            <text:p>146611.332103309</text:p>
          </table:table-cell>
          <table:table-cell office:value-type="float" office:value="288564.777098009" calcext:value-type="float">
            <text:p>288564.777098009</text:p>
          </table:table-cell>
          <table:table-cell office:value-type="float" office:value="4.19313617122977" calcext:value-type="float">
            <text:p>4.19313617122977</text:p>
          </table:table-cell>
          <table:table-cell office:value-type="float" office:value="288564.777098009" calcext:value-type="float">
            <text:p>288564.777098009</text:p>
          </table:table-cell>
          <table:table-cell office:value-type="float" office:value="0.0399075811346478" calcext:value-type="float">
            <text:p>0.0399075811346478</text:p>
          </table:table-cell>
          <table:table-cell office:value-type="float" office:value="-0.0399075811346478" calcext:value-type="float">
            <text:p>-0.0399075811346478</text:p>
          </table:table-cell>
          <table:table-cell office:value-type="float" office:value="146611.332103309" calcext:value-type="float">
            <text:p>146611.332103309</text:p>
          </table:table-cell>
          <table:table-cell office:value-type="float" office:value="3.66084546274471" calcext:value-type="float">
            <text:p>3.66084546274471</text:p>
          </table:table-cell>
          <table:table-cell table:number-columns-repeated="2" office:value-type="float" office:value="0.0319260649077153" calcext:value-type="float">
            <text:p>0.0319260649077153</text:p>
          </table:table-cell>
          <table:table-cell office:value-type="float" office:value="146611.332103309" calcext:value-type="float">
            <text:p>146611.332103309</text:p>
          </table:table-cell>
          <table:table-cell office:value-type="float" office:value="288564.777098009" calcext:value-type="float">
            <text:p>288564.777098009</text:p>
          </table:table-cell>
          <table:table-cell office:value-type="float" office:value="-0.0319260649077153" calcext:value-type="float">
            <text:p>-0.0319260649077153</text:p>
          </table:table-cell>
          <table:table-cell office:value-type="float" office:value="0.915211365686178" calcext:value-type="float">
            <text:p>0.915211365686178</text:p>
          </table:table-cell>
          <table:table-cell office:value-type="float" office:value="0.00798151622692883" calcext:value-type="float">
            <text:p>0.00798151622692883</text:p>
          </table:table-cell>
          <table:table-cell office:value-type="float" office:value="146611.332103309" calcext:value-type="float">
            <text:p>146611.332103309</text:p>
          </table:table-cell>
          <table:table-cell office:value-type="float" office:value="288564.777098009" calcext:value-type="float">
            <text:p>288564.777098009</text:p>
          </table:table-cell>
          <table:table-cell office:value-type="float" office:value="-0.00798151622692883" calcext:value-type="float">
            <text:p>-0.00798151622692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24" calcext:value-type="float">
            <text:p>288.150000000024</text:p>
          </table:table-cell>
          <table:table-cell office:value-type="float" office:value="146611.332103309" calcext:value-type="float">
            <text:p>146611.332103309</text:p>
          </table:table-cell>
          <table:table-cell office:value-type="float" office:value="288564.777098009" calcext:value-type="float">
            <text:p>288564.777098009</text:p>
          </table:table-cell>
          <table:table-cell office:value-type="float" office:value="288.150000000024" calcext:value-type="float">
            <text:p>288.150000000024</text:p>
          </table:table-cell>
          <table:table-cell office:value-type="float" office:value="146611.332103309" calcext:value-type="float">
            <text:p>146611.332103309</text:p>
          </table:table-cell>
          <table:table-cell table:number-columns-repeated="4" office:value-type="float" office:value="288564.777098009" calcext:value-type="float">
            <text:p>288564.777098009</text:p>
          </table:table-cell>
          <table:table-cell office:value-type="float" office:value="0.0399075811346478" calcext:value-type="float">
            <text:p>0.0399075811346478</text:p>
          </table:table-cell>
          <table:table-cell office:value-type="float" office:value="-0.0319260649077153" calcext:value-type="float">
            <text:p>-0.0319260649077153</text:p>
          </table:table-cell>
          <table:table-cell office:value-type="float" office:value="-0.00798151622692883" calcext:value-type="float">
            <text:p>-0.00798151622692883</text:p>
          </table:table-cell>
          <table:table-cell table:number-columns-repeated="10" office:value-type="float" office:value="146611.332103309" calcext:value-type="float">
            <text:p>146611.332103309</text:p>
          </table:table-cell>
        </table:table-row>
        <table:table-row table:style-name="ro1">
          <table:table-cell/>
          <table:table-cell office:value-type="float" office:value="8.2" calcext:value-type="float">
            <text:p>8.2</text:p>
          </table:table-cell>
          <table:table-cell office:value-type="float" office:value="288.150000000019" calcext:value-type="float">
            <text:p>288.150000000019</text:p>
          </table:table-cell>
          <table:table-cell office:value-type="float" office:value="146611.332103309" calcext:value-type="float">
            <text:p>146611.332103309</text:p>
          </table:table-cell>
          <table:table-cell office:value-type="float" office:value="-0.00000000040592429668" calcext:value-type="float">
            <text:p>-4.05924296678295E-10</text:p>
          </table:table-cell>
          <table:table-cell office:value-type="float" office:value="0.0000000368164141865" calcext:value-type="float">
            <text:p>3.68164141865001E-08</text:p>
          </table:table-cell>
          <table:table-cell office:value-type="float" office:value="0.00000000008958522812" calcext:value-type="float">
            <text:p>8.95852281246334E-11</text:p>
          </table:table-cell>
          <table:table-cell office:value-type="float" office:value="2.94209101525667E-015" calcext:value-type="float">
            <text:p>2.94209101525667E-15</text:p>
          </table:table-cell>
          <table:table-cell office:value-type="float" office:value="0.00000000000294209102" calcext:value-type="float">
            <text:p>2.94209101525667E-12</text:p>
          </table:table-cell>
          <table:table-cell office:value-type="float" office:value="-0.00000029113860013644" calcext:value-type="float">
            <text:p>-2.91138600136441E-07</text:p>
          </table:table-cell>
          <table:table-cell office:value-type="float" office:value="-0.00000040765966673612" calcext:value-type="float">
            <text:p>-4.07659666736122E-07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58" calcext:value-type="float">
            <text:p>0.03192606490771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2974" calcext:value-type="float">
            <text:p>-4.19313617122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7" calcext:value-type="float">
            <text:p>0.016504540511477</text:p>
          </table:table-cell>
          <table:table-cell office:value-type="float" office:value="2.09524461594097" calcext:value-type="float">
            <text:p>2.09524461594097</text:p>
          </table:table-cell>
          <table:table-cell table:number-columns-repeated="2" office:value-type="float" office:value="53388.6678966909" calcext:value-type="float">
            <text:p>53388.6678966909</text:p>
          </table:table-cell>
          <table:table-cell office:value-type="float" office:value="0.0399075811346476" calcext:value-type="float">
            <text:p>0.03990758113464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75" calcext:value-type="float">
            <text:p>-3.66084546274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8" calcext:value-type="float">
            <text:p>0.018011748777888</text:p>
          </table:table-cell>
          <table:table-cell office:value-type="float" office:value="1.49075064189036" calcext:value-type="float">
            <text:p>1.49075064189036</text:p>
          </table:table-cell>
          <table:table-cell table:number-columns-repeated="2" office:value-type="float" office:value="46611.3321033091" calcext:value-type="float">
            <text:p>46611.3321033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19" calcext:value-type="float">
            <text:p>288.150000000019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187" calcext:value-type="float">
            <text:p>-0.915211365686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16" calcext:value-type="float">
            <text:p>0.00454411230833216</text:p>
          </table:table-cell>
          <table:table-cell office:value-type="float" office:value="1.49075064189036" calcext:value-type="float">
            <text:p>1.49075064189036</text:p>
          </table:table-cell>
          <table:table-cell table:number-columns-repeated="2" office:value-type="float" office:value="46611.3321033091" calcext:value-type="float">
            <text:p>46611.3321033091</text:p>
          </table:table-cell>
          <table:table-cell office:value-type="float" office:value="0.00798151622692894" calcext:value-type="float">
            <text:p>0.007981516226928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18" calcext:value-type="float">
            <text:p>288.150000000018</text:p>
          </table:table-cell>
          <table:table-cell office:value-type="float" office:value="0.00000000008958522812" calcext:value-type="float">
            <text:p>8.95852281246334E-11</text:p>
          </table:table-cell>
          <table:table-cell office:value-type="float" office:value="364.873583510292" calcext:value-type="float">
            <text:p>364.873583510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52" calcext:value-type="float">
            <text:p>0.00177251333567952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2.94209101525667E-015" calcext:value-type="float">
            <text:p>2.94209101525667E-15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19" calcext:value-type="float">
            <text:p>15.000000000019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52" calcext:value-type="float">
            <text:p>1.77251333567952</text:p>
          </table:table-cell>
          <table:table-cell office:value-type="float" office:value="1.46611332103309" calcext:value-type="float">
            <text:p>1.46611332103309</text:p>
          </table:table-cell>
          <table:table-cell office:value-type="float" office:value="205850.966627798" calcext:value-type="float">
            <text:p>205850.96662779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64" calcext:value-type="float">
            <text:p>1.77251333567964</text:p>
          </table:table-cell>
          <table:table-cell table:number-columns-repeated="2" office:value-type="float" office:value="1.77251333567952" calcext:value-type="float">
            <text:p>1.772513335679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004" calcext:value-type="float">
            <text:p>288564.7770980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4" calcext:value-type="float">
            <text:p>11515.9222546394</text:p>
          </table:table-cell>
          <table:table-cell office:value-type="float" office:value="-9212.73780371141" calcext:value-type="float">
            <text:p>-9212.73780371141</text:p>
          </table:table-cell>
          <table:table-cell office:value-type="float" office:value="-2303.18445092785" calcext:value-type="float">
            <text:p>-2303.184450927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76" calcext:value-type="float">
            <text:p>-0.0399075811346476</text:p>
          </table:table-cell>
          <table:table-cell office:value-type="float" office:value="0.0319260649077158" calcext:value-type="float">
            <text:p>0.0319260649077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894" calcext:value-type="float">
            <text:p>0.00798151622692894</text:p>
          </table:table-cell>
          <table:table-cell office:value-type="float" office:value="146611.332103309" calcext:value-type="float">
            <text:p>146611.332103309</text:p>
          </table:table-cell>
          <table:table-cell office:value-type="float" office:value="288564.777098004" calcext:value-type="float">
            <text:p>288564.777098004</text:p>
          </table:table-cell>
          <table:table-cell office:value-type="float" office:value="146611.332103309" calcext:value-type="float">
            <text:p>146611.332103309</text:p>
          </table:table-cell>
          <table:table-cell office:value-type="float" office:value="288564.777098004" calcext:value-type="float">
            <text:p>288564.777098004</text:p>
          </table:table-cell>
          <table:table-cell office:value-type="float" office:value="4.19313617122974" calcext:value-type="float">
            <text:p>4.19313617122974</text:p>
          </table:table-cell>
          <table:table-cell office:value-type="float" office:value="288564.777098004" calcext:value-type="float">
            <text:p>288564.777098004</text:p>
          </table:table-cell>
          <table:table-cell office:value-type="float" office:value="0.0399075811346476" calcext:value-type="float">
            <text:p>0.0399075811346476</text:p>
          </table:table-cell>
          <table:table-cell office:value-type="float" office:value="-0.0399075811346476" calcext:value-type="float">
            <text:p>-0.0399075811346476</text:p>
          </table:table-cell>
          <table:table-cell office:value-type="float" office:value="146611.332103309" calcext:value-type="float">
            <text:p>146611.332103309</text:p>
          </table:table-cell>
          <table:table-cell office:value-type="float" office:value="3.66084546274475" calcext:value-type="float">
            <text:p>3.66084546274475</text:p>
          </table:table-cell>
          <table:table-cell table:number-columns-repeated="2" office:value-type="float" office:value="0.0319260649077158" calcext:value-type="float">
            <text:p>0.0319260649077158</text:p>
          </table:table-cell>
          <table:table-cell office:value-type="float" office:value="146611.332103309" calcext:value-type="float">
            <text:p>146611.332103309</text:p>
          </table:table-cell>
          <table:table-cell office:value-type="float" office:value="288564.777098004" calcext:value-type="float">
            <text:p>288564.777098004</text:p>
          </table:table-cell>
          <table:table-cell office:value-type="float" office:value="-0.0319260649077158" calcext:value-type="float">
            <text:p>-0.0319260649077158</text:p>
          </table:table-cell>
          <table:table-cell office:value-type="float" office:value="0.915211365686187" calcext:value-type="float">
            <text:p>0.915211365686187</text:p>
          </table:table-cell>
          <table:table-cell office:value-type="float" office:value="0.00798151622692894" calcext:value-type="float">
            <text:p>0.00798151622692894</text:p>
          </table:table-cell>
          <table:table-cell office:value-type="float" office:value="146611.332103309" calcext:value-type="float">
            <text:p>146611.332103309</text:p>
          </table:table-cell>
          <table:table-cell office:value-type="float" office:value="288564.777098004" calcext:value-type="float">
            <text:p>288564.777098004</text:p>
          </table:table-cell>
          <table:table-cell office:value-type="float" office:value="-0.00798151622692894" calcext:value-type="float">
            <text:p>-0.007981516226928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19" calcext:value-type="float">
            <text:p>288.150000000019</text:p>
          </table:table-cell>
          <table:table-cell office:value-type="float" office:value="146611.332103309" calcext:value-type="float">
            <text:p>146611.332103309</text:p>
          </table:table-cell>
          <table:table-cell office:value-type="float" office:value="288564.777098004" calcext:value-type="float">
            <text:p>288564.777098004</text:p>
          </table:table-cell>
          <table:table-cell office:value-type="float" office:value="288.150000000019" calcext:value-type="float">
            <text:p>288.150000000019</text:p>
          </table:table-cell>
          <table:table-cell office:value-type="float" office:value="146611.332103309" calcext:value-type="float">
            <text:p>146611.332103309</text:p>
          </table:table-cell>
          <table:table-cell table:number-columns-repeated="4" office:value-type="float" office:value="288564.777098004" calcext:value-type="float">
            <text:p>288564.777098004</text:p>
          </table:table-cell>
          <table:table-cell office:value-type="float" office:value="0.0399075811346476" calcext:value-type="float">
            <text:p>0.0399075811346476</text:p>
          </table:table-cell>
          <table:table-cell office:value-type="float" office:value="-0.0319260649077158" calcext:value-type="float">
            <text:p>-0.0319260649077158</text:p>
          </table:table-cell>
          <table:table-cell office:value-type="float" office:value="-0.00798151622692894" calcext:value-type="float">
            <text:p>-0.00798151622692894</text:p>
          </table:table-cell>
          <table:table-cell table:number-columns-repeated="10" office:value-type="float" office:value="146611.332103309" calcext:value-type="float">
            <text:p>146611.332103309</text:p>
          </table:table-cell>
        </table:table-row>
        <table:table-row table:style-name="ro1">
          <table:table-cell/>
          <table:table-cell office:value-type="float" office:value="8.3" calcext:value-type="float">
            <text:p>8.3</text:p>
          </table:table-cell>
          <table:table-cell office:value-type="float" office:value="288.150000000014" calcext:value-type="float">
            <text:p>288.150000000014</text:p>
          </table:table-cell>
          <table:table-cell office:value-type="float" office:value="146611.33210331" calcext:value-type="float">
            <text:p>146611.33210331</text:p>
          </table:table-cell>
          <table:table-cell office:value-type="float" office:value="-0.00000000030874716421" calcext:value-type="float">
            <text:p>-3.08747164214361E-10</text:p>
          </table:table-cell>
          <table:table-cell office:value-type="float" office:value="0.00000002657034066786" calcext:value-type="float">
            <text:p>2.65703406678632E-08</text:p>
          </table:table-cell>
          <table:table-cell office:value-type="float" office:value="0.00000000006457412383" calcext:value-type="float">
            <text:p>6.45741238258779E-11</text:p>
          </table:table-cell>
          <table:table-cell office:value-type="float" office:value="2.22044604925031E-015" calcext:value-type="float">
            <text:p>2.22044604925031E-15</text:p>
          </table:table-cell>
          <table:table-cell office:value-type="float" office:value="0.00000000000222044605" calcext:value-type="float">
            <text:p>2.22044604925031E-12</text:p>
          </table:table-cell>
          <table:table-cell office:value-type="float" office:value="-0.00000022144083988326" calcext:value-type="float">
            <text:p>-2.21440839883264E-07</text:p>
          </table:table-cell>
          <table:table-cell office:value-type="float" office:value="-0.00000031006709157175" calcext:value-type="float">
            <text:p>-3.10067091571755E-07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62" calcext:value-type="float">
            <text:p>0.03192606490771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297" calcext:value-type="float">
            <text:p>-4.1931361712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7" calcext:value-type="float">
            <text:p>0.016504540511477</text:p>
          </table:table-cell>
          <table:table-cell office:value-type="float" office:value="2.09524461594098" calcext:value-type="float">
            <text:p>2.09524461594098</text:p>
          </table:table-cell>
          <table:table-cell table:number-columns-repeated="2" office:value-type="float" office:value="53388.6678966905" calcext:value-type="float">
            <text:p>53388.6678966905</text:p>
          </table:table-cell>
          <table:table-cell office:value-type="float" office:value="0.0399075811346475" calcext:value-type="float">
            <text:p>0.03990758113464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78" calcext:value-type="float">
            <text:p>-3.66084546274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79" calcext:value-type="float">
            <text:p>0.0180117487778879</text:p>
          </table:table-cell>
          <table:table-cell office:value-type="float" office:value="1.49075064189038" calcext:value-type="float">
            <text:p>1.49075064189038</text:p>
          </table:table-cell>
          <table:table-cell table:number-columns-repeated="2" office:value-type="float" office:value="46611.3321033095" calcext:value-type="float">
            <text:p>46611.33210330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14" calcext:value-type="float">
            <text:p>288.150000000014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195" calcext:value-type="float">
            <text:p>-0.915211365686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13" calcext:value-type="float">
            <text:p>0.00454411230833213</text:p>
          </table:table-cell>
          <table:table-cell office:value-type="float" office:value="1.49075064189038" calcext:value-type="float">
            <text:p>1.49075064189038</text:p>
          </table:table-cell>
          <table:table-cell table:number-columns-repeated="2" office:value-type="float" office:value="46611.3321033095" calcext:value-type="float">
            <text:p>46611.3321033095</text:p>
          </table:table-cell>
          <table:table-cell office:value-type="float" office:value="0.00798151622692905" calcext:value-type="float">
            <text:p>0.00798151622692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14" calcext:value-type="float">
            <text:p>288.150000000014</text:p>
          </table:table-cell>
          <table:table-cell office:value-type="float" office:value="0.00000000006457412383" calcext:value-type="float">
            <text:p>6.45741238258779E-11</text:p>
          </table:table-cell>
          <table:table-cell office:value-type="float" office:value="364.873583510293" calcext:value-type="float">
            <text:p>364.873583510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56" calcext:value-type="float">
            <text:p>0.00177251333567956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2.22044604925031E-015" calcext:value-type="float">
            <text:p>2.22044604925031E-15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144" calcext:value-type="float">
            <text:p>15.0000000000144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56" calcext:value-type="float">
            <text:p>1.77251333567956</text:p>
          </table:table-cell>
          <table:table-cell office:value-type="float" office:value="1.4661133210331" calcext:value-type="float">
            <text:p>1.4661133210331</text:p>
          </table:table-cell>
          <table:table-cell office:value-type="float" office:value="205850.966627795" calcext:value-type="float">
            <text:p>205850.96662779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64" calcext:value-type="float">
            <text:p>1.77251333567964</text:p>
          </table:table-cell>
          <table:table-cell table:number-columns-repeated="2" office:value-type="float" office:value="1.77251333567956" calcext:value-type="float">
            <text:p>1.772513335679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8" calcext:value-type="float">
            <text:p>288564.7770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3" calcext:value-type="float">
            <text:p>11515.9222546393</text:p>
          </table:table-cell>
          <table:table-cell office:value-type="float" office:value="-9212.73780371139" calcext:value-type="float">
            <text:p>-9212.73780371139</text:p>
          </table:table-cell>
          <table:table-cell office:value-type="float" office:value="-2303.18445092785" calcext:value-type="float">
            <text:p>-2303.184450927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75" calcext:value-type="float">
            <text:p>-0.0399075811346475</text:p>
          </table:table-cell>
          <table:table-cell office:value-type="float" office:value="0.0319260649077162" calcext:value-type="float">
            <text:p>0.0319260649077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905" calcext:value-type="float">
            <text:p>0.00798151622692905</text:p>
          </table:table-cell>
          <table:table-cell office:value-type="float" office:value="146611.33210331" calcext:value-type="float">
            <text:p>146611.33210331</text:p>
          </table:table-cell>
          <table:table-cell office:value-type="float" office:value="288564.777098" calcext:value-type="float">
            <text:p>288564.777098</text:p>
          </table:table-cell>
          <table:table-cell office:value-type="float" office:value="146611.33210331" calcext:value-type="float">
            <text:p>146611.33210331</text:p>
          </table:table-cell>
          <table:table-cell office:value-type="float" office:value="288564.777098" calcext:value-type="float">
            <text:p>288564.777098</text:p>
          </table:table-cell>
          <table:table-cell office:value-type="float" office:value="4.1931361712297" calcext:value-type="float">
            <text:p>4.1931361712297</text:p>
          </table:table-cell>
          <table:table-cell office:value-type="float" office:value="288564.777098" calcext:value-type="float">
            <text:p>288564.777098</text:p>
          </table:table-cell>
          <table:table-cell office:value-type="float" office:value="0.0399075811346475" calcext:value-type="float">
            <text:p>0.0399075811346475</text:p>
          </table:table-cell>
          <table:table-cell office:value-type="float" office:value="-0.0399075811346475" calcext:value-type="float">
            <text:p>-0.0399075811346475</text:p>
          </table:table-cell>
          <table:table-cell office:value-type="float" office:value="146611.33210331" calcext:value-type="float">
            <text:p>146611.33210331</text:p>
          </table:table-cell>
          <table:table-cell office:value-type="float" office:value="3.66084546274478" calcext:value-type="float">
            <text:p>3.66084546274478</text:p>
          </table:table-cell>
          <table:table-cell table:number-columns-repeated="2" office:value-type="float" office:value="0.0319260649077162" calcext:value-type="float">
            <text:p>0.0319260649077162</text:p>
          </table:table-cell>
          <table:table-cell office:value-type="float" office:value="146611.33210331" calcext:value-type="float">
            <text:p>146611.33210331</text:p>
          </table:table-cell>
          <table:table-cell office:value-type="float" office:value="288564.777098" calcext:value-type="float">
            <text:p>288564.777098</text:p>
          </table:table-cell>
          <table:table-cell office:value-type="float" office:value="-0.0319260649077162" calcext:value-type="float">
            <text:p>-0.0319260649077162</text:p>
          </table:table-cell>
          <table:table-cell office:value-type="float" office:value="0.915211365686195" calcext:value-type="float">
            <text:p>0.915211365686195</text:p>
          </table:table-cell>
          <table:table-cell office:value-type="float" office:value="0.00798151622692905" calcext:value-type="float">
            <text:p>0.00798151622692905</text:p>
          </table:table-cell>
          <table:table-cell office:value-type="float" office:value="146611.33210331" calcext:value-type="float">
            <text:p>146611.33210331</text:p>
          </table:table-cell>
          <table:table-cell office:value-type="float" office:value="288564.777098" calcext:value-type="float">
            <text:p>288564.777098</text:p>
          </table:table-cell>
          <table:table-cell office:value-type="float" office:value="-0.00798151622692905" calcext:value-type="float">
            <text:p>-0.007981516226929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14" calcext:value-type="float">
            <text:p>288.150000000014</text:p>
          </table:table-cell>
          <table:table-cell office:value-type="float" office:value="146611.33210331" calcext:value-type="float">
            <text:p>146611.33210331</text:p>
          </table:table-cell>
          <table:table-cell office:value-type="float" office:value="288564.777098" calcext:value-type="float">
            <text:p>288564.777098</text:p>
          </table:table-cell>
          <table:table-cell office:value-type="float" office:value="288.150000000014" calcext:value-type="float">
            <text:p>288.150000000014</text:p>
          </table:table-cell>
          <table:table-cell office:value-type="float" office:value="146611.33210331" calcext:value-type="float">
            <text:p>146611.33210331</text:p>
          </table:table-cell>
          <table:table-cell table:number-columns-repeated="4" office:value-type="float" office:value="288564.777098" calcext:value-type="float">
            <text:p>288564.777098</text:p>
          </table:table-cell>
          <table:table-cell office:value-type="float" office:value="0.0399075811346475" calcext:value-type="float">
            <text:p>0.0399075811346475</text:p>
          </table:table-cell>
          <table:table-cell office:value-type="float" office:value="-0.0319260649077162" calcext:value-type="float">
            <text:p>-0.0319260649077162</text:p>
          </table:table-cell>
          <table:table-cell office:value-type="float" office:value="-0.00798151622692905" calcext:value-type="float">
            <text:p>-0.00798151622692905</text:p>
          </table:table-cell>
          <table:table-cell table:number-columns-repeated="10" office:value-type="float" office:value="146611.33210331" calcext:value-type="float">
            <text:p>146611.33210331</text:p>
          </table:table-cell>
        </table:table-row>
        <table:table-row table:style-name="ro1">
          <table:table-cell/>
          <table:table-cell office:value-type="float" office:value="8.4" calcext:value-type="float">
            <text:p>8.4</text:p>
          </table:table-cell>
          <table:table-cell office:value-type="float" office:value="288.15000000001" calcext:value-type="float">
            <text:p>288.15000000001</text:p>
          </table:table-cell>
          <table:table-cell office:value-type="float" office:value="146611.33210331" calcext:value-type="float">
            <text:p>146611.33210331</text:p>
          </table:table-cell>
          <table:table-cell office:value-type="float" office:value="-0.0000000002084515791" calcext:value-type="float">
            <text:p>-2.084515791008E-10</text:p>
          </table:table-cell>
          <table:table-cell office:value-type="float" office:value="0.00000001905882719222" calcext:value-type="float">
            <text:p>1.90588271922215E-08</text:p>
          </table:table-cell>
          <table:table-cell office:value-type="float" office:value="0.00000000004638422979" calcext:value-type="float">
            <text:p>4.63842297904193E-11</text:p>
          </table:table-cell>
          <table:table-cell office:value-type="float" office:value="1.51267887105178E-015" calcext:value-type="float">
            <text:p>1.51267887105178E-15</text:p>
          </table:table-cell>
          <table:table-cell office:value-type="float" office:value="0.00000000000151267887" calcext:value-type="float">
            <text:p>1.51267887105178E-12</text:p>
          </table:table-cell>
          <table:table-cell office:value-type="float" office:value="-0.00000014950645091278" calcext:value-type="float">
            <text:p>-1.49506450912778E-07</text:p>
          </table:table-cell>
          <table:table-cell office:value-type="float" office:value="-0.00000020934273203705" calcext:value-type="float">
            <text:p>-2.09342732037045E-07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67" calcext:value-type="float">
            <text:p>0.03192606490771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2967" calcext:value-type="float">
            <text:p>-4.19313617122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69" calcext:value-type="float">
            <text:p>0.0165045405114769</text:p>
          </table:table-cell>
          <table:table-cell office:value-type="float" office:value="2.095244615941" calcext:value-type="float">
            <text:p>2.095244615941</text:p>
          </table:table-cell>
          <table:table-cell table:number-columns-repeated="2" office:value-type="float" office:value="53388.6678966901" calcext:value-type="float">
            <text:p>53388.6678966901</text:p>
          </table:table-cell>
          <table:table-cell office:value-type="float" office:value="0.0399075811346473" calcext:value-type="float">
            <text:p>0.03990758113464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81" calcext:value-type="float">
            <text:p>-3.66084546274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78" calcext:value-type="float">
            <text:p>0.0180117487778878</text:p>
          </table:table-cell>
          <table:table-cell office:value-type="float" office:value="1.4907506418904" calcext:value-type="float">
            <text:p>1.4907506418904</text:p>
          </table:table-cell>
          <table:table-cell table:number-columns-repeated="2" office:value-type="float" office:value="46611.3321033099" calcext:value-type="float">
            <text:p>46611.33210330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1" calcext:value-type="float">
            <text:p>288.15000000001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203" calcext:value-type="float">
            <text:p>-0.915211365686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11" calcext:value-type="float">
            <text:p>0.00454411230833211</text:p>
          </table:table-cell>
          <table:table-cell office:value-type="float" office:value="1.4907506418904" calcext:value-type="float">
            <text:p>1.4907506418904</text:p>
          </table:table-cell>
          <table:table-cell table:number-columns-repeated="2" office:value-type="float" office:value="46611.3321033099" calcext:value-type="float">
            <text:p>46611.3321033099</text:p>
          </table:table-cell>
          <table:table-cell office:value-type="float" office:value="0.00798151622692916" calcext:value-type="float">
            <text:p>0.007981516226929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1" calcext:value-type="float">
            <text:p>288.15000000001</text:p>
          </table:table-cell>
          <table:table-cell office:value-type="float" office:value="0.00000000004638422979" calcext:value-type="float">
            <text:p>4.63842297904193E-11</text:p>
          </table:table-cell>
          <table:table-cell office:value-type="float" office:value="364.873583510294" calcext:value-type="float">
            <text:p>364.873583510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59" calcext:value-type="float">
            <text:p>0.00177251333567959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1.51267887105178E-015" calcext:value-type="float">
            <text:p>1.51267887105178E-15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098" calcext:value-type="float">
            <text:p>15.0000000000098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59" calcext:value-type="float">
            <text:p>1.77251333567959</text:p>
          </table:table-cell>
          <table:table-cell office:value-type="float" office:value="1.4661133210331" calcext:value-type="float">
            <text:p>1.4661133210331</text:p>
          </table:table-cell>
          <table:table-cell office:value-type="float" office:value="205850.966627791" calcext:value-type="float">
            <text:p>205850.96662779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65" calcext:value-type="float">
            <text:p>1.77251333567965</text:p>
          </table:table-cell>
          <table:table-cell table:number-columns-repeated="2" office:value-type="float" office:value="1.77251333567959" calcext:value-type="float">
            <text:p>1.772513335679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7995" calcext:value-type="float">
            <text:p>288564.7770979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3" calcext:value-type="float">
            <text:p>11515.9222546393</text:p>
          </table:table-cell>
          <table:table-cell office:value-type="float" office:value="-9212.73780371137" calcext:value-type="float">
            <text:p>-9212.73780371137</text:p>
          </table:table-cell>
          <table:table-cell office:value-type="float" office:value="-2303.18445092784" calcext:value-type="float">
            <text:p>-2303.184450927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73" calcext:value-type="float">
            <text:p>-0.0399075811346473</text:p>
          </table:table-cell>
          <table:table-cell office:value-type="float" office:value="0.0319260649077167" calcext:value-type="float">
            <text:p>0.0319260649077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916" calcext:value-type="float">
            <text:p>0.00798151622692916</text:p>
          </table:table-cell>
          <table:table-cell office:value-type="float" office:value="146611.33210331" calcext:value-type="float">
            <text:p>146611.33210331</text:p>
          </table:table-cell>
          <table:table-cell office:value-type="float" office:value="288564.777097995" calcext:value-type="float">
            <text:p>288564.777097995</text:p>
          </table:table-cell>
          <table:table-cell office:value-type="float" office:value="146611.33210331" calcext:value-type="float">
            <text:p>146611.33210331</text:p>
          </table:table-cell>
          <table:table-cell office:value-type="float" office:value="288564.777097995" calcext:value-type="float">
            <text:p>288564.777097995</text:p>
          </table:table-cell>
          <table:table-cell office:value-type="float" office:value="4.19313617122967" calcext:value-type="float">
            <text:p>4.19313617122967</text:p>
          </table:table-cell>
          <table:table-cell office:value-type="float" office:value="288564.777097995" calcext:value-type="float">
            <text:p>288564.777097995</text:p>
          </table:table-cell>
          <table:table-cell office:value-type="float" office:value="0.0399075811346473" calcext:value-type="float">
            <text:p>0.0399075811346473</text:p>
          </table:table-cell>
          <table:table-cell office:value-type="float" office:value="-0.0399075811346473" calcext:value-type="float">
            <text:p>-0.0399075811346473</text:p>
          </table:table-cell>
          <table:table-cell office:value-type="float" office:value="146611.33210331" calcext:value-type="float">
            <text:p>146611.33210331</text:p>
          </table:table-cell>
          <table:table-cell office:value-type="float" office:value="3.66084546274481" calcext:value-type="float">
            <text:p>3.66084546274481</text:p>
          </table:table-cell>
          <table:table-cell table:number-columns-repeated="2" office:value-type="float" office:value="0.0319260649077167" calcext:value-type="float">
            <text:p>0.0319260649077167</text:p>
          </table:table-cell>
          <table:table-cell office:value-type="float" office:value="146611.33210331" calcext:value-type="float">
            <text:p>146611.33210331</text:p>
          </table:table-cell>
          <table:table-cell office:value-type="float" office:value="288564.777097995" calcext:value-type="float">
            <text:p>288564.777097995</text:p>
          </table:table-cell>
          <table:table-cell office:value-type="float" office:value="-0.0319260649077167" calcext:value-type="float">
            <text:p>-0.0319260649077167</text:p>
          </table:table-cell>
          <table:table-cell office:value-type="float" office:value="0.915211365686203" calcext:value-type="float">
            <text:p>0.915211365686203</text:p>
          </table:table-cell>
          <table:table-cell office:value-type="float" office:value="0.00798151622692916" calcext:value-type="float">
            <text:p>0.00798151622692916</text:p>
          </table:table-cell>
          <table:table-cell office:value-type="float" office:value="146611.33210331" calcext:value-type="float">
            <text:p>146611.33210331</text:p>
          </table:table-cell>
          <table:table-cell office:value-type="float" office:value="288564.777097995" calcext:value-type="float">
            <text:p>288564.777097995</text:p>
          </table:table-cell>
          <table:table-cell office:value-type="float" office:value="-0.00798151622692916" calcext:value-type="float">
            <text:p>-0.007981516226929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1" calcext:value-type="float">
            <text:p>288.15000000001</text:p>
          </table:table-cell>
          <table:table-cell office:value-type="float" office:value="146611.33210331" calcext:value-type="float">
            <text:p>146611.33210331</text:p>
          </table:table-cell>
          <table:table-cell office:value-type="float" office:value="288564.777097995" calcext:value-type="float">
            <text:p>288564.777097995</text:p>
          </table:table-cell>
          <table:table-cell office:value-type="float" office:value="288.15000000001" calcext:value-type="float">
            <text:p>288.15000000001</text:p>
          </table:table-cell>
          <table:table-cell office:value-type="float" office:value="146611.33210331" calcext:value-type="float">
            <text:p>146611.33210331</text:p>
          </table:table-cell>
          <table:table-cell table:number-columns-repeated="4" office:value-type="float" office:value="288564.777097995" calcext:value-type="float">
            <text:p>288564.777097995</text:p>
          </table:table-cell>
          <table:table-cell office:value-type="float" office:value="0.0399075811346473" calcext:value-type="float">
            <text:p>0.0399075811346473</text:p>
          </table:table-cell>
          <table:table-cell office:value-type="float" office:value="-0.0319260649077167" calcext:value-type="float">
            <text:p>-0.0319260649077167</text:p>
          </table:table-cell>
          <table:table-cell office:value-type="float" office:value="-0.00798151622692916" calcext:value-type="float">
            <text:p>-0.00798151622692916</text:p>
          </table:table-cell>
          <table:table-cell table:number-columns-repeated="10" office:value-type="float" office:value="146611.33210331" calcext:value-type="float">
            <text:p>146611.33210331</text:p>
          </table:table-cell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288.150000000005" calcext:value-type="float">
            <text:p>288.150000000005</text:p>
          </table:table-cell>
          <table:table-cell office:value-type="float" office:value="146611.33210331" calcext:value-type="float">
            <text:p>146611.33210331</text:p>
          </table:table-cell>
          <table:table-cell office:value-type="float" office:value="-0.00000000010882095593" calcext:value-type="float">
            <text:p>-1.08820955931908E-10</text:p>
          </table:table-cell>
          <table:table-cell office:value-type="float" office:value="0.00000001063503731135" calcext:value-type="float">
            <text:p>1.06350373113482E-08</text:p>
          </table:table-cell>
          <table:table-cell office:value-type="float" office:value="0.000000000025920599" calcext:value-type="float">
            <text:p>2.59205990005285E-11</text:p>
          </table:table-cell>
          <table:table-cell office:value-type="float" office:value="7.97972798949331E-016" calcext:value-type="float">
            <text:p>7.97972798949331E-16</text:p>
          </table:table-cell>
          <table:table-cell office:value-type="float" office:value="0.0000000000007979728" calcext:value-type="float">
            <text:p>7.97972798949331E-13</text:p>
          </table:table-cell>
          <table:table-cell office:value-type="float" office:value="-0.00000007804898853008" calcext:value-type="float">
            <text:p>-7.804898853008E-08</text:p>
          </table:table-cell>
          <table:table-cell office:value-type="float" office:value="-0.00000010928617723089" calcext:value-type="float">
            <text:p>-1.09286177230888E-07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71" calcext:value-type="float">
            <text:p>0.03192606490771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2964" calcext:value-type="float">
            <text:p>-4.19313617122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68" calcext:value-type="float">
            <text:p>0.0165045405114768</text:p>
          </table:table-cell>
          <table:table-cell office:value-type="float" office:value="2.09524461594102" calcext:value-type="float">
            <text:p>2.09524461594102</text:p>
          </table:table-cell>
          <table:table-cell office:value-type="float" office:value="53388.6678966896" calcext:value-type="float">
            <text:p>53388.6678966896</text:p>
          </table:table-cell>
          <table:table-cell office:value-type="float" office:value="53388.6678966897" calcext:value-type="float">
            <text:p>53388.6678966897</text:p>
          </table:table-cell>
          <table:table-cell office:value-type="float" office:value="0.0399075811346472" calcext:value-type="float">
            <text:p>0.03990758113464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85" calcext:value-type="float">
            <text:p>-3.66084546274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77" calcext:value-type="float">
            <text:p>0.0180117487778877</text:p>
          </table:table-cell>
          <table:table-cell office:value-type="float" office:value="1.49075064189041" calcext:value-type="float">
            <text:p>1.49075064189041</text:p>
          </table:table-cell>
          <table:table-cell table:number-columns-repeated="2" office:value-type="float" office:value="46611.3321033104" calcext:value-type="float">
            <text:p>46611.3321033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5" calcext:value-type="float">
            <text:p>288.150000000005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212" calcext:value-type="float">
            <text:p>-0.915211365686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08" calcext:value-type="float">
            <text:p>0.00454411230833208</text:p>
          </table:table-cell>
          <table:table-cell office:value-type="float" office:value="1.49075064189041" calcext:value-type="float">
            <text:p>1.49075064189041</text:p>
          </table:table-cell>
          <table:table-cell table:number-columns-repeated="2" office:value-type="float" office:value="46611.3321033104" calcext:value-type="float">
            <text:p>46611.3321033104</text:p>
          </table:table-cell>
          <table:table-cell office:value-type="float" office:value="0.00798151622692928" calcext:value-type="float">
            <text:p>0.007981516226929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5" calcext:value-type="float">
            <text:p>288.150000000005</text:p>
          </table:table-cell>
          <table:table-cell office:value-type="float" office:value="0.000000000025920599" calcext:value-type="float">
            <text:p>2.59205990005285E-11</text:p>
          </table:table-cell>
          <table:table-cell office:value-type="float" office:value="364.873583510295" calcext:value-type="float">
            <text:p>364.873583510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62" calcext:value-type="float">
            <text:p>0.00177251333567962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7.97972798949331E-016" calcext:value-type="float">
            <text:p>7.97972798949331E-1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052" calcext:value-type="float">
            <text:p>15.0000000000052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62" calcext:value-type="float">
            <text:p>1.77251333567962</text:p>
          </table:table-cell>
          <table:table-cell office:value-type="float" office:value="1.4661133210331" calcext:value-type="float">
            <text:p>1.4661133210331</text:p>
          </table:table-cell>
          <table:table-cell office:value-type="float" office:value="205850.966627788" calcext:value-type="float">
            <text:p>205850.96662778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66" calcext:value-type="float">
            <text:p>1.77251333567966</text:p>
          </table:table-cell>
          <table:table-cell table:number-columns-repeated="2" office:value-type="float" office:value="1.77251333567962" calcext:value-type="float">
            <text:p>1.772513335679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799" calcext:value-type="float">
            <text:p>288564.7770979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2" calcext:value-type="float">
            <text:p>11515.9222546392</text:p>
          </table:table-cell>
          <table:table-cell office:value-type="float" office:value="-9212.73780371135" calcext:value-type="float">
            <text:p>-9212.73780371135</text:p>
          </table:table-cell>
          <table:table-cell office:value-type="float" office:value="-2303.18445092784" calcext:value-type="float">
            <text:p>-2303.184450927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72" calcext:value-type="float">
            <text:p>-0.0399075811346472</text:p>
          </table:table-cell>
          <table:table-cell office:value-type="float" office:value="0.0319260649077171" calcext:value-type="float">
            <text:p>0.0319260649077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928" calcext:value-type="float">
            <text:p>0.00798151622692928</text:p>
          </table:table-cell>
          <table:table-cell office:value-type="float" office:value="146611.33210331" calcext:value-type="float">
            <text:p>146611.33210331</text:p>
          </table:table-cell>
          <table:table-cell office:value-type="float" office:value="288564.77709799" calcext:value-type="float">
            <text:p>288564.77709799</text:p>
          </table:table-cell>
          <table:table-cell office:value-type="float" office:value="146611.33210331" calcext:value-type="float">
            <text:p>146611.33210331</text:p>
          </table:table-cell>
          <table:table-cell office:value-type="float" office:value="288564.77709799" calcext:value-type="float">
            <text:p>288564.77709799</text:p>
          </table:table-cell>
          <table:table-cell office:value-type="float" office:value="4.19313617122964" calcext:value-type="float">
            <text:p>4.19313617122964</text:p>
          </table:table-cell>
          <table:table-cell office:value-type="float" office:value="288564.77709799" calcext:value-type="float">
            <text:p>288564.77709799</text:p>
          </table:table-cell>
          <table:table-cell office:value-type="float" office:value="0.0399075811346472" calcext:value-type="float">
            <text:p>0.0399075811346472</text:p>
          </table:table-cell>
          <table:table-cell office:value-type="float" office:value="-0.0399075811346472" calcext:value-type="float">
            <text:p>-0.0399075811346472</text:p>
          </table:table-cell>
          <table:table-cell office:value-type="float" office:value="146611.33210331" calcext:value-type="float">
            <text:p>146611.33210331</text:p>
          </table:table-cell>
          <table:table-cell office:value-type="float" office:value="3.66084546274485" calcext:value-type="float">
            <text:p>3.66084546274485</text:p>
          </table:table-cell>
          <table:table-cell table:number-columns-repeated="2" office:value-type="float" office:value="0.0319260649077171" calcext:value-type="float">
            <text:p>0.0319260649077171</text:p>
          </table:table-cell>
          <table:table-cell office:value-type="float" office:value="146611.33210331" calcext:value-type="float">
            <text:p>146611.33210331</text:p>
          </table:table-cell>
          <table:table-cell office:value-type="float" office:value="288564.77709799" calcext:value-type="float">
            <text:p>288564.77709799</text:p>
          </table:table-cell>
          <table:table-cell office:value-type="float" office:value="-0.0319260649077171" calcext:value-type="float">
            <text:p>-0.0319260649077171</text:p>
          </table:table-cell>
          <table:table-cell office:value-type="float" office:value="0.915211365686212" calcext:value-type="float">
            <text:p>0.915211365686212</text:p>
          </table:table-cell>
          <table:table-cell office:value-type="float" office:value="0.00798151622692928" calcext:value-type="float">
            <text:p>0.00798151622692928</text:p>
          </table:table-cell>
          <table:table-cell office:value-type="float" office:value="146611.33210331" calcext:value-type="float">
            <text:p>146611.33210331</text:p>
          </table:table-cell>
          <table:table-cell office:value-type="float" office:value="288564.77709799" calcext:value-type="float">
            <text:p>288564.77709799</text:p>
          </table:table-cell>
          <table:table-cell office:value-type="float" office:value="-0.00798151622692928" calcext:value-type="float">
            <text:p>-0.007981516226929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05" calcext:value-type="float">
            <text:p>288.150000000005</text:p>
          </table:table-cell>
          <table:table-cell office:value-type="float" office:value="146611.33210331" calcext:value-type="float">
            <text:p>146611.33210331</text:p>
          </table:table-cell>
          <table:table-cell office:value-type="float" office:value="288564.77709799" calcext:value-type="float">
            <text:p>288564.77709799</text:p>
          </table:table-cell>
          <table:table-cell office:value-type="float" office:value="288.150000000005" calcext:value-type="float">
            <text:p>288.150000000005</text:p>
          </table:table-cell>
          <table:table-cell office:value-type="float" office:value="146611.33210331" calcext:value-type="float">
            <text:p>146611.33210331</text:p>
          </table:table-cell>
          <table:table-cell table:number-columns-repeated="4" office:value-type="float" office:value="288564.77709799" calcext:value-type="float">
            <text:p>288564.77709799</text:p>
          </table:table-cell>
          <table:table-cell office:value-type="float" office:value="0.0399075811346472" calcext:value-type="float">
            <text:p>0.0399075811346472</text:p>
          </table:table-cell>
          <table:table-cell office:value-type="float" office:value="-0.0319260649077171" calcext:value-type="float">
            <text:p>-0.0319260649077171</text:p>
          </table:table-cell>
          <table:table-cell office:value-type="float" office:value="-0.00798151622692928" calcext:value-type="float">
            <text:p>-0.00798151622692928</text:p>
          </table:table-cell>
          <table:table-cell table:number-columns-repeated="10" office:value-type="float" office:value="146611.33210331" calcext:value-type="float">
            <text:p>146611.33210331</text:p>
          </table:table-cell>
        </table:table-row>
        <table:table-row table:style-name="ro1">
          <table:table-cell/>
          <table:table-cell office:value-type="float" office:value="8.6" calcext:value-type="float">
            <text:p>8.6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-0.00000000004682754167" calcext:value-type="float">
            <text:p>-4.68275416692916E-11</text:p>
          </table:table-cell>
          <table:table-cell office:value-type="float" office:value="0.00000000429722273194" calcext:value-type="float">
            <text:p>4.29722273194015E-09</text:p>
          </table:table-cell>
          <table:table-cell office:value-type="float" office:value="0.00000000001045918907" calcext:value-type="float">
            <text:p>1.04591890703887E-11</text:p>
          </table:table-cell>
          <table:table-cell office:value-type="float" office:value="3.40005801291454E-016" calcext:value-type="float">
            <text:p>3.40005801291454E-16</text:p>
          </table:table-cell>
          <table:table-cell office:value-type="float" office:value="0.0000000000003400058" calcext:value-type="float">
            <text:p>3.40005801291454E-13</text:p>
          </table:table-cell>
          <table:table-cell office:value-type="float" office:value="-0.00000003358583125226" calcext:value-type="float">
            <text:p>-3.35858312522572E-08</text:p>
          </table:table-cell>
          <table:table-cell office:value-type="float" office:value="-0.00000004702773444996" calcext:value-type="float">
            <text:p>-4.7027734449964E-08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2961" calcext:value-type="float">
            <text:p>-4.1931361712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68" calcext:value-type="float">
            <text:p>0.0165045405114768</text:p>
          </table:table-cell>
          <table:table-cell office:value-type="float" office:value="2.09524461594103" calcext:value-type="float">
            <text:p>2.09524461594103</text:p>
          </table:table-cell>
          <table:table-cell office:value-type="float" office:value="53388.6678966894" calcext:value-type="float">
            <text:p>53388.6678966894</text:p>
          </table:table-cell>
          <table:table-cell office:value-type="float" office:value="53388.6678966894" calcext:value-type="float">
            <text:p>53388.6678966894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87" calcext:value-type="float">
            <text:p>-3.66084546274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76" calcext:value-type="float">
            <text:p>0.0180117487778876</text:p>
          </table:table-cell>
          <table:table-cell office:value-type="float" office:value="1.49075064189042" calcext:value-type="float">
            <text:p>1.49075064189042</text:p>
          </table:table-cell>
          <table:table-cell table:number-columns-repeated="2" office:value-type="float" office:value="46611.3321033106" calcext:value-type="float">
            <text:p>46611.3321033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217" calcext:value-type="float">
            <text:p>-0.915211365686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06" calcext:value-type="float">
            <text:p>0.00454411230833206</text:p>
          </table:table-cell>
          <table:table-cell office:value-type="float" office:value="1.49075064189042" calcext:value-type="float">
            <text:p>1.49075064189042</text:p>
          </table:table-cell>
          <table:table-cell table:number-columns-repeated="2" office:value-type="float" office:value="46611.3321033106" calcext:value-type="float">
            <text:p>46611.3321033106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0000001045918907" calcext:value-type="float">
            <text:p>1.04591890703887E-11</text:p>
          </table:table-cell>
          <table:table-cell office:value-type="float" office:value="364.873583510296" calcext:value-type="float">
            <text:p>364.873583510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64" calcext:value-type="float">
            <text:p>0.00177251333567964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3.40005801291454E-016" calcext:value-type="float">
            <text:p>3.40005801291454E-1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022" calcext:value-type="float">
            <text:p>15.0000000000022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64" calcext:value-type="float">
            <text:p>1.77251333567964</text:p>
          </table:table-cell>
          <table:table-cell office:value-type="float" office:value="1.46611332103311" calcext:value-type="float">
            <text:p>1.46611332103311</text:p>
          </table:table-cell>
          <table:table-cell office:value-type="float" office:value="205850.966627786" calcext:value-type="float">
            <text:p>205850.96662778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66" calcext:value-type="float">
            <text:p>1.77251333567966</text:p>
          </table:table-cell>
          <table:table-cell table:number-columns-repeated="2" office:value-type="float" office:value="1.77251333567965" calcext:value-type="float">
            <text:p>1.772513335679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7987" calcext:value-type="float">
            <text:p>288564.7770979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2" calcext:value-type="float">
            <text:p>11515.9222546392</text:p>
          </table:table-cell>
          <table:table-cell office:value-type="float" office:value="-9212.73780371134" calcext:value-type="float">
            <text:p>-9212.73780371134</text:p>
          </table:table-cell>
          <table:table-cell office:value-type="float" office:value="-2303.18445092784" calcext:value-type="float">
            <text:p>-2303.184450927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4.19313617122961" calcext:value-type="float">
            <text:p>4.1931361712296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3.66084546274487" calcext:value-type="float">
            <text:p>3.66084546274487</text:p>
          </table:table-cell>
          <table:table-cell table:number-columns-repeated="2" office:value-type="float" office:value="0.0319260649077174" calcext:value-type="float">
            <text:p>0.0319260649077174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0.915211365686217" calcext:value-type="float">
            <text:p>0.915211365686217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0798151622692935" calcext:value-type="float">
            <text:p>-0.007981516226929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table:number-columns-repeated="4"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-0.00798151622692935" calcext:value-type="float">
            <text:p>-0.00798151622692935</text:p>
          </table:table-cell>
          <table:table-cell table:number-columns-repeated="10" office:value-type="float" office:value="146611.332103311" calcext:value-type="float">
            <text:p>146611.332103311</text:p>
          </table:table-cell>
        </table:table-row>
        <table:table-row table:style-name="ro1">
          <table:table-cell/>
          <table:table-cell office:value-type="float" office:value="8.7" calcext:value-type="float">
            <text:p>8.7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-0.00000000004503901291" calcext:value-type="float">
            <text:p>-4.50390129089822E-11</text:p>
          </table:table-cell>
          <table:table-cell office:value-type="float" office:value="0.00000000520722996447" calcext:value-type="float">
            <text:p>5.20722996447198E-09</text:p>
          </table:table-cell>
          <table:table-cell office:value-type="float" office:value="0.00000000001273292582" calcext:value-type="float">
            <text:p>1.2732925824821E-11</text:p>
          </table:table-cell>
          <table:table-cell office:value-type="float" office:value="3.40005801291454E-016" calcext:value-type="float">
            <text:p>3.40005801291454E-16</text:p>
          </table:table-cell>
          <table:table-cell office:value-type="float" office:value="0.0000000000003400058" calcext:value-type="float">
            <text:p>3.40005801291454E-13</text:p>
          </table:table-cell>
          <table:table-cell office:value-type="float" office:value="-0.00000003230305571051" calcext:value-type="float">
            <text:p>-3.2303055710509E-08</text:p>
          </table:table-cell>
          <table:table-cell office:value-type="float" office:value="-0.00000004523155953671" calcext:value-type="float">
            <text:p>-4.52315595367054E-08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2961" calcext:value-type="float">
            <text:p>-4.1931361712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68" calcext:value-type="float">
            <text:p>0.0165045405114768</text:p>
          </table:table-cell>
          <table:table-cell office:value-type="float" office:value="2.09524461594103" calcext:value-type="float">
            <text:p>2.09524461594103</text:p>
          </table:table-cell>
          <table:table-cell office:value-type="float" office:value="53388.6678966894" calcext:value-type="float">
            <text:p>53388.6678966894</text:p>
          </table:table-cell>
          <table:table-cell office:value-type="float" office:value="53388.6678966894" calcext:value-type="float">
            <text:p>53388.6678966894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87" calcext:value-type="float">
            <text:p>-3.66084546274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76" calcext:value-type="float">
            <text:p>0.0180117487778876</text:p>
          </table:table-cell>
          <table:table-cell office:value-type="float" office:value="1.49075064189042" calcext:value-type="float">
            <text:p>1.49075064189042</text:p>
          </table:table-cell>
          <table:table-cell table:number-columns-repeated="2" office:value-type="float" office:value="46611.3321033106" calcext:value-type="float">
            <text:p>46611.3321033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217" calcext:value-type="float">
            <text:p>-0.915211365686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06" calcext:value-type="float">
            <text:p>0.00454411230833206</text:p>
          </table:table-cell>
          <table:table-cell office:value-type="float" office:value="1.49075064189042" calcext:value-type="float">
            <text:p>1.49075064189042</text:p>
          </table:table-cell>
          <table:table-cell table:number-columns-repeated="2" office:value-type="float" office:value="46611.3321033106" calcext:value-type="float">
            <text:p>46611.3321033106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0000001273292582" calcext:value-type="float">
            <text:p>1.2732925824821E-11</text:p>
          </table:table-cell>
          <table:table-cell office:value-type="float" office:value="364.873583510296" calcext:value-type="float">
            <text:p>364.873583510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65" calcext:value-type="float">
            <text:p>0.00177251333567965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3.40005801291454E-016" calcext:value-type="float">
            <text:p>3.40005801291454E-1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022" calcext:value-type="float">
            <text:p>15.0000000000022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65" calcext:value-type="float">
            <text:p>1.77251333567965</text:p>
          </table:table-cell>
          <table:table-cell office:value-type="float" office:value="1.46611332103311" calcext:value-type="float">
            <text:p>1.46611332103311</text:p>
          </table:table-cell>
          <table:table-cell office:value-type="float" office:value="205850.966627786" calcext:value-type="float">
            <text:p>205850.96662778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66" calcext:value-type="float">
            <text:p>1.77251333567966</text:p>
          </table:table-cell>
          <table:table-cell table:number-columns-repeated="2" office:value-type="float" office:value="1.77251333567965" calcext:value-type="float">
            <text:p>1.772513335679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7987" calcext:value-type="float">
            <text:p>288564.7770979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2" calcext:value-type="float">
            <text:p>11515.9222546392</text:p>
          </table:table-cell>
          <table:table-cell office:value-type="float" office:value="-9212.73780371134" calcext:value-type="float">
            <text:p>-9212.73780371134</text:p>
          </table:table-cell>
          <table:table-cell office:value-type="float" office:value="-2303.18445092783" calcext:value-type="float">
            <text:p>-2303.184450927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4.19313617122961" calcext:value-type="float">
            <text:p>4.1931361712296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3.66084546274487" calcext:value-type="float">
            <text:p>3.66084546274487</text:p>
          </table:table-cell>
          <table:table-cell table:number-columns-repeated="2" office:value-type="float" office:value="0.0319260649077174" calcext:value-type="float">
            <text:p>0.0319260649077174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0.915211365686217" calcext:value-type="float">
            <text:p>0.915211365686217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0798151622692935" calcext:value-type="float">
            <text:p>-0.007981516226929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table:number-columns-repeated="4"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-0.00798151622692935" calcext:value-type="float">
            <text:p>-0.00798151622692935</text:p>
          </table:table-cell>
          <table:table-cell table:number-columns-repeated="10" office:value-type="float" office:value="146611.332103311" calcext:value-type="float">
            <text:p>146611.332103311</text:p>
          </table:table-cell>
        </table:table-row>
        <table:table-row table:style-name="ro1">
          <table:table-cell/>
          <table:table-cell office:value-type="float" office:value="8.8" calcext:value-type="float">
            <text:p>8.8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-0.00000000004503901291" calcext:value-type="float">
            <text:p>-4.50390129089822E-11</text:p>
          </table:table-cell>
          <table:table-cell office:value-type="float" office:value="0.00000000520722996447" calcext:value-type="float">
            <text:p>5.20722996447198E-09</text:p>
          </table:table-cell>
          <table:table-cell office:value-type="float" office:value="0.00000000001273292582" calcext:value-type="float">
            <text:p>1.2732925824821E-11</text:p>
          </table:table-cell>
          <table:table-cell office:value-type="float" office:value="3.40005801291454E-016" calcext:value-type="float">
            <text:p>3.40005801291454E-16</text:p>
          </table:table-cell>
          <table:table-cell office:value-type="float" office:value="0.0000000000003400058" calcext:value-type="float">
            <text:p>3.40005801291454E-13</text:p>
          </table:table-cell>
          <table:table-cell office:value-type="float" office:value="-0.00000003230305571051" calcext:value-type="float">
            <text:p>-3.2303055710509E-08</text:p>
          </table:table-cell>
          <table:table-cell office:value-type="float" office:value="-0.00000004523155953671" calcext:value-type="float">
            <text:p>-4.52315595367054E-08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2961" calcext:value-type="float">
            <text:p>-4.1931361712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68" calcext:value-type="float">
            <text:p>0.0165045405114768</text:p>
          </table:table-cell>
          <table:table-cell office:value-type="float" office:value="2.09524461594103" calcext:value-type="float">
            <text:p>2.09524461594103</text:p>
          </table:table-cell>
          <table:table-cell office:value-type="float" office:value="53388.6678966894" calcext:value-type="float">
            <text:p>53388.6678966894</text:p>
          </table:table-cell>
          <table:table-cell office:value-type="float" office:value="53388.6678966894" calcext:value-type="float">
            <text:p>53388.6678966894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87" calcext:value-type="float">
            <text:p>-3.66084546274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76" calcext:value-type="float">
            <text:p>0.0180117487778876</text:p>
          </table:table-cell>
          <table:table-cell office:value-type="float" office:value="1.49075064189042" calcext:value-type="float">
            <text:p>1.49075064189042</text:p>
          </table:table-cell>
          <table:table-cell table:number-columns-repeated="2" office:value-type="float" office:value="46611.3321033106" calcext:value-type="float">
            <text:p>46611.3321033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217" calcext:value-type="float">
            <text:p>-0.915211365686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06" calcext:value-type="float">
            <text:p>0.00454411230833206</text:p>
          </table:table-cell>
          <table:table-cell office:value-type="float" office:value="1.49075064189042" calcext:value-type="float">
            <text:p>1.49075064189042</text:p>
          </table:table-cell>
          <table:table-cell table:number-columns-repeated="2" office:value-type="float" office:value="46611.3321033106" calcext:value-type="float">
            <text:p>46611.3321033106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0000001273292582" calcext:value-type="float">
            <text:p>1.2732925824821E-11</text:p>
          </table:table-cell>
          <table:table-cell office:value-type="float" office:value="364.873583510296" calcext:value-type="float">
            <text:p>364.873583510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65" calcext:value-type="float">
            <text:p>0.00177251333567965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3.40005801291454E-016" calcext:value-type="float">
            <text:p>3.40005801291454E-1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022" calcext:value-type="float">
            <text:p>15.0000000000022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65" calcext:value-type="float">
            <text:p>1.77251333567965</text:p>
          </table:table-cell>
          <table:table-cell office:value-type="float" office:value="1.46611332103311" calcext:value-type="float">
            <text:p>1.46611332103311</text:p>
          </table:table-cell>
          <table:table-cell office:value-type="float" office:value="205850.966627786" calcext:value-type="float">
            <text:p>205850.96662778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66" calcext:value-type="float">
            <text:p>1.77251333567966</text:p>
          </table:table-cell>
          <table:table-cell table:number-columns-repeated="2" office:value-type="float" office:value="1.77251333567965" calcext:value-type="float">
            <text:p>1.772513335679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7987" calcext:value-type="float">
            <text:p>288564.7770979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2" calcext:value-type="float">
            <text:p>11515.9222546392</text:p>
          </table:table-cell>
          <table:table-cell office:value-type="float" office:value="-9212.73780371134" calcext:value-type="float">
            <text:p>-9212.73780371134</text:p>
          </table:table-cell>
          <table:table-cell office:value-type="float" office:value="-2303.18445092783" calcext:value-type="float">
            <text:p>-2303.184450927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4.19313617122961" calcext:value-type="float">
            <text:p>4.1931361712296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3.66084546274487" calcext:value-type="float">
            <text:p>3.66084546274487</text:p>
          </table:table-cell>
          <table:table-cell table:number-columns-repeated="2" office:value-type="float" office:value="0.0319260649077174" calcext:value-type="float">
            <text:p>0.0319260649077174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0.915211365686217" calcext:value-type="float">
            <text:p>0.915211365686217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0798151622692935" calcext:value-type="float">
            <text:p>-0.007981516226929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table:number-columns-repeated="4"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-0.00798151622692935" calcext:value-type="float">
            <text:p>-0.00798151622692935</text:p>
          </table:table-cell>
          <table:table-cell table:number-columns-repeated="10" office:value-type="float" office:value="146611.332103311" calcext:value-type="float">
            <text:p>146611.332103311</text:p>
          </table:table-cell>
        </table:table-row>
        <table:table-row table:style-name="ro1">
          <table:table-cell/>
          <table:table-cell office:value-type="float" office:value="8.9" calcext:value-type="float">
            <text:p>8.9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-0.00000000004325048415" calcext:value-type="float">
            <text:p>-4.32504841486727E-11</text:p>
          </table:table-cell>
          <table:table-cell office:value-type="float" office:value="0.000000006117237197" calcext:value-type="float">
            <text:p>6.1172371970038E-09</text:p>
          </table:table-cell>
          <table:table-cell office:value-type="float" office:value="0.00000000001500666258" calcext:value-type="float">
            <text:p>1.50066625792533E-11</text:p>
          </table:table-cell>
          <table:table-cell office:value-type="float" office:value="3.40005801291454E-016" calcext:value-type="float">
            <text:p>3.40005801291454E-16</text:p>
          </table:table-cell>
          <table:table-cell office:value-type="float" office:value="0.0000000000003400058" calcext:value-type="float">
            <text:p>3.40005801291454E-13</text:p>
          </table:table-cell>
          <table:table-cell office:value-type="float" office:value="-0.00000003102028016876" calcext:value-type="float">
            <text:p>-3.10202801687608E-08</text:p>
          </table:table-cell>
          <table:table-cell office:value-type="float" office:value="-0.00000004343538462345" calcext:value-type="float">
            <text:p>-4.34353846234467E-08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2961" calcext:value-type="float">
            <text:p>-4.1931361712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68" calcext:value-type="float">
            <text:p>0.0165045405114768</text:p>
          </table:table-cell>
          <table:table-cell office:value-type="float" office:value="2.09524461594103" calcext:value-type="float">
            <text:p>2.09524461594103</text:p>
          </table:table-cell>
          <table:table-cell office:value-type="float" office:value="53388.6678966894" calcext:value-type="float">
            <text:p>53388.6678966894</text:p>
          </table:table-cell>
          <table:table-cell office:value-type="float" office:value="53388.6678966894" calcext:value-type="float">
            <text:p>53388.6678966894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87" calcext:value-type="float">
            <text:p>-3.66084546274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76" calcext:value-type="float">
            <text:p>0.0180117487778876</text:p>
          </table:table-cell>
          <table:table-cell office:value-type="float" office:value="1.49075064189042" calcext:value-type="float">
            <text:p>1.49075064189042</text:p>
          </table:table-cell>
          <table:table-cell table:number-columns-repeated="2" office:value-type="float" office:value="46611.3321033106" calcext:value-type="float">
            <text:p>46611.3321033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217" calcext:value-type="float">
            <text:p>-0.915211365686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06" calcext:value-type="float">
            <text:p>0.00454411230833206</text:p>
          </table:table-cell>
          <table:table-cell office:value-type="float" office:value="1.49075064189042" calcext:value-type="float">
            <text:p>1.49075064189042</text:p>
          </table:table-cell>
          <table:table-cell table:number-columns-repeated="2" office:value-type="float" office:value="46611.3321033106" calcext:value-type="float">
            <text:p>46611.3321033106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0000001500666258" calcext:value-type="float">
            <text:p>1.50066625792533E-11</text:p>
          </table:table-cell>
          <table:table-cell office:value-type="float" office:value="364.873583510296" calcext:value-type="float">
            <text:p>364.873583510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65" calcext:value-type="float">
            <text:p>0.00177251333567965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3.40005801291454E-016" calcext:value-type="float">
            <text:p>3.40005801291454E-1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021" calcext:value-type="float">
            <text:p>15.0000000000021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65" calcext:value-type="float">
            <text:p>1.77251333567965</text:p>
          </table:table-cell>
          <table:table-cell office:value-type="float" office:value="1.46611332103311" calcext:value-type="float">
            <text:p>1.46611332103311</text:p>
          </table:table-cell>
          <table:table-cell office:value-type="float" office:value="205850.966627786" calcext:value-type="float">
            <text:p>205850.96662778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66" calcext:value-type="float">
            <text:p>1.77251333567966</text:p>
          </table:table-cell>
          <table:table-cell table:number-columns-repeated="2" office:value-type="float" office:value="1.77251333567965" calcext:value-type="float">
            <text:p>1.772513335679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7987" calcext:value-type="float">
            <text:p>288564.7770979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2" calcext:value-type="float">
            <text:p>11515.9222546392</text:p>
          </table:table-cell>
          <table:table-cell office:value-type="float" office:value="-9212.73780371134" calcext:value-type="float">
            <text:p>-9212.73780371134</text:p>
          </table:table-cell>
          <table:table-cell office:value-type="float" office:value="-2303.18445092783" calcext:value-type="float">
            <text:p>-2303.184450927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4.19313617122961" calcext:value-type="float">
            <text:p>4.1931361712296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3.66084546274487" calcext:value-type="float">
            <text:p>3.66084546274487</text:p>
          </table:table-cell>
          <table:table-cell table:number-columns-repeated="2" office:value-type="float" office:value="0.0319260649077174" calcext:value-type="float">
            <text:p>0.0319260649077174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0.915211365686217" calcext:value-type="float">
            <text:p>0.915211365686217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0798151622692935" calcext:value-type="float">
            <text:p>-0.007981516226929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table:number-columns-repeated="4"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-0.00798151622692935" calcext:value-type="float">
            <text:p>-0.00798151622692935</text:p>
          </table:table-cell>
          <table:table-cell table:number-columns-repeated="10" office:value-type="float" office:value="146611.332103311" calcext:value-type="float">
            <text:p>146611.33210331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-0.00000000004325048415" calcext:value-type="float">
            <text:p>-4.32504841486727E-11</text:p>
          </table:table-cell>
          <table:table-cell office:value-type="float" office:value="0.000000006117237197" calcext:value-type="float">
            <text:p>6.1172371970038E-09</text:p>
          </table:table-cell>
          <table:table-cell office:value-type="float" office:value="0.00000000001500666258" calcext:value-type="float">
            <text:p>1.50066625792533E-11</text:p>
          </table:table-cell>
          <table:table-cell office:value-type="float" office:value="3.40005801291454E-016" calcext:value-type="float">
            <text:p>3.40005801291454E-16</text:p>
          </table:table-cell>
          <table:table-cell office:value-type="float" office:value="0.0000000000003400058" calcext:value-type="float">
            <text:p>3.40005801291454E-13</text:p>
          </table:table-cell>
          <table:table-cell office:value-type="float" office:value="-0.00000003102028016876" calcext:value-type="float">
            <text:p>-3.10202801687608E-08</text:p>
          </table:table-cell>
          <table:table-cell office:value-type="float" office:value="-0.00000004343538462345" calcext:value-type="float">
            <text:p>-4.34353846234467E-08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2961" calcext:value-type="float">
            <text:p>-4.1931361712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68" calcext:value-type="float">
            <text:p>0.0165045405114768</text:p>
          </table:table-cell>
          <table:table-cell office:value-type="float" office:value="2.09524461594103" calcext:value-type="float">
            <text:p>2.09524461594103</text:p>
          </table:table-cell>
          <table:table-cell office:value-type="float" office:value="53388.6678966894" calcext:value-type="float">
            <text:p>53388.6678966894</text:p>
          </table:table-cell>
          <table:table-cell office:value-type="float" office:value="53388.6678966894" calcext:value-type="float">
            <text:p>53388.6678966894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87" calcext:value-type="float">
            <text:p>-3.66084546274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76" calcext:value-type="float">
            <text:p>0.0180117487778876</text:p>
          </table:table-cell>
          <table:table-cell office:value-type="float" office:value="1.49075064189042" calcext:value-type="float">
            <text:p>1.49075064189042</text:p>
          </table:table-cell>
          <table:table-cell table:number-columns-repeated="2" office:value-type="float" office:value="46611.3321033106" calcext:value-type="float">
            <text:p>46611.3321033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217" calcext:value-type="float">
            <text:p>-0.915211365686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06" calcext:value-type="float">
            <text:p>0.00454411230833206</text:p>
          </table:table-cell>
          <table:table-cell office:value-type="float" office:value="1.49075064189042" calcext:value-type="float">
            <text:p>1.49075064189042</text:p>
          </table:table-cell>
          <table:table-cell table:number-columns-repeated="2" office:value-type="float" office:value="46611.3321033106" calcext:value-type="float">
            <text:p>46611.3321033106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0000001500666258" calcext:value-type="float">
            <text:p>1.50066625792533E-11</text:p>
          </table:table-cell>
          <table:table-cell office:value-type="float" office:value="364.873583510296" calcext:value-type="float">
            <text:p>364.873583510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65" calcext:value-type="float">
            <text:p>0.00177251333567965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3.40005801291454E-016" calcext:value-type="float">
            <text:p>3.40005801291454E-1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021" calcext:value-type="float">
            <text:p>15.0000000000021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65" calcext:value-type="float">
            <text:p>1.77251333567965</text:p>
          </table:table-cell>
          <table:table-cell office:value-type="float" office:value="1.46611332103311" calcext:value-type="float">
            <text:p>1.46611332103311</text:p>
          </table:table-cell>
          <table:table-cell office:value-type="float" office:value="205850.966627786" calcext:value-type="float">
            <text:p>205850.96662778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66" calcext:value-type="float">
            <text:p>1.77251333567966</text:p>
          </table:table-cell>
          <table:table-cell table:number-columns-repeated="2" office:value-type="float" office:value="1.77251333567965" calcext:value-type="float">
            <text:p>1.772513335679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7987" calcext:value-type="float">
            <text:p>288564.7770979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2" calcext:value-type="float">
            <text:p>11515.9222546392</text:p>
          </table:table-cell>
          <table:table-cell office:value-type="float" office:value="-9212.73780371134" calcext:value-type="float">
            <text:p>-9212.73780371134</text:p>
          </table:table-cell>
          <table:table-cell office:value-type="float" office:value="-2303.18445092783" calcext:value-type="float">
            <text:p>-2303.184450927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4.19313617122961" calcext:value-type="float">
            <text:p>4.1931361712296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3.66084546274487" calcext:value-type="float">
            <text:p>3.66084546274487</text:p>
          </table:table-cell>
          <table:table-cell table:number-columns-repeated="2" office:value-type="float" office:value="0.0319260649077174" calcext:value-type="float">
            <text:p>0.0319260649077174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0.915211365686217" calcext:value-type="float">
            <text:p>0.915211365686217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0798151622692935" calcext:value-type="float">
            <text:p>-0.007981516226929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table:number-columns-repeated="4"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-0.00798151622692935" calcext:value-type="float">
            <text:p>-0.00798151622692935</text:p>
          </table:table-cell>
          <table:table-cell table:number-columns-repeated="10" office:value-type="float" office:value="146611.332103311" calcext:value-type="float">
            <text:p>146611.332103311</text:p>
          </table:table-cell>
        </table:table-row>
        <table:table-row table:style-name="ro1">
          <table:table-cell/>
          <table:table-cell office:value-type="float" office:value="9.1" calcext:value-type="float">
            <text:p>9.1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-0.0000000000398797837" calcext:value-type="float">
            <text:p>-3.9879783701731E-11</text:p>
          </table:table-cell>
          <table:table-cell office:value-type="float" office:value="0.0000000061104296789" calcext:value-type="float">
            <text:p>6.11042967890418E-09</text:p>
          </table:table-cell>
          <table:table-cell office:value-type="float" office:value="0.00000000001500666258" calcext:value-type="float">
            <text:p>1.50066625792533E-11</text:p>
          </table:table-cell>
          <table:table-cell office:value-type="float" office:value="3.19189119579733E-016" calcext:value-type="float">
            <text:p>3.19189119579733E-16</text:p>
          </table:table-cell>
          <table:table-cell office:value-type="float" office:value="0.00000000000031918912" calcext:value-type="float">
            <text:p>3.19189119579733E-13</text:p>
          </table:table-cell>
          <table:table-cell office:value-type="float" office:value="-0.00000002860273330686" calcext:value-type="float">
            <text:p>-2.86027333068649E-08</text:p>
          </table:table-cell>
          <table:table-cell office:value-type="float" office:value="-0.00000004005027406931" calcext:value-type="float">
            <text:p>-4.00502740693067E-08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2961" calcext:value-type="float">
            <text:p>-4.1931361712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68" calcext:value-type="float">
            <text:p>0.0165045405114768</text:p>
          </table:table-cell>
          <table:table-cell office:value-type="float" office:value="2.09524461594103" calcext:value-type="float">
            <text:p>2.09524461594103</text:p>
          </table:table-cell>
          <table:table-cell office:value-type="float" office:value="53388.6678966894" calcext:value-type="float">
            <text:p>53388.6678966894</text:p>
          </table:table-cell>
          <table:table-cell office:value-type="float" office:value="53388.6678966894" calcext:value-type="float">
            <text:p>53388.6678966894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87" calcext:value-type="float">
            <text:p>-3.66084546274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76" calcext:value-type="float">
            <text:p>0.0180117487778876</text:p>
          </table:table-cell>
          <table:table-cell office:value-type="float" office:value="1.49075064189043" calcext:value-type="float">
            <text:p>1.49075064189043</text:p>
          </table:table-cell>
          <table:table-cell table:number-columns-repeated="2" office:value-type="float" office:value="46611.3321033106" calcext:value-type="float">
            <text:p>46611.3321033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217" calcext:value-type="float">
            <text:p>-0.915211365686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06" calcext:value-type="float">
            <text:p>0.00454411230833206</text:p>
          </table:table-cell>
          <table:table-cell office:value-type="float" office:value="1.49075064189043" calcext:value-type="float">
            <text:p>1.49075064189043</text:p>
          </table:table-cell>
          <table:table-cell table:number-columns-repeated="2" office:value-type="float" office:value="46611.3321033106" calcext:value-type="float">
            <text:p>46611.3321033106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0000001500666258" calcext:value-type="float">
            <text:p>1.50066625792533E-11</text:p>
          </table:table-cell>
          <table:table-cell office:value-type="float" office:value="364.873583510296" calcext:value-type="float">
            <text:p>364.873583510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65" calcext:value-type="float">
            <text:p>0.00177251333567965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3.19189119579733E-016" calcext:value-type="float">
            <text:p>3.19189119579733E-1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021" calcext:value-type="float">
            <text:p>15.0000000000021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65" calcext:value-type="float">
            <text:p>1.77251333567965</text:p>
          </table:table-cell>
          <table:table-cell office:value-type="float" office:value="1.46611332103311" calcext:value-type="float">
            <text:p>1.46611332103311</text:p>
          </table:table-cell>
          <table:table-cell office:value-type="float" office:value="205850.966627786" calcext:value-type="float">
            <text:p>205850.96662778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66" calcext:value-type="float">
            <text:p>1.77251333567966</text:p>
          </table:table-cell>
          <table:table-cell table:number-columns-repeated="2" office:value-type="float" office:value="1.77251333567965" calcext:value-type="float">
            <text:p>1.772513335679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7987" calcext:value-type="float">
            <text:p>288564.7770979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2" calcext:value-type="float">
            <text:p>11515.9222546392</text:p>
          </table:table-cell>
          <table:table-cell office:value-type="float" office:value="-9212.73780371134" calcext:value-type="float">
            <text:p>-9212.73780371134</text:p>
          </table:table-cell>
          <table:table-cell office:value-type="float" office:value="-2303.18445092783" calcext:value-type="float">
            <text:p>-2303.184450927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4.19313617122961" calcext:value-type="float">
            <text:p>4.1931361712296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3.66084546274487" calcext:value-type="float">
            <text:p>3.66084546274487</text:p>
          </table:table-cell>
          <table:table-cell table:number-columns-repeated="2" office:value-type="float" office:value="0.0319260649077174" calcext:value-type="float">
            <text:p>0.0319260649077174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0.915211365686217" calcext:value-type="float">
            <text:p>0.915211365686217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0798151622692935" calcext:value-type="float">
            <text:p>-0.007981516226929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table:number-columns-repeated="4"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-0.00798151622692935" calcext:value-type="float">
            <text:p>-0.00798151622692935</text:p>
          </table:table-cell>
          <table:table-cell table:number-columns-repeated="10" office:value-type="float" office:value="146611.332103311" calcext:value-type="float">
            <text:p>146611.332103311</text:p>
          </table:table-cell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-0.0000000000398797837" calcext:value-type="float">
            <text:p>-3.9879783701731E-11</text:p>
          </table:table-cell>
          <table:table-cell office:value-type="float" office:value="0.0000000061104296789" calcext:value-type="float">
            <text:p>6.11042967890418E-09</text:p>
          </table:table-cell>
          <table:table-cell office:value-type="float" office:value="0.00000000001500666258" calcext:value-type="float">
            <text:p>1.50066625792533E-11</text:p>
          </table:table-cell>
          <table:table-cell office:value-type="float" office:value="3.19189119579733E-016" calcext:value-type="float">
            <text:p>3.19189119579733E-16</text:p>
          </table:table-cell>
          <table:table-cell office:value-type="float" office:value="0.00000000000031918912" calcext:value-type="float">
            <text:p>3.19189119579733E-13</text:p>
          </table:table-cell>
          <table:table-cell office:value-type="float" office:value="-0.00000002860273330686" calcext:value-type="float">
            <text:p>-2.86027333068649E-08</text:p>
          </table:table-cell>
          <table:table-cell office:value-type="float" office:value="-0.00000004005027406931" calcext:value-type="float">
            <text:p>-4.00502740693067E-08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2961" calcext:value-type="float">
            <text:p>-4.1931361712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68" calcext:value-type="float">
            <text:p>0.0165045405114768</text:p>
          </table:table-cell>
          <table:table-cell office:value-type="float" office:value="2.09524461594103" calcext:value-type="float">
            <text:p>2.09524461594103</text:p>
          </table:table-cell>
          <table:table-cell office:value-type="float" office:value="53388.6678966894" calcext:value-type="float">
            <text:p>53388.6678966894</text:p>
          </table:table-cell>
          <table:table-cell office:value-type="float" office:value="53388.6678966894" calcext:value-type="float">
            <text:p>53388.6678966894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87" calcext:value-type="float">
            <text:p>-3.66084546274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76" calcext:value-type="float">
            <text:p>0.0180117487778876</text:p>
          </table:table-cell>
          <table:table-cell office:value-type="float" office:value="1.49075064189043" calcext:value-type="float">
            <text:p>1.49075064189043</text:p>
          </table:table-cell>
          <table:table-cell table:number-columns-repeated="2" office:value-type="float" office:value="46611.3321033106" calcext:value-type="float">
            <text:p>46611.3321033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217" calcext:value-type="float">
            <text:p>-0.915211365686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06" calcext:value-type="float">
            <text:p>0.00454411230833206</text:p>
          </table:table-cell>
          <table:table-cell office:value-type="float" office:value="1.49075064189043" calcext:value-type="float">
            <text:p>1.49075064189043</text:p>
          </table:table-cell>
          <table:table-cell table:number-columns-repeated="2" office:value-type="float" office:value="46611.3321033106" calcext:value-type="float">
            <text:p>46611.3321033106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0000001500666258" calcext:value-type="float">
            <text:p>1.50066625792533E-11</text:p>
          </table:table-cell>
          <table:table-cell office:value-type="float" office:value="364.873583510296" calcext:value-type="float">
            <text:p>364.873583510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65" calcext:value-type="float">
            <text:p>0.00177251333567965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3.19189119579733E-016" calcext:value-type="float">
            <text:p>3.19189119579733E-1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021" calcext:value-type="float">
            <text:p>15.0000000000021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65" calcext:value-type="float">
            <text:p>1.77251333567965</text:p>
          </table:table-cell>
          <table:table-cell office:value-type="float" office:value="1.46611332103311" calcext:value-type="float">
            <text:p>1.46611332103311</text:p>
          </table:table-cell>
          <table:table-cell office:value-type="float" office:value="205850.966627786" calcext:value-type="float">
            <text:p>205850.96662778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66" calcext:value-type="float">
            <text:p>1.77251333567966</text:p>
          </table:table-cell>
          <table:table-cell table:number-columns-repeated="2" office:value-type="float" office:value="1.77251333567965" calcext:value-type="float">
            <text:p>1.772513335679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7987" calcext:value-type="float">
            <text:p>288564.7770979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2" calcext:value-type="float">
            <text:p>11515.9222546392</text:p>
          </table:table-cell>
          <table:table-cell office:value-type="float" office:value="-9212.73780371134" calcext:value-type="float">
            <text:p>-9212.73780371134</text:p>
          </table:table-cell>
          <table:table-cell office:value-type="float" office:value="-2303.18445092783" calcext:value-type="float">
            <text:p>-2303.184450927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4.19313617122961" calcext:value-type="float">
            <text:p>4.1931361712296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3.66084546274487" calcext:value-type="float">
            <text:p>3.66084546274487</text:p>
          </table:table-cell>
          <table:table-cell table:number-columns-repeated="2" office:value-type="float" office:value="0.0319260649077174" calcext:value-type="float">
            <text:p>0.0319260649077174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0.915211365686217" calcext:value-type="float">
            <text:p>0.915211365686217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0798151622692935" calcext:value-type="float">
            <text:p>-0.007981516226929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table:number-columns-repeated="4"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-0.00798151622692935" calcext:value-type="float">
            <text:p>-0.00798151622692935</text:p>
          </table:table-cell>
          <table:table-cell table:number-columns-repeated="10" office:value-type="float" office:value="146611.332103311" calcext:value-type="float">
            <text:p>146611.332103311</text:p>
          </table:table-cell>
        </table:table-row>
        <table:table-row table:style-name="ro1">
          <table:table-cell/>
          <table:table-cell office:value-type="float" office:value="9.3" calcext:value-type="float">
            <text:p>9.3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-0.0000000000398797837" calcext:value-type="float">
            <text:p>-3.9879783701731E-11</text:p>
          </table:table-cell>
          <table:table-cell office:value-type="float" office:value="0.0000000061104296789" calcext:value-type="float">
            <text:p>6.11042967890417E-09</text:p>
          </table:table-cell>
          <table:table-cell office:value-type="float" office:value="0.00000000001500666258" calcext:value-type="float">
            <text:p>1.50066625792533E-11</text:p>
          </table:table-cell>
          <table:table-cell office:value-type="float" office:value="3.19189119579733E-016" calcext:value-type="float">
            <text:p>3.19189119579733E-16</text:p>
          </table:table-cell>
          <table:table-cell office:value-type="float" office:value="0.00000000000031918912" calcext:value-type="float">
            <text:p>3.19189119579733E-13</text:p>
          </table:table-cell>
          <table:table-cell office:value-type="float" office:value="-0.00000002860273330686" calcext:value-type="float">
            <text:p>-2.86027333068649E-08</text:p>
          </table:table-cell>
          <table:table-cell office:value-type="float" office:value="-0.00000004005027406931" calcext:value-type="float">
            <text:p>-4.00502740693067E-08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2961" calcext:value-type="float">
            <text:p>-4.1931361712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68" calcext:value-type="float">
            <text:p>0.0165045405114768</text:p>
          </table:table-cell>
          <table:table-cell office:value-type="float" office:value="2.09524461594103" calcext:value-type="float">
            <text:p>2.09524461594103</text:p>
          </table:table-cell>
          <table:table-cell office:value-type="float" office:value="53388.6678966894" calcext:value-type="float">
            <text:p>53388.6678966894</text:p>
          </table:table-cell>
          <table:table-cell office:value-type="float" office:value="53388.6678966894" calcext:value-type="float">
            <text:p>53388.6678966894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87" calcext:value-type="float">
            <text:p>-3.66084546274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76" calcext:value-type="float">
            <text:p>0.0180117487778876</text:p>
          </table:table-cell>
          <table:table-cell office:value-type="float" office:value="1.49075064189043" calcext:value-type="float">
            <text:p>1.49075064189043</text:p>
          </table:table-cell>
          <table:table-cell table:number-columns-repeated="2" office:value-type="float" office:value="46611.3321033106" calcext:value-type="float">
            <text:p>46611.3321033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217" calcext:value-type="float">
            <text:p>-0.915211365686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06" calcext:value-type="float">
            <text:p>0.00454411230833206</text:p>
          </table:table-cell>
          <table:table-cell office:value-type="float" office:value="1.49075064189043" calcext:value-type="float">
            <text:p>1.49075064189043</text:p>
          </table:table-cell>
          <table:table-cell table:number-columns-repeated="2" office:value-type="float" office:value="46611.3321033106" calcext:value-type="float">
            <text:p>46611.3321033106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0000001500666258" calcext:value-type="float">
            <text:p>1.50066625792533E-11</text:p>
          </table:table-cell>
          <table:table-cell office:value-type="float" office:value="364.873583510296" calcext:value-type="float">
            <text:p>364.873583510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65" calcext:value-type="float">
            <text:p>0.00177251333567965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3.19189119579733E-016" calcext:value-type="float">
            <text:p>3.19189119579733E-1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02" calcext:value-type="float">
            <text:p>15.000000000002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65" calcext:value-type="float">
            <text:p>1.77251333567965</text:p>
          </table:table-cell>
          <table:table-cell office:value-type="float" office:value="1.46611332103311" calcext:value-type="float">
            <text:p>1.46611332103311</text:p>
          </table:table-cell>
          <table:table-cell office:value-type="float" office:value="205850.966627786" calcext:value-type="float">
            <text:p>205850.96662778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66" calcext:value-type="float">
            <text:p>1.77251333567966</text:p>
          </table:table-cell>
          <table:table-cell table:number-columns-repeated="2" office:value-type="float" office:value="1.77251333567965" calcext:value-type="float">
            <text:p>1.772513335679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7987" calcext:value-type="float">
            <text:p>288564.7770979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2" calcext:value-type="float">
            <text:p>11515.9222546392</text:p>
          </table:table-cell>
          <table:table-cell office:value-type="float" office:value="-9212.73780371134" calcext:value-type="float">
            <text:p>-9212.73780371134</text:p>
          </table:table-cell>
          <table:table-cell office:value-type="float" office:value="-2303.18445092783" calcext:value-type="float">
            <text:p>-2303.184450927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4.19313617122961" calcext:value-type="float">
            <text:p>4.1931361712296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3.66084546274487" calcext:value-type="float">
            <text:p>3.66084546274487</text:p>
          </table:table-cell>
          <table:table-cell table:number-columns-repeated="2" office:value-type="float" office:value="0.0319260649077174" calcext:value-type="float">
            <text:p>0.0319260649077174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0.915211365686217" calcext:value-type="float">
            <text:p>0.915211365686217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0798151622692935" calcext:value-type="float">
            <text:p>-0.007981516226929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table:number-columns-repeated="4"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-0.00798151622692935" calcext:value-type="float">
            <text:p>-0.00798151622692935</text:p>
          </table:table-cell>
          <table:table-cell table:number-columns-repeated="10" office:value-type="float" office:value="146611.332103311" calcext:value-type="float">
            <text:p>146611.332103311</text:p>
          </table:table-cell>
        </table:table-row>
        <table:table-row table:style-name="ro1">
          <table:table-cell/>
          <table:table-cell office:value-type="float" office:value="9.4" calcext:value-type="float">
            <text:p>9.4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-0.0000000000398797837" calcext:value-type="float">
            <text:p>-3.9879783701731E-11</text:p>
          </table:table-cell>
          <table:table-cell office:value-type="float" office:value="0.0000000061104296789" calcext:value-type="float">
            <text:p>6.11042967890417E-09</text:p>
          </table:table-cell>
          <table:table-cell office:value-type="float" office:value="0.00000000001500666258" calcext:value-type="float">
            <text:p>1.50066625792533E-11</text:p>
          </table:table-cell>
          <table:table-cell office:value-type="float" office:value="3.19189119579733E-016" calcext:value-type="float">
            <text:p>3.19189119579733E-16</text:p>
          </table:table-cell>
          <table:table-cell office:value-type="float" office:value="0.00000000000031918912" calcext:value-type="float">
            <text:p>3.19189119579733E-13</text:p>
          </table:table-cell>
          <table:table-cell office:value-type="float" office:value="-0.00000002860273330686" calcext:value-type="float">
            <text:p>-2.86027333068649E-08</text:p>
          </table:table-cell>
          <table:table-cell office:value-type="float" office:value="-0.00000004005027406931" calcext:value-type="float">
            <text:p>-4.00502740693067E-08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2961" calcext:value-type="float">
            <text:p>-4.1931361712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68" calcext:value-type="float">
            <text:p>0.0165045405114768</text:p>
          </table:table-cell>
          <table:table-cell office:value-type="float" office:value="2.09524461594103" calcext:value-type="float">
            <text:p>2.09524461594103</text:p>
          </table:table-cell>
          <table:table-cell office:value-type="float" office:value="53388.6678966894" calcext:value-type="float">
            <text:p>53388.6678966894</text:p>
          </table:table-cell>
          <table:table-cell office:value-type="float" office:value="53388.6678966894" calcext:value-type="float">
            <text:p>53388.6678966894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87" calcext:value-type="float">
            <text:p>-3.66084546274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76" calcext:value-type="float">
            <text:p>0.0180117487778876</text:p>
          </table:table-cell>
          <table:table-cell office:value-type="float" office:value="1.49075064189043" calcext:value-type="float">
            <text:p>1.49075064189043</text:p>
          </table:table-cell>
          <table:table-cell table:number-columns-repeated="2" office:value-type="float" office:value="46611.3321033106" calcext:value-type="float">
            <text:p>46611.3321033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217" calcext:value-type="float">
            <text:p>-0.915211365686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06" calcext:value-type="float">
            <text:p>0.00454411230833206</text:p>
          </table:table-cell>
          <table:table-cell office:value-type="float" office:value="1.49075064189043" calcext:value-type="float">
            <text:p>1.49075064189043</text:p>
          </table:table-cell>
          <table:table-cell table:number-columns-repeated="2" office:value-type="float" office:value="46611.3321033106" calcext:value-type="float">
            <text:p>46611.3321033106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0000001500666258" calcext:value-type="float">
            <text:p>1.50066625792533E-11</text:p>
          </table:table-cell>
          <table:table-cell office:value-type="float" office:value="364.873583510296" calcext:value-type="float">
            <text:p>364.873583510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65" calcext:value-type="float">
            <text:p>0.00177251333567965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3.19189119579733E-016" calcext:value-type="float">
            <text:p>3.19189119579733E-1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02" calcext:value-type="float">
            <text:p>15.000000000002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65" calcext:value-type="float">
            <text:p>1.77251333567965</text:p>
          </table:table-cell>
          <table:table-cell office:value-type="float" office:value="1.46611332103311" calcext:value-type="float">
            <text:p>1.46611332103311</text:p>
          </table:table-cell>
          <table:table-cell office:value-type="float" office:value="205850.966627786" calcext:value-type="float">
            <text:p>205850.96662778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66" calcext:value-type="float">
            <text:p>1.77251333567966</text:p>
          </table:table-cell>
          <table:table-cell table:number-columns-repeated="2" office:value-type="float" office:value="1.77251333567965" calcext:value-type="float">
            <text:p>1.772513335679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7987" calcext:value-type="float">
            <text:p>288564.7770979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2" calcext:value-type="float">
            <text:p>11515.9222546392</text:p>
          </table:table-cell>
          <table:table-cell office:value-type="float" office:value="-9212.73780371134" calcext:value-type="float">
            <text:p>-9212.73780371134</text:p>
          </table:table-cell>
          <table:table-cell office:value-type="float" office:value="-2303.18445092783" calcext:value-type="float">
            <text:p>-2303.184450927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4.19313617122961" calcext:value-type="float">
            <text:p>4.1931361712296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3.66084546274487" calcext:value-type="float">
            <text:p>3.66084546274487</text:p>
          </table:table-cell>
          <table:table-cell table:number-columns-repeated="2" office:value-type="float" office:value="0.0319260649077174" calcext:value-type="float">
            <text:p>0.0319260649077174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0.915211365686217" calcext:value-type="float">
            <text:p>0.915211365686217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0798151622692935" calcext:value-type="float">
            <text:p>-0.007981516226929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table:number-columns-repeated="4"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-0.00798151622692935" calcext:value-type="float">
            <text:p>-0.00798151622692935</text:p>
          </table:table-cell>
          <table:table-cell table:number-columns-repeated="10" office:value-type="float" office:value="146611.332103311" calcext:value-type="float">
            <text:p>146611.332103311</text:p>
          </table:table-cell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-0.00000000003809125494" calcext:value-type="float">
            <text:p>-3.80912549414215E-11</text:p>
          </table:table-cell>
          <table:table-cell office:value-type="float" office:value="0.00000000702043691144" calcext:value-type="float">
            <text:p>7.020436911436E-09</text:p>
          </table:table-cell>
          <table:table-cell office:value-type="float" office:value="0.00000000001728039933" calcext:value-type="float">
            <text:p>1.72803993336856E-11</text:p>
          </table:table-cell>
          <table:table-cell office:value-type="float" office:value="3.19189119579733E-016" calcext:value-type="float">
            <text:p>3.19189119579733E-16</text:p>
          </table:table-cell>
          <table:table-cell office:value-type="float" office:value="0.00000000000031918912" calcext:value-type="float">
            <text:p>3.19189119579733E-13</text:p>
          </table:table-cell>
          <table:table-cell office:value-type="float" office:value="-0.00000002731995776512" calcext:value-type="float">
            <text:p>-2.73199577651168E-08</text:p>
          </table:table-cell>
          <table:table-cell office:value-type="float" office:value="-0.00000003825409915605" calcext:value-type="float">
            <text:p>-3.8254099156048E-08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2961" calcext:value-type="float">
            <text:p>-4.1931361712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68" calcext:value-type="float">
            <text:p>0.0165045405114768</text:p>
          </table:table-cell>
          <table:table-cell office:value-type="float" office:value="2.09524461594103" calcext:value-type="float">
            <text:p>2.09524461594103</text:p>
          </table:table-cell>
          <table:table-cell office:value-type="float" office:value="53388.6678966894" calcext:value-type="float">
            <text:p>53388.6678966894</text:p>
          </table:table-cell>
          <table:table-cell office:value-type="float" office:value="53388.6678966894" calcext:value-type="float">
            <text:p>53388.6678966894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87" calcext:value-type="float">
            <text:p>-3.66084546274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76" calcext:value-type="float">
            <text:p>0.0180117487778876</text:p>
          </table:table-cell>
          <table:table-cell office:value-type="float" office:value="1.49075064189043" calcext:value-type="float">
            <text:p>1.49075064189043</text:p>
          </table:table-cell>
          <table:table-cell table:number-columns-repeated="2" office:value-type="float" office:value="46611.3321033106" calcext:value-type="float">
            <text:p>46611.3321033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217" calcext:value-type="float">
            <text:p>-0.915211365686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06" calcext:value-type="float">
            <text:p>0.00454411230833206</text:p>
          </table:table-cell>
          <table:table-cell office:value-type="float" office:value="1.49075064189043" calcext:value-type="float">
            <text:p>1.49075064189043</text:p>
          </table:table-cell>
          <table:table-cell table:number-columns-repeated="2" office:value-type="float" office:value="46611.3321033106" calcext:value-type="float">
            <text:p>46611.3321033106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0000001728039933" calcext:value-type="float">
            <text:p>1.72803993336856E-11</text:p>
          </table:table-cell>
          <table:table-cell office:value-type="float" office:value="364.873583510296" calcext:value-type="float">
            <text:p>364.873583510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65" calcext:value-type="float">
            <text:p>0.00177251333567965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3.19189119579733E-016" calcext:value-type="float">
            <text:p>3.19189119579733E-1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019" calcext:value-type="float">
            <text:p>15.0000000000019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65" calcext:value-type="float">
            <text:p>1.77251333567965</text:p>
          </table:table-cell>
          <table:table-cell office:value-type="float" office:value="1.46611332103311" calcext:value-type="float">
            <text:p>1.46611332103311</text:p>
          </table:table-cell>
          <table:table-cell office:value-type="float" office:value="205850.966627786" calcext:value-type="float">
            <text:p>205850.96662778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66" calcext:value-type="float">
            <text:p>1.77251333567966</text:p>
          </table:table-cell>
          <table:table-cell table:number-columns-repeated="2" office:value-type="float" office:value="1.77251333567965" calcext:value-type="float">
            <text:p>1.772513335679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7987" calcext:value-type="float">
            <text:p>288564.7770979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2" calcext:value-type="float">
            <text:p>11515.9222546392</text:p>
          </table:table-cell>
          <table:table-cell office:value-type="float" office:value="-9212.73780371133" calcext:value-type="float">
            <text:p>-9212.73780371133</text:p>
          </table:table-cell>
          <table:table-cell office:value-type="float" office:value="-2303.18445092783" calcext:value-type="float">
            <text:p>-2303.184450927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4.19313617122961" calcext:value-type="float">
            <text:p>4.1931361712296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3.66084546274487" calcext:value-type="float">
            <text:p>3.66084546274487</text:p>
          </table:table-cell>
          <table:table-cell table:number-columns-repeated="2" office:value-type="float" office:value="0.0319260649077174" calcext:value-type="float">
            <text:p>0.0319260649077174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0.915211365686217" calcext:value-type="float">
            <text:p>0.915211365686217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0798151622692935" calcext:value-type="float">
            <text:p>-0.007981516226929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table:number-columns-repeated="4"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-0.00798151622692935" calcext:value-type="float">
            <text:p>-0.00798151622692935</text:p>
          </table:table-cell>
          <table:table-cell table:number-columns-repeated="10" office:value-type="float" office:value="146611.332103311" calcext:value-type="float">
            <text:p>146611.332103311</text:p>
          </table:table-cell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-0.00000000003809125494" calcext:value-type="float">
            <text:p>-3.80912549414215E-11</text:p>
          </table:table-cell>
          <table:table-cell office:value-type="float" office:value="0.00000000702043691144" calcext:value-type="float">
            <text:p>7.02043691143599E-09</text:p>
          </table:table-cell>
          <table:table-cell office:value-type="float" office:value="0.00000000001728039933" calcext:value-type="float">
            <text:p>1.72803993336856E-11</text:p>
          </table:table-cell>
          <table:table-cell office:value-type="float" office:value="3.19189119579733E-016" calcext:value-type="float">
            <text:p>3.19189119579733E-16</text:p>
          </table:table-cell>
          <table:table-cell office:value-type="float" office:value="0.00000000000031918912" calcext:value-type="float">
            <text:p>3.19189119579733E-13</text:p>
          </table:table-cell>
          <table:table-cell office:value-type="float" office:value="-0.00000002731995776512" calcext:value-type="float">
            <text:p>-2.73199577651168E-08</text:p>
          </table:table-cell>
          <table:table-cell office:value-type="float" office:value="-0.00000003825409915605" calcext:value-type="float">
            <text:p>-3.8254099156048E-08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2961" calcext:value-type="float">
            <text:p>-4.1931361712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68" calcext:value-type="float">
            <text:p>0.0165045405114768</text:p>
          </table:table-cell>
          <table:table-cell office:value-type="float" office:value="2.09524461594103" calcext:value-type="float">
            <text:p>2.09524461594103</text:p>
          </table:table-cell>
          <table:table-cell office:value-type="float" office:value="53388.6678966894" calcext:value-type="float">
            <text:p>53388.6678966894</text:p>
          </table:table-cell>
          <table:table-cell office:value-type="float" office:value="53388.6678966894" calcext:value-type="float">
            <text:p>53388.6678966894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87" calcext:value-type="float">
            <text:p>-3.66084546274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76" calcext:value-type="float">
            <text:p>0.0180117487778876</text:p>
          </table:table-cell>
          <table:table-cell office:value-type="float" office:value="1.49075064189043" calcext:value-type="float">
            <text:p>1.49075064189043</text:p>
          </table:table-cell>
          <table:table-cell table:number-columns-repeated="2" office:value-type="float" office:value="46611.3321033106" calcext:value-type="float">
            <text:p>46611.3321033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217" calcext:value-type="float">
            <text:p>-0.915211365686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06" calcext:value-type="float">
            <text:p>0.00454411230833206</text:p>
          </table:table-cell>
          <table:table-cell office:value-type="float" office:value="1.49075064189043" calcext:value-type="float">
            <text:p>1.49075064189043</text:p>
          </table:table-cell>
          <table:table-cell table:number-columns-repeated="2" office:value-type="float" office:value="46611.3321033106" calcext:value-type="float">
            <text:p>46611.3321033106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0000001728039933" calcext:value-type="float">
            <text:p>1.72803993336856E-11</text:p>
          </table:table-cell>
          <table:table-cell office:value-type="float" office:value="364.873583510296" calcext:value-type="float">
            <text:p>364.873583510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65" calcext:value-type="float">
            <text:p>0.00177251333567965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3.19189119579733E-016" calcext:value-type="float">
            <text:p>3.19189119579733E-1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019" calcext:value-type="float">
            <text:p>15.0000000000019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65" calcext:value-type="float">
            <text:p>1.77251333567965</text:p>
          </table:table-cell>
          <table:table-cell office:value-type="float" office:value="1.46611332103311" calcext:value-type="float">
            <text:p>1.46611332103311</text:p>
          </table:table-cell>
          <table:table-cell office:value-type="float" office:value="205850.966627786" calcext:value-type="float">
            <text:p>205850.96662778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66" calcext:value-type="float">
            <text:p>1.77251333567966</text:p>
          </table:table-cell>
          <table:table-cell table:number-columns-repeated="2" office:value-type="float" office:value="1.77251333567965" calcext:value-type="float">
            <text:p>1.772513335679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7987" calcext:value-type="float">
            <text:p>288564.7770979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2" calcext:value-type="float">
            <text:p>11515.9222546392</text:p>
          </table:table-cell>
          <table:table-cell office:value-type="float" office:value="-9212.73780371133" calcext:value-type="float">
            <text:p>-9212.73780371133</text:p>
          </table:table-cell>
          <table:table-cell office:value-type="float" office:value="-2303.18445092783" calcext:value-type="float">
            <text:p>-2303.184450927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4.19313617122961" calcext:value-type="float">
            <text:p>4.1931361712296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3.66084546274487" calcext:value-type="float">
            <text:p>3.66084546274487</text:p>
          </table:table-cell>
          <table:table-cell table:number-columns-repeated="2" office:value-type="float" office:value="0.0319260649077174" calcext:value-type="float">
            <text:p>0.0319260649077174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0.915211365686217" calcext:value-type="float">
            <text:p>0.915211365686217</text:p>
          </table:table-cell>
          <table:table-cell office:value-type="float" office:value="0.00798151622692935" calcext:value-type="float">
            <text:p>0.00798151622692935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0798151622692935" calcext:value-type="float">
            <text:p>-0.007981516226929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table:number-columns-repeated="4"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-0.00798151622692935" calcext:value-type="float">
            <text:p>-0.00798151622692935</text:p>
          </table:table-cell>
          <table:table-cell table:number-columns-repeated="10" office:value-type="float" office:value="146611.332103311" calcext:value-type="float">
            <text:p>146611.332103311</text:p>
          </table:table-cell>
        </table:table-row>
        <table:table-row table:style-name="ro1">
          <table:table-cell/>
          <table:table-cell office:value-type="float" office:value="9.7" calcext:value-type="float">
            <text:p>9.7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-0.00000000003988434254" calcext:value-type="float">
            <text:p>-3.98843425375616E-11</text:p>
          </table:table-cell>
          <table:table-cell office:value-type="float" office:value="0.00000000209051364687" calcext:value-type="float">
            <text:p>2.09051364686506E-09</text:p>
          </table:table-cell>
          <table:table-cell office:value-type="float" office:value="0.00000000000500222086" calcext:value-type="float">
            <text:p>5.00222085975111E-12</text:p>
          </table:table-cell>
          <table:table-cell office:value-type="float" office:value="2.70616862252382E-016" calcext:value-type="float">
            <text:p>2.70616862252382E-16</text:p>
          </table:table-cell>
          <table:table-cell office:value-type="float" office:value="0.00000000000027061686" calcext:value-type="float">
            <text:p>2.70616862252382E-13</text:p>
          </table:table-cell>
          <table:table-cell office:value-type="float" office:value="-0.0000000286060030128" calcext:value-type="float">
            <text:p>-2.86060030127999E-08</text:p>
          </table:table-cell>
          <table:table-cell office:value-type="float" office:value="-0.00000004005485239465" calcext:value-type="float">
            <text:p>-4.00548523946512E-08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2961" calcext:value-type="float">
            <text:p>-4.1931361712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68" calcext:value-type="float">
            <text:p>0.0165045405114768</text:p>
          </table:table-cell>
          <table:table-cell office:value-type="float" office:value="2.09524461594103" calcext:value-type="float">
            <text:p>2.09524461594103</text:p>
          </table:table-cell>
          <table:table-cell table:number-columns-repeated="2" office:value-type="float" office:value="53388.6678966894" calcext:value-type="float">
            <text:p>53388.6678966894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87" calcext:value-type="float">
            <text:p>-3.66084546274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76" calcext:value-type="float">
            <text:p>0.0180117487778876</text:p>
          </table:table-cell>
          <table:table-cell office:value-type="float" office:value="1.49075064189043" calcext:value-type="float">
            <text:p>1.49075064189043</text:p>
          </table:table-cell>
          <table:table-cell table:number-columns-repeated="2" office:value-type="float" office:value="46611.3321033107" calcext:value-type="float">
            <text:p>46611.3321033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218" calcext:value-type="float">
            <text:p>-0.915211365686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06" calcext:value-type="float">
            <text:p>0.00454411230833206</text:p>
          </table:table-cell>
          <table:table-cell office:value-type="float" office:value="1.49075064189043" calcext:value-type="float">
            <text:p>1.49075064189043</text:p>
          </table:table-cell>
          <table:table-cell table:number-columns-repeated="2" office:value-type="float" office:value="46611.3321033107" calcext:value-type="float">
            <text:p>46611.3321033107</text:p>
          </table:table-cell>
          <table:table-cell office:value-type="float" office:value="0.00798151622692936" calcext:value-type="float">
            <text:p>0.007981516226929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0000000500222086" calcext:value-type="float">
            <text:p>5.00222085975111E-12</text:p>
          </table:table-cell>
          <table:table-cell office:value-type="float" office:value="364.873583510296" calcext:value-type="float">
            <text:p>364.873583510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65" calcext:value-type="float">
            <text:p>0.00177251333567965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2.70616862252382E-016" calcext:value-type="float">
            <text:p>2.70616862252382E-1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019" calcext:value-type="float">
            <text:p>15.0000000000019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65" calcext:value-type="float">
            <text:p>1.77251333567965</text:p>
          </table:table-cell>
          <table:table-cell office:value-type="float" office:value="1.46611332103311" calcext:value-type="float">
            <text:p>1.46611332103311</text:p>
          </table:table-cell>
          <table:table-cell office:value-type="float" office:value="205850.966627786" calcext:value-type="float">
            <text:p>205850.96662778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66" calcext:value-type="float">
            <text:p>1.77251333567966</text:p>
          </table:table-cell>
          <table:table-cell table:number-columns-repeated="2" office:value-type="float" office:value="1.77251333567965" calcext:value-type="float">
            <text:p>1.772513335679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7987" calcext:value-type="float">
            <text:p>288564.7770979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2" calcext:value-type="float">
            <text:p>11515.9222546392</text:p>
          </table:table-cell>
          <table:table-cell office:value-type="float" office:value="-9212.73780371134" calcext:value-type="float">
            <text:p>-9212.73780371134</text:p>
          </table:table-cell>
          <table:table-cell office:value-type="float" office:value="-2303.18445092784" calcext:value-type="float">
            <text:p>-2303.184450927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936" calcext:value-type="float">
            <text:p>0.00798151622692936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4.19313617122961" calcext:value-type="float">
            <text:p>4.1931361712296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3.66084546274487" calcext:value-type="float">
            <text:p>3.66084546274487</text:p>
          </table:table-cell>
          <table:table-cell table:number-columns-repeated="2" office:value-type="float" office:value="0.0319260649077174" calcext:value-type="float">
            <text:p>0.0319260649077174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0.915211365686218" calcext:value-type="float">
            <text:p>0.915211365686218</text:p>
          </table:table-cell>
          <table:table-cell office:value-type="float" office:value="0.00798151622692936" calcext:value-type="float">
            <text:p>0.00798151622692936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0798151622692936" calcext:value-type="float">
            <text:p>-0.007981516226929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table:number-columns-repeated="4"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-0.00798151622692936" calcext:value-type="float">
            <text:p>-0.00798151622692936</text:p>
          </table:table-cell>
          <table:table-cell table:number-columns-repeated="10" office:value-type="float" office:value="146611.332103311" calcext:value-type="float">
            <text:p>146611.332103311</text:p>
          </table:table-cell>
        </table:table-row>
        <table:table-row table:style-name="ro1">
          <table:table-cell/>
          <table:table-cell office:value-type="float" office:value="9.8" calcext:value-type="float">
            <text:p>9.8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-0.00000000003988434254" calcext:value-type="float">
            <text:p>-3.98843425375616E-11</text:p>
          </table:table-cell>
          <table:table-cell office:value-type="float" office:value="0.00000000209051364687" calcext:value-type="float">
            <text:p>2.09051364686506E-09</text:p>
          </table:table-cell>
          <table:table-cell office:value-type="float" office:value="0.00000000000500222086" calcext:value-type="float">
            <text:p>5.00222085975111E-12</text:p>
          </table:table-cell>
          <table:table-cell office:value-type="float" office:value="2.70616862252382E-016" calcext:value-type="float">
            <text:p>2.70616862252382E-16</text:p>
          </table:table-cell>
          <table:table-cell office:value-type="float" office:value="0.00000000000027061686" calcext:value-type="float">
            <text:p>2.70616862252382E-13</text:p>
          </table:table-cell>
          <table:table-cell office:value-type="float" office:value="-0.0000000286060030128" calcext:value-type="float">
            <text:p>-2.86060030127999E-08</text:p>
          </table:table-cell>
          <table:table-cell office:value-type="float" office:value="-0.00000004005485239465" calcext:value-type="float">
            <text:p>-4.00548523946512E-08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2961" calcext:value-type="float">
            <text:p>-4.1931361712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68" calcext:value-type="float">
            <text:p>0.0165045405114768</text:p>
          </table:table-cell>
          <table:table-cell office:value-type="float" office:value="2.09524461594103" calcext:value-type="float">
            <text:p>2.09524461594103</text:p>
          </table:table-cell>
          <table:table-cell table:number-columns-repeated="2" office:value-type="float" office:value="53388.6678966894" calcext:value-type="float">
            <text:p>53388.6678966894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87" calcext:value-type="float">
            <text:p>-3.66084546274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76" calcext:value-type="float">
            <text:p>0.0180117487778876</text:p>
          </table:table-cell>
          <table:table-cell office:value-type="float" office:value="1.49075064189043" calcext:value-type="float">
            <text:p>1.49075064189043</text:p>
          </table:table-cell>
          <table:table-cell table:number-columns-repeated="2" office:value-type="float" office:value="46611.3321033107" calcext:value-type="float">
            <text:p>46611.3321033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218" calcext:value-type="float">
            <text:p>-0.915211365686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06" calcext:value-type="float">
            <text:p>0.00454411230833206</text:p>
          </table:table-cell>
          <table:table-cell office:value-type="float" office:value="1.49075064189043" calcext:value-type="float">
            <text:p>1.49075064189043</text:p>
          </table:table-cell>
          <table:table-cell table:number-columns-repeated="2" office:value-type="float" office:value="46611.3321033107" calcext:value-type="float">
            <text:p>46611.3321033107</text:p>
          </table:table-cell>
          <table:table-cell office:value-type="float" office:value="0.00798151622692936" calcext:value-type="float">
            <text:p>0.007981516226929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0000000500222086" calcext:value-type="float">
            <text:p>5.00222085975111E-12</text:p>
          </table:table-cell>
          <table:table-cell office:value-type="float" office:value="364.873583510296" calcext:value-type="float">
            <text:p>364.873583510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65" calcext:value-type="float">
            <text:p>0.00177251333567965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2.70616862252382E-016" calcext:value-type="float">
            <text:p>2.70616862252382E-1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019" calcext:value-type="float">
            <text:p>15.0000000000019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65" calcext:value-type="float">
            <text:p>1.77251333567965</text:p>
          </table:table-cell>
          <table:table-cell office:value-type="float" office:value="1.46611332103311" calcext:value-type="float">
            <text:p>1.46611332103311</text:p>
          </table:table-cell>
          <table:table-cell office:value-type="float" office:value="205850.966627786" calcext:value-type="float">
            <text:p>205850.96662778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66" calcext:value-type="float">
            <text:p>1.77251333567966</text:p>
          </table:table-cell>
          <table:table-cell table:number-columns-repeated="2" office:value-type="float" office:value="1.77251333567965" calcext:value-type="float">
            <text:p>1.772513335679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7987" calcext:value-type="float">
            <text:p>288564.7770979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2" calcext:value-type="float">
            <text:p>11515.9222546392</text:p>
          </table:table-cell>
          <table:table-cell office:value-type="float" office:value="-9212.73780371134" calcext:value-type="float">
            <text:p>-9212.73780371134</text:p>
          </table:table-cell>
          <table:table-cell office:value-type="float" office:value="-2303.18445092784" calcext:value-type="float">
            <text:p>-2303.184450927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936" calcext:value-type="float">
            <text:p>0.00798151622692936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4.19313617122961" calcext:value-type="float">
            <text:p>4.1931361712296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3.66084546274487" calcext:value-type="float">
            <text:p>3.66084546274487</text:p>
          </table:table-cell>
          <table:table-cell table:number-columns-repeated="2" office:value-type="float" office:value="0.0319260649077174" calcext:value-type="float">
            <text:p>0.0319260649077174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0.915211365686218" calcext:value-type="float">
            <text:p>0.915211365686218</text:p>
          </table:table-cell>
          <table:table-cell office:value-type="float" office:value="0.00798151622692936" calcext:value-type="float">
            <text:p>0.00798151622692936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0798151622692936" calcext:value-type="float">
            <text:p>-0.007981516226929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table:number-columns-repeated="4"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-0.00798151622692936" calcext:value-type="float">
            <text:p>-0.00798151622692936</text:p>
          </table:table-cell>
          <table:table-cell table:number-columns-repeated="10" office:value-type="float" office:value="146611.332103311" calcext:value-type="float">
            <text:p>146611.332103311</text:p>
          </table:table-cell>
        </table:table-row>
        <table:table-row table:style-name="ro1">
          <table:table-cell/>
          <table:table-cell office:value-type="float" office:value="9.9" calcext:value-type="float">
            <text:p>9.9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-0.00000000003988434254" calcext:value-type="float">
            <text:p>-3.98843425375616E-11</text:p>
          </table:table-cell>
          <table:table-cell office:value-type="float" office:value="0.00000000209051364687" calcext:value-type="float">
            <text:p>2.09051364686506E-09</text:p>
          </table:table-cell>
          <table:table-cell office:value-type="float" office:value="0.00000000000500222086" calcext:value-type="float">
            <text:p>5.00222085975111E-12</text:p>
          </table:table-cell>
          <table:table-cell office:value-type="float" office:value="2.70616862252382E-016" calcext:value-type="float">
            <text:p>2.70616862252382E-16</text:p>
          </table:table-cell>
          <table:table-cell office:value-type="float" office:value="0.00000000000027061686" calcext:value-type="float">
            <text:p>2.70616862252382E-13</text:p>
          </table:table-cell>
          <table:table-cell office:value-type="float" office:value="-0.0000000286060030128" calcext:value-type="float">
            <text:p>-2.86060030127999E-08</text:p>
          </table:table-cell>
          <table:table-cell office:value-type="float" office:value="-0.00000004005485239465" calcext:value-type="float">
            <text:p>-4.00548523946512E-08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2961" calcext:value-type="float">
            <text:p>-4.1931361712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68" calcext:value-type="float">
            <text:p>0.0165045405114768</text:p>
          </table:table-cell>
          <table:table-cell office:value-type="float" office:value="2.09524461594103" calcext:value-type="float">
            <text:p>2.09524461594103</text:p>
          </table:table-cell>
          <table:table-cell table:number-columns-repeated="2" office:value-type="float" office:value="53388.6678966894" calcext:value-type="float">
            <text:p>53388.6678966894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87" calcext:value-type="float">
            <text:p>-3.66084546274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76" calcext:value-type="float">
            <text:p>0.0180117487778876</text:p>
          </table:table-cell>
          <table:table-cell office:value-type="float" office:value="1.49075064189043" calcext:value-type="float">
            <text:p>1.49075064189043</text:p>
          </table:table-cell>
          <table:table-cell table:number-columns-repeated="2" office:value-type="float" office:value="46611.3321033107" calcext:value-type="float">
            <text:p>46611.3321033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218" calcext:value-type="float">
            <text:p>-0.915211365686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06" calcext:value-type="float">
            <text:p>0.00454411230833206</text:p>
          </table:table-cell>
          <table:table-cell office:value-type="float" office:value="1.49075064189043" calcext:value-type="float">
            <text:p>1.49075064189043</text:p>
          </table:table-cell>
          <table:table-cell table:number-columns-repeated="2" office:value-type="float" office:value="46611.3321033107" calcext:value-type="float">
            <text:p>46611.3321033107</text:p>
          </table:table-cell>
          <table:table-cell office:value-type="float" office:value="0.00798151622692936" calcext:value-type="float">
            <text:p>0.007981516226929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0000000500222086" calcext:value-type="float">
            <text:p>5.00222085975111E-12</text:p>
          </table:table-cell>
          <table:table-cell office:value-type="float" office:value="364.873583510296" calcext:value-type="float">
            <text:p>364.873583510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65" calcext:value-type="float">
            <text:p>0.00177251333567965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2.70616862252382E-016" calcext:value-type="float">
            <text:p>2.70616862252382E-1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019" calcext:value-type="float">
            <text:p>15.0000000000019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65" calcext:value-type="float">
            <text:p>1.77251333567965</text:p>
          </table:table-cell>
          <table:table-cell office:value-type="float" office:value="1.46611332103311" calcext:value-type="float">
            <text:p>1.46611332103311</text:p>
          </table:table-cell>
          <table:table-cell office:value-type="float" office:value="205850.966627786" calcext:value-type="float">
            <text:p>205850.96662778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66" calcext:value-type="float">
            <text:p>1.77251333567966</text:p>
          </table:table-cell>
          <table:table-cell table:number-columns-repeated="2" office:value-type="float" office:value="1.77251333567965" calcext:value-type="float">
            <text:p>1.772513335679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7987" calcext:value-type="float">
            <text:p>288564.7770979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2" calcext:value-type="float">
            <text:p>11515.9222546392</text:p>
          </table:table-cell>
          <table:table-cell office:value-type="float" office:value="-9212.73780371134" calcext:value-type="float">
            <text:p>-9212.73780371134</text:p>
          </table:table-cell>
          <table:table-cell office:value-type="float" office:value="-2303.18445092784" calcext:value-type="float">
            <text:p>-2303.184450927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936" calcext:value-type="float">
            <text:p>0.00798151622692936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4.19313617122961" calcext:value-type="float">
            <text:p>4.1931361712296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3.66084546274487" calcext:value-type="float">
            <text:p>3.66084546274487</text:p>
          </table:table-cell>
          <table:table-cell table:number-columns-repeated="2" office:value-type="float" office:value="0.0319260649077174" calcext:value-type="float">
            <text:p>0.0319260649077174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0.915211365686218" calcext:value-type="float">
            <text:p>0.915211365686218</text:p>
          </table:table-cell>
          <table:table-cell office:value-type="float" office:value="0.00798151622692936" calcext:value-type="float">
            <text:p>0.00798151622692936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0798151622692936" calcext:value-type="float">
            <text:p>-0.007981516226929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table:number-columns-repeated="4"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-0.00798151622692936" calcext:value-type="float">
            <text:p>-0.00798151622692936</text:p>
          </table:table-cell>
          <table:table-cell table:number-columns-repeated="10" office:value-type="float" office:value="146611.332103311" calcext:value-type="float">
            <text:p>146611.33210331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-0.00000000003809581378" calcext:value-type="float">
            <text:p>-3.80958137772522E-11</text:p>
          </table:table-cell>
          <table:table-cell office:value-type="float" office:value="0.0000000030005208794" calcext:value-type="float">
            <text:p>3.00052087939688E-09</text:p>
          </table:table-cell>
          <table:table-cell office:value-type="float" office:value="0.00000000000727595761" calcext:value-type="float">
            <text:p>7.27595761418343E-12</text:p>
          </table:table-cell>
          <table:table-cell office:value-type="float" office:value="2.70616862252382E-016" calcext:value-type="float">
            <text:p>2.70616862252382E-16</text:p>
          </table:table-cell>
          <table:table-cell office:value-type="float" office:value="0.00000000000027061686" calcext:value-type="float">
            <text:p>2.70616862252382E-13</text:p>
          </table:table-cell>
          <table:table-cell office:value-type="float" office:value="-0.00000002732322747105" calcext:value-type="float">
            <text:p>-2.73232274710517E-08</text:p>
          </table:table-cell>
          <table:table-cell office:value-type="float" office:value="-0.00000003825867748139" calcext:value-type="float">
            <text:p>-3.82586774813925E-08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2961" calcext:value-type="float">
            <text:p>-4.1931361712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68" calcext:value-type="float">
            <text:p>0.0165045405114768</text:p>
          </table:table-cell>
          <table:table-cell office:value-type="float" office:value="2.09524461594103" calcext:value-type="float">
            <text:p>2.09524461594103</text:p>
          </table:table-cell>
          <table:table-cell table:number-columns-repeated="2" office:value-type="float" office:value="53388.6678966894" calcext:value-type="float">
            <text:p>53388.6678966894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87" calcext:value-type="float">
            <text:p>-3.66084546274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76" calcext:value-type="float">
            <text:p>0.0180117487778876</text:p>
          </table:table-cell>
          <table:table-cell office:value-type="float" office:value="1.49075064189043" calcext:value-type="float">
            <text:p>1.49075064189043</text:p>
          </table:table-cell>
          <table:table-cell table:number-columns-repeated="2" office:value-type="float" office:value="46611.3321033107" calcext:value-type="float">
            <text:p>46611.3321033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218" calcext:value-type="float">
            <text:p>-0.915211365686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06" calcext:value-type="float">
            <text:p>0.00454411230833206</text:p>
          </table:table-cell>
          <table:table-cell office:value-type="float" office:value="1.49075064189043" calcext:value-type="float">
            <text:p>1.49075064189043</text:p>
          </table:table-cell>
          <table:table-cell table:number-columns-repeated="2" office:value-type="float" office:value="46611.3321033107" calcext:value-type="float">
            <text:p>46611.3321033107</text:p>
          </table:table-cell>
          <table:table-cell office:value-type="float" office:value="0.00798151622692936" calcext:value-type="float">
            <text:p>0.007981516226929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0000000727595761" calcext:value-type="float">
            <text:p>7.27595761418343E-12</text:p>
          </table:table-cell>
          <table:table-cell office:value-type="float" office:value="364.873583510296" calcext:value-type="float">
            <text:p>364.873583510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65" calcext:value-type="float">
            <text:p>0.00177251333567965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2.70616862252382E-016" calcext:value-type="float">
            <text:p>2.70616862252382E-1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018" calcext:value-type="float">
            <text:p>15.0000000000018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65" calcext:value-type="float">
            <text:p>1.77251333567965</text:p>
          </table:table-cell>
          <table:table-cell office:value-type="float" office:value="1.46611332103311" calcext:value-type="float">
            <text:p>1.46611332103311</text:p>
          </table:table-cell>
          <table:table-cell office:value-type="float" office:value="205850.966627785" calcext:value-type="float">
            <text:p>205850.96662778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66" calcext:value-type="float">
            <text:p>1.77251333567966</text:p>
          </table:table-cell>
          <table:table-cell table:number-columns-repeated="2" office:value-type="float" office:value="1.77251333567965" calcext:value-type="float">
            <text:p>1.772513335679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7987" calcext:value-type="float">
            <text:p>288564.7770979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2" calcext:value-type="float">
            <text:p>11515.9222546392</text:p>
          </table:table-cell>
          <table:table-cell office:value-type="float" office:value="-9212.73780371134" calcext:value-type="float">
            <text:p>-9212.73780371134</text:p>
          </table:table-cell>
          <table:table-cell office:value-type="float" office:value="-2303.18445092783" calcext:value-type="float">
            <text:p>-2303.184450927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936" calcext:value-type="float">
            <text:p>0.00798151622692936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4.19313617122961" calcext:value-type="float">
            <text:p>4.1931361712296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3.66084546274487" calcext:value-type="float">
            <text:p>3.66084546274487</text:p>
          </table:table-cell>
          <table:table-cell table:number-columns-repeated="2" office:value-type="float" office:value="0.0319260649077174" calcext:value-type="float">
            <text:p>0.0319260649077174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0.915211365686218" calcext:value-type="float">
            <text:p>0.915211365686218</text:p>
          </table:table-cell>
          <table:table-cell office:value-type="float" office:value="0.00798151622692936" calcext:value-type="float">
            <text:p>0.00798151622692936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0798151622692936" calcext:value-type="float">
            <text:p>-0.007981516226929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table:number-columns-repeated="4"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-0.00798151622692936" calcext:value-type="float">
            <text:p>-0.00798151622692936</text:p>
          </table:table-cell>
          <table:table-cell table:number-columns-repeated="10" office:value-type="float" office:value="146611.332103311" calcext:value-type="float">
            <text:p>146611.33210331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-0.00000000003809581378" calcext:value-type="float">
            <text:p>-3.80958137772522E-11</text:p>
          </table:table-cell>
          <table:table-cell office:value-type="float" office:value="0.0000000030005208794" calcext:value-type="float">
            <text:p>3.00052087939688E-09</text:p>
          </table:table-cell>
          <table:table-cell office:value-type="float" office:value="0.00000000000727595761" calcext:value-type="float">
            <text:p>7.27595761418343E-12</text:p>
          </table:table-cell>
          <table:table-cell office:value-type="float" office:value="2.70616862252382E-016" calcext:value-type="float">
            <text:p>2.70616862252382E-16</text:p>
          </table:table-cell>
          <table:table-cell office:value-type="float" office:value="0.00000000000027061686" calcext:value-type="float">
            <text:p>2.70616862252382E-13</text:p>
          </table:table-cell>
          <table:table-cell office:value-type="float" office:value="-0.00000002732322747105" calcext:value-type="float">
            <text:p>-2.73232274710517E-08</text:p>
          </table:table-cell>
          <table:table-cell office:value-type="float" office:value="-0.00000003825867748139" calcext:value-type="float">
            <text:p>-3.82586774813925E-08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41797589620241" calcext:value-type="float">
            <text:p>2.41797589620241</text:p>
          </table:table-cell>
          <table:table-cell office:value-type="float" office:value="2" calcext:value-type="float">
            <text:p>2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089879481012" calcext:value-type="float">
            <text:p>1.2089879481012</text:p>
          </table:table-cell>
          <table:table-cell office:value-type="float" office:value="1" calcext:value-type="float">
            <text:p>1</text:p>
          </table:table-cell>
          <table:table-cell office:value-type="float" office:value="205850.966627784" calcext:value-type="float">
            <text:p>205850.966627784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4.19313617122961" calcext:value-type="float">
            <text:p>-4.1931361712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45405114768" calcext:value-type="float">
            <text:p>0.0165045405114768</text:p>
          </table:table-cell>
          <table:table-cell office:value-type="float" office:value="2.09524461594103" calcext:value-type="float">
            <text:p>2.09524461594103</text:p>
          </table:table-cell>
          <table:table-cell table:number-columns-repeated="2" office:value-type="float" office:value="53388.6678966894" calcext:value-type="float">
            <text:p>53388.6678966894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" calcext:value-type="float">
            <text:p>288.15</text:p>
          </table:table-cell>
          <table:table-cell office:value-type="float" office:value="0.0000785398163397448" calcext:value-type="float">
            <text:p>7.85398163397448E-05</text:p>
          </table:table-cell>
          <table:table-cell office:value-type="float" office:value="-3.66084546274487" calcext:value-type="float">
            <text:p>-3.66084546274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0117487778876" calcext:value-type="float">
            <text:p>0.0180117487778876</text:p>
          </table:table-cell>
          <table:table-cell office:value-type="float" office:value="1.49075064189043" calcext:value-type="float">
            <text:p>1.49075064189043</text:p>
          </table:table-cell>
          <table:table-cell table:number-columns-repeated="2" office:value-type="float" office:value="46611.3321033107" calcext:value-type="float">
            <text:p>46611.3321033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196349540849362" calcext:value-type="float">
            <text:p>1.96349540849362E-05</text:p>
          </table:table-cell>
          <table:table-cell office:value-type="float" office:value="-0.915211365686218" calcext:value-type="float">
            <text:p>-0.915211365686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4411230833206" calcext:value-type="float">
            <text:p>0.00454411230833206</text:p>
          </table:table-cell>
          <table:table-cell office:value-type="float" office:value="1.49075064189043" calcext:value-type="float">
            <text:p>1.49075064189043</text:p>
          </table:table-cell>
          <table:table-cell table:number-columns-repeated="2" office:value-type="float" office:value="46611.3321033107" calcext:value-type="float">
            <text:p>46611.3321033107</text:p>
          </table:table-cell>
          <table:table-cell office:value-type="float" office:value="0.00798151622692936" calcext:value-type="float">
            <text:p>0.007981516226929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150000000002" calcext:value-type="float">
            <text:p>288.150000000002</text:p>
          </table:table-cell>
          <table:table-cell office:value-type="float" office:value="0.00000000000727595761" calcext:value-type="float">
            <text:p>7.27595761418343E-12</text:p>
          </table:table-cell>
          <table:table-cell office:value-type="float" office:value="364.873583510296" calcext:value-type="float">
            <text:p>364.873583510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597586204941" calcext:value-type="float">
            <text:p>0.0483597586204941</text:p>
          </table:table-cell>
          <table:table-cell office:value-type="float" office:value="0.00177251333567965" calcext:value-type="float">
            <text:p>0.00177251333567965</text:p>
          </table:table-cell>
          <table:table-cell table:number-columns-repeated="5" office:value-type="float" office:value="1E+060" calcext:value-type="float">
            <text:p>1E+060</text:p>
          </table:table-cell>
          <table:table-cell office:value-type="float" office:value="2.70616862252382E-016" calcext:value-type="float">
            <text:p>2.70616862252382E-16</text:p>
          </table:table-cell>
          <table:table-cell office:value-type="float" office:value="0.0289651159" calcext:value-type="float">
            <text:p>0.0289651159</text:p>
          </table:table-cell>
          <table:table-cell office:value-type="float" office:value="287.051224952979" calcext:value-type="float">
            <text:p>287.051224952979</text:p>
          </table:table-cell>
          <table:table-cell office:value-type="float" office:value="15.0000000000018" calcext:value-type="float">
            <text:p>15.0000000000018</text:p>
          </table:table-cell>
          <table:table-cell office:value-type="float" office:value="1" calcext:value-type="float">
            <text:p>1</text:p>
          </table:table-cell>
          <table:table-cell office:value-type="float" office:value="1.77251333567965" calcext:value-type="float">
            <text:p>1.77251333567965</text:p>
          </table:table-cell>
          <table:table-cell office:value-type="float" office:value="1.46611332103311" calcext:value-type="float">
            <text:p>1.46611332103311</text:p>
          </table:table-cell>
          <table:table-cell office:value-type="float" office:value="205850.966627785" calcext:value-type="float">
            <text:p>205850.96662778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.77251333567966" calcext:value-type="float">
            <text:p>1.77251333567966</text:p>
          </table:table-cell>
          <table:table-cell table:number-columns-repeated="2" office:value-type="float" office:value="1.77251333567965" calcext:value-type="float">
            <text:p>1.772513335679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8564.777097987" calcext:value-type="float">
            <text:p>288564.7770979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15.9222546392" calcext:value-type="float">
            <text:p>11515.9222546392</text:p>
          </table:table-cell>
          <table:table-cell office:value-type="float" office:value="-9212.73780371134" calcext:value-type="float">
            <text:p>-9212.73780371134</text:p>
          </table:table-cell>
          <table:table-cell office:value-type="float" office:value="-2303.18445092783" calcext:value-type="float">
            <text:p>-2303.184450927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0.0319260649077174" calcext:value-type="float">
            <text:p>0.0319260649077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8151622692936" calcext:value-type="float">
            <text:p>0.00798151622692936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4.19313617122961" calcext:value-type="float">
            <text:p>4.1931361712296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99075811346471" calcext:value-type="float">
            <text:p>-0.0399075811346471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3.66084546274487" calcext:value-type="float">
            <text:p>3.66084546274487</text:p>
          </table:table-cell>
          <table:table-cell table:number-columns-repeated="2" office:value-type="float" office:value="0.0319260649077174" calcext:value-type="float">
            <text:p>0.0319260649077174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0.915211365686218" calcext:value-type="float">
            <text:p>0.915211365686218</text:p>
          </table:table-cell>
          <table:table-cell office:value-type="float" office:value="0.00798151622692936" calcext:value-type="float">
            <text:p>0.00798151622692936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-0.00798151622692936" calcext:value-type="float">
            <text:p>-0.007981516226929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office:value-type="float" office:value="288564.777097987" calcext:value-type="float">
            <text:p>288564.777097987</text:p>
          </table:table-cell>
          <table:table-cell office:value-type="float" office:value="288.150000000002" calcext:value-type="float">
            <text:p>288.150000000002</text:p>
          </table:table-cell>
          <table:table-cell office:value-type="float" office:value="146611.332103311" calcext:value-type="float">
            <text:p>146611.332103311</text:p>
          </table:table-cell>
          <table:table-cell table:number-columns-repeated="4" office:value-type="float" office:value="288564.777097987" calcext:value-type="float">
            <text:p>288564.777097987</text:p>
          </table:table-cell>
          <table:table-cell office:value-type="float" office:value="0.0399075811346471" calcext:value-type="float">
            <text:p>0.0399075811346471</text:p>
          </table:table-cell>
          <table:table-cell office:value-type="float" office:value="-0.0319260649077174" calcext:value-type="float">
            <text:p>-0.0319260649077174</text:p>
          </table:table-cell>
          <table:table-cell office:value-type="float" office:value="-0.00798151622692936" calcext:value-type="float">
            <text:p>-0.00798151622692936</text:p>
          </table:table-cell>
          <table:table-cell table:number-columns-repeated="10" office:value-type="float" office:value="146611.332103311" calcext:value-type="float">
            <text:p>146611.3321033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00/00/00</text:date>, <text:time style:data-style-name="N2" text:time-value="05:41:51.780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00:15:29.855000000</meta:creation-date>
    <dc:date>2024-04-11T05:46:53.957000000</dc:date>
    <meta:editing-duration>PT7M6S</meta:editing-duration>
    <meta:editing-cycles>9</meta:editing-cycles>
    <meta:generator>LibreOffice/7.5.5.2$Windows_X86_64 LibreOffice_project/ca8fe7424262805f223b9a2334bc7181abbcbf5e</meta:generator>
    <meta:document-statistic meta:table-count="1" meta:cell-count="18439" meta:object-count="0"/>
  </office:meta>
</office:document-meta>
</file>